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4.2811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1661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1.622in"/>
    </style:style>
    <style:style style:name="co12" style:family="table-column">
      <style:table-column-properties fo:break-before="auto" style:column-width="7.0154in"/>
    </style:style>
    <style:style style:name="co13" style:family="table-column">
      <style:table-column-properties fo:break-before="auto" style:column-width="2.5118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3.7665in"/>
    </style:style>
    <style:style style:name="co16" style:family="table-column">
      <style:table-column-properties fo:break-before="auto" style:column-width="1.6327in"/>
    </style:style>
    <style:style style:name="co17" style:family="table-column">
      <style:table-column-properties fo:break-before="auto" style:column-width="2.2866in"/>
    </style:style>
    <style:style style:name="co18" style:family="table-column">
      <style:table-column-properties fo:break-before="auto" style:column-width="2.1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4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5" style:family="table-cell" style:parent-style-name="Default">
      <style:text-properties style:text-line-through-style="solid" style:text-line-through-type="single"/>
    </style:style>
    <style:style style:name="ce16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ff4000"/>
      <style:text-properties fo:font-style="italic" style:font-style-asian="italic" style:font-style-complex="itali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4"/>
    <style:style style:name="ce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23" style:family="table-cell" style:parent-style-name="Default" style:data-style-name="N4">
      <style:text-properties fo:font-weight="bold" style:font-weight-asian="bold" style:font-weight-complex="bold"/>
    </style:style>
    <style:style style:name="ce27" style:family="table-cell" style:parent-style-name="Default" style:data-style-name="N4">
      <style:text-properties fo:font-weight="normal" style:font-weight-asian="normal" style:font-weight-complex="normal"/>
    </style:style>
    <style:style style:name="ce28" style:family="table-cell" style:parent-style-name="Default" style:data-style-name="N0"/>
    <style:style style:name="ce7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 style:data-style-name="N0"/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666666"/>
    </style:style>
    <style:style style:name="ce42" style:family="table-cell" style:parent-style-name="Default">
      <style:table-cell-properties fo:background-color="#ffbf00"/>
    </style:style>
    <style:style style:name="ce43" style:family="table-cell" style:parent-style-name="Default">
      <style:table-cell-properties fo:background-color="#ff3838"/>
    </style:style>
    <style:style style:name="ce31" style:family="table-cell" style:parent-style-name="Default">
      <style:text-properties style:text-line-through-style="none" style:text-line-through-type="none"/>
    </style:style>
  </office:automatic-styles>
  <office:body>
    <office:spreadsheet>
      <table:calculation-settings table:automatic-find-labels="false" table:use-regular-expressions="false" table:use-wildcards="true"/>
      <table:table table:name="Schematic char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24" office:value-type="string" calcext:value-type="string">
            <text:p>Коса</text:p>
          </table:table-cell>
          <table:table-cell table:style-name="ce24" office:value-type="string" calcext:value-type="string">
            <text:p>Цепь/путь</text:p>
          </table:table-cell>
          <table:table-cell table:style-name="ce24" office:value-type="string" calcext:value-type="string">
            <text:p>Цвет</text:p>
          </table:table-cell>
          <table:table-cell table:style-name="ce8" office:value-type="string" calcext:value-type="string">
            <text:p>Нагрузка, А</text:p>
          </table:table-cell>
          <table:table-cell table:style-name="ce23" office:value-type="string" calcext:value-type="string">
            <text:p>Длина, м</text:p>
          </table:table-cell>
          <table:table-cell table:style-name="ce24" office:value-type="string" calcext:value-type="string">
            <text:p>Длина с запасом</text:p>
          </table:table-cell>
          <table:table-cell table:style-name="ce24" office:value-type="string" calcext:value-type="string">
            <text:p>Сечение, мм2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1" table:number-rows-spanned="388">
            <text:p>Капот + торпеда</text:p>
          </table:table-cell>
          <table:table-cell table:style-name="ce2" office:value-type="string" calcext:value-type="string">
            <text:p>Правая фара ‘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0" calcext:value-type="float" table:number-columns-spanned="1" table:number-rows-spanned="2">
            <text:p>10.00</text:p>
          </table:table-cell>
          <table:table-cell table:style-name="ce19"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]); [.E2]+Buffer; &quot;&quot;)" office:value-type="float" office:value="1" calcext:value-type="float" table:number-columns-spanned="1" table:number-rows-spanned="2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3]); [.E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4]); [.E4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Правая фара ‘3’ (габарит)</text:p>
          </table:table-cell>
          <table:table-cell office:value-type="string" calcext:value-type="string" table:number-columns-spanned="1" table:number-rows-spanned="4">
            <text:p>Коричневый</text:p>
          </table:table-cell>
          <table:table-cell table:style-name="ce19" office:value-type="float" office:value="2" calcext:value-type="float" table:number-columns-spanned="1" table:number-rows-spanned="4">
            <text:p>2.00</text:p>
          </table:table-cell>
          <table:table-cell table:style-name="ce19" table:formula="of:=Width+Len1+TorpedoWidth*2+Width+TorpedoWidth" office:value-type="float" office:value="6.4" calcext:value-type="float" table:number-columns-spanned="1" table:number-rows-spanned="4">
            <text:p>6.40</text:p>
          </table:table-cell>
          <table:table-cell table:formula="of:=IF(ISNUMBER([.E5]); [.E5]+Buffer; &quot;&quot;)" office:value-type="float" office:value="6.9" calcext:value-type="float" table:number-columns-spanned="1" table:number-rows-spanned="4">
            <text:p>6.9</text:p>
          </table:table-cell>
          <table:table-cell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ереключатель корректора фар</text:p>
          </table:table-cell>
          <table:covered-table-cell/>
          <table:covered-table-cell table:number-columns-repeated="2" table:style-name="ce19"/>
          <table:covered-table-cell/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ЦПС ‘5’</text:p>
          </table:table-cell>
          <table:covered-table-cell/>
          <table:covered-table-cell table:number-columns-repeated="2" table:style-name="ce19"/>
          <table:covered-table-cell/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13’, вых</text:p>
          </table:table-cell>
          <table:covered-table-cell/>
          <table:covered-table-cell table:number-columns-repeated="2" table:style-name="ce19"/>
          <table:covered-table-cell/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На багажник к правому заднему габариту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19" office:value-type="float" office:value="2" calcext:value-type="float" table:number-columns-spanned="1" table:number-rows-spanned="2">
            <text:p>2.00</text:p>
          </table:table-cell>
          <table:table-cell table:style-name="ce19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formula="of:=IF(ISNUMBER([.E9]); [.E9]+Buffer; &quot;&quot;)" office:value-type="float" office:value="5.5" calcext:value-type="float" table:number-columns-spanned="1" table:number-rows-spanned="2">
            <text:p>5.5</text:p>
          </table:table-cell>
          <table:table-cell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На багажник к подсветке номерного знака</text:p>
          </table:table-cell>
          <table:covered-table-cell/>
          <table:covered-table-cell table:number-columns-repeated="2" table:style-name="ce19"/>
          <table:covered-table-cell/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1]); [.E11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9" office:value-type="string" calcext:value-type="string">
            <text:p>Правая фара ‘2’ (ближний)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formula="of:=IF(ISNUMBER([.E12]); [.E12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лев ‘4’, вых</text:p>
          </table:table-cell>
          <table:covered-table-cell/>
          <table:covered-table-cell table:number-columns-repeated="2" table:style-name="ce19"/>
          <table:covered-table-cell table:formula="of:=IF(ISNUMBER([.E13]); [.E1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4]); [.E14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9" office:value-type="string" calcext:value-type="string">
            <text:p>Правая фара ‘4’ (дальний)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formula="of:=IF(ISNUMBER([.E15]); [.E15]+Buffer; &quot;&quot;)" office:value-type="float" office:value="5.9" calcext:value-type="float" table:number-columns-spanned="1" table:number-rows-spanned="2">
            <text:p>5.9</text:p>
          </table:table-cell>
          <table:table-cell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лев ‘2’, вых</text:p>
          </table:table-cell>
          <table:covered-table-cell/>
          <table:covered-table-cell table:number-columns-repeated="2" table:style-name="ce19"/>
          <table:covered-table-cell table:formula="of:=IF(ISNUMBER([.E16]); [.E1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7]); [.E17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Повторитель поворота правый</text:p>
          </table:table-cell>
          <table:table-cell office:value-type="string" calcext:value-type="string" table:number-columns-spanned="1" table:number-rows-spanned="4">
            <text:p>Зелёный</text:p>
          </table:table-cell>
          <table:table-cell table:style-name="ce19" office:value-type="float" office:value="2" calcext:value-type="float" table:number-columns-spanned="1" table:number-rows-spanned="4">
            <text:p>2.00</text:p>
          </table:table-cell>
          <table:table-cell table:style-name="ce19" table:formula="of:=Len1+Width+Len1+Width/2+TorpedoWidth" office:value-type="float" office:value="5.8" calcext:value-type="float" table:number-columns-spanned="1" table:number-rows-spanned="4">
            <text:p>5.80</text:p>
          </table:table-cell>
          <table:table-cell table:formula="of:=IF(ISNUMBER([.E18]); [.E18]+Buffer; &quot;&quot;)" office:value-type="float" office:value="6.3" calcext:value-type="float" table:number-columns-spanned="1" table:number-rows-spanned="4">
            <text:p>6.3</text:p>
          </table:table-cell>
          <table:table-cell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covered-table-cell/>
          <table:table-cell table:style-name="ce4" office:value-type="string" calcext:value-type="string">
            <text:p>Правая фара ‘поворот’</text:p>
          </table:table-cell>
          <table:covered-table-cell table:style-name="ce16"/>
          <table:covered-table-cell table:number-columns-repeated="2" table:style-name="ce19"/>
          <table:covered-table-cell/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3’</text:p>
          </table:table-cell>
          <table:covered-table-cell table:style-name="ce16"/>
          <table:covered-table-cell table:number-columns-repeated="2" table:style-name="ce19"/>
          <table:covered-table-cell/>
          <table:table-cell table:number-columns-repeated="1018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2.2’</text:p>
          </table:table-cell>
          <table:covered-table-cell table:style-name="ce16"/>
          <table:covered-table-cell table:number-columns-repeated="2" table:style-name="ce19"/>
          <table:covered-table-cell/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На багажник к правому заднему повороту</text:p>
          </table:table-cell>
          <table:table-cell table:style-name="ce16" office:value-type="string" calcext:value-type="string">
            <text:p>Зелёный</text:p>
          </table:table-cell>
          <table:table-cell table:style-name="ce19" office:value-type="float" office:value="2" calcext:value-type="float">
            <text:p>2.00</text:p>
          </table:table-cell>
          <table:table-cell table:style-name="ce19" table:formula="of:=TorpedoWidth+Width/2+Height+Len2" office:value-type="float" office:value="4.1" calcext:value-type="float">
            <text:p>4.10</text:p>
          </table:table-cell>
          <table:table-cell table:style-name="ce28" table:formula="of:=IF(ISNUMBER([.E22]); [.E22]+Buffer; &quot;&quot;)"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3]); [.E23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Правая фара ‘поворот-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2" calcext:value-type="float" table:number-columns-spanned="1" table:number-rows-spanned="2">
            <text:p>2.00</text:p>
          </table:table-cell>
          <table:table-cell table:style-name="ce19"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4]); [.E24]+Buffer; &quot;&quot;)" office:value-type="float" office:value="1" calcext:value-type="float" table:number-columns-spanned="1" table:number-rows-spanned="2">
            <text:p>1</text:p>
          </table:table-cell>
          <table:table-cell table:formula="of:=IF(ISNUMBER([.D24]); IF ([.D24] &lt;= 1;     IF ([.E24] &lt;= 7; 1;     IF ([.E24] &lt;= 10; 1.5;     IF ([.E24] &lt;= 17; 2.5;     IF ([.E24] &lt;= 28; 4;     IF ([.E24] &lt;= 42; 6; 10)))));  IF ([.D24] &lt;= 2;     IF ([.E24] &lt;= 1.5; 1;     IF ([.E24] &lt;= 5; 1.5;     IF ([.E24] &lt;= 8.5; 2.5;     IF ([.E24] &lt;= 14; 4;     IF ([.E24] &lt;= 21; 6; 10)))));  IF ([.D24] &lt;= 4;     IF ([.E24] &lt;= 1.5; 1;     IF ([.E24] &lt;= 2.5; 1.5;     IF ([.E24] &lt;= 4; 2.5;     IF ([.E24] &lt;= 7; 4;     IF ([.E24] &lt;= 10.5; 6; 10)))));  IF ([.D24] &lt;= 6;     IF ([.E24] &lt;= 1.5; 1.5;     IF ([.E24] &lt;= 2.5; 2.5;     IF ([.E24] &lt;= 4.5; 4;     IF ([.E24] &lt;= 7; 6; 10))));  IF ([.D24] &lt;= 10;     IF ([.E24] &lt;= 1.5; 2.5;     IF ([.E24] &lt;= 2.5; 4;     IF ([.E24] &lt;= 4; 6;     IF ([.E24] &lt;= 7; 10;     IF ([.E24] &lt;= 10.5; 16;     IF ([.E24] &lt;= 17.5; 25;     IF ([.E24] &lt;= 24; 35; 50)))))));  IF ([.D24] &lt;= 15;     IF ([.E24] &lt;= 1; 2.5;     IF ([.E24] &lt;= 1.5; 4;     IF ([.E24] &lt;= 2.5; 6;     IF ([.E24] &lt;= 4.5; 10;     IF ([.E24] &lt;= 7; 16;     IF ([.E24] &lt;= 11.5; 25;     IF ([.E24] &lt;= 16; 35; 50)))))));  IF ([.D24] &lt;= 25;     IF ([.E24] &lt;= 1; 4;     IF ([.E24] &lt;= 1.5; 6;     IF ([.E24] &lt;= 2.5; 10;     IF ([.E24] &lt;= 4; 16;     IF ([.E24] &lt;= 7; 25;     IF ([.E24] &lt;= 9.5; 35; 50))))));  IF ([.D24] &lt;= 30;     IF ([.E24] &lt;= 1; 6;     IF ([.E24] &lt;= 2; 10;     IF ([.E24] &lt;= 3.5; 16;     IF ([.E24] &lt;= 5.4; 25;     IF ([.E24] &lt;= 8; 35; 50)))));  IF ([.D24] &lt;= 40;     IF ([.E24] &lt;= 1.5; 10;     IF ([.E24] &lt;= 2.5; 16;     IF ([.E24] &lt;= 4; 25;     IF ([.E24] &lt;= 6; 35; 50))));  &quot;Way too heavy&quot; ))))))))); &quot;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25]); [.E2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6]); [.E26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Левая фара ‘1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9" office:value-type="float" office:value="10" calcext:value-type="float" table:number-columns-spanned="1" table:number-rows-spanned="2">
            <text:p>10.00</text:p>
          </table:table-cell>
          <table:table-cell table:style-name="ce19"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7]); [.E27]+Buffer; &quot;&quot;)" office:value-type="float" office:value="1" calcext:value-type="float" table:number-columns-spanned="1" table:number-rows-spanned="2">
            <text:p>1</text:p>
          </table:table-cell>
          <table:table-cell table:formula="of:=IF(ISNUMBER([.D27]); IF ([.D27] &lt;= 1;     IF ([.E27] &lt;= 7; 1;     IF ([.E27] &lt;= 10; 1.5;     IF ([.E27] &lt;= 17; 2.5;     IF ([.E27] &lt;= 28; 4;     IF ([.E27] &lt;= 42; 6; 10)))));  IF ([.D27] &lt;= 2;     IF ([.E27] &lt;= 1.5; 1;     IF ([.E27] &lt;= 5; 1.5;     IF ([.E27] &lt;= 8.5; 2.5;     IF ([.E27] &lt;= 14; 4;     IF ([.E27] &lt;= 21; 6; 10)))));  IF ([.D27] &lt;= 4;     IF ([.E27] &lt;= 1.5; 1;     IF ([.E27] &lt;= 2.5; 1.5;     IF ([.E27] &lt;= 4; 2.5;     IF ([.E27] &lt;= 7; 4;     IF ([.E27] &lt;= 10.5; 6; 10)))));  IF ([.D27] &lt;= 6;     IF ([.E27] &lt;= 1.5; 1.5;     IF ([.E27] &lt;= 2.5; 2.5;     IF ([.E27] &lt;= 4.5; 4;     IF ([.E27] &lt;= 7; 6; 10))));  IF ([.D27] &lt;= 10;     IF ([.E27] &lt;= 1.5; 2.5;     IF ([.E27] &lt;= 2.5; 4;     IF ([.E27] &lt;= 4; 6;     IF ([.E27] &lt;= 7; 10;     IF ([.E27] &lt;= 10.5; 16;     IF ([.E27] &lt;= 17.5; 25;     IF ([.E27] &lt;= 24; 35; 50)))))));  IF ([.D27] &lt;= 15;     IF ([.E27] &lt;= 1; 2.5;     IF ([.E27] &lt;= 1.5; 4;     IF ([.E27] &lt;= 2.5; 6;     IF ([.E27] &lt;= 4.5; 10;     IF ([.E27] &lt;= 7; 16;     IF ([.E27] &lt;= 11.5; 25;     IF ([.E27] &lt;= 16; 35; 50)))))));  IF ([.D27] &lt;= 25;     IF ([.E27] &lt;= 1; 4;     IF ([.E27] &lt;= 1.5; 6;     IF ([.E27] &lt;= 2.5; 10;     IF ([.E27] &lt;= 4; 16;     IF ([.E27] &lt;= 7; 25;     IF ([.E27] &lt;= 9.5; 35; 50))))));  IF ([.D27] &lt;= 30;     IF ([.E27] &lt;= 1; 6;     IF ([.E27] &lt;= 2; 10;     IF ([.E27] &lt;= 3.5; 16;     IF ([.E27] &lt;= 5.4; 25;     IF ([.E27] &lt;= 8; 35; 50)))));  IF ([.D27] &lt;= 40;     IF ([.E27] &lt;= 1.5; 10;     IF ([.E27] &lt;= 2.5; 16;     IF ([.E27] &lt;= 4; 25;     IF ([.E27] &lt;= 6; 35; 50))));  &quot;Way too heavy&quot; ))))))))); &quot;&quot;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28]); [.E2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9]); [.E29]+Buffer; &quot;&quot;)">
            <text:p/>
          </table:table-cell>
          <table:table-cell table:formula="of:=IF(ISNUMBER([.D29]); IF ([.D29] &lt;= 1;     IF ([.E29] &lt;= 7; 1;     IF ([.E29] &lt;= 10; 1.5;     IF ([.E29] &lt;= 17; 2.5;     IF ([.E29] &lt;= 28; 4;     IF ([.E29] &lt;= 42; 6; 10)))));  IF ([.D29] &lt;= 2;     IF ([.E29] &lt;= 1.5; 1;     IF ([.E29] &lt;= 5; 1.5;     IF ([.E29] &lt;= 8.5; 2.5;     IF ([.E29] &lt;= 14; 4;     IF ([.E29] &lt;= 21; 6; 10)))));  IF ([.D29] &lt;= 4;     IF ([.E29] &lt;= 1.5; 1;     IF ([.E29] &lt;= 2.5; 1.5;     IF ([.E29] &lt;= 4; 2.5;     IF ([.E29] &lt;= 7; 4;     IF ([.E29] &lt;= 10.5; 6; 10)))));  IF ([.D29] &lt;= 6;     IF ([.E29] &lt;= 1.5; 1.5;     IF ([.E29] &lt;= 2.5; 2.5;     IF ([.E29] &lt;= 4.5; 4;     IF ([.E29] &lt;= 7; 6; 10))));  IF ([.D29] &lt;= 10;     IF ([.E29] &lt;= 1.5; 2.5;     IF ([.E29] &lt;= 2.5; 4;     IF ([.E29] &lt;= 4; 6;     IF ([.E29] &lt;= 7; 10;     IF ([.E29] &lt;= 10.5; 16;     IF ([.E29] &lt;= 17.5; 25;     IF ([.E29] &lt;= 24; 35; 50)))))));  IF ([.D29] &lt;= 15;     IF ([.E29] &lt;= 1; 2.5;     IF ([.E29] &lt;= 1.5; 4;     IF ([.E29] &lt;= 2.5; 6;     IF ([.E29] &lt;= 4.5; 10;     IF ([.E29] &lt;= 7; 16;     IF ([.E29] &lt;= 11.5; 25;     IF ([.E29] &lt;= 16; 35; 50)))))));  IF ([.D29] &lt;= 25;     IF ([.E29] &lt;= 1; 4;     IF ([.E29] &lt;= 1.5; 6;     IF ([.E29] &lt;= 2.5; 10;     IF ([.E29] &lt;= 4; 16;     IF ([.E29] &lt;= 7; 25;     IF ([.E29] &lt;= 9.5; 35; 50))))));  IF ([.D29] &lt;= 30;     IF ([.E29] &lt;= 1; 6;     IF ([.E29] &lt;= 2; 10;     IF ([.E29] &lt;= 3.5; 16;     IF ([.E29] &lt;= 5.4; 25;     IF ([.E29] &lt;= 8; 35; 50)))));  IF ([.D29] &lt;= 40;     IF ([.E29] &lt;= 1.5; 10;     IF ([.E29] &lt;= 2.5; 16;     IF ([.E29] &lt;= 4; 25;     IF ([.E29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Левая фара ‘3’ (габарит)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19" office:value-type="float" office:value="2" calcext:value-type="float" table:number-columns-spanned="1" table:number-rows-spanned="3">
            <text:p>2.00</text:p>
          </table:table-cell>
          <table:table-cell table:style-name="ce19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formula="of:=IF(ISNUMBER([.E30]); [.E30]+Buffer; &quot;&quot;)" office:value-type="float" office:value="4.1" calcext:value-type="float" table:number-columns-spanned="1" table:number-rows-spanned="3">
            <text:p>4.1</text:p>
          </table:table-cell>
          <table:table-cell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2.8’</text:p>
          </table:table-cell>
          <table:covered-table-cell/>
          <table:covered-table-cell table:number-columns-repeated="2" table:style-name="ce19"/>
          <table:covered-table-cell/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6’, вых</text:p>
          </table:table-cell>
          <table:covered-table-cell/>
          <table:covered-table-cell table:number-columns-repeated="2" table:style-name="ce19"/>
          <table:covered-table-cell/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На багажник к освежению багажника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2" calcext:value-type="float" table:number-columns-spanned="1" table:number-rows-spanned="2">
            <text:p>2.00</text:p>
          </table:table-cell>
          <table:table-cell table:style-name="ce19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28" table:formula="of:=IF(ISNUMBER([.E33]); [.E33]+Buffer; &quot;&quot;)" office:value-type="float" office:value="5.5" calcext:value-type="float" table:number-columns-spanned="1" table:number-rows-spanned="2">
            <text:p>5.5</text:p>
          </table:table-cell>
          <table:table-cell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На багажник к левому заднему габариту</text:p>
          </table:table-cell>
          <table:covered-table-cell/>
          <table:covered-table-cell table:number-columns-repeated="2" table:style-name="ce19"/>
          <table:covered-table-cell/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5]); [.E35]+Buffer; &quot;&quot;)">
            <text:p/>
          </table:table-cell>
          <table:table-cell table:formula="of:=IF(ISNUMBER([.D35]); IF ([.D35] &lt;= 1;     IF ([.E35] &lt;= 7; 1;     IF ([.E35] &lt;= 10; 1.5;     IF ([.E35] &lt;= 17; 2.5;     IF ([.E35] &lt;= 28; 4;     IF ([.E35] &lt;= 42; 6; 10)))));  IF ([.D35] &lt;= 2;     IF ([.E35] &lt;= 1.5; 1;     IF ([.E35] &lt;= 5; 1.5;     IF ([.E35] &lt;= 8.5; 2.5;     IF ([.E35] &lt;= 14; 4;     IF ([.E35] &lt;= 21; 6; 10)))));  IF ([.D35] &lt;= 4;     IF ([.E35] &lt;= 1.5; 1;     IF ([.E35] &lt;= 2.5; 1.5;     IF ([.E35] &lt;= 4; 2.5;     IF ([.E35] &lt;= 7; 4;     IF ([.E35] &lt;= 10.5; 6; 10)))));  IF ([.D35] &lt;= 6;     IF ([.E35] &lt;= 1.5; 1.5;     IF ([.E35] &lt;= 2.5; 2.5;     IF ([.E35] &lt;= 4.5; 4;     IF ([.E35] &lt;= 7; 6; 10))));  IF ([.D35] &lt;= 10;     IF ([.E35] &lt;= 1.5; 2.5;     IF ([.E35] &lt;= 2.5; 4;     IF ([.E35] &lt;= 4; 6;     IF ([.E35] &lt;= 7; 10;     IF ([.E35] &lt;= 10.5; 16;     IF ([.E35] &lt;= 17.5; 25;     IF ([.E35] &lt;= 24; 35; 50)))))));  IF ([.D35] &lt;= 15;     IF ([.E35] &lt;= 1; 2.5;     IF ([.E35] &lt;= 1.5; 4;     IF ([.E35] &lt;= 2.5; 6;     IF ([.E35] &lt;= 4.5; 10;     IF ([.E35] &lt;= 7; 16;     IF ([.E35] &lt;= 11.5; 25;     IF ([.E35] &lt;= 16; 35; 50)))))));  IF ([.D35] &lt;= 25;     IF ([.E35] &lt;= 1; 4;     IF ([.E35] &lt;= 1.5; 6;     IF ([.E35] &lt;= 2.5; 10;     IF ([.E35] &lt;= 4; 16;     IF ([.E35] &lt;= 7; 25;     IF ([.E35] &lt;= 9.5; 35; 50))))));  IF ([.D35] &lt;= 30;     IF ([.E35] &lt;= 1; 6;     IF ([.E35] &lt;= 2; 10;     IF ([.E35] &lt;= 3.5; 16;     IF ([.E35] &lt;= 5.4; 25;     IF ([.E35] &lt;= 8; 35; 50)))));  IF ([.D35] &lt;= 40;     IF ([.E35] &lt;= 1.5; 10;     IF ([.E35] &lt;= 2.5; 16;     IF ([.E35] &lt;= 4; 25;     IF ([.E35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Левая фара ‘2’ (ближний)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Len1+Width+TorpedoWidth" office:value-type="float" office:value="3.6" calcext:value-type="float" table:number-columns-spanned="1" table:number-rows-spanned="2">
            <text:p>3.60</text:p>
          </table:table-cell>
          <table:table-cell table:formula="of:=IF(ISNUMBER([.E36]); [.E36]+Buffer; &quot;&quot;)" office:value-type="float" office:value="4.1" calcext:value-type="float" table:number-columns-spanned="1" table:number-rows-spanned="2">
            <text:p>4.1</text:p>
          </table:table-cell>
          <table:table-cell table:formula="of:=IF(ISNUMBER([.D36]); IF ([.D36] &lt;= 1;     IF ([.E36] &lt;= 7; 1;     IF ([.E36] &lt;= 10; 1.5;     IF ([.E36] &lt;= 17; 2.5;     IF ([.E36] &lt;= 28; 4;     IF ([.E36] &lt;= 42; 6; 10)))));  IF ([.D36] &lt;= 2;     IF ([.E36] &lt;= 1.5; 1;     IF ([.E36] &lt;= 5; 1.5;     IF ([.E36] &lt;= 8.5; 2.5;     IF ([.E36] &lt;= 14; 4;     IF ([.E36] &lt;= 21; 6; 10)))));  IF ([.D36] &lt;= 4;     IF ([.E36] &lt;= 1.5; 1;     IF ([.E36] &lt;= 2.5; 1.5;     IF ([.E36] &lt;= 4; 2.5;     IF ([.E36] &lt;= 7; 4;     IF ([.E36] &lt;= 10.5; 6; 10)))));  IF ([.D36] &lt;= 6;     IF ([.E36] &lt;= 1.5; 1.5;     IF ([.E36] &lt;= 2.5; 2.5;     IF ([.E36] &lt;= 4.5; 4;     IF ([.E36] &lt;= 7; 6; 10))));  IF ([.D36] &lt;= 10;     IF ([.E36] &lt;= 1.5; 2.5;     IF ([.E36] &lt;= 2.5; 4;     IF ([.E36] &lt;= 4; 6;     IF ([.E36] &lt;= 7; 10;     IF ([.E36] &lt;= 10.5; 16;     IF ([.E36] &lt;= 17.5; 25;     IF ([.E36] &lt;= 24; 35; 50)))))));  IF ([.D36] &lt;= 15;     IF ([.E36] &lt;= 1; 2.5;     IF ([.E36] &lt;= 1.5; 4;     IF ([.E36] &lt;= 2.5; 6;     IF ([.E36] &lt;= 4.5; 10;     IF ([.E36] &lt;= 7; 16;     IF ([.E36] &lt;= 11.5; 25;     IF ([.E36] &lt;= 16; 35; 50)))))));  IF ([.D36] &lt;= 25;     IF ([.E36] &lt;= 1; 4;     IF ([.E36] &lt;= 1.5; 6;     IF ([.E36] &lt;= 2.5; 10;     IF ([.E36] &lt;= 4; 16;     IF ([.E36] &lt;= 7; 25;     IF ([.E36] &lt;= 9.5; 35; 50))))));  IF ([.D36] &lt;= 30;     IF ([.E36] &lt;= 1; 6;     IF ([.E36] &lt;= 2; 10;     IF ([.E36] &lt;= 3.5; 16;     IF ([.E36] &lt;= 5.4; 25;     IF ([.E36] &lt;= 8; 35; 50)))));  IF ([.D36] &lt;= 40;     IF ([.E36] &lt;= 1.5; 10;     IF ([.E36] &lt;= 2.5; 16;     IF ([.E36] &lt;= 4; 25;     IF ([.E36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лев ‘5’, вых</text:p>
          </table:table-cell>
          <table:covered-table-cell/>
          <table:covered-table-cell table:number-columns-repeated="2" table:style-name="ce19"/>
          <table:covered-table-cell table:formula="of:=IF(ISNUMBER([.E37]); [.E3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style-name="ce9"/>
          <table:table-cell/>
          <table:table-cell table:formula="of:=IF(ISNUMBER([.E38]); [.E38]+Buffer; &quot;&quot;)">
            <text:p/>
          </table:table-cell>
          <table:table-cell table:formula="of:=IF(ISNUMBER([.D38]); IF ([.D38] &lt;= 1;     IF ([.E38] &lt;= 7; 1;     IF ([.E38] &lt;= 10; 1.5;     IF ([.E38] &lt;= 17; 2.5;     IF ([.E38] &lt;= 28; 4;     IF ([.E38] &lt;= 42; 6; 10)))));  IF ([.D38] &lt;= 2;     IF ([.E38] &lt;= 1.5; 1;     IF ([.E38] &lt;= 5; 1.5;     IF ([.E38] &lt;= 8.5; 2.5;     IF ([.E38] &lt;= 14; 4;     IF ([.E38] &lt;= 21; 6; 10)))));  IF ([.D38] &lt;= 4;     IF ([.E38] &lt;= 1.5; 1;     IF ([.E38] &lt;= 2.5; 1.5;     IF ([.E38] &lt;= 4; 2.5;     IF ([.E38] &lt;= 7; 4;     IF ([.E38] &lt;= 10.5; 6; 10)))));  IF ([.D38] &lt;= 6;     IF ([.E38] &lt;= 1.5; 1.5;     IF ([.E38] &lt;= 2.5; 2.5;     IF ([.E38] &lt;= 4.5; 4;     IF ([.E38] &lt;= 7; 6; 10))));  IF ([.D38] &lt;= 10;     IF ([.E38] &lt;= 1.5; 2.5;     IF ([.E38] &lt;= 2.5; 4;     IF ([.E38] &lt;= 4; 6;     IF ([.E38] &lt;= 7; 10;     IF ([.E38] &lt;= 10.5; 16;     IF ([.E38] &lt;= 17.5; 25;     IF ([.E38] &lt;= 24; 35; 50)))))));  IF ([.D38] &lt;= 15;     IF ([.E38] &lt;= 1; 2.5;     IF ([.E38] &lt;= 1.5; 4;     IF ([.E38] &lt;= 2.5; 6;     IF ([.E38] &lt;= 4.5; 10;     IF ([.E38] &lt;= 7; 16;     IF ([.E38] &lt;= 11.5; 25;     IF ([.E38] &lt;= 16; 35; 50)))))));  IF ([.D38] &lt;= 25;     IF ([.E38] &lt;= 1; 4;     IF ([.E38] &lt;= 1.5; 6;     IF ([.E38] &lt;= 2.5; 10;     IF ([.E38] &lt;= 4; 16;     IF ([.E38] &lt;= 7; 25;     IF ([.E38] &lt;= 9.5; 35; 50))))));  IF ([.D38] &lt;= 30;     IF ([.E38] &lt;= 1; 6;     IF ([.E38] &lt;= 2; 10;     IF ([.E38] &lt;= 3.5; 16;     IF ([.E38] &lt;= 5.4; 25;     IF ([.E38] &lt;= 8; 35; 50)))));  IF ([.D38] &lt;= 40;     IF ([.E38] &lt;= 1.5; 10;     IF ([.E38] &lt;= 2.5; 16;     IF ([.E38] &lt;= 4; 25;     IF ([.E38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Левая фара ‘4’ (дальний)</text:p>
          </table:table-cell>
          <table:table-cell office:value-type="string" calcext:value-type="string" table:number-columns-spanned="1" table:number-rows-spanned="3">
            <text:p>Оранжевый</text:p>
          </table:table-cell>
          <table:table-cell table:style-name="ce19" office:value-type="float" office:value="5" calcext:value-type="float" table:number-columns-spanned="1" table:number-rows-spanned="3">
            <text:p>5.00</text:p>
          </table:table-cell>
          <table:table-cell table:style-name="ce19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formula="of:=IF(ISNUMBER([.E39]); [.E39]+Buffer; &quot;&quot;)" office:value-type="float" office:value="4.1" calcext:value-type="float" table:number-columns-spanned="1" table:number-rows-spanned="3">
            <text:p>4.1</text:p>
          </table:table-cell>
          <table:table-cell table:formula="of:=IF(ISNUMBER([.D39]); IF ([.D39] &lt;= 1;     IF ([.E39] &lt;= 7; 1;     IF ([.E39] &lt;= 10; 1.5;     IF ([.E39] &lt;= 17; 2.5;     IF ([.E39] &lt;= 28; 4;     IF ([.E39] &lt;= 42; 6; 10)))));  IF ([.D39] &lt;= 2;     IF ([.E39] &lt;= 1.5; 1;     IF ([.E39] &lt;= 5; 1.5;     IF ([.E39] &lt;= 8.5; 2.5;     IF ([.E39] &lt;= 14; 4;     IF ([.E39] &lt;= 21; 6; 10)))));  IF ([.D39] &lt;= 4;     IF ([.E39] &lt;= 1.5; 1;     IF ([.E39] &lt;= 2.5; 1.5;     IF ([.E39] &lt;= 4; 2.5;     IF ([.E39] &lt;= 7; 4;     IF ([.E39] &lt;= 10.5; 6; 10)))));  IF ([.D39] &lt;= 6;     IF ([.E39] &lt;= 1.5; 1.5;     IF ([.E39] &lt;= 2.5; 2.5;     IF ([.E39] &lt;= 4.5; 4;     IF ([.E39] &lt;= 7; 6; 10))));  IF ([.D39] &lt;= 10;     IF ([.E39] &lt;= 1.5; 2.5;     IF ([.E39] &lt;= 2.5; 4;     IF ([.E39] &lt;= 4; 6;     IF ([.E39] &lt;= 7; 10;     IF ([.E39] &lt;= 10.5; 16;     IF ([.E39] &lt;= 17.5; 25;     IF ([.E39] &lt;= 24; 35; 50)))))));  IF ([.D39] &lt;= 15;     IF ([.E39] &lt;= 1; 2.5;     IF ([.E39] &lt;= 1.5; 4;     IF ([.E39] &lt;= 2.5; 6;     IF ([.E39] &lt;= 4.5; 10;     IF ([.E39] &lt;= 7; 16;     IF ([.E39] &lt;= 11.5; 25;     IF ([.E39] &lt;= 16; 35; 50)))))));  IF ([.D39] &lt;= 25;     IF ([.E39] &lt;= 1; 4;     IF ([.E39] &lt;= 1.5; 6;     IF ([.E39] &lt;= 2.5; 10;     IF ([.E39] &lt;= 4; 16;     IF ([.E39] &lt;= 7; 25;     IF ([.E39] &lt;= 9.5; 35; 50))))));  IF ([.D39] &lt;= 30;     IF ([.E39] &lt;= 1; 6;     IF ([.E39] &lt;= 2; 10;     IF ([.E39] &lt;= 3.5; 16;     IF ([.E39] &lt;= 5.4; 25;     IF ([.E39] &lt;= 8; 35; 50)))));  IF ([.D39] &lt;= 40;     IF ([.E39] &lt;= 1.5; 10;     IF ([.E39] &lt;= 2.5; 16;     IF ([.E39] &lt;= 4; 25;     IF ([.E39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лев ‘3’, вых</text:p>
          </table:table-cell>
          <table:covered-table-cell/>
          <table:covered-table-cell table:number-columns-repeated="2" table:style-name="ce19"/>
          <table:covered-table-cell table:formula="of:=IF(ISNUMBER([.E40]); [.E4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2.2’</text:p>
          </table:table-cell>
          <table:covered-table-cell/>
          <table:covered-table-cell table:number-columns-repeated="2" table:style-name="ce19"/>
          <table:covered-table-cell table:formula="of:=IF(ISNUMBER([.E41]); [.E4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42]); [.E42]+Buffer; &quot;&quot;)">
            <text:p/>
          </table:table-cell>
          <table:table-cell table:formula="of:=IF(ISNUMBER([.D42]); IF ([.D42] &lt;= 1;     IF ([.E42] &lt;= 7; 1;     IF ([.E42] &lt;= 10; 1.5;     IF ([.E42] &lt;= 17; 2.5;     IF ([.E42] &lt;= 28; 4;     IF ([.E42] &lt;= 42; 6; 10)))));  IF ([.D42] &lt;= 2;     IF ([.E42] &lt;= 1.5; 1;     IF ([.E42] &lt;= 5; 1.5;     IF ([.E42] &lt;= 8.5; 2.5;     IF ([.E42] &lt;= 14; 4;     IF ([.E42] &lt;= 21; 6; 10)))));  IF ([.D42] &lt;= 4;     IF ([.E42] &lt;= 1.5; 1;     IF ([.E42] &lt;= 2.5; 1.5;     IF ([.E42] &lt;= 4; 2.5;     IF ([.E42] &lt;= 7; 4;     IF ([.E42] &lt;= 10.5; 6; 10)))));  IF ([.D42] &lt;= 6;     IF ([.E42] &lt;= 1.5; 1.5;     IF ([.E42] &lt;= 2.5; 2.5;     IF ([.E42] &lt;= 4.5; 4;     IF ([.E42] &lt;= 7; 6; 10))));  IF ([.D42] &lt;= 10;     IF ([.E42] &lt;= 1.5; 2.5;     IF ([.E42] &lt;= 2.5; 4;     IF ([.E42] &lt;= 4; 6;     IF ([.E42] &lt;= 7; 10;     IF ([.E42] &lt;= 10.5; 16;     IF ([.E42] &lt;= 17.5; 25;     IF ([.E42] &lt;= 24; 35; 50)))))));  IF ([.D42] &lt;= 15;     IF ([.E42] &lt;= 1; 2.5;     IF ([.E42] &lt;= 1.5; 4;     IF ([.E42] &lt;= 2.5; 6;     IF ([.E42] &lt;= 4.5; 10;     IF ([.E42] &lt;= 7; 16;     IF ([.E42] &lt;= 11.5; 25;     IF ([.E42] &lt;= 16; 35; 50)))))));  IF ([.D42] &lt;= 25;     IF ([.E42] &lt;= 1; 4;     IF ([.E42] &lt;= 1.5; 6;     IF ([.E42] &lt;= 2.5; 10;     IF ([.E42] &lt;= 4; 16;     IF ([.E42] &lt;= 7; 25;     IF ([.E42] &lt;= 9.5; 35; 50))))));  IF ([.D42] &lt;= 30;     IF ([.E42] &lt;= 1; 6;     IF ([.E42] &lt;= 2; 10;     IF ([.E42] &lt;= 3.5; 16;     IF ([.E42] &lt;= 5.4; 25;     IF ([.E42] &lt;= 8; 35; 50)))));  IF ([.D42] &lt;= 40;     IF ([.E42] &lt;= 1.5; 10;     IF ([.E42] &lt;= 2.5; 16;     IF ([.E42] &lt;= 4; 25;     IF ([.E42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Левая фара ‘поворот’</text:p>
          </table:table-cell>
          <table:table-cell office:value-type="string" calcext:value-type="string" table:number-columns-spanned="1" table:number-rows-spanned="5">
            <text:p>Жёлтый</text:p>
          </table:table-cell>
          <table:table-cell table:style-name="ce19" office:value-type="float" office:value="5" calcext:value-type="float" table:number-columns-spanned="1" table:number-rows-spanned="5">
            <text:p>5.00</text:p>
          </table:table-cell>
          <table:table-cell table:style-name="ce19" table:formula="of:=Len1+Buffer+Width/2+TorpedoWidth*2+Width/2+Height+Len2" office:value-type="float" office:value="7.3" calcext:value-type="float" table:number-columns-spanned="1" table:number-rows-spanned="5">
            <text:p>7.30</text:p>
          </table:table-cell>
          <table:table-cell table:formula="of:=IF(ISNUMBER([.E43]); [.E43]+Buffer; &quot;&quot;)" office:value-type="float" office:value="7.8" calcext:value-type="float" table:number-columns-spanned="1" table:number-rows-spanned="5">
            <text:p>7.8</text:p>
          </table:table-cell>
          <table:table-cell table:formula="of:=IF(ISNUMBER([.D43]); IF ([.D43] &lt;= 1;     IF ([.E43] &lt;= 7; 1;     IF ([.E43] &lt;= 10; 1.5;     IF ([.E43] &lt;= 17; 2.5;     IF ([.E43] &lt;= 28; 4;     IF ([.E43] &lt;= 42; 6; 10)))));  IF ([.D43] &lt;= 2;     IF ([.E43] &lt;= 1.5; 1;     IF ([.E43] &lt;= 5; 1.5;     IF ([.E43] &lt;= 8.5; 2.5;     IF ([.E43] &lt;= 14; 4;     IF ([.E43] &lt;= 21; 6; 10)))));  IF ([.D43] &lt;= 4;     IF ([.E43] &lt;= 1.5; 1;     IF ([.E43] &lt;= 2.5; 1.5;     IF ([.E43] &lt;= 4; 2.5;     IF ([.E43] &lt;= 7; 4;     IF ([.E43] &lt;= 10.5; 6; 10)))));  IF ([.D43] &lt;= 6;     IF ([.E43] &lt;= 1.5; 1.5;     IF ([.E43] &lt;= 2.5; 2.5;     IF ([.E43] &lt;= 4.5; 4;     IF ([.E43] &lt;= 7; 6; 10))));  IF ([.D43] &lt;= 10;     IF ([.E43] &lt;= 1.5; 2.5;     IF ([.E43] &lt;= 2.5; 4;     IF ([.E43] &lt;= 4; 6;     IF ([.E43] &lt;= 7; 10;     IF ([.E43] &lt;= 10.5; 16;     IF ([.E43] &lt;= 17.5; 25;     IF ([.E43] &lt;= 24; 35; 50)))))));  IF ([.D43] &lt;= 15;     IF ([.E43] &lt;= 1; 2.5;     IF ([.E43] &lt;= 1.5; 4;     IF ([.E43] &lt;= 2.5; 6;     IF ([.E43] &lt;= 4.5; 10;     IF ([.E43] &lt;= 7; 16;     IF ([.E43] &lt;= 11.5; 25;     IF ([.E43] &lt;= 16; 35; 50)))))));  IF ([.D43] &lt;= 25;     IF ([.E43] &lt;= 1; 4;     IF ([.E43] &lt;= 1.5; 6;     IF ([.E43] &lt;= 2.5; 10;     IF ([.E43] &lt;= 4; 16;     IF ([.E43] &lt;= 7; 25;     IF ([.E43] &lt;= 9.5; 35; 50))))));  IF ([.D43] &lt;= 30;     IF ([.E43] &lt;= 1; 6;     IF ([.E43] &lt;= 2; 10;     IF ([.E43] &lt;= 3.5; 16;     IF ([.E43] &lt;= 5.4; 25;     IF ([.E43] &lt;= 8; 35; 50)))));  IF ([.D43] &lt;= 40;     IF ([.E43] &lt;= 1.5; 10;     IF ([.E43] &lt;= 2.5; 16;     IF ([.E43] &lt;= 4; 25;     IF ([.E43] &lt;= 6; 35; 50))));  &quot;Way too heavy&quot; ))))))))); &quot;&quot;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овторитель поворота левый</text:p>
          </table:table-cell>
          <table:covered-table-cell/>
          <table:covered-table-cell table:number-columns-repeated="2" table:style-name="ce19"/>
          <table:covered-table-cell table:formula="of:=IF(ISNUMBER([.E44]); [.E4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2’</text:p>
          </table:table-cell>
          <table:covered-table-cell/>
          <table:covered-table-cell table:number-columns-repeated="2" table:style-name="ce19"/>
          <table:covered-table-cell table:formula="of:=IF(ISNUMBER([.E45]); [.E4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2.3’</text:p>
          </table:table-cell>
          <table:covered-table-cell/>
          <table:covered-table-cell table:number-columns-repeated="2" table:style-name="ce19"/>
          <table:covered-table-cell table:formula="of:=IF(ISNUMBER([.E46]); [.E4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На багажник к левому заднему повороту</text:p>
          </table:table-cell>
          <table:covered-table-cell/>
          <table:covered-table-cell table:number-columns-repeated="2" table:style-name="ce19"/>
          <table:covered-table-cell table:formula="of:=IF(ISNUMBER([.E47]); [.E4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style-name="ce9"/>
          <table:table-cell/>
          <table:table-cell table:formula="of:=IF(ISNUMBER([.E48]); [.E48]+Buffer; &quot;&quot;)">
            <text:p/>
          </table:table-cell>
          <table:table-cell table:formula="of:=IF(ISNUMBER([.D48]); IF ([.D48] &lt;= 1;     IF ([.E48] &lt;= 7; 1;     IF ([.E48] &lt;= 10; 1.5;     IF ([.E48] &lt;= 17; 2.5;     IF ([.E48] &lt;= 28; 4;     IF ([.E48] &lt;= 42; 6; 10)))));  IF ([.D48] &lt;= 2;     IF ([.E48] &lt;= 1.5; 1;     IF ([.E48] &lt;= 5; 1.5;     IF ([.E48] &lt;= 8.5; 2.5;     IF ([.E48] &lt;= 14; 4;     IF ([.E48] &lt;= 21; 6; 10)))));  IF ([.D48] &lt;= 4;     IF ([.E48] &lt;= 1.5; 1;     IF ([.E48] &lt;= 2.5; 1.5;     IF ([.E48] &lt;= 4; 2.5;     IF ([.E48] &lt;= 7; 4;     IF ([.E48] &lt;= 10.5; 6; 10)))));  IF ([.D48] &lt;= 6;     IF ([.E48] &lt;= 1.5; 1.5;     IF ([.E48] &lt;= 2.5; 2.5;     IF ([.E48] &lt;= 4.5; 4;     IF ([.E48] &lt;= 7; 6; 10))));  IF ([.D48] &lt;= 10;     IF ([.E48] &lt;= 1.5; 2.5;     IF ([.E48] &lt;= 2.5; 4;     IF ([.E48] &lt;= 4; 6;     IF ([.E48] &lt;= 7; 10;     IF ([.E48] &lt;= 10.5; 16;     IF ([.E48] &lt;= 17.5; 25;     IF ([.E48] &lt;= 24; 35; 50)))))));  IF ([.D48] &lt;= 15;     IF ([.E48] &lt;= 1; 2.5;     IF ([.E48] &lt;= 1.5; 4;     IF ([.E48] &lt;= 2.5; 6;     IF ([.E48] &lt;= 4.5; 10;     IF ([.E48] &lt;= 7; 16;     IF ([.E48] &lt;= 11.5; 25;     IF ([.E48] &lt;= 16; 35; 50)))))));  IF ([.D48] &lt;= 25;     IF ([.E48] &lt;= 1; 4;     IF ([.E48] &lt;= 1.5; 6;     IF ([.E48] &lt;= 2.5; 10;     IF ([.E48] &lt;= 4; 16;     IF ([.E48] &lt;= 7; 25;     IF ([.E48] &lt;= 9.5; 35; 50))))));  IF ([.D48] &lt;= 30;     IF ([.E48] &lt;= 1; 6;     IF ([.E48] &lt;= 2; 10;     IF ([.E48] &lt;= 3.5; 16;     IF ([.E48] &lt;= 5.4; 25;     IF ([.E48] &lt;= 8; 35; 50)))));  IF ([.D48] &lt;= 40;     IF ([.E48] &lt;= 1.5; 10;     IF ([.E48] &lt;= 2.5; 16;     IF ([.E48] &lt;= 4; 25;     IF ([.E48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Левая фара ‘поворот-масса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49]); [.E49]+Buffer; &quot;&quot;)" office:value-type="float" office:value="1" calcext:value-type="float" table:number-columns-spanned="1" table:number-rows-spanned="2">
            <text:p>1</text:p>
          </table:table-cell>
          <table:table-cell table:formula="of:=IF(ISNUMBER([.D49]); IF ([.D49] &lt;= 1;     IF ([.E49] &lt;= 7; 1;     IF ([.E49] &lt;= 10; 1.5;     IF ([.E49] &lt;= 17; 2.5;     IF ([.E49] &lt;= 28; 4;     IF ([.E49] &lt;= 42; 6; 10)))));  IF ([.D49] &lt;= 2;     IF ([.E49] &lt;= 1.5; 1;     IF ([.E49] &lt;= 5; 1.5;     IF ([.E49] &lt;= 8.5; 2.5;     IF ([.E49] &lt;= 14; 4;     IF ([.E49] &lt;= 21; 6; 10)))));  IF ([.D49] &lt;= 4;     IF ([.E49] &lt;= 1.5; 1;     IF ([.E49] &lt;= 2.5; 1.5;     IF ([.E49] &lt;= 4; 2.5;     IF ([.E49] &lt;= 7; 4;     IF ([.E49] &lt;= 10.5; 6; 10)))));  IF ([.D49] &lt;= 6;     IF ([.E49] &lt;= 1.5; 1.5;     IF ([.E49] &lt;= 2.5; 2.5;     IF ([.E49] &lt;= 4.5; 4;     IF ([.E49] &lt;= 7; 6; 10))));  IF ([.D49] &lt;= 10;     IF ([.E49] &lt;= 1.5; 2.5;     IF ([.E49] &lt;= 2.5; 4;     IF ([.E49] &lt;= 4; 6;     IF ([.E49] &lt;= 7; 10;     IF ([.E49] &lt;= 10.5; 16;     IF ([.E49] &lt;= 17.5; 25;     IF ([.E49] &lt;= 24; 35; 50)))))));  IF ([.D49] &lt;= 15;     IF ([.E49] &lt;= 1; 2.5;     IF ([.E49] &lt;= 1.5; 4;     IF ([.E49] &lt;= 2.5; 6;     IF ([.E49] &lt;= 4.5; 10;     IF ([.E49] &lt;= 7; 16;     IF ([.E49] &lt;= 11.5; 25;     IF ([.E49] &lt;= 16; 35; 50)))))));  IF ([.D49] &lt;= 25;     IF ([.E49] &lt;= 1; 4;     IF ([.E49] &lt;= 1.5; 6;     IF ([.E49] &lt;= 2.5; 10;     IF ([.E49] &lt;= 4; 16;     IF ([.E49] &lt;= 7; 25;     IF ([.E49] &lt;= 9.5; 35; 50))))));  IF ([.D49] &lt;= 30;     IF ([.E49] &lt;= 1; 6;     IF ([.E49] &lt;= 2; 10;     IF ([.E49] &lt;= 3.5; 16;     IF ([.E49] &lt;= 5.4; 25;     IF ([.E49] &lt;= 8; 35; 50)))));  IF ([.D49] &lt;= 40;     IF ([.E49] &lt;= 1.5; 10;     IF ([.E49] &lt;= 2.5; 16;     IF ([.E49] &lt;= 4; 25;     IF ([.E49] &lt;= 6; 35; 50))));  &quot;Way too heavy&quot; ))))))))); &quot;&quot;)"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50]); [.E5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51]); [.E51]+Buffer; &quot;&quot;)">
            <text:p/>
          </table:table-cell>
          <table:table-cell table:formula="of:=IF(ISNUMBER([.D51]); IF ([.D51] &lt;= 1;     IF ([.E51] &lt;= 7; 1;     IF ([.E51] &lt;= 10; 1.5;     IF ([.E51] &lt;= 17; 2.5;     IF ([.E51] &lt;= 28; 4;     IF ([.E51] &lt;= 42; 6; 10)))));  IF ([.D51] &lt;= 2;     IF ([.E51] &lt;= 1.5; 1;     IF ([.E51] &lt;= 5; 1.5;     IF ([.E51] &lt;= 8.5; 2.5;     IF ([.E51] &lt;= 14; 4;     IF ([.E51] &lt;= 21; 6; 10)))));  IF ([.D51] &lt;= 4;     IF ([.E51] &lt;= 1.5; 1;     IF ([.E51] &lt;= 2.5; 1.5;     IF ([.E51] &lt;= 4; 2.5;     IF ([.E51] &lt;= 7; 4;     IF ([.E51] &lt;= 10.5; 6; 10)))));  IF ([.D51] &lt;= 6;     IF ([.E51] &lt;= 1.5; 1.5;     IF ([.E51] &lt;= 2.5; 2.5;     IF ([.E51] &lt;= 4.5; 4;     IF ([.E51] &lt;= 7; 6; 10))));  IF ([.D51] &lt;= 10;     IF ([.E51] &lt;= 1.5; 2.5;     IF ([.E51] &lt;= 2.5; 4;     IF ([.E51] &lt;= 4; 6;     IF ([.E51] &lt;= 7; 10;     IF ([.E51] &lt;= 10.5; 16;     IF ([.E51] &lt;= 17.5; 25;     IF ([.E51] &lt;= 24; 35; 50)))))));  IF ([.D51] &lt;= 15;     IF ([.E51] &lt;= 1; 2.5;     IF ([.E51] &lt;= 1.5; 4;     IF ([.E51] &lt;= 2.5; 6;     IF ([.E51] &lt;= 4.5; 10;     IF ([.E51] &lt;= 7; 16;     IF ([.E51] &lt;= 11.5; 25;     IF ([.E51] &lt;= 16; 35; 50)))))));  IF ([.D51] &lt;= 25;     IF ([.E51] &lt;= 1; 4;     IF ([.E51] &lt;= 1.5; 6;     IF ([.E51] &lt;= 2.5; 10;     IF ([.E51] &lt;= 4; 16;     IF ([.E51] &lt;= 7; 25;     IF ([.E51] &lt;= 9.5; 35; 50))))));  IF ([.D51] &lt;= 30;     IF ([.E51] &lt;= 1; 6;     IF ([.E51] &lt;= 2; 10;     IF ([.E51] &lt;= 3.5; 16;     IF ([.E51] &lt;= 5.4; 25;     IF ([.E51] &lt;= 8; 35; 50)))));  IF ([.D51] &lt;= 40;     IF ([.E51] &lt;= 1.5; 10;     IF ([.E51] &lt;= 2.5; 16;     IF ([.E51] &lt;= 4; 25;     IF ([.E51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Повторитель поворота левый ‘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style-name="ce19"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52]); [.E52]+Buffer; &quot;&quot;)" office:value-type="float" office:value="1" calcext:value-type="float" table:number-columns-spanned="1" table:number-rows-spanned="2">
            <text:p>1</text:p>
          </table:table-cell>
          <table:table-cell table:formula="of:=IF(ISNUMBER([.D52]); IF ([.D52] &lt;= 1;     IF ([.E52] &lt;= 7; 1;     IF ([.E52] &lt;= 10; 1.5;     IF ([.E52] &lt;= 17; 2.5;     IF ([.E52] &lt;= 28; 4;     IF ([.E52] &lt;= 42; 6; 10)))));  IF ([.D52] &lt;= 2;     IF ([.E52] &lt;= 1.5; 1;     IF ([.E52] &lt;= 5; 1.5;     IF ([.E52] &lt;= 8.5; 2.5;     IF ([.E52] &lt;= 14; 4;     IF ([.E52] &lt;= 21; 6; 10)))));  IF ([.D52] &lt;= 4;     IF ([.E52] &lt;= 1.5; 1;     IF ([.E52] &lt;= 2.5; 1.5;     IF ([.E52] &lt;= 4; 2.5;     IF ([.E52] &lt;= 7; 4;     IF ([.E52] &lt;= 10.5; 6; 10)))));  IF ([.D52] &lt;= 6;     IF ([.E52] &lt;= 1.5; 1.5;     IF ([.E52] &lt;= 2.5; 2.5;     IF ([.E52] &lt;= 4.5; 4;     IF ([.E52] &lt;= 7; 6; 10))));  IF ([.D52] &lt;= 10;     IF ([.E52] &lt;= 1.5; 2.5;     IF ([.E52] &lt;= 2.5; 4;     IF ([.E52] &lt;= 4; 6;     IF ([.E52] &lt;= 7; 10;     IF ([.E52] &lt;= 10.5; 16;     IF ([.E52] &lt;= 17.5; 25;     IF ([.E52] &lt;= 24; 35; 50)))))));  IF ([.D52] &lt;= 15;     IF ([.E52] &lt;= 1; 2.5;     IF ([.E52] &lt;= 1.5; 4;     IF ([.E52] &lt;= 2.5; 6;     IF ([.E52] &lt;= 4.5; 10;     IF ([.E52] &lt;= 7; 16;     IF ([.E52] &lt;= 11.5; 25;     IF ([.E52] &lt;= 16; 35; 50)))))));  IF ([.D52] &lt;= 25;     IF ([.E52] &lt;= 1; 4;     IF ([.E52] &lt;= 1.5; 6;     IF ([.E52] &lt;= 2.5; 10;     IF ([.E52] &lt;= 4; 16;     IF ([.E52] &lt;= 7; 25;     IF ([.E52] &lt;= 9.5; 35; 50))))));  IF ([.D52] &lt;= 30;     IF ([.E52] &lt;= 1; 6;     IF ([.E52] &lt;= 2; 10;     IF ([.E52] &lt;= 3.5; 16;     IF ([.E52] &lt;= 5.4; 25;     IF ([.E52] &lt;= 8; 35; 50)))));  IF ([.D52] &lt;= 40;     IF ([.E52] &lt;= 1.5; 10;     IF ([.E52] &lt;= 2.5; 16;     IF ([.E52] &lt;= 4; 25;     IF ([.E52] &lt;= 6; 35; 50))));  &quot;Way too heavy&quot; ))))))))); &quot;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53]); [.E5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54]); [.E54]+Buffer; &quot;&quot;)">
            <text:p/>
          </table:table-cell>
          <table:table-cell table:formula="of:=IF(ISNUMBER([.D54]); IF ([.D54] &lt;= 1;     IF ([.E54] &lt;= 7; 1;     IF ([.E54] &lt;= 10; 1.5;     IF ([.E54] &lt;= 17; 2.5;     IF ([.E54] &lt;= 28; 4;     IF ([.E54] &lt;= 42; 6; 10)))));  IF ([.D54] &lt;= 2;     IF ([.E54] &lt;= 1.5; 1;     IF ([.E54] &lt;= 5; 1.5;     IF ([.E54] &lt;= 8.5; 2.5;     IF ([.E54] &lt;= 14; 4;     IF ([.E54] &lt;= 21; 6; 10)))));  IF ([.D54] &lt;= 4;     IF ([.E54] &lt;= 1.5; 1;     IF ([.E54] &lt;= 2.5; 1.5;     IF ([.E54] &lt;= 4; 2.5;     IF ([.E54] &lt;= 7; 4;     IF ([.E54] &lt;= 10.5; 6; 10)))));  IF ([.D54] &lt;= 6;     IF ([.E54] &lt;= 1.5; 1.5;     IF ([.E54] &lt;= 2.5; 2.5;     IF ([.E54] &lt;= 4.5; 4;     IF ([.E54] &lt;= 7; 6; 10))));  IF ([.D54] &lt;= 10;     IF ([.E54] &lt;= 1.5; 2.5;     IF ([.E54] &lt;= 2.5; 4;     IF ([.E54] &lt;= 4; 6;     IF ([.E54] &lt;= 7; 10;     IF ([.E54] &lt;= 10.5; 16;     IF ([.E54] &lt;= 17.5; 25;     IF ([.E54] &lt;= 24; 35; 50)))))));  IF ([.D54] &lt;= 15;     IF ([.E54] &lt;= 1; 2.5;     IF ([.E54] &lt;= 1.5; 4;     IF ([.E54] &lt;= 2.5; 6;     IF ([.E54] &lt;= 4.5; 10;     IF ([.E54] &lt;= 7; 16;     IF ([.E54] &lt;= 11.5; 25;     IF ([.E54] &lt;= 16; 35; 50)))))));  IF ([.D54] &lt;= 25;     IF ([.E54] &lt;= 1; 4;     IF ([.E54] &lt;= 1.5; 6;     IF ([.E54] &lt;= 2.5; 10;     IF ([.E54] &lt;= 4; 16;     IF ([.E54] &lt;= 7; 25;     IF ([.E54] &lt;= 9.5; 35; 50))))));  IF ([.D54] &lt;= 30;     IF ([.E54] &lt;= 1; 6;     IF ([.E54] &lt;= 2; 10;     IF ([.E54] &lt;= 3.5; 16;     IF ([.E54] &lt;= 5.4; 25;     IF ([.E54] &lt;= 8; 35; 50)))));  IF ([.D54] &lt;= 40;     IF ([.E54] &lt;= 1.5; 10;     IF ([.E54] &lt;= 2.5; 16;     IF ([.E54] &lt;= 4; 25;     IF ([.E54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Повторитель поворота правый ‘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style-name="ce19"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55]); [.E55]+Buffer; &quot;&quot;)" office:value-type="float" office:value="1" calcext:value-type="float" table:number-columns-spanned="1" table:number-rows-spanned="2">
            <text:p>1</text:p>
          </table:table-cell>
          <table:table-cell table:formula="of:=IF(ISNUMBER([.D55]); IF ([.D55] &lt;= 1;     IF ([.E55] &lt;= 7; 1;     IF ([.E55] &lt;= 10; 1.5;     IF ([.E55] &lt;= 17; 2.5;     IF ([.E55] &lt;= 28; 4;     IF ([.E55] &lt;= 42; 6; 10)))));  IF ([.D55] &lt;= 2;     IF ([.E55] &lt;= 1.5; 1;     IF ([.E55] &lt;= 5; 1.5;     IF ([.E55] &lt;= 8.5; 2.5;     IF ([.E55] &lt;= 14; 4;     IF ([.E55] &lt;= 21; 6; 10)))));  IF ([.D55] &lt;= 4;     IF ([.E55] &lt;= 1.5; 1;     IF ([.E55] &lt;= 2.5; 1.5;     IF ([.E55] &lt;= 4; 2.5;     IF ([.E55] &lt;= 7; 4;     IF ([.E55] &lt;= 10.5; 6; 10)))));  IF ([.D55] &lt;= 6;     IF ([.E55] &lt;= 1.5; 1.5;     IF ([.E55] &lt;= 2.5; 2.5;     IF ([.E55] &lt;= 4.5; 4;     IF ([.E55] &lt;= 7; 6; 10))));  IF ([.D55] &lt;= 10;     IF ([.E55] &lt;= 1.5; 2.5;     IF ([.E55] &lt;= 2.5; 4;     IF ([.E55] &lt;= 4; 6;     IF ([.E55] &lt;= 7; 10;     IF ([.E55] &lt;= 10.5; 16;     IF ([.E55] &lt;= 17.5; 25;     IF ([.E55] &lt;= 24; 35; 50)))))));  IF ([.D55] &lt;= 15;     IF ([.E55] &lt;= 1; 2.5;     IF ([.E55] &lt;= 1.5; 4;     IF ([.E55] &lt;= 2.5; 6;     IF ([.E55] &lt;= 4.5; 10;     IF ([.E55] &lt;= 7; 16;     IF ([.E55] &lt;= 11.5; 25;     IF ([.E55] &lt;= 16; 35; 50)))))));  IF ([.D55] &lt;= 25;     IF ([.E55] &lt;= 1; 4;     IF ([.E55] &lt;= 1.5; 6;     IF ([.E55] &lt;= 2.5; 10;     IF ([.E55] &lt;= 4; 16;     IF ([.E55] &lt;= 7; 25;     IF ([.E55] &lt;= 9.5; 35; 50))))));  IF ([.D55] &lt;= 30;     IF ([.E55] &lt;= 1; 6;     IF ([.E55] &lt;= 2; 10;     IF ([.E55] &lt;= 3.5; 16;     IF ([.E55] &lt;= 5.4; 25;     IF ([.E55] &lt;= 8; 35; 50)))));  IF ([.D55] &lt;= 40;     IF ([.E55] &lt;= 1.5; 10;     IF ([.E55] &lt;= 2.5; 16;     IF ([.E55] &lt;= 4; 25;     IF ([.E55] &lt;= 6; 35; 50))));  &quot;Way too heavy&quot; ))))))))); &quot;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/>
          <table:table-cell table:style-name="ce16"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56]); [.E5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style-name="ce16" table:number-columns-spanned="4" table:number-rows-spanned="1"/>
          <table:covered-table-cell/>
          <table:covered-table-cell table:number-columns-repeated="2" table:style-name="ce19"/>
          <table:table-cell table:formula="of:=IF(ISNUMBER([.E57]); [.E57]+Buffer; &quot;&quot;)">
            <text:p/>
          </table:table-cell>
          <table:table-cell table:formula="of:=IF(ISNUMBER([.D57]); IF ([.D57] &lt;= 1;     IF ([.E57] &lt;= 7; 1;     IF ([.E57] &lt;= 10; 1.5;     IF ([.E57] &lt;= 17; 2.5;     IF ([.E57] &lt;= 28; 4;     IF ([.E57] &lt;= 42; 6; 10)))));  IF ([.D57] &lt;= 2;     IF ([.E57] &lt;= 1.5; 1;     IF ([.E57] &lt;= 5; 1.5;     IF ([.E57] &lt;= 8.5; 2.5;     IF ([.E57] &lt;= 14; 4;     IF ([.E57] &lt;= 21; 6; 10)))));  IF ([.D57] &lt;= 4;     IF ([.E57] &lt;= 1.5; 1;     IF ([.E57] &lt;= 2.5; 1.5;     IF ([.E57] &lt;= 4; 2.5;     IF ([.E57] &lt;= 7; 4;     IF ([.E57] &lt;= 10.5; 6; 10)))));  IF ([.D57] &lt;= 6;     IF ([.E57] &lt;= 1.5; 1.5;     IF ([.E57] &lt;= 2.5; 2.5;     IF ([.E57] &lt;= 4.5; 4;     IF ([.E57] &lt;= 7; 6; 10))));  IF ([.D57] &lt;= 10;     IF ([.E57] &lt;= 1.5; 2.5;     IF ([.E57] &lt;= 2.5; 4;     IF ([.E57] &lt;= 4; 6;     IF ([.E57] &lt;= 7; 10;     IF ([.E57] &lt;= 10.5; 16;     IF ([.E57] &lt;= 17.5; 25;     IF ([.E57] &lt;= 24; 35; 50)))))));  IF ([.D57] &lt;= 15;     IF ([.E57] &lt;= 1; 2.5;     IF ([.E57] &lt;= 1.5; 4;     IF ([.E57] &lt;= 2.5; 6;     IF ([.E57] &lt;= 4.5; 10;     IF ([.E57] &lt;= 7; 16;     IF ([.E57] &lt;= 11.5; 25;     IF ([.E57] &lt;= 16; 35; 50)))))));  IF ([.D57] &lt;= 25;     IF ([.E57] &lt;= 1; 4;     IF ([.E57] &lt;= 1.5; 6;     IF ([.E57] &lt;= 2.5; 10;     IF ([.E57] &lt;= 4; 16;     IF ([.E57] &lt;= 7; 25;     IF ([.E57] &lt;= 9.5; 35; 50))))));  IF ([.D57] &lt;= 30;     IF ([.E57] &lt;= 1; 6;     IF ([.E57] &lt;= 2; 10;     IF ([.E57] &lt;= 3.5; 16;     IF ([.E57] &lt;= 5.4; 25;     IF ([.E57] &lt;= 8; 35; 50)))));  IF ([.D57] &lt;= 40;     IF ([.E57] &lt;= 1.5; 10;     IF ([.E57] &lt;= 2.5; 16;     IF ([.E57] &lt;= 4; 25;     IF ([.E57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Клаксон 1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19" office:value-type="float" office:value="20" calcext:value-type="float" table:number-columns-spanned="1" table:number-rows-spanned="3">
            <text:p>20.00</text:p>
          </table:table-cell>
          <table:table-cell table:style-name="ce19" table:formula="of:=Width/2+Width/2+Len1+Width+TorpedoWidth" office:value-type="float" office:value="5.4" calcext:value-type="float" table:number-columns-spanned="1" table:number-rows-spanned="3">
            <text:p>5.40</text:p>
          </table:table-cell>
          <table:table-cell table:formula="of:=IF(ISNUMBER([.E58]); [.E58]+Buffer; &quot;&quot;)" office:value-type="float" office:value="5.9" calcext:value-type="float" table:number-columns-spanned="1" table:number-rows-spanned="3">
            <text:p>5.9</text:p>
          </table:table-cell>
          <table:table-cell table:formula="of:=IF(ISNUMBER([.D58]); IF ([.D58] &lt;= 1;     IF ([.E58] &lt;= 7; 1;     IF ([.E58] &lt;= 10; 1.5;     IF ([.E58] &lt;= 17; 2.5;     IF ([.E58] &lt;= 28; 4;     IF ([.E58] &lt;= 42; 6; 10)))));  IF ([.D58] &lt;= 2;     IF ([.E58] &lt;= 1.5; 1;     IF ([.E58] &lt;= 5; 1.5;     IF ([.E58] &lt;= 8.5; 2.5;     IF ([.E58] &lt;= 14; 4;     IF ([.E58] &lt;= 21; 6; 10)))));  IF ([.D58] &lt;= 4;     IF ([.E58] &lt;= 1.5; 1;     IF ([.E58] &lt;= 2.5; 1.5;     IF ([.E58] &lt;= 4; 2.5;     IF ([.E58] &lt;= 7; 4;     IF ([.E58] &lt;= 10.5; 6; 10)))));  IF ([.D58] &lt;= 6;     IF ([.E58] &lt;= 1.5; 1.5;     IF ([.E58] &lt;= 2.5; 2.5;     IF ([.E58] &lt;= 4.5; 4;     IF ([.E58] &lt;= 7; 6; 10))));  IF ([.D58] &lt;= 10;     IF ([.E58] &lt;= 1.5; 2.5;     IF ([.E58] &lt;= 2.5; 4;     IF ([.E58] &lt;= 4; 6;     IF ([.E58] &lt;= 7; 10;     IF ([.E58] &lt;= 10.5; 16;     IF ([.E58] &lt;= 17.5; 25;     IF ([.E58] &lt;= 24; 35; 50)))))));  IF ([.D58] &lt;= 15;     IF ([.E58] &lt;= 1; 2.5;     IF ([.E58] &lt;= 1.5; 4;     IF ([.E58] &lt;= 2.5; 6;     IF ([.E58] &lt;= 4.5; 10;     IF ([.E58] &lt;= 7; 16;     IF ([.E58] &lt;= 11.5; 25;     IF ([.E58] &lt;= 16; 35; 50)))))));  IF ([.D58] &lt;= 25;     IF ([.E58] &lt;= 1; 4;     IF ([.E58] &lt;= 1.5; 6;     IF ([.E58] &lt;= 2.5; 10;     IF ([.E58] &lt;= 4; 16;     IF ([.E58] &lt;= 7; 25;     IF ([.E58] &lt;= 9.5; 35; 50))))));  IF ([.D58] &lt;= 30;     IF ([.E58] &lt;= 1; 6;     IF ([.E58] &lt;= 2; 10;     IF ([.E58] &lt;= 3.5; 16;     IF ([.E58] &lt;= 5.4; 25;     IF ([.E58] &lt;= 8; 35; 50)))));  IF ([.D58] &lt;= 40;     IF ([.E58] &lt;= 1.5; 10;     IF ([.E58] &lt;= 2.5; 16;     IF ([.E58] &lt;= 4; 25;     IF ([.E58] &lt;= 6; 35; 50))));  &quot;Way too heavy&quot; ))))))))); &quot;&quot;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Клаксон 2</text:p>
          </table:table-cell>
          <table:covered-table-cell/>
          <table:covered-table-cell table:number-columns-repeated="2" table:style-name="ce19"/>
          <table:covered-table-cell table:formula="of:=IF(ISNUMBER([.E59]); [.E5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Реле клаксонов ‘87’</text:p>
          </table:table-cell>
          <table:covered-table-cell/>
          <table:covered-table-cell table:number-columns-repeated="2" table:style-name="ce19"/>
          <table:covered-table-cell table:formula="of:=IF(ISNUMBER([.E60]); [.E6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61]); [.E61]+Buffer; &quot;&quot;)">
            <text:p/>
          </table:table-cell>
          <table:table-cell table:formula="of:=IF(ISNUMBER([.D61]); IF ([.D61] &lt;= 1;     IF ([.E61] &lt;= 7; 1;     IF ([.E61] &lt;= 10; 1.5;     IF ([.E61] &lt;= 17; 2.5;     IF ([.E61] &lt;= 28; 4;     IF ([.E61] &lt;= 42; 6; 10)))));  IF ([.D61] &lt;= 2;     IF ([.E61] &lt;= 1.5; 1;     IF ([.E61] &lt;= 5; 1.5;     IF ([.E61] &lt;= 8.5; 2.5;     IF ([.E61] &lt;= 14; 4;     IF ([.E61] &lt;= 21; 6; 10)))));  IF ([.D61] &lt;= 4;     IF ([.E61] &lt;= 1.5; 1;     IF ([.E61] &lt;= 2.5; 1.5;     IF ([.E61] &lt;= 4; 2.5;     IF ([.E61] &lt;= 7; 4;     IF ([.E61] &lt;= 10.5; 6; 10)))));  IF ([.D61] &lt;= 6;     IF ([.E61] &lt;= 1.5; 1.5;     IF ([.E61] &lt;= 2.5; 2.5;     IF ([.E61] &lt;= 4.5; 4;     IF ([.E61] &lt;= 7; 6; 10))));  IF ([.D61] &lt;= 10;     IF ([.E61] &lt;= 1.5; 2.5;     IF ([.E61] &lt;= 2.5; 4;     IF ([.E61] &lt;= 4; 6;     IF ([.E61] &lt;= 7; 10;     IF ([.E61] &lt;= 10.5; 16;     IF ([.E61] &lt;= 17.5; 25;     IF ([.E61] &lt;= 24; 35; 50)))))));  IF ([.D61] &lt;= 15;     IF ([.E61] &lt;= 1; 2.5;     IF ([.E61] &lt;= 1.5; 4;     IF ([.E61] &lt;= 2.5; 6;     IF ([.E61] &lt;= 4.5; 10;     IF ([.E61] &lt;= 7; 16;     IF ([.E61] &lt;= 11.5; 25;     IF ([.E61] &lt;= 16; 35; 50)))))));  IF ([.D61] &lt;= 25;     IF ([.E61] &lt;= 1; 4;     IF ([.E61] &lt;= 1.5; 6;     IF ([.E61] &lt;= 2.5; 10;     IF ([.E61] &lt;= 4; 16;     IF ([.E61] &lt;= 7; 25;     IF ([.E61] &lt;= 9.5; 35; 50))))));  IF ([.D61] &lt;= 30;     IF ([.E61] &lt;= 1; 6;     IF ([.E61] &lt;= 2; 10;     IF ([.E61] &lt;= 3.5; 16;     IF ([.E61] &lt;= 5.4; 25;     IF ([.E61] &lt;= 8; 35; 50)))));  IF ([.D61] &lt;= 40;     IF ([.E61] &lt;= 1.5; 10;     IF ([.E61] &lt;= 2.5; 16;     IF ([.E61] &lt;= 4; 25;     IF ([.E61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Фонарь подкапотный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style-name="ce19" table:formula="of:=Height+Width/4+Width+TorpedoWidth" office:value-type="float" office:value="3.25" calcext:value-type="float" table:number-columns-spanned="1" table:number-rows-spanned="2">
            <text:p>3.25</text:p>
          </table:table-cell>
          <table:table-cell table:formula="of:=IF(ISNUMBER([.E62]); [.E62]+Buffer; &quot;&quot;)" office:value-type="float" office:value="3.75" calcext:value-type="float" table:number-columns-spanned="1" table:number-rows-spanned="2">
            <text:p>3.75</text:p>
          </table:table-cell>
          <table:table-cell table:formula="of:=IF(ISNUMBER([.D62]); IF ([.D62] &lt;= 1;     IF ([.E62] &lt;= 7; 1;     IF ([.E62] &lt;= 10; 1.5;     IF ([.E62] &lt;= 17; 2.5;     IF ([.E62] &lt;= 28; 4;     IF ([.E62] &lt;= 42; 6; 10)))));  IF ([.D62] &lt;= 2;     IF ([.E62] &lt;= 1.5; 1;     IF ([.E62] &lt;= 5; 1.5;     IF ([.E62] &lt;= 8.5; 2.5;     IF ([.E62] &lt;= 14; 4;     IF ([.E62] &lt;= 21; 6; 10)))));  IF ([.D62] &lt;= 4;     IF ([.E62] &lt;= 1.5; 1;     IF ([.E62] &lt;= 2.5; 1.5;     IF ([.E62] &lt;= 4; 2.5;     IF ([.E62] &lt;= 7; 4;     IF ([.E62] &lt;= 10.5; 6; 10)))));  IF ([.D62] &lt;= 6;     IF ([.E62] &lt;= 1.5; 1.5;     IF ([.E62] &lt;= 2.5; 2.5;     IF ([.E62] &lt;= 4.5; 4;     IF ([.E62] &lt;= 7; 6; 10))));  IF ([.D62] &lt;= 10;     IF ([.E62] &lt;= 1.5; 2.5;     IF ([.E62] &lt;= 2.5; 4;     IF ([.E62] &lt;= 4; 6;     IF ([.E62] &lt;= 7; 10;     IF ([.E62] &lt;= 10.5; 16;     IF ([.E62] &lt;= 17.5; 25;     IF ([.E62] &lt;= 24; 35; 50)))))));  IF ([.D62] &lt;= 15;     IF ([.E62] &lt;= 1; 2.5;     IF ([.E62] &lt;= 1.5; 4;     IF ([.E62] &lt;= 2.5; 6;     IF ([.E62] &lt;= 4.5; 10;     IF ([.E62] &lt;= 7; 16;     IF ([.E62] &lt;= 11.5; 25;     IF ([.E62] &lt;= 16; 35; 50)))))));  IF ([.D62] &lt;= 25;     IF ([.E62] &lt;= 1; 4;     IF ([.E62] &lt;= 1.5; 6;     IF ([.E62] &lt;= 2.5; 10;     IF ([.E62] &lt;= 4; 16;     IF ([.E62] &lt;= 7; 25;     IF ([.E62] &lt;= 9.5; 35; 50))))));  IF ([.D62] &lt;= 30;     IF ([.E62] &lt;= 1; 6;     IF ([.E62] &lt;= 2; 10;     IF ([.E62] &lt;= 3.5; 16;     IF ([.E62] &lt;= 5.4; 25;     IF ([.E62] &lt;= 8; 35; 50)))));  IF ([.D62] &lt;= 40;     IF ([.E62] &lt;= 1.5; 10;     IF ([.E62] &lt;= 2.5; 16;     IF ([.E62] &lt;= 4; 25;     IF ([.E62] &lt;= 6; 35; 50))));  &quot;Way too heavy&quot; ))))))))); &quot;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лев ‘12’, вых</text:p>
          </table:table-cell>
          <table:covered-table-cell/>
          <table:covered-table-cell table:number-columns-repeated="2" table:style-name="ce19"/>
          <table:covered-table-cell table:formula="of:=IF(ISNUMBER([.E63]); [.E6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64]); [.E64]+Buffer; &quot;&quot;)">
            <text:p/>
          </table:table-cell>
          <table:table-cell table:formula="of:=IF(ISNUMBER([.D64]); IF ([.D64] &lt;= 1;     IF ([.E64] &lt;= 7; 1;     IF ([.E64] &lt;= 10; 1.5;     IF ([.E64] &lt;= 17; 2.5;     IF ([.E64] &lt;= 28; 4;     IF ([.E64] &lt;= 42; 6; 10)))));  IF ([.D64] &lt;= 2;     IF ([.E64] &lt;= 1.5; 1;     IF ([.E64] &lt;= 5; 1.5;     IF ([.E64] &lt;= 8.5; 2.5;     IF ([.E64] &lt;= 14; 4;     IF ([.E64] &lt;= 21; 6; 10)))));  IF ([.D64] &lt;= 4;     IF ([.E64] &lt;= 1.5; 1;     IF ([.E64] &lt;= 2.5; 1.5;     IF ([.E64] &lt;= 4; 2.5;     IF ([.E64] &lt;= 7; 4;     IF ([.E64] &lt;= 10.5; 6; 10)))));  IF ([.D64] &lt;= 6;     IF ([.E64] &lt;= 1.5; 1.5;     IF ([.E64] &lt;= 2.5; 2.5;     IF ([.E64] &lt;= 4.5; 4;     IF ([.E64] &lt;= 7; 6; 10))));  IF ([.D64] &lt;= 10;     IF ([.E64] &lt;= 1.5; 2.5;     IF ([.E64] &lt;= 2.5; 4;     IF ([.E64] &lt;= 4; 6;     IF ([.E64] &lt;= 7; 10;     IF ([.E64] &lt;= 10.5; 16;     IF ([.E64] &lt;= 17.5; 25;     IF ([.E64] &lt;= 24; 35; 50)))))));  IF ([.D64] &lt;= 15;     IF ([.E64] &lt;= 1; 2.5;     IF ([.E64] &lt;= 1.5; 4;     IF ([.E64] &lt;= 2.5; 6;     IF ([.E64] &lt;= 4.5; 10;     IF ([.E64] &lt;= 7; 16;     IF ([.E64] &lt;= 11.5; 25;     IF ([.E64] &lt;= 16; 35; 50)))))));  IF ([.D64] &lt;= 25;     IF ([.E64] &lt;= 1; 4;     IF ([.E64] &lt;= 1.5; 6;     IF ([.E64] &lt;= 2.5; 10;     IF ([.E64] &lt;= 4; 16;     IF ([.E64] &lt;= 7; 25;     IF ([.E64] &lt;= 9.5; 35; 50))))));  IF ([.D64] &lt;= 30;     IF ([.E64] &lt;= 1; 6;     IF ([.E64] &lt;= 2; 10;     IF ([.E64] &lt;= 3.5; 16;     IF ([.E64] &lt;= 5.4; 25;     IF ([.E64] &lt;= 8; 35; 50)))));  IF ([.D64] &lt;= 40;     IF ([.E64] &lt;= 1.5; 10;     IF ([.E64] &lt;= 2.5; 16;     IF ([.E64] &lt;= 4; 25;     IF ([.E64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Генератор ‘D’</text:p>
          </table:table-cell>
          <table:table-cell table:style-name="ce16" office:value-type="string" calcext:value-type="string" table:number-columns-spanned="1" table:number-rows-spanned="2">
            <text:p>Розовый</text:p>
          </table:table-cell>
          <table:table-cell table:style-name="ce19" office:value-type="float" office:value="25" calcext:value-type="float" table:number-columns-spanned="1" table:number-rows-spanned="2">
            <text:p>25.00</text:p>
          </table:table-cell>
          <table:table-cell table:style-name="ce19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formula="of:=IF(ISNUMBER([.E65]); [.E65]+Buffer; &quot;&quot;)" office:value-type="float" office:value="5.85" calcext:value-type="float" table:number-columns-spanned="1" table:number-rows-spanned="2">
            <text:p>5.85</text:p>
          </table:table-cell>
          <table:table-cell table:formula="of:=IF(ISNUMBER([.D65]); IF ([.D65] &lt;= 1;     IF ([.E65] &lt;= 7; 1;     IF ([.E65] &lt;= 10; 1.5;     IF ([.E65] &lt;= 17; 2.5;     IF ([.E65] &lt;= 28; 4;     IF ([.E65] &lt;= 42; 6; 10)))));  IF ([.D65] &lt;= 2;     IF ([.E65] &lt;= 1.5; 1;     IF ([.E65] &lt;= 5; 1.5;     IF ([.E65] &lt;= 8.5; 2.5;     IF ([.E65] &lt;= 14; 4;     IF ([.E65] &lt;= 21; 6; 10)))));  IF ([.D65] &lt;= 4;     IF ([.E65] &lt;= 1.5; 1;     IF ([.E65] &lt;= 2.5; 1.5;     IF ([.E65] &lt;= 4; 2.5;     IF ([.E65] &lt;= 7; 4;     IF ([.E65] &lt;= 10.5; 6; 10)))));  IF ([.D65] &lt;= 6;     IF ([.E65] &lt;= 1.5; 1.5;     IF ([.E65] &lt;= 2.5; 2.5;     IF ([.E65] &lt;= 4.5; 4;     IF ([.E65] &lt;= 7; 6; 10))));  IF ([.D65] &lt;= 10;     IF ([.E65] &lt;= 1.5; 2.5;     IF ([.E65] &lt;= 2.5; 4;     IF ([.E65] &lt;= 4; 6;     IF ([.E65] &lt;= 7; 10;     IF ([.E65] &lt;= 10.5; 16;     IF ([.E65] &lt;= 17.5; 25;     IF ([.E65] &lt;= 24; 35; 50)))))));  IF ([.D65] &lt;= 15;     IF ([.E65] &lt;= 1; 2.5;     IF ([.E65] &lt;= 1.5; 4;     IF ([.E65] &lt;= 2.5; 6;     IF ([.E65] &lt;= 4.5; 10;     IF ([.E65] &lt;= 7; 16;     IF ([.E65] &lt;= 11.5; 25;     IF ([.E65] &lt;= 16; 35; 50)))))));  IF ([.D65] &lt;= 25;     IF ([.E65] &lt;= 1; 4;     IF ([.E65] &lt;= 1.5; 6;     IF ([.E65] &lt;= 2.5; 10;     IF ([.E65] &lt;= 4; 16;     IF ([.E65] &lt;= 7; 25;     IF ([.E65] &lt;= 9.5; 35; 50))))));  IF ([.D65] &lt;= 30;     IF ([.E65] &lt;= 1; 6;     IF ([.E65] &lt;= 2; 10;     IF ([.E65] &lt;= 3.5; 16;     IF ([.E65] &lt;= 5.4; 25;     IF ([.E65] &lt;= 8; 35; 50)))));  IF ([.D65] &lt;= 40;     IF ([.E65] &lt;= 1.5; 10;     IF ([.E65] &lt;= 2.5; 16;     IF ([.E65] &lt;= 4; 25;     IF ([.E65] &lt;= 6; 35; 50))));  &quot;Way too heavy&quot; ))))))))); &quot;&quot;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Индикаторная доска ‘XP3.7’</text:p>
          </table:table-cell>
          <table:covered-table-cell table:style-name="ce16"/>
          <table:covered-table-cell table:number-columns-repeated="2" table:style-name="ce19"/>
          <table:covered-table-cell table:formula="of:=IF(ISNUMBER([.E66]); [.E6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67]); [.E67]+Buffer; &quot;&quot;)">
            <text:p/>
          </table:table-cell>
          <table:table-cell table:formula="of:=IF(ISNUMBER([.D67]); IF ([.D67] &lt;= 1;     IF ([.E67] &lt;= 7; 1;     IF ([.E67] &lt;= 10; 1.5;     IF ([.E67] &lt;= 17; 2.5;     IF ([.E67] &lt;= 28; 4;     IF ([.E67] &lt;= 42; 6; 10)))));  IF ([.D67] &lt;= 2;     IF ([.E67] &lt;= 1.5; 1;     IF ([.E67] &lt;= 5; 1.5;     IF ([.E67] &lt;= 8.5; 2.5;     IF ([.E67] &lt;= 14; 4;     IF ([.E67] &lt;= 21; 6; 10)))));  IF ([.D67] &lt;= 4;     IF ([.E67] &lt;= 1.5; 1;     IF ([.E67] &lt;= 2.5; 1.5;     IF ([.E67] &lt;= 4; 2.5;     IF ([.E67] &lt;= 7; 4;     IF ([.E67] &lt;= 10.5; 6; 10)))));  IF ([.D67] &lt;= 6;     IF ([.E67] &lt;= 1.5; 1.5;     IF ([.E67] &lt;= 2.5; 2.5;     IF ([.E67] &lt;= 4.5; 4;     IF ([.E67] &lt;= 7; 6; 10))));  IF ([.D67] &lt;= 10;     IF ([.E67] &lt;= 1.5; 2.5;     IF ([.E67] &lt;= 2.5; 4;     IF ([.E67] &lt;= 4; 6;     IF ([.E67] &lt;= 7; 10;     IF ([.E67] &lt;= 10.5; 16;     IF ([.E67] &lt;= 17.5; 25;     IF ([.E67] &lt;= 24; 35; 50)))))));  IF ([.D67] &lt;= 15;     IF ([.E67] &lt;= 1; 2.5;     IF ([.E67] &lt;= 1.5; 4;     IF ([.E67] &lt;= 2.5; 6;     IF ([.E67] &lt;= 4.5; 10;     IF ([.E67] &lt;= 7; 16;     IF ([.E67] &lt;= 11.5; 25;     IF ([.E67] &lt;= 16; 35; 50)))))));  IF ([.D67] &lt;= 25;     IF ([.E67] &lt;= 1; 4;     IF ([.E67] &lt;= 1.5; 6;     IF ([.E67] &lt;= 2.5; 10;     IF ([.E67] &lt;= 4; 16;     IF ([.E67] &lt;= 7; 25;     IF ([.E67] &lt;= 9.5; 35; 50))))));  IF ([.D67] &lt;= 30;     IF ([.E67] &lt;= 1; 6;     IF ([.E67] &lt;= 2; 10;     IF ([.E67] &lt;= 3.5; 16;     IF ([.E67] &lt;= 5.4; 25;     IF ([.E67] &lt;= 8; 35; 50)))));  IF ([.D67] &lt;= 40;     IF ([.E67] &lt;= 1.5; 10;     IF ([.E67] &lt;= 2.5; 16;     IF ([.E67] &lt;= 4; 25;     IF ([.E67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Генератор ‘B+’</text:p>
          </table:table-cell>
          <table:table-cell table:style-name="ce16"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90" calcext:value-type="float" table:number-columns-spanned="1" table:number-rows-spanned="2">
            <text:p>90.00</text:p>
          </table:table-cell>
          <table:table-cell table:style-name="ce19" table:formula="of:=Len1 + Width + Len1" office:value-type="float" office:value="4.4" calcext:value-type="float" table:number-columns-spanned="1" table:number-rows-spanned="2">
            <text:p>4.40</text:p>
          </table:table-cell>
          <table:table-cell table:formula="of:=IF(ISNUMBER([.E68]); [.E68]+Buffer; &quot;&quot;)" office:value-type="float" office:value="4.9" calcext:value-type="float" table:number-columns-spanned="1" table:number-rows-spanned="2">
            <text:p>4.9</text:p>
          </table:table-cell>
          <table:table-cell table:formula="of:=IF(ISNUMBER([.D68]); IF ([.D68] &lt;= 1;     IF ([.E68] &lt;= 7; 1;     IF ([.E68] &lt;= 10; 1.5;     IF ([.E68] &lt;= 17; 2.5;     IF ([.E68] &lt;= 28; 4;     IF ([.E68] &lt;= 42; 6; 10)))));  IF ([.D68] &lt;= 2;     IF ([.E68] &lt;= 1.5; 1;     IF ([.E68] &lt;= 5; 1.5;     IF ([.E68] &lt;= 8.5; 2.5;     IF ([.E68] &lt;= 14; 4;     IF ([.E68] &lt;= 21; 6; 10)))));  IF ([.D68] &lt;= 4;     IF ([.E68] &lt;= 1.5; 1;     IF ([.E68] &lt;= 2.5; 1.5;     IF ([.E68] &lt;= 4; 2.5;     IF ([.E68] &lt;= 7; 4;     IF ([.E68] &lt;= 10.5; 6; 10)))));  IF ([.D68] &lt;= 6;     IF ([.E68] &lt;= 1.5; 1.5;     IF ([.E68] &lt;= 2.5; 2.5;     IF ([.E68] &lt;= 4.5; 4;     IF ([.E68] &lt;= 7; 6; 10))));  IF ([.D68] &lt;= 10;     IF ([.E68] &lt;= 1.5; 2.5;     IF ([.E68] &lt;= 2.5; 4;     IF ([.E68] &lt;= 4; 6;     IF ([.E68] &lt;= 7; 10;     IF ([.E68] &lt;= 10.5; 16;     IF ([.E68] &lt;= 17.5; 25;     IF ([.E68] &lt;= 24; 35; 50)))))));  IF ([.D68] &lt;= 15;     IF ([.E68] &lt;= 1; 2.5;     IF ([.E68] &lt;= 1.5; 4;     IF ([.E68] &lt;= 2.5; 6;     IF ([.E68] &lt;= 4.5; 10;     IF ([.E68] &lt;= 7; 16;     IF ([.E68] &lt;= 11.5; 25;     IF ([.E68] &lt;= 16; 35; 50)))))));  IF ([.D68] &lt;= 25;     IF ([.E68] &lt;= 1; 4;     IF ([.E68] &lt;= 1.5; 6;     IF ([.E68] &lt;= 2.5; 10;     IF ([.E68] &lt;= 4; 16;     IF ([.E68] &lt;= 7; 25;     IF ([.E68] &lt;= 9.5; 35; 50))))));  IF ([.D68] &lt;= 30;     IF ([.E68] &lt;= 1; 6;     IF ([.E68] &lt;= 2; 10;     IF ([.E68] &lt;= 3.5; 16;     IF ([.E68] &lt;= 5.4; 25;     IF ([.E68] &lt;= 8; 35; 50)))));  IF ([.D68] &lt;= 40;     IF ([.E68] &lt;= 1.5; 10;     IF ([.E68] &lt;= 2.5; 16;     IF ([.E68] &lt;= 4; 25;     IF ([.E68] &lt;= 6; 35; 50))));  &quot;Way too heavy&quot; ))))))))); &quot;&quot;)" office:value-type="string" office:string-value="Way too heavy" calcext:value-type="string">
            <text:p>Way too heavy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БПР ‘90 А’</text:p>
          </table:table-cell>
          <table:covered-table-cell table:style-name="ce16"/>
          <table:covered-table-cell table:number-columns-repeated="2" table:style-name="ce19"/>
          <table:covered-table-cell table:formula="of:=IF(ISNUMBER([.E69]); [.E6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70]); [.E70]+Buffer; &quot;&quot;)">
            <text:p/>
          </table:table-cell>
          <table:table-cell table:formula="of:=IF(ISNUMBER([.D70]); IF ([.D70] &lt;= 1;     IF ([.E70] &lt;= 7; 1;     IF ([.E70] &lt;= 10; 1.5;     IF ([.E70] &lt;= 17; 2.5;     IF ([.E70] &lt;= 28; 4;     IF ([.E70] &lt;= 42; 6; 10)))));  IF ([.D70] &lt;= 2;     IF ([.E70] &lt;= 1.5; 1;     IF ([.E70] &lt;= 5; 1.5;     IF ([.E70] &lt;= 8.5; 2.5;     IF ([.E70] &lt;= 14; 4;     IF ([.E70] &lt;= 21; 6; 10)))));  IF ([.D70] &lt;= 4;     IF ([.E70] &lt;= 1.5; 1;     IF ([.E70] &lt;= 2.5; 1.5;     IF ([.E70] &lt;= 4; 2.5;     IF ([.E70] &lt;= 7; 4;     IF ([.E70] &lt;= 10.5; 6; 10)))));  IF ([.D70] &lt;= 6;     IF ([.E70] &lt;= 1.5; 1.5;     IF ([.E70] &lt;= 2.5; 2.5;     IF ([.E70] &lt;= 4.5; 4;     IF ([.E70] &lt;= 7; 6; 10))));  IF ([.D70] &lt;= 10;     IF ([.E70] &lt;= 1.5; 2.5;     IF ([.E70] &lt;= 2.5; 4;     IF ([.E70] &lt;= 4; 6;     IF ([.E70] &lt;= 7; 10;     IF ([.E70] &lt;= 10.5; 16;     IF ([.E70] &lt;= 17.5; 25;     IF ([.E70] &lt;= 24; 35; 50)))))));  IF ([.D70] &lt;= 15;     IF ([.E70] &lt;= 1; 2.5;     IF ([.E70] &lt;= 1.5; 4;     IF ([.E70] &lt;= 2.5; 6;     IF ([.E70] &lt;= 4.5; 10;     IF ([.E70] &lt;= 7; 16;     IF ([.E70] &lt;= 11.5; 25;     IF ([.E70] &lt;= 16; 35; 50)))))));  IF ([.D70] &lt;= 25;     IF ([.E70] &lt;= 1; 4;     IF ([.E70] &lt;= 1.5; 6;     IF ([.E70] &lt;= 2.5; 10;     IF ([.E70] &lt;= 4; 16;     IF ([.E70] &lt;= 7; 25;     IF ([.E70] &lt;= 9.5; 35; 50))))));  IF ([.D70] &lt;= 30;     IF ([.E70] &lt;= 1; 6;     IF ([.E70] &lt;= 2; 10;     IF ([.E70] &lt;= 3.5; 16;     IF ([.E70] &lt;= 5.4; 25;     IF ([.E70] &lt;= 8; 35; 50)))));  IF ([.D70] &lt;= 40;     IF ([.E70] &lt;= 1.5; 10;     IF ([.E70] &lt;= 2.5; 16;     IF ([.E70] &lt;= 4; 25;     IF ([.E70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БПР ‘шина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19" office:value-type="string" calcext:value-type="string" table:number-columns-spanned="1" table:number-rows-spanned="3">
            <text:p>X</text:p>
          </table:table-cell>
          <table:table-cell table:style-name="ce19" table:formula="of:=Width" office:value-type="float" office:value="1.8" calcext:value-type="float" table:number-columns-spanned="1" table:number-rows-spanned="3">
            <text:p>1.80</text:p>
          </table:table-cell>
          <table:table-cell table:formula="of:=IF(ISNUMBER([.E71]); [.E71]+Buffer; &quot;&quot;)" office:value-type="float" office:value="2.3" calcext:value-type="float" table:number-columns-spanned="1" table:number-rows-spanned="3">
            <text:p>2.3</text:p>
          </table:table-cell>
          <table:table-cell table:formula="of:=IF(ISNUMBER([.D71]); IF ([.D71] &lt;= 1;     IF ([.E71] &lt;= 7; 1;     IF ([.E71] &lt;= 10; 1.5;     IF ([.E71] &lt;= 17; 2.5;     IF ([.E71] &lt;= 28; 4;     IF ([.E71] &lt;= 42; 6; 10)))));  IF ([.D71] &lt;= 2;     IF ([.E71] &lt;= 1.5; 1;     IF ([.E71] &lt;= 5; 1.5;     IF ([.E71] &lt;= 8.5; 2.5;     IF ([.E71] &lt;= 14; 4;     IF ([.E71] &lt;= 21; 6; 10)))));  IF ([.D71] &lt;= 4;     IF ([.E71] &lt;= 1.5; 1;     IF ([.E71] &lt;= 2.5; 1.5;     IF ([.E71] &lt;= 4; 2.5;     IF ([.E71] &lt;= 7; 4;     IF ([.E71] &lt;= 10.5; 6; 10)))));  IF ([.D71] &lt;= 6;     IF ([.E71] &lt;= 1.5; 1.5;     IF ([.E71] &lt;= 2.5; 2.5;     IF ([.E71] &lt;= 4.5; 4;     IF ([.E71] &lt;= 7; 6; 10))));  IF ([.D71] &lt;= 10;     IF ([.E71] &lt;= 1.5; 2.5;     IF ([.E71] &lt;= 2.5; 4;     IF ([.E71] &lt;= 4; 6;     IF ([.E71] &lt;= 7; 10;     IF ([.E71] &lt;= 10.5; 16;     IF ([.E71] &lt;= 17.5; 25;     IF ([.E71] &lt;= 24; 35; 50)))))));  IF ([.D71] &lt;= 15;     IF ([.E71] &lt;= 1; 2.5;     IF ([.E71] &lt;= 1.5; 4;     IF ([.E71] &lt;= 2.5; 6;     IF ([.E71] &lt;= 4.5; 10;     IF ([.E71] &lt;= 7; 16;     IF ([.E71] &lt;= 11.5; 25;     IF ([.E71] &lt;= 16; 35; 50)))))));  IF ([.D71] &lt;= 25;     IF ([.E71] &lt;= 1; 4;     IF ([.E71] &lt;= 1.5; 6;     IF ([.E71] &lt;= 2.5; 10;     IF ([.E71] &lt;= 4; 16;     IF ([.E71] &lt;= 7; 25;     IF ([.E71] &lt;= 9.5; 35; 50))))));  IF ([.D71] &lt;= 30;     IF ([.E71] &lt;= 1; 6;     IF ([.E71] &lt;= 2; 10;     IF ([.E71] &lt;= 3.5; 16;     IF ([.E71] &lt;= 5.4; 25;     IF ([.E71] &lt;= 8; 35; 50)))));  IF ([.D71] &lt;= 40;     IF ([.E71] &lt;= 1.5; 10;     IF ([.E71] &lt;= 2.5; 16;     IF ([.E71] &lt;= 4; 25;     IF ([.E71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АКБ ‘+’</text:p>
          </table:table-cell>
          <table:covered-table-cell/>
          <table:covered-table-cell table:number-columns-repeated="2" table:style-name="ce19"/>
          <table:covered-table-cell table:formula="of:=IF(ISNUMBER([.E72]); [.E7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style-name="ce5" office:value-type="string" calcext:value-type="string">
            <text:p>Стартер ‘+’ (силовой)</text:p>
          </table:table-cell>
          <table:covered-table-cell/>
          <table:covered-table-cell table:number-columns-repeated="2" table:style-name="ce19"/>
          <table:covered-table-cell table:formula="of:=IF(ISNUMBER([.E73]); [.E7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74]); [.E74]+Buffer; &quot;&quot;)">
            <text:p/>
          </table:table-cell>
          <table:table-cell table:formula="of:=IF(ISNUMBER([.D74]); IF ([.D74] &lt;= 1;     IF ([.E74] &lt;= 7; 1;     IF ([.E74] &lt;= 10; 1.5;     IF ([.E74] &lt;= 17; 2.5;     IF ([.E74] &lt;= 28; 4;     IF ([.E74] &lt;= 42; 6; 10)))));  IF ([.D74] &lt;= 2;     IF ([.E74] &lt;= 1.5; 1;     IF ([.E74] &lt;= 5; 1.5;     IF ([.E74] &lt;= 8.5; 2.5;     IF ([.E74] &lt;= 14; 4;     IF ([.E74] &lt;= 21; 6; 10)))));  IF ([.D74] &lt;= 4;     IF ([.E74] &lt;= 1.5; 1;     IF ([.E74] &lt;= 2.5; 1.5;     IF ([.E74] &lt;= 4; 2.5;     IF ([.E74] &lt;= 7; 4;     IF ([.E74] &lt;= 10.5; 6; 10)))));  IF ([.D74] &lt;= 6;     IF ([.E74] &lt;= 1.5; 1.5;     IF ([.E74] &lt;= 2.5; 2.5;     IF ([.E74] &lt;= 4.5; 4;     IF ([.E74] &lt;= 7; 6; 10))));  IF ([.D74] &lt;= 10;     IF ([.E74] &lt;= 1.5; 2.5;     IF ([.E74] &lt;= 2.5; 4;     IF ([.E74] &lt;= 4; 6;     IF ([.E74] &lt;= 7; 10;     IF ([.E74] &lt;= 10.5; 16;     IF ([.E74] &lt;= 17.5; 25;     IF ([.E74] &lt;= 24; 35; 50)))))));  IF ([.D74] &lt;= 15;     IF ([.E74] &lt;= 1; 2.5;     IF ([.E74] &lt;= 1.5; 4;     IF ([.E74] &lt;= 2.5; 6;     IF ([.E74] &lt;= 4.5; 10;     IF ([.E74] &lt;= 7; 16;     IF ([.E74] &lt;= 11.5; 25;     IF ([.E74] &lt;= 16; 35; 50)))))));  IF ([.D74] &lt;= 25;     IF ([.E74] &lt;= 1; 4;     IF ([.E74] &lt;= 1.5; 6;     IF ([.E74] &lt;= 2.5; 10;     IF ([.E74] &lt;= 4; 16;     IF ([.E74] &lt;= 7; 25;     IF ([.E74] &lt;= 9.5; 35; 50))))));  IF ([.D74] &lt;= 30;     IF ([.E74] &lt;= 1; 6;     IF ([.E74] &lt;= 2; 10;     IF ([.E74] &lt;= 3.5; 16;     IF ([.E74] &lt;= 5.4; 25;     IF ([.E74] &lt;= 8; 35; 50)))));  IF ([.D74] &lt;= 40;     IF ([.E74] &lt;= 1.5; 10;     IF ([.E74] &lt;= 2.5; 16;     IF ([.E74] &lt;= 4; 25;     IF ([.E74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0" office:value-type="string" calcext:value-type="string">
            <text:p>БПР ‘40 А’ ?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19" office:value-type="float" office:value="40" calcext:value-type="float" table:number-columns-spanned="1" table:number-rows-spanned="2">
            <text:p>40.00</text:p>
          </table:table-cell>
          <table:table-cell table:style-name="ce19" table:formula="of:=Width/4" office:value-type="float" office:value="0.45" calcext:value-type="float" table:number-columns-spanned="1" table:number-rows-spanned="2">
            <text:p>0.45</text:p>
          </table:table-cell>
          <table:table-cell table:formula="of:=IF(ISNUMBER([.E75]); [.E75]+Buffer; &quot;&quot;)" office:value-type="float" office:value="0.95" calcext:value-type="float" table:number-columns-spanned="1" table:number-rows-spanned="2">
            <text:p>0.95</text:p>
          </table:table-cell>
          <table:table-cell table:formula="of:=IF(ISNUMBER([.D75]); IF ([.D75] &lt;= 1;     IF ([.E75] &lt;= 7; 1;     IF ([.E75] &lt;= 10; 1.5;     IF ([.E75] &lt;= 17; 2.5;     IF ([.E75] &lt;= 28; 4;     IF ([.E75] &lt;= 42; 6; 10)))));  IF ([.D75] &lt;= 2;     IF ([.E75] &lt;= 1.5; 1;     IF ([.E75] &lt;= 5; 1.5;     IF ([.E75] &lt;= 8.5; 2.5;     IF ([.E75] &lt;= 14; 4;     IF ([.E75] &lt;= 21; 6; 10)))));  IF ([.D75] &lt;= 4;     IF ([.E75] &lt;= 1.5; 1;     IF ([.E75] &lt;= 2.5; 1.5;     IF ([.E75] &lt;= 4; 2.5;     IF ([.E75] &lt;= 7; 4;     IF ([.E75] &lt;= 10.5; 6; 10)))));  IF ([.D75] &lt;= 6;     IF ([.E75] &lt;= 1.5; 1.5;     IF ([.E75] &lt;= 2.5; 2.5;     IF ([.E75] &lt;= 4.5; 4;     IF ([.E75] &lt;= 7; 6; 10))));  IF ([.D75] &lt;= 10;     IF ([.E75] &lt;= 1.5; 2.5;     IF ([.E75] &lt;= 2.5; 4;     IF ([.E75] &lt;= 4; 6;     IF ([.E75] &lt;= 7; 10;     IF ([.E75] &lt;= 10.5; 16;     IF ([.E75] &lt;= 17.5; 25;     IF ([.E75] &lt;= 24; 35; 50)))))));  IF ([.D75] &lt;= 15;     IF ([.E75] &lt;= 1; 2.5;     IF ([.E75] &lt;= 1.5; 4;     IF ([.E75] &lt;= 2.5; 6;     IF ([.E75] &lt;= 4.5; 10;     IF ([.E75] &lt;= 7; 16;     IF ([.E75] &lt;= 11.5; 25;     IF ([.E75] &lt;= 16; 35; 50)))))));  IF ([.D75] &lt;= 25;     IF ([.E75] &lt;= 1; 4;     IF ([.E75] &lt;= 1.5; 6;     IF ([.E75] &lt;= 2.5; 10;     IF ([.E75] &lt;= 4; 16;     IF ([.E75] &lt;= 7; 25;     IF ([.E75] &lt;= 9.5; 35; 50))))));  IF ([.D75] &lt;= 30;     IF ([.E75] &lt;= 1; 6;     IF ([.E75] &lt;= 2; 10;     IF ([.E75] &lt;= 3.5; 16;     IF ([.E75] &lt;= 5.4; 25;     IF ([.E75] &lt;= 8; 35; 50)))));  IF ([.D75] &lt;= 40;     IF ([.E75] &lt;= 1.5; 10;     IF ([.E75] &lt;= 2.5; 16;     IF ([.E75] &lt;= 4; 25;     IF ([.E75] &lt;= 6; 35; 50))));  &quot;Way too heavy&quot; ))))))))); &quot;&quot;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Реле вентилятора охлаждения ‘30’</text:p>
          </table:table-cell>
          <table:covered-table-cell/>
          <table:covered-table-cell table:number-columns-repeated="2" table:style-name="ce19"/>
          <table:covered-table-cell table:formula="of:=IF(ISNUMBER([.E76]); [.E7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77]); [.E77]+Buffer; &quot;&quot;)">
            <text:p/>
          </table:table-cell>
          <table:table-cell table:formula="of:=IF(ISNUMBER([.D77]); IF ([.D77] &lt;= 1;     IF ([.E77] &lt;= 7; 1;     IF ([.E77] &lt;= 10; 1.5;     IF ([.E77] &lt;= 17; 2.5;     IF ([.E77] &lt;= 28; 4;     IF ([.E77] &lt;= 42; 6; 10)))));  IF ([.D77] &lt;= 2;     IF ([.E77] &lt;= 1.5; 1;     IF ([.E77] &lt;= 5; 1.5;     IF ([.E77] &lt;= 8.5; 2.5;     IF ([.E77] &lt;= 14; 4;     IF ([.E77] &lt;= 21; 6; 10)))));  IF ([.D77] &lt;= 4;     IF ([.E77] &lt;= 1.5; 1;     IF ([.E77] &lt;= 2.5; 1.5;     IF ([.E77] &lt;= 4; 2.5;     IF ([.E77] &lt;= 7; 4;     IF ([.E77] &lt;= 10.5; 6; 10)))));  IF ([.D77] &lt;= 6;     IF ([.E77] &lt;= 1.5; 1.5;     IF ([.E77] &lt;= 2.5; 2.5;     IF ([.E77] &lt;= 4.5; 4;     IF ([.E77] &lt;= 7; 6; 10))));  IF ([.D77] &lt;= 10;     IF ([.E77] &lt;= 1.5; 2.5;     IF ([.E77] &lt;= 2.5; 4;     IF ([.E77] &lt;= 4; 6;     IF ([.E77] &lt;= 7; 10;     IF ([.E77] &lt;= 10.5; 16;     IF ([.E77] &lt;= 17.5; 25;     IF ([.E77] &lt;= 24; 35; 50)))))));  IF ([.D77] &lt;= 15;     IF ([.E77] &lt;= 1; 2.5;     IF ([.E77] &lt;= 1.5; 4;     IF ([.E77] &lt;= 2.5; 6;     IF ([.E77] &lt;= 4.5; 10;     IF ([.E77] &lt;= 7; 16;     IF ([.E77] &lt;= 11.5; 25;     IF ([.E77] &lt;= 16; 35; 50)))))));  IF ([.D77] &lt;= 25;     IF ([.E77] &lt;= 1; 4;     IF ([.E77] &lt;= 1.5; 6;     IF ([.E77] &lt;= 2.5; 10;     IF ([.E77] &lt;= 4; 16;     IF ([.E77] &lt;= 7; 25;     IF ([.E77] &lt;= 9.5; 35; 50))))));  IF ([.D77] &lt;= 30;     IF ([.E77] &lt;= 1; 6;     IF ([.E77] &lt;= 2; 10;     IF ([.E77] &lt;= 3.5; 16;     IF ([.E77] &lt;= 5.4; 25;     IF ([.E77] &lt;= 8; 35; 50)))));  IF ([.D77] &lt;= 40;     IF ([.E77] &lt;= 1.5; 10;     IF ([.E77] &lt;= 2.5; 16;     IF ([.E77] &lt;= 4; 25;     IF ([.E77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БПР ‘40 А’ </text:p>
          </table:table-cell>
          <table:table-cell office:value-type="string" calcext:value-type="string" table:number-columns-spanned="1" table:number-rows-spanned="5">
            <text:p>Серый</text:p>
          </table:table-cell>
          <table:table-cell table:style-name="ce19" office:value-type="float" office:value="25" calcext:value-type="float" table:number-columns-spanned="1" table:number-rows-spanned="5">
            <text:p>25.00</text:p>
          </table:table-cell>
          <table:table-cell table:style-name="ce19" table:formula="of:=Len1+Width/4+TorpedoWidth*2+Width+TorpedoWidth" office:value-type="float" office:value="5.05" calcext:value-type="float" table:number-columns-spanned="1" table:number-rows-spanned="5">
            <text:p>5.05</text:p>
          </table:table-cell>
          <table:table-cell table:formula="of:=IF(ISNUMBER([.E78]); [.E78]+Buffer; &quot;&quot;)" office:value-type="float" office:value="5.55" calcext:value-type="float" table:number-columns-spanned="1" table:number-rows-spanned="5">
            <text:p>5.55</text:p>
          </table:table-cell>
          <table:table-cell table:formula="of:=IF(ISNUMBER([.D78]); IF ([.D78] &lt;= 1;     IF ([.E78] &lt;= 7; 1;     IF ([.E78] &lt;= 10; 1.5;     IF ([.E78] &lt;= 17; 2.5;     IF ([.E78] &lt;= 28; 4;     IF ([.E78] &lt;= 42; 6; 10)))));  IF ([.D78] &lt;= 2;     IF ([.E78] &lt;= 1.5; 1;     IF ([.E78] &lt;= 5; 1.5;     IF ([.E78] &lt;= 8.5; 2.5;     IF ([.E78] &lt;= 14; 4;     IF ([.E78] &lt;= 21; 6; 10)))));  IF ([.D78] &lt;= 4;     IF ([.E78] &lt;= 1.5; 1;     IF ([.E78] &lt;= 2.5; 1.5;     IF ([.E78] &lt;= 4; 2.5;     IF ([.E78] &lt;= 7; 4;     IF ([.E78] &lt;= 10.5; 6; 10)))));  IF ([.D78] &lt;= 6;     IF ([.E78] &lt;= 1.5; 1.5;     IF ([.E78] &lt;= 2.5; 2.5;     IF ([.E78] &lt;= 4.5; 4;     IF ([.E78] &lt;= 7; 6; 10))));  IF ([.D78] &lt;= 10;     IF ([.E78] &lt;= 1.5; 2.5;     IF ([.E78] &lt;= 2.5; 4;     IF ([.E78] &lt;= 4; 6;     IF ([.E78] &lt;= 7; 10;     IF ([.E78] &lt;= 10.5; 16;     IF ([.E78] &lt;= 17.5; 25;     IF ([.E78] &lt;= 24; 35; 50)))))));  IF ([.D78] &lt;= 15;     IF ([.E78] &lt;= 1; 2.5;     IF ([.E78] &lt;= 1.5; 4;     IF ([.E78] &lt;= 2.5; 6;     IF ([.E78] &lt;= 4.5; 10;     IF ([.E78] &lt;= 7; 16;     IF ([.E78] &lt;= 11.5; 25;     IF ([.E78] &lt;= 16; 35; 50)))))));  IF ([.D78] &lt;= 25;     IF ([.E78] &lt;= 1; 4;     IF ([.E78] &lt;= 1.5; 6;     IF ([.E78] &lt;= 2.5; 10;     IF ([.E78] &lt;= 4; 16;     IF ([.E78] &lt;= 7; 25;     IF ([.E78] &lt;= 9.5; 35; 50))))));  IF ([.D78] &lt;= 30;     IF ([.E78] &lt;= 1; 6;     IF ([.E78] &lt;= 2; 10;     IF ([.E78] &lt;= 3.5; 16;     IF ([.E78] &lt;= 5.4; 25;     IF ([.E78] &lt;= 8; 35; 50)))));  IF ([.D78] &lt;= 40;     IF ([.E78] &lt;= 1.5; 10;     IF ([.E78] &lt;= 2.5; 16;     IF ([.E78] &lt;= 4; 25;     IF ([.E78] &lt;= 6; 35; 50))));  &quot;Way too heavy&quot; ))))))))); &quot;&quot;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ЦПС ‘1’</text:p>
          </table:table-cell>
          <table:covered-table-cell/>
          <table:covered-table-cell table:number-columns-repeated="2" table:style-name="ce19"/>
          <table:covered-table-cell table:formula="of:=IF(ISNUMBER([.E79]); [.E7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Реле ближнего света ‘30’</text:p>
          </table:table-cell>
          <table:covered-table-cell/>
          <table:covered-table-cell table:number-columns-repeated="2" table:style-name="ce19"/>
          <table:covered-table-cell table:formula="of:=IF(ISNUMBER([.E80]); [.E8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Реле дальнего света ‘30’</text:p>
          </table:table-cell>
          <table:covered-table-cell/>
          <table:covered-table-cell table:number-columns-repeated="2" table:style-name="ce19"/>
          <table:covered-table-cell table:formula="of:=IF(ISNUMBER([.E81]); [.E8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1’, вход</text:p>
          </table:table-cell>
          <table:covered-table-cell/>
          <table:covered-table-cell table:number-columns-repeated="2" table:style-name="ce19"/>
          <table:covered-table-cell table:formula="of:=IF(ISNUMBER([.E82]); [.E8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83]); [.E83]+Buffer; &quot;&quot;)">
            <text:p/>
          </table:table-cell>
          <table:table-cell table:formula="of:=IF(ISNUMBER([.D83]); IF ([.D83] &lt;= 1;     IF ([.E83] &lt;= 7; 1;     IF ([.E83] &lt;= 10; 1.5;     IF ([.E83] &lt;= 17; 2.5;     IF ([.E83] &lt;= 28; 4;     IF ([.E83] &lt;= 42; 6; 10)))));  IF ([.D83] &lt;= 2;     IF ([.E83] &lt;= 1.5; 1;     IF ([.E83] &lt;= 5; 1.5;     IF ([.E83] &lt;= 8.5; 2.5;     IF ([.E83] &lt;= 14; 4;     IF ([.E83] &lt;= 21; 6; 10)))));  IF ([.D83] &lt;= 4;     IF ([.E83] &lt;= 1.5; 1;     IF ([.E83] &lt;= 2.5; 1.5;     IF ([.E83] &lt;= 4; 2.5;     IF ([.E83] &lt;= 7; 4;     IF ([.E83] &lt;= 10.5; 6; 10)))));  IF ([.D83] &lt;= 6;     IF ([.E83] &lt;= 1.5; 1.5;     IF ([.E83] &lt;= 2.5; 2.5;     IF ([.E83] &lt;= 4.5; 4;     IF ([.E83] &lt;= 7; 6; 10))));  IF ([.D83] &lt;= 10;     IF ([.E83] &lt;= 1.5; 2.5;     IF ([.E83] &lt;= 2.5; 4;     IF ([.E83] &lt;= 4; 6;     IF ([.E83] &lt;= 7; 10;     IF ([.E83] &lt;= 10.5; 16;     IF ([.E83] &lt;= 17.5; 25;     IF ([.E83] &lt;= 24; 35; 50)))))));  IF ([.D83] &lt;= 15;     IF ([.E83] &lt;= 1; 2.5;     IF ([.E83] &lt;= 1.5; 4;     IF ([.E83] &lt;= 2.5; 6;     IF ([.E83] &lt;= 4.5; 10;     IF ([.E83] &lt;= 7; 16;     IF ([.E83] &lt;= 11.5; 25;     IF ([.E83] &lt;= 16; 35; 50)))))));  IF ([.D83] &lt;= 25;     IF ([.E83] &lt;= 1; 4;     IF ([.E83] &lt;= 1.5; 6;     IF ([.E83] &lt;= 2.5; 10;     IF ([.E83] &lt;= 4; 16;     IF ([.E83] &lt;= 7; 25;     IF ([.E83] &lt;= 9.5; 35; 50))))));  IF ([.D83] &lt;= 30;     IF ([.E83] &lt;= 1; 6;     IF ([.E83] &lt;= 2; 10;     IF ([.E83] &lt;= 3.5; 16;     IF ([.E83] &lt;= 5.4; 25;     IF ([.E83] &lt;= 8; 35; 50)))));  IF ([.D83] &lt;= 40;     IF ([.E83] &lt;= 1.5; 10;     IF ([.E83] &lt;= 2.5; 16;     IF ([.E83] &lt;= 4; 25;     IF ([.E83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БПР ‘60 А’</text:p>
          </table:table-cell>
          <table:table-cell table:style-name="ce16" office:value-type="string" calcext:value-type="string" table:number-columns-spanned="1" table:number-rows-spanned="2">
            <text:p>Фиолетовый</text:p>
          </table:table-cell>
          <table:table-cell table:style-name="ce19" office:value-type="float" office:value="60" calcext:value-type="float" table:number-columns-spanned="1" table:number-rows-spanned="2">
            <text:p>60.00</text:p>
          </table:table-cell>
          <table:table-cell table:style-name="ce19" table:formula="of:=Len1+Height+TorpedoWidth" office:value-type="float" office:value="2.3" calcext:value-type="float" table:number-columns-spanned="1" table:number-rows-spanned="2">
            <text:p>2.30</text:p>
          </table:table-cell>
          <table:table-cell table:formula="of:=IF(ISNUMBER([.E84]); [.E84]+Buffer; &quot;&quot;)" office:value-type="float" office:value="2.8" calcext:value-type="float" table:number-columns-spanned="1" table:number-rows-spanned="2">
            <text:p>2.8</text:p>
          </table:table-cell>
          <table:table-cell table:formula="of:=IF(ISNUMBER([.D84]); IF ([.D84] &lt;= 1;     IF ([.E84] &lt;= 7; 1;     IF ([.E84] &lt;= 10; 1.5;     IF ([.E84] &lt;= 17; 2.5;     IF ([.E84] &lt;= 28; 4;     IF ([.E84] &lt;= 42; 6; 10)))));  IF ([.D84] &lt;= 2;     IF ([.E84] &lt;= 1.5; 1;     IF ([.E84] &lt;= 5; 1.5;     IF ([.E84] &lt;= 8.5; 2.5;     IF ([.E84] &lt;= 14; 4;     IF ([.E84] &lt;= 21; 6; 10)))));  IF ([.D84] &lt;= 4;     IF ([.E84] &lt;= 1.5; 1;     IF ([.E84] &lt;= 2.5; 1.5;     IF ([.E84] &lt;= 4; 2.5;     IF ([.E84] &lt;= 7; 4;     IF ([.E84] &lt;= 10.5; 6; 10)))));  IF ([.D84] &lt;= 6;     IF ([.E84] &lt;= 1.5; 1.5;     IF ([.E84] &lt;= 2.5; 2.5;     IF ([.E84] &lt;= 4.5; 4;     IF ([.E84] &lt;= 7; 6; 10))));  IF ([.D84] &lt;= 10;     IF ([.E84] &lt;= 1.5; 2.5;     IF ([.E84] &lt;= 2.5; 4;     IF ([.E84] &lt;= 4; 6;     IF ([.E84] &lt;= 7; 10;     IF ([.E84] &lt;= 10.5; 16;     IF ([.E84] &lt;= 17.5; 25;     IF ([.E84] &lt;= 24; 35; 50)))))));  IF ([.D84] &lt;= 15;     IF ([.E84] &lt;= 1; 2.5;     IF ([.E84] &lt;= 1.5; 4;     IF ([.E84] &lt;= 2.5; 6;     IF ([.E84] &lt;= 4.5; 10;     IF ([.E84] &lt;= 7; 16;     IF ([.E84] &lt;= 11.5; 25;     IF ([.E84] &lt;= 16; 35; 50)))))));  IF ([.D84] &lt;= 25;     IF ([.E84] &lt;= 1; 4;     IF ([.E84] &lt;= 1.5; 6;     IF ([.E84] &lt;= 2.5; 10;     IF ([.E84] &lt;= 4; 16;     IF ([.E84] &lt;= 7; 25;     IF ([.E84] &lt;= 9.5; 35; 50))))));  IF ([.D84] &lt;= 30;     IF ([.E84] &lt;= 1; 6;     IF ([.E84] &lt;= 2; 10;     IF ([.E84] &lt;= 3.5; 16;     IF ([.E84] &lt;= 5.4; 25;     IF ([.E84] &lt;= 8; 35; 50)))));  IF ([.D84] &lt;= 40;     IF ([.E84] &lt;= 1.5; 10;     IF ([.E84] &lt;= 2.5; 16;     IF ([.E84] &lt;= 4; 25;     IF ([.E84] &lt;= 6; 35; 50))));  &quot;Way too heavy&quot; ))))))))); &quot;&quot;)" office:value-type="string" office:string-value="Way too heavy" calcext:value-type="string">
            <text:p>Way too heavy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Реле стартера ‘30’</text:p>
          </table:table-cell>
          <table:covered-table-cell table:style-name="ce16"/>
          <table:covered-table-cell table:number-columns-repeated="2" table:style-name="ce19"/>
          <table:covered-table-cell table:formula="of:=IF(ISNUMBER([.E85]); [.E8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86]); [.E86]+Buffer; &quot;&quot;)">
            <text:p/>
          </table:table-cell>
          <table:table-cell table:formula="of:=IF(ISNUMBER([.D86]); IF ([.D86] &lt;= 1;     IF ([.E86] &lt;= 7; 1;     IF ([.E86] &lt;= 10; 1.5;     IF ([.E86] &lt;= 17; 2.5;     IF ([.E86] &lt;= 28; 4;     IF ([.E86] &lt;= 42; 6; 10)))));  IF ([.D86] &lt;= 2;     IF ([.E86] &lt;= 1.5; 1;     IF ([.E86] &lt;= 5; 1.5;     IF ([.E86] &lt;= 8.5; 2.5;     IF ([.E86] &lt;= 14; 4;     IF ([.E86] &lt;= 21; 6; 10)))));  IF ([.D86] &lt;= 4;     IF ([.E86] &lt;= 1.5; 1;     IF ([.E86] &lt;= 2.5; 1.5;     IF ([.E86] &lt;= 4; 2.5;     IF ([.E86] &lt;= 7; 4;     IF ([.E86] &lt;= 10.5; 6; 10)))));  IF ([.D86] &lt;= 6;     IF ([.E86] &lt;= 1.5; 1.5;     IF ([.E86] &lt;= 2.5; 2.5;     IF ([.E86] &lt;= 4.5; 4;     IF ([.E86] &lt;= 7; 6; 10))));  IF ([.D86] &lt;= 10;     IF ([.E86] &lt;= 1.5; 2.5;     IF ([.E86] &lt;= 2.5; 4;     IF ([.E86] &lt;= 4; 6;     IF ([.E86] &lt;= 7; 10;     IF ([.E86] &lt;= 10.5; 16;     IF ([.E86] &lt;= 17.5; 25;     IF ([.E86] &lt;= 24; 35; 50)))))));  IF ([.D86] &lt;= 15;     IF ([.E86] &lt;= 1; 2.5;     IF ([.E86] &lt;= 1.5; 4;     IF ([.E86] &lt;= 2.5; 6;     IF ([.E86] &lt;= 4.5; 10;     IF ([.E86] &lt;= 7; 16;     IF ([.E86] &lt;= 11.5; 25;     IF ([.E86] &lt;= 16; 35; 50)))))));  IF ([.D86] &lt;= 25;     IF ([.E86] &lt;= 1; 4;     IF ([.E86] &lt;= 1.5; 6;     IF ([.E86] &lt;= 2.5; 10;     IF ([.E86] &lt;= 4; 16;     IF ([.E86] &lt;= 7; 25;     IF ([.E86] &lt;= 9.5; 35; 50))))));  IF ([.D86] &lt;= 30;     IF ([.E86] &lt;= 1; 6;     IF ([.E86] &lt;= 2; 10;     IF ([.E86] &lt;= 3.5; 16;     IF ([.E86] &lt;= 5.4; 25;     IF ([.E86] &lt;= 8; 35; 50)))));  IF ([.D86] &lt;= 40;     IF ([.E86] &lt;= 1.5; 10;     IF ([.E86] &lt;= 2.5; 16;     IF ([.E86] &lt;= 4; 25;     IF ([.E86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БПР ‘60 А’ (тот же)</text:p>
          </table:table-cell>
          <table:table-cell office:value-type="string" calcext:value-type="string" table:number-columns-spanned="1" table:number-rows-spanned="14">
            <text:p>Красный</text:p>
          </table:table-cell>
          <table:table-cell table:style-name="ce19" office:value-type="float" office:value="25" calcext:value-type="float" table:number-columns-spanned="1" table:number-rows-spanned="14">
            <text:p>25.00</text:p>
          </table:table-cell>
          <table:table-cell table:style-name="ce19" table:formula="of:=Len1+Width+TorpedoWidth" office:value-type="float" office:value="3.6" calcext:value-type="float" table:number-columns-spanned="1" table:number-rows-spanned="14">
            <text:p>3.60</text:p>
          </table:table-cell>
          <table:table-cell table:formula="of:=IF(ISNUMBER([.E87]); [.E87]+Buffer; &quot;&quot;)" office:value-type="float" office:value="4.1" calcext:value-type="float" table:number-columns-spanned="1" table:number-rows-spanned="14">
            <text:p>4.1</text:p>
          </table:table-cell>
          <table:table-cell table:formula="of:=IF(ISNUMBER([.D87]); IF ([.D87] &lt;= 1;     IF ([.E87] &lt;= 7; 1;     IF ([.E87] &lt;= 10; 1.5;     IF ([.E87] &lt;= 17; 2.5;     IF ([.E87] &lt;= 28; 4;     IF ([.E87] &lt;= 42; 6; 10)))));  IF ([.D87] &lt;= 2;     IF ([.E87] &lt;= 1.5; 1;     IF ([.E87] &lt;= 5; 1.5;     IF ([.E87] &lt;= 8.5; 2.5;     IF ([.E87] &lt;= 14; 4;     IF ([.E87] &lt;= 21; 6; 10)))));  IF ([.D87] &lt;= 4;     IF ([.E87] &lt;= 1.5; 1;     IF ([.E87] &lt;= 2.5; 1.5;     IF ([.E87] &lt;= 4; 2.5;     IF ([.E87] &lt;= 7; 4;     IF ([.E87] &lt;= 10.5; 6; 10)))));  IF ([.D87] &lt;= 6;     IF ([.E87] &lt;= 1.5; 1.5;     IF ([.E87] &lt;= 2.5; 2.5;     IF ([.E87] &lt;= 4.5; 4;     IF ([.E87] &lt;= 7; 6; 10))));  IF ([.D87] &lt;= 10;     IF ([.E87] &lt;= 1.5; 2.5;     IF ([.E87] &lt;= 2.5; 4;     IF ([.E87] &lt;= 4; 6;     IF ([.E87] &lt;= 7; 10;     IF ([.E87] &lt;= 10.5; 16;     IF ([.E87] &lt;= 17.5; 25;     IF ([.E87] &lt;= 24; 35; 50)))))));  IF ([.D87] &lt;= 15;     IF ([.E87] &lt;= 1; 2.5;     IF ([.E87] &lt;= 1.5; 4;     IF ([.E87] &lt;= 2.5; 6;     IF ([.E87] &lt;= 4.5; 10;     IF ([.E87] &lt;= 7; 16;     IF ([.E87] &lt;= 11.5; 25;     IF ([.E87] &lt;= 16; 35; 50)))))));  IF ([.D87] &lt;= 25;     IF ([.E87] &lt;= 1; 4;     IF ([.E87] &lt;= 1.5; 6;     IF ([.E87] &lt;= 2.5; 10;     IF ([.E87] &lt;= 4; 16;     IF ([.E87] &lt;= 7; 25;     IF ([.E87] &lt;= 9.5; 35; 50))))));  IF ([.D87] &lt;= 30;     IF ([.E87] &lt;= 1; 6;     IF ([.E87] &lt;= 2; 10;     IF ([.E87] &lt;= 3.5; 16;     IF ([.E87] &lt;= 5.4; 25;     IF ([.E87] &lt;= 8; 35; 50)))));  IF ([.D87] &lt;= 40;     IF ([.E87] &lt;= 1.5; 10;     IF ([.E87] &lt;= 2.5; 16;     IF ([.E87] &lt;= 4; 25;     IF ([.E87] &lt;= 6; 35; 50))));  &quot;Way too heavy&quot; ))))))))); &quot;&quot;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Выключатель зажигания ‘30’</text:p>
          </table:table-cell>
          <table:covered-table-cell/>
          <table:covered-table-cell table:number-columns-repeated="2" table:style-name="ce19"/>
          <table:covered-table-cell table:formula="of:=IF(ISNUMBER([.E88]); [.E8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Выключатель зажигания ‘30/1’</text:p>
          </table:table-cell>
          <table:covered-table-cell/>
          <table:covered-table-cell table:number-columns-repeated="2" table:style-name="ce19"/>
          <table:covered-table-cell table:formula="of:=IF(ISNUMBER([.E89]); [.E8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1’, вход</text:p>
          </table:table-cell>
          <table:covered-table-cell/>
          <table:covered-table-cell table:number-columns-repeated="2" table:style-name="ce19"/>
          <table:covered-table-cell table:formula="of:=IF(ISNUMBER([.E90]); [.E9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7’, вход</text:p>
          </table:table-cell>
          <table:covered-table-cell/>
          <table:covered-table-cell table:number-columns-repeated="2" table:style-name="ce19"/>
          <table:covered-table-cell table:formula="of:=IF(ISNUMBER([.E91]); [.E9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8’, вход</text:p>
          </table:table-cell>
          <table:covered-table-cell/>
          <table:covered-table-cell table:number-columns-repeated="2" table:style-name="ce19"/>
          <table:covered-table-cell table:formula="of:=IF(ISNUMBER([.E92]); [.E9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10’, вход</text:p>
          </table:table-cell>
          <table:covered-table-cell/>
          <table:covered-table-cell table:number-columns-repeated="2" table:style-name="ce19"/>
          <table:covered-table-cell table:formula="of:=IF(ISNUMBER([.E93]); [.E9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12’, вход</text:p>
          </table:table-cell>
          <table:covered-table-cell/>
          <table:covered-table-cell table:number-columns-repeated="2" table:style-name="ce19"/>
          <table:covered-table-cell table:formula="of:=IF(ISNUMBER([.E94]); [.E9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4’, вход</text:p>
          </table:table-cell>
          <table:covered-table-cell/>
          <table:covered-table-cell table:number-columns-repeated="2" table:style-name="ce19"/>
          <table:covered-table-cell table:formula="of:=IF(ISNUMBER([.E95]); [.E9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5’, вход</text:p>
          </table:table-cell>
          <table:covered-table-cell/>
          <table:covered-table-cell table:number-columns-repeated="2" table:style-name="ce19"/>
          <table:covered-table-cell table:formula="of:=IF(ISNUMBER([.E96]); [.E9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7’, вход</text:p>
          </table:table-cell>
          <table:covered-table-cell/>
          <table:covered-table-cell table:number-columns-repeated="2" table:style-name="ce19"/>
          <table:covered-table-cell table:formula="of:=IF(ISNUMBER([.E97]); [.E9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8’, вход</text:p>
          </table:table-cell>
          <table:covered-table-cell/>
          <table:covered-table-cell table:number-columns-repeated="2" table:style-name="ce19"/>
          <table:covered-table-cell table:formula="of:=IF(ISNUMBER([.E98]); [.E9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9’, вход</text:p>
          </table:table-cell>
          <table:covered-table-cell/>
          <table:covered-table-cell table:number-columns-repeated="2" table:style-name="ce19"/>
          <table:covered-table-cell table:formula="of:=IF(ISNUMBER([.E99]); [.E9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11’, вход</text:p>
          </table:table-cell>
          <table:covered-table-cell/>
          <table:covered-table-cell table:number-columns-repeated="2" table:style-name="ce19"/>
          <table:covered-table-cell table:formula="of:=IF(ISNUMBER([.E100]); [.E10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01]); [.E101]+Buffer; &quot;&quot;)">
            <text:p/>
          </table:table-cell>
          <table:table-cell table:formula="of:=IF(ISNUMBER([.D101]); IF ([.D101] &lt;= 1;     IF ([.E101] &lt;= 7; 1;     IF ([.E101] &lt;= 10; 1.5;     IF ([.E101] &lt;= 17; 2.5;     IF ([.E101] &lt;= 28; 4;     IF ([.E101] &lt;= 42; 6; 10)))));  IF ([.D101] &lt;= 2;     IF ([.E101] &lt;= 1.5; 1;     IF ([.E101] &lt;= 5; 1.5;     IF ([.E101] &lt;= 8.5; 2.5;     IF ([.E101] &lt;= 14; 4;     IF ([.E101] &lt;= 21; 6; 10)))));  IF ([.D101] &lt;= 4;     IF ([.E101] &lt;= 1.5; 1;     IF ([.E101] &lt;= 2.5; 1.5;     IF ([.E101] &lt;= 4; 2.5;     IF ([.E101] &lt;= 7; 4;     IF ([.E101] &lt;= 10.5; 6; 10)))));  IF ([.D101] &lt;= 6;     IF ([.E101] &lt;= 1.5; 1.5;     IF ([.E101] &lt;= 2.5; 2.5;     IF ([.E101] &lt;= 4.5; 4;     IF ([.E101] &lt;= 7; 6; 10))));  IF ([.D101] &lt;= 10;     IF ([.E101] &lt;= 1.5; 2.5;     IF ([.E101] &lt;= 2.5; 4;     IF ([.E101] &lt;= 4; 6;     IF ([.E101] &lt;= 7; 10;     IF ([.E101] &lt;= 10.5; 16;     IF ([.E101] &lt;= 17.5; 25;     IF ([.E101] &lt;= 24; 35; 50)))))));  IF ([.D101] &lt;= 15;     IF ([.E101] &lt;= 1; 2.5;     IF ([.E101] &lt;= 1.5; 4;     IF ([.E101] &lt;= 2.5; 6;     IF ([.E101] &lt;= 4.5; 10;     IF ([.E101] &lt;= 7; 16;     IF ([.E101] &lt;= 11.5; 25;     IF ([.E101] &lt;= 16; 35; 50)))))));  IF ([.D101] &lt;= 25;     IF ([.E101] &lt;= 1; 4;     IF ([.E101] &lt;= 1.5; 6;     IF ([.E101] &lt;= 2.5; 10;     IF ([.E101] &lt;= 4; 16;     IF ([.E101] &lt;= 7; 25;     IF ([.E101] &lt;= 9.5; 35; 50))))));  IF ([.D101] &lt;= 30;     IF ([.E101] &lt;= 1; 6;     IF ([.E101] &lt;= 2; 10;     IF ([.E101] &lt;= 3.5; 16;     IF ([.E101] &lt;= 5.4; 25;     IF ([.E101] &lt;= 8; 35; 50)))));  IF ([.D101] &lt;= 40;     IF ([.E101] &lt;= 1.5; 10;     IF ([.E101] &lt;= 2.5; 16;     IF ([.E101] &lt;= 4; 25;     IF ([.E101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Насос омывайки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19" office:value-type="float" office:value="10" calcext:value-type="float" table:number-columns-spanned="1" table:number-rows-spanned="2">
            <text:p>10.00</text:p>
          </table:table-cell>
          <table:table-cell table:style-name="ce19" table:formula="of:=Len1/2+Width+Width/2+TorpedoWidth" office:value-type="float" office:value="3.85" calcext:value-type="float" table:number-columns-spanned="1" table:number-rows-spanned="2">
            <text:p>3.85</text:p>
          </table:table-cell>
          <table:table-cell table:formula="of:=IF(ISNUMBER([.E102]); [.E102]+Buffer; &quot;&quot;)" office:value-type="float" office:value="4.35" calcext:value-type="float" table:number-columns-spanned="1" table:number-rows-spanned="2">
            <text:p>4.35</text:p>
          </table:table-cell>
          <table:table-cell table:formula="of:=IF(ISNUMBER([.D102]); IF ([.D102] &lt;= 1;     IF ([.E102] &lt;= 7; 1;     IF ([.E102] &lt;= 10; 1.5;     IF ([.E102] &lt;= 17; 2.5;     IF ([.E102] &lt;= 28; 4;     IF ([.E102] &lt;= 42; 6; 10)))));  IF ([.D102] &lt;= 2;     IF ([.E102] &lt;= 1.5; 1;     IF ([.E102] &lt;= 5; 1.5;     IF ([.E102] &lt;= 8.5; 2.5;     IF ([.E102] &lt;= 14; 4;     IF ([.E102] &lt;= 21; 6; 10)))));  IF ([.D102] &lt;= 4;     IF ([.E102] &lt;= 1.5; 1;     IF ([.E102] &lt;= 2.5; 1.5;     IF ([.E102] &lt;= 4; 2.5;     IF ([.E102] &lt;= 7; 4;     IF ([.E102] &lt;= 10.5; 6; 10)))));  IF ([.D102] &lt;= 6;     IF ([.E102] &lt;= 1.5; 1.5;     IF ([.E102] &lt;= 2.5; 2.5;     IF ([.E102] &lt;= 4.5; 4;     IF ([.E102] &lt;= 7; 6; 10))));  IF ([.D102] &lt;= 10;     IF ([.E102] &lt;= 1.5; 2.5;     IF ([.E102] &lt;= 2.5; 4;     IF ([.E102] &lt;= 4; 6;     IF ([.E102] &lt;= 7; 10;     IF ([.E102] &lt;= 10.5; 16;     IF ([.E102] &lt;= 17.5; 25;     IF ([.E102] &lt;= 24; 35; 50)))))));  IF ([.D102] &lt;= 15;     IF ([.E102] &lt;= 1; 2.5;     IF ([.E102] &lt;= 1.5; 4;     IF ([.E102] &lt;= 2.5; 6;     IF ([.E102] &lt;= 4.5; 10;     IF ([.E102] &lt;= 7; 16;     IF ([.E102] &lt;= 11.5; 25;     IF ([.E102] &lt;= 16; 35; 50)))))));  IF ([.D102] &lt;= 25;     IF ([.E102] &lt;= 1; 4;     IF ([.E102] &lt;= 1.5; 6;     IF ([.E102] &lt;= 2.5; 10;     IF ([.E102] &lt;= 4; 16;     IF ([.E102] &lt;= 7; 25;     IF ([.E102] &lt;= 9.5; 35; 50))))));  IF ([.D102] &lt;= 30;     IF ([.E102] &lt;= 1; 6;     IF ([.E102] &lt;= 2; 10;     IF ([.E102] &lt;= 3.5; 16;     IF ([.E102] &lt;= 5.4; 25;     IF ([.E102] &lt;= 8; 35; 50)))));  IF ([.D102] &lt;= 40;     IF ([.E102] &lt;= 1.5; 10;     IF ([.E102] &lt;= 2.5; 16;     IF ([.E102] &lt;= 4; 25;     IF ([.E102] &lt;= 6; 35; 50))));  &quot;Way too heavy&quot; ))))))))); &quot;&quot;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ереключатель дворников ‘53c’</text:p>
          </table:table-cell>
          <table:covered-table-cell/>
          <table:covered-table-cell table:number-columns-repeated="2" table:style-name="ce19"/>
          <table:covered-table-cell table:formula="of:=IF(ISNUMBER([.E103]); [.E10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04]); [.E104]+Buffer; &quot;&quot;)">
            <text:p/>
          </table:table-cell>
          <table:table-cell table:formula="of:=IF(ISNUMBER([.D104]); IF ([.D104] &lt;= 1;     IF ([.E104] &lt;= 7; 1;     IF ([.E104] &lt;= 10; 1.5;     IF ([.E104] &lt;= 17; 2.5;     IF ([.E104] &lt;= 28; 4;     IF ([.E104] &lt;= 42; 6; 10)))));  IF ([.D104] &lt;= 2;     IF ([.E104] &lt;= 1.5; 1;     IF ([.E104] &lt;= 5; 1.5;     IF ([.E104] &lt;= 8.5; 2.5;     IF ([.E104] &lt;= 14; 4;     IF ([.E104] &lt;= 21; 6; 10)))));  IF ([.D104] &lt;= 4;     IF ([.E104] &lt;= 1.5; 1;     IF ([.E104] &lt;= 2.5; 1.5;     IF ([.E104] &lt;= 4; 2.5;     IF ([.E104] &lt;= 7; 4;     IF ([.E104] &lt;= 10.5; 6; 10)))));  IF ([.D104] &lt;= 6;     IF ([.E104] &lt;= 1.5; 1.5;     IF ([.E104] &lt;= 2.5; 2.5;     IF ([.E104] &lt;= 4.5; 4;     IF ([.E104] &lt;= 7; 6; 10))));  IF ([.D104] &lt;= 10;     IF ([.E104] &lt;= 1.5; 2.5;     IF ([.E104] &lt;= 2.5; 4;     IF ([.E104] &lt;= 4; 6;     IF ([.E104] &lt;= 7; 10;     IF ([.E104] &lt;= 10.5; 16;     IF ([.E104] &lt;= 17.5; 25;     IF ([.E104] &lt;= 24; 35; 50)))))));  IF ([.D104] &lt;= 15;     IF ([.E104] &lt;= 1; 2.5;     IF ([.E104] &lt;= 1.5; 4;     IF ([.E104] &lt;= 2.5; 6;     IF ([.E104] &lt;= 4.5; 10;     IF ([.E104] &lt;= 7; 16;     IF ([.E104] &lt;= 11.5; 25;     IF ([.E104] &lt;= 16; 35; 50)))))));  IF ([.D104] &lt;= 25;     IF ([.E104] &lt;= 1; 4;     IF ([.E104] &lt;= 1.5; 6;     IF ([.E104] &lt;= 2.5; 10;     IF ([.E104] &lt;= 4; 16;     IF ([.E104] &lt;= 7; 25;     IF ([.E104] &lt;= 9.5; 35; 50))))));  IF ([.D104] &lt;= 30;     IF ([.E104] &lt;= 1; 6;     IF ([.E104] &lt;= 2; 10;     IF ([.E104] &lt;= 3.5; 16;     IF ([.E104] &lt;= 5.4; 25;     IF ([.E104] &lt;= 8; 35; 50)))));  IF ([.D104] &lt;= 40;     IF ([.E104] &lt;= 1.5; 10;     IF ([.E104] &lt;= 2.5; 16;     IF ([.E104] &lt;= 4; 25;     IF ([.E104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Насос омывайки – масса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0" calcext:value-type="float" table:number-columns-spanned="1" table:number-rows-spanned="2">
            <text:p>10.00</text:p>
          </table:table-cell>
          <table:table-cell table:style-name="ce19"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105]); [.E105]+Buffer; &quot;&quot;)" office:value-type="float" office:value="1" calcext:value-type="float" table:number-columns-spanned="1" table:number-rows-spanned="2">
            <text:p>1</text:p>
          </table:table-cell>
          <table:table-cell table:formula="of:=IF(ISNUMBER([.D105]); IF ([.D105] &lt;= 1;     IF ([.E105] &lt;= 7; 1;     IF ([.E105] &lt;= 10; 1.5;     IF ([.E105] &lt;= 17; 2.5;     IF ([.E105] &lt;= 28; 4;     IF ([.E105] &lt;= 42; 6; 10)))));  IF ([.D105] &lt;= 2;     IF ([.E105] &lt;= 1.5; 1;     IF ([.E105] &lt;= 5; 1.5;     IF ([.E105] &lt;= 8.5; 2.5;     IF ([.E105] &lt;= 14; 4;     IF ([.E105] &lt;= 21; 6; 10)))));  IF ([.D105] &lt;= 4;     IF ([.E105] &lt;= 1.5; 1;     IF ([.E105] &lt;= 2.5; 1.5;     IF ([.E105] &lt;= 4; 2.5;     IF ([.E105] &lt;= 7; 4;     IF ([.E105] &lt;= 10.5; 6; 10)))));  IF ([.D105] &lt;= 6;     IF ([.E105] &lt;= 1.5; 1.5;     IF ([.E105] &lt;= 2.5; 2.5;     IF ([.E105] &lt;= 4.5; 4;     IF ([.E105] &lt;= 7; 6; 10))));  IF ([.D105] &lt;= 10;     IF ([.E105] &lt;= 1.5; 2.5;     IF ([.E105] &lt;= 2.5; 4;     IF ([.E105] &lt;= 4; 6;     IF ([.E105] &lt;= 7; 10;     IF ([.E105] &lt;= 10.5; 16;     IF ([.E105] &lt;= 17.5; 25;     IF ([.E105] &lt;= 24; 35; 50)))))));  IF ([.D105] &lt;= 15;     IF ([.E105] &lt;= 1; 2.5;     IF ([.E105] &lt;= 1.5; 4;     IF ([.E105] &lt;= 2.5; 6;     IF ([.E105] &lt;= 4.5; 10;     IF ([.E105] &lt;= 7; 16;     IF ([.E105] &lt;= 11.5; 25;     IF ([.E105] &lt;= 16; 35; 50)))))));  IF ([.D105] &lt;= 25;     IF ([.E105] &lt;= 1; 4;     IF ([.E105] &lt;= 1.5; 6;     IF ([.E105] &lt;= 2.5; 10;     IF ([.E105] &lt;= 4; 16;     IF ([.E105] &lt;= 7; 25;     IF ([.E105] &lt;= 9.5; 35; 50))))));  IF ([.D105] &lt;= 30;     IF ([.E105] &lt;= 1; 6;     IF ([.E105] &lt;= 2; 10;     IF ([.E105] &lt;= 3.5; 16;     IF ([.E105] &lt;= 5.4; 25;     IF ([.E105] &lt;= 8; 35; 50)))));  IF ([.D105] &lt;= 40;     IF ([.E105] &lt;= 1.5; 10;     IF ([.E105] &lt;= 2.5; 16;     IF ([.E105] &lt;= 4; 25;     IF ([.E105] &lt;= 6; 35; 50))));  &quot;Way too heavy&quot; ))))))))); &quot;&quot;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106]); [.E10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07]); [.E107]+Buffer; &quot;&quot;)">
            <text:p/>
          </table:table-cell>
          <table:table-cell table:formula="of:=IF(ISNUMBER([.D107]); IF ([.D107] &lt;= 1;     IF ([.E107] &lt;= 7; 1;     IF ([.E107] &lt;= 10; 1.5;     IF ([.E107] &lt;= 17; 2.5;     IF ([.E107] &lt;= 28; 4;     IF ([.E107] &lt;= 42; 6; 10)))));  IF ([.D107] &lt;= 2;     IF ([.E107] &lt;= 1.5; 1;     IF ([.E107] &lt;= 5; 1.5;     IF ([.E107] &lt;= 8.5; 2.5;     IF ([.E107] &lt;= 14; 4;     IF ([.E107] &lt;= 21; 6; 10)))));  IF ([.D107] &lt;= 4;     IF ([.E107] &lt;= 1.5; 1;     IF ([.E107] &lt;= 2.5; 1.5;     IF ([.E107] &lt;= 4; 2.5;     IF ([.E107] &lt;= 7; 4;     IF ([.E107] &lt;= 10.5; 6; 10)))));  IF ([.D107] &lt;= 6;     IF ([.E107] &lt;= 1.5; 1.5;     IF ([.E107] &lt;= 2.5; 2.5;     IF ([.E107] &lt;= 4.5; 4;     IF ([.E107] &lt;= 7; 6; 10))));  IF ([.D107] &lt;= 10;     IF ([.E107] &lt;= 1.5; 2.5;     IF ([.E107] &lt;= 2.5; 4;     IF ([.E107] &lt;= 4; 6;     IF ([.E107] &lt;= 7; 10;     IF ([.E107] &lt;= 10.5; 16;     IF ([.E107] &lt;= 17.5; 25;     IF ([.E107] &lt;= 24; 35; 50)))))));  IF ([.D107] &lt;= 15;     IF ([.E107] &lt;= 1; 2.5;     IF ([.E107] &lt;= 1.5; 4;     IF ([.E107] &lt;= 2.5; 6;     IF ([.E107] &lt;= 4.5; 10;     IF ([.E107] &lt;= 7; 16;     IF ([.E107] &lt;= 11.5; 25;     IF ([.E107] &lt;= 16; 35; 50)))))));  IF ([.D107] &lt;= 25;     IF ([.E107] &lt;= 1; 4;     IF ([.E107] &lt;= 1.5; 6;     IF ([.E107] &lt;= 2.5; 10;     IF ([.E107] &lt;= 4; 16;     IF ([.E107] &lt;= 7; 25;     IF ([.E107] &lt;= 9.5; 35; 50))))));  IF ([.D107] &lt;= 30;     IF ([.E107] &lt;= 1; 6;     IF ([.E107] &lt;= 2; 10;     IF ([.E107] &lt;= 3.5; 16;     IF ([.E107] &lt;= 5.4; 25;     IF ([.E107] &lt;= 8; 35; 50)))));  IF ([.D107] &lt;= 40;     IF ([.E107] &lt;= 1.5; 10;     IF ([.E107] &lt;= 2.5; 16;     IF ([.E107] &lt;= 4; 25;     IF ([.E107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0" office:value-type="string" calcext:value-type="string">
            <text:p>АКБ ‘-’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formula="of:=IF(ISNUMBER([.E108]); [.E108]+Buffer; &quot;&quot;)" table:number-columns-spanned="1" table:number-rows-spanned="2">
            <text:p/>
          </table:table-cell>
          <table:table-cell table:formula="of:=IF(ISNUMBER([.D108]); IF ([.D108] &lt;= 1;     IF ([.E108] &lt;= 7; 1;     IF ([.E108] &lt;= 10; 1.5;     IF ([.E108] &lt;= 17; 2.5;     IF ([.E108] &lt;= 28; 4;     IF ([.E108] &lt;= 42; 6; 10)))));  IF ([.D108] &lt;= 2;     IF ([.E108] &lt;= 1.5; 1;     IF ([.E108] &lt;= 5; 1.5;     IF ([.E108] &lt;= 8.5; 2.5;     IF ([.E108] &lt;= 14; 4;     IF ([.E108] &lt;= 21; 6; 10)))));  IF ([.D108] &lt;= 4;     IF ([.E108] &lt;= 1.5; 1;     IF ([.E108] &lt;= 2.5; 1.5;     IF ([.E108] &lt;= 4; 2.5;     IF ([.E108] &lt;= 7; 4;     IF ([.E108] &lt;= 10.5; 6; 10)))));  IF ([.D108] &lt;= 6;     IF ([.E108] &lt;= 1.5; 1.5;     IF ([.E108] &lt;= 2.5; 2.5;     IF ([.E108] &lt;= 4.5; 4;     IF ([.E108] &lt;= 7; 6; 10))));  IF ([.D108] &lt;= 10;     IF ([.E108] &lt;= 1.5; 2.5;     IF ([.E108] &lt;= 2.5; 4;     IF ([.E108] &lt;= 4; 6;     IF ([.E108] &lt;= 7; 10;     IF ([.E108] &lt;= 10.5; 16;     IF ([.E108] &lt;= 17.5; 25;     IF ([.E108] &lt;= 24; 35; 50)))))));  IF ([.D108] &lt;= 15;     IF ([.E108] &lt;= 1; 2.5;     IF ([.E108] &lt;= 1.5; 4;     IF ([.E108] &lt;= 2.5; 6;     IF ([.E108] &lt;= 4.5; 10;     IF ([.E108] &lt;= 7; 16;     IF ([.E108] &lt;= 11.5; 25;     IF ([.E108] &lt;= 16; 35; 50)))))));  IF ([.D108] &lt;= 25;     IF ([.E108] &lt;= 1; 4;     IF ([.E108] &lt;= 1.5; 6;     IF ([.E108] &lt;= 2.5; 10;     IF ([.E108] &lt;= 4; 16;     IF ([.E108] &lt;= 7; 25;     IF ([.E108] &lt;= 9.5; 35; 50))))));  IF ([.D108] &lt;= 30;     IF ([.E108] &lt;= 1; 6;     IF ([.E108] &lt;= 2; 10;     IF ([.E108] &lt;= 3.5; 16;     IF ([.E108] &lt;= 5.4; 25;     IF ([.E108] &lt;= 8; 35; 50)))));  IF ([.D108] &lt;= 40;     IF ([.E108] &lt;= 1.5; 10;     IF ([.E108] &lt;= 2.5; 16;     IF ([.E108] &lt;= 4; 25;     IF ([.E108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string" calcext:value-type="string">
            <text:p>Масса (силовой)</text:p>
          </table:table-cell>
          <table:covered-table-cell/>
          <table:covered-table-cell table:number-columns-repeated="2" table:style-name="ce19"/>
          <table:covered-table-cell table:formula="of:=IF(ISNUMBER([.E109]); [.E10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10]); [.E110]+Buffer; &quot;&quot;)">
            <text:p/>
          </table:table-cell>
          <table:table-cell table:formula="of:=IF(ISNUMBER([.D110]); IF ([.D110] &lt;= 1;     IF ([.E110] &lt;= 7; 1;     IF ([.E110] &lt;= 10; 1.5;     IF ([.E110] &lt;= 17; 2.5;     IF ([.E110] &lt;= 28; 4;     IF ([.E110] &lt;= 42; 6; 10)))));  IF ([.D110] &lt;= 2;     IF ([.E110] &lt;= 1.5; 1;     IF ([.E110] &lt;= 5; 1.5;     IF ([.E110] &lt;= 8.5; 2.5;     IF ([.E110] &lt;= 14; 4;     IF ([.E110] &lt;= 21; 6; 10)))));  IF ([.D110] &lt;= 4;     IF ([.E110] &lt;= 1.5; 1;     IF ([.E110] &lt;= 2.5; 1.5;     IF ([.E110] &lt;= 4; 2.5;     IF ([.E110] &lt;= 7; 4;     IF ([.E110] &lt;= 10.5; 6; 10)))));  IF ([.D110] &lt;= 6;     IF ([.E110] &lt;= 1.5; 1.5;     IF ([.E110] &lt;= 2.5; 2.5;     IF ([.E110] &lt;= 4.5; 4;     IF ([.E110] &lt;= 7; 6; 10))));  IF ([.D110] &lt;= 10;     IF ([.E110] &lt;= 1.5; 2.5;     IF ([.E110] &lt;= 2.5; 4;     IF ([.E110] &lt;= 4; 6;     IF ([.E110] &lt;= 7; 10;     IF ([.E110] &lt;= 10.5; 16;     IF ([.E110] &lt;= 17.5; 25;     IF ([.E110] &lt;= 24; 35; 50)))))));  IF ([.D110] &lt;= 15;     IF ([.E110] &lt;= 1; 2.5;     IF ([.E110] &lt;= 1.5; 4;     IF ([.E110] &lt;= 2.5; 6;     IF ([.E110] &lt;= 4.5; 10;     IF ([.E110] &lt;= 7; 16;     IF ([.E110] &lt;= 11.5; 25;     IF ([.E110] &lt;= 16; 35; 50)))))));  IF ([.D110] &lt;= 25;     IF ([.E110] &lt;= 1; 4;     IF ([.E110] &lt;= 1.5; 6;     IF ([.E110] &lt;= 2.5; 10;     IF ([.E110] &lt;= 4; 16;     IF ([.E110] &lt;= 7; 25;     IF ([.E110] &lt;= 9.5; 35; 50))))));  IF ([.D110] &lt;= 30;     IF ([.E110] &lt;= 1; 6;     IF ([.E110] &lt;= 2; 10;     IF ([.E110] &lt;= 3.5; 16;     IF ([.E110] &lt;= 5.4; 25;     IF ([.E110] &lt;= 8; 35; 50)))));  IF ([.D110] &lt;= 40;     IF ([.E110] &lt;= 1.5; 10;     IF ([.E110] &lt;= 2.5; 16;     IF ([.E110] &lt;= 4; 25;     IF ([.E110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Вентилятор охлаждения ‘+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19" office:value-type="float" office:value="40" calcext:value-type="float" table:number-columns-spanned="1" table:number-rows-spanned="2">
            <text:p>40.00</text:p>
          </table:table-cell>
          <table:table-cell table:style-name="ce19" table:formula="of:=Width+Height" office:value-type="float" office:value="2.3" calcext:value-type="float" table:number-columns-spanned="1" table:number-rows-spanned="2">
            <text:p>2.30</text:p>
          </table:table-cell>
          <table:table-cell table:formula="of:=IF(ISNUMBER([.E111]); [.E111]+Buffer; &quot;&quot;)" office:value-type="float" office:value="2.8" calcext:value-type="float" table:number-columns-spanned="1" table:number-rows-spanned="2">
            <text:p>2.8</text:p>
          </table:table-cell>
          <table:table-cell table:formula="of:=IF(ISNUMBER([.D111]); IF ([.D111] &lt;= 1;     IF ([.E111] &lt;= 7; 1;     IF ([.E111] &lt;= 10; 1.5;     IF ([.E111] &lt;= 17; 2.5;     IF ([.E111] &lt;= 28; 4;     IF ([.E111] &lt;= 42; 6; 10)))));  IF ([.D111] &lt;= 2;     IF ([.E111] &lt;= 1.5; 1;     IF ([.E111] &lt;= 5; 1.5;     IF ([.E111] &lt;= 8.5; 2.5;     IF ([.E111] &lt;= 14; 4;     IF ([.E111] &lt;= 21; 6; 10)))));  IF ([.D111] &lt;= 4;     IF ([.E111] &lt;= 1.5; 1;     IF ([.E111] &lt;= 2.5; 1.5;     IF ([.E111] &lt;= 4; 2.5;     IF ([.E111] &lt;= 7; 4;     IF ([.E111] &lt;= 10.5; 6; 10)))));  IF ([.D111] &lt;= 6;     IF ([.E111] &lt;= 1.5; 1.5;     IF ([.E111] &lt;= 2.5; 2.5;     IF ([.E111] &lt;= 4.5; 4;     IF ([.E111] &lt;= 7; 6; 10))));  IF ([.D111] &lt;= 10;     IF ([.E111] &lt;= 1.5; 2.5;     IF ([.E111] &lt;= 2.5; 4;     IF ([.E111] &lt;= 4; 6;     IF ([.E111] &lt;= 7; 10;     IF ([.E111] &lt;= 10.5; 16;     IF ([.E111] &lt;= 17.5; 25;     IF ([.E111] &lt;= 24; 35; 50)))))));  IF ([.D111] &lt;= 15;     IF ([.E111] &lt;= 1; 2.5;     IF ([.E111] &lt;= 1.5; 4;     IF ([.E111] &lt;= 2.5; 6;     IF ([.E111] &lt;= 4.5; 10;     IF ([.E111] &lt;= 7; 16;     IF ([.E111] &lt;= 11.5; 25;     IF ([.E111] &lt;= 16; 35; 50)))))));  IF ([.D111] &lt;= 25;     IF ([.E111] &lt;= 1; 4;     IF ([.E111] &lt;= 1.5; 6;     IF ([.E111] &lt;= 2.5; 10;     IF ([.E111] &lt;= 4; 16;     IF ([.E111] &lt;= 7; 25;     IF ([.E111] &lt;= 9.5; 35; 50))))));  IF ([.D111] &lt;= 30;     IF ([.E111] &lt;= 1; 6;     IF ([.E111] &lt;= 2; 10;     IF ([.E111] &lt;= 3.5; 16;     IF ([.E111] &lt;= 5.4; 25;     IF ([.E111] &lt;= 8; 35; 50)))));  IF ([.D111] &lt;= 40;     IF ([.E111] &lt;= 1.5; 10;     IF ([.E111] &lt;= 2.5; 16;     IF ([.E111] &lt;= 4; 25;     IF ([.E111] &lt;= 6; 35; 50))));  &quot;Way too heavy&quot; ))))))))); &quot;&quot;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Реле вентилятора охлаждения ‘87’</text:p>
          </table:table-cell>
          <table:covered-table-cell/>
          <table:covered-table-cell table:number-columns-repeated="2" table:style-name="ce19"/>
          <table:covered-table-cell table:formula="of:=IF(ISNUMBER([.E112]); [.E11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13]); [.E113]+Buffer; &quot;&quot;)">
            <text:p/>
          </table:table-cell>
          <table:table-cell table:formula="of:=IF(ISNUMBER([.D113]); IF ([.D113] &lt;= 1;     IF ([.E113] &lt;= 7; 1;     IF ([.E113] &lt;= 10; 1.5;     IF ([.E113] &lt;= 17; 2.5;     IF ([.E113] &lt;= 28; 4;     IF ([.E113] &lt;= 42; 6; 10)))));  IF ([.D113] &lt;= 2;     IF ([.E113] &lt;= 1.5; 1;     IF ([.E113] &lt;= 5; 1.5;     IF ([.E113] &lt;= 8.5; 2.5;     IF ([.E113] &lt;= 14; 4;     IF ([.E113] &lt;= 21; 6; 10)))));  IF ([.D113] &lt;= 4;     IF ([.E113] &lt;= 1.5; 1;     IF ([.E113] &lt;= 2.5; 1.5;     IF ([.E113] &lt;= 4; 2.5;     IF ([.E113] &lt;= 7; 4;     IF ([.E113] &lt;= 10.5; 6; 10)))));  IF ([.D113] &lt;= 6;     IF ([.E113] &lt;= 1.5; 1.5;     IF ([.E113] &lt;= 2.5; 2.5;     IF ([.E113] &lt;= 4.5; 4;     IF ([.E113] &lt;= 7; 6; 10))));  IF ([.D113] &lt;= 10;     IF ([.E113] &lt;= 1.5; 2.5;     IF ([.E113] &lt;= 2.5; 4;     IF ([.E113] &lt;= 4; 6;     IF ([.E113] &lt;= 7; 10;     IF ([.E113] &lt;= 10.5; 16;     IF ([.E113] &lt;= 17.5; 25;     IF ([.E113] &lt;= 24; 35; 50)))))));  IF ([.D113] &lt;= 15;     IF ([.E113] &lt;= 1; 2.5;     IF ([.E113] &lt;= 1.5; 4;     IF ([.E113] &lt;= 2.5; 6;     IF ([.E113] &lt;= 4.5; 10;     IF ([.E113] &lt;= 7; 16;     IF ([.E113] &lt;= 11.5; 25;     IF ([.E113] &lt;= 16; 35; 50)))))));  IF ([.D113] &lt;= 25;     IF ([.E113] &lt;= 1; 4;     IF ([.E113] &lt;= 1.5; 6;     IF ([.E113] &lt;= 2.5; 10;     IF ([.E113] &lt;= 4; 16;     IF ([.E113] &lt;= 7; 25;     IF ([.E113] &lt;= 9.5; 35; 50))))));  IF ([.D113] &lt;= 30;     IF ([.E113] &lt;= 1; 6;     IF ([.E113] &lt;= 2; 10;     IF ([.E113] &lt;= 3.5; 16;     IF ([.E113] &lt;= 5.4; 25;     IF ([.E113] &lt;= 8; 35; 50)))));  IF ([.D113] &lt;= 40;     IF ([.E113] &lt;= 1.5; 10;     IF ([.E113] &lt;= 2.5; 16;     IF ([.E113] &lt;= 4; 25;     IF ([.E113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Вентилятор охлаждения ‘-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40" calcext:value-type="float" table:number-columns-spanned="1" table:number-rows-spanned="2">
            <text:p>40.00</text:p>
          </table:table-cell>
          <table:table-cell table:style-name="ce19" table:formula="of:=Width+Height" office:value-type="float" office:value="2.3" calcext:value-type="float" table:number-columns-spanned="1" table:number-rows-spanned="2">
            <text:p>2.30</text:p>
          </table:table-cell>
          <table:table-cell table:formula="of:=IF(ISNUMBER([.E114]); [.E114]+Buffer; &quot;&quot;)" office:value-type="float" office:value="2.8" calcext:value-type="float" table:number-columns-spanned="1" table:number-rows-spanned="2">
            <text:p>2.8</text:p>
          </table:table-cell>
          <table:table-cell table:formula="of:=IF(ISNUMBER([.D114]); IF ([.D114] &lt;= 1;     IF ([.E114] &lt;= 7; 1;     IF ([.E114] &lt;= 10; 1.5;     IF ([.E114] &lt;= 17; 2.5;     IF ([.E114] &lt;= 28; 4;     IF ([.E114] &lt;= 42; 6; 10)))));  IF ([.D114] &lt;= 2;     IF ([.E114] &lt;= 1.5; 1;     IF ([.E114] &lt;= 5; 1.5;     IF ([.E114] &lt;= 8.5; 2.5;     IF ([.E114] &lt;= 14; 4;     IF ([.E114] &lt;= 21; 6; 10)))));  IF ([.D114] &lt;= 4;     IF ([.E114] &lt;= 1.5; 1;     IF ([.E114] &lt;= 2.5; 1.5;     IF ([.E114] &lt;= 4; 2.5;     IF ([.E114] &lt;= 7; 4;     IF ([.E114] &lt;= 10.5; 6; 10)))));  IF ([.D114] &lt;= 6;     IF ([.E114] &lt;= 1.5; 1.5;     IF ([.E114] &lt;= 2.5; 2.5;     IF ([.E114] &lt;= 4.5; 4;     IF ([.E114] &lt;= 7; 6; 10))));  IF ([.D114] &lt;= 10;     IF ([.E114] &lt;= 1.5; 2.5;     IF ([.E114] &lt;= 2.5; 4;     IF ([.E114] &lt;= 4; 6;     IF ([.E114] &lt;= 7; 10;     IF ([.E114] &lt;= 10.5; 16;     IF ([.E114] &lt;= 17.5; 25;     IF ([.E114] &lt;= 24; 35; 50)))))));  IF ([.D114] &lt;= 15;     IF ([.E114] &lt;= 1; 2.5;     IF ([.E114] &lt;= 1.5; 4;     IF ([.E114] &lt;= 2.5; 6;     IF ([.E114] &lt;= 4.5; 10;     IF ([.E114] &lt;= 7; 16;     IF ([.E114] &lt;= 11.5; 25;     IF ([.E114] &lt;= 16; 35; 50)))))));  IF ([.D114] &lt;= 25;     IF ([.E114] &lt;= 1; 4;     IF ([.E114] &lt;= 1.5; 6;     IF ([.E114] &lt;= 2.5; 10;     IF ([.E114] &lt;= 4; 16;     IF ([.E114] &lt;= 7; 25;     IF ([.E114] &lt;= 9.5; 35; 50))))));  IF ([.D114] &lt;= 30;     IF ([.E114] &lt;= 1; 6;     IF ([.E114] &lt;= 2; 10;     IF ([.E114] &lt;= 3.5; 16;     IF ([.E114] &lt;= 5.4; 25;     IF ([.E114] &lt;= 8; 35; 50)))));  IF ([.D114] &lt;= 40;     IF ([.E114] &lt;= 1.5; 10;     IF ([.E114] &lt;= 2.5; 16;     IF ([.E114] &lt;= 4; 25;     IF ([.E114] &lt;= 6; 35; 50))));  &quot;Way too heavy&quot; ))))))))); &quot;&quot;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115]); [.E11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16]); [.E116]+Buffer; &quot;&quot;)">
            <text:p/>
          </table:table-cell>
          <table:table-cell table:formula="of:=IF(ISNUMBER([.D116]); IF ([.D116] &lt;= 1;     IF ([.E116] &lt;= 7; 1;     IF ([.E116] &lt;= 10; 1.5;     IF ([.E116] &lt;= 17; 2.5;     IF ([.E116] &lt;= 28; 4;     IF ([.E116] &lt;= 42; 6; 10)))));  IF ([.D116] &lt;= 2;     IF ([.E116] &lt;= 1.5; 1;     IF ([.E116] &lt;= 5; 1.5;     IF ([.E116] &lt;= 8.5; 2.5;     IF ([.E116] &lt;= 14; 4;     IF ([.E116] &lt;= 21; 6; 10)))));  IF ([.D116] &lt;= 4;     IF ([.E116] &lt;= 1.5; 1;     IF ([.E116] &lt;= 2.5; 1.5;     IF ([.E116] &lt;= 4; 2.5;     IF ([.E116] &lt;= 7; 4;     IF ([.E116] &lt;= 10.5; 6; 10)))));  IF ([.D116] &lt;= 6;     IF ([.E116] &lt;= 1.5; 1.5;     IF ([.E116] &lt;= 2.5; 2.5;     IF ([.E116] &lt;= 4.5; 4;     IF ([.E116] &lt;= 7; 6; 10))));  IF ([.D116] &lt;= 10;     IF ([.E116] &lt;= 1.5; 2.5;     IF ([.E116] &lt;= 2.5; 4;     IF ([.E116] &lt;= 4; 6;     IF ([.E116] &lt;= 7; 10;     IF ([.E116] &lt;= 10.5; 16;     IF ([.E116] &lt;= 17.5; 25;     IF ([.E116] &lt;= 24; 35; 50)))))));  IF ([.D116] &lt;= 15;     IF ([.E116] &lt;= 1; 2.5;     IF ([.E116] &lt;= 1.5; 4;     IF ([.E116] &lt;= 2.5; 6;     IF ([.E116] &lt;= 4.5; 10;     IF ([.E116] &lt;= 7; 16;     IF ([.E116] &lt;= 11.5; 25;     IF ([.E116] &lt;= 16; 35; 50)))))));  IF ([.D116] &lt;= 25;     IF ([.E116] &lt;= 1; 4;     IF ([.E116] &lt;= 1.5; 6;     IF ([.E116] &lt;= 2.5; 10;     IF ([.E116] &lt;= 4; 16;     IF ([.E116] &lt;= 7; 25;     IF ([.E116] &lt;= 9.5; 35; 50))))));  IF ([.D116] &lt;= 30;     IF ([.E116] &lt;= 1; 6;     IF ([.E116] &lt;= 2; 10;     IF ([.E116] &lt;= 3.5; 16;     IF ([.E116] &lt;= 5.4; 25;     IF ([.E116] &lt;= 8; 35; 50)))));  IF ([.D116] &lt;= 40;     IF ([.E116] &lt;= 1.5; 10;     IF ([.E116] &lt;= 2.5; 16;     IF ([.E116] &lt;= 4; 25;     IF ([.E116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Прикуриватель ‘+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19" office:value-type="float" office:value="20" calcext:value-type="float" table:number-columns-spanned="1" table:number-rows-spanned="2">
            <text:p>20.00</text:p>
          </table:table-cell>
          <table:table-cell table:style-name="ce19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formula="of:=IF(ISNUMBER([.E117]); [.E117]+Buffer; &quot;&quot;)" office:value-type="float" office:value="2.9" calcext:value-type="float" table:number-columns-spanned="1" table:number-rows-spanned="2">
            <text:p>2.9</text:p>
          </table:table-cell>
          <table:table-cell table:formula="of:=IF(ISNUMBER([.D117]); IF ([.D117] &lt;= 1;     IF ([.E117] &lt;= 7; 1;     IF ([.E117] &lt;= 10; 1.5;     IF ([.E117] &lt;= 17; 2.5;     IF ([.E117] &lt;= 28; 4;     IF ([.E117] &lt;= 42; 6; 10)))));  IF ([.D117] &lt;= 2;     IF ([.E117] &lt;= 1.5; 1;     IF ([.E117] &lt;= 5; 1.5;     IF ([.E117] &lt;= 8.5; 2.5;     IF ([.E117] &lt;= 14; 4;     IF ([.E117] &lt;= 21; 6; 10)))));  IF ([.D117] &lt;= 4;     IF ([.E117] &lt;= 1.5; 1;     IF ([.E117] &lt;= 2.5; 1.5;     IF ([.E117] &lt;= 4; 2.5;     IF ([.E117] &lt;= 7; 4;     IF ([.E117] &lt;= 10.5; 6; 10)))));  IF ([.D117] &lt;= 6;     IF ([.E117] &lt;= 1.5; 1.5;     IF ([.E117] &lt;= 2.5; 2.5;     IF ([.E117] &lt;= 4.5; 4;     IF ([.E117] &lt;= 7; 6; 10))));  IF ([.D117] &lt;= 10;     IF ([.E117] &lt;= 1.5; 2.5;     IF ([.E117] &lt;= 2.5; 4;     IF ([.E117] &lt;= 4; 6;     IF ([.E117] &lt;= 7; 10;     IF ([.E117] &lt;= 10.5; 16;     IF ([.E117] &lt;= 17.5; 25;     IF ([.E117] &lt;= 24; 35; 50)))))));  IF ([.D117] &lt;= 15;     IF ([.E117] &lt;= 1; 2.5;     IF ([.E117] &lt;= 1.5; 4;     IF ([.E117] &lt;= 2.5; 6;     IF ([.E117] &lt;= 4.5; 10;     IF ([.E117] &lt;= 7; 16;     IF ([.E117] &lt;= 11.5; 25;     IF ([.E117] &lt;= 16; 35; 50)))))));  IF ([.D117] &lt;= 25;     IF ([.E117] &lt;= 1; 4;     IF ([.E117] &lt;= 1.5; 6;     IF ([.E117] &lt;= 2.5; 10;     IF ([.E117] &lt;= 4; 16;     IF ([.E117] &lt;= 7; 25;     IF ([.E117] &lt;= 9.5; 35; 50))))));  IF ([.D117] &lt;= 30;     IF ([.E117] &lt;= 1; 6;     IF ([.E117] &lt;= 2; 10;     IF ([.E117] &lt;= 3.5; 16;     IF ([.E117] &lt;= 5.4; 25;     IF ([.E117] &lt;= 8; 35; 50)))));  IF ([.D117] &lt;= 40;     IF ([.E117] &lt;= 1.5; 10;     IF ([.E117] &lt;= 2.5; 16;     IF ([.E117] &lt;= 4; 25;     IF ([.E117] &lt;= 6; 35; 50))));  &quot;Way too heavy&quot; ))))))))); &quot;&quot;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лев ‘8’, вых</text:p>
          </table:table-cell>
          <table:covered-table-cell/>
          <table:covered-table-cell table:number-columns-repeated="2" table:style-name="ce19"/>
          <table:covered-table-cell table:formula="of:=IF(ISNUMBER([.E118]); [.E11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19]); [.E119]+Buffer; &quot;&quot;)">
            <text:p/>
          </table:table-cell>
          <table:table-cell table:formula="of:=IF(ISNUMBER([.D119]); IF ([.D119] &lt;= 1;     IF ([.E119] &lt;= 7; 1;     IF ([.E119] &lt;= 10; 1.5;     IF ([.E119] &lt;= 17; 2.5;     IF ([.E119] &lt;= 28; 4;     IF ([.E119] &lt;= 42; 6; 10)))));  IF ([.D119] &lt;= 2;     IF ([.E119] &lt;= 1.5; 1;     IF ([.E119] &lt;= 5; 1.5;     IF ([.E119] &lt;= 8.5; 2.5;     IF ([.E119] &lt;= 14; 4;     IF ([.E119] &lt;= 21; 6; 10)))));  IF ([.D119] &lt;= 4;     IF ([.E119] &lt;= 1.5; 1;     IF ([.E119] &lt;= 2.5; 1.5;     IF ([.E119] &lt;= 4; 2.5;     IF ([.E119] &lt;= 7; 4;     IF ([.E119] &lt;= 10.5; 6; 10)))));  IF ([.D119] &lt;= 6;     IF ([.E119] &lt;= 1.5; 1.5;     IF ([.E119] &lt;= 2.5; 2.5;     IF ([.E119] &lt;= 4.5; 4;     IF ([.E119] &lt;= 7; 6; 10))));  IF ([.D119] &lt;= 10;     IF ([.E119] &lt;= 1.5; 2.5;     IF ([.E119] &lt;= 2.5; 4;     IF ([.E119] &lt;= 4; 6;     IF ([.E119] &lt;= 7; 10;     IF ([.E119] &lt;= 10.5; 16;     IF ([.E119] &lt;= 17.5; 25;     IF ([.E119] &lt;= 24; 35; 50)))))));  IF ([.D119] &lt;= 15;     IF ([.E119] &lt;= 1; 2.5;     IF ([.E119] &lt;= 1.5; 4;     IF ([.E119] &lt;= 2.5; 6;     IF ([.E119] &lt;= 4.5; 10;     IF ([.E119] &lt;= 7; 16;     IF ([.E119] &lt;= 11.5; 25;     IF ([.E119] &lt;= 16; 35; 50)))))));  IF ([.D119] &lt;= 25;     IF ([.E119] &lt;= 1; 4;     IF ([.E119] &lt;= 1.5; 6;     IF ([.E119] &lt;= 2.5; 10;     IF ([.E119] &lt;= 4; 16;     IF ([.E119] &lt;= 7; 25;     IF ([.E119] &lt;= 9.5; 35; 50))))));  IF ([.D119] &lt;= 30;     IF ([.E119] &lt;= 1; 6;     IF ([.E119] &lt;= 2; 10;     IF ([.E119] &lt;= 3.5; 16;     IF ([.E119] &lt;= 5.4; 25;     IF ([.E119] &lt;= 8; 35; 50)))));  IF ([.D119] &lt;= 40;     IF ([.E119] &lt;= 1.5; 10;     IF ([.E119] &lt;= 2.5; 16;     IF ([.E119] &lt;= 4; 25;     IF ([.E119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Прикуриватель ‘подсветка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19" office:value-type="float" office:value="10" calcext:value-type="float" table:number-columns-spanned="1" table:number-rows-spanned="2">
            <text:p>10.00</text:p>
          </table:table-cell>
          <table:table-cell table:style-name="ce19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formula="of:=IF(ISNUMBER([.E120]); [.E120]+Buffer; &quot;&quot;)" office:value-type="float" office:value="2.9" calcext:value-type="float" table:number-columns-spanned="1" table:number-rows-spanned="2">
            <text:p>2.9</text:p>
          </table:table-cell>
          <table:table-cell table:formula="of:=IF(ISNUMBER([.D120]); IF ([.D120] &lt;= 1;     IF ([.E120] &lt;= 7; 1;     IF ([.E120] &lt;= 10; 1.5;     IF ([.E120] &lt;= 17; 2.5;     IF ([.E120] &lt;= 28; 4;     IF ([.E120] &lt;= 42; 6; 10)))));  IF ([.D120] &lt;= 2;     IF ([.E120] &lt;= 1.5; 1;     IF ([.E120] &lt;= 5; 1.5;     IF ([.E120] &lt;= 8.5; 2.5;     IF ([.E120] &lt;= 14; 4;     IF ([.E120] &lt;= 21; 6; 10)))));  IF ([.D120] &lt;= 4;     IF ([.E120] &lt;= 1.5; 1;     IF ([.E120] &lt;= 2.5; 1.5;     IF ([.E120] &lt;= 4; 2.5;     IF ([.E120] &lt;= 7; 4;     IF ([.E120] &lt;= 10.5; 6; 10)))));  IF ([.D120] &lt;= 6;     IF ([.E120] &lt;= 1.5; 1.5;     IF ([.E120] &lt;= 2.5; 2.5;     IF ([.E120] &lt;= 4.5; 4;     IF ([.E120] &lt;= 7; 6; 10))));  IF ([.D120] &lt;= 10;     IF ([.E120] &lt;= 1.5; 2.5;     IF ([.E120] &lt;= 2.5; 4;     IF ([.E120] &lt;= 4; 6;     IF ([.E120] &lt;= 7; 10;     IF ([.E120] &lt;= 10.5; 16;     IF ([.E120] &lt;= 17.5; 25;     IF ([.E120] &lt;= 24; 35; 50)))))));  IF ([.D120] &lt;= 15;     IF ([.E120] &lt;= 1; 2.5;     IF ([.E120] &lt;= 1.5; 4;     IF ([.E120] &lt;= 2.5; 6;     IF ([.E120] &lt;= 4.5; 10;     IF ([.E120] &lt;= 7; 16;     IF ([.E120] &lt;= 11.5; 25;     IF ([.E120] &lt;= 16; 35; 50)))))));  IF ([.D120] &lt;= 25;     IF ([.E120] &lt;= 1; 4;     IF ([.E120] &lt;= 1.5; 6;     IF ([.E120] &lt;= 2.5; 10;     IF ([.E120] &lt;= 4; 16;     IF ([.E120] &lt;= 7; 25;     IF ([.E120] &lt;= 9.5; 35; 50))))));  IF ([.D120] &lt;= 30;     IF ([.E120] &lt;= 1; 6;     IF ([.E120] &lt;= 2; 10;     IF ([.E120] &lt;= 3.5; 16;     IF ([.E120] &lt;= 5.4; 25;     IF ([.E120] &lt;= 8; 35; 50)))));  IF ([.D120] &lt;= 40;     IF ([.E120] &lt;= 1.5; 10;     IF ([.E120] &lt;= 2.5; 16;     IF ([.E120] &lt;= 4; 25;     IF ([.E120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пр ‘13’, вых</text:p>
          </table:table-cell>
          <table:covered-table-cell/>
          <table:covered-table-cell table:number-columns-repeated="2" table:style-name="ce19"/>
          <table:covered-table-cell table:formula="of:=IF(ISNUMBER([.E121]); [.E12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22]); [.E122]+Buffer; &quot;&quot;)">
            <text:p/>
          </table:table-cell>
          <table:table-cell table:formula="of:=IF(ISNUMBER([.D122]); IF ([.D122] &lt;= 1;     IF ([.E122] &lt;= 7; 1;     IF ([.E122] &lt;= 10; 1.5;     IF ([.E122] &lt;= 17; 2.5;     IF ([.E122] &lt;= 28; 4;     IF ([.E122] &lt;= 42; 6; 10)))));  IF ([.D122] &lt;= 2;     IF ([.E122] &lt;= 1.5; 1;     IF ([.E122] &lt;= 5; 1.5;     IF ([.E122] &lt;= 8.5; 2.5;     IF ([.E122] &lt;= 14; 4;     IF ([.E122] &lt;= 21; 6; 10)))));  IF ([.D122] &lt;= 4;     IF ([.E122] &lt;= 1.5; 1;     IF ([.E122] &lt;= 2.5; 1.5;     IF ([.E122] &lt;= 4; 2.5;     IF ([.E122] &lt;= 7; 4;     IF ([.E122] &lt;= 10.5; 6; 10)))));  IF ([.D122] &lt;= 6;     IF ([.E122] &lt;= 1.5; 1.5;     IF ([.E122] &lt;= 2.5; 2.5;     IF ([.E122] &lt;= 4.5; 4;     IF ([.E122] &lt;= 7; 6; 10))));  IF ([.D122] &lt;= 10;     IF ([.E122] &lt;= 1.5; 2.5;     IF ([.E122] &lt;= 2.5; 4;     IF ([.E122] &lt;= 4; 6;     IF ([.E122] &lt;= 7; 10;     IF ([.E122] &lt;= 10.5; 16;     IF ([.E122] &lt;= 17.5; 25;     IF ([.E122] &lt;= 24; 35; 50)))))));  IF ([.D122] &lt;= 15;     IF ([.E122] &lt;= 1; 2.5;     IF ([.E122] &lt;= 1.5; 4;     IF ([.E122] &lt;= 2.5; 6;     IF ([.E122] &lt;= 4.5; 10;     IF ([.E122] &lt;= 7; 16;     IF ([.E122] &lt;= 11.5; 25;     IF ([.E122] &lt;= 16; 35; 50)))))));  IF ([.D122] &lt;= 25;     IF ([.E122] &lt;= 1; 4;     IF ([.E122] &lt;= 1.5; 6;     IF ([.E122] &lt;= 2.5; 10;     IF ([.E122] &lt;= 4; 16;     IF ([.E122] &lt;= 7; 25;     IF ([.E122] &lt;= 9.5; 35; 50))))));  IF ([.D122] &lt;= 30;     IF ([.E122] &lt;= 1; 6;     IF ([.E122] &lt;= 2; 10;     IF ([.E122] &lt;= 3.5; 16;     IF ([.E122] &lt;= 5.4; 25;     IF ([.E122] &lt;= 8; 35; 50)))));  IF ([.D122] &lt;= 40;     IF ([.E122] &lt;= 1.5; 10;     IF ([.E122] &lt;= 2.5; 16;     IF ([.E122] &lt;= 4; 25;     IF ([.E122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Лампа шкатулки ‘+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5" calcext:value-type="float" table:number-columns-spanned="1" table:number-rows-spanned="2">
            <text:p>15.00</text:p>
          </table:table-cell>
          <table:table-cell table:style-name="ce19"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123]); [.E123]+Buffer; &quot;&quot;)" office:value-type="float" office:value="1" calcext:value-type="float" table:number-columns-spanned="1" table:number-rows-spanned="2">
            <text:p>1</text:p>
          </table:table-cell>
          <table:table-cell table:formula="of:=IF(ISNUMBER([.D123]); IF ([.D123] &lt;= 1;     IF ([.E123] &lt;= 7; 1;     IF ([.E123] &lt;= 10; 1.5;     IF ([.E123] &lt;= 17; 2.5;     IF ([.E123] &lt;= 28; 4;     IF ([.E123] &lt;= 42; 6; 10)))));  IF ([.D123] &lt;= 2;     IF ([.E123] &lt;= 1.5; 1;     IF ([.E123] &lt;= 5; 1.5;     IF ([.E123] &lt;= 8.5; 2.5;     IF ([.E123] &lt;= 14; 4;     IF ([.E123] &lt;= 21; 6; 10)))));  IF ([.D123] &lt;= 4;     IF ([.E123] &lt;= 1.5; 1;     IF ([.E123] &lt;= 2.5; 1.5;     IF ([.E123] &lt;= 4; 2.5;     IF ([.E123] &lt;= 7; 4;     IF ([.E123] &lt;= 10.5; 6; 10)))));  IF ([.D123] &lt;= 6;     IF ([.E123] &lt;= 1.5; 1.5;     IF ([.E123] &lt;= 2.5; 2.5;     IF ([.E123] &lt;= 4.5; 4;     IF ([.E123] &lt;= 7; 6; 10))));  IF ([.D123] &lt;= 10;     IF ([.E123] &lt;= 1.5; 2.5;     IF ([.E123] &lt;= 2.5; 4;     IF ([.E123] &lt;= 4; 6;     IF ([.E123] &lt;= 7; 10;     IF ([.E123] &lt;= 10.5; 16;     IF ([.E123] &lt;= 17.5; 25;     IF ([.E123] &lt;= 24; 35; 50)))))));  IF ([.D123] &lt;= 15;     IF ([.E123] &lt;= 1; 2.5;     IF ([.E123] &lt;= 1.5; 4;     IF ([.E123] &lt;= 2.5; 6;     IF ([.E123] &lt;= 4.5; 10;     IF ([.E123] &lt;= 7; 16;     IF ([.E123] &lt;= 11.5; 25;     IF ([.E123] &lt;= 16; 35; 50)))))));  IF ([.D123] &lt;= 25;     IF ([.E123] &lt;= 1; 4;     IF ([.E123] &lt;= 1.5; 6;     IF ([.E123] &lt;= 2.5; 10;     IF ([.E123] &lt;= 4; 16;     IF ([.E123] &lt;= 7; 25;     IF ([.E123] &lt;= 9.5; 35; 50))))));  IF ([.D123] &lt;= 30;     IF ([.E123] &lt;= 1; 6;     IF ([.E123] &lt;= 2; 10;     IF ([.E123] &lt;= 3.5; 16;     IF ([.E123] &lt;= 5.4; 25;     IF ([.E123] &lt;= 8; 35; 50)))));  IF ([.D123] &lt;= 40;     IF ([.E123] &lt;= 1.5; 10;     IF ([.E123] &lt;= 2.5; 16;     IF ([.E123] &lt;= 4; 25;     IF ([.E123] &lt;= 6; 35; 50))));  &quot;Way too heavy&quot; ))))))))); &quot;&quot;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лев ‘12’, вых</text:p>
          </table:table-cell>
          <table:covered-table-cell/>
          <table:covered-table-cell table:number-columns-repeated="2" table:style-name="ce19"/>
          <table:covered-table-cell table:formula="of:=IF(ISNUMBER([.E124]); [.E12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25]); [.E125]+Buffer; &quot;&quot;)">
            <text:p/>
          </table:table-cell>
          <table:table-cell table:formula="of:=IF(ISNUMBER([.D125]); IF ([.D125] &lt;= 1;     IF ([.E125] &lt;= 7; 1;     IF ([.E125] &lt;= 10; 1.5;     IF ([.E125] &lt;= 17; 2.5;     IF ([.E125] &lt;= 28; 4;     IF ([.E125] &lt;= 42; 6; 10)))));  IF ([.D125] &lt;= 2;     IF ([.E125] &lt;= 1.5; 1;     IF ([.E125] &lt;= 5; 1.5;     IF ([.E125] &lt;= 8.5; 2.5;     IF ([.E125] &lt;= 14; 4;     IF ([.E125] &lt;= 21; 6; 10)))));  IF ([.D125] &lt;= 4;     IF ([.E125] &lt;= 1.5; 1;     IF ([.E125] &lt;= 2.5; 1.5;     IF ([.E125] &lt;= 4; 2.5;     IF ([.E125] &lt;= 7; 4;     IF ([.E125] &lt;= 10.5; 6; 10)))));  IF ([.D125] &lt;= 6;     IF ([.E125] &lt;= 1.5; 1.5;     IF ([.E125] &lt;= 2.5; 2.5;     IF ([.E125] &lt;= 4.5; 4;     IF ([.E125] &lt;= 7; 6; 10))));  IF ([.D125] &lt;= 10;     IF ([.E125] &lt;= 1.5; 2.5;     IF ([.E125] &lt;= 2.5; 4;     IF ([.E125] &lt;= 4; 6;     IF ([.E125] &lt;= 7; 10;     IF ([.E125] &lt;= 10.5; 16;     IF ([.E125] &lt;= 17.5; 25;     IF ([.E125] &lt;= 24; 35; 50)))))));  IF ([.D125] &lt;= 15;     IF ([.E125] &lt;= 1; 2.5;     IF ([.E125] &lt;= 1.5; 4;     IF ([.E125] &lt;= 2.5; 6;     IF ([.E125] &lt;= 4.5; 10;     IF ([.E125] &lt;= 7; 16;     IF ([.E125] &lt;= 11.5; 25;     IF ([.E125] &lt;= 16; 35; 50)))))));  IF ([.D125] &lt;= 25;     IF ([.E125] &lt;= 1; 4;     IF ([.E125] &lt;= 1.5; 6;     IF ([.E125] &lt;= 2.5; 10;     IF ([.E125] &lt;= 4; 16;     IF ([.E125] &lt;= 7; 25;     IF ([.E125] &lt;= 9.5; 35; 50))))));  IF ([.D125] &lt;= 30;     IF ([.E125] &lt;= 1; 6;     IF ([.E125] &lt;= 2; 10;     IF ([.E125] &lt;= 3.5; 16;     IF ([.E125] &lt;= 5.4; 25;     IF ([.E125] &lt;= 8; 35; 50)))));  IF ([.D125] &lt;= 40;     IF ([.E125] &lt;= 1.5; 10;     IF ([.E125] &lt;= 2.5; 16;     IF ([.E125] &lt;= 4; 25;     IF ([.E125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Лампа шкатулки ‘-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style-name="ce19"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26]); [.E126]+Buffer; &quot;&quot;)" office:value-type="float" office:value="1.5" calcext:value-type="float" table:number-columns-spanned="1" table:number-rows-spanned="2">
            <text:p>1.5</text:p>
          </table:table-cell>
          <table:table-cell table:formula="of:=IF(ISNUMBER([.D126]); IF ([.D126] &lt;= 1;     IF ([.E126] &lt;= 7; 1;     IF ([.E126] &lt;= 10; 1.5;     IF ([.E126] &lt;= 17; 2.5;     IF ([.E126] &lt;= 28; 4;     IF ([.E126] &lt;= 42; 6; 10)))));  IF ([.D126] &lt;= 2;     IF ([.E126] &lt;= 1.5; 1;     IF ([.E126] &lt;= 5; 1.5;     IF ([.E126] &lt;= 8.5; 2.5;     IF ([.E126] &lt;= 14; 4;     IF ([.E126] &lt;= 21; 6; 10)))));  IF ([.D126] &lt;= 4;     IF ([.E126] &lt;= 1.5; 1;     IF ([.E126] &lt;= 2.5; 1.5;     IF ([.E126] &lt;= 4; 2.5;     IF ([.E126] &lt;= 7; 4;     IF ([.E126] &lt;= 10.5; 6; 10)))));  IF ([.D126] &lt;= 6;     IF ([.E126] &lt;= 1.5; 1.5;     IF ([.E126] &lt;= 2.5; 2.5;     IF ([.E126] &lt;= 4.5; 4;     IF ([.E126] &lt;= 7; 6; 10))));  IF ([.D126] &lt;= 10;     IF ([.E126] &lt;= 1.5; 2.5;     IF ([.E126] &lt;= 2.5; 4;     IF ([.E126] &lt;= 4; 6;     IF ([.E126] &lt;= 7; 10;     IF ([.E126] &lt;= 10.5; 16;     IF ([.E126] &lt;= 17.5; 25;     IF ([.E126] &lt;= 24; 35; 50)))))));  IF ([.D126] &lt;= 15;     IF ([.E126] &lt;= 1; 2.5;     IF ([.E126] &lt;= 1.5; 4;     IF ([.E126] &lt;= 2.5; 6;     IF ([.E126] &lt;= 4.5; 10;     IF ([.E126] &lt;= 7; 16;     IF ([.E126] &lt;= 11.5; 25;     IF ([.E126] &lt;= 16; 35; 50)))))));  IF ([.D126] &lt;= 25;     IF ([.E126] &lt;= 1; 4;     IF ([.E126] &lt;= 1.5; 6;     IF ([.E126] &lt;= 2.5; 10;     IF ([.E126] &lt;= 4; 16;     IF ([.E126] &lt;= 7; 25;     IF ([.E126] &lt;= 9.5; 35; 50))))));  IF ([.D126] &lt;= 30;     IF ([.E126] &lt;= 1; 6;     IF ([.E126] &lt;= 2; 10;     IF ([.E126] &lt;= 3.5; 16;     IF ([.E126] &lt;= 5.4; 25;     IF ([.E126] &lt;= 8; 35; 50)))));  IF ([.D126] &lt;= 40;     IF ([.E126] &lt;= 1.5; 10;     IF ([.E126] &lt;= 2.5; 16;     IF ([.E126] &lt;= 4; 25;     IF ([.E126] &lt;= 6; 35; 50))));  &quot;Way too heavy&quot; ))))))))); &quot;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127]); [.E12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28]); [.E128]+Buffer; &quot;&quot;)">
            <text:p/>
          </table:table-cell>
          <table:table-cell table:formula="of:=IF(ISNUMBER([.D128]); IF ([.D128] &lt;= 1;     IF ([.E128] &lt;= 7; 1;     IF ([.E128] &lt;= 10; 1.5;     IF ([.E128] &lt;= 17; 2.5;     IF ([.E128] &lt;= 28; 4;     IF ([.E128] &lt;= 42; 6; 10)))));  IF ([.D128] &lt;= 2;     IF ([.E128] &lt;= 1.5; 1;     IF ([.E128] &lt;= 5; 1.5;     IF ([.E128] &lt;= 8.5; 2.5;     IF ([.E128] &lt;= 14; 4;     IF ([.E128] &lt;= 21; 6; 10)))));  IF ([.D128] &lt;= 4;     IF ([.E128] &lt;= 1.5; 1;     IF ([.E128] &lt;= 2.5; 1.5;     IF ([.E128] &lt;= 4; 2.5;     IF ([.E128] &lt;= 7; 4;     IF ([.E128] &lt;= 10.5; 6; 10)))));  IF ([.D128] &lt;= 6;     IF ([.E128] &lt;= 1.5; 1.5;     IF ([.E128] &lt;= 2.5; 2.5;     IF ([.E128] &lt;= 4.5; 4;     IF ([.E128] &lt;= 7; 6; 10))));  IF ([.D128] &lt;= 10;     IF ([.E128] &lt;= 1.5; 2.5;     IF ([.E128] &lt;= 2.5; 4;     IF ([.E128] &lt;= 4; 6;     IF ([.E128] &lt;= 7; 10;     IF ([.E128] &lt;= 10.5; 16;     IF ([.E128] &lt;= 17.5; 25;     IF ([.E128] &lt;= 24; 35; 50)))))));  IF ([.D128] &lt;= 15;     IF ([.E128] &lt;= 1; 2.5;     IF ([.E128] &lt;= 1.5; 4;     IF ([.E128] &lt;= 2.5; 6;     IF ([.E128] &lt;= 4.5; 10;     IF ([.E128] &lt;= 7; 16;     IF ([.E128] &lt;= 11.5; 25;     IF ([.E128] &lt;= 16; 35; 50)))))));  IF ([.D128] &lt;= 25;     IF ([.E128] &lt;= 1; 4;     IF ([.E128] &lt;= 1.5; 6;     IF ([.E128] &lt;= 2.5; 10;     IF ([.E128] &lt;= 4; 16;     IF ([.E128] &lt;= 7; 25;     IF ([.E128] &lt;= 9.5; 35; 50))))));  IF ([.D128] &lt;= 30;     IF ([.E128] &lt;= 1; 6;     IF ([.E128] &lt;= 2; 10;     IF ([.E128] &lt;= 3.5; 16;     IF ([.E128] &lt;= 5.4; 25;     IF ([.E128] &lt;= 8; 35; 50)))));  IF ([.D128] &lt;= 40;     IF ([.E128] &lt;= 1.5; 10;     IF ([.E128] &lt;= 2.5; 16;     IF ([.E128] &lt;= 4; 25;     IF ([.E128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0" office:value-type="string" calcext:value-type="string">
            <text:p>Вентилятор печки</text:p>
          </table:table-cell>
          <table:table-cell/>
          <table:table-cell table:style-name="ce9"/>
          <table:table-cell/>
          <table:table-cell table:formula="of:=IF(ISNUMBER([.E129]); [.E129]+Buffer; &quot;&quot;)">
            <text:p/>
          </table:table-cell>
          <table:table-cell table:formula="of:=IF(ISNUMBER([.D129]); IF ([.D129] &lt;= 1;     IF ([.E129] &lt;= 7; 1;     IF ([.E129] &lt;= 10; 1.5;     IF ([.E129] &lt;= 17; 2.5;     IF ([.E129] &lt;= 28; 4;     IF ([.E129] &lt;= 42; 6; 10)))));  IF ([.D129] &lt;= 2;     IF ([.E129] &lt;= 1.5; 1;     IF ([.E129] &lt;= 5; 1.5;     IF ([.E129] &lt;= 8.5; 2.5;     IF ([.E129] &lt;= 14; 4;     IF ([.E129] &lt;= 21; 6; 10)))));  IF ([.D129] &lt;= 4;     IF ([.E129] &lt;= 1.5; 1;     IF ([.E129] &lt;= 2.5; 1.5;     IF ([.E129] &lt;= 4; 2.5;     IF ([.E129] &lt;= 7; 4;     IF ([.E129] &lt;= 10.5; 6; 10)))));  IF ([.D129] &lt;= 6;     IF ([.E129] &lt;= 1.5; 1.5;     IF ([.E129] &lt;= 2.5; 2.5;     IF ([.E129] &lt;= 4.5; 4;     IF ([.E129] &lt;= 7; 6; 10))));  IF ([.D129] &lt;= 10;     IF ([.E129] &lt;= 1.5; 2.5;     IF ([.E129] &lt;= 2.5; 4;     IF ([.E129] &lt;= 4; 6;     IF ([.E129] &lt;= 7; 10;     IF ([.E129] &lt;= 10.5; 16;     IF ([.E129] &lt;= 17.5; 25;     IF ([.E129] &lt;= 24; 35; 50)))))));  IF ([.D129] &lt;= 15;     IF ([.E129] &lt;= 1; 2.5;     IF ([.E129] &lt;= 1.5; 4;     IF ([.E129] &lt;= 2.5; 6;     IF ([.E129] &lt;= 4.5; 10;     IF ([.E129] &lt;= 7; 16;     IF ([.E129] &lt;= 11.5; 25;     IF ([.E129] &lt;= 16; 35; 50)))))));  IF ([.D129] &lt;= 25;     IF ([.E129] &lt;= 1; 4;     IF ([.E129] &lt;= 1.5; 6;     IF ([.E129] &lt;= 2.5; 10;     IF ([.E129] &lt;= 4; 16;     IF ([.E129] &lt;= 7; 25;     IF ([.E129] &lt;= 9.5; 35; 50))))));  IF ([.D129] &lt;= 30;     IF ([.E129] &lt;= 1; 6;     IF ([.E129] &lt;= 2; 10;     IF ([.E129] &lt;= 3.5; 16;     IF ([.E129] &lt;= 5.4; 25;     IF ([.E129] &lt;= 8; 35; 50)))));  IF ([.D129] &lt;= 40;     IF ([.E129] &lt;= 1.5; 10;     IF ([.E129] &lt;= 2.5; 16;     IF ([.E129] &lt;= 4; 25;     IF ([.E129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30]); [.E130]+Buffer; &quot;&quot;)">
            <text:p/>
          </table:table-cell>
          <table:table-cell table:formula="of:=IF(ISNUMBER([.D130]); IF ([.D130] &lt;= 1;     IF ([.E130] &lt;= 7; 1;     IF ([.E130] &lt;= 10; 1.5;     IF ([.E130] &lt;= 17; 2.5;     IF ([.E130] &lt;= 28; 4;     IF ([.E130] &lt;= 42; 6; 10)))));  IF ([.D130] &lt;= 2;     IF ([.E130] &lt;= 1.5; 1;     IF ([.E130] &lt;= 5; 1.5;     IF ([.E130] &lt;= 8.5; 2.5;     IF ([.E130] &lt;= 14; 4;     IF ([.E130] &lt;= 21; 6; 10)))));  IF ([.D130] &lt;= 4;     IF ([.E130] &lt;= 1.5; 1;     IF ([.E130] &lt;= 2.5; 1.5;     IF ([.E130] &lt;= 4; 2.5;     IF ([.E130] &lt;= 7; 4;     IF ([.E130] &lt;= 10.5; 6; 10)))));  IF ([.D130] &lt;= 6;     IF ([.E130] &lt;= 1.5; 1.5;     IF ([.E130] &lt;= 2.5; 2.5;     IF ([.E130] &lt;= 4.5; 4;     IF ([.E130] &lt;= 7; 6; 10))));  IF ([.D130] &lt;= 10;     IF ([.E130] &lt;= 1.5; 2.5;     IF ([.E130] &lt;= 2.5; 4;     IF ([.E130] &lt;= 4; 6;     IF ([.E130] &lt;= 7; 10;     IF ([.E130] &lt;= 10.5; 16;     IF ([.E130] &lt;= 17.5; 25;     IF ([.E130] &lt;= 24; 35; 50)))))));  IF ([.D130] &lt;= 15;     IF ([.E130] &lt;= 1; 2.5;     IF ([.E130] &lt;= 1.5; 4;     IF ([.E130] &lt;= 2.5; 6;     IF ([.E130] &lt;= 4.5; 10;     IF ([.E130] &lt;= 7; 16;     IF ([.E130] &lt;= 11.5; 25;     IF ([.E130] &lt;= 16; 35; 50)))))));  IF ([.D130] &lt;= 25;     IF ([.E130] &lt;= 1; 4;     IF ([.E130] &lt;= 1.5; 6;     IF ([.E130] &lt;= 2.5; 10;     IF ([.E130] &lt;= 4; 16;     IF ([.E130] &lt;= 7; 25;     IF ([.E130] &lt;= 9.5; 35; 50))))));  IF ([.D130] &lt;= 30;     IF ([.E130] &lt;= 1; 6;     IF ([.E130] &lt;= 2; 10;     IF ([.E130] &lt;= 3.5; 16;     IF ([.E130] &lt;= 5.4; 25;     IF ([.E130] &lt;= 8; 35; 50)))));  IF ([.D130] &lt;= 40;     IF ([.E130] &lt;= 1.5; 10;     IF ([.E130] &lt;= 2.5; 16;     IF ([.E130] &lt;= 4; 25;     IF ([.E130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вентилятора охлаждения ‘86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Len1+Width/2+TorpedoWidth" office:value-type="float" office:value="2.7" calcext:value-type="float" table:number-columns-spanned="1" table:number-rows-spanned="2">
            <text:p>2.70</text:p>
          </table:table-cell>
          <table:table-cell table:formula="of:=IF(ISNUMBER([.E131]); [.E131]+Buffer; &quot;&quot;)" office:value-type="float" office:value="3.2" calcext:value-type="float" table:number-columns-spanned="1" table:number-rows-spanned="2">
            <text:p>3.2</text:p>
          </table:table-cell>
          <table:table-cell table:formula="of:=IF(ISNUMBER([.D131]); IF ([.D131] &lt;= 1;     IF ([.E131] &lt;= 7; 1;     IF ([.E131] &lt;= 10; 1.5;     IF ([.E131] &lt;= 17; 2.5;     IF ([.E131] &lt;= 28; 4;     IF ([.E131] &lt;= 42; 6; 10)))));  IF ([.D131] &lt;= 2;     IF ([.E131] &lt;= 1.5; 1;     IF ([.E131] &lt;= 5; 1.5;     IF ([.E131] &lt;= 8.5; 2.5;     IF ([.E131] &lt;= 14; 4;     IF ([.E131] &lt;= 21; 6; 10)))));  IF ([.D131] &lt;= 4;     IF ([.E131] &lt;= 1.5; 1;     IF ([.E131] &lt;= 2.5; 1.5;     IF ([.E131] &lt;= 4; 2.5;     IF ([.E131] &lt;= 7; 4;     IF ([.E131] &lt;= 10.5; 6; 10)))));  IF ([.D131] &lt;= 6;     IF ([.E131] &lt;= 1.5; 1.5;     IF ([.E131] &lt;= 2.5; 2.5;     IF ([.E131] &lt;= 4.5; 4;     IF ([.E131] &lt;= 7; 6; 10))));  IF ([.D131] &lt;= 10;     IF ([.E131] &lt;= 1.5; 2.5;     IF ([.E131] &lt;= 2.5; 4;     IF ([.E131] &lt;= 4; 6;     IF ([.E131] &lt;= 7; 10;     IF ([.E131] &lt;= 10.5; 16;     IF ([.E131] &lt;= 17.5; 25;     IF ([.E131] &lt;= 24; 35; 50)))))));  IF ([.D131] &lt;= 15;     IF ([.E131] &lt;= 1; 2.5;     IF ([.E131] &lt;= 1.5; 4;     IF ([.E131] &lt;= 2.5; 6;     IF ([.E131] &lt;= 4.5; 10;     IF ([.E131] &lt;= 7; 16;     IF ([.E131] &lt;= 11.5; 25;     IF ([.E131] &lt;= 16; 35; 50)))))));  IF ([.D131] &lt;= 25;     IF ([.E131] &lt;= 1; 4;     IF ([.E131] &lt;= 1.5; 6;     IF ([.E131] &lt;= 2.5; 10;     IF ([.E131] &lt;= 4; 16;     IF ([.E131] &lt;= 7; 25;     IF ([.E131] &lt;= 9.5; 35; 50))))));  IF ([.D131] &lt;= 30;     IF ([.E131] &lt;= 1; 6;     IF ([.E131] &lt;= 2; 10;     IF ([.E131] &lt;= 3.5; 16;     IF ([.E131] &lt;= 5.4; 25;     IF ([.E131] &lt;= 8; 35; 50)))));  IF ([.D131] &lt;= 40;     IF ([.E131] &lt;= 1.5; 10;     IF ([.E131] &lt;= 2.5; 16;     IF ([.E131] &lt;= 4; 25;     IF ([.E131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Выключатель зажигания ‘15/2’</text:p>
          </table:table-cell>
          <table:covered-table-cell/>
          <table:covered-table-cell table:number-columns-repeated="2" table:style-name="ce19"/>
          <table:covered-table-cell table:formula="of:=IF(ISNUMBER([.E132]); [.E13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33]); [.E133]+Buffer; &quot;&quot;)">
            <text:p/>
          </table:table-cell>
          <table:table-cell table:formula="of:=IF(ISNUMBER([.D133]); IF ([.D133] &lt;= 1;     IF ([.E133] &lt;= 7; 1;     IF ([.E133] &lt;= 10; 1.5;     IF ([.E133] &lt;= 17; 2.5;     IF ([.E133] &lt;= 28; 4;     IF ([.E133] &lt;= 42; 6; 10)))));  IF ([.D133] &lt;= 2;     IF ([.E133] &lt;= 1.5; 1;     IF ([.E133] &lt;= 5; 1.5;     IF ([.E133] &lt;= 8.5; 2.5;     IF ([.E133] &lt;= 14; 4;     IF ([.E133] &lt;= 21; 6; 10)))));  IF ([.D133] &lt;= 4;     IF ([.E133] &lt;= 1.5; 1;     IF ([.E133] &lt;= 2.5; 1.5;     IF ([.E133] &lt;= 4; 2.5;     IF ([.E133] &lt;= 7; 4;     IF ([.E133] &lt;= 10.5; 6; 10)))));  IF ([.D133] &lt;= 6;     IF ([.E133] &lt;= 1.5; 1.5;     IF ([.E133] &lt;= 2.5; 2.5;     IF ([.E133] &lt;= 4.5; 4;     IF ([.E133] &lt;= 7; 6; 10))));  IF ([.D133] &lt;= 10;     IF ([.E133] &lt;= 1.5; 2.5;     IF ([.E133] &lt;= 2.5; 4;     IF ([.E133] &lt;= 4; 6;     IF ([.E133] &lt;= 7; 10;     IF ([.E133] &lt;= 10.5; 16;     IF ([.E133] &lt;= 17.5; 25;     IF ([.E133] &lt;= 24; 35; 50)))))));  IF ([.D133] &lt;= 15;     IF ([.E133] &lt;= 1; 2.5;     IF ([.E133] &lt;= 1.5; 4;     IF ([.E133] &lt;= 2.5; 6;     IF ([.E133] &lt;= 4.5; 10;     IF ([.E133] &lt;= 7; 16;     IF ([.E133] &lt;= 11.5; 25;     IF ([.E133] &lt;= 16; 35; 50)))))));  IF ([.D133] &lt;= 25;     IF ([.E133] &lt;= 1; 4;     IF ([.E133] &lt;= 1.5; 6;     IF ([.E133] &lt;= 2.5; 10;     IF ([.E133] &lt;= 4; 16;     IF ([.E133] &lt;= 7; 25;     IF ([.E133] &lt;= 9.5; 35; 50))))));  IF ([.D133] &lt;= 30;     IF ([.E133] &lt;= 1; 6;     IF ([.E133] &lt;= 2; 10;     IF ([.E133] &lt;= 3.5; 16;     IF ([.E133] &lt;= 5.4; 25;     IF ([.E133] &lt;= 8; 35; 50)))));  IF ([.D133] &lt;= 40;     IF ([.E133] &lt;= 1.5; 10;     IF ([.E133] &lt;= 2.5; 16;     IF ([.E133] &lt;= 4; 25;     IF ([.E133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вентилятора охлаждения ‘85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Len1/2+Width/2+Height" office:value-type="float" office:value="2.05" calcext:value-type="float" table:number-columns-spanned="1" table:number-rows-spanned="2">
            <text:p>2.05</text:p>
          </table:table-cell>
          <table:table-cell table:formula="of:=IF(ISNUMBER([.E134]); [.E134]+Buffer; &quot;&quot;)" office:value-type="float" office:value="2.55" calcext:value-type="float" table:number-columns-spanned="1" table:number-rows-spanned="2">
            <text:p>2.55</text:p>
          </table:table-cell>
          <table:table-cell table:formula="of:=IF(ISNUMBER([.D134]); IF ([.D134] &lt;= 1;     IF ([.E134] &lt;= 7; 1;     IF ([.E134] &lt;= 10; 1.5;     IF ([.E134] &lt;= 17; 2.5;     IF ([.E134] &lt;= 28; 4;     IF ([.E134] &lt;= 42; 6; 10)))));  IF ([.D134] &lt;= 2;     IF ([.E134] &lt;= 1.5; 1;     IF ([.E134] &lt;= 5; 1.5;     IF ([.E134] &lt;= 8.5; 2.5;     IF ([.E134] &lt;= 14; 4;     IF ([.E134] &lt;= 21; 6; 10)))));  IF ([.D134] &lt;= 4;     IF ([.E134] &lt;= 1.5; 1;     IF ([.E134] &lt;= 2.5; 1.5;     IF ([.E134] &lt;= 4; 2.5;     IF ([.E134] &lt;= 7; 4;     IF ([.E134] &lt;= 10.5; 6; 10)))));  IF ([.D134] &lt;= 6;     IF ([.E134] &lt;= 1.5; 1.5;     IF ([.E134] &lt;= 2.5; 2.5;     IF ([.E134] &lt;= 4.5; 4;     IF ([.E134] &lt;= 7; 6; 10))));  IF ([.D134] &lt;= 10;     IF ([.E134] &lt;= 1.5; 2.5;     IF ([.E134] &lt;= 2.5; 4;     IF ([.E134] &lt;= 4; 6;     IF ([.E134] &lt;= 7; 10;     IF ([.E134] &lt;= 10.5; 16;     IF ([.E134] &lt;= 17.5; 25;     IF ([.E134] &lt;= 24; 35; 50)))))));  IF ([.D134] &lt;= 15;     IF ([.E134] &lt;= 1; 2.5;     IF ([.E134] &lt;= 1.5; 4;     IF ([.E134] &lt;= 2.5; 6;     IF ([.E134] &lt;= 4.5; 10;     IF ([.E134] &lt;= 7; 16;     IF ([.E134] &lt;= 11.5; 25;     IF ([.E134] &lt;= 16; 35; 50)))))));  IF ([.D134] &lt;= 25;     IF ([.E134] &lt;= 1; 4;     IF ([.E134] &lt;= 1.5; 6;     IF ([.E134] &lt;= 2.5; 10;     IF ([.E134] &lt;= 4; 16;     IF ([.E134] &lt;= 7; 25;     IF ([.E134] &lt;= 9.5; 35; 50))))));  IF ([.D134] &lt;= 30;     IF ([.E134] &lt;= 1; 6;     IF ([.E134] &lt;= 2; 10;     IF ([.E134] &lt;= 3.5; 16;     IF ([.E134] &lt;= 5.4; 25;     IF ([.E134] &lt;= 8; 35; 50)))));  IF ([.D134] &lt;= 40;     IF ([.E134] &lt;= 1.5; 10;     IF ([.E134] &lt;= 2.5; 16;     IF ([.E134] &lt;= 4; 25;     IF ([.E134] &lt;= 6; 35; 50))));  &quot;Way too heavy&quot; ))))))))); &quot;&quot;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Датчик включения вентилятора охлаждения ‘1’</text:p>
          </table:table-cell>
          <table:covered-table-cell/>
          <table:covered-table-cell table:number-columns-repeated="2" table:style-name="ce19"/>
          <table:covered-table-cell table:formula="of:=IF(ISNUMBER([.E135]); [.E13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36]); [.E136]+Buffer; &quot;&quot;)">
            <text:p/>
          </table:table-cell>
          <table:table-cell table:formula="of:=IF(ISNUMBER([.D136]); IF ([.D136] &lt;= 1;     IF ([.E136] &lt;= 7; 1;     IF ([.E136] &lt;= 10; 1.5;     IF ([.E136] &lt;= 17; 2.5;     IF ([.E136] &lt;= 28; 4;     IF ([.E136] &lt;= 42; 6; 10)))));  IF ([.D136] &lt;= 2;     IF ([.E136] &lt;= 1.5; 1;     IF ([.E136] &lt;= 5; 1.5;     IF ([.E136] &lt;= 8.5; 2.5;     IF ([.E136] &lt;= 14; 4;     IF ([.E136] &lt;= 21; 6; 10)))));  IF ([.D136] &lt;= 4;     IF ([.E136] &lt;= 1.5; 1;     IF ([.E136] &lt;= 2.5; 1.5;     IF ([.E136] &lt;= 4; 2.5;     IF ([.E136] &lt;= 7; 4;     IF ([.E136] &lt;= 10.5; 6; 10)))));  IF ([.D136] &lt;= 6;     IF ([.E136] &lt;= 1.5; 1.5;     IF ([.E136] &lt;= 2.5; 2.5;     IF ([.E136] &lt;= 4.5; 4;     IF ([.E136] &lt;= 7; 6; 10))));  IF ([.D136] &lt;= 10;     IF ([.E136] &lt;= 1.5; 2.5;     IF ([.E136] &lt;= 2.5; 4;     IF ([.E136] &lt;= 4; 6;     IF ([.E136] &lt;= 7; 10;     IF ([.E136] &lt;= 10.5; 16;     IF ([.E136] &lt;= 17.5; 25;     IF ([.E136] &lt;= 24; 35; 50)))))));  IF ([.D136] &lt;= 15;     IF ([.E136] &lt;= 1; 2.5;     IF ([.E136] &lt;= 1.5; 4;     IF ([.E136] &lt;= 2.5; 6;     IF ([.E136] &lt;= 4.5; 10;     IF ([.E136] &lt;= 7; 16;     IF ([.E136] &lt;= 11.5; 25;     IF ([.E136] &lt;= 16; 35; 50)))))));  IF ([.D136] &lt;= 25;     IF ([.E136] &lt;= 1; 4;     IF ([.E136] &lt;= 1.5; 6;     IF ([.E136] &lt;= 2.5; 10;     IF ([.E136] &lt;= 4; 16;     IF ([.E136] &lt;= 7; 25;     IF ([.E136] &lt;= 9.5; 35; 50))))));  IF ([.D136] &lt;= 30;     IF ([.E136] &lt;= 1; 6;     IF ([.E136] &lt;= 2; 10;     IF ([.E136] &lt;= 3.5; 16;     IF ([.E136] &lt;= 5.4; 25;     IF ([.E136] &lt;= 8; 35; 50)))));  IF ([.D136] &lt;= 40;     IF ([.E136] &lt;= 1.5; 10;     IF ([.E136] &lt;= 2.5; 16;     IF ([.E136] &lt;= 4; 25;     IF ([.E136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Датчик включения вентилятора охлаждения ‘2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Width/2+Len1/2+Height" office:value-type="float" office:value="2.05" calcext:value-type="float" table:number-columns-spanned="1" table:number-rows-spanned="2">
            <text:p>2.05</text:p>
          </table:table-cell>
          <table:table-cell table:formula="of:=IF(ISNUMBER([.E137]); [.E137]+Buffer; &quot;&quot;)" office:value-type="float" office:value="2.55" calcext:value-type="float" table:number-columns-spanned="1" table:number-rows-spanned="2">
            <text:p>2.55</text:p>
          </table:table-cell>
          <table:table-cell table:formula="of:=IF(ISNUMBER([.D137]); IF ([.D137] &lt;= 1;     IF ([.E137] &lt;= 7; 1;     IF ([.E137] &lt;= 10; 1.5;     IF ([.E137] &lt;= 17; 2.5;     IF ([.E137] &lt;= 28; 4;     IF ([.E137] &lt;= 42; 6; 10)))));  IF ([.D137] &lt;= 2;     IF ([.E137] &lt;= 1.5; 1;     IF ([.E137] &lt;= 5; 1.5;     IF ([.E137] &lt;= 8.5; 2.5;     IF ([.E137] &lt;= 14; 4;     IF ([.E137] &lt;= 21; 6; 10)))));  IF ([.D137] &lt;= 4;     IF ([.E137] &lt;= 1.5; 1;     IF ([.E137] &lt;= 2.5; 1.5;     IF ([.E137] &lt;= 4; 2.5;     IF ([.E137] &lt;= 7; 4;     IF ([.E137] &lt;= 10.5; 6; 10)))));  IF ([.D137] &lt;= 6;     IF ([.E137] &lt;= 1.5; 1.5;     IF ([.E137] &lt;= 2.5; 2.5;     IF ([.E137] &lt;= 4.5; 4;     IF ([.E137] &lt;= 7; 6; 10))));  IF ([.D137] &lt;= 10;     IF ([.E137] &lt;= 1.5; 2.5;     IF ([.E137] &lt;= 2.5; 4;     IF ([.E137] &lt;= 4; 6;     IF ([.E137] &lt;= 7; 10;     IF ([.E137] &lt;= 10.5; 16;     IF ([.E137] &lt;= 17.5; 25;     IF ([.E137] &lt;= 24; 35; 50)))))));  IF ([.D137] &lt;= 15;     IF ([.E137] &lt;= 1; 2.5;     IF ([.E137] &lt;= 1.5; 4;     IF ([.E137] &lt;= 2.5; 6;     IF ([.E137] &lt;= 4.5; 10;     IF ([.E137] &lt;= 7; 16;     IF ([.E137] &lt;= 11.5; 25;     IF ([.E137] &lt;= 16; 35; 50)))))));  IF ([.D137] &lt;= 25;     IF ([.E137] &lt;= 1; 4;     IF ([.E137] &lt;= 1.5; 6;     IF ([.E137] &lt;= 2.5; 10;     IF ([.E137] &lt;= 4; 16;     IF ([.E137] &lt;= 7; 25;     IF ([.E137] &lt;= 9.5; 35; 50))))));  IF ([.D137] &lt;= 30;     IF ([.E137] &lt;= 1; 6;     IF ([.E137] &lt;= 2; 10;     IF ([.E137] &lt;= 3.5; 16;     IF ([.E137] &lt;= 5.4; 25;     IF ([.E137] &lt;= 8; 35; 50)))));  IF ([.D137] &lt;= 40;     IF ([.E137] &lt;= 1.5; 10;     IF ([.E137] &lt;= 2.5; 16;     IF ([.E137] &lt;= 4; 25;     IF ([.E137] &lt;= 6; 35; 50))));  &quot;Way too heavy&quot; ))))))))); &quot;&quot;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138]); [.E13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39]); [.E139]+Buffer; &quot;&quot;)">
            <text:p/>
          </table:table-cell>
          <table:table-cell table:formula="of:=IF(ISNUMBER([.D139]); IF ([.D139] &lt;= 1;     IF ([.E139] &lt;= 7; 1;     IF ([.E139] &lt;= 10; 1.5;     IF ([.E139] &lt;= 17; 2.5;     IF ([.E139] &lt;= 28; 4;     IF ([.E139] &lt;= 42; 6; 10)))));  IF ([.D139] &lt;= 2;     IF ([.E139] &lt;= 1.5; 1;     IF ([.E139] &lt;= 5; 1.5;     IF ([.E139] &lt;= 8.5; 2.5;     IF ([.E139] &lt;= 14; 4;     IF ([.E139] &lt;= 21; 6; 10)))));  IF ([.D139] &lt;= 4;     IF ([.E139] &lt;= 1.5; 1;     IF ([.E139] &lt;= 2.5; 1.5;     IF ([.E139] &lt;= 4; 2.5;     IF ([.E139] &lt;= 7; 4;     IF ([.E139] &lt;= 10.5; 6; 10)))));  IF ([.D139] &lt;= 6;     IF ([.E139] &lt;= 1.5; 1.5;     IF ([.E139] &lt;= 2.5; 2.5;     IF ([.E139] &lt;= 4.5; 4;     IF ([.E139] &lt;= 7; 6; 10))));  IF ([.D139] &lt;= 10;     IF ([.E139] &lt;= 1.5; 2.5;     IF ([.E139] &lt;= 2.5; 4;     IF ([.E139] &lt;= 4; 6;     IF ([.E139] &lt;= 7; 10;     IF ([.E139] &lt;= 10.5; 16;     IF ([.E139] &lt;= 17.5; 25;     IF ([.E139] &lt;= 24; 35; 50)))))));  IF ([.D139] &lt;= 15;     IF ([.E139] &lt;= 1; 2.5;     IF ([.E139] &lt;= 1.5; 4;     IF ([.E139] &lt;= 2.5; 6;     IF ([.E139] &lt;= 4.5; 10;     IF ([.E139] &lt;= 7; 16;     IF ([.E139] &lt;= 11.5; 25;     IF ([.E139] &lt;= 16; 35; 50)))))));  IF ([.D139] &lt;= 25;     IF ([.E139] &lt;= 1; 4;     IF ([.E139] &lt;= 1.5; 6;     IF ([.E139] &lt;= 2.5; 10;     IF ([.E139] &lt;= 4; 16;     IF ([.E139] &lt;= 7; 25;     IF ([.E139] &lt;= 9.5; 35; 50))))));  IF ([.D139] &lt;= 30;     IF ([.E139] &lt;= 1; 6;     IF ([.E139] &lt;= 2; 10;     IF ([.E139] &lt;= 3.5; 16;     IF ([.E139] &lt;= 5.4; 25;     IF ([.E139] &lt;= 8; 35; 50)))));  IF ([.D139] &lt;= 40;     IF ([.E139] &lt;= 1.5; 10;     IF ([.E139] &lt;= 2.5; 16;     IF ([.E139] &lt;= 4; 25;     IF ([.E139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стартера ‘87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60" calcext:value-type="float" table:number-columns-spanned="1" table:number-rows-spanned="2">
            <text:p>60.00</text:p>
          </table:table-cell>
          <table:table-cell table:style-name="ce19" table:formula="of:=Height+Width/2+Height" office:value-type="float" office:value="1.9" calcext:value-type="float" table:number-columns-spanned="1" table:number-rows-spanned="2">
            <text:p>1.90</text:p>
          </table:table-cell>
          <table:table-cell table:formula="of:=IF(ISNUMBER([.E140]); [.E140]+Buffer; &quot;&quot;)" office:value-type="float" office:value="2.4" calcext:value-type="float" table:number-columns-spanned="1" table:number-rows-spanned="2">
            <text:p>2.4</text:p>
          </table:table-cell>
          <table:table-cell table:formula="of:=IF(ISNUMBER([.D140]); IF ([.D140] &lt;= 1;     IF ([.E140] &lt;= 7; 1;     IF ([.E140] &lt;= 10; 1.5;     IF ([.E140] &lt;= 17; 2.5;     IF ([.E140] &lt;= 28; 4;     IF ([.E140] &lt;= 42; 6; 10)))));  IF ([.D140] &lt;= 2;     IF ([.E140] &lt;= 1.5; 1;     IF ([.E140] &lt;= 5; 1.5;     IF ([.E140] &lt;= 8.5; 2.5;     IF ([.E140] &lt;= 14; 4;     IF ([.E140] &lt;= 21; 6; 10)))));  IF ([.D140] &lt;= 4;     IF ([.E140] &lt;= 1.5; 1;     IF ([.E140] &lt;= 2.5; 1.5;     IF ([.E140] &lt;= 4; 2.5;     IF ([.E140] &lt;= 7; 4;     IF ([.E140] &lt;= 10.5; 6; 10)))));  IF ([.D140] &lt;= 6;     IF ([.E140] &lt;= 1.5; 1.5;     IF ([.E140] &lt;= 2.5; 2.5;     IF ([.E140] &lt;= 4.5; 4;     IF ([.E140] &lt;= 7; 6; 10))));  IF ([.D140] &lt;= 10;     IF ([.E140] &lt;= 1.5; 2.5;     IF ([.E140] &lt;= 2.5; 4;     IF ([.E140] &lt;= 4; 6;     IF ([.E140] &lt;= 7; 10;     IF ([.E140] &lt;= 10.5; 16;     IF ([.E140] &lt;= 17.5; 25;     IF ([.E140] &lt;= 24; 35; 50)))))));  IF ([.D140] &lt;= 15;     IF ([.E140] &lt;= 1; 2.5;     IF ([.E140] &lt;= 1.5; 4;     IF ([.E140] &lt;= 2.5; 6;     IF ([.E140] &lt;= 4.5; 10;     IF ([.E140] &lt;= 7; 16;     IF ([.E140] &lt;= 11.5; 25;     IF ([.E140] &lt;= 16; 35; 50)))))));  IF ([.D140] &lt;= 25;     IF ([.E140] &lt;= 1; 4;     IF ([.E140] &lt;= 1.5; 6;     IF ([.E140] &lt;= 2.5; 10;     IF ([.E140] &lt;= 4; 16;     IF ([.E140] &lt;= 7; 25;     IF ([.E140] &lt;= 9.5; 35; 50))))));  IF ([.D140] &lt;= 30;     IF ([.E140] &lt;= 1; 6;     IF ([.E140] &lt;= 2; 10;     IF ([.E140] &lt;= 3.5; 16;     IF ([.E140] &lt;= 5.4; 25;     IF ([.E140] &lt;= 8; 35; 50)))));  IF ([.D140] &lt;= 40;     IF ([.E140] &lt;= 1.5; 10;     IF ([.E140] &lt;= 2.5; 16;     IF ([.E140] &lt;= 4; 25;     IF ([.E140] &lt;= 6; 35; 50))));  &quot;Way too heavy&quot; ))))))))); &quot;&quot;)" office:value-type="string" office:string-value="Way too heavy" calcext:value-type="string">
            <text:p>Way too heavy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Втягивающее реле ‘управление’</text:p>
          </table:table-cell>
          <table:covered-table-cell/>
          <table:covered-table-cell table:number-columns-repeated="2" table:style-name="ce19"/>
          <table:covered-table-cell table:formula="of:=IF(ISNUMBER([.E141]); [.E14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42]); [.E142]+Buffer; &quot;&quot;)">
            <text:p/>
          </table:table-cell>
          <table:table-cell table:formula="of:=IF(ISNUMBER([.D142]); IF ([.D142] &lt;= 1;     IF ([.E142] &lt;= 7; 1;     IF ([.E142] &lt;= 10; 1.5;     IF ([.E142] &lt;= 17; 2.5;     IF ([.E142] &lt;= 28; 4;     IF ([.E142] &lt;= 42; 6; 10)))));  IF ([.D142] &lt;= 2;     IF ([.E142] &lt;= 1.5; 1;     IF ([.E142] &lt;= 5; 1.5;     IF ([.E142] &lt;= 8.5; 2.5;     IF ([.E142] &lt;= 14; 4;     IF ([.E142] &lt;= 21; 6; 10)))));  IF ([.D142] &lt;= 4;     IF ([.E142] &lt;= 1.5; 1;     IF ([.E142] &lt;= 2.5; 1.5;     IF ([.E142] &lt;= 4; 2.5;     IF ([.E142] &lt;= 7; 4;     IF ([.E142] &lt;= 10.5; 6; 10)))));  IF ([.D142] &lt;= 6;     IF ([.E142] &lt;= 1.5; 1.5;     IF ([.E142] &lt;= 2.5; 2.5;     IF ([.E142] &lt;= 4.5; 4;     IF ([.E142] &lt;= 7; 6; 10))));  IF ([.D142] &lt;= 10;     IF ([.E142] &lt;= 1.5; 2.5;     IF ([.E142] &lt;= 2.5; 4;     IF ([.E142] &lt;= 4; 6;     IF ([.E142] &lt;= 7; 10;     IF ([.E142] &lt;= 10.5; 16;     IF ([.E142] &lt;= 17.5; 25;     IF ([.E142] &lt;= 24; 35; 50)))))));  IF ([.D142] &lt;= 15;     IF ([.E142] &lt;= 1; 2.5;     IF ([.E142] &lt;= 1.5; 4;     IF ([.E142] &lt;= 2.5; 6;     IF ([.E142] &lt;= 4.5; 10;     IF ([.E142] &lt;= 7; 16;     IF ([.E142] &lt;= 11.5; 25;     IF ([.E142] &lt;= 16; 35; 50)))))));  IF ([.D142] &lt;= 25;     IF ([.E142] &lt;= 1; 4;     IF ([.E142] &lt;= 1.5; 6;     IF ([.E142] &lt;= 2.5; 10;     IF ([.E142] &lt;= 4; 16;     IF ([.E142] &lt;= 7; 25;     IF ([.E142] &lt;= 9.5; 35; 50))))));  IF ([.D142] &lt;= 30;     IF ([.E142] &lt;= 1; 6;     IF ([.E142] &lt;= 2; 10;     IF ([.E142] &lt;= 3.5; 16;     IF ([.E142] &lt;= 5.4; 25;     IF ([.E142] &lt;= 8; 35; 50)))));  IF ([.D142] &lt;= 40;     IF ([.E142] &lt;= 1.5; 10;     IF ([.E142] &lt;= 2.5; 16;     IF ([.E142] &lt;= 4; 25;     IF ([.E142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стартер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43]); [.E143]+Buffer; &quot;&quot;)" office:value-type="float" office:value="1.5" calcext:value-type="float" table:number-columns-spanned="1" table:number-rows-spanned="2">
            <text:p>1.5</text:p>
          </table:table-cell>
          <table:table-cell table:formula="of:=IF(ISNUMBER([.D143]); IF ([.D143] &lt;= 1;     IF ([.E143] &lt;= 7; 1;     IF ([.E143] &lt;= 10; 1.5;     IF ([.E143] &lt;= 17; 2.5;     IF ([.E143] &lt;= 28; 4;     IF ([.E143] &lt;= 42; 6; 10)))));  IF ([.D143] &lt;= 2;     IF ([.E143] &lt;= 1.5; 1;     IF ([.E143] &lt;= 5; 1.5;     IF ([.E143] &lt;= 8.5; 2.5;     IF ([.E143] &lt;= 14; 4;     IF ([.E143] &lt;= 21; 6; 10)))));  IF ([.D143] &lt;= 4;     IF ([.E143] &lt;= 1.5; 1;     IF ([.E143] &lt;= 2.5; 1.5;     IF ([.E143] &lt;= 4; 2.5;     IF ([.E143] &lt;= 7; 4;     IF ([.E143] &lt;= 10.5; 6; 10)))));  IF ([.D143] &lt;= 6;     IF ([.E143] &lt;= 1.5; 1.5;     IF ([.E143] &lt;= 2.5; 2.5;     IF ([.E143] &lt;= 4.5; 4;     IF ([.E143] &lt;= 7; 6; 10))));  IF ([.D143] &lt;= 10;     IF ([.E143] &lt;= 1.5; 2.5;     IF ([.E143] &lt;= 2.5; 4;     IF ([.E143] &lt;= 4; 6;     IF ([.E143] &lt;= 7; 10;     IF ([.E143] &lt;= 10.5; 16;     IF ([.E143] &lt;= 17.5; 25;     IF ([.E143] &lt;= 24; 35; 50)))))));  IF ([.D143] &lt;= 15;     IF ([.E143] &lt;= 1; 2.5;     IF ([.E143] &lt;= 1.5; 4;     IF ([.E143] &lt;= 2.5; 6;     IF ([.E143] &lt;= 4.5; 10;     IF ([.E143] &lt;= 7; 16;     IF ([.E143] &lt;= 11.5; 25;     IF ([.E143] &lt;= 16; 35; 50)))))));  IF ([.D143] &lt;= 25;     IF ([.E143] &lt;= 1; 4;     IF ([.E143] &lt;= 1.5; 6;     IF ([.E143] &lt;= 2.5; 10;     IF ([.E143] &lt;= 4; 16;     IF ([.E143] &lt;= 7; 25;     IF ([.E143] &lt;= 9.5; 35; 50))))));  IF ([.D143] &lt;= 30;     IF ([.E143] &lt;= 1; 6;     IF ([.E143] &lt;= 2; 10;     IF ([.E143] &lt;= 3.5; 16;     IF ([.E143] &lt;= 5.4; 25;     IF ([.E143] &lt;= 8; 35; 50)))));  IF ([.D143] &lt;= 40;     IF ([.E143] &lt;= 1.5; 10;     IF ([.E143] &lt;= 2.5; 16;     IF ([.E143] &lt;= 4; 25;     IF ([.E143] &lt;= 6; 35; 50))));  &quot;Way too heavy&quot; ))))))))); &quot;&quot;)"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144]); [.E14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45]); [.E145]+Buffer; &quot;&quot;)">
            <text:p/>
          </table:table-cell>
          <table:table-cell table:formula="of:=IF(ISNUMBER([.D145]); IF ([.D145] &lt;= 1;     IF ([.E145] &lt;= 7; 1;     IF ([.E145] &lt;= 10; 1.5;     IF ([.E145] &lt;= 17; 2.5;     IF ([.E145] &lt;= 28; 4;     IF ([.E145] &lt;= 42; 6; 10)))));  IF ([.D145] &lt;= 2;     IF ([.E145] &lt;= 1.5; 1;     IF ([.E145] &lt;= 5; 1.5;     IF ([.E145] &lt;= 8.5; 2.5;     IF ([.E145] &lt;= 14; 4;     IF ([.E145] &lt;= 21; 6; 10)))));  IF ([.D145] &lt;= 4;     IF ([.E145] &lt;= 1.5; 1;     IF ([.E145] &lt;= 2.5; 1.5;     IF ([.E145] &lt;= 4; 2.5;     IF ([.E145] &lt;= 7; 4;     IF ([.E145] &lt;= 10.5; 6; 10)))));  IF ([.D145] &lt;= 6;     IF ([.E145] &lt;= 1.5; 1.5;     IF ([.E145] &lt;= 2.5; 2.5;     IF ([.E145] &lt;= 4.5; 4;     IF ([.E145] &lt;= 7; 6; 10))));  IF ([.D145] &lt;= 10;     IF ([.E145] &lt;= 1.5; 2.5;     IF ([.E145] &lt;= 2.5; 4;     IF ([.E145] &lt;= 4; 6;     IF ([.E145] &lt;= 7; 10;     IF ([.E145] &lt;= 10.5; 16;     IF ([.E145] &lt;= 17.5; 25;     IF ([.E145] &lt;= 24; 35; 50)))))));  IF ([.D145] &lt;= 15;     IF ([.E145] &lt;= 1; 2.5;     IF ([.E145] &lt;= 1.5; 4;     IF ([.E145] &lt;= 2.5; 6;     IF ([.E145] &lt;= 4.5; 10;     IF ([.E145] &lt;= 7; 16;     IF ([.E145] &lt;= 11.5; 25;     IF ([.E145] &lt;= 16; 35; 50)))))));  IF ([.D145] &lt;= 25;     IF ([.E145] &lt;= 1; 4;     IF ([.E145] &lt;= 1.5; 6;     IF ([.E145] &lt;= 2.5; 10;     IF ([.E145] &lt;= 4; 16;     IF ([.E145] &lt;= 7; 25;     IF ([.E145] &lt;= 9.5; 35; 50))))));  IF ([.D145] &lt;= 30;     IF ([.E145] &lt;= 1; 6;     IF ([.E145] &lt;= 2; 10;     IF ([.E145] &lt;= 3.5; 16;     IF ([.E145] &lt;= 5.4; 25;     IF ([.E145] &lt;= 8; 35; 50)))));  IF ([.D145] &lt;= 40;     IF ([.E145] &lt;= 1.5; 10;     IF ([.E145] &lt;= 2.5; 16;     IF ([.E145] &lt;= 4; 25;     IF ([.E145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стартера ‘86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Height + Width/2 + TorpedoWidth" office:value-type="float" office:value="1.9" calcext:value-type="float" table:number-columns-spanned="1" table:number-rows-spanned="2">
            <text:p>1.90</text:p>
          </table:table-cell>
          <table:table-cell table:formula="of:=IF(ISNUMBER([.E146]); [.E146]+Buffer; &quot;&quot;)" office:value-type="float" office:value="2.4" calcext:value-type="float" table:number-columns-spanned="1" table:number-rows-spanned="2">
            <text:p>2.4</text:p>
          </table:table-cell>
          <table:table-cell table:formula="of:=IF(ISNUMBER([.D146]); IF ([.D146] &lt;= 1;     IF ([.E146] &lt;= 7; 1;     IF ([.E146] &lt;= 10; 1.5;     IF ([.E146] &lt;= 17; 2.5;     IF ([.E146] &lt;= 28; 4;     IF ([.E146] &lt;= 42; 6; 10)))));  IF ([.D146] &lt;= 2;     IF ([.E146] &lt;= 1.5; 1;     IF ([.E146] &lt;= 5; 1.5;     IF ([.E146] &lt;= 8.5; 2.5;     IF ([.E146] &lt;= 14; 4;     IF ([.E146] &lt;= 21; 6; 10)))));  IF ([.D146] &lt;= 4;     IF ([.E146] &lt;= 1.5; 1;     IF ([.E146] &lt;= 2.5; 1.5;     IF ([.E146] &lt;= 4; 2.5;     IF ([.E146] &lt;= 7; 4;     IF ([.E146] &lt;= 10.5; 6; 10)))));  IF ([.D146] &lt;= 6;     IF ([.E146] &lt;= 1.5; 1.5;     IF ([.E146] &lt;= 2.5; 2.5;     IF ([.E146] &lt;= 4.5; 4;     IF ([.E146] &lt;= 7; 6; 10))));  IF ([.D146] &lt;= 10;     IF ([.E146] &lt;= 1.5; 2.5;     IF ([.E146] &lt;= 2.5; 4;     IF ([.E146] &lt;= 4; 6;     IF ([.E146] &lt;= 7; 10;     IF ([.E146] &lt;= 10.5; 16;     IF ([.E146] &lt;= 17.5; 25;     IF ([.E146] &lt;= 24; 35; 50)))))));  IF ([.D146] &lt;= 15;     IF ([.E146] &lt;= 1; 2.5;     IF ([.E146] &lt;= 1.5; 4;     IF ([.E146] &lt;= 2.5; 6;     IF ([.E146] &lt;= 4.5; 10;     IF ([.E146] &lt;= 7; 16;     IF ([.E146] &lt;= 11.5; 25;     IF ([.E146] &lt;= 16; 35; 50)))))));  IF ([.D146] &lt;= 25;     IF ([.E146] &lt;= 1; 4;     IF ([.E146] &lt;= 1.5; 6;     IF ([.E146] &lt;= 2.5; 10;     IF ([.E146] &lt;= 4; 16;     IF ([.E146] &lt;= 7; 25;     IF ([.E146] &lt;= 9.5; 35; 50))))));  IF ([.D146] &lt;= 30;     IF ([.E146] &lt;= 1; 6;     IF ([.E146] &lt;= 2; 10;     IF ([.E146] &lt;= 3.5; 16;     IF ([.E146] &lt;= 5.4; 25;     IF ([.E146] &lt;= 8; 35; 50)))));  IF ([.D146] &lt;= 40;     IF ([.E146] &lt;= 1.5; 10;     IF ([.E146] &lt;= 2.5; 16;     IF ([.E146] &lt;= 4; 25;     IF ([.E146] &lt;= 6; 35; 50))));  &quot;Way too heavy&quot; ))))))))); &quot;&quot;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Выключатель зажигания ‘50’</text:p>
          </table:table-cell>
          <table:covered-table-cell/>
          <table:covered-table-cell table:number-columns-repeated="2" table:style-name="ce19"/>
          <table:covered-table-cell table:formula="of:=IF(ISNUMBER([.E147]); [.E14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48]); [.E148]+Buffer; &quot;&quot;)">
            <text:p/>
          </table:table-cell>
          <table:table-cell table:formula="of:=IF(ISNUMBER([.D148]); IF ([.D148] &lt;= 1;     IF ([.E148] &lt;= 7; 1;     IF ([.E148] &lt;= 10; 1.5;     IF ([.E148] &lt;= 17; 2.5;     IF ([.E148] &lt;= 28; 4;     IF ([.E148] &lt;= 42; 6; 10)))));  IF ([.D148] &lt;= 2;     IF ([.E148] &lt;= 1.5; 1;     IF ([.E148] &lt;= 5; 1.5;     IF ([.E148] &lt;= 8.5; 2.5;     IF ([.E148] &lt;= 14; 4;     IF ([.E148] &lt;= 21; 6; 10)))));  IF ([.D148] &lt;= 4;     IF ([.E148] &lt;= 1.5; 1;     IF ([.E148] &lt;= 2.5; 1.5;     IF ([.E148] &lt;= 4; 2.5;     IF ([.E148] &lt;= 7; 4;     IF ([.E148] &lt;= 10.5; 6; 10)))));  IF ([.D148] &lt;= 6;     IF ([.E148] &lt;= 1.5; 1.5;     IF ([.E148] &lt;= 2.5; 2.5;     IF ([.E148] &lt;= 4.5; 4;     IF ([.E148] &lt;= 7; 6; 10))));  IF ([.D148] &lt;= 10;     IF ([.E148] &lt;= 1.5; 2.5;     IF ([.E148] &lt;= 2.5; 4;     IF ([.E148] &lt;= 4; 6;     IF ([.E148] &lt;= 7; 10;     IF ([.E148] &lt;= 10.5; 16;     IF ([.E148] &lt;= 17.5; 25;     IF ([.E148] &lt;= 24; 35; 50)))))));  IF ([.D148] &lt;= 15;     IF ([.E148] &lt;= 1; 2.5;     IF ([.E148] &lt;= 1.5; 4;     IF ([.E148] &lt;= 2.5; 6;     IF ([.E148] &lt;= 4.5; 10;     IF ([.E148] &lt;= 7; 16;     IF ([.E148] &lt;= 11.5; 25;     IF ([.E148] &lt;= 16; 35; 50)))))));  IF ([.D148] &lt;= 25;     IF ([.E148] &lt;= 1; 4;     IF ([.E148] &lt;= 1.5; 6;     IF ([.E148] &lt;= 2.5; 10;     IF ([.E148] &lt;= 4; 16;     IF ([.E148] &lt;= 7; 25;     IF ([.E148] &lt;= 9.5; 35; 50))))));  IF ([.D148] &lt;= 30;     IF ([.E148] &lt;= 1; 6;     IF ([.E148] &lt;= 2; 10;     IF ([.E148] &lt;= 3.5; 16;     IF ([.E148] &lt;= 5.4; 25;     IF ([.E148] &lt;= 8; 35; 50)))));  IF ([.D148] &lt;= 40;     IF ([.E148] &lt;= 1.5; 10;     IF ([.E148] &lt;= 2.5; 16;     IF ([.E148] &lt;= 4; 25;     IF ([.E148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клаксонов ‘85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19" office:value-type="float" office:value="20" calcext:value-type="float" table:number-columns-spanned="1" table:number-rows-spanned="3">
            <text:p>20.00</text:p>
          </table:table-cell>
          <table:table-cell table:style-name="ce19" table:formula="of:=TorpedoWidth" office:value-type="float" office:value="0.5" calcext:value-type="float" table:number-columns-spanned="1" table:number-rows-spanned="3">
            <text:p>0.50</text:p>
          </table:table-cell>
          <table:table-cell table:formula="of:=IF(ISNUMBER([.E149]); [.E149]+Buffer; &quot;&quot;)" office:value-type="float" office:value="1" calcext:value-type="float" table:number-columns-spanned="1" table:number-rows-spanned="3">
            <text:p>1</text:p>
          </table:table-cell>
          <table:table-cell table:formula="of:=IF(ISNUMBER([.D149]); IF ([.D149] &lt;= 1;     IF ([.E149] &lt;= 7; 1;     IF ([.E149] &lt;= 10; 1.5;     IF ([.E149] &lt;= 17; 2.5;     IF ([.E149] &lt;= 28; 4;     IF ([.E149] &lt;= 42; 6; 10)))));  IF ([.D149] &lt;= 2;     IF ([.E149] &lt;= 1.5; 1;     IF ([.E149] &lt;= 5; 1.5;     IF ([.E149] &lt;= 8.5; 2.5;     IF ([.E149] &lt;= 14; 4;     IF ([.E149] &lt;= 21; 6; 10)))));  IF ([.D149] &lt;= 4;     IF ([.E149] &lt;= 1.5; 1;     IF ([.E149] &lt;= 2.5; 1.5;     IF ([.E149] &lt;= 4; 2.5;     IF ([.E149] &lt;= 7; 4;     IF ([.E149] &lt;= 10.5; 6; 10)))));  IF ([.D149] &lt;= 6;     IF ([.E149] &lt;= 1.5; 1.5;     IF ([.E149] &lt;= 2.5; 2.5;     IF ([.E149] &lt;= 4.5; 4;     IF ([.E149] &lt;= 7; 6; 10))));  IF ([.D149] &lt;= 10;     IF ([.E149] &lt;= 1.5; 2.5;     IF ([.E149] &lt;= 2.5; 4;     IF ([.E149] &lt;= 4; 6;     IF ([.E149] &lt;= 7; 10;     IF ([.E149] &lt;= 10.5; 16;     IF ([.E149] &lt;= 17.5; 25;     IF ([.E149] &lt;= 24; 35; 50)))))));  IF ([.D149] &lt;= 15;     IF ([.E149] &lt;= 1; 2.5;     IF ([.E149] &lt;= 1.5; 4;     IF ([.E149] &lt;= 2.5; 6;     IF ([.E149] &lt;= 4.5; 10;     IF ([.E149] &lt;= 7; 16;     IF ([.E149] &lt;= 11.5; 25;     IF ([.E149] &lt;= 16; 35; 50)))))));  IF ([.D149] &lt;= 25;     IF ([.E149] &lt;= 1; 4;     IF ([.E149] &lt;= 1.5; 6;     IF ([.E149] &lt;= 2.5; 10;     IF ([.E149] &lt;= 4; 16;     IF ([.E149] &lt;= 7; 25;     IF ([.E149] &lt;= 9.5; 35; 50))))));  IF ([.D149] &lt;= 30;     IF ([.E149] &lt;= 1; 6;     IF ([.E149] &lt;= 2; 10;     IF ([.E149] &lt;= 3.5; 16;     IF ([.E149] &lt;= 5.4; 25;     IF ([.E149] &lt;= 8; 35; 50)))));  IF ([.D149] &lt;= 40;     IF ([.E149] &lt;= 1.5; 10;     IF ([.E149] &lt;= 2.5; 16;     IF ([.E149] &lt;= 4; 25;     IF ([.E149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Реле клаксонов ‘30’</text:p>
          </table:table-cell>
          <table:covered-table-cell/>
          <table:covered-table-cell table:number-columns-repeated="2" table:style-name="ce19"/>
          <table:covered-table-cell table:formula="of:=IF(ISNUMBER([.E150]); [.E15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8’, вых</text:p>
          </table:table-cell>
          <table:covered-table-cell/>
          <table:covered-table-cell table:number-columns-repeated="2" table:style-name="ce19"/>
          <table:covered-table-cell table:formula="of:=IF(ISNUMBER([.E151]); [.E15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52]); [.E152]+Buffer; &quot;&quot;)">
            <text:p/>
          </table:table-cell>
          <table:table-cell table:formula="of:=IF(ISNUMBER([.D152]); IF ([.D152] &lt;= 1;     IF ([.E152] &lt;= 7; 1;     IF ([.E152] &lt;= 10; 1.5;     IF ([.E152] &lt;= 17; 2.5;     IF ([.E152] &lt;= 28; 4;     IF ([.E152] &lt;= 42; 6; 10)))));  IF ([.D152] &lt;= 2;     IF ([.E152] &lt;= 1.5; 1;     IF ([.E152] &lt;= 5; 1.5;     IF ([.E152] &lt;= 8.5; 2.5;     IF ([.E152] &lt;= 14; 4;     IF ([.E152] &lt;= 21; 6; 10)))));  IF ([.D152] &lt;= 4;     IF ([.E152] &lt;= 1.5; 1;     IF ([.E152] &lt;= 2.5; 1.5;     IF ([.E152] &lt;= 4; 2.5;     IF ([.E152] &lt;= 7; 4;     IF ([.E152] &lt;= 10.5; 6; 10)))));  IF ([.D152] &lt;= 6;     IF ([.E152] &lt;= 1.5; 1.5;     IF ([.E152] &lt;= 2.5; 2.5;     IF ([.E152] &lt;= 4.5; 4;     IF ([.E152] &lt;= 7; 6; 10))));  IF ([.D152] &lt;= 10;     IF ([.E152] &lt;= 1.5; 2.5;     IF ([.E152] &lt;= 2.5; 4;     IF ([.E152] &lt;= 4; 6;     IF ([.E152] &lt;= 7; 10;     IF ([.E152] &lt;= 10.5; 16;     IF ([.E152] &lt;= 17.5; 25;     IF ([.E152] &lt;= 24; 35; 50)))))));  IF ([.D152] &lt;= 15;     IF ([.E152] &lt;= 1; 2.5;     IF ([.E152] &lt;= 1.5; 4;     IF ([.E152] &lt;= 2.5; 6;     IF ([.E152] &lt;= 4.5; 10;     IF ([.E152] &lt;= 7; 16;     IF ([.E152] &lt;= 11.5; 25;     IF ([.E152] &lt;= 16; 35; 50)))))));  IF ([.D152] &lt;= 25;     IF ([.E152] &lt;= 1; 4;     IF ([.E152] &lt;= 1.5; 6;     IF ([.E152] &lt;= 2.5; 10;     IF ([.E152] &lt;= 4; 16;     IF ([.E152] &lt;= 7; 25;     IF ([.E152] &lt;= 9.5; 35; 50))))));  IF ([.D152] &lt;= 30;     IF ([.E152] &lt;= 1; 6;     IF ([.E152] &lt;= 2; 10;     IF ([.E152] &lt;= 3.5; 16;     IF ([.E152] &lt;= 5.4; 25;     IF ([.E152] &lt;= 8; 35; 50)))));  IF ([.D152] &lt;= 40;     IF ([.E152] &lt;= 1.5; 10;     IF ([.E152] &lt;= 2.5; 16;     IF ([.E152] &lt;= 4; 25;     IF ([.E152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клаксонов ‘86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153]); [.E153]+Buffer; &quot;&quot;)" office:value-type="float" office:value="3.3" calcext:value-type="float" table:number-columns-spanned="1" table:number-rows-spanned="2">
            <text:p>3.3</text:p>
          </table:table-cell>
          <table:table-cell table:formula="of:=IF(ISNUMBER([.D153]); IF ([.D153] &lt;= 1;     IF ([.E153] &lt;= 7; 1;     IF ([.E153] &lt;= 10; 1.5;     IF ([.E153] &lt;= 17; 2.5;     IF ([.E153] &lt;= 28; 4;     IF ([.E153] &lt;= 42; 6; 10)))));  IF ([.D153] &lt;= 2;     IF ([.E153] &lt;= 1.5; 1;     IF ([.E153] &lt;= 5; 1.5;     IF ([.E153] &lt;= 8.5; 2.5;     IF ([.E153] &lt;= 14; 4;     IF ([.E153] &lt;= 21; 6; 10)))));  IF ([.D153] &lt;= 4;     IF ([.E153] &lt;= 1.5; 1;     IF ([.E153] &lt;= 2.5; 1.5;     IF ([.E153] &lt;= 4; 2.5;     IF ([.E153] &lt;= 7; 4;     IF ([.E153] &lt;= 10.5; 6; 10)))));  IF ([.D153] &lt;= 6;     IF ([.E153] &lt;= 1.5; 1.5;     IF ([.E153] &lt;= 2.5; 2.5;     IF ([.E153] &lt;= 4.5; 4;     IF ([.E153] &lt;= 7; 6; 10))));  IF ([.D153] &lt;= 10;     IF ([.E153] &lt;= 1.5; 2.5;     IF ([.E153] &lt;= 2.5; 4;     IF ([.E153] &lt;= 4; 6;     IF ([.E153] &lt;= 7; 10;     IF ([.E153] &lt;= 10.5; 16;     IF ([.E153] &lt;= 17.5; 25;     IF ([.E153] &lt;= 24; 35; 50)))))));  IF ([.D153] &lt;= 15;     IF ([.E153] &lt;= 1; 2.5;     IF ([.E153] &lt;= 1.5; 4;     IF ([.E153] &lt;= 2.5; 6;     IF ([.E153] &lt;= 4.5; 10;     IF ([.E153] &lt;= 7; 16;     IF ([.E153] &lt;= 11.5; 25;     IF ([.E153] &lt;= 16; 35; 50)))))));  IF ([.D153] &lt;= 25;     IF ([.E153] &lt;= 1; 4;     IF ([.E153] &lt;= 1.5; 6;     IF ([.E153] &lt;= 2.5; 10;     IF ([.E153] &lt;= 4; 16;     IF ([.E153] &lt;= 7; 25;     IF ([.E153] &lt;= 9.5; 35; 50))))));  IF ([.D153] &lt;= 30;     IF ([.E153] &lt;= 1; 6;     IF ([.E153] &lt;= 2; 10;     IF ([.E153] &lt;= 3.5; 16;     IF ([.E153] &lt;= 5.4; 25;     IF ([.E153] &lt;= 8; 35; 50)))));  IF ([.D153] &lt;= 40;     IF ([.E153] &lt;= 1.5; 10;     IF ([.E153] &lt;= 2.5; 16;     IF ([.E153] &lt;= 4; 25;     IF ([.E153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Выключатель звуковых сигналов</text:p>
          </table:table-cell>
          <table:covered-table-cell/>
          <table:covered-table-cell table:number-columns-repeated="2" table:style-name="ce19"/>
          <table:covered-table-cell table:formula="of:=IF(ISNUMBER([.E154]); [.E15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55]); [.E155]+Buffer; &quot;&quot;)">
            <text:p/>
          </table:table-cell>
          <table:table-cell table:formula="of:=IF(ISNUMBER([.D155]); IF ([.D155] &lt;= 1;     IF ([.E155] &lt;= 7; 1;     IF ([.E155] &lt;= 10; 1.5;     IF ([.E155] &lt;= 17; 2.5;     IF ([.E155] &lt;= 28; 4;     IF ([.E155] &lt;= 42; 6; 10)))));  IF ([.D155] &lt;= 2;     IF ([.E155] &lt;= 1.5; 1;     IF ([.E155] &lt;= 5; 1.5;     IF ([.E155] &lt;= 8.5; 2.5;     IF ([.E155] &lt;= 14; 4;     IF ([.E155] &lt;= 21; 6; 10)))));  IF ([.D155] &lt;= 4;     IF ([.E155] &lt;= 1.5; 1;     IF ([.E155] &lt;= 2.5; 1.5;     IF ([.E155] &lt;= 4; 2.5;     IF ([.E155] &lt;= 7; 4;     IF ([.E155] &lt;= 10.5; 6; 10)))));  IF ([.D155] &lt;= 6;     IF ([.E155] &lt;= 1.5; 1.5;     IF ([.E155] &lt;= 2.5; 2.5;     IF ([.E155] &lt;= 4.5; 4;     IF ([.E155] &lt;= 7; 6; 10))));  IF ([.D155] &lt;= 10;     IF ([.E155] &lt;= 1.5; 2.5;     IF ([.E155] &lt;= 2.5; 4;     IF ([.E155] &lt;= 4; 6;     IF ([.E155] &lt;= 7; 10;     IF ([.E155] &lt;= 10.5; 16;     IF ([.E155] &lt;= 17.5; 25;     IF ([.E155] &lt;= 24; 35; 50)))))));  IF ([.D155] &lt;= 15;     IF ([.E155] &lt;= 1; 2.5;     IF ([.E155] &lt;= 1.5; 4;     IF ([.E155] &lt;= 2.5; 6;     IF ([.E155] &lt;= 4.5; 10;     IF ([.E155] &lt;= 7; 16;     IF ([.E155] &lt;= 11.5; 25;     IF ([.E155] &lt;= 16; 35; 50)))))));  IF ([.D155] &lt;= 25;     IF ([.E155] &lt;= 1; 4;     IF ([.E155] &lt;= 1.5; 6;     IF ([.E155] &lt;= 2.5; 10;     IF ([.E155] &lt;= 4; 16;     IF ([.E155] &lt;= 7; 25;     IF ([.E155] &lt;= 9.5; 35; 50))))));  IF ([.D155] &lt;= 30;     IF ([.E155] &lt;= 1; 6;     IF ([.E155] &lt;= 2; 10;     IF ([.E155] &lt;= 3.5; 16;     IF ([.E155] &lt;= 5.4; 25;     IF ([.E155] &lt;= 8; 35; 50)))));  IF ([.D155] &lt;= 40;     IF ([.E155] &lt;= 1.5; 10;     IF ([.E155] &lt;= 2.5; 16;     IF ([.E155] &lt;= 4; 25;     IF ([.E155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Прерыватель поворотников</text:p>
          </table:table-cell>
          <table:table-cell office:value-type="string" calcext:value-type="string" table:number-columns-spanned="1" table:number-rows-spanned="2">
            <text:p>Три провода</text:p>
          </table:table-cell>
          <table:table-cell table:style-name="ce19" office:value-type="string" calcext:value-type="string" table:number-columns-spanned="1" table:number-rows-spanned="2">
            <text:p>X</text:p>
          </table:table-cell>
          <table:table-cell table:style-name="ce19" table:formula="of:=3 * (TorpedoWidth+Width+TorpedoWidth)" office:value-type="float" office:value="8.4" calcext:value-type="float" table:number-columns-spanned="1" table:number-rows-spanned="2">
            <text:p>8.40</text:p>
          </table:table-cell>
          <table:table-cell table:formula="of:=IF(ISNUMBER([.E156]); [.E156]+Buffer; &quot;&quot;)" office:value-type="float" office:value="8.9" calcext:value-type="float" table:number-columns-spanned="1" table:number-rows-spanned="2">
            <text:p>8.9</text:p>
          </table:table-cell>
          <table:table-cell table:formula="of:=IF(ISNUMBER([.D156]); IF ([.D156] &lt;= 1;     IF ([.E156] &lt;= 7; 1;     IF ([.E156] &lt;= 10; 1.5;     IF ([.E156] &lt;= 17; 2.5;     IF ([.E156] &lt;= 28; 4;     IF ([.E156] &lt;= 42; 6; 10)))));  IF ([.D156] &lt;= 2;     IF ([.E156] &lt;= 1.5; 1;     IF ([.E156] &lt;= 5; 1.5;     IF ([.E156] &lt;= 8.5; 2.5;     IF ([.E156] &lt;= 14; 4;     IF ([.E156] &lt;= 21; 6; 10)))));  IF ([.D156] &lt;= 4;     IF ([.E156] &lt;= 1.5; 1;     IF ([.E156] &lt;= 2.5; 1.5;     IF ([.E156] &lt;= 4; 2.5;     IF ([.E156] &lt;= 7; 4;     IF ([.E156] &lt;= 10.5; 6; 10)))));  IF ([.D156] &lt;= 6;     IF ([.E156] &lt;= 1.5; 1.5;     IF ([.E156] &lt;= 2.5; 2.5;     IF ([.E156] &lt;= 4.5; 4;     IF ([.E156] &lt;= 7; 6; 10))));  IF ([.D156] &lt;= 10;     IF ([.E156] &lt;= 1.5; 2.5;     IF ([.E156] &lt;= 2.5; 4;     IF ([.E156] &lt;= 4; 6;     IF ([.E156] &lt;= 7; 10;     IF ([.E156] &lt;= 10.5; 16;     IF ([.E156] &lt;= 17.5; 25;     IF ([.E156] &lt;= 24; 35; 50)))))));  IF ([.D156] &lt;= 15;     IF ([.E156] &lt;= 1; 2.5;     IF ([.E156] &lt;= 1.5; 4;     IF ([.E156] &lt;= 2.5; 6;     IF ([.E156] &lt;= 4.5; 10;     IF ([.E156] &lt;= 7; 16;     IF ([.E156] &lt;= 11.5; 25;     IF ([.E156] &lt;= 16; 35; 50)))))));  IF ([.D156] &lt;= 25;     IF ([.E156] &lt;= 1; 4;     IF ([.E156] &lt;= 1.5; 6;     IF ([.E156] &lt;= 2.5; 10;     IF ([.E156] &lt;= 4; 16;     IF ([.E156] &lt;= 7; 25;     IF ([.E156] &lt;= 9.5; 35; 50))))));  IF ([.D156] &lt;= 30;     IF ([.E156] &lt;= 1; 6;     IF ([.E156] &lt;= 2; 10;     IF ([.E156] &lt;= 3.5; 16;     IF ([.E156] &lt;= 5.4; 25;     IF ([.E156] &lt;= 8; 35; 50)))));  IF ([.D156] &lt;= 40;     IF ([.E156] &lt;= 1.5; 10;     IF ([.E156] &lt;= 2.5; 16;     IF ([.E156] &lt;= 4; 25;     IF ([.E156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</text:p>
          </table:table-cell>
          <table:covered-table-cell/>
          <table:covered-table-cell table:number-columns-repeated="2" table:style-name="ce19"/>
          <table:covered-table-cell table:formula="of:=IF(ISNUMBER([.E157]); [.E15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58]); [.E158]+Buffer; &quot;&quot;)">
            <text:p/>
          </table:table-cell>
          <table:table-cell table:formula="of:=IF(ISNUMBER([.D158]); IF ([.D158] &lt;= 1;     IF ([.E158] &lt;= 7; 1;     IF ([.E158] &lt;= 10; 1.5;     IF ([.E158] &lt;= 17; 2.5;     IF ([.E158] &lt;= 28; 4;     IF ([.E158] &lt;= 42; 6; 10)))));  IF ([.D158] &lt;= 2;     IF ([.E158] &lt;= 1.5; 1;     IF ([.E158] &lt;= 5; 1.5;     IF ([.E158] &lt;= 8.5; 2.5;     IF ([.E158] &lt;= 14; 4;     IF ([.E158] &lt;= 21; 6; 10)))));  IF ([.D158] &lt;= 4;     IF ([.E158] &lt;= 1.5; 1;     IF ([.E158] &lt;= 2.5; 1.5;     IF ([.E158] &lt;= 4; 2.5;     IF ([.E158] &lt;= 7; 4;     IF ([.E158] &lt;= 10.5; 6; 10)))));  IF ([.D158] &lt;= 6;     IF ([.E158] &lt;= 1.5; 1.5;     IF ([.E158] &lt;= 2.5; 2.5;     IF ([.E158] &lt;= 4.5; 4;     IF ([.E158] &lt;= 7; 6; 10))));  IF ([.D158] &lt;= 10;     IF ([.E158] &lt;= 1.5; 2.5;     IF ([.E158] &lt;= 2.5; 4;     IF ([.E158] &lt;= 4; 6;     IF ([.E158] &lt;= 7; 10;     IF ([.E158] &lt;= 10.5; 16;     IF ([.E158] &lt;= 17.5; 25;     IF ([.E158] &lt;= 24; 35; 50)))))));  IF ([.D158] &lt;= 15;     IF ([.E158] &lt;= 1; 2.5;     IF ([.E158] &lt;= 1.5; 4;     IF ([.E158] &lt;= 2.5; 6;     IF ([.E158] &lt;= 4.5; 10;     IF ([.E158] &lt;= 7; 16;     IF ([.E158] &lt;= 11.5; 25;     IF ([.E158] &lt;= 16; 35; 50)))))));  IF ([.D158] &lt;= 25;     IF ([.E158] &lt;= 1; 4;     IF ([.E158] &lt;= 1.5; 6;     IF ([.E158] &lt;= 2.5; 10;     IF ([.E158] &lt;= 4; 16;     IF ([.E158] &lt;= 7; 25;     IF ([.E158] &lt;= 9.5; 35; 50))))));  IF ([.D158] &lt;= 30;     IF ([.E158] &lt;= 1; 6;     IF ([.E158] &lt;= 2; 10;     IF ([.E158] &lt;= 3.5; 16;     IF ([.E158] &lt;= 5.4; 25;     IF ([.E158] &lt;= 8; 35; 50)))));  IF ([.D158] &lt;= 40;     IF ([.E158] &lt;= 1.5; 10;     IF ([.E158] &lt;= 2.5; 16;     IF ([.E158] &lt;= 4; 25;     IF ([.E158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ближнего света ‘87’</text:p>
          </table:table-cell>
          <table:table-cell office:value-type="string" calcext:value-type="string" table:number-columns-spanned="1" table:number-rows-spanned="3">
            <text:p>Зелёный</text:p>
          </table:table-cell>
          <table:table-cell table:style-name="ce19" office:value-type="float" office:value="20" calcext:value-type="float" table:number-columns-spanned="1" table:number-rows-spanned="3">
            <text:p>20.00</text:p>
          </table:table-cell>
          <table:table-cell table:style-name="ce19" table:formula="of:=TorpedoWidth" office:value-type="float" office:value="0.5" calcext:value-type="float" table:number-columns-spanned="1" table:number-rows-spanned="3">
            <text:p>0.50</text:p>
          </table:table-cell>
          <table:table-cell table:formula="of:=IF(ISNUMBER([.E159]); [.E159]+Buffer; &quot;&quot;)" office:value-type="float" office:value="1" calcext:value-type="float" table:number-columns-spanned="1" table:number-rows-spanned="3">
            <text:p>1</text:p>
          </table:table-cell>
          <table:table-cell table:formula="of:=IF(ISNUMBER([.D159]); IF ([.D159] &lt;= 1;     IF ([.E159] &lt;= 7; 1;     IF ([.E159] &lt;= 10; 1.5;     IF ([.E159] &lt;= 17; 2.5;     IF ([.E159] &lt;= 28; 4;     IF ([.E159] &lt;= 42; 6; 10)))));  IF ([.D159] &lt;= 2;     IF ([.E159] &lt;= 1.5; 1;     IF ([.E159] &lt;= 5; 1.5;     IF ([.E159] &lt;= 8.5; 2.5;     IF ([.E159] &lt;= 14; 4;     IF ([.E159] &lt;= 21; 6; 10)))));  IF ([.D159] &lt;= 4;     IF ([.E159] &lt;= 1.5; 1;     IF ([.E159] &lt;= 2.5; 1.5;     IF ([.E159] &lt;= 4; 2.5;     IF ([.E159] &lt;= 7; 4;     IF ([.E159] &lt;= 10.5; 6; 10)))));  IF ([.D159] &lt;= 6;     IF ([.E159] &lt;= 1.5; 1.5;     IF ([.E159] &lt;= 2.5; 2.5;     IF ([.E159] &lt;= 4.5; 4;     IF ([.E159] &lt;= 7; 6; 10))));  IF ([.D159] &lt;= 10;     IF ([.E159] &lt;= 1.5; 2.5;     IF ([.E159] &lt;= 2.5; 4;     IF ([.E159] &lt;= 4; 6;     IF ([.E159] &lt;= 7; 10;     IF ([.E159] &lt;= 10.5; 16;     IF ([.E159] &lt;= 17.5; 25;     IF ([.E159] &lt;= 24; 35; 50)))))));  IF ([.D159] &lt;= 15;     IF ([.E159] &lt;= 1; 2.5;     IF ([.E159] &lt;= 1.5; 4;     IF ([.E159] &lt;= 2.5; 6;     IF ([.E159] &lt;= 4.5; 10;     IF ([.E159] &lt;= 7; 16;     IF ([.E159] &lt;= 11.5; 25;     IF ([.E159] &lt;= 16; 35; 50)))))));  IF ([.D159] &lt;= 25;     IF ([.E159] &lt;= 1; 4;     IF ([.E159] &lt;= 1.5; 6;     IF ([.E159] &lt;= 2.5; 10;     IF ([.E159] &lt;= 4; 16;     IF ([.E159] &lt;= 7; 25;     IF ([.E159] &lt;= 9.5; 35; 50))))));  IF ([.D159] &lt;= 30;     IF ([.E159] &lt;= 1; 6;     IF ([.E159] &lt;= 2; 10;     IF ([.E159] &lt;= 3.5; 16;     IF ([.E159] &lt;= 5.4; 25;     IF ([.E159] &lt;= 8; 35; 50)))));  IF ([.D159] &lt;= 40;     IF ([.E159] &lt;= 1.5; 10;     IF ([.E159] &lt;= 2.5; 16;     IF ([.E159] &lt;= 4; 25;     IF ([.E159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лев ‘4’, вход</text:p>
          </table:table-cell>
          <table:covered-table-cell/>
          <table:covered-table-cell table:number-columns-repeated="2" table:style-name="ce19"/>
          <table:covered-table-cell table:formula="of:=IF(ISNUMBER([.E160]); [.E16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5’, вход</text:p>
          </table:table-cell>
          <table:covered-table-cell/>
          <table:covered-table-cell table:number-columns-repeated="2" table:style-name="ce19"/>
          <table:covered-table-cell table:formula="of:=IF(ISNUMBER([.E161]); [.E16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62]); [.E162]+Buffer; &quot;&quot;)">
            <text:p/>
          </table:table-cell>
          <table:table-cell table:formula="of:=IF(ISNUMBER([.D162]); IF ([.D162] &lt;= 1;     IF ([.E162] &lt;= 7; 1;     IF ([.E162] &lt;= 10; 1.5;     IF ([.E162] &lt;= 17; 2.5;     IF ([.E162] &lt;= 28; 4;     IF ([.E162] &lt;= 42; 6; 10)))));  IF ([.D162] &lt;= 2;     IF ([.E162] &lt;= 1.5; 1;     IF ([.E162] &lt;= 5; 1.5;     IF ([.E162] &lt;= 8.5; 2.5;     IF ([.E162] &lt;= 14; 4;     IF ([.E162] &lt;= 21; 6; 10)))));  IF ([.D162] &lt;= 4;     IF ([.E162] &lt;= 1.5; 1;     IF ([.E162] &lt;= 2.5; 1.5;     IF ([.E162] &lt;= 4; 2.5;     IF ([.E162] &lt;= 7; 4;     IF ([.E162] &lt;= 10.5; 6; 10)))));  IF ([.D162] &lt;= 6;     IF ([.E162] &lt;= 1.5; 1.5;     IF ([.E162] &lt;= 2.5; 2.5;     IF ([.E162] &lt;= 4.5; 4;     IF ([.E162] &lt;= 7; 6; 10))));  IF ([.D162] &lt;= 10;     IF ([.E162] &lt;= 1.5; 2.5;     IF ([.E162] &lt;= 2.5; 4;     IF ([.E162] &lt;= 4; 6;     IF ([.E162] &lt;= 7; 10;     IF ([.E162] &lt;= 10.5; 16;     IF ([.E162] &lt;= 17.5; 25;     IF ([.E162] &lt;= 24; 35; 50)))))));  IF ([.D162] &lt;= 15;     IF ([.E162] &lt;= 1; 2.5;     IF ([.E162] &lt;= 1.5; 4;     IF ([.E162] &lt;= 2.5; 6;     IF ([.E162] &lt;= 4.5; 10;     IF ([.E162] &lt;= 7; 16;     IF ([.E162] &lt;= 11.5; 25;     IF ([.E162] &lt;= 16; 35; 50)))))));  IF ([.D162] &lt;= 25;     IF ([.E162] &lt;= 1; 4;     IF ([.E162] &lt;= 1.5; 6;     IF ([.E162] &lt;= 2.5; 10;     IF ([.E162] &lt;= 4; 16;     IF ([.E162] &lt;= 7; 25;     IF ([.E162] &lt;= 9.5; 35; 50))))));  IF ([.D162] &lt;= 30;     IF ([.E162] &lt;= 1; 6;     IF ([.E162] &lt;= 2; 10;     IF ([.E162] &lt;= 3.5; 16;     IF ([.E162] &lt;= 5.4; 25;     IF ([.E162] &lt;= 8; 35; 50)))));  IF ([.D162] &lt;= 40;     IF ([.E162] &lt;= 1.5; 10;     IF ([.E162] &lt;= 2.5; 16;     IF ([.E162] &lt;= 4; 25;     IF ([.E162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ближнего света ‘86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163]); [.E163]+Buffer; &quot;&quot;)" office:value-type="float" office:value="3.3" calcext:value-type="float" table:number-columns-spanned="1" table:number-rows-spanned="2">
            <text:p>3.3</text:p>
          </table:table-cell>
          <table:table-cell table:formula="of:=IF(ISNUMBER([.D163]); IF ([.D163] &lt;= 1;     IF ([.E163] &lt;= 7; 1;     IF ([.E163] &lt;= 10; 1.5;     IF ([.E163] &lt;= 17; 2.5;     IF ([.E163] &lt;= 28; 4;     IF ([.E163] &lt;= 42; 6; 10)))));  IF ([.D163] &lt;= 2;     IF ([.E163] &lt;= 1.5; 1;     IF ([.E163] &lt;= 5; 1.5;     IF ([.E163] &lt;= 8.5; 2.5;     IF ([.E163] &lt;= 14; 4;     IF ([.E163] &lt;= 21; 6; 10)))));  IF ([.D163] &lt;= 4;     IF ([.E163] &lt;= 1.5; 1;     IF ([.E163] &lt;= 2.5; 1.5;     IF ([.E163] &lt;= 4; 2.5;     IF ([.E163] &lt;= 7; 4;     IF ([.E163] &lt;= 10.5; 6; 10)))));  IF ([.D163] &lt;= 6;     IF ([.E163] &lt;= 1.5; 1.5;     IF ([.E163] &lt;= 2.5; 2.5;     IF ([.E163] &lt;= 4.5; 4;     IF ([.E163] &lt;= 7; 6; 10))));  IF ([.D163] &lt;= 10;     IF ([.E163] &lt;= 1.5; 2.5;     IF ([.E163] &lt;= 2.5; 4;     IF ([.E163] &lt;= 4; 6;     IF ([.E163] &lt;= 7; 10;     IF ([.E163] &lt;= 10.5; 16;     IF ([.E163] &lt;= 17.5; 25;     IF ([.E163] &lt;= 24; 35; 50)))))));  IF ([.D163] &lt;= 15;     IF ([.E163] &lt;= 1; 2.5;     IF ([.E163] &lt;= 1.5; 4;     IF ([.E163] &lt;= 2.5; 6;     IF ([.E163] &lt;= 4.5; 10;     IF ([.E163] &lt;= 7; 16;     IF ([.E163] &lt;= 11.5; 25;     IF ([.E163] &lt;= 16; 35; 50)))))));  IF ([.D163] &lt;= 25;     IF ([.E163] &lt;= 1; 4;     IF ([.E163] &lt;= 1.5; 6;     IF ([.E163] &lt;= 2.5; 10;     IF ([.E163] &lt;= 4; 16;     IF ([.E163] &lt;= 7; 25;     IF ([.E163] &lt;= 9.5; 35; 50))))));  IF ([.D163] &lt;= 30;     IF ([.E163] &lt;= 1; 6;     IF ([.E163] &lt;= 2; 10;     IF ([.E163] &lt;= 3.5; 16;     IF ([.E163] &lt;= 5.4; 25;     IF ([.E163] &lt;= 8; 35; 50)))));  IF ([.D163] &lt;= 40;     IF ([.E163] &lt;= 1.5; 10;     IF ([.E163] &lt;= 2.5; 16;     IF ([.E163] &lt;= 4; 25;     IF ([.E163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8’</text:p>
          </table:table-cell>
          <table:covered-table-cell/>
          <table:covered-table-cell table:number-columns-repeated="2" table:style-name="ce19"/>
          <table:covered-table-cell table:formula="of:=IF(ISNUMBER([.E164]); [.E16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65]); [.E165]+Buffer; &quot;&quot;)">
            <text:p/>
          </table:table-cell>
          <table:table-cell table:formula="of:=IF(ISNUMBER([.D165]); IF ([.D165] &lt;= 1;     IF ([.E165] &lt;= 7; 1;     IF ([.E165] &lt;= 10; 1.5;     IF ([.E165] &lt;= 17; 2.5;     IF ([.E165] &lt;= 28; 4;     IF ([.E165] &lt;= 42; 6; 10)))));  IF ([.D165] &lt;= 2;     IF ([.E165] &lt;= 1.5; 1;     IF ([.E165] &lt;= 5; 1.5;     IF ([.E165] &lt;= 8.5; 2.5;     IF ([.E165] &lt;= 14; 4;     IF ([.E165] &lt;= 21; 6; 10)))));  IF ([.D165] &lt;= 4;     IF ([.E165] &lt;= 1.5; 1;     IF ([.E165] &lt;= 2.5; 1.5;     IF ([.E165] &lt;= 4; 2.5;     IF ([.E165] &lt;= 7; 4;     IF ([.E165] &lt;= 10.5; 6; 10)))));  IF ([.D165] &lt;= 6;     IF ([.E165] &lt;= 1.5; 1.5;     IF ([.E165] &lt;= 2.5; 2.5;     IF ([.E165] &lt;= 4.5; 4;     IF ([.E165] &lt;= 7; 6; 10))));  IF ([.D165] &lt;= 10;     IF ([.E165] &lt;= 1.5; 2.5;     IF ([.E165] &lt;= 2.5; 4;     IF ([.E165] &lt;= 4; 6;     IF ([.E165] &lt;= 7; 10;     IF ([.E165] &lt;= 10.5; 16;     IF ([.E165] &lt;= 17.5; 25;     IF ([.E165] &lt;= 24; 35; 50)))))));  IF ([.D165] &lt;= 15;     IF ([.E165] &lt;= 1; 2.5;     IF ([.E165] &lt;= 1.5; 4;     IF ([.E165] &lt;= 2.5; 6;     IF ([.E165] &lt;= 4.5; 10;     IF ([.E165] &lt;= 7; 16;     IF ([.E165] &lt;= 11.5; 25;     IF ([.E165] &lt;= 16; 35; 50)))))));  IF ([.D165] &lt;= 25;     IF ([.E165] &lt;= 1; 4;     IF ([.E165] &lt;= 1.5; 6;     IF ([.E165] &lt;= 2.5; 10;     IF ([.E165] &lt;= 4; 16;     IF ([.E165] &lt;= 7; 25;     IF ([.E165] &lt;= 9.5; 35; 50))))));  IF ([.D165] &lt;= 30;     IF ([.E165] &lt;= 1; 6;     IF ([.E165] &lt;= 2; 10;     IF ([.E165] &lt;= 3.5; 16;     IF ([.E165] &lt;= 5.4; 25;     IF ([.E165] &lt;= 8; 35; 50)))));  IF ([.D165] &lt;= 40;     IF ([.E165] &lt;= 1.5; 10;     IF ([.E165] &lt;= 2.5; 16;     IF ([.E165] &lt;= 4; 25;     IF ([.E165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ближнего свет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66]); [.E166]+Buffer; &quot;&quot;)" office:value-type="float" office:value="1.5" calcext:value-type="float" table:number-columns-spanned="1" table:number-rows-spanned="2">
            <text:p>1.5</text:p>
          </table:table-cell>
          <table:table-cell table:formula="of:=IF(ISNUMBER([.D166]); IF ([.D166] &lt;= 1;     IF ([.E166] &lt;= 7; 1;     IF ([.E166] &lt;= 10; 1.5;     IF ([.E166] &lt;= 17; 2.5;     IF ([.E166] &lt;= 28; 4;     IF ([.E166] &lt;= 42; 6; 10)))));  IF ([.D166] &lt;= 2;     IF ([.E166] &lt;= 1.5; 1;     IF ([.E166] &lt;= 5; 1.5;     IF ([.E166] &lt;= 8.5; 2.5;     IF ([.E166] &lt;= 14; 4;     IF ([.E166] &lt;= 21; 6; 10)))));  IF ([.D166] &lt;= 4;     IF ([.E166] &lt;= 1.5; 1;     IF ([.E166] &lt;= 2.5; 1.5;     IF ([.E166] &lt;= 4; 2.5;     IF ([.E166] &lt;= 7; 4;     IF ([.E166] &lt;= 10.5; 6; 10)))));  IF ([.D166] &lt;= 6;     IF ([.E166] &lt;= 1.5; 1.5;     IF ([.E166] &lt;= 2.5; 2.5;     IF ([.E166] &lt;= 4.5; 4;     IF ([.E166] &lt;= 7; 6; 10))));  IF ([.D166] &lt;= 10;     IF ([.E166] &lt;= 1.5; 2.5;     IF ([.E166] &lt;= 2.5; 4;     IF ([.E166] &lt;= 4; 6;     IF ([.E166] &lt;= 7; 10;     IF ([.E166] &lt;= 10.5; 16;     IF ([.E166] &lt;= 17.5; 25;     IF ([.E166] &lt;= 24; 35; 50)))))));  IF ([.D166] &lt;= 15;     IF ([.E166] &lt;= 1; 2.5;     IF ([.E166] &lt;= 1.5; 4;     IF ([.E166] &lt;= 2.5; 6;     IF ([.E166] &lt;= 4.5; 10;     IF ([.E166] &lt;= 7; 16;     IF ([.E166] &lt;= 11.5; 25;     IF ([.E166] &lt;= 16; 35; 50)))))));  IF ([.D166] &lt;= 25;     IF ([.E166] &lt;= 1; 4;     IF ([.E166] &lt;= 1.5; 6;     IF ([.E166] &lt;= 2.5; 10;     IF ([.E166] &lt;= 4; 16;     IF ([.E166] &lt;= 7; 25;     IF ([.E166] &lt;= 9.5; 35; 50))))));  IF ([.D166] &lt;= 30;     IF ([.E166] &lt;= 1; 6;     IF ([.E166] &lt;= 2; 10;     IF ([.E166] &lt;= 3.5; 16;     IF ([.E166] &lt;= 5.4; 25;     IF ([.E166] &lt;= 8; 35; 50)))));  IF ([.D166] &lt;= 40;     IF ([.E166] &lt;= 1.5; 10;     IF ([.E166] &lt;= 2.5; 16;     IF ([.E166] &lt;= 4; 25;     IF ([.E166] &lt;= 6; 35; 50))));  &quot;Way too heavy&quot; ))))))))); &quot;&quot;)"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167]); [.E16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68]); [.E168]+Buffer; &quot;&quot;)">
            <text:p/>
          </table:table-cell>
          <table:table-cell table:formula="of:=IF(ISNUMBER([.D168]); IF ([.D168] &lt;= 1;     IF ([.E168] &lt;= 7; 1;     IF ([.E168] &lt;= 10; 1.5;     IF ([.E168] &lt;= 17; 2.5;     IF ([.E168] &lt;= 28; 4;     IF ([.E168] &lt;= 42; 6; 10)))));  IF ([.D168] &lt;= 2;     IF ([.E168] &lt;= 1.5; 1;     IF ([.E168] &lt;= 5; 1.5;     IF ([.E168] &lt;= 8.5; 2.5;     IF ([.E168] &lt;= 14; 4;     IF ([.E168] &lt;= 21; 6; 10)))));  IF ([.D168] &lt;= 4;     IF ([.E168] &lt;= 1.5; 1;     IF ([.E168] &lt;= 2.5; 1.5;     IF ([.E168] &lt;= 4; 2.5;     IF ([.E168] &lt;= 7; 4;     IF ([.E168] &lt;= 10.5; 6; 10)))));  IF ([.D168] &lt;= 6;     IF ([.E168] &lt;= 1.5; 1.5;     IF ([.E168] &lt;= 2.5; 2.5;     IF ([.E168] &lt;= 4.5; 4;     IF ([.E168] &lt;= 7; 6; 10))));  IF ([.D168] &lt;= 10;     IF ([.E168] &lt;= 1.5; 2.5;     IF ([.E168] &lt;= 2.5; 4;     IF ([.E168] &lt;= 4; 6;     IF ([.E168] &lt;= 7; 10;     IF ([.E168] &lt;= 10.5; 16;     IF ([.E168] &lt;= 17.5; 25;     IF ([.E168] &lt;= 24; 35; 50)))))));  IF ([.D168] &lt;= 15;     IF ([.E168] &lt;= 1; 2.5;     IF ([.E168] &lt;= 1.5; 4;     IF ([.E168] &lt;= 2.5; 6;     IF ([.E168] &lt;= 4.5; 10;     IF ([.E168] &lt;= 7; 16;     IF ([.E168] &lt;= 11.5; 25;     IF ([.E168] &lt;= 16; 35; 50)))))));  IF ([.D168] &lt;= 25;     IF ([.E168] &lt;= 1; 4;     IF ([.E168] &lt;= 1.5; 6;     IF ([.E168] &lt;= 2.5; 10;     IF ([.E168] &lt;= 4; 16;     IF ([.E168] &lt;= 7; 25;     IF ([.E168] &lt;= 9.5; 35; 50))))));  IF ([.D168] &lt;= 30;     IF ([.E168] &lt;= 1; 6;     IF ([.E168] &lt;= 2; 10;     IF ([.E168] &lt;= 3.5; 16;     IF ([.E168] &lt;= 5.4; 25;     IF ([.E168] &lt;= 8; 35; 50)))));  IF ([.D168] &lt;= 40;     IF ([.E168] &lt;= 1.5; 10;     IF ([.E168] &lt;= 2.5; 16;     IF ([.E168] &lt;= 4; 25;     IF ([.E168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дальнего света ‘87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19" office:value-type="float" office:value="30" calcext:value-type="float" table:number-columns-spanned="1" table:number-rows-spanned="3">
            <text:p>30.00</text:p>
          </table:table-cell>
          <table:table-cell table:style-name="ce19" table:formula="of:=TorpedoWidth" office:value-type="float" office:value="0.5" calcext:value-type="float" table:number-columns-spanned="1" table:number-rows-spanned="3">
            <text:p>0.50</text:p>
          </table:table-cell>
          <table:table-cell table:formula="of:=IF(ISNUMBER([.E169]); [.E169]+Buffer; &quot;&quot;)" office:value-type="float" office:value="1" calcext:value-type="float" table:number-columns-spanned="1" table:number-rows-spanned="3">
            <text:p>1</text:p>
          </table:table-cell>
          <table:table-cell table:formula="of:=IF(ISNUMBER([.D169]); IF ([.D169] &lt;= 1;     IF ([.E169] &lt;= 7; 1;     IF ([.E169] &lt;= 10; 1.5;     IF ([.E169] &lt;= 17; 2.5;     IF ([.E169] &lt;= 28; 4;     IF ([.E169] &lt;= 42; 6; 10)))));  IF ([.D169] &lt;= 2;     IF ([.E169] &lt;= 1.5; 1;     IF ([.E169] &lt;= 5; 1.5;     IF ([.E169] &lt;= 8.5; 2.5;     IF ([.E169] &lt;= 14; 4;     IF ([.E169] &lt;= 21; 6; 10)))));  IF ([.D169] &lt;= 4;     IF ([.E169] &lt;= 1.5; 1;     IF ([.E169] &lt;= 2.5; 1.5;     IF ([.E169] &lt;= 4; 2.5;     IF ([.E169] &lt;= 7; 4;     IF ([.E169] &lt;= 10.5; 6; 10)))));  IF ([.D169] &lt;= 6;     IF ([.E169] &lt;= 1.5; 1.5;     IF ([.E169] &lt;= 2.5; 2.5;     IF ([.E169] &lt;= 4.5; 4;     IF ([.E169] &lt;= 7; 6; 10))));  IF ([.D169] &lt;= 10;     IF ([.E169] &lt;= 1.5; 2.5;     IF ([.E169] &lt;= 2.5; 4;     IF ([.E169] &lt;= 4; 6;     IF ([.E169] &lt;= 7; 10;     IF ([.E169] &lt;= 10.5; 16;     IF ([.E169] &lt;= 17.5; 25;     IF ([.E169] &lt;= 24; 35; 50)))))));  IF ([.D169] &lt;= 15;     IF ([.E169] &lt;= 1; 2.5;     IF ([.E169] &lt;= 1.5; 4;     IF ([.E169] &lt;= 2.5; 6;     IF ([.E169] &lt;= 4.5; 10;     IF ([.E169] &lt;= 7; 16;     IF ([.E169] &lt;= 11.5; 25;     IF ([.E169] &lt;= 16; 35; 50)))))));  IF ([.D169] &lt;= 25;     IF ([.E169] &lt;= 1; 4;     IF ([.E169] &lt;= 1.5; 6;     IF ([.E169] &lt;= 2.5; 10;     IF ([.E169] &lt;= 4; 16;     IF ([.E169] &lt;= 7; 25;     IF ([.E169] &lt;= 9.5; 35; 50))))));  IF ([.D169] &lt;= 30;     IF ([.E169] &lt;= 1; 6;     IF ([.E169] &lt;= 2; 10;     IF ([.E169] &lt;= 3.5; 16;     IF ([.E169] &lt;= 5.4; 25;     IF ([.E169] &lt;= 8; 35; 50)))));  IF ([.D169] &lt;= 40;     IF ([.E169] &lt;= 1.5; 10;     IF ([.E169] &lt;= 2.5; 16;     IF ([.E169] &lt;= 4; 25;     IF ([.E169] &lt;= 6; 35; 50))));  &quot;Way too heavy&quot; ))))))))); &quot;&quot;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лев ‘2’, вход</text:p>
          </table:table-cell>
          <table:covered-table-cell/>
          <table:covered-table-cell table:number-columns-repeated="2" table:style-name="ce19"/>
          <table:covered-table-cell table:formula="of:=IF(ISNUMBER([.E170]); [.E17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3’, вход</text:p>
          </table:table-cell>
          <table:covered-table-cell/>
          <table:covered-table-cell table:number-columns-repeated="2" table:style-name="ce19"/>
          <table:covered-table-cell table:formula="of:=IF(ISNUMBER([.E171]); [.E17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72]); [.E172]+Buffer; &quot;&quot;)">
            <text:p/>
          </table:table-cell>
          <table:table-cell table:formula="of:=IF(ISNUMBER([.D172]); IF ([.D172] &lt;= 1;     IF ([.E172] &lt;= 7; 1;     IF ([.E172] &lt;= 10; 1.5;     IF ([.E172] &lt;= 17; 2.5;     IF ([.E172] &lt;= 28; 4;     IF ([.E172] &lt;= 42; 6; 10)))));  IF ([.D172] &lt;= 2;     IF ([.E172] &lt;= 1.5; 1;     IF ([.E172] &lt;= 5; 1.5;     IF ([.E172] &lt;= 8.5; 2.5;     IF ([.E172] &lt;= 14; 4;     IF ([.E172] &lt;= 21; 6; 10)))));  IF ([.D172] &lt;= 4;     IF ([.E172] &lt;= 1.5; 1;     IF ([.E172] &lt;= 2.5; 1.5;     IF ([.E172] &lt;= 4; 2.5;     IF ([.E172] &lt;= 7; 4;     IF ([.E172] &lt;= 10.5; 6; 10)))));  IF ([.D172] &lt;= 6;     IF ([.E172] &lt;= 1.5; 1.5;     IF ([.E172] &lt;= 2.5; 2.5;     IF ([.E172] &lt;= 4.5; 4;     IF ([.E172] &lt;= 7; 6; 10))));  IF ([.D172] &lt;= 10;     IF ([.E172] &lt;= 1.5; 2.5;     IF ([.E172] &lt;= 2.5; 4;     IF ([.E172] &lt;= 4; 6;     IF ([.E172] &lt;= 7; 10;     IF ([.E172] &lt;= 10.5; 16;     IF ([.E172] &lt;= 17.5; 25;     IF ([.E172] &lt;= 24; 35; 50)))))));  IF ([.D172] &lt;= 15;     IF ([.E172] &lt;= 1; 2.5;     IF ([.E172] &lt;= 1.5; 4;     IF ([.E172] &lt;= 2.5; 6;     IF ([.E172] &lt;= 4.5; 10;     IF ([.E172] &lt;= 7; 16;     IF ([.E172] &lt;= 11.5; 25;     IF ([.E172] &lt;= 16; 35; 50)))))));  IF ([.D172] &lt;= 25;     IF ([.E172] &lt;= 1; 4;     IF ([.E172] &lt;= 1.5; 6;     IF ([.E172] &lt;= 2.5; 10;     IF ([.E172] &lt;= 4; 16;     IF ([.E172] &lt;= 7; 25;     IF ([.E172] &lt;= 9.5; 35; 50))))));  IF ([.D172] &lt;= 30;     IF ([.E172] &lt;= 1; 6;     IF ([.E172] &lt;= 2; 10;     IF ([.E172] &lt;= 3.5; 16;     IF ([.E172] &lt;= 5.4; 25;     IF ([.E172] &lt;= 8; 35; 50)))));  IF ([.D172] &lt;= 40;     IF ([.E172] &lt;= 1.5; 10;     IF ([.E172] &lt;= 2.5; 16;     IF ([.E172] &lt;= 4; 25;     IF ([.E172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дальнего света ‘86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173]); [.E173]+Buffer; &quot;&quot;)" office:value-type="float" office:value="3.3" calcext:value-type="float" table:number-columns-spanned="1" table:number-rows-spanned="2">
            <text:p>3.3</text:p>
          </table:table-cell>
          <table:table-cell table:formula="of:=IF(ISNUMBER([.D173]); IF ([.D173] &lt;= 1;     IF ([.E173] &lt;= 7; 1;     IF ([.E173] &lt;= 10; 1.5;     IF ([.E173] &lt;= 17; 2.5;     IF ([.E173] &lt;= 28; 4;     IF ([.E173] &lt;= 42; 6; 10)))));  IF ([.D173] &lt;= 2;     IF ([.E173] &lt;= 1.5; 1;     IF ([.E173] &lt;= 5; 1.5;     IF ([.E173] &lt;= 8.5; 2.5;     IF ([.E173] &lt;= 14; 4;     IF ([.E173] &lt;= 21; 6; 10)))));  IF ([.D173] &lt;= 4;     IF ([.E173] &lt;= 1.5; 1;     IF ([.E173] &lt;= 2.5; 1.5;     IF ([.E173] &lt;= 4; 2.5;     IF ([.E173] &lt;= 7; 4;     IF ([.E173] &lt;= 10.5; 6; 10)))));  IF ([.D173] &lt;= 6;     IF ([.E173] &lt;= 1.5; 1.5;     IF ([.E173] &lt;= 2.5; 2.5;     IF ([.E173] &lt;= 4.5; 4;     IF ([.E173] &lt;= 7; 6; 10))));  IF ([.D173] &lt;= 10;     IF ([.E173] &lt;= 1.5; 2.5;     IF ([.E173] &lt;= 2.5; 4;     IF ([.E173] &lt;= 4; 6;     IF ([.E173] &lt;= 7; 10;     IF ([.E173] &lt;= 10.5; 16;     IF ([.E173] &lt;= 17.5; 25;     IF ([.E173] &lt;= 24; 35; 50)))))));  IF ([.D173] &lt;= 15;     IF ([.E173] &lt;= 1; 2.5;     IF ([.E173] &lt;= 1.5; 4;     IF ([.E173] &lt;= 2.5; 6;     IF ([.E173] &lt;= 4.5; 10;     IF ([.E173] &lt;= 7; 16;     IF ([.E173] &lt;= 11.5; 25;     IF ([.E173] &lt;= 16; 35; 50)))))));  IF ([.D173] &lt;= 25;     IF ([.E173] &lt;= 1; 4;     IF ([.E173] &lt;= 1.5; 6;     IF ([.E173] &lt;= 2.5; 10;     IF ([.E173] &lt;= 4; 16;     IF ([.E173] &lt;= 7; 25;     IF ([.E173] &lt;= 9.5; 35; 50))))));  IF ([.D173] &lt;= 30;     IF ([.E173] &lt;= 1; 6;     IF ([.E173] &lt;= 2; 10;     IF ([.E173] &lt;= 3.5; 16;     IF ([.E173] &lt;= 5.4; 25;     IF ([.E173] &lt;= 8; 35; 50)))));  IF ([.D173] &lt;= 40;     IF ([.E173] &lt;= 1.5; 10;     IF ([.E173] &lt;= 2.5; 16;     IF ([.E173] &lt;= 4; 25;     IF ([.E173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7’</text:p>
          </table:table-cell>
          <table:covered-table-cell/>
          <table:covered-table-cell table:number-columns-repeated="2" table:style-name="ce19"/>
          <table:covered-table-cell table:formula="of:=IF(ISNUMBER([.E174]); [.E17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75]); [.E175]+Buffer; &quot;&quot;)">
            <text:p/>
          </table:table-cell>
          <table:table-cell table:formula="of:=IF(ISNUMBER([.D175]); IF ([.D175] &lt;= 1;     IF ([.E175] &lt;= 7; 1;     IF ([.E175] &lt;= 10; 1.5;     IF ([.E175] &lt;= 17; 2.5;     IF ([.E175] &lt;= 28; 4;     IF ([.E175] &lt;= 42; 6; 10)))));  IF ([.D175] &lt;= 2;     IF ([.E175] &lt;= 1.5; 1;     IF ([.E175] &lt;= 5; 1.5;     IF ([.E175] &lt;= 8.5; 2.5;     IF ([.E175] &lt;= 14; 4;     IF ([.E175] &lt;= 21; 6; 10)))));  IF ([.D175] &lt;= 4;     IF ([.E175] &lt;= 1.5; 1;     IF ([.E175] &lt;= 2.5; 1.5;     IF ([.E175] &lt;= 4; 2.5;     IF ([.E175] &lt;= 7; 4;     IF ([.E175] &lt;= 10.5; 6; 10)))));  IF ([.D175] &lt;= 6;     IF ([.E175] &lt;= 1.5; 1.5;     IF ([.E175] &lt;= 2.5; 2.5;     IF ([.E175] &lt;= 4.5; 4;     IF ([.E175] &lt;= 7; 6; 10))));  IF ([.D175] &lt;= 10;     IF ([.E175] &lt;= 1.5; 2.5;     IF ([.E175] &lt;= 2.5; 4;     IF ([.E175] &lt;= 4; 6;     IF ([.E175] &lt;= 7; 10;     IF ([.E175] &lt;= 10.5; 16;     IF ([.E175] &lt;= 17.5; 25;     IF ([.E175] &lt;= 24; 35; 50)))))));  IF ([.D175] &lt;= 15;     IF ([.E175] &lt;= 1; 2.5;     IF ([.E175] &lt;= 1.5; 4;     IF ([.E175] &lt;= 2.5; 6;     IF ([.E175] &lt;= 4.5; 10;     IF ([.E175] &lt;= 7; 16;     IF ([.E175] &lt;= 11.5; 25;     IF ([.E175] &lt;= 16; 35; 50)))))));  IF ([.D175] &lt;= 25;     IF ([.E175] &lt;= 1; 4;     IF ([.E175] &lt;= 1.5; 6;     IF ([.E175] &lt;= 2.5; 10;     IF ([.E175] &lt;= 4; 16;     IF ([.E175] &lt;= 7; 25;     IF ([.E175] &lt;= 9.5; 35; 50))))));  IF ([.D175] &lt;= 30;     IF ([.E175] &lt;= 1; 6;     IF ([.E175] &lt;= 2; 10;     IF ([.E175] &lt;= 3.5; 16;     IF ([.E175] &lt;= 5.4; 25;     IF ([.E175] &lt;= 8; 35; 50)))));  IF ([.D175] &lt;= 40;     IF ([.E175] &lt;= 1.5; 10;     IF ([.E175] &lt;= 2.5; 16;     IF ([.E175] &lt;= 4; 25;     IF ([.E175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дальнего свет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76]); [.E176]+Buffer; &quot;&quot;)" office:value-type="float" office:value="1.5" calcext:value-type="float" table:number-columns-spanned="1" table:number-rows-spanned="2">
            <text:p>1.5</text:p>
          </table:table-cell>
          <table:table-cell table:formula="of:=IF(ISNUMBER([.D176]); IF ([.D176] &lt;= 1;     IF ([.E176] &lt;= 7; 1;     IF ([.E176] &lt;= 10; 1.5;     IF ([.E176] &lt;= 17; 2.5;     IF ([.E176] &lt;= 28; 4;     IF ([.E176] &lt;= 42; 6; 10)))));  IF ([.D176] &lt;= 2;     IF ([.E176] &lt;= 1.5; 1;     IF ([.E176] &lt;= 5; 1.5;     IF ([.E176] &lt;= 8.5; 2.5;     IF ([.E176] &lt;= 14; 4;     IF ([.E176] &lt;= 21; 6; 10)))));  IF ([.D176] &lt;= 4;     IF ([.E176] &lt;= 1.5; 1;     IF ([.E176] &lt;= 2.5; 1.5;     IF ([.E176] &lt;= 4; 2.5;     IF ([.E176] &lt;= 7; 4;     IF ([.E176] &lt;= 10.5; 6; 10)))));  IF ([.D176] &lt;= 6;     IF ([.E176] &lt;= 1.5; 1.5;     IF ([.E176] &lt;= 2.5; 2.5;     IF ([.E176] &lt;= 4.5; 4;     IF ([.E176] &lt;= 7; 6; 10))));  IF ([.D176] &lt;= 10;     IF ([.E176] &lt;= 1.5; 2.5;     IF ([.E176] &lt;= 2.5; 4;     IF ([.E176] &lt;= 4; 6;     IF ([.E176] &lt;= 7; 10;     IF ([.E176] &lt;= 10.5; 16;     IF ([.E176] &lt;= 17.5; 25;     IF ([.E176] &lt;= 24; 35; 50)))))));  IF ([.D176] &lt;= 15;     IF ([.E176] &lt;= 1; 2.5;     IF ([.E176] &lt;= 1.5; 4;     IF ([.E176] &lt;= 2.5; 6;     IF ([.E176] &lt;= 4.5; 10;     IF ([.E176] &lt;= 7; 16;     IF ([.E176] &lt;= 11.5; 25;     IF ([.E176] &lt;= 16; 35; 50)))))));  IF ([.D176] &lt;= 25;     IF ([.E176] &lt;= 1; 4;     IF ([.E176] &lt;= 1.5; 6;     IF ([.E176] &lt;= 2.5; 10;     IF ([.E176] &lt;= 4; 16;     IF ([.E176] &lt;= 7; 25;     IF ([.E176] &lt;= 9.5; 35; 50))))));  IF ([.D176] &lt;= 30;     IF ([.E176] &lt;= 1; 6;     IF ([.E176] &lt;= 2; 10;     IF ([.E176] &lt;= 3.5; 16;     IF ([.E176] &lt;= 5.4; 25;     IF ([.E176] &lt;= 8; 35; 50)))));  IF ([.D176] &lt;= 40;     IF ([.E176] &lt;= 1.5; 10;     IF ([.E176] &lt;= 2.5; 16;     IF ([.E176] &lt;= 4; 25;     IF ([.E176] &lt;= 6; 35; 50))));  &quot;Way too heavy&quot; ))))))))); &quot;&quot;)"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177]); [.E17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78]); [.E178]+Buffer; &quot;&quot;)">
            <text:p/>
          </table:table-cell>
          <table:table-cell table:formula="of:=IF(ISNUMBER([.D178]); IF ([.D178] &lt;= 1;     IF ([.E178] &lt;= 7; 1;     IF ([.E178] &lt;= 10; 1.5;     IF ([.E178] &lt;= 17; 2.5;     IF ([.E178] &lt;= 28; 4;     IF ([.E178] &lt;= 42; 6; 10)))));  IF ([.D178] &lt;= 2;     IF ([.E178] &lt;= 1.5; 1;     IF ([.E178] &lt;= 5; 1.5;     IF ([.E178] &lt;= 8.5; 2.5;     IF ([.E178] &lt;= 14; 4;     IF ([.E178] &lt;= 21; 6; 10)))));  IF ([.D178] &lt;= 4;     IF ([.E178] &lt;= 1.5; 1;     IF ([.E178] &lt;= 2.5; 1.5;     IF ([.E178] &lt;= 4; 2.5;     IF ([.E178] &lt;= 7; 4;     IF ([.E178] &lt;= 10.5; 6; 10)))));  IF ([.D178] &lt;= 6;     IF ([.E178] &lt;= 1.5; 1.5;     IF ([.E178] &lt;= 2.5; 2.5;     IF ([.E178] &lt;= 4.5; 4;     IF ([.E178] &lt;= 7; 6; 10))));  IF ([.D178] &lt;= 10;     IF ([.E178] &lt;= 1.5; 2.5;     IF ([.E178] &lt;= 2.5; 4;     IF ([.E178] &lt;= 4; 6;     IF ([.E178] &lt;= 7; 10;     IF ([.E178] &lt;= 10.5; 16;     IF ([.E178] &lt;= 17.5; 25;     IF ([.E178] &lt;= 24; 35; 50)))))));  IF ([.D178] &lt;= 15;     IF ([.E178] &lt;= 1; 2.5;     IF ([.E178] &lt;= 1.5; 4;     IF ([.E178] &lt;= 2.5; 6;     IF ([.E178] &lt;= 4.5; 10;     IF ([.E178] &lt;= 7; 16;     IF ([.E178] &lt;= 11.5; 25;     IF ([.E178] &lt;= 16; 35; 50)))))));  IF ([.D178] &lt;= 25;     IF ([.E178] &lt;= 1; 4;     IF ([.E178] &lt;= 1.5; 6;     IF ([.E178] &lt;= 2.5; 10;     IF ([.E178] &lt;= 4; 16;     IF ([.E178] &lt;= 7; 25;     IF ([.E178] &lt;= 9.5; 35; 50))))));  IF ([.D178] &lt;= 30;     IF ([.E178] &lt;= 1; 6;     IF ([.E178] &lt;= 2; 10;     IF ([.E178] &lt;= 3.5; 16;     IF ([.E178] &lt;= 5.4; 25;     IF ([.E178] &lt;= 8; 35; 50)))));  IF ([.D178] &lt;= 40;     IF ([.E178] &lt;= 1.5; 10;     IF ([.E178] &lt;= 2.5; 16;     IF ([.E178] &lt;= 4; 25;     IF ([.E178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задних ПТФ ‘1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19" office:value-type="float" office:value="25" calcext:value-type="float" table:number-columns-spanned="1" table:number-rows-spanned="2">
            <text:p>25.00</text:p>
          </table:table-cell>
          <table:table-cell table:style-name="ce19"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179]); [.E179]+Buffer; &quot;&quot;)" office:value-type="float" office:value="1" calcext:value-type="float" table:number-columns-spanned="1" table:number-rows-spanned="2">
            <text:p>1</text:p>
          </table:table-cell>
          <table:table-cell table:formula="of:=IF(ISNUMBER([.D179]); IF ([.D179] &lt;= 1;     IF ([.E179] &lt;= 7; 1;     IF ([.E179] &lt;= 10; 1.5;     IF ([.E179] &lt;= 17; 2.5;     IF ([.E179] &lt;= 28; 4;     IF ([.E179] &lt;= 42; 6; 10)))));  IF ([.D179] &lt;= 2;     IF ([.E179] &lt;= 1.5; 1;     IF ([.E179] &lt;= 5; 1.5;     IF ([.E179] &lt;= 8.5; 2.5;     IF ([.E179] &lt;= 14; 4;     IF ([.E179] &lt;= 21; 6; 10)))));  IF ([.D179] &lt;= 4;     IF ([.E179] &lt;= 1.5; 1;     IF ([.E179] &lt;= 2.5; 1.5;     IF ([.E179] &lt;= 4; 2.5;     IF ([.E179] &lt;= 7; 4;     IF ([.E179] &lt;= 10.5; 6; 10)))));  IF ([.D179] &lt;= 6;     IF ([.E179] &lt;= 1.5; 1.5;     IF ([.E179] &lt;= 2.5; 2.5;     IF ([.E179] &lt;= 4.5; 4;     IF ([.E179] &lt;= 7; 6; 10))));  IF ([.D179] &lt;= 10;     IF ([.E179] &lt;= 1.5; 2.5;     IF ([.E179] &lt;= 2.5; 4;     IF ([.E179] &lt;= 4; 6;     IF ([.E179] &lt;= 7; 10;     IF ([.E179] &lt;= 10.5; 16;     IF ([.E179] &lt;= 17.5; 25;     IF ([.E179] &lt;= 24; 35; 50)))))));  IF ([.D179] &lt;= 15;     IF ([.E179] &lt;= 1; 2.5;     IF ([.E179] &lt;= 1.5; 4;     IF ([.E179] &lt;= 2.5; 6;     IF ([.E179] &lt;= 4.5; 10;     IF ([.E179] &lt;= 7; 16;     IF ([.E179] &lt;= 11.5; 25;     IF ([.E179] &lt;= 16; 35; 50)))))));  IF ([.D179] &lt;= 25;     IF ([.E179] &lt;= 1; 4;     IF ([.E179] &lt;= 1.5; 6;     IF ([.E179] &lt;= 2.5; 10;     IF ([.E179] &lt;= 4; 16;     IF ([.E179] &lt;= 7; 25;     IF ([.E179] &lt;= 9.5; 35; 50))))));  IF ([.D179] &lt;= 30;     IF ([.E179] &lt;= 1; 6;     IF ([.E179] &lt;= 2; 10;     IF ([.E179] &lt;= 3.5; 16;     IF ([.E179] &lt;= 5.4; 25;     IF ([.E179] &lt;= 8; 35; 50)))));  IF ([.D179] &lt;= 40;     IF ([.E179] &lt;= 1.5; 10;     IF ([.E179] &lt;= 2.5; 16;     IF ([.E179] &lt;= 4; 25;     IF ([.E179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пр ‘1’, вых</text:p>
          </table:table-cell>
          <table:covered-table-cell/>
          <table:covered-table-cell table:number-columns-repeated="2" table:style-name="ce19"/>
          <table:covered-table-cell table:formula="of:=IF(ISNUMBER([.E180]); [.E18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81]); [.E181]+Buffer; &quot;&quot;)">
            <text:p/>
          </table:table-cell>
          <table:table-cell table:formula="of:=IF(ISNUMBER([.D181]); IF ([.D181] &lt;= 1;     IF ([.E181] &lt;= 7; 1;     IF ([.E181] &lt;= 10; 1.5;     IF ([.E181] &lt;= 17; 2.5;     IF ([.E181] &lt;= 28; 4;     IF ([.E181] &lt;= 42; 6; 10)))));  IF ([.D181] &lt;= 2;     IF ([.E181] &lt;= 1.5; 1;     IF ([.E181] &lt;= 5; 1.5;     IF ([.E181] &lt;= 8.5; 2.5;     IF ([.E181] &lt;= 14; 4;     IF ([.E181] &lt;= 21; 6; 10)))));  IF ([.D181] &lt;= 4;     IF ([.E181] &lt;= 1.5; 1;     IF ([.E181] &lt;= 2.5; 1.5;     IF ([.E181] &lt;= 4; 2.5;     IF ([.E181] &lt;= 7; 4;     IF ([.E181] &lt;= 10.5; 6; 10)))));  IF ([.D181] &lt;= 6;     IF ([.E181] &lt;= 1.5; 1.5;     IF ([.E181] &lt;= 2.5; 2.5;     IF ([.E181] &lt;= 4.5; 4;     IF ([.E181] &lt;= 7; 6; 10))));  IF ([.D181] &lt;= 10;     IF ([.E181] &lt;= 1.5; 2.5;     IF ([.E181] &lt;= 2.5; 4;     IF ([.E181] &lt;= 4; 6;     IF ([.E181] &lt;= 7; 10;     IF ([.E181] &lt;= 10.5; 16;     IF ([.E181] &lt;= 17.5; 25;     IF ([.E181] &lt;= 24; 35; 50)))))));  IF ([.D181] &lt;= 15;     IF ([.E181] &lt;= 1; 2.5;     IF ([.E181] &lt;= 1.5; 4;     IF ([.E181] &lt;= 2.5; 6;     IF ([.E181] &lt;= 4.5; 10;     IF ([.E181] &lt;= 7; 16;     IF ([.E181] &lt;= 11.5; 25;     IF ([.E181] &lt;= 16; 35; 50)))))));  IF ([.D181] &lt;= 25;     IF ([.E181] &lt;= 1; 4;     IF ([.E181] &lt;= 1.5; 6;     IF ([.E181] &lt;= 2.5; 10;     IF ([.E181] &lt;= 4; 16;     IF ([.E181] &lt;= 7; 25;     IF ([.E181] &lt;= 9.5; 35; 50))))));  IF ([.D181] &lt;= 30;     IF ([.E181] &lt;= 1; 6;     IF ([.E181] &lt;= 2; 10;     IF ([.E181] &lt;= 3.5; 16;     IF ([.E181] &lt;= 5.4; 25;     IF ([.E181] &lt;= 8; 35; 50)))));  IF ([.D181] &lt;= 40;     IF ([.E181] &lt;= 1.5; 10;     IF ([.E181] &lt;= 2.5; 16;     IF ([.E181] &lt;= 4; 25;     IF ([.E181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0" office:value-type="string" calcext:value-type="string">
            <text:p>Реле задних ПТФ ‘2’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formula="of:=IF(ISNUMBER([.E182]); [.E182]+Buffer; &quot;&quot;)" table:number-columns-spanned="1" table:number-rows-spanned="2">
            <text:p/>
          </table:table-cell>
          <table:table-cell table:formula="of:=IF(ISNUMBER([.D182]); IF ([.D182] &lt;= 1;     IF ([.E182] &lt;= 7; 1;     IF ([.E182] &lt;= 10; 1.5;     IF ([.E182] &lt;= 17; 2.5;     IF ([.E182] &lt;= 28; 4;     IF ([.E182] &lt;= 42; 6; 10)))));  IF ([.D182] &lt;= 2;     IF ([.E182] &lt;= 1.5; 1;     IF ([.E182] &lt;= 5; 1.5;     IF ([.E182] &lt;= 8.5; 2.5;     IF ([.E182] &lt;= 14; 4;     IF ([.E182] &lt;= 21; 6; 10)))));  IF ([.D182] &lt;= 4;     IF ([.E182] &lt;= 1.5; 1;     IF ([.E182] &lt;= 2.5; 1.5;     IF ([.E182] &lt;= 4; 2.5;     IF ([.E182] &lt;= 7; 4;     IF ([.E182] &lt;= 10.5; 6; 10)))));  IF ([.D182] &lt;= 6;     IF ([.E182] &lt;= 1.5; 1.5;     IF ([.E182] &lt;= 2.5; 2.5;     IF ([.E182] &lt;= 4.5; 4;     IF ([.E182] &lt;= 7; 6; 10))));  IF ([.D182] &lt;= 10;     IF ([.E182] &lt;= 1.5; 2.5;     IF ([.E182] &lt;= 2.5; 4;     IF ([.E182] &lt;= 4; 6;     IF ([.E182] &lt;= 7; 10;     IF ([.E182] &lt;= 10.5; 16;     IF ([.E182] &lt;= 17.5; 25;     IF ([.E182] &lt;= 24; 35; 50)))))));  IF ([.D182] &lt;= 15;     IF ([.E182] &lt;= 1; 2.5;     IF ([.E182] &lt;= 1.5; 4;     IF ([.E182] &lt;= 2.5; 6;     IF ([.E182] &lt;= 4.5; 10;     IF ([.E182] &lt;= 7; 16;     IF ([.E182] &lt;= 11.5; 25;     IF ([.E182] &lt;= 16; 35; 50)))))));  IF ([.D182] &lt;= 25;     IF ([.E182] &lt;= 1; 4;     IF ([.E182] &lt;= 1.5; 6;     IF ([.E182] &lt;= 2.5; 10;     IF ([.E182] &lt;= 4; 16;     IF ([.E182] &lt;= 7; 25;     IF ([.E182] &lt;= 9.5; 35; 50))))));  IF ([.D182] &lt;= 30;     IF ([.E182] &lt;= 1; 6;     IF ([.E182] &lt;= 2; 10;     IF ([.E182] &lt;= 3.5; 16;     IF ([.E182] &lt;= 5.4; 25;     IF ([.E182] &lt;= 8; 35; 50)))));  IF ([.D182] &lt;= 40;     IF ([.E182] &lt;= 1.5; 10;     IF ([.E182] &lt;= 2.5; 16;     IF ([.E182] &lt;= 4; 25;     IF ([.E182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N/A</text:p>
          </table:table-cell>
          <table:covered-table-cell/>
          <table:covered-table-cell table:number-columns-repeated="2" table:style-name="ce19"/>
          <table:covered-table-cell table:formula="of:=IF(ISNUMBER([.E183]); [.E18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84]); [.E184]+Buffer; &quot;&quot;)">
            <text:p/>
          </table:table-cell>
          <table:table-cell table:formula="of:=IF(ISNUMBER([.D184]); IF ([.D184] &lt;= 1;     IF ([.E184] &lt;= 7; 1;     IF ([.E184] &lt;= 10; 1.5;     IF ([.E184] &lt;= 17; 2.5;     IF ([.E184] &lt;= 28; 4;     IF ([.E184] &lt;= 42; 6; 10)))));  IF ([.D184] &lt;= 2;     IF ([.E184] &lt;= 1.5; 1;     IF ([.E184] &lt;= 5; 1.5;     IF ([.E184] &lt;= 8.5; 2.5;     IF ([.E184] &lt;= 14; 4;     IF ([.E184] &lt;= 21; 6; 10)))));  IF ([.D184] &lt;= 4;     IF ([.E184] &lt;= 1.5; 1;     IF ([.E184] &lt;= 2.5; 1.5;     IF ([.E184] &lt;= 4; 2.5;     IF ([.E184] &lt;= 7; 4;     IF ([.E184] &lt;= 10.5; 6; 10)))));  IF ([.D184] &lt;= 6;     IF ([.E184] &lt;= 1.5; 1.5;     IF ([.E184] &lt;= 2.5; 2.5;     IF ([.E184] &lt;= 4.5; 4;     IF ([.E184] &lt;= 7; 6; 10))));  IF ([.D184] &lt;= 10;     IF ([.E184] &lt;= 1.5; 2.5;     IF ([.E184] &lt;= 2.5; 4;     IF ([.E184] &lt;= 4; 6;     IF ([.E184] &lt;= 7; 10;     IF ([.E184] &lt;= 10.5; 16;     IF ([.E184] &lt;= 17.5; 25;     IF ([.E184] &lt;= 24; 35; 50)))))));  IF ([.D184] &lt;= 15;     IF ([.E184] &lt;= 1; 2.5;     IF ([.E184] &lt;= 1.5; 4;     IF ([.E184] &lt;= 2.5; 6;     IF ([.E184] &lt;= 4.5; 10;     IF ([.E184] &lt;= 7; 16;     IF ([.E184] &lt;= 11.5; 25;     IF ([.E184] &lt;= 16; 35; 50)))))));  IF ([.D184] &lt;= 25;     IF ([.E184] &lt;= 1; 4;     IF ([.E184] &lt;= 1.5; 6;     IF ([.E184] &lt;= 2.5; 10;     IF ([.E184] &lt;= 4; 16;     IF ([.E184] &lt;= 7; 25;     IF ([.E184] &lt;= 9.5; 35; 50))))));  IF ([.D184] &lt;= 30;     IF ([.E184] &lt;= 1; 6;     IF ([.E184] &lt;= 2; 10;     IF ([.E184] &lt;= 3.5; 16;     IF ([.E184] &lt;= 5.4; 25;     IF ([.E184] &lt;= 8; 35; 50)))));  IF ([.D184] &lt;= 40;     IF ([.E184] &lt;= 1.5; 10;     IF ([.E184] &lt;= 2.5; 16;     IF ([.E184] &lt;= 4; 25;     IF ([.E184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задних ПТФ ‘3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25" calcext:value-type="float" table:number-columns-spanned="1" table:number-rows-spanned="2">
            <text:p>25.00</text:p>
          </table:table-cell>
          <table:table-cell table:style-name="ce19"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85]); [.E185]+Buffer; &quot;&quot;)" office:value-type="float" office:value="1.5" calcext:value-type="float" table:number-columns-spanned="1" table:number-rows-spanned="2">
            <text:p>1.5</text:p>
          </table:table-cell>
          <table:table-cell table:formula="of:=IF(ISNUMBER([.D185]); IF ([.D185] &lt;= 1;     IF ([.E185] &lt;= 7; 1;     IF ([.E185] &lt;= 10; 1.5;     IF ([.E185] &lt;= 17; 2.5;     IF ([.E185] &lt;= 28; 4;     IF ([.E185] &lt;= 42; 6; 10)))));  IF ([.D185] &lt;= 2;     IF ([.E185] &lt;= 1.5; 1;     IF ([.E185] &lt;= 5; 1.5;     IF ([.E185] &lt;= 8.5; 2.5;     IF ([.E185] &lt;= 14; 4;     IF ([.E185] &lt;= 21; 6; 10)))));  IF ([.D185] &lt;= 4;     IF ([.E185] &lt;= 1.5; 1;     IF ([.E185] &lt;= 2.5; 1.5;     IF ([.E185] &lt;= 4; 2.5;     IF ([.E185] &lt;= 7; 4;     IF ([.E185] &lt;= 10.5; 6; 10)))));  IF ([.D185] &lt;= 6;     IF ([.E185] &lt;= 1.5; 1.5;     IF ([.E185] &lt;= 2.5; 2.5;     IF ([.E185] &lt;= 4.5; 4;     IF ([.E185] &lt;= 7; 6; 10))));  IF ([.D185] &lt;= 10;     IF ([.E185] &lt;= 1.5; 2.5;     IF ([.E185] &lt;= 2.5; 4;     IF ([.E185] &lt;= 4; 6;     IF ([.E185] &lt;= 7; 10;     IF ([.E185] &lt;= 10.5; 16;     IF ([.E185] &lt;= 17.5; 25;     IF ([.E185] &lt;= 24; 35; 50)))))));  IF ([.D185] &lt;= 15;     IF ([.E185] &lt;= 1; 2.5;     IF ([.E185] &lt;= 1.5; 4;     IF ([.E185] &lt;= 2.5; 6;     IF ([.E185] &lt;= 4.5; 10;     IF ([.E185] &lt;= 7; 16;     IF ([.E185] &lt;= 11.5; 25;     IF ([.E185] &lt;= 16; 35; 50)))))));  IF ([.D185] &lt;= 25;     IF ([.E185] &lt;= 1; 4;     IF ([.E185] &lt;= 1.5; 6;     IF ([.E185] &lt;= 2.5; 10;     IF ([.E185] &lt;= 4; 16;     IF ([.E185] &lt;= 7; 25;     IF ([.E185] &lt;= 9.5; 35; 50))))));  IF ([.D185] &lt;= 30;     IF ([.E185] &lt;= 1; 6;     IF ([.E185] &lt;= 2; 10;     IF ([.E185] &lt;= 3.5; 16;     IF ([.E185] &lt;= 5.4; 25;     IF ([.E185] &lt;= 8; 35; 50)))));  IF ([.D185] &lt;= 40;     IF ([.E185] &lt;= 1.5; 10;     IF ([.E185] &lt;= 2.5; 16;     IF ([.E185] &lt;= 4; 25;     IF ([.E185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186]); [.E18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87]); [.E187]+Buffer; &quot;&quot;)">
            <text:p/>
          </table:table-cell>
          <table:table-cell table:formula="of:=IF(ISNUMBER([.D187]); IF ([.D187] &lt;= 1;     IF ([.E187] &lt;= 7; 1;     IF ([.E187] &lt;= 10; 1.5;     IF ([.E187] &lt;= 17; 2.5;     IF ([.E187] &lt;= 28; 4;     IF ([.E187] &lt;= 42; 6; 10)))));  IF ([.D187] &lt;= 2;     IF ([.E187] &lt;= 1.5; 1;     IF ([.E187] &lt;= 5; 1.5;     IF ([.E187] &lt;= 8.5; 2.5;     IF ([.E187] &lt;= 14; 4;     IF ([.E187] &lt;= 21; 6; 10)))));  IF ([.D187] &lt;= 4;     IF ([.E187] &lt;= 1.5; 1;     IF ([.E187] &lt;= 2.5; 1.5;     IF ([.E187] &lt;= 4; 2.5;     IF ([.E187] &lt;= 7; 4;     IF ([.E187] &lt;= 10.5; 6; 10)))));  IF ([.D187] &lt;= 6;     IF ([.E187] &lt;= 1.5; 1.5;     IF ([.E187] &lt;= 2.5; 2.5;     IF ([.E187] &lt;= 4.5; 4;     IF ([.E187] &lt;= 7; 6; 10))));  IF ([.D187] &lt;= 10;     IF ([.E187] &lt;= 1.5; 2.5;     IF ([.E187] &lt;= 2.5; 4;     IF ([.E187] &lt;= 4; 6;     IF ([.E187] &lt;= 7; 10;     IF ([.E187] &lt;= 10.5; 16;     IF ([.E187] &lt;= 17.5; 25;     IF ([.E187] &lt;= 24; 35; 50)))))));  IF ([.D187] &lt;= 15;     IF ([.E187] &lt;= 1; 2.5;     IF ([.E187] &lt;= 1.5; 4;     IF ([.E187] &lt;= 2.5; 6;     IF ([.E187] &lt;= 4.5; 10;     IF ([.E187] &lt;= 7; 16;     IF ([.E187] &lt;= 11.5; 25;     IF ([.E187] &lt;= 16; 35; 50)))))));  IF ([.D187] &lt;= 25;     IF ([.E187] &lt;= 1; 4;     IF ([.E187] &lt;= 1.5; 6;     IF ([.E187] &lt;= 2.5; 10;     IF ([.E187] &lt;= 4; 16;     IF ([.E187] &lt;= 7; 25;     IF ([.E187] &lt;= 9.5; 35; 50))))));  IF ([.D187] &lt;= 30;     IF ([.E187] &lt;= 1; 6;     IF ([.E187] &lt;= 2; 10;     IF ([.E187] &lt;= 3.5; 16;     IF ([.E187] &lt;= 5.4; 25;     IF ([.E187] &lt;= 8; 35; 50)))));  IF ([.D187] &lt;= 40;     IF ([.E187] &lt;= 1.5; 10;     IF ([.E187] &lt;= 2.5; 16;     IF ([.E187] &lt;= 4; 25;     IF ([.E187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задних ПТФ ‘4’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19" office:value-type="float" office:value="10" calcext:value-type="float" table:number-columns-spanned="1" table:number-rows-spanned="2">
            <text:p>10.00</text:p>
          </table:table-cell>
          <table:table-cell table:style-name="ce19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formula="of:=IF(ISNUMBER([.E188]); [.E188]+Buffer; &quot;&quot;)" office:value-type="float" office:value="5.5" calcext:value-type="float" table:number-columns-spanned="1" table:number-rows-spanned="2">
            <text:p>5.5</text:p>
          </table:table-cell>
          <table:table-cell table:formula="of:=IF(ISNUMBER([.D188]); IF ([.D188] &lt;= 1;     IF ([.E188] &lt;= 7; 1;     IF ([.E188] &lt;= 10; 1.5;     IF ([.E188] &lt;= 17; 2.5;     IF ([.E188] &lt;= 28; 4;     IF ([.E188] &lt;= 42; 6; 10)))));  IF ([.D188] &lt;= 2;     IF ([.E188] &lt;= 1.5; 1;     IF ([.E188] &lt;= 5; 1.5;     IF ([.E188] &lt;= 8.5; 2.5;     IF ([.E188] &lt;= 14; 4;     IF ([.E188] &lt;= 21; 6; 10)))));  IF ([.D188] &lt;= 4;     IF ([.E188] &lt;= 1.5; 1;     IF ([.E188] &lt;= 2.5; 1.5;     IF ([.E188] &lt;= 4; 2.5;     IF ([.E188] &lt;= 7; 4;     IF ([.E188] &lt;= 10.5; 6; 10)))));  IF ([.D188] &lt;= 6;     IF ([.E188] &lt;= 1.5; 1.5;     IF ([.E188] &lt;= 2.5; 2.5;     IF ([.E188] &lt;= 4.5; 4;     IF ([.E188] &lt;= 7; 6; 10))));  IF ([.D188] &lt;= 10;     IF ([.E188] &lt;= 1.5; 2.5;     IF ([.E188] &lt;= 2.5; 4;     IF ([.E188] &lt;= 4; 6;     IF ([.E188] &lt;= 7; 10;     IF ([.E188] &lt;= 10.5; 16;     IF ([.E188] &lt;= 17.5; 25;     IF ([.E188] &lt;= 24; 35; 50)))))));  IF ([.D188] &lt;= 15;     IF ([.E188] &lt;= 1; 2.5;     IF ([.E188] &lt;= 1.5; 4;     IF ([.E188] &lt;= 2.5; 6;     IF ([.E188] &lt;= 4.5; 10;     IF ([.E188] &lt;= 7; 16;     IF ([.E188] &lt;= 11.5; 25;     IF ([.E188] &lt;= 16; 35; 50)))))));  IF ([.D188] &lt;= 25;     IF ([.E188] &lt;= 1; 4;     IF ([.E188] &lt;= 1.5; 6;     IF ([.E188] &lt;= 2.5; 10;     IF ([.E188] &lt;= 4; 16;     IF ([.E188] &lt;= 7; 25;     IF ([.E188] &lt;= 9.5; 35; 50))))));  IF ([.D188] &lt;= 30;     IF ([.E188] &lt;= 1; 6;     IF ([.E188] &lt;= 2; 10;     IF ([.E188] &lt;= 3.5; 16;     IF ([.E188] &lt;= 5.4; 25;     IF ([.E188] &lt;= 8; 35; 50)))));  IF ([.D188] &lt;= 40;     IF ([.E188] &lt;= 1.5; 10;     IF ([.E188] &lt;= 2.5; 16;     IF ([.E188] &lt;= 4; 25;     IF ([.E188] &lt;= 6; 35; 50))));  &quot;Way too heavy&quot; ))))))))); &quot;&quot;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На багажник к задним ПТФ</text:p>
          </table:table-cell>
          <table:covered-table-cell/>
          <table:covered-table-cell table:number-columns-repeated="2" table:style-name="ce19"/>
          <table:covered-table-cell table:formula="of:=IF(ISNUMBER([.E189]); [.E18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90]); [.E190]+Buffer; &quot;&quot;)">
            <text:p/>
          </table:table-cell>
          <table:table-cell table:formula="of:=IF(ISNUMBER([.D190]); IF ([.D190] &lt;= 1;     IF ([.E190] &lt;= 7; 1;     IF ([.E190] &lt;= 10; 1.5;     IF ([.E190] &lt;= 17; 2.5;     IF ([.E190] &lt;= 28; 4;     IF ([.E190] &lt;= 42; 6; 10)))));  IF ([.D190] &lt;= 2;     IF ([.E190] &lt;= 1.5; 1;     IF ([.E190] &lt;= 5; 1.5;     IF ([.E190] &lt;= 8.5; 2.5;     IF ([.E190] &lt;= 14; 4;     IF ([.E190] &lt;= 21; 6; 10)))));  IF ([.D190] &lt;= 4;     IF ([.E190] &lt;= 1.5; 1;     IF ([.E190] &lt;= 2.5; 1.5;     IF ([.E190] &lt;= 4; 2.5;     IF ([.E190] &lt;= 7; 4;     IF ([.E190] &lt;= 10.5; 6; 10)))));  IF ([.D190] &lt;= 6;     IF ([.E190] &lt;= 1.5; 1.5;     IF ([.E190] &lt;= 2.5; 2.5;     IF ([.E190] &lt;= 4.5; 4;     IF ([.E190] &lt;= 7; 6; 10))));  IF ([.D190] &lt;= 10;     IF ([.E190] &lt;= 1.5; 2.5;     IF ([.E190] &lt;= 2.5; 4;     IF ([.E190] &lt;= 4; 6;     IF ([.E190] &lt;= 7; 10;     IF ([.E190] &lt;= 10.5; 16;     IF ([.E190] &lt;= 17.5; 25;     IF ([.E190] &lt;= 24; 35; 50)))))));  IF ([.D190] &lt;= 15;     IF ([.E190] &lt;= 1; 2.5;     IF ([.E190] &lt;= 1.5; 4;     IF ([.E190] &lt;= 2.5; 6;     IF ([.E190] &lt;= 4.5; 10;     IF ([.E190] &lt;= 7; 16;     IF ([.E190] &lt;= 11.5; 25;     IF ([.E190] &lt;= 16; 35; 50)))))));  IF ([.D190] &lt;= 25;     IF ([.E190] &lt;= 1; 4;     IF ([.E190] &lt;= 1.5; 6;     IF ([.E190] &lt;= 2.5; 10;     IF ([.E190] &lt;= 4; 16;     IF ([.E190] &lt;= 7; 25;     IF ([.E190] &lt;= 9.5; 35; 50))))));  IF ([.D190] &lt;= 30;     IF ([.E190] &lt;= 1; 6;     IF ([.E190] &lt;= 2; 10;     IF ([.E190] &lt;= 3.5; 16;     IF ([.E190] &lt;= 5.4; 25;     IF ([.E190] &lt;= 8; 35; 50)))));  IF ([.D190] &lt;= 40;     IF ([.E190] &lt;= 1.5; 10;     IF ([.E190] &lt;= 2.5; 16;     IF ([.E190] &lt;= 4; 25;     IF ([.E190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задних ПТФ ‘4’ (тот же)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style-name="ce19"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191]); [.E191]+Buffer; &quot;&quot;)" office:value-type="float" office:value="1" calcext:value-type="float" table:number-columns-spanned="1" table:number-rows-spanned="2">
            <text:p>1</text:p>
          </table:table-cell>
          <table:table-cell table:formula="of:=IF(ISNUMBER([.D191]); IF ([.D191] &lt;= 1;     IF ([.E191] &lt;= 7; 1;     IF ([.E191] &lt;= 10; 1.5;     IF ([.E191] &lt;= 17; 2.5;     IF ([.E191] &lt;= 28; 4;     IF ([.E191] &lt;= 42; 6; 10)))));  IF ([.D191] &lt;= 2;     IF ([.E191] &lt;= 1.5; 1;     IF ([.E191] &lt;= 5; 1.5;     IF ([.E191] &lt;= 8.5; 2.5;     IF ([.E191] &lt;= 14; 4;     IF ([.E191] &lt;= 21; 6; 10)))));  IF ([.D191] &lt;= 4;     IF ([.E191] &lt;= 1.5; 1;     IF ([.E191] &lt;= 2.5; 1.5;     IF ([.E191] &lt;= 4; 2.5;     IF ([.E191] &lt;= 7; 4;     IF ([.E191] &lt;= 10.5; 6; 10)))));  IF ([.D191] &lt;= 6;     IF ([.E191] &lt;= 1.5; 1.5;     IF ([.E191] &lt;= 2.5; 2.5;     IF ([.E191] &lt;= 4.5; 4;     IF ([.E191] &lt;= 7; 6; 10))));  IF ([.D191] &lt;= 10;     IF ([.E191] &lt;= 1.5; 2.5;     IF ([.E191] &lt;= 2.5; 4;     IF ([.E191] &lt;= 4; 6;     IF ([.E191] &lt;= 7; 10;     IF ([.E191] &lt;= 10.5; 16;     IF ([.E191] &lt;= 17.5; 25;     IF ([.E191] &lt;= 24; 35; 50)))))));  IF ([.D191] &lt;= 15;     IF ([.E191] &lt;= 1; 2.5;     IF ([.E191] &lt;= 1.5; 4;     IF ([.E191] &lt;= 2.5; 6;     IF ([.E191] &lt;= 4.5; 10;     IF ([.E191] &lt;= 7; 16;     IF ([.E191] &lt;= 11.5; 25;     IF ([.E191] &lt;= 16; 35; 50)))))));  IF ([.D191] &lt;= 25;     IF ([.E191] &lt;= 1; 4;     IF ([.E191] &lt;= 1.5; 6;     IF ([.E191] &lt;= 2.5; 10;     IF ([.E191] &lt;= 4; 16;     IF ([.E191] &lt;= 7; 25;     IF ([.E191] &lt;= 9.5; 35; 50))))));  IF ([.D191] &lt;= 30;     IF ([.E191] &lt;= 1; 6;     IF ([.E191] &lt;= 2; 10;     IF ([.E191] &lt;= 3.5; 16;     IF ([.E191] &lt;= 5.4; 25;     IF ([.E191] &lt;= 8; 35; 50)))));  IF ([.D191] &lt;= 40;     IF ([.E191] &lt;= 1.5; 10;     IF ([.E191] &lt;= 2.5; 16;     IF ([.E191] &lt;= 4; 25;     IF ([.E191] &lt;= 6; 35; 50))));  &quot;Way too heavy&quot; ))))))))); &quot;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Выключатель задних ПТФ ‘лампа-1’</text:p>
          </table:table-cell>
          <table:covered-table-cell/>
          <table:covered-table-cell table:number-columns-repeated="2" table:style-name="ce19"/>
          <table:covered-table-cell table:formula="of:=IF(ISNUMBER([.E192]); [.E19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93]); [.E193]+Buffer; &quot;&quot;)">
            <text:p/>
          </table:table-cell>
          <table:table-cell table:formula="of:=IF(ISNUMBER([.D193]); IF ([.D193] &lt;= 1;     IF ([.E193] &lt;= 7; 1;     IF ([.E193] &lt;= 10; 1.5;     IF ([.E193] &lt;= 17; 2.5;     IF ([.E193] &lt;= 28; 4;     IF ([.E193] &lt;= 42; 6; 10)))));  IF ([.D193] &lt;= 2;     IF ([.E193] &lt;= 1.5; 1;     IF ([.E193] &lt;= 5; 1.5;     IF ([.E193] &lt;= 8.5; 2.5;     IF ([.E193] &lt;= 14; 4;     IF ([.E193] &lt;= 21; 6; 10)))));  IF ([.D193] &lt;= 4;     IF ([.E193] &lt;= 1.5; 1;     IF ([.E193] &lt;= 2.5; 1.5;     IF ([.E193] &lt;= 4; 2.5;     IF ([.E193] &lt;= 7; 4;     IF ([.E193] &lt;= 10.5; 6; 10)))));  IF ([.D193] &lt;= 6;     IF ([.E193] &lt;= 1.5; 1.5;     IF ([.E193] &lt;= 2.5; 2.5;     IF ([.E193] &lt;= 4.5; 4;     IF ([.E193] &lt;= 7; 6; 10))));  IF ([.D193] &lt;= 10;     IF ([.E193] &lt;= 1.5; 2.5;     IF ([.E193] &lt;= 2.5; 4;     IF ([.E193] &lt;= 4; 6;     IF ([.E193] &lt;= 7; 10;     IF ([.E193] &lt;= 10.5; 16;     IF ([.E193] &lt;= 17.5; 25;     IF ([.E193] &lt;= 24; 35; 50)))))));  IF ([.D193] &lt;= 15;     IF ([.E193] &lt;= 1; 2.5;     IF ([.E193] &lt;= 1.5; 4;     IF ([.E193] &lt;= 2.5; 6;     IF ([.E193] &lt;= 4.5; 10;     IF ([.E193] &lt;= 7; 16;     IF ([.E193] &lt;= 11.5; 25;     IF ([.E193] &lt;= 16; 35; 50)))))));  IF ([.D193] &lt;= 25;     IF ([.E193] &lt;= 1; 4;     IF ([.E193] &lt;= 1.5; 6;     IF ([.E193] &lt;= 2.5; 10;     IF ([.E193] &lt;= 4; 16;     IF ([.E193] &lt;= 7; 25;     IF ([.E193] &lt;= 9.5; 35; 50))))));  IF ([.D193] &lt;= 30;     IF ([.E193] &lt;= 1; 6;     IF ([.E193] &lt;= 2; 10;     IF ([.E193] &lt;= 3.5; 16;     IF ([.E193] &lt;= 5.4; 25;     IF ([.E193] &lt;= 8; 35; 50)))));  IF ([.D193] &lt;= 40;     IF ([.E193] &lt;= 1.5; 10;     IF ([.E193] &lt;= 2.5; 16;     IF ([.E193] &lt;= 4; 25;     IF ([.E193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задних ПТФ ‘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Width/2+TorpedoWidth" office:value-type="float" office:value="1.9" calcext:value-type="float" table:number-columns-spanned="1" table:number-rows-spanned="2">
            <text:p>1.90</text:p>
          </table:table-cell>
          <table:table-cell table:formula="of:=IF(ISNUMBER([.E194]); [.E194]+Buffer; &quot;&quot;)" office:value-type="float" office:value="2.4" calcext:value-type="float" table:number-columns-spanned="1" table:number-rows-spanned="2">
            <text:p>2.4</text:p>
          </table:table-cell>
          <table:table-cell table:formula="of:=IF(ISNUMBER([.D194]); IF ([.D194] &lt;= 1;     IF ([.E194] &lt;= 7; 1;     IF ([.E194] &lt;= 10; 1.5;     IF ([.E194] &lt;= 17; 2.5;     IF ([.E194] &lt;= 28; 4;     IF ([.E194] &lt;= 42; 6; 10)))));  IF ([.D194] &lt;= 2;     IF ([.E194] &lt;= 1.5; 1;     IF ([.E194] &lt;= 5; 1.5;     IF ([.E194] &lt;= 8.5; 2.5;     IF ([.E194] &lt;= 14; 4;     IF ([.E194] &lt;= 21; 6; 10)))));  IF ([.D194] &lt;= 4;     IF ([.E194] &lt;= 1.5; 1;     IF ([.E194] &lt;= 2.5; 1.5;     IF ([.E194] &lt;= 4; 2.5;     IF ([.E194] &lt;= 7; 4;     IF ([.E194] &lt;= 10.5; 6; 10)))));  IF ([.D194] &lt;= 6;     IF ([.E194] &lt;= 1.5; 1.5;     IF ([.E194] &lt;= 2.5; 2.5;     IF ([.E194] &lt;= 4.5; 4;     IF ([.E194] &lt;= 7; 6; 10))));  IF ([.D194] &lt;= 10;     IF ([.E194] &lt;= 1.5; 2.5;     IF ([.E194] &lt;= 2.5; 4;     IF ([.E194] &lt;= 4; 6;     IF ([.E194] &lt;= 7; 10;     IF ([.E194] &lt;= 10.5; 16;     IF ([.E194] &lt;= 17.5; 25;     IF ([.E194] &lt;= 24; 35; 50)))))));  IF ([.D194] &lt;= 15;     IF ([.E194] &lt;= 1; 2.5;     IF ([.E194] &lt;= 1.5; 4;     IF ([.E194] &lt;= 2.5; 6;     IF ([.E194] &lt;= 4.5; 10;     IF ([.E194] &lt;= 7; 16;     IF ([.E194] &lt;= 11.5; 25;     IF ([.E194] &lt;= 16; 35; 50)))))));  IF ([.D194] &lt;= 25;     IF ([.E194] &lt;= 1; 4;     IF ([.E194] &lt;= 1.5; 6;     IF ([.E194] &lt;= 2.5; 10;     IF ([.E194] &lt;= 4; 16;     IF ([.E194] &lt;= 7; 25;     IF ([.E194] &lt;= 9.5; 35; 50))))));  IF ([.D194] &lt;= 30;     IF ([.E194] &lt;= 1; 6;     IF ([.E194] &lt;= 2; 10;     IF ([.E194] &lt;= 3.5; 16;     IF ([.E194] &lt;= 5.4; 25;     IF ([.E194] &lt;= 8; 35; 50)))));  IF ([.D194] &lt;= 40;     IF ([.E194] &lt;= 1.5; 10;     IF ([.E194] &lt;= 2.5; 16;     IF ([.E194] &lt;= 4; 25;     IF ([.E194] &lt;= 6; 35; 50))));  &quot;Way too heavy&quot; ))))))))); &quot;&quot;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Выключатель задних ПТФ ‘I’</text:p>
          </table:table-cell>
          <table:covered-table-cell/>
          <table:covered-table-cell table:number-columns-repeated="2" table:style-name="ce19"/>
          <table:covered-table-cell table:formula="of:=IF(ISNUMBER([.E195]); [.E19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96]); [.E196]+Buffer; &quot;&quot;)">
            <text:p/>
          </table:table-cell>
          <table:table-cell table:formula="of:=IF(ISNUMBER([.D196]); IF ([.D196] &lt;= 1;     IF ([.E196] &lt;= 7; 1;     IF ([.E196] &lt;= 10; 1.5;     IF ([.E196] &lt;= 17; 2.5;     IF ([.E196] &lt;= 28; 4;     IF ([.E196] &lt;= 42; 6; 10)))));  IF ([.D196] &lt;= 2;     IF ([.E196] &lt;= 1.5; 1;     IF ([.E196] &lt;= 5; 1.5;     IF ([.E196] &lt;= 8.5; 2.5;     IF ([.E196] &lt;= 14; 4;     IF ([.E196] &lt;= 21; 6; 10)))));  IF ([.D196] &lt;= 4;     IF ([.E196] &lt;= 1.5; 1;     IF ([.E196] &lt;= 2.5; 1.5;     IF ([.E196] &lt;= 4; 2.5;     IF ([.E196] &lt;= 7; 4;     IF ([.E196] &lt;= 10.5; 6; 10)))));  IF ([.D196] &lt;= 6;     IF ([.E196] &lt;= 1.5; 1.5;     IF ([.E196] &lt;= 2.5; 2.5;     IF ([.E196] &lt;= 4.5; 4;     IF ([.E196] &lt;= 7; 6; 10))));  IF ([.D196] &lt;= 10;     IF ([.E196] &lt;= 1.5; 2.5;     IF ([.E196] &lt;= 2.5; 4;     IF ([.E196] &lt;= 4; 6;     IF ([.E196] &lt;= 7; 10;     IF ([.E196] &lt;= 10.5; 16;     IF ([.E196] &lt;= 17.5; 25;     IF ([.E196] &lt;= 24; 35; 50)))))));  IF ([.D196] &lt;= 15;     IF ([.E196] &lt;= 1; 2.5;     IF ([.E196] &lt;= 1.5; 4;     IF ([.E196] &lt;= 2.5; 6;     IF ([.E196] &lt;= 4.5; 10;     IF ([.E196] &lt;= 7; 16;     IF ([.E196] &lt;= 11.5; 25;     IF ([.E196] &lt;= 16; 35; 50)))))));  IF ([.D196] &lt;= 25;     IF ([.E196] &lt;= 1; 4;     IF ([.E196] &lt;= 1.5; 6;     IF ([.E196] &lt;= 2.5; 10;     IF ([.E196] &lt;= 4; 16;     IF ([.E196] &lt;= 7; 25;     IF ([.E196] &lt;= 9.5; 35; 50))))));  IF ([.D196] &lt;= 30;     IF ([.E196] &lt;= 1; 6;     IF ([.E196] &lt;= 2; 10;     IF ([.E196] &lt;= 3.5; 16;     IF ([.E196] &lt;= 5.4; 25;     IF ([.E196] &lt;= 8; 35; 50)))));  IF ([.D196] &lt;= 40;     IF ([.E196] &lt;= 1.5; 10;     IF ([.E196] &lt;= 2.5; 16;     IF ([.E196] &lt;= 4; 25;     IF ([.E196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задних ПТФ ‘6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9" office:value-type="float" office:value="15" calcext:value-type="float" table:number-columns-spanned="1" table:number-rows-spanned="2">
            <text:p>15.00</text:p>
          </table:table-cell>
          <table:table-cell table:style-name="ce19"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197]); [.E197]+Buffer; &quot;&quot;)" office:value-type="float" office:value="1" calcext:value-type="float" table:number-columns-spanned="1" table:number-rows-spanned="2">
            <text:p>1</text:p>
          </table:table-cell>
          <table:table-cell table:formula="of:=IF(ISNUMBER([.D197]); IF ([.D197] &lt;= 1;     IF ([.E197] &lt;= 7; 1;     IF ([.E197] &lt;= 10; 1.5;     IF ([.E197] &lt;= 17; 2.5;     IF ([.E197] &lt;= 28; 4;     IF ([.E197] &lt;= 42; 6; 10)))));  IF ([.D197] &lt;= 2;     IF ([.E197] &lt;= 1.5; 1;     IF ([.E197] &lt;= 5; 1.5;     IF ([.E197] &lt;= 8.5; 2.5;     IF ([.E197] &lt;= 14; 4;     IF ([.E197] &lt;= 21; 6; 10)))));  IF ([.D197] &lt;= 4;     IF ([.E197] &lt;= 1.5; 1;     IF ([.E197] &lt;= 2.5; 1.5;     IF ([.E197] &lt;= 4; 2.5;     IF ([.E197] &lt;= 7; 4;     IF ([.E197] &lt;= 10.5; 6; 10)))));  IF ([.D197] &lt;= 6;     IF ([.E197] &lt;= 1.5; 1.5;     IF ([.E197] &lt;= 2.5; 2.5;     IF ([.E197] &lt;= 4.5; 4;     IF ([.E197] &lt;= 7; 6; 10))));  IF ([.D197] &lt;= 10;     IF ([.E197] &lt;= 1.5; 2.5;     IF ([.E197] &lt;= 2.5; 4;     IF ([.E197] &lt;= 4; 6;     IF ([.E197] &lt;= 7; 10;     IF ([.E197] &lt;= 10.5; 16;     IF ([.E197] &lt;= 17.5; 25;     IF ([.E197] &lt;= 24; 35; 50)))))));  IF ([.D197] &lt;= 15;     IF ([.E197] &lt;= 1; 2.5;     IF ([.E197] &lt;= 1.5; 4;     IF ([.E197] &lt;= 2.5; 6;     IF ([.E197] &lt;= 4.5; 10;     IF ([.E197] &lt;= 7; 16;     IF ([.E197] &lt;= 11.5; 25;     IF ([.E197] &lt;= 16; 35; 50)))))));  IF ([.D197] &lt;= 25;     IF ([.E197] &lt;= 1; 4;     IF ([.E197] &lt;= 1.5; 6;     IF ([.E197] &lt;= 2.5; 10;     IF ([.E197] &lt;= 4; 16;     IF ([.E197] &lt;= 7; 25;     IF ([.E197] &lt;= 9.5; 35; 50))))));  IF ([.D197] &lt;= 30;     IF ([.E197] &lt;= 1; 6;     IF ([.E197] &lt;= 2; 10;     IF ([.E197] &lt;= 3.5; 16;     IF ([.E197] &lt;= 5.4; 25;     IF ([.E197] &lt;= 8; 35; 50)))));  IF ([.D197] &lt;= 40;     IF ([.E197] &lt;= 1.5; 10;     IF ([.E197] &lt;= 2.5; 16;     IF ([.E197] &lt;= 4; 25;     IF ([.E197] &lt;= 6; 35; 50))));  &quot;Way too heavy&quot; ))))))))); &quot;&quot;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лев ‘9’, вых</text:p>
          </table:table-cell>
          <table:covered-table-cell/>
          <table:covered-table-cell table:number-columns-repeated="2" table:style-name="ce19"/>
          <table:covered-table-cell table:formula="of:=IF(ISNUMBER([.E198]); [.E19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199]); [.E199]+Buffer; &quot;&quot;)">
            <text:p/>
          </table:table-cell>
          <table:table-cell table:formula="of:=IF(ISNUMBER([.D199]); IF ([.D199] &lt;= 1;     IF ([.E199] &lt;= 7; 1;     IF ([.E199] &lt;= 10; 1.5;     IF ([.E199] &lt;= 17; 2.5;     IF ([.E199] &lt;= 28; 4;     IF ([.E199] &lt;= 42; 6; 10)))));  IF ([.D199] &lt;= 2;     IF ([.E199] &lt;= 1.5; 1;     IF ([.E199] &lt;= 5; 1.5;     IF ([.E199] &lt;= 8.5; 2.5;     IF ([.E199] &lt;= 14; 4;     IF ([.E199] &lt;= 21; 6; 10)))));  IF ([.D199] &lt;= 4;     IF ([.E199] &lt;= 1.5; 1;     IF ([.E199] &lt;= 2.5; 1.5;     IF ([.E199] &lt;= 4; 2.5;     IF ([.E199] &lt;= 7; 4;     IF ([.E199] &lt;= 10.5; 6; 10)))));  IF ([.D199] &lt;= 6;     IF ([.E199] &lt;= 1.5; 1.5;     IF ([.E199] &lt;= 2.5; 2.5;     IF ([.E199] &lt;= 4.5; 4;     IF ([.E199] &lt;= 7; 6; 10))));  IF ([.D199] &lt;= 10;     IF ([.E199] &lt;= 1.5; 2.5;     IF ([.E199] &lt;= 2.5; 4;     IF ([.E199] &lt;= 4; 6;     IF ([.E199] &lt;= 7; 10;     IF ([.E199] &lt;= 10.5; 16;     IF ([.E199] &lt;= 17.5; 25;     IF ([.E199] &lt;= 24; 35; 50)))))));  IF ([.D199] &lt;= 15;     IF ([.E199] &lt;= 1; 2.5;     IF ([.E199] &lt;= 1.5; 4;     IF ([.E199] &lt;= 2.5; 6;     IF ([.E199] &lt;= 4.5; 10;     IF ([.E199] &lt;= 7; 16;     IF ([.E199] &lt;= 11.5; 25;     IF ([.E199] &lt;= 16; 35; 50)))))));  IF ([.D199] &lt;= 25;     IF ([.E199] &lt;= 1; 4;     IF ([.E199] &lt;= 1.5; 6;     IF ([.E199] &lt;= 2.5; 10;     IF ([.E199] &lt;= 4; 16;     IF ([.E199] &lt;= 7; 25;     IF ([.E199] &lt;= 9.5; 35; 50))))));  IF ([.D199] &lt;= 30;     IF ([.E199] &lt;= 1; 6;     IF ([.E199] &lt;= 2; 10;     IF ([.E199] &lt;= 3.5; 16;     IF ([.E199] &lt;= 5.4; 25;     IF ([.E199] &lt;= 8; 35; 50)))));  IF ([.D199] &lt;= 40;     IF ([.E199] &lt;= 1.5; 10;     IF ([.E199] &lt;= 2.5; 16;     IF ([.E199] &lt;= 4; 25;     IF ([.E199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обогрева заднего стекла ‘30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19" office:value-type="float" office:value="20" calcext:value-type="float" table:number-columns-spanned="1" table:number-rows-spanned="2">
            <text:p>20.00</text:p>
          </table:table-cell>
          <table:table-cell table:style-name="ce19"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200]); [.E200]+Buffer; &quot;&quot;)" office:value-type="float" office:value="1" calcext:value-type="float" table:number-columns-spanned="1" table:number-rows-spanned="2">
            <text:p>1</text:p>
          </table:table-cell>
          <table:table-cell table:formula="of:=IF(ISNUMBER([.D200]); IF ([.D200] &lt;= 1;     IF ([.E200] &lt;= 7; 1;     IF ([.E200] &lt;= 10; 1.5;     IF ([.E200] &lt;= 17; 2.5;     IF ([.E200] &lt;= 28; 4;     IF ([.E200] &lt;= 42; 6; 10)))));  IF ([.D200] &lt;= 2;     IF ([.E200] &lt;= 1.5; 1;     IF ([.E200] &lt;= 5; 1.5;     IF ([.E200] &lt;= 8.5; 2.5;     IF ([.E200] &lt;= 14; 4;     IF ([.E200] &lt;= 21; 6; 10)))));  IF ([.D200] &lt;= 4;     IF ([.E200] &lt;= 1.5; 1;     IF ([.E200] &lt;= 2.5; 1.5;     IF ([.E200] &lt;= 4; 2.5;     IF ([.E200] &lt;= 7; 4;     IF ([.E200] &lt;= 10.5; 6; 10)))));  IF ([.D200] &lt;= 6;     IF ([.E200] &lt;= 1.5; 1.5;     IF ([.E200] &lt;= 2.5; 2.5;     IF ([.E200] &lt;= 4.5; 4;     IF ([.E200] &lt;= 7; 6; 10))));  IF ([.D200] &lt;= 10;     IF ([.E200] &lt;= 1.5; 2.5;     IF ([.E200] &lt;= 2.5; 4;     IF ([.E200] &lt;= 4; 6;     IF ([.E200] &lt;= 7; 10;     IF ([.E200] &lt;= 10.5; 16;     IF ([.E200] &lt;= 17.5; 25;     IF ([.E200] &lt;= 24; 35; 50)))))));  IF ([.D200] &lt;= 15;     IF ([.E200] &lt;= 1; 2.5;     IF ([.E200] &lt;= 1.5; 4;     IF ([.E200] &lt;= 2.5; 6;     IF ([.E200] &lt;= 4.5; 10;     IF ([.E200] &lt;= 7; 16;     IF ([.E200] &lt;= 11.5; 25;     IF ([.E200] &lt;= 16; 35; 50)))))));  IF ([.D200] &lt;= 25;     IF ([.E200] &lt;= 1; 4;     IF ([.E200] &lt;= 1.5; 6;     IF ([.E200] &lt;= 2.5; 10;     IF ([.E200] &lt;= 4; 16;     IF ([.E200] &lt;= 7; 25;     IF ([.E200] &lt;= 9.5; 35; 50))))));  IF ([.D200] &lt;= 30;     IF ([.E200] &lt;= 1; 6;     IF ([.E200] &lt;= 2; 10;     IF ([.E200] &lt;= 3.5; 16;     IF ([.E200] &lt;= 5.4; 25;     IF ([.E200] &lt;= 8; 35; 50)))));  IF ([.D200] &lt;= 40;     IF ([.E200] &lt;= 1.5; 10;     IF ([.E200] &lt;= 2.5; 16;     IF ([.E200] &lt;= 4; 25;     IF ([.E200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пр ‘7’, вых</text:p>
          </table:table-cell>
          <table:covered-table-cell/>
          <table:covered-table-cell table:number-columns-repeated="2" table:style-name="ce19"/>
          <table:covered-table-cell table:formula="of:=IF(ISNUMBER([.E201]); [.E20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02]); [.E202]+Buffer; &quot;&quot;)">
            <text:p/>
          </table:table-cell>
          <table:table-cell table:formula="of:=IF(ISNUMBER([.D202]); IF ([.D202] &lt;= 1;     IF ([.E202] &lt;= 7; 1;     IF ([.E202] &lt;= 10; 1.5;     IF ([.E202] &lt;= 17; 2.5;     IF ([.E202] &lt;= 28; 4;     IF ([.E202] &lt;= 42; 6; 10)))));  IF ([.D202] &lt;= 2;     IF ([.E202] &lt;= 1.5; 1;     IF ([.E202] &lt;= 5; 1.5;     IF ([.E202] &lt;= 8.5; 2.5;     IF ([.E202] &lt;= 14; 4;     IF ([.E202] &lt;= 21; 6; 10)))));  IF ([.D202] &lt;= 4;     IF ([.E202] &lt;= 1.5; 1;     IF ([.E202] &lt;= 2.5; 1.5;     IF ([.E202] &lt;= 4; 2.5;     IF ([.E202] &lt;= 7; 4;     IF ([.E202] &lt;= 10.5; 6; 10)))));  IF ([.D202] &lt;= 6;     IF ([.E202] &lt;= 1.5; 1.5;     IF ([.E202] &lt;= 2.5; 2.5;     IF ([.E202] &lt;= 4.5; 4;     IF ([.E202] &lt;= 7; 6; 10))));  IF ([.D202] &lt;= 10;     IF ([.E202] &lt;= 1.5; 2.5;     IF ([.E202] &lt;= 2.5; 4;     IF ([.E202] &lt;= 4; 6;     IF ([.E202] &lt;= 7; 10;     IF ([.E202] &lt;= 10.5; 16;     IF ([.E202] &lt;= 17.5; 25;     IF ([.E202] &lt;= 24; 35; 50)))))));  IF ([.D202] &lt;= 15;     IF ([.E202] &lt;= 1; 2.5;     IF ([.E202] &lt;= 1.5; 4;     IF ([.E202] &lt;= 2.5; 6;     IF ([.E202] &lt;= 4.5; 10;     IF ([.E202] &lt;= 7; 16;     IF ([.E202] &lt;= 11.5; 25;     IF ([.E202] &lt;= 16; 35; 50)))))));  IF ([.D202] &lt;= 25;     IF ([.E202] &lt;= 1; 4;     IF ([.E202] &lt;= 1.5; 6;     IF ([.E202] &lt;= 2.5; 10;     IF ([.E202] &lt;= 4; 16;     IF ([.E202] &lt;= 7; 25;     IF ([.E202] &lt;= 9.5; 35; 50))))));  IF ([.D202] &lt;= 30;     IF ([.E202] &lt;= 1; 6;     IF ([.E202] &lt;= 2; 10;     IF ([.E202] &lt;= 3.5; 16;     IF ([.E202] &lt;= 5.4; 25;     IF ([.E202] &lt;= 8; 35; 50)))));  IF ([.D202] &lt;= 40;     IF ([.E202] &lt;= 1.5; 10;     IF ([.E202] &lt;= 2.5; 16;     IF ([.E202] &lt;= 4; 25;     IF ([.E202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обогрева заднего стекла ‘87’</text:p>
          </table:table-cell>
          <table:table-cell office:value-type="string" calcext:value-type="string" table:number-columns-spanned="1" table:number-rows-spanned="3">
            <text:p>Розовый</text:p>
          </table:table-cell>
          <table:table-cell table:style-name="ce19" office:value-type="float" office:value="20" calcext:value-type="float" table:number-columns-spanned="1" table:number-rows-spanned="3">
            <text:p>20.00</text:p>
          </table:table-cell>
          <table:table-cell table:style-name="ce19" table:formula="of:=TorpedoWidth+Width+Height+Len2" office:value-type="float" office:value="5" calcext:value-type="float" table:number-columns-spanned="1" table:number-rows-spanned="3">
            <text:p>5.00</text:p>
          </table:table-cell>
          <table:table-cell table:formula="of:=IF(ISNUMBER([.E203]); [.E203]+Buffer; &quot;&quot;)" office:value-type="float" office:value="5.5" calcext:value-type="float" table:number-columns-spanned="1" table:number-rows-spanned="3">
            <text:p>5.5</text:p>
          </table:table-cell>
          <table:table-cell table:formula="of:=IF(ISNUMBER([.D203]); IF ([.D203] &lt;= 1;     IF ([.E203] &lt;= 7; 1;     IF ([.E203] &lt;= 10; 1.5;     IF ([.E203] &lt;= 17; 2.5;     IF ([.E203] &lt;= 28; 4;     IF ([.E203] &lt;= 42; 6; 10)))));  IF ([.D203] &lt;= 2;     IF ([.E203] &lt;= 1.5; 1;     IF ([.E203] &lt;= 5; 1.5;     IF ([.E203] &lt;= 8.5; 2.5;     IF ([.E203] &lt;= 14; 4;     IF ([.E203] &lt;= 21; 6; 10)))));  IF ([.D203] &lt;= 4;     IF ([.E203] &lt;= 1.5; 1;     IF ([.E203] &lt;= 2.5; 1.5;     IF ([.E203] &lt;= 4; 2.5;     IF ([.E203] &lt;= 7; 4;     IF ([.E203] &lt;= 10.5; 6; 10)))));  IF ([.D203] &lt;= 6;     IF ([.E203] &lt;= 1.5; 1.5;     IF ([.E203] &lt;= 2.5; 2.5;     IF ([.E203] &lt;= 4.5; 4;     IF ([.E203] &lt;= 7; 6; 10))));  IF ([.D203] &lt;= 10;     IF ([.E203] &lt;= 1.5; 2.5;     IF ([.E203] &lt;= 2.5; 4;     IF ([.E203] &lt;= 4; 6;     IF ([.E203] &lt;= 7; 10;     IF ([.E203] &lt;= 10.5; 16;     IF ([.E203] &lt;= 17.5; 25;     IF ([.E203] &lt;= 24; 35; 50)))))));  IF ([.D203] &lt;= 15;     IF ([.E203] &lt;= 1; 2.5;     IF ([.E203] &lt;= 1.5; 4;     IF ([.E203] &lt;= 2.5; 6;     IF ([.E203] &lt;= 4.5; 10;     IF ([.E203] &lt;= 7; 16;     IF ([.E203] &lt;= 11.5; 25;     IF ([.E203] &lt;= 16; 35; 50)))))));  IF ([.D203] &lt;= 25;     IF ([.E203] &lt;= 1; 4;     IF ([.E203] &lt;= 1.5; 6;     IF ([.E203] &lt;= 2.5; 10;     IF ([.E203] &lt;= 4; 16;     IF ([.E203] &lt;= 7; 25;     IF ([.E203] &lt;= 9.5; 35; 50))))));  IF ([.D203] &lt;= 30;     IF ([.E203] &lt;= 1; 6;     IF ([.E203] &lt;= 2; 10;     IF ([.E203] &lt;= 3.5; 16;     IF ([.E203] &lt;= 5.4; 25;     IF ([.E203] &lt;= 8; 35; 50)))));  IF ([.D203] &lt;= 40;     IF ([.E203] &lt;= 1.5; 10;     IF ([.E203] &lt;= 2.5; 16;     IF ([.E203] &lt;= 4; 25;     IF ([.E203] &lt;= 6; 35; 50))));  &quot;Way too heavy&quot; ))))))))); &quot;&quot;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На кабину к элементам обогрева заднего стекла ‘общая точка’</text:p>
          </table:table-cell>
          <table:covered-table-cell/>
          <table:covered-table-cell table:number-columns-repeated="2" table:style-name="ce19"/>
          <table:covered-table-cell table:formula="of:=IF(ISNUMBER([.E204]); [.E20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ереключатель обогрева заднего стекла ‘лампа-1’</text:p>
          </table:table-cell>
          <table:covered-table-cell/>
          <table:covered-table-cell table:number-columns-repeated="2" table:style-name="ce19"/>
          <table:covered-table-cell table:formula="of:=IF(ISNUMBER([.E205]); [.E20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06]); [.E206]+Buffer; &quot;&quot;)">
            <text:p/>
          </table:table-cell>
          <table:table-cell table:formula="of:=IF(ISNUMBER([.D206]); IF ([.D206] &lt;= 1;     IF ([.E206] &lt;= 7; 1;     IF ([.E206] &lt;= 10; 1.5;     IF ([.E206] &lt;= 17; 2.5;     IF ([.E206] &lt;= 28; 4;     IF ([.E206] &lt;= 42; 6; 10)))));  IF ([.D206] &lt;= 2;     IF ([.E206] &lt;= 1.5; 1;     IF ([.E206] &lt;= 5; 1.5;     IF ([.E206] &lt;= 8.5; 2.5;     IF ([.E206] &lt;= 14; 4;     IF ([.E206] &lt;= 21; 6; 10)))));  IF ([.D206] &lt;= 4;     IF ([.E206] &lt;= 1.5; 1;     IF ([.E206] &lt;= 2.5; 1.5;     IF ([.E206] &lt;= 4; 2.5;     IF ([.E206] &lt;= 7; 4;     IF ([.E206] &lt;= 10.5; 6; 10)))));  IF ([.D206] &lt;= 6;     IF ([.E206] &lt;= 1.5; 1.5;     IF ([.E206] &lt;= 2.5; 2.5;     IF ([.E206] &lt;= 4.5; 4;     IF ([.E206] &lt;= 7; 6; 10))));  IF ([.D206] &lt;= 10;     IF ([.E206] &lt;= 1.5; 2.5;     IF ([.E206] &lt;= 2.5; 4;     IF ([.E206] &lt;= 4; 6;     IF ([.E206] &lt;= 7; 10;     IF ([.E206] &lt;= 10.5; 16;     IF ([.E206] &lt;= 17.5; 25;     IF ([.E206] &lt;= 24; 35; 50)))))));  IF ([.D206] &lt;= 15;     IF ([.E206] &lt;= 1; 2.5;     IF ([.E206] &lt;= 1.5; 4;     IF ([.E206] &lt;= 2.5; 6;     IF ([.E206] &lt;= 4.5; 10;     IF ([.E206] &lt;= 7; 16;     IF ([.E206] &lt;= 11.5; 25;     IF ([.E206] &lt;= 16; 35; 50)))))));  IF ([.D206] &lt;= 25;     IF ([.E206] &lt;= 1; 4;     IF ([.E206] &lt;= 1.5; 6;     IF ([.E206] &lt;= 2.5; 10;     IF ([.E206] &lt;= 4; 16;     IF ([.E206] &lt;= 7; 25;     IF ([.E206] &lt;= 9.5; 35; 50))))));  IF ([.D206] &lt;= 30;     IF ([.E206] &lt;= 1; 6;     IF ([.E206] &lt;= 2; 10;     IF ([.E206] &lt;= 3.5; 16;     IF ([.E206] &lt;= 5.4; 25;     IF ([.E206] &lt;= 8; 35; 50)))));  IF ([.D206] &lt;= 40;     IF ([.E206] &lt;= 1.5; 10;     IF ([.E206] &lt;= 2.5; 16;     IF ([.E206] &lt;= 4; 25;     IF ([.E206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обогрева заднего стекл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style-name="ce19"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207]); [.E207]+Buffer; &quot;&quot;)" office:value-type="float" office:value="1.5" calcext:value-type="float" table:number-columns-spanned="1" table:number-rows-spanned="2">
            <text:p>1.5</text:p>
          </table:table-cell>
          <table:table-cell table:formula="of:=IF(ISNUMBER([.D207]); IF ([.D207] &lt;= 1;     IF ([.E207] &lt;= 7; 1;     IF ([.E207] &lt;= 10; 1.5;     IF ([.E207] &lt;= 17; 2.5;     IF ([.E207] &lt;= 28; 4;     IF ([.E207] &lt;= 42; 6; 10)))));  IF ([.D207] &lt;= 2;     IF ([.E207] &lt;= 1.5; 1;     IF ([.E207] &lt;= 5; 1.5;     IF ([.E207] &lt;= 8.5; 2.5;     IF ([.E207] &lt;= 14; 4;     IF ([.E207] &lt;= 21; 6; 10)))));  IF ([.D207] &lt;= 4;     IF ([.E207] &lt;= 1.5; 1;     IF ([.E207] &lt;= 2.5; 1.5;     IF ([.E207] &lt;= 4; 2.5;     IF ([.E207] &lt;= 7; 4;     IF ([.E207] &lt;= 10.5; 6; 10)))));  IF ([.D207] &lt;= 6;     IF ([.E207] &lt;= 1.5; 1.5;     IF ([.E207] &lt;= 2.5; 2.5;     IF ([.E207] &lt;= 4.5; 4;     IF ([.E207] &lt;= 7; 6; 10))));  IF ([.D207] &lt;= 10;     IF ([.E207] &lt;= 1.5; 2.5;     IF ([.E207] &lt;= 2.5; 4;     IF ([.E207] &lt;= 4; 6;     IF ([.E207] &lt;= 7; 10;     IF ([.E207] &lt;= 10.5; 16;     IF ([.E207] &lt;= 17.5; 25;     IF ([.E207] &lt;= 24; 35; 50)))))));  IF ([.D207] &lt;= 15;     IF ([.E207] &lt;= 1; 2.5;     IF ([.E207] &lt;= 1.5; 4;     IF ([.E207] &lt;= 2.5; 6;     IF ([.E207] &lt;= 4.5; 10;     IF ([.E207] &lt;= 7; 16;     IF ([.E207] &lt;= 11.5; 25;     IF ([.E207] &lt;= 16; 35; 50)))))));  IF ([.D207] &lt;= 25;     IF ([.E207] &lt;= 1; 4;     IF ([.E207] &lt;= 1.5; 6;     IF ([.E207] &lt;= 2.5; 10;     IF ([.E207] &lt;= 4; 16;     IF ([.E207] &lt;= 7; 25;     IF ([.E207] &lt;= 9.5; 35; 50))))));  IF ([.D207] &lt;= 30;     IF ([.E207] &lt;= 1; 6;     IF ([.E207] &lt;= 2; 10;     IF ([.E207] &lt;= 3.5; 16;     IF ([.E207] &lt;= 5.4; 25;     IF ([.E207] &lt;= 8; 35; 50)))));  IF ([.D207] &lt;= 40;     IF ([.E207] &lt;= 1.5; 10;     IF ([.E207] &lt;= 2.5; 16;     IF ([.E207] &lt;= 4; 25;     IF ([.E207] &lt;= 6; 35; 50))));  &quot;Way too heavy&quot; ))))))))); &quot;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208]); [.E20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09]); [.E209]+Buffer; &quot;&quot;)">
            <text:p/>
          </table:table-cell>
          <table:table-cell table:formula="of:=IF(ISNUMBER([.D209]); IF ([.D209] &lt;= 1;     IF ([.E209] &lt;= 7; 1;     IF ([.E209] &lt;= 10; 1.5;     IF ([.E209] &lt;= 17; 2.5;     IF ([.E209] &lt;= 28; 4;     IF ([.E209] &lt;= 42; 6; 10)))));  IF ([.D209] &lt;= 2;     IF ([.E209] &lt;= 1.5; 1;     IF ([.E209] &lt;= 5; 1.5;     IF ([.E209] &lt;= 8.5; 2.5;     IF ([.E209] &lt;= 14; 4;     IF ([.E209] &lt;= 21; 6; 10)))));  IF ([.D209] &lt;= 4;     IF ([.E209] &lt;= 1.5; 1;     IF ([.E209] &lt;= 2.5; 1.5;     IF ([.E209] &lt;= 4; 2.5;     IF ([.E209] &lt;= 7; 4;     IF ([.E209] &lt;= 10.5; 6; 10)))));  IF ([.D209] &lt;= 6;     IF ([.E209] &lt;= 1.5; 1.5;     IF ([.E209] &lt;= 2.5; 2.5;     IF ([.E209] &lt;= 4.5; 4;     IF ([.E209] &lt;= 7; 6; 10))));  IF ([.D209] &lt;= 10;     IF ([.E209] &lt;= 1.5; 2.5;     IF ([.E209] &lt;= 2.5; 4;     IF ([.E209] &lt;= 4; 6;     IF ([.E209] &lt;= 7; 10;     IF ([.E209] &lt;= 10.5; 16;     IF ([.E209] &lt;= 17.5; 25;     IF ([.E209] &lt;= 24; 35; 50)))))));  IF ([.D209] &lt;= 15;     IF ([.E209] &lt;= 1; 2.5;     IF ([.E209] &lt;= 1.5; 4;     IF ([.E209] &lt;= 2.5; 6;     IF ([.E209] &lt;= 4.5; 10;     IF ([.E209] &lt;= 7; 16;     IF ([.E209] &lt;= 11.5; 25;     IF ([.E209] &lt;= 16; 35; 50)))))));  IF ([.D209] &lt;= 25;     IF ([.E209] &lt;= 1; 4;     IF ([.E209] &lt;= 1.5; 6;     IF ([.E209] &lt;= 2.5; 10;     IF ([.E209] &lt;= 4; 16;     IF ([.E209] &lt;= 7; 25;     IF ([.E209] &lt;= 9.5; 35; 50))))));  IF ([.D209] &lt;= 30;     IF ([.E209] &lt;= 1; 6;     IF ([.E209] &lt;= 2; 10;     IF ([.E209] &lt;= 3.5; 16;     IF ([.E209] &lt;= 5.4; 25;     IF ([.E209] &lt;= 8; 35; 50)))));  IF ([.D209] &lt;= 40;     IF ([.E209] &lt;= 1.5; 10;     IF ([.E209] &lt;= 2.5; 16;     IF ([.E209] &lt;= 4; 25;     IF ([.E209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обогрева заднего стекла ‘86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style-name="ce19"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210]); [.E210]+Buffer; &quot;&quot;)" office:value-type="float" office:value="1" calcext:value-type="float" table:number-columns-spanned="1" table:number-rows-spanned="2">
            <text:p>1</text:p>
          </table:table-cell>
          <table:table-cell table:formula="of:=IF(ISNUMBER([.D210]); IF ([.D210] &lt;= 1;     IF ([.E210] &lt;= 7; 1;     IF ([.E210] &lt;= 10; 1.5;     IF ([.E210] &lt;= 17; 2.5;     IF ([.E210] &lt;= 28; 4;     IF ([.E210] &lt;= 42; 6; 10)))));  IF ([.D210] &lt;= 2;     IF ([.E210] &lt;= 1.5; 1;     IF ([.E210] &lt;= 5; 1.5;     IF ([.E210] &lt;= 8.5; 2.5;     IF ([.E210] &lt;= 14; 4;     IF ([.E210] &lt;= 21; 6; 10)))));  IF ([.D210] &lt;= 4;     IF ([.E210] &lt;= 1.5; 1;     IF ([.E210] &lt;= 2.5; 1.5;     IF ([.E210] &lt;= 4; 2.5;     IF ([.E210] &lt;= 7; 4;     IF ([.E210] &lt;= 10.5; 6; 10)))));  IF ([.D210] &lt;= 6;     IF ([.E210] &lt;= 1.5; 1.5;     IF ([.E210] &lt;= 2.5; 2.5;     IF ([.E210] &lt;= 4.5; 4;     IF ([.E210] &lt;= 7; 6; 10))));  IF ([.D210] &lt;= 10;     IF ([.E210] &lt;= 1.5; 2.5;     IF ([.E210] &lt;= 2.5; 4;     IF ([.E210] &lt;= 4; 6;     IF ([.E210] &lt;= 7; 10;     IF ([.E210] &lt;= 10.5; 16;     IF ([.E210] &lt;= 17.5; 25;     IF ([.E210] &lt;= 24; 35; 50)))))));  IF ([.D210] &lt;= 15;     IF ([.E210] &lt;= 1; 2.5;     IF ([.E210] &lt;= 1.5; 4;     IF ([.E210] &lt;= 2.5; 6;     IF ([.E210] &lt;= 4.5; 10;     IF ([.E210] &lt;= 7; 16;     IF ([.E210] &lt;= 11.5; 25;     IF ([.E210] &lt;= 16; 35; 50)))))));  IF ([.D210] &lt;= 25;     IF ([.E210] &lt;= 1; 4;     IF ([.E210] &lt;= 1.5; 6;     IF ([.E210] &lt;= 2.5; 10;     IF ([.E210] &lt;= 4; 16;     IF ([.E210] &lt;= 7; 25;     IF ([.E210] &lt;= 9.5; 35; 50))))));  IF ([.D210] &lt;= 30;     IF ([.E210] &lt;= 1; 6;     IF ([.E210] &lt;= 2; 10;     IF ([.E210] &lt;= 3.5; 16;     IF ([.E210] &lt;= 5.4; 25;     IF ([.E210] &lt;= 8; 35; 50)))));  IF ([.D210] &lt;= 40;     IF ([.E210] &lt;= 1.5; 10;     IF ([.E210] &lt;= 2.5; 16;     IF ([.E210] &lt;= 4; 25;     IF ([.E210] &lt;= 6; 35; 50))));  &quot;Way too heavy&quot; ))))))))); &quot;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ереключатель обогрева заднего стекла ‘H’</text:p>
          </table:table-cell>
          <table:covered-table-cell/>
          <table:covered-table-cell table:number-columns-repeated="2" table:style-name="ce19"/>
          <table:covered-table-cell table:formula="of:=IF(ISNUMBER([.E211]); [.E21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12]); [.E212]+Buffer; &quot;&quot;)">
            <text:p/>
          </table:table-cell>
          <table:table-cell table:formula="of:=IF(ISNUMBER([.D212]); IF ([.D212] &lt;= 1;     IF ([.E212] &lt;= 7; 1;     IF ([.E212] &lt;= 10; 1.5;     IF ([.E212] &lt;= 17; 2.5;     IF ([.E212] &lt;= 28; 4;     IF ([.E212] &lt;= 42; 6; 10)))));  IF ([.D212] &lt;= 2;     IF ([.E212] &lt;= 1.5; 1;     IF ([.E212] &lt;= 5; 1.5;     IF ([.E212] &lt;= 8.5; 2.5;     IF ([.E212] &lt;= 14; 4;     IF ([.E212] &lt;= 21; 6; 10)))));  IF ([.D212] &lt;= 4;     IF ([.E212] &lt;= 1.5; 1;     IF ([.E212] &lt;= 2.5; 1.5;     IF ([.E212] &lt;= 4; 2.5;     IF ([.E212] &lt;= 7; 4;     IF ([.E212] &lt;= 10.5; 6; 10)))));  IF ([.D212] &lt;= 6;     IF ([.E212] &lt;= 1.5; 1.5;     IF ([.E212] &lt;= 2.5; 2.5;     IF ([.E212] &lt;= 4.5; 4;     IF ([.E212] &lt;= 7; 6; 10))));  IF ([.D212] &lt;= 10;     IF ([.E212] &lt;= 1.5; 2.5;     IF ([.E212] &lt;= 2.5; 4;     IF ([.E212] &lt;= 4; 6;     IF ([.E212] &lt;= 7; 10;     IF ([.E212] &lt;= 10.5; 16;     IF ([.E212] &lt;= 17.5; 25;     IF ([.E212] &lt;= 24; 35; 50)))))));  IF ([.D212] &lt;= 15;     IF ([.E212] &lt;= 1; 2.5;     IF ([.E212] &lt;= 1.5; 4;     IF ([.E212] &lt;= 2.5; 6;     IF ([.E212] &lt;= 4.5; 10;     IF ([.E212] &lt;= 7; 16;     IF ([.E212] &lt;= 11.5; 25;     IF ([.E212] &lt;= 16; 35; 50)))))));  IF ([.D212] &lt;= 25;     IF ([.E212] &lt;= 1; 4;     IF ([.E212] &lt;= 1.5; 6;     IF ([.E212] &lt;= 2.5; 10;     IF ([.E212] &lt;= 4; 16;     IF ([.E212] &lt;= 7; 25;     IF ([.E212] &lt;= 9.5; 35; 50))))));  IF ([.D212] &lt;= 30;     IF ([.E212] &lt;= 1; 6;     IF ([.E212] &lt;= 2; 10;     IF ([.E212] &lt;= 3.5; 16;     IF ([.E212] &lt;= 5.4; 25;     IF ([.E212] &lt;= 8; 35; 50)))));  IF ([.D212] &lt;= 40;     IF ([.E212] &lt;= 1.5; 10;     IF ([.E212] &lt;= 2.5; 16;     IF ([.E212] &lt;= 4; 25;     IF ([.E212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контрольных ламп ‘86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formula="of:=IF(ISNUMBER([.E213]); [.E213]+Buffer; &quot;&quot;)" office:value-type="float" office:value="3.8" calcext:value-type="float" table:number-columns-spanned="1" table:number-rows-spanned="2">
            <text:p>3.8</text:p>
          </table:table-cell>
          <table:table-cell table:formula="of:=IF(ISNUMBER([.D213]); IF ([.D213] &lt;= 1;     IF ([.E213] &lt;= 7; 1;     IF ([.E213] &lt;= 10; 1.5;     IF ([.E213] &lt;= 17; 2.5;     IF ([.E213] &lt;= 28; 4;     IF ([.E213] &lt;= 42; 6; 10)))));  IF ([.D213] &lt;= 2;     IF ([.E213] &lt;= 1.5; 1;     IF ([.E213] &lt;= 5; 1.5;     IF ([.E213] &lt;= 8.5; 2.5;     IF ([.E213] &lt;= 14; 4;     IF ([.E213] &lt;= 21; 6; 10)))));  IF ([.D213] &lt;= 4;     IF ([.E213] &lt;= 1.5; 1;     IF ([.E213] &lt;= 2.5; 1.5;     IF ([.E213] &lt;= 4; 2.5;     IF ([.E213] &lt;= 7; 4;     IF ([.E213] &lt;= 10.5; 6; 10)))));  IF ([.D213] &lt;= 6;     IF ([.E213] &lt;= 1.5; 1.5;     IF ([.E213] &lt;= 2.5; 2.5;     IF ([.E213] &lt;= 4.5; 4;     IF ([.E213] &lt;= 7; 6; 10))));  IF ([.D213] &lt;= 10;     IF ([.E213] &lt;= 1.5; 2.5;     IF ([.E213] &lt;= 2.5; 4;     IF ([.E213] &lt;= 4; 6;     IF ([.E213] &lt;= 7; 10;     IF ([.E213] &lt;= 10.5; 16;     IF ([.E213] &lt;= 17.5; 25;     IF ([.E213] &lt;= 24; 35; 50)))))));  IF ([.D213] &lt;= 15;     IF ([.E213] &lt;= 1; 2.5;     IF ([.E213] &lt;= 1.5; 4;     IF ([.E213] &lt;= 2.5; 6;     IF ([.E213] &lt;= 4.5; 10;     IF ([.E213] &lt;= 7; 16;     IF ([.E213] &lt;= 11.5; 25;     IF ([.E213] &lt;= 16; 35; 50)))))));  IF ([.D213] &lt;= 25;     IF ([.E213] &lt;= 1; 4;     IF ([.E213] &lt;= 1.5; 6;     IF ([.E213] &lt;= 2.5; 10;     IF ([.E213] &lt;= 4; 16;     IF ([.E213] &lt;= 7; 25;     IF ([.E213] &lt;= 9.5; 35; 50))))));  IF ([.D213] &lt;= 30;     IF ([.E213] &lt;= 1; 6;     IF ([.E213] &lt;= 2; 10;     IF ([.E213] &lt;= 3.5; 16;     IF ([.E213] &lt;= 5.4; 25;     IF ([.E213] &lt;= 8; 35; 50)))));  IF ([.D213] &lt;= 40;     IF ([.E213] &lt;= 1.5; 10;     IF ([.E213] &lt;= 2.5; 16;     IF ([.E213] &lt;= 4; 25;     IF ([.E213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Реле стартера ‘86’</text:p>
          </table:table-cell>
          <table:covered-table-cell/>
          <table:covered-table-cell table:number-columns-repeated="2" table:style-name="ce19"/>
          <table:covered-table-cell table:formula="of:=IF(ISNUMBER([.E214]); [.E21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15]); [.E215]+Buffer; &quot;&quot;)">
            <text:p/>
          </table:table-cell>
          <table:table-cell table:formula="of:=IF(ISNUMBER([.D215]); IF ([.D215] &lt;= 1;     IF ([.E215] &lt;= 7; 1;     IF ([.E215] &lt;= 10; 1.5;     IF ([.E215] &lt;= 17; 2.5;     IF ([.E215] &lt;= 28; 4;     IF ([.E215] &lt;= 42; 6; 10)))));  IF ([.D215] &lt;= 2;     IF ([.E215] &lt;= 1.5; 1;     IF ([.E215] &lt;= 5; 1.5;     IF ([.E215] &lt;= 8.5; 2.5;     IF ([.E215] &lt;= 14; 4;     IF ([.E215] &lt;= 21; 6; 10)))));  IF ([.D215] &lt;= 4;     IF ([.E215] &lt;= 1.5; 1;     IF ([.E215] &lt;= 2.5; 1.5;     IF ([.E215] &lt;= 4; 2.5;     IF ([.E215] &lt;= 7; 4;     IF ([.E215] &lt;= 10.5; 6; 10)))));  IF ([.D215] &lt;= 6;     IF ([.E215] &lt;= 1.5; 1.5;     IF ([.E215] &lt;= 2.5; 2.5;     IF ([.E215] &lt;= 4.5; 4;     IF ([.E215] &lt;= 7; 6; 10))));  IF ([.D215] &lt;= 10;     IF ([.E215] &lt;= 1.5; 2.5;     IF ([.E215] &lt;= 2.5; 4;     IF ([.E215] &lt;= 4; 6;     IF ([.E215] &lt;= 7; 10;     IF ([.E215] &lt;= 10.5; 16;     IF ([.E215] &lt;= 17.5; 25;     IF ([.E215] &lt;= 24; 35; 50)))))));  IF ([.D215] &lt;= 15;     IF ([.E215] &lt;= 1; 2.5;     IF ([.E215] &lt;= 1.5; 4;     IF ([.E215] &lt;= 2.5; 6;     IF ([.E215] &lt;= 4.5; 10;     IF ([.E215] &lt;= 7; 16;     IF ([.E215] &lt;= 11.5; 25;     IF ([.E215] &lt;= 16; 35; 50)))))));  IF ([.D215] &lt;= 25;     IF ([.E215] &lt;= 1; 4;     IF ([.E215] &lt;= 1.5; 6;     IF ([.E215] &lt;= 2.5; 10;     IF ([.E215] &lt;= 4; 16;     IF ([.E215] &lt;= 7; 25;     IF ([.E215] &lt;= 9.5; 35; 50))))));  IF ([.D215] &lt;= 30;     IF ([.E215] &lt;= 1; 6;     IF ([.E215] &lt;= 2; 10;     IF ([.E215] &lt;= 3.5; 16;     IF ([.E215] &lt;= 5.4; 25;     IF ([.E215] &lt;= 8; 35; 50)))));  IF ([.D215] &lt;= 40;     IF ([.E215] &lt;= 1.5; 10;     IF ([.E215] &lt;= 2.5; 16;     IF ([.E215] &lt;= 4; 25;     IF ([.E215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Реле контрольных ламп ‘85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19" office:value-type="float" office:value="5" calcext:value-type="float" table:number-columns-spanned="1" table:number-rows-spanned="3">
            <text:p>5.00</text:p>
          </table:table-cell>
          <table:table-cell table:style-name="ce19" table:formula="of:=TorpedoWidth+Height" office:value-type="float" office:value="1" calcext:value-type="float" table:number-columns-spanned="1" table:number-rows-spanned="3">
            <text:p>1.00</text:p>
          </table:table-cell>
          <table:table-cell table:formula="of:=IF(ISNUMBER([.E216]); [.E216]+Buffer; &quot;&quot;)" office:value-type="float" office:value="1.5" calcext:value-type="float" table:number-columns-spanned="1" table:number-rows-spanned="3">
            <text:p>1.5</text:p>
          </table:table-cell>
          <table:table-cell table:formula="of:=IF(ISNUMBER([.D216]); IF ([.D216] &lt;= 1;     IF ([.E216] &lt;= 7; 1;     IF ([.E216] &lt;= 10; 1.5;     IF ([.E216] &lt;= 17; 2.5;     IF ([.E216] &lt;= 28; 4;     IF ([.E216] &lt;= 42; 6; 10)))));  IF ([.D216] &lt;= 2;     IF ([.E216] &lt;= 1.5; 1;     IF ([.E216] &lt;= 5; 1.5;     IF ([.E216] &lt;= 8.5; 2.5;     IF ([.E216] &lt;= 14; 4;     IF ([.E216] &lt;= 21; 6; 10)))));  IF ([.D216] &lt;= 4;     IF ([.E216] &lt;= 1.5; 1;     IF ([.E216] &lt;= 2.5; 1.5;     IF ([.E216] &lt;= 4; 2.5;     IF ([.E216] &lt;= 7; 4;     IF ([.E216] &lt;= 10.5; 6; 10)))));  IF ([.D216] &lt;= 6;     IF ([.E216] &lt;= 1.5; 1.5;     IF ([.E216] &lt;= 2.5; 2.5;     IF ([.E216] &lt;= 4.5; 4;     IF ([.E216] &lt;= 7; 6; 10))));  IF ([.D216] &lt;= 10;     IF ([.E216] &lt;= 1.5; 2.5;     IF ([.E216] &lt;= 2.5; 4;     IF ([.E216] &lt;= 4; 6;     IF ([.E216] &lt;= 7; 10;     IF ([.E216] &lt;= 10.5; 16;     IF ([.E216] &lt;= 17.5; 25;     IF ([.E216] &lt;= 24; 35; 50)))))));  IF ([.D216] &lt;= 15;     IF ([.E216] &lt;= 1; 2.5;     IF ([.E216] &lt;= 1.5; 4;     IF ([.E216] &lt;= 2.5; 6;     IF ([.E216] &lt;= 4.5; 10;     IF ([.E216] &lt;= 7; 16;     IF ([.E216] &lt;= 11.5; 25;     IF ([.E216] &lt;= 16; 35; 50)))))));  IF ([.D216] &lt;= 25;     IF ([.E216] &lt;= 1; 4;     IF ([.E216] &lt;= 1.5; 6;     IF ([.E216] &lt;= 2.5; 10;     IF ([.E216] &lt;= 4; 16;     IF ([.E216] &lt;= 7; 25;     IF ([.E216] &lt;= 9.5; 35; 50))))));  IF ([.D216] &lt;= 30;     IF ([.E216] &lt;= 1; 6;     IF ([.E216] &lt;= 2; 10;     IF ([.E216] &lt;= 3.5; 16;     IF ([.E216] &lt;= 5.4; 25;     IF ([.E216] &lt;= 8; 35; 50)))));  IF ([.D216] &lt;= 40;     IF ([.E216] &lt;= 1.5; 10;     IF ([.E216] &lt;= 2.5; 16;     IF ([.E216] &lt;= 4; 25;     IF ([.E216] &lt;= 6; 35; 50))));  &quot;Way too heavy&quot; ))))))))); &quot;&quot;)"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Реле контрольных ламп ‘30’</text:p>
          </table:table-cell>
          <table:covered-table-cell/>
          <table:covered-table-cell table:number-columns-repeated="2" table:style-name="ce19"/>
          <table:covered-table-cell table:formula="of:=IF(ISNUMBER([.E217]); [.E21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218]); [.E21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19]); [.E219]+Buffer; &quot;&quot;)">
            <text:p/>
          </table:table-cell>
          <table:table-cell table:formula="of:=IF(ISNUMBER([.D219]); IF ([.D219] &lt;= 1;     IF ([.E219] &lt;= 7; 1;     IF ([.E219] &lt;= 10; 1.5;     IF ([.E219] &lt;= 17; 2.5;     IF ([.E219] &lt;= 28; 4;     IF ([.E219] &lt;= 42; 6; 10)))));  IF ([.D219] &lt;= 2;     IF ([.E219] &lt;= 1.5; 1;     IF ([.E219] &lt;= 5; 1.5;     IF ([.E219] &lt;= 8.5; 2.5;     IF ([.E219] &lt;= 14; 4;     IF ([.E219] &lt;= 21; 6; 10)))));  IF ([.D219] &lt;= 4;     IF ([.E219] &lt;= 1.5; 1;     IF ([.E219] &lt;= 2.5; 1.5;     IF ([.E219] &lt;= 4; 2.5;     IF ([.E219] &lt;= 7; 4;     IF ([.E219] &lt;= 10.5; 6; 10)))));  IF ([.D219] &lt;= 6;     IF ([.E219] &lt;= 1.5; 1.5;     IF ([.E219] &lt;= 2.5; 2.5;     IF ([.E219] &lt;= 4.5; 4;     IF ([.E219] &lt;= 7; 6; 10))));  IF ([.D219] &lt;= 10;     IF ([.E219] &lt;= 1.5; 2.5;     IF ([.E219] &lt;= 2.5; 4;     IF ([.E219] &lt;= 4; 6;     IF ([.E219] &lt;= 7; 10;     IF ([.E219] &lt;= 10.5; 16;     IF ([.E219] &lt;= 17.5; 25;     IF ([.E219] &lt;= 24; 35; 50)))))));  IF ([.D219] &lt;= 15;     IF ([.E219] &lt;= 1; 2.5;     IF ([.E219] &lt;= 1.5; 4;     IF ([.E219] &lt;= 2.5; 6;     IF ([.E219] &lt;= 4.5; 10;     IF ([.E219] &lt;= 7; 16;     IF ([.E219] &lt;= 11.5; 25;     IF ([.E219] &lt;= 16; 35; 50)))))));  IF ([.D219] &lt;= 25;     IF ([.E219] &lt;= 1; 4;     IF ([.E219] &lt;= 1.5; 6;     IF ([.E219] &lt;= 2.5; 10;     IF ([.E219] &lt;= 4; 16;     IF ([.E219] &lt;= 7; 25;     IF ([.E219] &lt;= 9.5; 35; 50))))));  IF ([.D219] &lt;= 30;     IF ([.E219] &lt;= 1; 6;     IF ([.E219] &lt;= 2; 10;     IF ([.E219] &lt;= 3.5; 16;     IF ([.E219] &lt;= 5.4; 25;     IF ([.E219] &lt;= 8; 35; 50)))));  IF ([.D219] &lt;= 40;     IF ([.E219] &lt;= 1.5; 10;     IF ([.E219] &lt;= 2.5; 16;     IF ([.E219] &lt;= 4; 25;     IF ([.E219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0" office:value-type="string" calcext:value-type="string">
            <text:p>Реле контрольных ламп ‘87’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formula="of:=IF(ISNUMBER([.E220]); [.E220]+Buffer; &quot;&quot;)">
            <text:p/>
          </table:table-cell>
          <table:table-cell table:formula="of:=IF(ISNUMBER([.D220]); IF ([.D220] &lt;= 1;     IF ([.E220] &lt;= 7; 1;     IF ([.E220] &lt;= 10; 1.5;     IF ([.E220] &lt;= 17; 2.5;     IF ([.E220] &lt;= 28; 4;     IF ([.E220] &lt;= 42; 6; 10)))));  IF ([.D220] &lt;= 2;     IF ([.E220] &lt;= 1.5; 1;     IF ([.E220] &lt;= 5; 1.5;     IF ([.E220] &lt;= 8.5; 2.5;     IF ([.E220] &lt;= 14; 4;     IF ([.E220] &lt;= 21; 6; 10)))));  IF ([.D220] &lt;= 4;     IF ([.E220] &lt;= 1.5; 1;     IF ([.E220] &lt;= 2.5; 1.5;     IF ([.E220] &lt;= 4; 2.5;     IF ([.E220] &lt;= 7; 4;     IF ([.E220] &lt;= 10.5; 6; 10)))));  IF ([.D220] &lt;= 6;     IF ([.E220] &lt;= 1.5; 1.5;     IF ([.E220] &lt;= 2.5; 2.5;     IF ([.E220] &lt;= 4.5; 4;     IF ([.E220] &lt;= 7; 6; 10))));  IF ([.D220] &lt;= 10;     IF ([.E220] &lt;= 1.5; 2.5;     IF ([.E220] &lt;= 2.5; 4;     IF ([.E220] &lt;= 4; 6;     IF ([.E220] &lt;= 7; 10;     IF ([.E220] &lt;= 10.5; 16;     IF ([.E220] &lt;= 17.5; 25;     IF ([.E220] &lt;= 24; 35; 50)))))));  IF ([.D220] &lt;= 15;     IF ([.E220] &lt;= 1; 2.5;     IF ([.E220] &lt;= 1.5; 4;     IF ([.E220] &lt;= 2.5; 6;     IF ([.E220] &lt;= 4.5; 10;     IF ([.E220] &lt;= 7; 16;     IF ([.E220] &lt;= 11.5; 25;     IF ([.E220] &lt;= 16; 35; 50)))))));  IF ([.D220] &lt;= 25;     IF ([.E220] &lt;= 1; 4;     IF ([.E220] &lt;= 1.5; 6;     IF ([.E220] &lt;= 2.5; 10;     IF ([.E220] &lt;= 4; 16;     IF ([.E220] &lt;= 7; 25;     IF ([.E220] &lt;= 9.5; 35; 50))))));  IF ([.D220] &lt;= 30;     IF ([.E220] &lt;= 1; 6;     IF ([.E220] &lt;= 2; 10;     IF ([.E220] &lt;= 3.5; 16;     IF ([.E220] &lt;= 5.4; 25;     IF ([.E220] &lt;= 8; 35; 50)))));  IF ([.D220] &lt;= 40;     IF ([.E220] &lt;= 1.5; 10;     IF ([.E220] &lt;= 2.5; 16;     IF ([.E220] &lt;= 4; 25;     IF ([.E220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1.11’</text:p>
          </table:table-cell>
          <table:covered-table-cell/>
          <table:covered-table-cell table:number-columns-repeated="2" table:style-name="ce19"/>
          <table:table-cell table:formula="of:=IF(ISNUMBER([.E221]); [.E221]+Buffer; &quot;&quot;)">
            <text:p/>
          </table:table-cell>
          <table:table-cell table:formula="of:=IF(ISNUMBER([.D221]); IF ([.D221] &lt;= 1;     IF ([.E221] &lt;= 7; 1;     IF ([.E221] &lt;= 10; 1.5;     IF ([.E221] &lt;= 17; 2.5;     IF ([.E221] &lt;= 28; 4;     IF ([.E221] &lt;= 42; 6; 10)))));  IF ([.D221] &lt;= 2;     IF ([.E221] &lt;= 1.5; 1;     IF ([.E221] &lt;= 5; 1.5;     IF ([.E221] &lt;= 8.5; 2.5;     IF ([.E221] &lt;= 14; 4;     IF ([.E221] &lt;= 21; 6; 10)))));  IF ([.D221] &lt;= 4;     IF ([.E221] &lt;= 1.5; 1;     IF ([.E221] &lt;= 2.5; 1.5;     IF ([.E221] &lt;= 4; 2.5;     IF ([.E221] &lt;= 7; 4;     IF ([.E221] &lt;= 10.5; 6; 10)))));  IF ([.D221] &lt;= 6;     IF ([.E221] &lt;= 1.5; 1.5;     IF ([.E221] &lt;= 2.5; 2.5;     IF ([.E221] &lt;= 4.5; 4;     IF ([.E221] &lt;= 7; 6; 10))));  IF ([.D221] &lt;= 10;     IF ([.E221] &lt;= 1.5; 2.5;     IF ([.E221] &lt;= 2.5; 4;     IF ([.E221] &lt;= 4; 6;     IF ([.E221] &lt;= 7; 10;     IF ([.E221] &lt;= 10.5; 16;     IF ([.E221] &lt;= 17.5; 25;     IF ([.E221] &lt;= 24; 35; 50)))))));  IF ([.D221] &lt;= 15;     IF ([.E221] &lt;= 1; 2.5;     IF ([.E221] &lt;= 1.5; 4;     IF ([.E221] &lt;= 2.5; 6;     IF ([.E221] &lt;= 4.5; 10;     IF ([.E221] &lt;= 7; 16;     IF ([.E221] &lt;= 11.5; 25;     IF ([.E221] &lt;= 16; 35; 50)))))));  IF ([.D221] &lt;= 25;     IF ([.E221] &lt;= 1; 4;     IF ([.E221] &lt;= 1.5; 6;     IF ([.E221] &lt;= 2.5; 10;     IF ([.E221] &lt;= 4; 16;     IF ([.E221] &lt;= 7; 25;     IF ([.E221] &lt;= 9.5; 35; 50))))));  IF ([.D221] &lt;= 30;     IF ([.E221] &lt;= 1; 6;     IF ([.E221] &lt;= 2; 10;     IF ([.E221] &lt;= 3.5; 16;     IF ([.E221] &lt;= 5.4; 25;     IF ([.E221] &lt;= 8; 35; 50)))));  IF ([.D221] &lt;= 40;     IF ([.E221] &lt;= 1.5; 10;     IF ([.E221] &lt;= 2.5; 16;     IF ([.E221] &lt;= 4; 25;     IF ([.E221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22]); [.E222]+Buffer; &quot;&quot;)">
            <text:p/>
          </table:table-cell>
          <table:table-cell table:formula="of:=IF(ISNUMBER([.D222]); IF ([.D222] &lt;= 1;     IF ([.E222] &lt;= 7; 1;     IF ([.E222] &lt;= 10; 1.5;     IF ([.E222] &lt;= 17; 2.5;     IF ([.E222] &lt;= 28; 4;     IF ([.E222] &lt;= 42; 6; 10)))));  IF ([.D222] &lt;= 2;     IF ([.E222] &lt;= 1.5; 1;     IF ([.E222] &lt;= 5; 1.5;     IF ([.E222] &lt;= 8.5; 2.5;     IF ([.E222] &lt;= 14; 4;     IF ([.E222] &lt;= 21; 6; 10)))));  IF ([.D222] &lt;= 4;     IF ([.E222] &lt;= 1.5; 1;     IF ([.E222] &lt;= 2.5; 1.5;     IF ([.E222] &lt;= 4; 2.5;     IF ([.E222] &lt;= 7; 4;     IF ([.E222] &lt;= 10.5; 6; 10)))));  IF ([.D222] &lt;= 6;     IF ([.E222] &lt;= 1.5; 1.5;     IF ([.E222] &lt;= 2.5; 2.5;     IF ([.E222] &lt;= 4.5; 4;     IF ([.E222] &lt;= 7; 6; 10))));  IF ([.D222] &lt;= 10;     IF ([.E222] &lt;= 1.5; 2.5;     IF ([.E222] &lt;= 2.5; 4;     IF ([.E222] &lt;= 4; 6;     IF ([.E222] &lt;= 7; 10;     IF ([.E222] &lt;= 10.5; 16;     IF ([.E222] &lt;= 17.5; 25;     IF ([.E222] &lt;= 24; 35; 50)))))));  IF ([.D222] &lt;= 15;     IF ([.E222] &lt;= 1; 2.5;     IF ([.E222] &lt;= 1.5; 4;     IF ([.E222] &lt;= 2.5; 6;     IF ([.E222] &lt;= 4.5; 10;     IF ([.E222] &lt;= 7; 16;     IF ([.E222] &lt;= 11.5; 25;     IF ([.E222] &lt;= 16; 35; 50)))))));  IF ([.D222] &lt;= 25;     IF ([.E222] &lt;= 1; 4;     IF ([.E222] &lt;= 1.5; 6;     IF ([.E222] &lt;= 2.5; 10;     IF ([.E222] &lt;= 4; 16;     IF ([.E222] &lt;= 7; 25;     IF ([.E222] &lt;= 9.5; 35; 50))))));  IF ([.D222] &lt;= 30;     IF ([.E222] &lt;= 1; 6;     IF ([.E222] &lt;= 2; 10;     IF ([.E222] &lt;= 3.5; 16;     IF ([.E222] &lt;= 5.4; 25;     IF ([.E222] &lt;= 8; 35; 50)))));  IF ([.D222] &lt;= 40;     IF ([.E222] &lt;= 1.5; 10;     IF ([.E222] &lt;= 2.5; 16;     IF ([.E222] &lt;= 4; 25;     IF ([.E222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0" office:value-type="string" calcext:value-type="string">
            <text:p>Датчик P масла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formula="of:=IF(ISNUMBER([.E223]); [.E223]+Buffer; &quot;&quot;)">
            <text:p/>
          </table:table-cell>
          <table:table-cell table:formula="of:=IF(ISNUMBER([.D223]); IF ([.D223] &lt;= 1;     IF ([.E223] &lt;= 7; 1;     IF ([.E223] &lt;= 10; 1.5;     IF ([.E223] &lt;= 17; 2.5;     IF ([.E223] &lt;= 28; 4;     IF ([.E223] &lt;= 42; 6; 10)))));  IF ([.D223] &lt;= 2;     IF ([.E223] &lt;= 1.5; 1;     IF ([.E223] &lt;= 5; 1.5;     IF ([.E223] &lt;= 8.5; 2.5;     IF ([.E223] &lt;= 14; 4;     IF ([.E223] &lt;= 21; 6; 10)))));  IF ([.D223] &lt;= 4;     IF ([.E223] &lt;= 1.5; 1;     IF ([.E223] &lt;= 2.5; 1.5;     IF ([.E223] &lt;= 4; 2.5;     IF ([.E223] &lt;= 7; 4;     IF ([.E223] &lt;= 10.5; 6; 10)))));  IF ([.D223] &lt;= 6;     IF ([.E223] &lt;= 1.5; 1.5;     IF ([.E223] &lt;= 2.5; 2.5;     IF ([.E223] &lt;= 4.5; 4;     IF ([.E223] &lt;= 7; 6; 10))));  IF ([.D223] &lt;= 10;     IF ([.E223] &lt;= 1.5; 2.5;     IF ([.E223] &lt;= 2.5; 4;     IF ([.E223] &lt;= 4; 6;     IF ([.E223] &lt;= 7; 10;     IF ([.E223] &lt;= 10.5; 16;     IF ([.E223] &lt;= 17.5; 25;     IF ([.E223] &lt;= 24; 35; 50)))))));  IF ([.D223] &lt;= 15;     IF ([.E223] &lt;= 1; 2.5;     IF ([.E223] &lt;= 1.5; 4;     IF ([.E223] &lt;= 2.5; 6;     IF ([.E223] &lt;= 4.5; 10;     IF ([.E223] &lt;= 7; 16;     IF ([.E223] &lt;= 11.5; 25;     IF ([.E223] &lt;= 16; 35; 50)))))));  IF ([.D223] &lt;= 25;     IF ([.E223] &lt;= 1; 4;     IF ([.E223] &lt;= 1.5; 6;     IF ([.E223] &lt;= 2.5; 10;     IF ([.E223] &lt;= 4; 16;     IF ([.E223] &lt;= 7; 25;     IF ([.E223] &lt;= 9.5; 35; 50))))));  IF ([.D223] &lt;= 30;     IF ([.E223] &lt;= 1; 6;     IF ([.E223] &lt;= 2; 10;     IF ([.E223] &lt;= 3.5; 16;     IF ([.E223] &lt;= 5.4; 25;     IF ([.E223] &lt;= 8; 35; 50)))));  IF ([.D223] &lt;= 40;     IF ([.E223] &lt;= 1.5; 10;     IF ([.E223] &lt;= 2.5; 16;     IF ([.E223] &lt;= 4; 25;     IF ([.E223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1.4’</text:p>
          </table:table-cell>
          <table:covered-table-cell/>
          <table:covered-table-cell table:number-columns-repeated="2" table:style-name="ce19"/>
          <table:table-cell table:formula="of:=IF(ISNUMBER([.E224]); [.E224]+Buffer; &quot;&quot;)">
            <text:p/>
          </table:table-cell>
          <table:table-cell table:formula="of:=IF(ISNUMBER([.D224]); IF ([.D224] &lt;= 1;     IF ([.E224] &lt;= 7; 1;     IF ([.E224] &lt;= 10; 1.5;     IF ([.E224] &lt;= 17; 2.5;     IF ([.E224] &lt;= 28; 4;     IF ([.E224] &lt;= 42; 6; 10)))));  IF ([.D224] &lt;= 2;     IF ([.E224] &lt;= 1.5; 1;     IF ([.E224] &lt;= 5; 1.5;     IF ([.E224] &lt;= 8.5; 2.5;     IF ([.E224] &lt;= 14; 4;     IF ([.E224] &lt;= 21; 6; 10)))));  IF ([.D224] &lt;= 4;     IF ([.E224] &lt;= 1.5; 1;     IF ([.E224] &lt;= 2.5; 1.5;     IF ([.E224] &lt;= 4; 2.5;     IF ([.E224] &lt;= 7; 4;     IF ([.E224] &lt;= 10.5; 6; 10)))));  IF ([.D224] &lt;= 6;     IF ([.E224] &lt;= 1.5; 1.5;     IF ([.E224] &lt;= 2.5; 2.5;     IF ([.E224] &lt;= 4.5; 4;     IF ([.E224] &lt;= 7; 6; 10))));  IF ([.D224] &lt;= 10;     IF ([.E224] &lt;= 1.5; 2.5;     IF ([.E224] &lt;= 2.5; 4;     IF ([.E224] &lt;= 4; 6;     IF ([.E224] &lt;= 7; 10;     IF ([.E224] &lt;= 10.5; 16;     IF ([.E224] &lt;= 17.5; 25;     IF ([.E224] &lt;= 24; 35; 50)))))));  IF ([.D224] &lt;= 15;     IF ([.E224] &lt;= 1; 2.5;     IF ([.E224] &lt;= 1.5; 4;     IF ([.E224] &lt;= 2.5; 6;     IF ([.E224] &lt;= 4.5; 10;     IF ([.E224] &lt;= 7; 16;     IF ([.E224] &lt;= 11.5; 25;     IF ([.E224] &lt;= 16; 35; 50)))))));  IF ([.D224] &lt;= 25;     IF ([.E224] &lt;= 1; 4;     IF ([.E224] &lt;= 1.5; 6;     IF ([.E224] &lt;= 2.5; 10;     IF ([.E224] &lt;= 4; 16;     IF ([.E224] &lt;= 7; 25;     IF ([.E224] &lt;= 9.5; 35; 50))))));  IF ([.D224] &lt;= 30;     IF ([.E224] &lt;= 1; 6;     IF ([.E224] &lt;= 2; 10;     IF ([.E224] &lt;= 3.5; 16;     IF ([.E224] &lt;= 5.4; 25;     IF ([.E224] &lt;= 8; 35; 50)))));  IF ([.D224] &lt;= 40;     IF ([.E224] &lt;= 1.5; 10;     IF ([.E224] &lt;= 2.5; 16;     IF ([.E224] &lt;= 4; 25;     IF ([.E224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25]); [.E225]+Buffer; &quot;&quot;)">
            <text:p/>
          </table:table-cell>
          <table:table-cell table:formula="of:=IF(ISNUMBER([.D225]); IF ([.D225] &lt;= 1;     IF ([.E225] &lt;= 7; 1;     IF ([.E225] &lt;= 10; 1.5;     IF ([.E225] &lt;= 17; 2.5;     IF ([.E225] &lt;= 28; 4;     IF ([.E225] &lt;= 42; 6; 10)))));  IF ([.D225] &lt;= 2;     IF ([.E225] &lt;= 1.5; 1;     IF ([.E225] &lt;= 5; 1.5;     IF ([.E225] &lt;= 8.5; 2.5;     IF ([.E225] &lt;= 14; 4;     IF ([.E225] &lt;= 21; 6; 10)))));  IF ([.D225] &lt;= 4;     IF ([.E225] &lt;= 1.5; 1;     IF ([.E225] &lt;= 2.5; 1.5;     IF ([.E225] &lt;= 4; 2.5;     IF ([.E225] &lt;= 7; 4;     IF ([.E225] &lt;= 10.5; 6; 10)))));  IF ([.D225] &lt;= 6;     IF ([.E225] &lt;= 1.5; 1.5;     IF ([.E225] &lt;= 2.5; 2.5;     IF ([.E225] &lt;= 4.5; 4;     IF ([.E225] &lt;= 7; 6; 10))));  IF ([.D225] &lt;= 10;     IF ([.E225] &lt;= 1.5; 2.5;     IF ([.E225] &lt;= 2.5; 4;     IF ([.E225] &lt;= 4; 6;     IF ([.E225] &lt;= 7; 10;     IF ([.E225] &lt;= 10.5; 16;     IF ([.E225] &lt;= 17.5; 25;     IF ([.E225] &lt;= 24; 35; 50)))))));  IF ([.D225] &lt;= 15;     IF ([.E225] &lt;= 1; 2.5;     IF ([.E225] &lt;= 1.5; 4;     IF ([.E225] &lt;= 2.5; 6;     IF ([.E225] &lt;= 4.5; 10;     IF ([.E225] &lt;= 7; 16;     IF ([.E225] &lt;= 11.5; 25;     IF ([.E225] &lt;= 16; 35; 50)))))));  IF ([.D225] &lt;= 25;     IF ([.E225] &lt;= 1; 4;     IF ([.E225] &lt;= 1.5; 6;     IF ([.E225] &lt;= 2.5; 10;     IF ([.E225] &lt;= 4; 16;     IF ([.E225] &lt;= 7; 25;     IF ([.E225] &lt;= 9.5; 35; 50))))));  IF ([.D225] &lt;= 30;     IF ([.E225] &lt;= 1; 6;     IF ([.E225] &lt;= 2; 10;     IF ([.E225] &lt;= 3.5; 16;     IF ([.E225] &lt;= 5.4; 25;     IF ([.E225] &lt;= 8; 35; 50)))));  IF ([.D225] &lt;= 40;     IF ([.E225] &lt;= 1.5; 10;     IF ([.E225] &lt;= 2.5; 16;     IF ([.E225] &lt;= 4; 25;     IF ([.E225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0" office:value-type="string" calcext:value-type="string">
            <text:p>Датчик аварийного падения P масла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formula="of:=IF(ISNUMBER([.E226]); [.E226]+Buffer; &quot;&quot;)">
            <text:p/>
          </table:table-cell>
          <table:table-cell table:formula="of:=IF(ISNUMBER([.D226]); IF ([.D226] &lt;= 1;     IF ([.E226] &lt;= 7; 1;     IF ([.E226] &lt;= 10; 1.5;     IF ([.E226] &lt;= 17; 2.5;     IF ([.E226] &lt;= 28; 4;     IF ([.E226] &lt;= 42; 6; 10)))));  IF ([.D226] &lt;= 2;     IF ([.E226] &lt;= 1.5; 1;     IF ([.E226] &lt;= 5; 1.5;     IF ([.E226] &lt;= 8.5; 2.5;     IF ([.E226] &lt;= 14; 4;     IF ([.E226] &lt;= 21; 6; 10)))));  IF ([.D226] &lt;= 4;     IF ([.E226] &lt;= 1.5; 1;     IF ([.E226] &lt;= 2.5; 1.5;     IF ([.E226] &lt;= 4; 2.5;     IF ([.E226] &lt;= 7; 4;     IF ([.E226] &lt;= 10.5; 6; 10)))));  IF ([.D226] &lt;= 6;     IF ([.E226] &lt;= 1.5; 1.5;     IF ([.E226] &lt;= 2.5; 2.5;     IF ([.E226] &lt;= 4.5; 4;     IF ([.E226] &lt;= 7; 6; 10))));  IF ([.D226] &lt;= 10;     IF ([.E226] &lt;= 1.5; 2.5;     IF ([.E226] &lt;= 2.5; 4;     IF ([.E226] &lt;= 4; 6;     IF ([.E226] &lt;= 7; 10;     IF ([.E226] &lt;= 10.5; 16;     IF ([.E226] &lt;= 17.5; 25;     IF ([.E226] &lt;= 24; 35; 50)))))));  IF ([.D226] &lt;= 15;     IF ([.E226] &lt;= 1; 2.5;     IF ([.E226] &lt;= 1.5; 4;     IF ([.E226] &lt;= 2.5; 6;     IF ([.E226] &lt;= 4.5; 10;     IF ([.E226] &lt;= 7; 16;     IF ([.E226] &lt;= 11.5; 25;     IF ([.E226] &lt;= 16; 35; 50)))))));  IF ([.D226] &lt;= 25;     IF ([.E226] &lt;= 1; 4;     IF ([.E226] &lt;= 1.5; 6;     IF ([.E226] &lt;= 2.5; 10;     IF ([.E226] &lt;= 4; 16;     IF ([.E226] &lt;= 7; 25;     IF ([.E226] &lt;= 9.5; 35; 50))))));  IF ([.D226] &lt;= 30;     IF ([.E226] &lt;= 1; 6;     IF ([.E226] &lt;= 2; 10;     IF ([.E226] &lt;= 3.5; 16;     IF ([.E226] &lt;= 5.4; 25;     IF ([.E226] &lt;= 8; 35; 50)))));  IF ([.D226] &lt;= 40;     IF ([.E226] &lt;= 1.5; 10;     IF ([.E226] &lt;= 2.5; 16;     IF ([.E226] &lt;= 4; 25;     IF ([.E226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1.3’</text:p>
          </table:table-cell>
          <table:covered-table-cell/>
          <table:covered-table-cell table:number-columns-repeated="2" table:style-name="ce19"/>
          <table:table-cell table:formula="of:=IF(ISNUMBER([.E227]); [.E227]+Buffer; &quot;&quot;)">
            <text:p/>
          </table:table-cell>
          <table:table-cell table:formula="of:=IF(ISNUMBER([.D227]); IF ([.D227] &lt;= 1;     IF ([.E227] &lt;= 7; 1;     IF ([.E227] &lt;= 10; 1.5;     IF ([.E227] &lt;= 17; 2.5;     IF ([.E227] &lt;= 28; 4;     IF ([.E227] &lt;= 42; 6; 10)))));  IF ([.D227] &lt;= 2;     IF ([.E227] &lt;= 1.5; 1;     IF ([.E227] &lt;= 5; 1.5;     IF ([.E227] &lt;= 8.5; 2.5;     IF ([.E227] &lt;= 14; 4;     IF ([.E227] &lt;= 21; 6; 10)))));  IF ([.D227] &lt;= 4;     IF ([.E227] &lt;= 1.5; 1;     IF ([.E227] &lt;= 2.5; 1.5;     IF ([.E227] &lt;= 4; 2.5;     IF ([.E227] &lt;= 7; 4;     IF ([.E227] &lt;= 10.5; 6; 10)))));  IF ([.D227] &lt;= 6;     IF ([.E227] &lt;= 1.5; 1.5;     IF ([.E227] &lt;= 2.5; 2.5;     IF ([.E227] &lt;= 4.5; 4;     IF ([.E227] &lt;= 7; 6; 10))));  IF ([.D227] &lt;= 10;     IF ([.E227] &lt;= 1.5; 2.5;     IF ([.E227] &lt;= 2.5; 4;     IF ([.E227] &lt;= 4; 6;     IF ([.E227] &lt;= 7; 10;     IF ([.E227] &lt;= 10.5; 16;     IF ([.E227] &lt;= 17.5; 25;     IF ([.E227] &lt;= 24; 35; 50)))))));  IF ([.D227] &lt;= 15;     IF ([.E227] &lt;= 1; 2.5;     IF ([.E227] &lt;= 1.5; 4;     IF ([.E227] &lt;= 2.5; 6;     IF ([.E227] &lt;= 4.5; 10;     IF ([.E227] &lt;= 7; 16;     IF ([.E227] &lt;= 11.5; 25;     IF ([.E227] &lt;= 16; 35; 50)))))));  IF ([.D227] &lt;= 25;     IF ([.E227] &lt;= 1; 4;     IF ([.E227] &lt;= 1.5; 6;     IF ([.E227] &lt;= 2.5; 10;     IF ([.E227] &lt;= 4; 16;     IF ([.E227] &lt;= 7; 25;     IF ([.E227] &lt;= 9.5; 35; 50))))));  IF ([.D227] &lt;= 30;     IF ([.E227] &lt;= 1; 6;     IF ([.E227] &lt;= 2; 10;     IF ([.E227] &lt;= 3.5; 16;     IF ([.E227] &lt;= 5.4; 25;     IF ([.E227] &lt;= 8; 35; 50)))));  IF ([.D227] &lt;= 40;     IF ([.E227] &lt;= 1.5; 10;     IF ([.E227] &lt;= 2.5; 16;     IF ([.E227] &lt;= 4; 25;     IF ([.E227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28]); [.E228]+Buffer; &quot;&quot;)">
            <text:p/>
          </table:table-cell>
          <table:table-cell table:formula="of:=IF(ISNUMBER([.D228]); IF ([.D228] &lt;= 1;     IF ([.E228] &lt;= 7; 1;     IF ([.E228] &lt;= 10; 1.5;     IF ([.E228] &lt;= 17; 2.5;     IF ([.E228] &lt;= 28; 4;     IF ([.E228] &lt;= 42; 6; 10)))));  IF ([.D228] &lt;= 2;     IF ([.E228] &lt;= 1.5; 1;     IF ([.E228] &lt;= 5; 1.5;     IF ([.E228] &lt;= 8.5; 2.5;     IF ([.E228] &lt;= 14; 4;     IF ([.E228] &lt;= 21; 6; 10)))));  IF ([.D228] &lt;= 4;     IF ([.E228] &lt;= 1.5; 1;     IF ([.E228] &lt;= 2.5; 1.5;     IF ([.E228] &lt;= 4; 2.5;     IF ([.E228] &lt;= 7; 4;     IF ([.E228] &lt;= 10.5; 6; 10)))));  IF ([.D228] &lt;= 6;     IF ([.E228] &lt;= 1.5; 1.5;     IF ([.E228] &lt;= 2.5; 2.5;     IF ([.E228] &lt;= 4.5; 4;     IF ([.E228] &lt;= 7; 6; 10))));  IF ([.D228] &lt;= 10;     IF ([.E228] &lt;= 1.5; 2.5;     IF ([.E228] &lt;= 2.5; 4;     IF ([.E228] &lt;= 4; 6;     IF ([.E228] &lt;= 7; 10;     IF ([.E228] &lt;= 10.5; 16;     IF ([.E228] &lt;= 17.5; 25;     IF ([.E228] &lt;= 24; 35; 50)))))));  IF ([.D228] &lt;= 15;     IF ([.E228] &lt;= 1; 2.5;     IF ([.E228] &lt;= 1.5; 4;     IF ([.E228] &lt;= 2.5; 6;     IF ([.E228] &lt;= 4.5; 10;     IF ([.E228] &lt;= 7; 16;     IF ([.E228] &lt;= 11.5; 25;     IF ([.E228] &lt;= 16; 35; 50)))))));  IF ([.D228] &lt;= 25;     IF ([.E228] &lt;= 1; 4;     IF ([.E228] &lt;= 1.5; 6;     IF ([.E228] &lt;= 2.5; 10;     IF ([.E228] &lt;= 4; 16;     IF ([.E228] &lt;= 7; 25;     IF ([.E228] &lt;= 9.5; 35; 50))))));  IF ([.D228] &lt;= 30;     IF ([.E228] &lt;= 1; 6;     IF ([.E228] &lt;= 2; 10;     IF ([.E228] &lt;= 3.5; 16;     IF ([.E228] &lt;= 5.4; 25;     IF ([.E228] &lt;= 8; 35; 50)))));  IF ([.D228] &lt;= 40;     IF ([.E228] &lt;= 1.5; 10;     IF ([.E228] &lt;= 2.5; 16;     IF ([.E228] &lt;= 4; 25;     IF ([.E228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0" office:value-type="string" calcext:value-type="string">
            <text:p>Датчик t ОЖ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formula="of:=IF(ISNUMBER([.E229]); [.E229]+Buffer; &quot;&quot;)">
            <text:p/>
          </table:table-cell>
          <table:table-cell table:formula="of:=IF(ISNUMBER([.D229]); IF ([.D229] &lt;= 1;     IF ([.E229] &lt;= 7; 1;     IF ([.E229] &lt;= 10; 1.5;     IF ([.E229] &lt;= 17; 2.5;     IF ([.E229] &lt;= 28; 4;     IF ([.E229] &lt;= 42; 6; 10)))));  IF ([.D229] &lt;= 2;     IF ([.E229] &lt;= 1.5; 1;     IF ([.E229] &lt;= 5; 1.5;     IF ([.E229] &lt;= 8.5; 2.5;     IF ([.E229] &lt;= 14; 4;     IF ([.E229] &lt;= 21; 6; 10)))));  IF ([.D229] &lt;= 4;     IF ([.E229] &lt;= 1.5; 1;     IF ([.E229] &lt;= 2.5; 1.5;     IF ([.E229] &lt;= 4; 2.5;     IF ([.E229] &lt;= 7; 4;     IF ([.E229] &lt;= 10.5; 6; 10)))));  IF ([.D229] &lt;= 6;     IF ([.E229] &lt;= 1.5; 1.5;     IF ([.E229] &lt;= 2.5; 2.5;     IF ([.E229] &lt;= 4.5; 4;     IF ([.E229] &lt;= 7; 6; 10))));  IF ([.D229] &lt;= 10;     IF ([.E229] &lt;= 1.5; 2.5;     IF ([.E229] &lt;= 2.5; 4;     IF ([.E229] &lt;= 4; 6;     IF ([.E229] &lt;= 7; 10;     IF ([.E229] &lt;= 10.5; 16;     IF ([.E229] &lt;= 17.5; 25;     IF ([.E229] &lt;= 24; 35; 50)))))));  IF ([.D229] &lt;= 15;     IF ([.E229] &lt;= 1; 2.5;     IF ([.E229] &lt;= 1.5; 4;     IF ([.E229] &lt;= 2.5; 6;     IF ([.E229] &lt;= 4.5; 10;     IF ([.E229] &lt;= 7; 16;     IF ([.E229] &lt;= 11.5; 25;     IF ([.E229] &lt;= 16; 35; 50)))))));  IF ([.D229] &lt;= 25;     IF ([.E229] &lt;= 1; 4;     IF ([.E229] &lt;= 1.5; 6;     IF ([.E229] &lt;= 2.5; 10;     IF ([.E229] &lt;= 4; 16;     IF ([.E229] &lt;= 7; 25;     IF ([.E229] &lt;= 9.5; 35; 50))))));  IF ([.D229] &lt;= 30;     IF ([.E229] &lt;= 1; 6;     IF ([.E229] &lt;= 2; 10;     IF ([.E229] &lt;= 3.5; 16;     IF ([.E229] &lt;= 5.4; 25;     IF ([.E229] &lt;= 8; 35; 50)))));  IF ([.D229] &lt;= 40;     IF ([.E229] &lt;= 1.5; 10;     IF ([.E229] &lt;= 2.5; 16;     IF ([.E229] &lt;= 4; 25;     IF ([.E229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1.1’</text:p>
          </table:table-cell>
          <table:covered-table-cell/>
          <table:covered-table-cell table:number-columns-repeated="2" table:style-name="ce19"/>
          <table:table-cell table:formula="of:=IF(ISNUMBER([.E230]); [.E230]+Buffer; &quot;&quot;)">
            <text:p/>
          </table:table-cell>
          <table:table-cell table:formula="of:=IF(ISNUMBER([.D230]); IF ([.D230] &lt;= 1;     IF ([.E230] &lt;= 7; 1;     IF ([.E230] &lt;= 10; 1.5;     IF ([.E230] &lt;= 17; 2.5;     IF ([.E230] &lt;= 28; 4;     IF ([.E230] &lt;= 42; 6; 10)))));  IF ([.D230] &lt;= 2;     IF ([.E230] &lt;= 1.5; 1;     IF ([.E230] &lt;= 5; 1.5;     IF ([.E230] &lt;= 8.5; 2.5;     IF ([.E230] &lt;= 14; 4;     IF ([.E230] &lt;= 21; 6; 10)))));  IF ([.D230] &lt;= 4;     IF ([.E230] &lt;= 1.5; 1;     IF ([.E230] &lt;= 2.5; 1.5;     IF ([.E230] &lt;= 4; 2.5;     IF ([.E230] &lt;= 7; 4;     IF ([.E230] &lt;= 10.5; 6; 10)))));  IF ([.D230] &lt;= 6;     IF ([.E230] &lt;= 1.5; 1.5;     IF ([.E230] &lt;= 2.5; 2.5;     IF ([.E230] &lt;= 4.5; 4;     IF ([.E230] &lt;= 7; 6; 10))));  IF ([.D230] &lt;= 10;     IF ([.E230] &lt;= 1.5; 2.5;     IF ([.E230] &lt;= 2.5; 4;     IF ([.E230] &lt;= 4; 6;     IF ([.E230] &lt;= 7; 10;     IF ([.E230] &lt;= 10.5; 16;     IF ([.E230] &lt;= 17.5; 25;     IF ([.E230] &lt;= 24; 35; 50)))))));  IF ([.D230] &lt;= 15;     IF ([.E230] &lt;= 1; 2.5;     IF ([.E230] &lt;= 1.5; 4;     IF ([.E230] &lt;= 2.5; 6;     IF ([.E230] &lt;= 4.5; 10;     IF ([.E230] &lt;= 7; 16;     IF ([.E230] &lt;= 11.5; 25;     IF ([.E230] &lt;= 16; 35; 50)))))));  IF ([.D230] &lt;= 25;     IF ([.E230] &lt;= 1; 4;     IF ([.E230] &lt;= 1.5; 6;     IF ([.E230] &lt;= 2.5; 10;     IF ([.E230] &lt;= 4; 16;     IF ([.E230] &lt;= 7; 25;     IF ([.E230] &lt;= 9.5; 35; 50))))));  IF ([.D230] &lt;= 30;     IF ([.E230] &lt;= 1; 6;     IF ([.E230] &lt;= 2; 10;     IF ([.E230] &lt;= 3.5; 16;     IF ([.E230] &lt;= 5.4; 25;     IF ([.E230] &lt;= 8; 35; 50)))));  IF ([.D230] &lt;= 40;     IF ([.E230] &lt;= 1.5; 10;     IF ([.E230] &lt;= 2.5; 16;     IF ([.E230] &lt;= 4; 25;     IF ([.E230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31]); [.E231]+Buffer; &quot;&quot;)">
            <text:p/>
          </table:table-cell>
          <table:table-cell table:formula="of:=IF(ISNUMBER([.D231]); IF ([.D231] &lt;= 1;     IF ([.E231] &lt;= 7; 1;     IF ([.E231] &lt;= 10; 1.5;     IF ([.E231] &lt;= 17; 2.5;     IF ([.E231] &lt;= 28; 4;     IF ([.E231] &lt;= 42; 6; 10)))));  IF ([.D231] &lt;= 2;     IF ([.E231] &lt;= 1.5; 1;     IF ([.E231] &lt;= 5; 1.5;     IF ([.E231] &lt;= 8.5; 2.5;     IF ([.E231] &lt;= 14; 4;     IF ([.E231] &lt;= 21; 6; 10)))));  IF ([.D231] &lt;= 4;     IF ([.E231] &lt;= 1.5; 1;     IF ([.E231] &lt;= 2.5; 1.5;     IF ([.E231] &lt;= 4; 2.5;     IF ([.E231] &lt;= 7; 4;     IF ([.E231] &lt;= 10.5; 6; 10)))));  IF ([.D231] &lt;= 6;     IF ([.E231] &lt;= 1.5; 1.5;     IF ([.E231] &lt;= 2.5; 2.5;     IF ([.E231] &lt;= 4.5; 4;     IF ([.E231] &lt;= 7; 6; 10))));  IF ([.D231] &lt;= 10;     IF ([.E231] &lt;= 1.5; 2.5;     IF ([.E231] &lt;= 2.5; 4;     IF ([.E231] &lt;= 4; 6;     IF ([.E231] &lt;= 7; 10;     IF ([.E231] &lt;= 10.5; 16;     IF ([.E231] &lt;= 17.5; 25;     IF ([.E231] &lt;= 24; 35; 50)))))));  IF ([.D231] &lt;= 15;     IF ([.E231] &lt;= 1; 2.5;     IF ([.E231] &lt;= 1.5; 4;     IF ([.E231] &lt;= 2.5; 6;     IF ([.E231] &lt;= 4.5; 10;     IF ([.E231] &lt;= 7; 16;     IF ([.E231] &lt;= 11.5; 25;     IF ([.E231] &lt;= 16; 35; 50)))))));  IF ([.D231] &lt;= 25;     IF ([.E231] &lt;= 1; 4;     IF ([.E231] &lt;= 1.5; 6;     IF ([.E231] &lt;= 2.5; 10;     IF ([.E231] &lt;= 4; 16;     IF ([.E231] &lt;= 7; 25;     IF ([.E231] &lt;= 9.5; 35; 50))))));  IF ([.D231] &lt;= 30;     IF ([.E231] &lt;= 1; 6;     IF ([.E231] &lt;= 2; 10;     IF ([.E231] &lt;= 3.5; 16;     IF ([.E231] &lt;= 5.4; 25;     IF ([.E231] &lt;= 8; 35; 50)))));  IF ([.D231] &lt;= 40;     IF ([.E231] &lt;= 1.5; 10;     IF ([.E231] &lt;= 2.5; 16;     IF ([.E231] &lt;= 4; 25;     IF ([.E231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0" office:value-type="string" calcext:value-type="string">
            <text:p>Датчик перегрева ОЖ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formula="of:=IF(ISNUMBER([.E232]); [.E232]+Buffer; &quot;&quot;)">
            <text:p/>
          </table:table-cell>
          <table:table-cell table:formula="of:=IF(ISNUMBER([.D232]); IF ([.D232] &lt;= 1;     IF ([.E232] &lt;= 7; 1;     IF ([.E232] &lt;= 10; 1.5;     IF ([.E232] &lt;= 17; 2.5;     IF ([.E232] &lt;= 28; 4;     IF ([.E232] &lt;= 42; 6; 10)))));  IF ([.D232] &lt;= 2;     IF ([.E232] &lt;= 1.5; 1;     IF ([.E232] &lt;= 5; 1.5;     IF ([.E232] &lt;= 8.5; 2.5;     IF ([.E232] &lt;= 14; 4;     IF ([.E232] &lt;= 21; 6; 10)))));  IF ([.D232] &lt;= 4;     IF ([.E232] &lt;= 1.5; 1;     IF ([.E232] &lt;= 2.5; 1.5;     IF ([.E232] &lt;= 4; 2.5;     IF ([.E232] &lt;= 7; 4;     IF ([.E232] &lt;= 10.5; 6; 10)))));  IF ([.D232] &lt;= 6;     IF ([.E232] &lt;= 1.5; 1.5;     IF ([.E232] &lt;= 2.5; 2.5;     IF ([.E232] &lt;= 4.5; 4;     IF ([.E232] &lt;= 7; 6; 10))));  IF ([.D232] &lt;= 10;     IF ([.E232] &lt;= 1.5; 2.5;     IF ([.E232] &lt;= 2.5; 4;     IF ([.E232] &lt;= 4; 6;     IF ([.E232] &lt;= 7; 10;     IF ([.E232] &lt;= 10.5; 16;     IF ([.E232] &lt;= 17.5; 25;     IF ([.E232] &lt;= 24; 35; 50)))))));  IF ([.D232] &lt;= 15;     IF ([.E232] &lt;= 1; 2.5;     IF ([.E232] &lt;= 1.5; 4;     IF ([.E232] &lt;= 2.5; 6;     IF ([.E232] &lt;= 4.5; 10;     IF ([.E232] &lt;= 7; 16;     IF ([.E232] &lt;= 11.5; 25;     IF ([.E232] &lt;= 16; 35; 50)))))));  IF ([.D232] &lt;= 25;     IF ([.E232] &lt;= 1; 4;     IF ([.E232] &lt;= 1.5; 6;     IF ([.E232] &lt;= 2.5; 10;     IF ([.E232] &lt;= 4; 16;     IF ([.E232] &lt;= 7; 25;     IF ([.E232] &lt;= 9.5; 35; 50))))));  IF ([.D232] &lt;= 30;     IF ([.E232] &lt;= 1; 6;     IF ([.E232] &lt;= 2; 10;     IF ([.E232] &lt;= 3.5; 16;     IF ([.E232] &lt;= 5.4; 25;     IF ([.E232] &lt;= 8; 35; 50)))));  IF ([.D232] &lt;= 40;     IF ([.E232] &lt;= 1.5; 10;     IF ([.E232] &lt;= 2.5; 16;     IF ([.E232] &lt;= 4; 25;     IF ([.E232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1.2’</text:p>
          </table:table-cell>
          <table:covered-table-cell/>
          <table:covered-table-cell table:number-columns-repeated="2" table:style-name="ce19"/>
          <table:table-cell table:formula="of:=IF(ISNUMBER([.E233]); [.E233]+Buffer; &quot;&quot;)">
            <text:p/>
          </table:table-cell>
          <table:table-cell table:formula="of:=IF(ISNUMBER([.D233]); IF ([.D233] &lt;= 1;     IF ([.E233] &lt;= 7; 1;     IF ([.E233] &lt;= 10; 1.5;     IF ([.E233] &lt;= 17; 2.5;     IF ([.E233] &lt;= 28; 4;     IF ([.E233] &lt;= 42; 6; 10)))));  IF ([.D233] &lt;= 2;     IF ([.E233] &lt;= 1.5; 1;     IF ([.E233] &lt;= 5; 1.5;     IF ([.E233] &lt;= 8.5; 2.5;     IF ([.E233] &lt;= 14; 4;     IF ([.E233] &lt;= 21; 6; 10)))));  IF ([.D233] &lt;= 4;     IF ([.E233] &lt;= 1.5; 1;     IF ([.E233] &lt;= 2.5; 1.5;     IF ([.E233] &lt;= 4; 2.5;     IF ([.E233] &lt;= 7; 4;     IF ([.E233] &lt;= 10.5; 6; 10)))));  IF ([.D233] &lt;= 6;     IF ([.E233] &lt;= 1.5; 1.5;     IF ([.E233] &lt;= 2.5; 2.5;     IF ([.E233] &lt;= 4.5; 4;     IF ([.E233] &lt;= 7; 6; 10))));  IF ([.D233] &lt;= 10;     IF ([.E233] &lt;= 1.5; 2.5;     IF ([.E233] &lt;= 2.5; 4;     IF ([.E233] &lt;= 4; 6;     IF ([.E233] &lt;= 7; 10;     IF ([.E233] &lt;= 10.5; 16;     IF ([.E233] &lt;= 17.5; 25;     IF ([.E233] &lt;= 24; 35; 50)))))));  IF ([.D233] &lt;= 15;     IF ([.E233] &lt;= 1; 2.5;     IF ([.E233] &lt;= 1.5; 4;     IF ([.E233] &lt;= 2.5; 6;     IF ([.E233] &lt;= 4.5; 10;     IF ([.E233] &lt;= 7; 16;     IF ([.E233] &lt;= 11.5; 25;     IF ([.E233] &lt;= 16; 35; 50)))))));  IF ([.D233] &lt;= 25;     IF ([.E233] &lt;= 1; 4;     IF ([.E233] &lt;= 1.5; 6;     IF ([.E233] &lt;= 2.5; 10;     IF ([.E233] &lt;= 4; 16;     IF ([.E233] &lt;= 7; 25;     IF ([.E233] &lt;= 9.5; 35; 50))))));  IF ([.D233] &lt;= 30;     IF ([.E233] &lt;= 1; 6;     IF ([.E233] &lt;= 2; 10;     IF ([.E233] &lt;= 3.5; 16;     IF ([.E233] &lt;= 5.4; 25;     IF ([.E233] &lt;= 8; 35; 50)))));  IF ([.D233] &lt;= 40;     IF ([.E233] &lt;= 1.5; 10;     IF ([.E233] &lt;= 2.5; 16;     IF ([.E233] &lt;= 4; 25;     IF ([.E233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34]); [.E234]+Buffer; &quot;&quot;)">
            <text:p/>
          </table:table-cell>
          <table:table-cell table:formula="of:=IF(ISNUMBER([.D234]); IF ([.D234] &lt;= 1;     IF ([.E234] &lt;= 7; 1;     IF ([.E234] &lt;= 10; 1.5;     IF ([.E234] &lt;= 17; 2.5;     IF ([.E234] &lt;= 28; 4;     IF ([.E234] &lt;= 42; 6; 10)))));  IF ([.D234] &lt;= 2;     IF ([.E234] &lt;= 1.5; 1;     IF ([.E234] &lt;= 5; 1.5;     IF ([.E234] &lt;= 8.5; 2.5;     IF ([.E234] &lt;= 14; 4;     IF ([.E234] &lt;= 21; 6; 10)))));  IF ([.D234] &lt;= 4;     IF ([.E234] &lt;= 1.5; 1;     IF ([.E234] &lt;= 2.5; 1.5;     IF ([.E234] &lt;= 4; 2.5;     IF ([.E234] &lt;= 7; 4;     IF ([.E234] &lt;= 10.5; 6; 10)))));  IF ([.D234] &lt;= 6;     IF ([.E234] &lt;= 1.5; 1.5;     IF ([.E234] &lt;= 2.5; 2.5;     IF ([.E234] &lt;= 4.5; 4;     IF ([.E234] &lt;= 7; 6; 10))));  IF ([.D234] &lt;= 10;     IF ([.E234] &lt;= 1.5; 2.5;     IF ([.E234] &lt;= 2.5; 4;     IF ([.E234] &lt;= 4; 6;     IF ([.E234] &lt;= 7; 10;     IF ([.E234] &lt;= 10.5; 16;     IF ([.E234] &lt;= 17.5; 25;     IF ([.E234] &lt;= 24; 35; 50)))))));  IF ([.D234] &lt;= 15;     IF ([.E234] &lt;= 1; 2.5;     IF ([.E234] &lt;= 1.5; 4;     IF ([.E234] &lt;= 2.5; 6;     IF ([.E234] &lt;= 4.5; 10;     IF ([.E234] &lt;= 7; 16;     IF ([.E234] &lt;= 11.5; 25;     IF ([.E234] &lt;= 16; 35; 50)))))));  IF ([.D234] &lt;= 25;     IF ([.E234] &lt;= 1; 4;     IF ([.E234] &lt;= 1.5; 6;     IF ([.E234] &lt;= 2.5; 10;     IF ([.E234] &lt;= 4; 16;     IF ([.E234] &lt;= 7; 25;     IF ([.E234] &lt;= 9.5; 35; 50))))));  IF ([.D234] &lt;= 30;     IF ([.E234] &lt;= 1; 6;     IF ([.E234] &lt;= 2; 10;     IF ([.E234] &lt;= 3.5; 16;     IF ([.E234] &lt;= 5.4; 25;     IF ([.E234] &lt;= 8; 35; 50)))));  IF ([.D234] &lt;= 40;     IF ([.E234] &lt;= 1.5; 10;     IF ([.E234] &lt;= 2.5; 16;     IF ([.E234] &lt;= 4; 25;     IF ([.E234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Датчик спидометра ‘1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19" office:value-type="float" office:value="15" calcext:value-type="float" table:number-columns-spanned="1" table:number-rows-spanned="3">
            <text:p>15.00</text:p>
          </table:table-cell>
          <table:table-cell table:style-name="ce19" table:formula="of:=Height+Width/2+Width" office:value-type="float" office:value="3.2" calcext:value-type="float" table:number-columns-spanned="1" table:number-rows-spanned="3">
            <text:p>3.20</text:p>
          </table:table-cell>
          <table:table-cell table:formula="of:=IF(ISNUMBER([.E235]); [.E235]+Buffer; &quot;&quot;)" office:value-type="float" office:value="3.7" calcext:value-type="float" table:number-columns-spanned="1" table:number-rows-spanned="3">
            <text:p>3.7</text:p>
          </table:table-cell>
          <table:table-cell table:formula="of:=IF(ISNUMBER([.D235]); IF ([.D235] &lt;= 1;     IF ([.E235] &lt;= 7; 1;     IF ([.E235] &lt;= 10; 1.5;     IF ([.E235] &lt;= 17; 2.5;     IF ([.E235] &lt;= 28; 4;     IF ([.E235] &lt;= 42; 6; 10)))));  IF ([.D235] &lt;= 2;     IF ([.E235] &lt;= 1.5; 1;     IF ([.E235] &lt;= 5; 1.5;     IF ([.E235] &lt;= 8.5; 2.5;     IF ([.E235] &lt;= 14; 4;     IF ([.E235] &lt;= 21; 6; 10)))));  IF ([.D235] &lt;= 4;     IF ([.E235] &lt;= 1.5; 1;     IF ([.E235] &lt;= 2.5; 1.5;     IF ([.E235] &lt;= 4; 2.5;     IF ([.E235] &lt;= 7; 4;     IF ([.E235] &lt;= 10.5; 6; 10)))));  IF ([.D235] &lt;= 6;     IF ([.E235] &lt;= 1.5; 1.5;     IF ([.E235] &lt;= 2.5; 2.5;     IF ([.E235] &lt;= 4.5; 4;     IF ([.E235] &lt;= 7; 6; 10))));  IF ([.D235] &lt;= 10;     IF ([.E235] &lt;= 1.5; 2.5;     IF ([.E235] &lt;= 2.5; 4;     IF ([.E235] &lt;= 4; 6;     IF ([.E235] &lt;= 7; 10;     IF ([.E235] &lt;= 10.5; 16;     IF ([.E235] &lt;= 17.5; 25;     IF ([.E235] &lt;= 24; 35; 50)))))));  IF ([.D235] &lt;= 15;     IF ([.E235] &lt;= 1; 2.5;     IF ([.E235] &lt;= 1.5; 4;     IF ([.E235] &lt;= 2.5; 6;     IF ([.E235] &lt;= 4.5; 10;     IF ([.E235] &lt;= 7; 16;     IF ([.E235] &lt;= 11.5; 25;     IF ([.E235] &lt;= 16; 35; 50)))))));  IF ([.D235] &lt;= 25;     IF ([.E235] &lt;= 1; 4;     IF ([.E235] &lt;= 1.5; 6;     IF ([.E235] &lt;= 2.5; 10;     IF ([.E235] &lt;= 4; 16;     IF ([.E235] &lt;= 7; 25;     IF ([.E235] &lt;= 9.5; 35; 50))))));  IF ([.D235] &lt;= 30;     IF ([.E235] &lt;= 1; 6;     IF ([.E235] &lt;= 2; 10;     IF ([.E235] &lt;= 3.5; 16;     IF ([.E235] &lt;= 5.4; 25;     IF ([.E235] &lt;= 8; 35; 50)))));  IF ([.D235] &lt;= 40;     IF ([.E235] &lt;= 1.5; 10;     IF ([.E235] &lt;= 2.5; 16;     IF ([.E235] &lt;= 4; 25;     IF ([.E235] &lt;= 6; 35; 50))));  &quot;Way too heavy&quot; ))))))))); &quot;&quot;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Выключатель света заднего хода ‘1’</text:p>
          </table:table-cell>
          <table:covered-table-cell/>
          <table:covered-table-cell table:number-columns-repeated="2" table:style-name="ce19"/>
          <table:covered-table-cell table:formula="of:=IF(ISNUMBER([.E236]); [.E23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3’, вых</text:p>
          </table:table-cell>
          <table:covered-table-cell/>
          <table:covered-table-cell table:number-columns-repeated="2" table:style-name="ce19"/>
          <table:covered-table-cell table:formula="of:=IF(ISNUMBER([.E237]); [.E23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38]); [.E238]+Buffer; &quot;&quot;)">
            <text:p/>
          </table:table-cell>
          <table:table-cell table:formula="of:=IF(ISNUMBER([.D238]); IF ([.D238] &lt;= 1;     IF ([.E238] &lt;= 7; 1;     IF ([.E238] &lt;= 10; 1.5;     IF ([.E238] &lt;= 17; 2.5;     IF ([.E238] &lt;= 28; 4;     IF ([.E238] &lt;= 42; 6; 10)))));  IF ([.D238] &lt;= 2;     IF ([.E238] &lt;= 1.5; 1;     IF ([.E238] &lt;= 5; 1.5;     IF ([.E238] &lt;= 8.5; 2.5;     IF ([.E238] &lt;= 14; 4;     IF ([.E238] &lt;= 21; 6; 10)))));  IF ([.D238] &lt;= 4;     IF ([.E238] &lt;= 1.5; 1;     IF ([.E238] &lt;= 2.5; 1.5;     IF ([.E238] &lt;= 4; 2.5;     IF ([.E238] &lt;= 7; 4;     IF ([.E238] &lt;= 10.5; 6; 10)))));  IF ([.D238] &lt;= 6;     IF ([.E238] &lt;= 1.5; 1.5;     IF ([.E238] &lt;= 2.5; 2.5;     IF ([.E238] &lt;= 4.5; 4;     IF ([.E238] &lt;= 7; 6; 10))));  IF ([.D238] &lt;= 10;     IF ([.E238] &lt;= 1.5; 2.5;     IF ([.E238] &lt;= 2.5; 4;     IF ([.E238] &lt;= 4; 6;     IF ([.E238] &lt;= 7; 10;     IF ([.E238] &lt;= 10.5; 16;     IF ([.E238] &lt;= 17.5; 25;     IF ([.E238] &lt;= 24; 35; 50)))))));  IF ([.D238] &lt;= 15;     IF ([.E238] &lt;= 1; 2.5;     IF ([.E238] &lt;= 1.5; 4;     IF ([.E238] &lt;= 2.5; 6;     IF ([.E238] &lt;= 4.5; 10;     IF ([.E238] &lt;= 7; 16;     IF ([.E238] &lt;= 11.5; 25;     IF ([.E238] &lt;= 16; 35; 50)))))));  IF ([.D238] &lt;= 25;     IF ([.E238] &lt;= 1; 4;     IF ([.E238] &lt;= 1.5; 6;     IF ([.E238] &lt;= 2.5; 10;     IF ([.E238] &lt;= 4; 16;     IF ([.E238] &lt;= 7; 25;     IF ([.E238] &lt;= 9.5; 35; 50))))));  IF ([.D238] &lt;= 30;     IF ([.E238] &lt;= 1; 6;     IF ([.E238] &lt;= 2; 10;     IF ([.E238] &lt;= 3.5; 16;     IF ([.E238] &lt;= 5.4; 25;     IF ([.E238] &lt;= 8; 35; 50)))));  IF ([.D238] &lt;= 40;     IF ([.E238] &lt;= 1.5; 10;     IF ([.E238] &lt;= 2.5; 16;     IF ([.E238] &lt;= 4; 25;     IF ([.E238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0" office:value-type="string" calcext:value-type="string">
            <text:p>Датчик спидометра ‘2’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formula="of:=IF(ISNUMBER([.E239]); [.E239]+Buffer; &quot;&quot;)" table:number-columns-spanned="1" table:number-rows-spanned="2">
            <text:p/>
          </table:table-cell>
          <table:table-cell table:formula="of:=IF(ISNUMBER([.D239]); IF ([.D239] &lt;= 1;     IF ([.E239] &lt;= 7; 1;     IF ([.E239] &lt;= 10; 1.5;     IF ([.E239] &lt;= 17; 2.5;     IF ([.E239] &lt;= 28; 4;     IF ([.E239] &lt;= 42; 6; 10)))));  IF ([.D239] &lt;= 2;     IF ([.E239] &lt;= 1.5; 1;     IF ([.E239] &lt;= 5; 1.5;     IF ([.E239] &lt;= 8.5; 2.5;     IF ([.E239] &lt;= 14; 4;     IF ([.E239] &lt;= 21; 6; 10)))));  IF ([.D239] &lt;= 4;     IF ([.E239] &lt;= 1.5; 1;     IF ([.E239] &lt;= 2.5; 1.5;     IF ([.E239] &lt;= 4; 2.5;     IF ([.E239] &lt;= 7; 4;     IF ([.E239] &lt;= 10.5; 6; 10)))));  IF ([.D239] &lt;= 6;     IF ([.E239] &lt;= 1.5; 1.5;     IF ([.E239] &lt;= 2.5; 2.5;     IF ([.E239] &lt;= 4.5; 4;     IF ([.E239] &lt;= 7; 6; 10))));  IF ([.D239] &lt;= 10;     IF ([.E239] &lt;= 1.5; 2.5;     IF ([.E239] &lt;= 2.5; 4;     IF ([.E239] &lt;= 4; 6;     IF ([.E239] &lt;= 7; 10;     IF ([.E239] &lt;= 10.5; 16;     IF ([.E239] &lt;= 17.5; 25;     IF ([.E239] &lt;= 24; 35; 50)))))));  IF ([.D239] &lt;= 15;     IF ([.E239] &lt;= 1; 2.5;     IF ([.E239] &lt;= 1.5; 4;     IF ([.E239] &lt;= 2.5; 6;     IF ([.E239] &lt;= 4.5; 10;     IF ([.E239] &lt;= 7; 16;     IF ([.E239] &lt;= 11.5; 25;     IF ([.E239] &lt;= 16; 35; 50)))))));  IF ([.D239] &lt;= 25;     IF ([.E239] &lt;= 1; 4;     IF ([.E239] &lt;= 1.5; 6;     IF ([.E239] &lt;= 2.5; 10;     IF ([.E239] &lt;= 4; 16;     IF ([.E239] &lt;= 7; 25;     IF ([.E239] &lt;= 9.5; 35; 50))))));  IF ([.D239] &lt;= 30;     IF ([.E239] &lt;= 1; 6;     IF ([.E239] &lt;= 2; 10;     IF ([.E239] &lt;= 3.5; 16;     IF ([.E239] &lt;= 5.4; 25;     IF ([.E239] &lt;= 8; 35; 50)))));  IF ([.D239] &lt;= 40;     IF ([.E239] &lt;= 1.5; 10;     IF ([.E239] &lt;= 2.5; 16;     IF ([.E239] &lt;= 4; 25;     IF ([.E239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3.10’</text:p>
          </table:table-cell>
          <table:covered-table-cell/>
          <table:covered-table-cell table:number-columns-repeated="2" table:style-name="ce19"/>
          <table:covered-table-cell table:formula="of:=IF(ISNUMBER([.E240]); [.E24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41]); [.E241]+Buffer; &quot;&quot;)">
            <text:p/>
          </table:table-cell>
          <table:table-cell table:formula="of:=IF(ISNUMBER([.D241]); IF ([.D241] &lt;= 1;     IF ([.E241] &lt;= 7; 1;     IF ([.E241] &lt;= 10; 1.5;     IF ([.E241] &lt;= 17; 2.5;     IF ([.E241] &lt;= 28; 4;     IF ([.E241] &lt;= 42; 6; 10)))));  IF ([.D241] &lt;= 2;     IF ([.E241] &lt;= 1.5; 1;     IF ([.E241] &lt;= 5; 1.5;     IF ([.E241] &lt;= 8.5; 2.5;     IF ([.E241] &lt;= 14; 4;     IF ([.E241] &lt;= 21; 6; 10)))));  IF ([.D241] &lt;= 4;     IF ([.E241] &lt;= 1.5; 1;     IF ([.E241] &lt;= 2.5; 1.5;     IF ([.E241] &lt;= 4; 2.5;     IF ([.E241] &lt;= 7; 4;     IF ([.E241] &lt;= 10.5; 6; 10)))));  IF ([.D241] &lt;= 6;     IF ([.E241] &lt;= 1.5; 1.5;     IF ([.E241] &lt;= 2.5; 2.5;     IF ([.E241] &lt;= 4.5; 4;     IF ([.E241] &lt;= 7; 6; 10))));  IF ([.D241] &lt;= 10;     IF ([.E241] &lt;= 1.5; 2.5;     IF ([.E241] &lt;= 2.5; 4;     IF ([.E241] &lt;= 4; 6;     IF ([.E241] &lt;= 7; 10;     IF ([.E241] &lt;= 10.5; 16;     IF ([.E241] &lt;= 17.5; 25;     IF ([.E241] &lt;= 24; 35; 50)))))));  IF ([.D241] &lt;= 15;     IF ([.E241] &lt;= 1; 2.5;     IF ([.E241] &lt;= 1.5; 4;     IF ([.E241] &lt;= 2.5; 6;     IF ([.E241] &lt;= 4.5; 10;     IF ([.E241] &lt;= 7; 16;     IF ([.E241] &lt;= 11.5; 25;     IF ([.E241] &lt;= 16; 35; 50)))))));  IF ([.D241] &lt;= 25;     IF ([.E241] &lt;= 1; 4;     IF ([.E241] &lt;= 1.5; 6;     IF ([.E241] &lt;= 2.5; 10;     IF ([.E241] &lt;= 4; 16;     IF ([.E241] &lt;= 7; 25;     IF ([.E241] &lt;= 9.5; 35; 50))))));  IF ([.D241] &lt;= 30;     IF ([.E241] &lt;= 1; 6;     IF ([.E241] &lt;= 2; 10;     IF ([.E241] &lt;= 3.5; 16;     IF ([.E241] &lt;= 5.4; 25;     IF ([.E241] &lt;= 8; 35; 50)))));  IF ([.D241] &lt;= 40;     IF ([.E241] &lt;= 1.5; 10;     IF ([.E241] &lt;= 2.5; 16;     IF ([.E241] &lt;= 4; 25;     IF ([.E241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Датчик спидометра ‘3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5" calcext:value-type="float" table:number-columns-spanned="1" table:number-rows-spanned="2">
            <text:p>15.00</text:p>
          </table:table-cell>
          <table:table-cell table:style-name="ce19"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42]); [.E242]+Buffer; &quot;&quot;)" office:value-type="float" office:value="1" calcext:value-type="float" table:number-columns-spanned="1" table:number-rows-spanned="2">
            <text:p>1</text:p>
          </table:table-cell>
          <table:table-cell table:formula="of:=IF(ISNUMBER([.D242]); IF ([.D242] &lt;= 1;     IF ([.E242] &lt;= 7; 1;     IF ([.E242] &lt;= 10; 1.5;     IF ([.E242] &lt;= 17; 2.5;     IF ([.E242] &lt;= 28; 4;     IF ([.E242] &lt;= 42; 6; 10)))));  IF ([.D242] &lt;= 2;     IF ([.E242] &lt;= 1.5; 1;     IF ([.E242] &lt;= 5; 1.5;     IF ([.E242] &lt;= 8.5; 2.5;     IF ([.E242] &lt;= 14; 4;     IF ([.E242] &lt;= 21; 6; 10)))));  IF ([.D242] &lt;= 4;     IF ([.E242] &lt;= 1.5; 1;     IF ([.E242] &lt;= 2.5; 1.5;     IF ([.E242] &lt;= 4; 2.5;     IF ([.E242] &lt;= 7; 4;     IF ([.E242] &lt;= 10.5; 6; 10)))));  IF ([.D242] &lt;= 6;     IF ([.E242] &lt;= 1.5; 1.5;     IF ([.E242] &lt;= 2.5; 2.5;     IF ([.E242] &lt;= 4.5; 4;     IF ([.E242] &lt;= 7; 6; 10))));  IF ([.D242] &lt;= 10;     IF ([.E242] &lt;= 1.5; 2.5;     IF ([.E242] &lt;= 2.5; 4;     IF ([.E242] &lt;= 4; 6;     IF ([.E242] &lt;= 7; 10;     IF ([.E242] &lt;= 10.5; 16;     IF ([.E242] &lt;= 17.5; 25;     IF ([.E242] &lt;= 24; 35; 50)))))));  IF ([.D242] &lt;= 15;     IF ([.E242] &lt;= 1; 2.5;     IF ([.E242] &lt;= 1.5; 4;     IF ([.E242] &lt;= 2.5; 6;     IF ([.E242] &lt;= 4.5; 10;     IF ([.E242] &lt;= 7; 16;     IF ([.E242] &lt;= 11.5; 25;     IF ([.E242] &lt;= 16; 35; 50)))))));  IF ([.D242] &lt;= 25;     IF ([.E242] &lt;= 1; 4;     IF ([.E242] &lt;= 1.5; 6;     IF ([.E242] &lt;= 2.5; 10;     IF ([.E242] &lt;= 4; 16;     IF ([.E242] &lt;= 7; 25;     IF ([.E242] &lt;= 9.5; 35; 50))))));  IF ([.D242] &lt;= 30;     IF ([.E242] &lt;= 1; 6;     IF ([.E242] &lt;= 2; 10;     IF ([.E242] &lt;= 3.5; 16;     IF ([.E242] &lt;= 5.4; 25;     IF ([.E242] &lt;= 8; 35; 50)))));  IF ([.D242] &lt;= 40;     IF ([.E242] &lt;= 1.5; 10;     IF ([.E242] &lt;= 2.5; 16;     IF ([.E242] &lt;= 4; 25;     IF ([.E242] &lt;= 6; 35; 50))));  &quot;Way too heavy&quot; ))))))))); &quot;&quot;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243]); [.E24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44]); [.E244]+Buffer; &quot;&quot;)">
            <text:p/>
          </table:table-cell>
          <table:table-cell table:formula="of:=IF(ISNUMBER([.D244]); IF ([.D244] &lt;= 1;     IF ([.E244] &lt;= 7; 1;     IF ([.E244] &lt;= 10; 1.5;     IF ([.E244] &lt;= 17; 2.5;     IF ([.E244] &lt;= 28; 4;     IF ([.E244] &lt;= 42; 6; 10)))));  IF ([.D244] &lt;= 2;     IF ([.E244] &lt;= 1.5; 1;     IF ([.E244] &lt;= 5; 1.5;     IF ([.E244] &lt;= 8.5; 2.5;     IF ([.E244] &lt;= 14; 4;     IF ([.E244] &lt;= 21; 6; 10)))));  IF ([.D244] &lt;= 4;     IF ([.E244] &lt;= 1.5; 1;     IF ([.E244] &lt;= 2.5; 1.5;     IF ([.E244] &lt;= 4; 2.5;     IF ([.E244] &lt;= 7; 4;     IF ([.E244] &lt;= 10.5; 6; 10)))));  IF ([.D244] &lt;= 6;     IF ([.E244] &lt;= 1.5; 1.5;     IF ([.E244] &lt;= 2.5; 2.5;     IF ([.E244] &lt;= 4.5; 4;     IF ([.E244] &lt;= 7; 6; 10))));  IF ([.D244] &lt;= 10;     IF ([.E244] &lt;= 1.5; 2.5;     IF ([.E244] &lt;= 2.5; 4;     IF ([.E244] &lt;= 4; 6;     IF ([.E244] &lt;= 7; 10;     IF ([.E244] &lt;= 10.5; 16;     IF ([.E244] &lt;= 17.5; 25;     IF ([.E244] &lt;= 24; 35; 50)))))));  IF ([.D244] &lt;= 15;     IF ([.E244] &lt;= 1; 2.5;     IF ([.E244] &lt;= 1.5; 4;     IF ([.E244] &lt;= 2.5; 6;     IF ([.E244] &lt;= 4.5; 10;     IF ([.E244] &lt;= 7; 16;     IF ([.E244] &lt;= 11.5; 25;     IF ([.E244] &lt;= 16; 35; 50)))))));  IF ([.D244] &lt;= 25;     IF ([.E244] &lt;= 1; 4;     IF ([.E244] &lt;= 1.5; 6;     IF ([.E244] &lt;= 2.5; 10;     IF ([.E244] &lt;= 4; 16;     IF ([.E244] &lt;= 7; 25;     IF ([.E244] &lt;= 9.5; 35; 50))))));  IF ([.D244] &lt;= 30;     IF ([.E244] &lt;= 1; 6;     IF ([.E244] &lt;= 2; 10;     IF ([.E244] &lt;= 3.5; 16;     IF ([.E244] &lt;= 5.4; 25;     IF ([.E244] &lt;= 8; 35; 50)))));  IF ([.D244] &lt;= 40;     IF ([.E244] &lt;= 1.5; 10;     IF ([.E244] &lt;= 2.5; 16;     IF ([.E244] &lt;= 4; 25;     IF ([.E244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Выключатель света заднего хода ‘2’</text:p>
          </table:table-cell>
          <table:table-cell office:value-type="string" calcext:value-type="string" table:number-columns-spanned="1" table:number-rows-spanned="2">
            <text:p>Розовый</text:p>
          </table:table-cell>
          <table:table-cell table:style-name="ce19" office:value-type="float" office:value="15" calcext:value-type="float" table:number-columns-spanned="1" table:number-rows-spanned="2">
            <text:p>15.00</text:p>
          </table:table-cell>
          <table:table-cell table:style-name="ce19" table:formula="of:=Height+Width/2+Height+Len2" office:value-type="float" office:value="4.1" calcext:value-type="float" table:number-columns-spanned="1" table:number-rows-spanned="2">
            <text:p>4.10</text:p>
          </table:table-cell>
          <table:table-cell table:formula="of:=IF(ISNUMBER([.E245]); [.E245]+Buffer; &quot;&quot;)" office:value-type="float" office:value="4.6" calcext:value-type="float" table:number-columns-spanned="1" table:number-rows-spanned="2">
            <text:p>4.6</text:p>
          </table:table-cell>
          <table:table-cell table:formula="of:=IF(ISNUMBER([.D245]); IF ([.D245] &lt;= 1;     IF ([.E245] &lt;= 7; 1;     IF ([.E245] &lt;= 10; 1.5;     IF ([.E245] &lt;= 17; 2.5;     IF ([.E245] &lt;= 28; 4;     IF ([.E245] &lt;= 42; 6; 10)))));  IF ([.D245] &lt;= 2;     IF ([.E245] &lt;= 1.5; 1;     IF ([.E245] &lt;= 5; 1.5;     IF ([.E245] &lt;= 8.5; 2.5;     IF ([.E245] &lt;= 14; 4;     IF ([.E245] &lt;= 21; 6; 10)))));  IF ([.D245] &lt;= 4;     IF ([.E245] &lt;= 1.5; 1;     IF ([.E245] &lt;= 2.5; 1.5;     IF ([.E245] &lt;= 4; 2.5;     IF ([.E245] &lt;= 7; 4;     IF ([.E245] &lt;= 10.5; 6; 10)))));  IF ([.D245] &lt;= 6;     IF ([.E245] &lt;= 1.5; 1.5;     IF ([.E245] &lt;= 2.5; 2.5;     IF ([.E245] &lt;= 4.5; 4;     IF ([.E245] &lt;= 7; 6; 10))));  IF ([.D245] &lt;= 10;     IF ([.E245] &lt;= 1.5; 2.5;     IF ([.E245] &lt;= 2.5; 4;     IF ([.E245] &lt;= 4; 6;     IF ([.E245] &lt;= 7; 10;     IF ([.E245] &lt;= 10.5; 16;     IF ([.E245] &lt;= 17.5; 25;     IF ([.E245] &lt;= 24; 35; 50)))))));  IF ([.D245] &lt;= 15;     IF ([.E245] &lt;= 1; 2.5;     IF ([.E245] &lt;= 1.5; 4;     IF ([.E245] &lt;= 2.5; 6;     IF ([.E245] &lt;= 4.5; 10;     IF ([.E245] &lt;= 7; 16;     IF ([.E245] &lt;= 11.5; 25;     IF ([.E245] &lt;= 16; 35; 50)))))));  IF ([.D245] &lt;= 25;     IF ([.E245] &lt;= 1; 4;     IF ([.E245] &lt;= 1.5; 6;     IF ([.E245] &lt;= 2.5; 10;     IF ([.E245] &lt;= 4; 16;     IF ([.E245] &lt;= 7; 25;     IF ([.E245] &lt;= 9.5; 35; 50))))));  IF ([.D245] &lt;= 30;     IF ([.E245] &lt;= 1; 6;     IF ([.E245] &lt;= 2; 10;     IF ([.E245] &lt;= 3.5; 16;     IF ([.E245] &lt;= 5.4; 25;     IF ([.E245] &lt;= 8; 35; 50)))));  IF ([.D245] &lt;= 40;     IF ([.E245] &lt;= 1.5; 10;     IF ([.E245] &lt;= 2.5; 16;     IF ([.E245] &lt;= 4; 25;     IF ([.E245] &lt;= 6; 35; 50))));  &quot;Way too heavy&quot; ))))))))); &quot;&quot;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На багажник к фонарям света заднего хода</text:p>
          </table:table-cell>
          <table:covered-table-cell/>
          <table:covered-table-cell table:number-columns-repeated="2" table:style-name="ce19"/>
          <table:covered-table-cell table:formula="of:=IF(ISNUMBER([.E246]); [.E24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47]); [.E247]+Buffer; &quot;&quot;)">
            <text:p/>
          </table:table-cell>
          <table:table-cell table:formula="of:=IF(ISNUMBER([.D247]); IF ([.D247] &lt;= 1;     IF ([.E247] &lt;= 7; 1;     IF ([.E247] &lt;= 10; 1.5;     IF ([.E247] &lt;= 17; 2.5;     IF ([.E247] &lt;= 28; 4;     IF ([.E247] &lt;= 42; 6; 10)))));  IF ([.D247] &lt;= 2;     IF ([.E247] &lt;= 1.5; 1;     IF ([.E247] &lt;= 5; 1.5;     IF ([.E247] &lt;= 8.5; 2.5;     IF ([.E247] &lt;= 14; 4;     IF ([.E247] &lt;= 21; 6; 10)))));  IF ([.D247] &lt;= 4;     IF ([.E247] &lt;= 1.5; 1;     IF ([.E247] &lt;= 2.5; 1.5;     IF ([.E247] &lt;= 4; 2.5;     IF ([.E247] &lt;= 7; 4;     IF ([.E247] &lt;= 10.5; 6; 10)))));  IF ([.D247] &lt;= 6;     IF ([.E247] &lt;= 1.5; 1.5;     IF ([.E247] &lt;= 2.5; 2.5;     IF ([.E247] &lt;= 4.5; 4;     IF ([.E247] &lt;= 7; 6; 10))));  IF ([.D247] &lt;= 10;     IF ([.E247] &lt;= 1.5; 2.5;     IF ([.E247] &lt;= 2.5; 4;     IF ([.E247] &lt;= 4; 6;     IF ([.E247] &lt;= 7; 10;     IF ([.E247] &lt;= 10.5; 16;     IF ([.E247] &lt;= 17.5; 25;     IF ([.E247] &lt;= 24; 35; 50)))))));  IF ([.D247] &lt;= 15;     IF ([.E247] &lt;= 1; 2.5;     IF ([.E247] &lt;= 1.5; 4;     IF ([.E247] &lt;= 2.5; 6;     IF ([.E247] &lt;= 4.5; 10;     IF ([.E247] &lt;= 7; 16;     IF ([.E247] &lt;= 11.5; 25;     IF ([.E247] &lt;= 16; 35; 50)))))));  IF ([.D247] &lt;= 25;     IF ([.E247] &lt;= 1; 4;     IF ([.E247] &lt;= 1.5; 6;     IF ([.E247] &lt;= 2.5; 10;     IF ([.E247] &lt;= 4; 16;     IF ([.E247] &lt;= 7; 25;     IF ([.E247] &lt;= 9.5; 35; 50))))));  IF ([.D247] &lt;= 30;     IF ([.E247] &lt;= 1; 6;     IF ([.E247] &lt;= 2; 10;     IF ([.E247] &lt;= 3.5; 16;     IF ([.E247] &lt;= 5.4; 25;     IF ([.E247] &lt;= 8; 35; 50)))));  IF ([.D247] &lt;= 40;     IF ([.E247] &lt;= 1.5; 10;     IF ([.E247] &lt;= 2.5; 16;     IF ([.E247] &lt;= 4; 25;     IF ([.E247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0" office:value-type="string" calcext:value-type="string">
            <text:p>Датчик аварийного падения уровня тормозной жидкости ‘1’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style-name="Default" table:number-columns-spanned="1" table:number-rows-spanned="2"/>
          <table:table-cell table:formula="of:=IF(ISNUMBER([.E248]); [.E248]+Buffer; &quot;&quot;)" table:number-columns-spanned="1" table:number-rows-spanned="2">
            <text:p/>
          </table:table-cell>
          <table:table-cell table:formula="of:=IF(ISNUMBER([.D248]); IF ([.D248] &lt;= 1;     IF ([.E248] &lt;= 7; 1;     IF ([.E248] &lt;= 10; 1.5;     IF ([.E248] &lt;= 17; 2.5;     IF ([.E248] &lt;= 28; 4;     IF ([.E248] &lt;= 42; 6; 10)))));  IF ([.D248] &lt;= 2;     IF ([.E248] &lt;= 1.5; 1;     IF ([.E248] &lt;= 5; 1.5;     IF ([.E248] &lt;= 8.5; 2.5;     IF ([.E248] &lt;= 14; 4;     IF ([.E248] &lt;= 21; 6; 10)))));  IF ([.D248] &lt;= 4;     IF ([.E248] &lt;= 1.5; 1;     IF ([.E248] &lt;= 2.5; 1.5;     IF ([.E248] &lt;= 4; 2.5;     IF ([.E248] &lt;= 7; 4;     IF ([.E248] &lt;= 10.5; 6; 10)))));  IF ([.D248] &lt;= 6;     IF ([.E248] &lt;= 1.5; 1.5;     IF ([.E248] &lt;= 2.5; 2.5;     IF ([.E248] &lt;= 4.5; 4;     IF ([.E248] &lt;= 7; 6; 10))));  IF ([.D248] &lt;= 10;     IF ([.E248] &lt;= 1.5; 2.5;     IF ([.E248] &lt;= 2.5; 4;     IF ([.E248] &lt;= 4; 6;     IF ([.E248] &lt;= 7; 10;     IF ([.E248] &lt;= 10.5; 16;     IF ([.E248] &lt;= 17.5; 25;     IF ([.E248] &lt;= 24; 35; 50)))))));  IF ([.D248] &lt;= 15;     IF ([.E248] &lt;= 1; 2.5;     IF ([.E248] &lt;= 1.5; 4;     IF ([.E248] &lt;= 2.5; 6;     IF ([.E248] &lt;= 4.5; 10;     IF ([.E248] &lt;= 7; 16;     IF ([.E248] &lt;= 11.5; 25;     IF ([.E248] &lt;= 16; 35; 50)))))));  IF ([.D248] &lt;= 25;     IF ([.E248] &lt;= 1; 4;     IF ([.E248] &lt;= 1.5; 6;     IF ([.E248] &lt;= 2.5; 10;     IF ([.E248] &lt;= 4; 16;     IF ([.E248] &lt;= 7; 25;     IF ([.E248] &lt;= 9.5; 35; 50))))));  IF ([.D248] &lt;= 30;     IF ([.E248] &lt;= 1; 6;     IF ([.E248] &lt;= 2; 10;     IF ([.E248] &lt;= 3.5; 16;     IF ([.E248] &lt;= 5.4; 25;     IF ([.E248] &lt;= 8; 35; 50)))));  IF ([.D248] &lt;= 40;     IF ([.E248] &lt;= 1.5; 10;     IF ([.E248] &lt;= 2.5; 16;     IF ([.E248] &lt;= 4; 25;     IF ([.E248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3.9’</text:p>
          </table:table-cell>
          <table:covered-table-cell/>
          <table:covered-table-cell table:number-columns-repeated="2" table:style-name="ce19"/>
          <table:covered-table-cell table:formula="of:=IF(ISNUMBER([.E249]); [.E249]+Buffer; &quot;&quot;)">
            <text:p/>
          </table:covered-table-cell>
          <table:table-cell table:formula="of:=IF(ISNUMBER([.D249]); IF ([.D249] &lt;= 1;     IF ([.E249] &lt;= 7; 1;     IF ([.E249] &lt;= 10; 1.5;     IF ([.E249] &lt;= 17; 2.5;     IF ([.E249] &lt;= 28; 4;     IF ([.E249] &lt;= 42; 6; 10)))));  IF ([.D249] &lt;= 2;     IF ([.E249] &lt;= 1.5; 1;     IF ([.E249] &lt;= 5; 1.5;     IF ([.E249] &lt;= 8.5; 2.5;     IF ([.E249] &lt;= 14; 4;     IF ([.E249] &lt;= 21; 6; 10)))));  IF ([.D249] &lt;= 4;     IF ([.E249] &lt;= 1.5; 1;     IF ([.E249] &lt;= 2.5; 1.5;     IF ([.E249] &lt;= 4; 2.5;     IF ([.E249] &lt;= 7; 4;     IF ([.E249] &lt;= 10.5; 6; 10)))));  IF ([.D249] &lt;= 6;     IF ([.E249] &lt;= 1.5; 1.5;     IF ([.E249] &lt;= 2.5; 2.5;     IF ([.E249] &lt;= 4.5; 4;     IF ([.E249] &lt;= 7; 6; 10))));  IF ([.D249] &lt;= 10;     IF ([.E249] &lt;= 1.5; 2.5;     IF ([.E249] &lt;= 2.5; 4;     IF ([.E249] &lt;= 4; 6;     IF ([.E249] &lt;= 7; 10;     IF ([.E249] &lt;= 10.5; 16;     IF ([.E249] &lt;= 17.5; 25;     IF ([.E249] &lt;= 24; 35; 50)))))));  IF ([.D249] &lt;= 15;     IF ([.E249] &lt;= 1; 2.5;     IF ([.E249] &lt;= 1.5; 4;     IF ([.E249] &lt;= 2.5; 6;     IF ([.E249] &lt;= 4.5; 10;     IF ([.E249] &lt;= 7; 16;     IF ([.E249] &lt;= 11.5; 25;     IF ([.E249] &lt;= 16; 35; 50)))))));  IF ([.D249] &lt;= 25;     IF ([.E249] &lt;= 1; 4;     IF ([.E249] &lt;= 1.5; 6;     IF ([.E249] &lt;= 2.5; 10;     IF ([.E249] &lt;= 4; 16;     IF ([.E249] &lt;= 7; 25;     IF ([.E249] &lt;= 9.5; 35; 50))))));  IF ([.D249] &lt;= 30;     IF ([.E249] &lt;= 1; 6;     IF ([.E249] &lt;= 2; 10;     IF ([.E249] &lt;= 3.5; 16;     IF ([.E249] &lt;= 5.4; 25;     IF ([.E249] &lt;= 8; 35; 50)))));  IF ([.D249] &lt;= 40;     IF ([.E249] &lt;= 1.5; 10;     IF ([.E249] &lt;= 2.5; 16;     IF ([.E249] &lt;= 4; 25;     IF ([.E249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50]); [.E250]+Buffer; &quot;&quot;)">
            <text:p/>
          </table:table-cell>
          <table:table-cell table:formula="of:=IF(ISNUMBER([.D250]); IF ([.D250] &lt;= 1;     IF ([.E250] &lt;= 7; 1;     IF ([.E250] &lt;= 10; 1.5;     IF ([.E250] &lt;= 17; 2.5;     IF ([.E250] &lt;= 28; 4;     IF ([.E250] &lt;= 42; 6; 10)))));  IF ([.D250] &lt;= 2;     IF ([.E250] &lt;= 1.5; 1;     IF ([.E250] &lt;= 5; 1.5;     IF ([.E250] &lt;= 8.5; 2.5;     IF ([.E250] &lt;= 14; 4;     IF ([.E250] &lt;= 21; 6; 10)))));  IF ([.D250] &lt;= 4;     IF ([.E250] &lt;= 1.5; 1;     IF ([.E250] &lt;= 2.5; 1.5;     IF ([.E250] &lt;= 4; 2.5;     IF ([.E250] &lt;= 7; 4;     IF ([.E250] &lt;= 10.5; 6; 10)))));  IF ([.D250] &lt;= 6;     IF ([.E250] &lt;= 1.5; 1.5;     IF ([.E250] &lt;= 2.5; 2.5;     IF ([.E250] &lt;= 4.5; 4;     IF ([.E250] &lt;= 7; 6; 10))));  IF ([.D250] &lt;= 10;     IF ([.E250] &lt;= 1.5; 2.5;     IF ([.E250] &lt;= 2.5; 4;     IF ([.E250] &lt;= 4; 6;     IF ([.E250] &lt;= 7; 10;     IF ([.E250] &lt;= 10.5; 16;     IF ([.E250] &lt;= 17.5; 25;     IF ([.E250] &lt;= 24; 35; 50)))))));  IF ([.D250] &lt;= 15;     IF ([.E250] &lt;= 1; 2.5;     IF ([.E250] &lt;= 1.5; 4;     IF ([.E250] &lt;= 2.5; 6;     IF ([.E250] &lt;= 4.5; 10;     IF ([.E250] &lt;= 7; 16;     IF ([.E250] &lt;= 11.5; 25;     IF ([.E250] &lt;= 16; 35; 50)))))));  IF ([.D250] &lt;= 25;     IF ([.E250] &lt;= 1; 4;     IF ([.E250] &lt;= 1.5; 6;     IF ([.E250] &lt;= 2.5; 10;     IF ([.E250] &lt;= 4; 16;     IF ([.E250] &lt;= 7; 25;     IF ([.E250] &lt;= 9.5; 35; 50))))));  IF ([.D250] &lt;= 30;     IF ([.E250] &lt;= 1; 6;     IF ([.E250] &lt;= 2; 10;     IF ([.E250] &lt;= 3.5; 16;     IF ([.E250] &lt;= 5.4; 25;     IF ([.E250] &lt;= 8; 35; 50)))));  IF ([.D250] &lt;= 40;     IF ([.E250] &lt;= 1.5; 10;     IF ([.E250] &lt;= 2.5; 16;     IF ([.E250] &lt;= 4; 25;     IF ([.E250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Датчик аварийного падения уровня тормозной жидкости ‘2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style-name="ce19" table:formula="of:=Height+Width/4" office:value-type="float" office:value="0.95" calcext:value-type="float" table:number-columns-spanned="1" table:number-rows-spanned="2">
            <text:p>0.95</text:p>
          </table:table-cell>
          <table:table-cell table:formula="of:=IF(ISNUMBER([.E251]); [.E251]+Buffer; &quot;&quot;)" office:value-type="float" office:value="1.45" calcext:value-type="float" table:number-columns-spanned="1" table:number-rows-spanned="2">
            <text:p>1.45</text:p>
          </table:table-cell>
          <table:table-cell table:formula="of:=IF(ISNUMBER([.D251]); IF ([.D251] &lt;= 1;     IF ([.E251] &lt;= 7; 1;     IF ([.E251] &lt;= 10; 1.5;     IF ([.E251] &lt;= 17; 2.5;     IF ([.E251] &lt;= 28; 4;     IF ([.E251] &lt;= 42; 6; 10)))));  IF ([.D251] &lt;= 2;     IF ([.E251] &lt;= 1.5; 1;     IF ([.E251] &lt;= 5; 1.5;     IF ([.E251] &lt;= 8.5; 2.5;     IF ([.E251] &lt;= 14; 4;     IF ([.E251] &lt;= 21; 6; 10)))));  IF ([.D251] &lt;= 4;     IF ([.E251] &lt;= 1.5; 1;     IF ([.E251] &lt;= 2.5; 1.5;     IF ([.E251] &lt;= 4; 2.5;     IF ([.E251] &lt;= 7; 4;     IF ([.E251] &lt;= 10.5; 6; 10)))));  IF ([.D251] &lt;= 6;     IF ([.E251] &lt;= 1.5; 1.5;     IF ([.E251] &lt;= 2.5; 2.5;     IF ([.E251] &lt;= 4.5; 4;     IF ([.E251] &lt;= 7; 6; 10))));  IF ([.D251] &lt;= 10;     IF ([.E251] &lt;= 1.5; 2.5;     IF ([.E251] &lt;= 2.5; 4;     IF ([.E251] &lt;= 4; 6;     IF ([.E251] &lt;= 7; 10;     IF ([.E251] &lt;= 10.5; 16;     IF ([.E251] &lt;= 17.5; 25;     IF ([.E251] &lt;= 24; 35; 50)))))));  IF ([.D251] &lt;= 15;     IF ([.E251] &lt;= 1; 2.5;     IF ([.E251] &lt;= 1.5; 4;     IF ([.E251] &lt;= 2.5; 6;     IF ([.E251] &lt;= 4.5; 10;     IF ([.E251] &lt;= 7; 16;     IF ([.E251] &lt;= 11.5; 25;     IF ([.E251] &lt;= 16; 35; 50)))))));  IF ([.D251] &lt;= 25;     IF ([.E251] &lt;= 1; 4;     IF ([.E251] &lt;= 1.5; 6;     IF ([.E251] &lt;= 2.5; 10;     IF ([.E251] &lt;= 4; 16;     IF ([.E251] &lt;= 7; 25;     IF ([.E251] &lt;= 9.5; 35; 50))))));  IF ([.D251] &lt;= 30;     IF ([.E251] &lt;= 1; 6;     IF ([.E251] &lt;= 2; 10;     IF ([.E251] &lt;= 3.5; 16;     IF ([.E251] &lt;= 5.4; 25;     IF ([.E251] &lt;= 8; 35; 50)))));  IF ([.D251] &lt;= 40;     IF ([.E251] &lt;= 1.5; 10;     IF ([.E251] &lt;= 2.5; 16;     IF ([.E251] &lt;= 4; 25;     IF ([.E251] &lt;= 6; 35; 50))));  &quot;Way too heavy&quot; ))))))))); &quot;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252]); [.E25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53]); [.E253]+Buffer; &quot;&quot;)">
            <text:p/>
          </table:table-cell>
          <table:table-cell table:formula="of:=IF(ISNUMBER([.D253]); IF ([.D253] &lt;= 1;     IF ([.E253] &lt;= 7; 1;     IF ([.E253] &lt;= 10; 1.5;     IF ([.E253] &lt;= 17; 2.5;     IF ([.E253] &lt;= 28; 4;     IF ([.E253] &lt;= 42; 6; 10)))));  IF ([.D253] &lt;= 2;     IF ([.E253] &lt;= 1.5; 1;     IF ([.E253] &lt;= 5; 1.5;     IF ([.E253] &lt;= 8.5; 2.5;     IF ([.E253] &lt;= 14; 4;     IF ([.E253] &lt;= 21; 6; 10)))));  IF ([.D253] &lt;= 4;     IF ([.E253] &lt;= 1.5; 1;     IF ([.E253] &lt;= 2.5; 1.5;     IF ([.E253] &lt;= 4; 2.5;     IF ([.E253] &lt;= 7; 4;     IF ([.E253] &lt;= 10.5; 6; 10)))));  IF ([.D253] &lt;= 6;     IF ([.E253] &lt;= 1.5; 1.5;     IF ([.E253] &lt;= 2.5; 2.5;     IF ([.E253] &lt;= 4.5; 4;     IF ([.E253] &lt;= 7; 6; 10))));  IF ([.D253] &lt;= 10;     IF ([.E253] &lt;= 1.5; 2.5;     IF ([.E253] &lt;= 2.5; 4;     IF ([.E253] &lt;= 4; 6;     IF ([.E253] &lt;= 7; 10;     IF ([.E253] &lt;= 10.5; 16;     IF ([.E253] &lt;= 17.5; 25;     IF ([.E253] &lt;= 24; 35; 50)))))));  IF ([.D253] &lt;= 15;     IF ([.E253] &lt;= 1; 2.5;     IF ([.E253] &lt;= 1.5; 4;     IF ([.E253] &lt;= 2.5; 6;     IF ([.E253] &lt;= 4.5; 10;     IF ([.E253] &lt;= 7; 16;     IF ([.E253] &lt;= 11.5; 25;     IF ([.E253] &lt;= 16; 35; 50)))))));  IF ([.D253] &lt;= 25;     IF ([.E253] &lt;= 1; 4;     IF ([.E253] &lt;= 1.5; 6;     IF ([.E253] &lt;= 2.5; 10;     IF ([.E253] &lt;= 4; 16;     IF ([.E253] &lt;= 7; 25;     IF ([.E253] &lt;= 9.5; 35; 50))))));  IF ([.D253] &lt;= 30;     IF ([.E253] &lt;= 1; 6;     IF ([.E253] &lt;= 2; 10;     IF ([.E253] &lt;= 3.5; 16;     IF ([.E253] &lt;= 5.4; 25;     IF ([.E253] &lt;= 8; 35; 50)))));  IF ([.D253] &lt;= 40;     IF ([.E253] &lt;= 1.5; 10;     IF ([.E253] &lt;= 2.5; 16;     IF ([.E253] &lt;= 4; 25;     IF ([.E253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Выключатель зажигания ‘15/1’</text:p>
          </table:table-cell>
          <table:table-cell office:value-type="string" calcext:value-type="string" table:number-columns-spanned="1" table:number-rows-spanned="4">
            <text:p>Розовый</text:p>
          </table:table-cell>
          <table:table-cell table:style-name="ce19" office:value-type="float" office:value="35" calcext:value-type="float" table:number-columns-spanned="1" table:number-rows-spanned="4">
            <text:p>35.00</text:p>
          </table:table-cell>
          <table:table-cell table:style-name="ce19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formula="of:=IF(ISNUMBER([.E254]); [.E254]+Buffer; &quot;&quot;)" office:value-type="float" office:value="3.75" calcext:value-type="float" table:number-columns-spanned="1" table:number-rows-spanned="4">
            <text:p>3.75</text:p>
          </table:table-cell>
          <table:table-cell table:formula="of:=IF(ISNUMBER([.D254]); IF ([.D254] &lt;= 1;     IF ([.E254] &lt;= 7; 1;     IF ([.E254] &lt;= 10; 1.5;     IF ([.E254] &lt;= 17; 2.5;     IF ([.E254] &lt;= 28; 4;     IF ([.E254] &lt;= 42; 6; 10)))));  IF ([.D254] &lt;= 2;     IF ([.E254] &lt;= 1.5; 1;     IF ([.E254] &lt;= 5; 1.5;     IF ([.E254] &lt;= 8.5; 2.5;     IF ([.E254] &lt;= 14; 4;     IF ([.E254] &lt;= 21; 6; 10)))));  IF ([.D254] &lt;= 4;     IF ([.E254] &lt;= 1.5; 1;     IF ([.E254] &lt;= 2.5; 1.5;     IF ([.E254] &lt;= 4; 2.5;     IF ([.E254] &lt;= 7; 4;     IF ([.E254] &lt;= 10.5; 6; 10)))));  IF ([.D254] &lt;= 6;     IF ([.E254] &lt;= 1.5; 1.5;     IF ([.E254] &lt;= 2.5; 2.5;     IF ([.E254] &lt;= 4.5; 4;     IF ([.E254] &lt;= 7; 6; 10))));  IF ([.D254] &lt;= 10;     IF ([.E254] &lt;= 1.5; 2.5;     IF ([.E254] &lt;= 2.5; 4;     IF ([.E254] &lt;= 4; 6;     IF ([.E254] &lt;= 7; 10;     IF ([.E254] &lt;= 10.5; 16;     IF ([.E254] &lt;= 17.5; 25;     IF ([.E254] &lt;= 24; 35; 50)))))));  IF ([.D254] &lt;= 15;     IF ([.E254] &lt;= 1; 2.5;     IF ([.E254] &lt;= 1.5; 4;     IF ([.E254] &lt;= 2.5; 6;     IF ([.E254] &lt;= 4.5; 10;     IF ([.E254] &lt;= 7; 16;     IF ([.E254] &lt;= 11.5; 25;     IF ([.E254] &lt;= 16; 35; 50)))))));  IF ([.D254] &lt;= 25;     IF ([.E254] &lt;= 1; 4;     IF ([.E254] &lt;= 1.5; 6;     IF ([.E254] &lt;= 2.5; 10;     IF ([.E254] &lt;= 4; 16;     IF ([.E254] &lt;= 7; 25;     IF ([.E254] &lt;= 9.5; 35; 50))))));  IF ([.D254] &lt;= 30;     IF ([.E254] &lt;= 1; 6;     IF ([.E254] &lt;= 2; 10;     IF ([.E254] &lt;= 3.5; 16;     IF ([.E254] &lt;= 5.4; 25;     IF ([.E254] &lt;= 8; 35; 50)))));  IF ([.D254] &lt;= 40;     IF ([.E254] &lt;= 1.5; 10;     IF ([.E254] &lt;= 2.5; 16;     IF ([.E254] &lt;= 4; 25;     IF ([.E254] &lt;= 6; 35; 50))));  &quot;Way too heavy&quot; ))))))))); &quot;&quot;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пр ‘3’, вход</text:p>
          </table:table-cell>
          <table:covered-table-cell/>
          <table:covered-table-cell table:number-columns-repeated="2" table:style-name="ce19"/>
          <table:covered-table-cell table:formula="of:=IF(ISNUMBER([.E255]); [.E25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9’, вход</text:p>
          </table:table-cell>
          <table:covered-table-cell/>
          <table:covered-table-cell table:number-columns-repeated="2" table:style-name="ce19"/>
          <table:covered-table-cell table:formula="of:=IF(ISNUMBER([.E256]); [.E25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11’, вход</text:p>
          </table:table-cell>
          <table:covered-table-cell/>
          <table:covered-table-cell table:number-columns-repeated="2" table:style-name="ce19"/>
          <table:covered-table-cell table:formula="of:=IF(ISNUMBER([.E257]); [.E25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58]); [.E258]+Buffer; &quot;&quot;)">
            <text:p/>
          </table:table-cell>
          <table:table-cell table:formula="of:=IF(ISNUMBER([.D258]); IF ([.D258] &lt;= 1;     IF ([.E258] &lt;= 7; 1;     IF ([.E258] &lt;= 10; 1.5;     IF ([.E258] &lt;= 17; 2.5;     IF ([.E258] &lt;= 28; 4;     IF ([.E258] &lt;= 42; 6; 10)))));  IF ([.D258] &lt;= 2;     IF ([.E258] &lt;= 1.5; 1;     IF ([.E258] &lt;= 5; 1.5;     IF ([.E258] &lt;= 8.5; 2.5;     IF ([.E258] &lt;= 14; 4;     IF ([.E258] &lt;= 21; 6; 10)))));  IF ([.D258] &lt;= 4;     IF ([.E258] &lt;= 1.5; 1;     IF ([.E258] &lt;= 2.5; 1.5;     IF ([.E258] &lt;= 4; 2.5;     IF ([.E258] &lt;= 7; 4;     IF ([.E258] &lt;= 10.5; 6; 10)))));  IF ([.D258] &lt;= 6;     IF ([.E258] &lt;= 1.5; 1.5;     IF ([.E258] &lt;= 2.5; 2.5;     IF ([.E258] &lt;= 4.5; 4;     IF ([.E258] &lt;= 7; 6; 10))));  IF ([.D258] &lt;= 10;     IF ([.E258] &lt;= 1.5; 2.5;     IF ([.E258] &lt;= 2.5; 4;     IF ([.E258] &lt;= 4; 6;     IF ([.E258] &lt;= 7; 10;     IF ([.E258] &lt;= 10.5; 16;     IF ([.E258] &lt;= 17.5; 25;     IF ([.E258] &lt;= 24; 35; 50)))))));  IF ([.D258] &lt;= 15;     IF ([.E258] &lt;= 1; 2.5;     IF ([.E258] &lt;= 1.5; 4;     IF ([.E258] &lt;= 2.5; 6;     IF ([.E258] &lt;= 4.5; 10;     IF ([.E258] &lt;= 7; 16;     IF ([.E258] &lt;= 11.5; 25;     IF ([.E258] &lt;= 16; 35; 50)))))));  IF ([.D258] &lt;= 25;     IF ([.E258] &lt;= 1; 4;     IF ([.E258] &lt;= 1.5; 6;     IF ([.E258] &lt;= 2.5; 10;     IF ([.E258] &lt;= 4; 16;     IF ([.E258] &lt;= 7; 25;     IF ([.E258] &lt;= 9.5; 35; 50))))));  IF ([.D258] &lt;= 30;     IF ([.E258] &lt;= 1; 6;     IF ([.E258] &lt;= 2; 10;     IF ([.E258] &lt;= 3.5; 16;     IF ([.E258] &lt;= 5.4; 25;     IF ([.E258] &lt;= 8; 35; 50)))));  IF ([.D258] &lt;= 40;     IF ([.E258] &lt;= 1.5; 10;     IF ([.E258] &lt;= 2.5; 16;     IF ([.E258] &lt;= 4; 25;     IF ([.E258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Выключатель зажигания ‘15/2’</text:p>
          </table:table-cell>
          <table:table-cell office:value-type="string" calcext:value-type="string" table:number-columns-spanned="1" table:number-rows-spanned="4">
            <text:p>Синий</text:p>
          </table:table-cell>
          <table:table-cell table:style-name="ce19" office:value-type="float" office:value="35" calcext:value-type="float" table:number-columns-spanned="1" table:number-rows-spanned="4">
            <text:p>35.00</text:p>
          </table:table-cell>
          <table:table-cell table:style-name="ce19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formula="of:=IF(ISNUMBER([.E259]); [.E259]+Buffer; &quot;&quot;)" office:value-type="float" office:value="3.75" calcext:value-type="float" table:number-columns-spanned="1" table:number-rows-spanned="4">
            <text:p>3.75</text:p>
          </table:table-cell>
          <table:table-cell table:formula="of:=IF(ISNUMBER([.D259]); IF ([.D259] &lt;= 1;     IF ([.E259] &lt;= 7; 1;     IF ([.E259] &lt;= 10; 1.5;     IF ([.E259] &lt;= 17; 2.5;     IF ([.E259] &lt;= 28; 4;     IF ([.E259] &lt;= 42; 6; 10)))));  IF ([.D259] &lt;= 2;     IF ([.E259] &lt;= 1.5; 1;     IF ([.E259] &lt;= 5; 1.5;     IF ([.E259] &lt;= 8.5; 2.5;     IF ([.E259] &lt;= 14; 4;     IF ([.E259] &lt;= 21; 6; 10)))));  IF ([.D259] &lt;= 4;     IF ([.E259] &lt;= 1.5; 1;     IF ([.E259] &lt;= 2.5; 1.5;     IF ([.E259] &lt;= 4; 2.5;     IF ([.E259] &lt;= 7; 4;     IF ([.E259] &lt;= 10.5; 6; 10)))));  IF ([.D259] &lt;= 6;     IF ([.E259] &lt;= 1.5; 1.5;     IF ([.E259] &lt;= 2.5; 2.5;     IF ([.E259] &lt;= 4.5; 4;     IF ([.E259] &lt;= 7; 6; 10))));  IF ([.D259] &lt;= 10;     IF ([.E259] &lt;= 1.5; 2.5;     IF ([.E259] &lt;= 2.5; 4;     IF ([.E259] &lt;= 4; 6;     IF ([.E259] &lt;= 7; 10;     IF ([.E259] &lt;= 10.5; 16;     IF ([.E259] &lt;= 17.5; 25;     IF ([.E259] &lt;= 24; 35; 50)))))));  IF ([.D259] &lt;= 15;     IF ([.E259] &lt;= 1; 2.5;     IF ([.E259] &lt;= 1.5; 4;     IF ([.E259] &lt;= 2.5; 6;     IF ([.E259] &lt;= 4.5; 10;     IF ([.E259] &lt;= 7; 16;     IF ([.E259] &lt;= 11.5; 25;     IF ([.E259] &lt;= 16; 35; 50)))))));  IF ([.D259] &lt;= 25;     IF ([.E259] &lt;= 1; 4;     IF ([.E259] &lt;= 1.5; 6;     IF ([.E259] &lt;= 2.5; 10;     IF ([.E259] &lt;= 4; 16;     IF ([.E259] &lt;= 7; 25;     IF ([.E259] &lt;= 9.5; 35; 50))))));  IF ([.D259] &lt;= 30;     IF ([.E259] &lt;= 1; 6;     IF ([.E259] &lt;= 2; 10;     IF ([.E259] &lt;= 3.5; 16;     IF ([.E259] &lt;= 5.4; 25;     IF ([.E259] &lt;= 8; 35; 50)))));  IF ([.D259] &lt;= 40;     IF ([.E259] &lt;= 1.5; 10;     IF ([.E259] &lt;= 2.5; 16;     IF ([.E259] &lt;= 4; 25;     IF ([.E259] &lt;= 6; 35; 50))));  &quot;Way too heavy&quot; ))))))))); &quot;&quot;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лев ‘6’, вход</text:p>
          </table:table-cell>
          <table:covered-table-cell/>
          <table:covered-table-cell table:number-columns-repeated="2" table:style-name="ce19"/>
          <table:covered-table-cell table:formula="of:=IF(ISNUMBER([.E260]); [.E26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13’, вход</text:p>
          </table:table-cell>
          <table:covered-table-cell/>
          <table:covered-table-cell table:number-columns-repeated="2" table:style-name="ce19"/>
          <table:covered-table-cell table:formula="of:=IF(ISNUMBER([.E261]); [.E26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2’, вход</text:p>
          </table:table-cell>
          <table:covered-table-cell/>
          <table:covered-table-cell table:number-columns-repeated="2" table:style-name="ce19"/>
          <table:covered-table-cell table:formula="of:=IF(ISNUMBER([.E262]); [.E26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63]); [.E263]+Buffer; &quot;&quot;)">
            <text:p/>
          </table:table-cell>
          <table:table-cell table:formula="of:=IF(ISNUMBER([.D263]); IF ([.D263] &lt;= 1;     IF ([.E263] &lt;= 7; 1;     IF ([.E263] &lt;= 10; 1.5;     IF ([.E263] &lt;= 17; 2.5;     IF ([.E263] &lt;= 28; 4;     IF ([.E263] &lt;= 42; 6; 10)))));  IF ([.D263] &lt;= 2;     IF ([.E263] &lt;= 1.5; 1;     IF ([.E263] &lt;= 5; 1.5;     IF ([.E263] &lt;= 8.5; 2.5;     IF ([.E263] &lt;= 14; 4;     IF ([.E263] &lt;= 21; 6; 10)))));  IF ([.D263] &lt;= 4;     IF ([.E263] &lt;= 1.5; 1;     IF ([.E263] &lt;= 2.5; 1.5;     IF ([.E263] &lt;= 4; 2.5;     IF ([.E263] &lt;= 7; 4;     IF ([.E263] &lt;= 10.5; 6; 10)))));  IF ([.D263] &lt;= 6;     IF ([.E263] &lt;= 1.5; 1.5;     IF ([.E263] &lt;= 2.5; 2.5;     IF ([.E263] &lt;= 4.5; 4;     IF ([.E263] &lt;= 7; 6; 10))));  IF ([.D263] &lt;= 10;     IF ([.E263] &lt;= 1.5; 2.5;     IF ([.E263] &lt;= 2.5; 4;     IF ([.E263] &lt;= 4; 6;     IF ([.E263] &lt;= 7; 10;     IF ([.E263] &lt;= 10.5; 16;     IF ([.E263] &lt;= 17.5; 25;     IF ([.E263] &lt;= 24; 35; 50)))))));  IF ([.D263] &lt;= 15;     IF ([.E263] &lt;= 1; 2.5;     IF ([.E263] &lt;= 1.5; 4;     IF ([.E263] &lt;= 2.5; 6;     IF ([.E263] &lt;= 4.5; 10;     IF ([.E263] &lt;= 7; 16;     IF ([.E263] &lt;= 11.5; 25;     IF ([.E263] &lt;= 16; 35; 50)))))));  IF ([.D263] &lt;= 25;     IF ([.E263] &lt;= 1; 4;     IF ([.E263] &lt;= 1.5; 6;     IF ([.E263] &lt;= 2.5; 10;     IF ([.E263] &lt;= 4; 16;     IF ([.E263] &lt;= 7; 25;     IF ([.E263] &lt;= 9.5; 35; 50))))));  IF ([.D263] &lt;= 30;     IF ([.E263] &lt;= 1; 6;     IF ([.E263] &lt;= 2; 10;     IF ([.E263] &lt;= 3.5; 16;     IF ([.E263] &lt;= 5.4; 25;     IF ([.E263] &lt;= 8; 35; 50)))));  IF ([.D263] &lt;= 40;     IF ([.E263] &lt;= 1.5; 10;     IF ([.E263] &lt;= 2.5; 16;     IF ([.E263] &lt;= 4; 25;     IF ([.E263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Переключатель поворотников и света ‘1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9" office:value-type="float" office:value="10" calcext:value-type="float" table:number-columns-spanned="1" table:number-rows-spanned="2">
            <text:p>10.00</text:p>
          </table:table-cell>
          <table:table-cell table:style-name="ce19"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264]); [.E264]+Buffer; &quot;&quot;)" office:value-type="float" office:value="1.5" calcext:value-type="float" table:number-columns-spanned="1" table:number-rows-spanned="2">
            <text:p>1.5</text:p>
          </table:table-cell>
          <table:table-cell table:formula="of:=IF(ISNUMBER([.D264]); IF ([.D264] &lt;= 1;     IF ([.E264] &lt;= 7; 1;     IF ([.E264] &lt;= 10; 1.5;     IF ([.E264] &lt;= 17; 2.5;     IF ([.E264] &lt;= 28; 4;     IF ([.E264] &lt;= 42; 6; 10)))));  IF ([.D264] &lt;= 2;     IF ([.E264] &lt;= 1.5; 1;     IF ([.E264] &lt;= 5; 1.5;     IF ([.E264] &lt;= 8.5; 2.5;     IF ([.E264] &lt;= 14; 4;     IF ([.E264] &lt;= 21; 6; 10)))));  IF ([.D264] &lt;= 4;     IF ([.E264] &lt;= 1.5; 1;     IF ([.E264] &lt;= 2.5; 1.5;     IF ([.E264] &lt;= 4; 2.5;     IF ([.E264] &lt;= 7; 4;     IF ([.E264] &lt;= 10.5; 6; 10)))));  IF ([.D264] &lt;= 6;     IF ([.E264] &lt;= 1.5; 1.5;     IF ([.E264] &lt;= 2.5; 2.5;     IF ([.E264] &lt;= 4.5; 4;     IF ([.E264] &lt;= 7; 6; 10))));  IF ([.D264] &lt;= 10;     IF ([.E264] &lt;= 1.5; 2.5;     IF ([.E264] &lt;= 2.5; 4;     IF ([.E264] &lt;= 4; 6;     IF ([.E264] &lt;= 7; 10;     IF ([.E264] &lt;= 10.5; 16;     IF ([.E264] &lt;= 17.5; 25;     IF ([.E264] &lt;= 24; 35; 50)))))));  IF ([.D264] &lt;= 15;     IF ([.E264] &lt;= 1; 2.5;     IF ([.E264] &lt;= 1.5; 4;     IF ([.E264] &lt;= 2.5; 6;     IF ([.E264] &lt;= 4.5; 10;     IF ([.E264] &lt;= 7; 16;     IF ([.E264] &lt;= 11.5; 25;     IF ([.E264] &lt;= 16; 35; 50)))))));  IF ([.D264] &lt;= 25;     IF ([.E264] &lt;= 1; 4;     IF ([.E264] &lt;= 1.5; 6;     IF ([.E264] &lt;= 2.5; 10;     IF ([.E264] &lt;= 4; 16;     IF ([.E264] &lt;= 7; 25;     IF ([.E264] &lt;= 9.5; 35; 50))))));  IF ([.D264] &lt;= 30;     IF ([.E264] &lt;= 1; 6;     IF ([.E264] &lt;= 2; 10;     IF ([.E264] &lt;= 3.5; 16;     IF ([.E264] &lt;= 5.4; 25;     IF ([.E264] &lt;= 8; 35; 50)))));  IF ([.D264] &lt;= 40;     IF ([.E264] &lt;= 1.5; 10;     IF ([.E264] &lt;= 2.5; 16;     IF ([.E264] &lt;= 4; 25;     IF ([.E264] &lt;= 6; 35; 50))));  &quot;Way too heavy&quot; ))))))))); &quot;&quot;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265]); [.E26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66]); [.E266]+Buffer; &quot;&quot;)">
            <text:p/>
          </table:table-cell>
          <table:table-cell table:formula="of:=IF(ISNUMBER([.D266]); IF ([.D266] &lt;= 1;     IF ([.E266] &lt;= 7; 1;     IF ([.E266] &lt;= 10; 1.5;     IF ([.E266] &lt;= 17; 2.5;     IF ([.E266] &lt;= 28; 4;     IF ([.E266] &lt;= 42; 6; 10)))));  IF ([.D266] &lt;= 2;     IF ([.E266] &lt;= 1.5; 1;     IF ([.E266] &lt;= 5; 1.5;     IF ([.E266] &lt;= 8.5; 2.5;     IF ([.E266] &lt;= 14; 4;     IF ([.E266] &lt;= 21; 6; 10)))));  IF ([.D266] &lt;= 4;     IF ([.E266] &lt;= 1.5; 1;     IF ([.E266] &lt;= 2.5; 1.5;     IF ([.E266] &lt;= 4; 2.5;     IF ([.E266] &lt;= 7; 4;     IF ([.E266] &lt;= 10.5; 6; 10)))));  IF ([.D266] &lt;= 6;     IF ([.E266] &lt;= 1.5; 1.5;     IF ([.E266] &lt;= 2.5; 2.5;     IF ([.E266] &lt;= 4.5; 4;     IF ([.E266] &lt;= 7; 6; 10))));  IF ([.D266] &lt;= 10;     IF ([.E266] &lt;= 1.5; 2.5;     IF ([.E266] &lt;= 2.5; 4;     IF ([.E266] &lt;= 4; 6;     IF ([.E266] &lt;= 7; 10;     IF ([.E266] &lt;= 10.5; 16;     IF ([.E266] &lt;= 17.5; 25;     IF ([.E266] &lt;= 24; 35; 50)))))));  IF ([.D266] &lt;= 15;     IF ([.E266] &lt;= 1; 2.5;     IF ([.E266] &lt;= 1.5; 4;     IF ([.E266] &lt;= 2.5; 6;     IF ([.E266] &lt;= 4.5; 10;     IF ([.E266] &lt;= 7; 16;     IF ([.E266] &lt;= 11.5; 25;     IF ([.E266] &lt;= 16; 35; 50)))))));  IF ([.D266] &lt;= 25;     IF ([.E266] &lt;= 1; 4;     IF ([.E266] &lt;= 1.5; 6;     IF ([.E266] &lt;= 2.5; 10;     IF ([.E266] &lt;= 4; 16;     IF ([.E266] &lt;= 7; 25;     IF ([.E266] &lt;= 9.5; 35; 50))))));  IF ([.D266] &lt;= 30;     IF ([.E266] &lt;= 1; 6;     IF ([.E266] &lt;= 2; 10;     IF ([.E266] &lt;= 3.5; 16;     IF ([.E266] &lt;= 5.4; 25;     IF ([.E266] &lt;= 8; 35; 50)))));  IF ([.D266] &lt;= 40;     IF ([.E266] &lt;= 1.5; 10;     IF ([.E266] &lt;= 2.5; 16;     IF ([.E266] &lt;= 4; 25;     IF ([.E266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Переключатель поворотников и света ‘4’</text:p>
          </table:table-cell>
          <table:table-cell office:value-type="string" calcext:value-type="string" table:number-columns-spanned="1" table:number-rows-spanned="2">
            <text:p>Бел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267]); [.E267]+Buffer; &quot;&quot;)" office:value-type="float" office:value="3.3" calcext:value-type="float" table:number-columns-spanned="1" table:number-rows-spanned="2">
            <text:p>3.3</text:p>
          </table:table-cell>
          <table:table-cell table:formula="of:=IF(ISNUMBER([.D267]); IF ([.D267] &lt;= 1;     IF ([.E267] &lt;= 7; 1;     IF ([.E267] &lt;= 10; 1.5;     IF ([.E267] &lt;= 17; 2.5;     IF ([.E267] &lt;= 28; 4;     IF ([.E267] &lt;= 42; 6; 10)))));  IF ([.D267] &lt;= 2;     IF ([.E267] &lt;= 1.5; 1;     IF ([.E267] &lt;= 5; 1.5;     IF ([.E267] &lt;= 8.5; 2.5;     IF ([.E267] &lt;= 14; 4;     IF ([.E267] &lt;= 21; 6; 10)))));  IF ([.D267] &lt;= 4;     IF ([.E267] &lt;= 1.5; 1;     IF ([.E267] &lt;= 2.5; 1.5;     IF ([.E267] &lt;= 4; 2.5;     IF ([.E267] &lt;= 7; 4;     IF ([.E267] &lt;= 10.5; 6; 10)))));  IF ([.D267] &lt;= 6;     IF ([.E267] &lt;= 1.5; 1.5;     IF ([.E267] &lt;= 2.5; 2.5;     IF ([.E267] &lt;= 4.5; 4;     IF ([.E267] &lt;= 7; 6; 10))));  IF ([.D267] &lt;= 10;     IF ([.E267] &lt;= 1.5; 2.5;     IF ([.E267] &lt;= 2.5; 4;     IF ([.E267] &lt;= 4; 6;     IF ([.E267] &lt;= 7; 10;     IF ([.E267] &lt;= 10.5; 16;     IF ([.E267] &lt;= 17.5; 25;     IF ([.E267] &lt;= 24; 35; 50)))))));  IF ([.D267] &lt;= 15;     IF ([.E267] &lt;= 1; 2.5;     IF ([.E267] &lt;= 1.5; 4;     IF ([.E267] &lt;= 2.5; 6;     IF ([.E267] &lt;= 4.5; 10;     IF ([.E267] &lt;= 7; 16;     IF ([.E267] &lt;= 11.5; 25;     IF ([.E267] &lt;= 16; 35; 50)))))));  IF ([.D267] &lt;= 25;     IF ([.E267] &lt;= 1; 4;     IF ([.E267] &lt;= 1.5; 6;     IF ([.E267] &lt;= 2.5; 10;     IF ([.E267] &lt;= 4; 16;     IF ([.E267] &lt;= 7; 25;     IF ([.E267] &lt;= 9.5; 35; 50))))));  IF ([.D267] &lt;= 30;     IF ([.E267] &lt;= 1; 6;     IF ([.E267] &lt;= 2; 10;     IF ([.E267] &lt;= 3.5; 16;     IF ([.E267] &lt;= 5.4; 25;     IF ([.E267] &lt;= 8; 35; 50)))));  IF ([.D267] &lt;= 40;     IF ([.E267] &lt;= 1.5; 10;     IF ([.E267] &lt;= 2.5; 16;     IF ([.E267] &lt;= 4; 25;     IF ([.E267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пр ‘11’, вых</text:p>
          </table:table-cell>
          <table:covered-table-cell/>
          <table:covered-table-cell table:number-columns-repeated="2" table:style-name="ce19"/>
          <table:covered-table-cell table:formula="of:=IF(ISNUMBER([.E268]); [.E26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69]); [.E269]+Buffer; &quot;&quot;)">
            <text:p/>
          </table:table-cell>
          <table:table-cell table:formula="of:=IF(ISNUMBER([.D269]); IF ([.D269] &lt;= 1;     IF ([.E269] &lt;= 7; 1;     IF ([.E269] &lt;= 10; 1.5;     IF ([.E269] &lt;= 17; 2.5;     IF ([.E269] &lt;= 28; 4;     IF ([.E269] &lt;= 42; 6; 10)))));  IF ([.D269] &lt;= 2;     IF ([.E269] &lt;= 1.5; 1;     IF ([.E269] &lt;= 5; 1.5;     IF ([.E269] &lt;= 8.5; 2.5;     IF ([.E269] &lt;= 14; 4;     IF ([.E269] &lt;= 21; 6; 10)))));  IF ([.D269] &lt;= 4;     IF ([.E269] &lt;= 1.5; 1;     IF ([.E269] &lt;= 2.5; 1.5;     IF ([.E269] &lt;= 4; 2.5;     IF ([.E269] &lt;= 7; 4;     IF ([.E269] &lt;= 10.5; 6; 10)))));  IF ([.D269] &lt;= 6;     IF ([.E269] &lt;= 1.5; 1.5;     IF ([.E269] &lt;= 2.5; 2.5;     IF ([.E269] &lt;= 4.5; 4;     IF ([.E269] &lt;= 7; 6; 10))));  IF ([.D269] &lt;= 10;     IF ([.E269] &lt;= 1.5; 2.5;     IF ([.E269] &lt;= 2.5; 4;     IF ([.E269] &lt;= 4; 6;     IF ([.E269] &lt;= 7; 10;     IF ([.E269] &lt;= 10.5; 16;     IF ([.E269] &lt;= 17.5; 25;     IF ([.E269] &lt;= 24; 35; 50)))))));  IF ([.D269] &lt;= 15;     IF ([.E269] &lt;= 1; 2.5;     IF ([.E269] &lt;= 1.5; 4;     IF ([.E269] &lt;= 2.5; 6;     IF ([.E269] &lt;= 4.5; 10;     IF ([.E269] &lt;= 7; 16;     IF ([.E269] &lt;= 11.5; 25;     IF ([.E269] &lt;= 16; 35; 50)))))));  IF ([.D269] &lt;= 25;     IF ([.E269] &lt;= 1; 4;     IF ([.E269] &lt;= 1.5; 6;     IF ([.E269] &lt;= 2.5; 10;     IF ([.E269] &lt;= 4; 16;     IF ([.E269] &lt;= 7; 25;     IF ([.E269] &lt;= 9.5; 35; 50))))));  IF ([.D269] &lt;= 30;     IF ([.E269] &lt;= 1; 6;     IF ([.E269] &lt;= 2; 10;     IF ([.E269] &lt;= 3.5; 16;     IF ([.E269] &lt;= 5.4; 25;     IF ([.E269] &lt;= 8; 35; 50)))));  IF ([.D269] &lt;= 40;     IF ([.E269] &lt;= 1.5; 10;     IF ([.E269] &lt;= 2.5; 16;     IF ([.E269] &lt;= 4; 25;     IF ([.E269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Переключатель поворотников и света ‘5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19" office:value-type="float" office:value="10" calcext:value-type="float" table:number-columns-spanned="1" table:number-rows-spanned="3">
            <text:p>10.00</text:p>
          </table:table-cell>
          <table:table-cell table:style-name="ce19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formula="of:=IF(ISNUMBER([.E270]); [.E270]+Buffer; &quot;&quot;)" office:value-type="float" office:value="3.3" calcext:value-type="float" table:number-columns-spanned="1" table:number-rows-spanned="3">
            <text:p>3.3</text:p>
          </table:table-cell>
          <table:table-cell table:formula="of:=IF(ISNUMBER([.D270]); IF ([.D270] &lt;= 1;     IF ([.E270] &lt;= 7; 1;     IF ([.E270] &lt;= 10; 1.5;     IF ([.E270] &lt;= 17; 2.5;     IF ([.E270] &lt;= 28; 4;     IF ([.E270] &lt;= 42; 6; 10)))));  IF ([.D270] &lt;= 2;     IF ([.E270] &lt;= 1.5; 1;     IF ([.E270] &lt;= 5; 1.5;     IF ([.E270] &lt;= 8.5; 2.5;     IF ([.E270] &lt;= 14; 4;     IF ([.E270] &lt;= 21; 6; 10)))));  IF ([.D270] &lt;= 4;     IF ([.E270] &lt;= 1.5; 1;     IF ([.E270] &lt;= 2.5; 1.5;     IF ([.E270] &lt;= 4; 2.5;     IF ([.E270] &lt;= 7; 4;     IF ([.E270] &lt;= 10.5; 6; 10)))));  IF ([.D270] &lt;= 6;     IF ([.E270] &lt;= 1.5; 1.5;     IF ([.E270] &lt;= 2.5; 2.5;     IF ([.E270] &lt;= 4.5; 4;     IF ([.E270] &lt;= 7; 6; 10))));  IF ([.D270] &lt;= 10;     IF ([.E270] &lt;= 1.5; 2.5;     IF ([.E270] &lt;= 2.5; 4;     IF ([.E270] &lt;= 4; 6;     IF ([.E270] &lt;= 7; 10;     IF ([.E270] &lt;= 10.5; 16;     IF ([.E270] &lt;= 17.5; 25;     IF ([.E270] &lt;= 24; 35; 50)))))));  IF ([.D270] &lt;= 15;     IF ([.E270] &lt;= 1; 2.5;     IF ([.E270] &lt;= 1.5; 4;     IF ([.E270] &lt;= 2.5; 6;     IF ([.E270] &lt;= 4.5; 10;     IF ([.E270] &lt;= 7; 16;     IF ([.E270] &lt;= 11.5; 25;     IF ([.E270] &lt;= 16; 35; 50)))))));  IF ([.D270] &lt;= 25;     IF ([.E270] &lt;= 1; 4;     IF ([.E270] &lt;= 1.5; 6;     IF ([.E270] &lt;= 2.5; 10;     IF ([.E270] &lt;= 4; 16;     IF ([.E270] &lt;= 7; 25;     IF ([.E270] &lt;= 9.5; 35; 50))))));  IF ([.D270] &lt;= 30;     IF ([.E270] &lt;= 1; 6;     IF ([.E270] &lt;= 2; 10;     IF ([.E270] &lt;= 3.5; 16;     IF ([.E270] &lt;= 5.4; 25;     IF ([.E270] &lt;= 8; 35; 50)))));  IF ([.D270] &lt;= 40;     IF ([.E270] &lt;= 1.5; 10;     IF ([.E270] &lt;= 2.5; 16;     IF ([.E270] &lt;= 4; 25;     IF ([.E270] &lt;= 6; 35; 50))));  &quot;Way too heavy&quot; ))))))))); &quot;&quot;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6’</text:p>
          </table:table-cell>
          <table:covered-table-cell/>
          <table:covered-table-cell table:number-columns-repeated="2" table:style-name="ce19"/>
          <table:covered-table-cell table:formula="of:=IF(ISNUMBER([.E271]); [.E27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5’, вых</text:p>
          </table:table-cell>
          <table:covered-table-cell/>
          <table:covered-table-cell table:number-columns-repeated="2" table:style-name="ce19"/>
          <table:covered-table-cell table:formula="of:=IF(ISNUMBER([.E272]); [.E27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73]); [.E273]+Buffer; &quot;&quot;)">
            <text:p/>
          </table:table-cell>
          <table:table-cell table:formula="of:=IF(ISNUMBER([.D273]); IF ([.D273] &lt;= 1;     IF ([.E273] &lt;= 7; 1;     IF ([.E273] &lt;= 10; 1.5;     IF ([.E273] &lt;= 17; 2.5;     IF ([.E273] &lt;= 28; 4;     IF ([.E273] &lt;= 42; 6; 10)))));  IF ([.D273] &lt;= 2;     IF ([.E273] &lt;= 1.5; 1;     IF ([.E273] &lt;= 5; 1.5;     IF ([.E273] &lt;= 8.5; 2.5;     IF ([.E273] &lt;= 14; 4;     IF ([.E273] &lt;= 21; 6; 10)))));  IF ([.D273] &lt;= 4;     IF ([.E273] &lt;= 1.5; 1;     IF ([.E273] &lt;= 2.5; 1.5;     IF ([.E273] &lt;= 4; 2.5;     IF ([.E273] &lt;= 7; 4;     IF ([.E273] &lt;= 10.5; 6; 10)))));  IF ([.D273] &lt;= 6;     IF ([.E273] &lt;= 1.5; 1.5;     IF ([.E273] &lt;= 2.5; 2.5;     IF ([.E273] &lt;= 4.5; 4;     IF ([.E273] &lt;= 7; 6; 10))));  IF ([.D273] &lt;= 10;     IF ([.E273] &lt;= 1.5; 2.5;     IF ([.E273] &lt;= 2.5; 4;     IF ([.E273] &lt;= 4; 6;     IF ([.E273] &lt;= 7; 10;     IF ([.E273] &lt;= 10.5; 16;     IF ([.E273] &lt;= 17.5; 25;     IF ([.E273] &lt;= 24; 35; 50)))))));  IF ([.D273] &lt;= 15;     IF ([.E273] &lt;= 1; 2.5;     IF ([.E273] &lt;= 1.5; 4;     IF ([.E273] &lt;= 2.5; 6;     IF ([.E273] &lt;= 4.5; 10;     IF ([.E273] &lt;= 7; 16;     IF ([.E273] &lt;= 11.5; 25;     IF ([.E273] &lt;= 16; 35; 50)))))));  IF ([.D273] &lt;= 25;     IF ([.E273] &lt;= 1; 4;     IF ([.E273] &lt;= 1.5; 6;     IF ([.E273] &lt;= 2.5; 10;     IF ([.E273] &lt;= 4; 16;     IF ([.E273] &lt;= 7; 25;     IF ([.E273] &lt;= 9.5; 35; 50))))));  IF ([.D273] &lt;= 30;     IF ([.E273] &lt;= 1; 6;     IF ([.E273] &lt;= 2; 10;     IF ([.E273] &lt;= 3.5; 16;     IF ([.E273] &lt;= 5.4; 25;     IF ([.E273] &lt;= 8; 35; 50)))));  IF ([.D273] &lt;= 40;     IF ([.E273] &lt;= 1.5; 10;     IF ([.E273] &lt;= 2.5; 16;     IF ([.E273] &lt;= 4; 25;     IF ([.E273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9" office:value-type="string" calcext:value-type="string">
            <text:p>Переключатель поворотников и света ‘9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19" office:value-type="float" office:value="15" calcext:value-type="float" table:number-columns-spanned="1" table:number-rows-spanned="3">
            <text:p>15.00</text:p>
          </table:table-cell>
          <table:table-cell table:style-name="ce19" table:formula="of:=TorpedoWidth+Width/4+TorpedoWidth" office:value-type="float" office:value="1.45" calcext:value-type="float" table:number-columns-spanned="1" table:number-rows-spanned="3">
            <text:p>1.45</text:p>
          </table:table-cell>
          <table:table-cell table:formula="of:=IF(ISNUMBER([.E274]); [.E274]+Buffer; &quot;&quot;)" office:value-type="float" office:value="1.95" calcext:value-type="float" table:number-columns-spanned="1" table:number-rows-spanned="3">
            <text:p>1.95</text:p>
          </table:table-cell>
          <table:table-cell table:formula="of:=IF(ISNUMBER([.D274]); IF ([.D274] &lt;= 1;     IF ([.E274] &lt;= 7; 1;     IF ([.E274] &lt;= 10; 1.5;     IF ([.E274] &lt;= 17; 2.5;     IF ([.E274] &lt;= 28; 4;     IF ([.E274] &lt;= 42; 6; 10)))));  IF ([.D274] &lt;= 2;     IF ([.E274] &lt;= 1.5; 1;     IF ([.E274] &lt;= 5; 1.5;     IF ([.E274] &lt;= 8.5; 2.5;     IF ([.E274] &lt;= 14; 4;     IF ([.E274] &lt;= 21; 6; 10)))));  IF ([.D274] &lt;= 4;     IF ([.E274] &lt;= 1.5; 1;     IF ([.E274] &lt;= 2.5; 1.5;     IF ([.E274] &lt;= 4; 2.5;     IF ([.E274] &lt;= 7; 4;     IF ([.E274] &lt;= 10.5; 6; 10)))));  IF ([.D274] &lt;= 6;     IF ([.E274] &lt;= 1.5; 1.5;     IF ([.E274] &lt;= 2.5; 2.5;     IF ([.E274] &lt;= 4.5; 4;     IF ([.E274] &lt;= 7; 6; 10))));  IF ([.D274] &lt;= 10;     IF ([.E274] &lt;= 1.5; 2.5;     IF ([.E274] &lt;= 2.5; 4;     IF ([.E274] &lt;= 4; 6;     IF ([.E274] &lt;= 7; 10;     IF ([.E274] &lt;= 10.5; 16;     IF ([.E274] &lt;= 17.5; 25;     IF ([.E274] &lt;= 24; 35; 50)))))));  IF ([.D274] &lt;= 15;     IF ([.E274] &lt;= 1; 2.5;     IF ([.E274] &lt;= 1.5; 4;     IF ([.E274] &lt;= 2.5; 6;     IF ([.E274] &lt;= 4.5; 10;     IF ([.E274] &lt;= 7; 16;     IF ([.E274] &lt;= 11.5; 25;     IF ([.E274] &lt;= 16; 35; 50)))))));  IF ([.D274] &lt;= 25;     IF ([.E274] &lt;= 1; 4;     IF ([.E274] &lt;= 1.5; 6;     IF ([.E274] &lt;= 2.5; 10;     IF ([.E274] &lt;= 4; 16;     IF ([.E274] &lt;= 7; 25;     IF ([.E274] &lt;= 9.5; 35; 50))))));  IF ([.D274] &lt;= 30;     IF ([.E274] &lt;= 1; 6;     IF ([.E274] &lt;= 2; 10;     IF ([.E274] &lt;= 3.5; 16;     IF ([.E274] &lt;= 5.4; 25;     IF ([.E274] &lt;= 8; 35; 50)))));  IF ([.D274] &lt;= 40;     IF ([.E274] &lt;= 1.5; 10;     IF ([.E274] &lt;= 2.5; 16;     IF ([.E274] &lt;= 4; 25;     IF ([.E274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ЦПС ‘4’</text:p>
          </table:table-cell>
          <table:covered-table-cell/>
          <table:covered-table-cell table:number-columns-repeated="2" table:style-name="ce19"/>
          <table:covered-table-cell table:formula="of:=IF(ISNUMBER([.E275]); [.E27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9’, вход</text:p>
          </table:table-cell>
          <table:covered-table-cell/>
          <table:covered-table-cell table:number-columns-repeated="2" table:style-name="ce19"/>
          <table:covered-table-cell table:formula="of:=IF(ISNUMBER([.E276]); [.E27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77]); [.E277]+Buffer; &quot;&quot;)">
            <text:p/>
          </table:table-cell>
          <table:table-cell table:formula="of:=IF(ISNUMBER([.D277]); IF ([.D277] &lt;= 1;     IF ([.E277] &lt;= 7; 1;     IF ([.E277] &lt;= 10; 1.5;     IF ([.E277] &lt;= 17; 2.5;     IF ([.E277] &lt;= 28; 4;     IF ([.E277] &lt;= 42; 6; 10)))));  IF ([.D277] &lt;= 2;     IF ([.E277] &lt;= 1.5; 1;     IF ([.E277] &lt;= 5; 1.5;     IF ([.E277] &lt;= 8.5; 2.5;     IF ([.E277] &lt;= 14; 4;     IF ([.E277] &lt;= 21; 6; 10)))));  IF ([.D277] &lt;= 4;     IF ([.E277] &lt;= 1.5; 1;     IF ([.E277] &lt;= 2.5; 1.5;     IF ([.E277] &lt;= 4; 2.5;     IF ([.E277] &lt;= 7; 4;     IF ([.E277] &lt;= 10.5; 6; 10)))));  IF ([.D277] &lt;= 6;     IF ([.E277] &lt;= 1.5; 1.5;     IF ([.E277] &lt;= 2.5; 2.5;     IF ([.E277] &lt;= 4.5; 4;     IF ([.E277] &lt;= 7; 6; 10))));  IF ([.D277] &lt;= 10;     IF ([.E277] &lt;= 1.5; 2.5;     IF ([.E277] &lt;= 2.5; 4;     IF ([.E277] &lt;= 4; 6;     IF ([.E277] &lt;= 7; 10;     IF ([.E277] &lt;= 10.5; 16;     IF ([.E277] &lt;= 17.5; 25;     IF ([.E277] &lt;= 24; 35; 50)))))));  IF ([.D277] &lt;= 15;     IF ([.E277] &lt;= 1; 2.5;     IF ([.E277] &lt;= 1.5; 4;     IF ([.E277] &lt;= 2.5; 6;     IF ([.E277] &lt;= 4.5; 10;     IF ([.E277] &lt;= 7; 16;     IF ([.E277] &lt;= 11.5; 25;     IF ([.E277] &lt;= 16; 35; 50)))))));  IF ([.D277] &lt;= 25;     IF ([.E277] &lt;= 1; 4;     IF ([.E277] &lt;= 1.5; 6;     IF ([.E277] &lt;= 2.5; 10;     IF ([.E277] &lt;= 4; 16;     IF ([.E277] &lt;= 7; 25;     IF ([.E277] &lt;= 9.5; 35; 50))))));  IF ([.D277] &lt;= 30;     IF ([.E277] &lt;= 1; 6;     IF ([.E277] &lt;= 2; 10;     IF ([.E277] &lt;= 3.5; 16;     IF ([.E277] &lt;= 5.4; 25;     IF ([.E277] &lt;= 8; 35; 50)))));  IF ([.D277] &lt;= 40;     IF ([.E277] &lt;= 1.5; 10;     IF ([.E277] &lt;= 2.5; 16;     IF ([.E277] &lt;= 4; 25;     IF ([.E277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Выключатель индикатора ручного тормоза ‘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Height+Len2/2+Width" office:value-type="float" office:value="3.4" calcext:value-type="float" table:number-columns-spanned="1" table:number-rows-spanned="2">
            <text:p>3.40</text:p>
          </table:table-cell>
          <table:table-cell table:formula="of:=IF(ISNUMBER([.E278]); [.E278]+Buffer; &quot;&quot;)" office:value-type="float" office:value="3.9" calcext:value-type="float" table:number-columns-spanned="1" table:number-rows-spanned="2">
            <text:p>3.9</text:p>
          </table:table-cell>
          <table:table-cell table:formula="of:=IF(ISNUMBER([.D278]); IF ([.D278] &lt;= 1;     IF ([.E278] &lt;= 7; 1;     IF ([.E278] &lt;= 10; 1.5;     IF ([.E278] &lt;= 17; 2.5;     IF ([.E278] &lt;= 28; 4;     IF ([.E278] &lt;= 42; 6; 10)))));  IF ([.D278] &lt;= 2;     IF ([.E278] &lt;= 1.5; 1;     IF ([.E278] &lt;= 5; 1.5;     IF ([.E278] &lt;= 8.5; 2.5;     IF ([.E278] &lt;= 14; 4;     IF ([.E278] &lt;= 21; 6; 10)))));  IF ([.D278] &lt;= 4;     IF ([.E278] &lt;= 1.5; 1;     IF ([.E278] &lt;= 2.5; 1.5;     IF ([.E278] &lt;= 4; 2.5;     IF ([.E278] &lt;= 7; 4;     IF ([.E278] &lt;= 10.5; 6; 10)))));  IF ([.D278] &lt;= 6;     IF ([.E278] &lt;= 1.5; 1.5;     IF ([.E278] &lt;= 2.5; 2.5;     IF ([.E278] &lt;= 4.5; 4;     IF ([.E278] &lt;= 7; 6; 10))));  IF ([.D278] &lt;= 10;     IF ([.E278] &lt;= 1.5; 2.5;     IF ([.E278] &lt;= 2.5; 4;     IF ([.E278] &lt;= 4; 6;     IF ([.E278] &lt;= 7; 10;     IF ([.E278] &lt;= 10.5; 16;     IF ([.E278] &lt;= 17.5; 25;     IF ([.E278] &lt;= 24; 35; 50)))))));  IF ([.D278] &lt;= 15;     IF ([.E278] &lt;= 1; 2.5;     IF ([.E278] &lt;= 1.5; 4;     IF ([.E278] &lt;= 2.5; 6;     IF ([.E278] &lt;= 4.5; 10;     IF ([.E278] &lt;= 7; 16;     IF ([.E278] &lt;= 11.5; 25;     IF ([.E278] &lt;= 16; 35; 50)))))));  IF ([.D278] &lt;= 25;     IF ([.E278] &lt;= 1; 4;     IF ([.E278] &lt;= 1.5; 6;     IF ([.E278] &lt;= 2.5; 10;     IF ([.E278] &lt;= 4; 16;     IF ([.E278] &lt;= 7; 25;     IF ([.E278] &lt;= 9.5; 35; 50))))));  IF ([.D278] &lt;= 30;     IF ([.E278] &lt;= 1; 6;     IF ([.E278] &lt;= 2; 10;     IF ([.E278] &lt;= 3.5; 16;     IF ([.E278] &lt;= 5.4; 25;     IF ([.E278] &lt;= 8; 35; 50)))));  IF ([.D278] &lt;= 40;     IF ([.E278] &lt;= 1.5; 10;     IF ([.E278] &lt;= 2.5; 16;     IF ([.E278] &lt;= 4; 25;     IF ([.E278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279]); [.E27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80]); [.E280]+Buffer; &quot;&quot;)">
            <text:p/>
          </table:table-cell>
          <table:table-cell table:formula="of:=IF(ISNUMBER([.D280]); IF ([.D280] &lt;= 1;     IF ([.E280] &lt;= 7; 1;     IF ([.E280] &lt;= 10; 1.5;     IF ([.E280] &lt;= 17; 2.5;     IF ([.E280] &lt;= 28; 4;     IF ([.E280] &lt;= 42; 6; 10)))));  IF ([.D280] &lt;= 2;     IF ([.E280] &lt;= 1.5; 1;     IF ([.E280] &lt;= 5; 1.5;     IF ([.E280] &lt;= 8.5; 2.5;     IF ([.E280] &lt;= 14; 4;     IF ([.E280] &lt;= 21; 6; 10)))));  IF ([.D280] &lt;= 4;     IF ([.E280] &lt;= 1.5; 1;     IF ([.E280] &lt;= 2.5; 1.5;     IF ([.E280] &lt;= 4; 2.5;     IF ([.E280] &lt;= 7; 4;     IF ([.E280] &lt;= 10.5; 6; 10)))));  IF ([.D280] &lt;= 6;     IF ([.E280] &lt;= 1.5; 1.5;     IF ([.E280] &lt;= 2.5; 2.5;     IF ([.E280] &lt;= 4.5; 4;     IF ([.E280] &lt;= 7; 6; 10))));  IF ([.D280] &lt;= 10;     IF ([.E280] &lt;= 1.5; 2.5;     IF ([.E280] &lt;= 2.5; 4;     IF ([.E280] &lt;= 4; 6;     IF ([.E280] &lt;= 7; 10;     IF ([.E280] &lt;= 10.5; 16;     IF ([.E280] &lt;= 17.5; 25;     IF ([.E280] &lt;= 24; 35; 50)))))));  IF ([.D280] &lt;= 15;     IF ([.E280] &lt;= 1; 2.5;     IF ([.E280] &lt;= 1.5; 4;     IF ([.E280] &lt;= 2.5; 6;     IF ([.E280] &lt;= 4.5; 10;     IF ([.E280] &lt;= 7; 16;     IF ([.E280] &lt;= 11.5; 25;     IF ([.E280] &lt;= 16; 35; 50)))))));  IF ([.D280] &lt;= 25;     IF ([.E280] &lt;= 1; 4;     IF ([.E280] &lt;= 1.5; 6;     IF ([.E280] &lt;= 2.5; 10;     IF ([.E280] &lt;= 4; 16;     IF ([.E280] &lt;= 7; 25;     IF ([.E280] &lt;= 9.5; 35; 50))))));  IF ([.D280] &lt;= 30;     IF ([.E280] &lt;= 1; 6;     IF ([.E280] &lt;= 2; 10;     IF ([.E280] &lt;= 3.5; 16;     IF ([.E280] &lt;= 5.4; 25;     IF ([.E280] &lt;= 8; 35; 50)))));  IF ([.D280] &lt;= 40;     IF ([.E280] &lt;= 1.5; 10;     IF ([.E280] &lt;= 2.5; 16;     IF ([.E280] &lt;= 4; 25;     IF ([.E280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0" office:value-type="string" calcext:value-type="string">
            <text:p>Выключатель индикатора ручного тормоза ‘2’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formula="of:=IF(ISNUMBER([.E281]); [.E281]+Buffer; &quot;&quot;)" table:number-columns-spanned="1" table:number-rows-spanned="2">
            <text:p/>
          </table:table-cell>
          <table:table-cell table:formula="of:=IF(ISNUMBER([.D281]); IF ([.D281] &lt;= 1;     IF ([.E281] &lt;= 7; 1;     IF ([.E281] &lt;= 10; 1.5;     IF ([.E281] &lt;= 17; 2.5;     IF ([.E281] &lt;= 28; 4;     IF ([.E281] &lt;= 42; 6; 10)))));  IF ([.D281] &lt;= 2;     IF ([.E281] &lt;= 1.5; 1;     IF ([.E281] &lt;= 5; 1.5;     IF ([.E281] &lt;= 8.5; 2.5;     IF ([.E281] &lt;= 14; 4;     IF ([.E281] &lt;= 21; 6; 10)))));  IF ([.D281] &lt;= 4;     IF ([.E281] &lt;= 1.5; 1;     IF ([.E281] &lt;= 2.5; 1.5;     IF ([.E281] &lt;= 4; 2.5;     IF ([.E281] &lt;= 7; 4;     IF ([.E281] &lt;= 10.5; 6; 10)))));  IF ([.D281] &lt;= 6;     IF ([.E281] &lt;= 1.5; 1.5;     IF ([.E281] &lt;= 2.5; 2.5;     IF ([.E281] &lt;= 4.5; 4;     IF ([.E281] &lt;= 7; 6; 10))));  IF ([.D281] &lt;= 10;     IF ([.E281] &lt;= 1.5; 2.5;     IF ([.E281] &lt;= 2.5; 4;     IF ([.E281] &lt;= 4; 6;     IF ([.E281] &lt;= 7; 10;     IF ([.E281] &lt;= 10.5; 16;     IF ([.E281] &lt;= 17.5; 25;     IF ([.E281] &lt;= 24; 35; 50)))))));  IF ([.D281] &lt;= 15;     IF ([.E281] &lt;= 1; 2.5;     IF ([.E281] &lt;= 1.5; 4;     IF ([.E281] &lt;= 2.5; 6;     IF ([.E281] &lt;= 4.5; 10;     IF ([.E281] &lt;= 7; 16;     IF ([.E281] &lt;= 11.5; 25;     IF ([.E281] &lt;= 16; 35; 50)))))));  IF ([.D281] &lt;= 25;     IF ([.E281] &lt;= 1; 4;     IF ([.E281] &lt;= 1.5; 6;     IF ([.E281] &lt;= 2.5; 10;     IF ([.E281] &lt;= 4; 16;     IF ([.E281] &lt;= 7; 25;     IF ([.E281] &lt;= 9.5; 35; 50))))));  IF ([.D281] &lt;= 30;     IF ([.E281] &lt;= 1; 6;     IF ([.E281] &lt;= 2; 10;     IF ([.E281] &lt;= 3.5; 16;     IF ([.E281] &lt;= 5.4; 25;     IF ([.E281] &lt;= 8; 35; 50)))));  IF ([.D281] &lt;= 40;     IF ([.E281] &lt;= 1.5; 10;     IF ([.E281] &lt;= 2.5; 16;     IF ([.E281] &lt;= 4; 25;     IF ([.E281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2.4’</text:p>
          </table:table-cell>
          <table:covered-table-cell/>
          <table:covered-table-cell table:number-columns-repeated="2" table:style-name="ce19"/>
          <table:covered-table-cell table:formula="of:=IF(ISNUMBER([.E282]); [.E282]+Buffer; &quot;&quot;)">
            <text:p/>
          </table:covered-table-cell>
          <table:table-cell table:formula="of:=IF(ISNUMBER([.D282]); IF ([.D282] &lt;= 1;     IF ([.E282] &lt;= 7; 1;     IF ([.E282] &lt;= 10; 1.5;     IF ([.E282] &lt;= 17; 2.5;     IF ([.E282] &lt;= 28; 4;     IF ([.E282] &lt;= 42; 6; 10)))));  IF ([.D282] &lt;= 2;     IF ([.E282] &lt;= 1.5; 1;     IF ([.E282] &lt;= 5; 1.5;     IF ([.E282] &lt;= 8.5; 2.5;     IF ([.E282] &lt;= 14; 4;     IF ([.E282] &lt;= 21; 6; 10)))));  IF ([.D282] &lt;= 4;     IF ([.E282] &lt;= 1.5; 1;     IF ([.E282] &lt;= 2.5; 1.5;     IF ([.E282] &lt;= 4; 2.5;     IF ([.E282] &lt;= 7; 4;     IF ([.E282] &lt;= 10.5; 6; 10)))));  IF ([.D282] &lt;= 6;     IF ([.E282] &lt;= 1.5; 1.5;     IF ([.E282] &lt;= 2.5; 2.5;     IF ([.E282] &lt;= 4.5; 4;     IF ([.E282] &lt;= 7; 6; 10))));  IF ([.D282] &lt;= 10;     IF ([.E282] &lt;= 1.5; 2.5;     IF ([.E282] &lt;= 2.5; 4;     IF ([.E282] &lt;= 4; 6;     IF ([.E282] &lt;= 7; 10;     IF ([.E282] &lt;= 10.5; 16;     IF ([.E282] &lt;= 17.5; 25;     IF ([.E282] &lt;= 24; 35; 50)))))));  IF ([.D282] &lt;= 15;     IF ([.E282] &lt;= 1; 2.5;     IF ([.E282] &lt;= 1.5; 4;     IF ([.E282] &lt;= 2.5; 6;     IF ([.E282] &lt;= 4.5; 10;     IF ([.E282] &lt;= 7; 16;     IF ([.E282] &lt;= 11.5; 25;     IF ([.E282] &lt;= 16; 35; 50)))))));  IF ([.D282] &lt;= 25;     IF ([.E282] &lt;= 1; 4;     IF ([.E282] &lt;= 1.5; 6;     IF ([.E282] &lt;= 2.5; 10;     IF ([.E282] &lt;= 4; 16;     IF ([.E282] &lt;= 7; 25;     IF ([.E282] &lt;= 9.5; 35; 50))))));  IF ([.D282] &lt;= 30;     IF ([.E282] &lt;= 1; 6;     IF ([.E282] &lt;= 2; 10;     IF ([.E282] &lt;= 3.5; 16;     IF ([.E282] &lt;= 5.4; 25;     IF ([.E282] &lt;= 8; 35; 50)))));  IF ([.D282] &lt;= 40;     IF ([.E282] &lt;= 1.5; 10;     IF ([.E282] &lt;= 2.5; 16;     IF ([.E282] &lt;= 4; 25;     IF ([.E282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83]); [.E283]+Buffer; &quot;&quot;)">
            <text:p/>
          </table:table-cell>
          <table:table-cell table:formula="of:=IF(ISNUMBER([.D283]); IF ([.D283] &lt;= 1;     IF ([.E283] &lt;= 7; 1;     IF ([.E283] &lt;= 10; 1.5;     IF ([.E283] &lt;= 17; 2.5;     IF ([.E283] &lt;= 28; 4;     IF ([.E283] &lt;= 42; 6; 10)))));  IF ([.D283] &lt;= 2;     IF ([.E283] &lt;= 1.5; 1;     IF ([.E283] &lt;= 5; 1.5;     IF ([.E283] &lt;= 8.5; 2.5;     IF ([.E283] &lt;= 14; 4;     IF ([.E283] &lt;= 21; 6; 10)))));  IF ([.D283] &lt;= 4;     IF ([.E283] &lt;= 1.5; 1;     IF ([.E283] &lt;= 2.5; 1.5;     IF ([.E283] &lt;= 4; 2.5;     IF ([.E283] &lt;= 7; 4;     IF ([.E283] &lt;= 10.5; 6; 10)))));  IF ([.D283] &lt;= 6;     IF ([.E283] &lt;= 1.5; 1.5;     IF ([.E283] &lt;= 2.5; 2.5;     IF ([.E283] &lt;= 4.5; 4;     IF ([.E283] &lt;= 7; 6; 10))));  IF ([.D283] &lt;= 10;     IF ([.E283] &lt;= 1.5; 2.5;     IF ([.E283] &lt;= 2.5; 4;     IF ([.E283] &lt;= 4; 6;     IF ([.E283] &lt;= 7; 10;     IF ([.E283] &lt;= 10.5; 16;     IF ([.E283] &lt;= 17.5; 25;     IF ([.E283] &lt;= 24; 35; 50)))))));  IF ([.D283] &lt;= 15;     IF ([.E283] &lt;= 1; 2.5;     IF ([.E283] &lt;= 1.5; 4;     IF ([.E283] &lt;= 2.5; 6;     IF ([.E283] &lt;= 4.5; 10;     IF ([.E283] &lt;= 7; 16;     IF ([.E283] &lt;= 11.5; 25;     IF ([.E283] &lt;= 16; 35; 50)))))));  IF ([.D283] &lt;= 25;     IF ([.E283] &lt;= 1; 4;     IF ([.E283] &lt;= 1.5; 6;     IF ([.E283] &lt;= 2.5; 10;     IF ([.E283] &lt;= 4; 16;     IF ([.E283] &lt;= 7; 25;     IF ([.E283] &lt;= 9.5; 35; 50))))));  IF ([.D283] &lt;= 30;     IF ([.E283] &lt;= 1; 6;     IF ([.E283] &lt;= 2; 10;     IF ([.E283] &lt;= 3.5; 16;     IF ([.E283] &lt;= 5.4; 25;     IF ([.E283] &lt;= 8; 35; 50)))));  IF ([.D283] &lt;= 40;     IF ([.E283] &lt;= 1.5; 10;     IF ([.E283] &lt;= 2.5; 16;     IF ([.E283] &lt;= 4; 25;     IF ([.E283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Мотор стеклоочистителя ‘1’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19" office:value-type="float" office:value="10" calcext:value-type="float" table:number-columns-spanned="1" table:number-rows-spanned="2">
            <text:p>10.00</text:p>
          </table:table-cell>
          <table:table-cell table:style-name="ce19" table:formula="of:=Width+Height+Width+TorpedoWidth" office:value-type="float" office:value="4.6" calcext:value-type="float" table:number-columns-spanned="1" table:number-rows-spanned="2">
            <text:p>4.60</text:p>
          </table:table-cell>
          <table:table-cell table:formula="of:=IF(ISNUMBER([.E284]); [.E284]+Buffer; &quot;&quot;)" office:value-type="float" office:value="5.1" calcext:value-type="float" table:number-columns-spanned="1" table:number-rows-spanned="2">
            <text:p>5.1</text:p>
          </table:table-cell>
          <table:table-cell table:formula="of:=IF(ISNUMBER([.D284]); IF ([.D284] &lt;= 1;     IF ([.E284] &lt;= 7; 1;     IF ([.E284] &lt;= 10; 1.5;     IF ([.E284] &lt;= 17; 2.5;     IF ([.E284] &lt;= 28; 4;     IF ([.E284] &lt;= 42; 6; 10)))));  IF ([.D284] &lt;= 2;     IF ([.E284] &lt;= 1.5; 1;     IF ([.E284] &lt;= 5; 1.5;     IF ([.E284] &lt;= 8.5; 2.5;     IF ([.E284] &lt;= 14; 4;     IF ([.E284] &lt;= 21; 6; 10)))));  IF ([.D284] &lt;= 4;     IF ([.E284] &lt;= 1.5; 1;     IF ([.E284] &lt;= 2.5; 1.5;     IF ([.E284] &lt;= 4; 2.5;     IF ([.E284] &lt;= 7; 4;     IF ([.E284] &lt;= 10.5; 6; 10)))));  IF ([.D284] &lt;= 6;     IF ([.E284] &lt;= 1.5; 1.5;     IF ([.E284] &lt;= 2.5; 2.5;     IF ([.E284] &lt;= 4.5; 4;     IF ([.E284] &lt;= 7; 6; 10))));  IF ([.D284] &lt;= 10;     IF ([.E284] &lt;= 1.5; 2.5;     IF ([.E284] &lt;= 2.5; 4;     IF ([.E284] &lt;= 4; 6;     IF ([.E284] &lt;= 7; 10;     IF ([.E284] &lt;= 10.5; 16;     IF ([.E284] &lt;= 17.5; 25;     IF ([.E284] &lt;= 24; 35; 50)))))));  IF ([.D284] &lt;= 15;     IF ([.E284] &lt;= 1; 2.5;     IF ([.E284] &lt;= 1.5; 4;     IF ([.E284] &lt;= 2.5; 6;     IF ([.E284] &lt;= 4.5; 10;     IF ([.E284] &lt;= 7; 16;     IF ([.E284] &lt;= 11.5; 25;     IF ([.E284] &lt;= 16; 35; 50)))))));  IF ([.D284] &lt;= 25;     IF ([.E284] &lt;= 1; 4;     IF ([.E284] &lt;= 1.5; 6;     IF ([.E284] &lt;= 2.5; 10;     IF ([.E284] &lt;= 4; 16;     IF ([.E284] &lt;= 7; 25;     IF ([.E284] &lt;= 9.5; 35; 50))))));  IF ([.D284] &lt;= 30;     IF ([.E284] &lt;= 1; 6;     IF ([.E284] &lt;= 2; 10;     IF ([.E284] &lt;= 3.5; 16;     IF ([.E284] &lt;= 5.4; 25;     IF ([.E284] &lt;= 8; 35; 50)))));  IF ([.D284] &lt;= 40;     IF ([.E284] &lt;= 1.5; 10;     IF ([.E284] &lt;= 2.5; 16;     IF ([.E284] &lt;= 4; 25;     IF ([.E284] &lt;= 6; 35; 50))));  &quot;Way too heavy&quot; ))))))))); &quot;&quot;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лев ‘13’, вых</text:p>
          </table:table-cell>
          <table:covered-table-cell/>
          <table:covered-table-cell table:number-columns-repeated="2" table:style-name="ce19"/>
          <table:covered-table-cell table:formula="of:=IF(ISNUMBER([.E285]); [.E28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86]); [.E286]+Buffer; &quot;&quot;)">
            <text:p/>
          </table:table-cell>
          <table:table-cell table:formula="of:=IF(ISNUMBER([.D286]); IF ([.D286] &lt;= 1;     IF ([.E286] &lt;= 7; 1;     IF ([.E286] &lt;= 10; 1.5;     IF ([.E286] &lt;= 17; 2.5;     IF ([.E286] &lt;= 28; 4;     IF ([.E286] &lt;= 42; 6; 10)))));  IF ([.D286] &lt;= 2;     IF ([.E286] &lt;= 1.5; 1;     IF ([.E286] &lt;= 5; 1.5;     IF ([.E286] &lt;= 8.5; 2.5;     IF ([.E286] &lt;= 14; 4;     IF ([.E286] &lt;= 21; 6; 10)))));  IF ([.D286] &lt;= 4;     IF ([.E286] &lt;= 1.5; 1;     IF ([.E286] &lt;= 2.5; 1.5;     IF ([.E286] &lt;= 4; 2.5;     IF ([.E286] &lt;= 7; 4;     IF ([.E286] &lt;= 10.5; 6; 10)))));  IF ([.D286] &lt;= 6;     IF ([.E286] &lt;= 1.5; 1.5;     IF ([.E286] &lt;= 2.5; 2.5;     IF ([.E286] &lt;= 4.5; 4;     IF ([.E286] &lt;= 7; 6; 10))));  IF ([.D286] &lt;= 10;     IF ([.E286] &lt;= 1.5; 2.5;     IF ([.E286] &lt;= 2.5; 4;     IF ([.E286] &lt;= 4; 6;     IF ([.E286] &lt;= 7; 10;     IF ([.E286] &lt;= 10.5; 16;     IF ([.E286] &lt;= 17.5; 25;     IF ([.E286] &lt;= 24; 35; 50)))))));  IF ([.D286] &lt;= 15;     IF ([.E286] &lt;= 1; 2.5;     IF ([.E286] &lt;= 1.5; 4;     IF ([.E286] &lt;= 2.5; 6;     IF ([.E286] &lt;= 4.5; 10;     IF ([.E286] &lt;= 7; 16;     IF ([.E286] &lt;= 11.5; 25;     IF ([.E286] &lt;= 16; 35; 50)))))));  IF ([.D286] &lt;= 25;     IF ([.E286] &lt;= 1; 4;     IF ([.E286] &lt;= 1.5; 6;     IF ([.E286] &lt;= 2.5; 10;     IF ([.E286] &lt;= 4; 16;     IF ([.E286] &lt;= 7; 25;     IF ([.E286] &lt;= 9.5; 35; 50))))));  IF ([.D286] &lt;= 30;     IF ([.E286] &lt;= 1; 6;     IF ([.E286] &lt;= 2; 10;     IF ([.E286] &lt;= 3.5; 16;     IF ([.E286] &lt;= 5.4; 25;     IF ([.E286] &lt;= 8; 35; 50)))));  IF ([.D286] &lt;= 40;     IF ([.E286] &lt;= 1.5; 10;     IF ([.E286] &lt;= 2.5; 16;     IF ([.E286] &lt;= 4; 25;     IF ([.E286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Выключатель задних ПТФ ‘U’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formula="of:=IF(ISNUMBER([.E287]); [.E287]+Buffer; &quot;&quot;)" table:number-columns-spanned="1" table:number-rows-spanned="2">
            <text:p/>
          </table:table-cell>
          <table:table-cell table:formula="of:=IF(ISNUMBER([.D287]); IF ([.D287] &lt;= 1;     IF ([.E287] &lt;= 7; 1;     IF ([.E287] &lt;= 10; 1.5;     IF ([.E287] &lt;= 17; 2.5;     IF ([.E287] &lt;= 28; 4;     IF ([.E287] &lt;= 42; 6; 10)))));  IF ([.D287] &lt;= 2;     IF ([.E287] &lt;= 1.5; 1;     IF ([.E287] &lt;= 5; 1.5;     IF ([.E287] &lt;= 8.5; 2.5;     IF ([.E287] &lt;= 14; 4;     IF ([.E287] &lt;= 21; 6; 10)))));  IF ([.D287] &lt;= 4;     IF ([.E287] &lt;= 1.5; 1;     IF ([.E287] &lt;= 2.5; 1.5;     IF ([.E287] &lt;= 4; 2.5;     IF ([.E287] &lt;= 7; 4;     IF ([.E287] &lt;= 10.5; 6; 10)))));  IF ([.D287] &lt;= 6;     IF ([.E287] &lt;= 1.5; 1.5;     IF ([.E287] &lt;= 2.5; 2.5;     IF ([.E287] &lt;= 4.5; 4;     IF ([.E287] &lt;= 7; 6; 10))));  IF ([.D287] &lt;= 10;     IF ([.E287] &lt;= 1.5; 2.5;     IF ([.E287] &lt;= 2.5; 4;     IF ([.E287] &lt;= 4; 6;     IF ([.E287] &lt;= 7; 10;     IF ([.E287] &lt;= 10.5; 16;     IF ([.E287] &lt;= 17.5; 25;     IF ([.E287] &lt;= 24; 35; 50)))))));  IF ([.D287] &lt;= 15;     IF ([.E287] &lt;= 1; 2.5;     IF ([.E287] &lt;= 1.5; 4;     IF ([.E287] &lt;= 2.5; 6;     IF ([.E287] &lt;= 4.5; 10;     IF ([.E287] &lt;= 7; 16;     IF ([.E287] &lt;= 11.5; 25;     IF ([.E287] &lt;= 16; 35; 50)))))));  IF ([.D287] &lt;= 25;     IF ([.E287] &lt;= 1; 4;     IF ([.E287] &lt;= 1.5; 6;     IF ([.E287] &lt;= 2.5; 10;     IF ([.E287] &lt;= 4; 16;     IF ([.E287] &lt;= 7; 25;     IF ([.E287] &lt;= 9.5; 35; 50))))));  IF ([.D287] &lt;= 30;     IF ([.E287] &lt;= 1; 6;     IF ([.E287] &lt;= 2; 10;     IF ([.E287] &lt;= 3.5; 16;     IF ([.E287] &lt;= 5.4; 25;     IF ([.E287] &lt;= 8; 35; 50)))));  IF ([.D287] &lt;= 40;     IF ([.E287] &lt;= 1.5; 10;     IF ([.E287] &lt;= 2.5; 16;     IF ([.E287] &lt;= 4; 25;     IF ([.E287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N/A</text:p>
          </table:table-cell>
          <table:covered-table-cell/>
          <table:covered-table-cell table:number-columns-repeated="2" table:style-name="ce19"/>
          <table:covered-table-cell table:formula="of:=IF(ISNUMBER([.E288]); [.E288]+Buffer; &quot;&quot;)">
            <text:p/>
          </table:covered-table-cell>
          <table:table-cell table:formula="of:=IF(ISNUMBER([.D288]); IF ([.D288] &lt;= 1;     IF ([.E288] &lt;= 7; 1;     IF ([.E288] &lt;= 10; 1.5;     IF ([.E288] &lt;= 17; 2.5;     IF ([.E288] &lt;= 28; 4;     IF ([.E288] &lt;= 42; 6; 10)))));  IF ([.D288] &lt;= 2;     IF ([.E288] &lt;= 1.5; 1;     IF ([.E288] &lt;= 5; 1.5;     IF ([.E288] &lt;= 8.5; 2.5;     IF ([.E288] &lt;= 14; 4;     IF ([.E288] &lt;= 21; 6; 10)))));  IF ([.D288] &lt;= 4;     IF ([.E288] &lt;= 1.5; 1;     IF ([.E288] &lt;= 2.5; 1.5;     IF ([.E288] &lt;= 4; 2.5;     IF ([.E288] &lt;= 7; 4;     IF ([.E288] &lt;= 10.5; 6; 10)))));  IF ([.D288] &lt;= 6;     IF ([.E288] &lt;= 1.5; 1.5;     IF ([.E288] &lt;= 2.5; 2.5;     IF ([.E288] &lt;= 4.5; 4;     IF ([.E288] &lt;= 7; 6; 10))));  IF ([.D288] &lt;= 10;     IF ([.E288] &lt;= 1.5; 2.5;     IF ([.E288] &lt;= 2.5; 4;     IF ([.E288] &lt;= 4; 6;     IF ([.E288] &lt;= 7; 10;     IF ([.E288] &lt;= 10.5; 16;     IF ([.E288] &lt;= 17.5; 25;     IF ([.E288] &lt;= 24; 35; 50)))))));  IF ([.D288] &lt;= 15;     IF ([.E288] &lt;= 1; 2.5;     IF ([.E288] &lt;= 1.5; 4;     IF ([.E288] &lt;= 2.5; 6;     IF ([.E288] &lt;= 4.5; 10;     IF ([.E288] &lt;= 7; 16;     IF ([.E288] &lt;= 11.5; 25;     IF ([.E288] &lt;= 16; 35; 50)))))));  IF ([.D288] &lt;= 25;     IF ([.E288] &lt;= 1; 4;     IF ([.E288] &lt;= 1.5; 6;     IF ([.E288] &lt;= 2.5; 10;     IF ([.E288] &lt;= 4; 16;     IF ([.E288] &lt;= 7; 25;     IF ([.E288] &lt;= 9.5; 35; 50))))));  IF ([.D288] &lt;= 30;     IF ([.E288] &lt;= 1; 6;     IF ([.E288] &lt;= 2; 10;     IF ([.E288] &lt;= 3.5; 16;     IF ([.E288] &lt;= 5.4; 25;     IF ([.E288] &lt;= 8; 35; 50)))));  IF ([.D288] &lt;= 40;     IF ([.E288] &lt;= 1.5; 10;     IF ([.E288] &lt;= 2.5; 16;     IF ([.E288] &lt;= 4; 25;     IF ([.E288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89]); [.E289]+Buffer; &quot;&quot;)">
            <text:p/>
          </table:table-cell>
          <table:table-cell table:formula="of:=IF(ISNUMBER([.D289]); IF ([.D289] &lt;= 1;     IF ([.E289] &lt;= 7; 1;     IF ([.E289] &lt;= 10; 1.5;     IF ([.E289] &lt;= 17; 2.5;     IF ([.E289] &lt;= 28; 4;     IF ([.E289] &lt;= 42; 6; 10)))));  IF ([.D289] &lt;= 2;     IF ([.E289] &lt;= 1.5; 1;     IF ([.E289] &lt;= 5; 1.5;     IF ([.E289] &lt;= 8.5; 2.5;     IF ([.E289] &lt;= 14; 4;     IF ([.E289] &lt;= 21; 6; 10)))));  IF ([.D289] &lt;= 4;     IF ([.E289] &lt;= 1.5; 1;     IF ([.E289] &lt;= 2.5; 1.5;     IF ([.E289] &lt;= 4; 2.5;     IF ([.E289] &lt;= 7; 4;     IF ([.E289] &lt;= 10.5; 6; 10)))));  IF ([.D289] &lt;= 6;     IF ([.E289] &lt;= 1.5; 1.5;     IF ([.E289] &lt;= 2.5; 2.5;     IF ([.E289] &lt;= 4.5; 4;     IF ([.E289] &lt;= 7; 6; 10))));  IF ([.D289] &lt;= 10;     IF ([.E289] &lt;= 1.5; 2.5;     IF ([.E289] &lt;= 2.5; 4;     IF ([.E289] &lt;= 4; 6;     IF ([.E289] &lt;= 7; 10;     IF ([.E289] &lt;= 10.5; 16;     IF ([.E289] &lt;= 17.5; 25;     IF ([.E289] &lt;= 24; 35; 50)))))));  IF ([.D289] &lt;= 15;     IF ([.E289] &lt;= 1; 2.5;     IF ([.E289] &lt;= 1.5; 4;     IF ([.E289] &lt;= 2.5; 6;     IF ([.E289] &lt;= 4.5; 10;     IF ([.E289] &lt;= 7; 16;     IF ([.E289] &lt;= 11.5; 25;     IF ([.E289] &lt;= 16; 35; 50)))))));  IF ([.D289] &lt;= 25;     IF ([.E289] &lt;= 1; 4;     IF ([.E289] &lt;= 1.5; 6;     IF ([.E289] &lt;= 2.5; 10;     IF ([.E289] &lt;= 4; 16;     IF ([.E289] &lt;= 7; 25;     IF ([.E289] &lt;= 9.5; 35; 50))))));  IF ([.D289] &lt;= 30;     IF ([.E289] &lt;= 1; 6;     IF ([.E289] &lt;= 2; 10;     IF ([.E289] &lt;= 3.5; 16;     IF ([.E289] &lt;= 5.4; 25;     IF ([.E289] &lt;= 8; 35; 50)))));  IF ([.D289] &lt;= 40;     IF ([.E289] &lt;= 1.5; 10;     IF ([.E289] &lt;= 2.5; 16;     IF ([.E289] &lt;= 4; 25;     IF ([.E289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Выключатель задних ПТФ ‘S’</text:p>
          </table:table-cell>
          <table:table-cell office:value-type="string" calcext:value-type="string" table:number-columns-spanned="1" table:number-rows-spanned="3">
            <text:p>Серый</text:p>
          </table:table-cell>
          <table:table-cell table:style-name="ce19" office:value-type="float" office:value="1" calcext:value-type="float" table:number-columns-spanned="1" table:number-rows-spanned="3">
            <text:p>1.00</text:p>
          </table:table-cell>
          <table:table-cell table:style-name="ce19" table:formula="of:=TorpedoWidth+Height" office:value-type="float" office:value="1" calcext:value-type="float" table:number-columns-spanned="1" table:number-rows-spanned="3">
            <text:p>1.00</text:p>
          </table:table-cell>
          <table:table-cell table:formula="of:=IF(ISNUMBER([.E290]); [.E290]+Buffer; &quot;&quot;)" office:value-type="float" office:value="1.5" calcext:value-type="float" table:number-columns-spanned="1" table:number-rows-spanned="3">
            <text:p>1.5</text:p>
          </table:table-cell>
          <table:table-cell table:formula="of:=IF(ISNUMBER([.D290]); IF ([.D290] &lt;= 1;     IF ([.E290] &lt;= 7; 1;     IF ([.E290] &lt;= 10; 1.5;     IF ([.E290] &lt;= 17; 2.5;     IF ([.E290] &lt;= 28; 4;     IF ([.E290] &lt;= 42; 6; 10)))));  IF ([.D290] &lt;= 2;     IF ([.E290] &lt;= 1.5; 1;     IF ([.E290] &lt;= 5; 1.5;     IF ([.E290] &lt;= 8.5; 2.5;     IF ([.E290] &lt;= 14; 4;     IF ([.E290] &lt;= 21; 6; 10)))));  IF ([.D290] &lt;= 4;     IF ([.E290] &lt;= 1.5; 1;     IF ([.E290] &lt;= 2.5; 1.5;     IF ([.E290] &lt;= 4; 2.5;     IF ([.E290] &lt;= 7; 4;     IF ([.E290] &lt;= 10.5; 6; 10)))));  IF ([.D290] &lt;= 6;     IF ([.E290] &lt;= 1.5; 1.5;     IF ([.E290] &lt;= 2.5; 2.5;     IF ([.E290] &lt;= 4.5; 4;     IF ([.E290] &lt;= 7; 6; 10))));  IF ([.D290] &lt;= 10;     IF ([.E290] &lt;= 1.5; 2.5;     IF ([.E290] &lt;= 2.5; 4;     IF ([.E290] &lt;= 4; 6;     IF ([.E290] &lt;= 7; 10;     IF ([.E290] &lt;= 10.5; 16;     IF ([.E290] &lt;= 17.5; 25;     IF ([.E290] &lt;= 24; 35; 50)))))));  IF ([.D290] &lt;= 15;     IF ([.E290] &lt;= 1; 2.5;     IF ([.E290] &lt;= 1.5; 4;     IF ([.E290] &lt;= 2.5; 6;     IF ([.E290] &lt;= 4.5; 10;     IF ([.E290] &lt;= 7; 16;     IF ([.E290] &lt;= 11.5; 25;     IF ([.E290] &lt;= 16; 35; 50)))))));  IF ([.D290] &lt;= 25;     IF ([.E290] &lt;= 1; 4;     IF ([.E290] &lt;= 1.5; 6;     IF ([.E290] &lt;= 2.5; 10;     IF ([.E290] &lt;= 4; 16;     IF ([.E290] &lt;= 7; 25;     IF ([.E290] &lt;= 9.5; 35; 50))))));  IF ([.D290] &lt;= 30;     IF ([.E290] &lt;= 1; 6;     IF ([.E290] &lt;= 2; 10;     IF ([.E290] &lt;= 3.5; 16;     IF ([.E290] &lt;= 5.4; 25;     IF ([.E290] &lt;= 8; 35; 50)))));  IF ([.D290] &lt;= 40;     IF ([.E290] &lt;= 1.5; 10;     IF ([.E290] &lt;= 2.5; 16;     IF ([.E290] &lt;= 4; 25;     IF ([.E290] &lt;= 6; 35; 50))));  &quot;Way too heavy&quot; ))))))))); &quot;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Выключатель задних ПТФ ‘лампа-2’</text:p>
          </table:table-cell>
          <table:covered-table-cell/>
          <table:covered-table-cell table:number-columns-repeated="2" table:style-name="ce19"/>
          <table:covered-table-cell table:formula="of:=IF(ISNUMBER([.E291]); [.E29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292]); [.E29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93]); [.E293]+Buffer; &quot;&quot;)">
            <text:p/>
          </table:table-cell>
          <table:table-cell table:formula="of:=IF(ISNUMBER([.D293]); IF ([.D293] &lt;= 1;     IF ([.E293] &lt;= 7; 1;     IF ([.E293] &lt;= 10; 1.5;     IF ([.E293] &lt;= 17; 2.5;     IF ([.E293] &lt;= 28; 4;     IF ([.E293] &lt;= 42; 6; 10)))));  IF ([.D293] &lt;= 2;     IF ([.E293] &lt;= 1.5; 1;     IF ([.E293] &lt;= 5; 1.5;     IF ([.E293] &lt;= 8.5; 2.5;     IF ([.E293] &lt;= 14; 4;     IF ([.E293] &lt;= 21; 6; 10)))));  IF ([.D293] &lt;= 4;     IF ([.E293] &lt;= 1.5; 1;     IF ([.E293] &lt;= 2.5; 1.5;     IF ([.E293] &lt;= 4; 2.5;     IF ([.E293] &lt;= 7; 4;     IF ([.E293] &lt;= 10.5; 6; 10)))));  IF ([.D293] &lt;= 6;     IF ([.E293] &lt;= 1.5; 1.5;     IF ([.E293] &lt;= 2.5; 2.5;     IF ([.E293] &lt;= 4.5; 4;     IF ([.E293] &lt;= 7; 6; 10))));  IF ([.D293] &lt;= 10;     IF ([.E293] &lt;= 1.5; 2.5;     IF ([.E293] &lt;= 2.5; 4;     IF ([.E293] &lt;= 4; 6;     IF ([.E293] &lt;= 7; 10;     IF ([.E293] &lt;= 10.5; 16;     IF ([.E293] &lt;= 17.5; 25;     IF ([.E293] &lt;= 24; 35; 50)))))));  IF ([.D293] &lt;= 15;     IF ([.E293] &lt;= 1; 2.5;     IF ([.E293] &lt;= 1.5; 4;     IF ([.E293] &lt;= 2.5; 6;     IF ([.E293] &lt;= 4.5; 10;     IF ([.E293] &lt;= 7; 16;     IF ([.E293] &lt;= 11.5; 25;     IF ([.E293] &lt;= 16; 35; 50)))))));  IF ([.D293] &lt;= 25;     IF ([.E293] &lt;= 1; 4;     IF ([.E293] &lt;= 1.5; 6;     IF ([.E293] &lt;= 2.5; 10;     IF ([.E293] &lt;= 4; 16;     IF ([.E293] &lt;= 7; 25;     IF ([.E293] &lt;= 9.5; 35; 50))))));  IF ([.D293] &lt;= 30;     IF ([.E293] &lt;= 1; 6;     IF ([.E293] &lt;= 2; 10;     IF ([.E293] &lt;= 3.5; 16;     IF ([.E293] &lt;= 5.4; 25;     IF ([.E293] &lt;= 8; 35; 50)))));  IF ([.D293] &lt;= 40;     IF ([.E293] &lt;= 1.5; 10;     IF ([.E293] &lt;= 2.5; 16;     IF ([.E293] &lt;= 4; 25;     IF ([.E293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Выключатель сигнала торможения ‘1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19" office:value-type="float" office:value="10" calcext:value-type="float" table:number-columns-spanned="1" table:number-rows-spanned="2">
            <text:p>10.00</text:p>
          </table:table-cell>
          <table:table-cell table:style-name="ce19" table:formula="of:=TorpedoWidth+Height+Width+TorpedoWidth" office:value-type="float" office:value="3.3" calcext:value-type="float" table:number-columns-spanned="1" table:number-rows-spanned="2">
            <text:p>3.30</text:p>
          </table:table-cell>
          <table:table-cell table:formula="of:=IF(ISNUMBER([.E294]); [.E294]+Buffer; &quot;&quot;)" office:value-type="float" office:value="3.8" calcext:value-type="float" table:number-columns-spanned="1" table:number-rows-spanned="2">
            <text:p>3.8</text:p>
          </table:table-cell>
          <table:table-cell table:formula="of:=IF(ISNUMBER([.D294]); IF ([.D294] &lt;= 1;     IF ([.E294] &lt;= 7; 1;     IF ([.E294] &lt;= 10; 1.5;     IF ([.E294] &lt;= 17; 2.5;     IF ([.E294] &lt;= 28; 4;     IF ([.E294] &lt;= 42; 6; 10)))));  IF ([.D294] &lt;= 2;     IF ([.E294] &lt;= 1.5; 1;     IF ([.E294] &lt;= 5; 1.5;     IF ([.E294] &lt;= 8.5; 2.5;     IF ([.E294] &lt;= 14; 4;     IF ([.E294] &lt;= 21; 6; 10)))));  IF ([.D294] &lt;= 4;     IF ([.E294] &lt;= 1.5; 1;     IF ([.E294] &lt;= 2.5; 1.5;     IF ([.E294] &lt;= 4; 2.5;     IF ([.E294] &lt;= 7; 4;     IF ([.E294] &lt;= 10.5; 6; 10)))));  IF ([.D294] &lt;= 6;     IF ([.E294] &lt;= 1.5; 1.5;     IF ([.E294] &lt;= 2.5; 2.5;     IF ([.E294] &lt;= 4.5; 4;     IF ([.E294] &lt;= 7; 6; 10))));  IF ([.D294] &lt;= 10;     IF ([.E294] &lt;= 1.5; 2.5;     IF ([.E294] &lt;= 2.5; 4;     IF ([.E294] &lt;= 4; 6;     IF ([.E294] &lt;= 7; 10;     IF ([.E294] &lt;= 10.5; 16;     IF ([.E294] &lt;= 17.5; 25;     IF ([.E294] &lt;= 24; 35; 50)))))));  IF ([.D294] &lt;= 15;     IF ([.E294] &lt;= 1; 2.5;     IF ([.E294] &lt;= 1.5; 4;     IF ([.E294] &lt;= 2.5; 6;     IF ([.E294] &lt;= 4.5; 10;     IF ([.E294] &lt;= 7; 16;     IF ([.E294] &lt;= 11.5; 25;     IF ([.E294] &lt;= 16; 35; 50)))))));  IF ([.D294] &lt;= 25;     IF ([.E294] &lt;= 1; 4;     IF ([.E294] &lt;= 1.5; 6;     IF ([.E294] &lt;= 2.5; 10;     IF ([.E294] &lt;= 4; 16;     IF ([.E294] &lt;= 7; 25;     IF ([.E294] &lt;= 9.5; 35; 50))))));  IF ([.D294] &lt;= 30;     IF ([.E294] &lt;= 1; 6;     IF ([.E294] &lt;= 2; 10;     IF ([.E294] &lt;= 3.5; 16;     IF ([.E294] &lt;= 5.4; 25;     IF ([.E294] &lt;= 8; 35; 50)))));  IF ([.D294] &lt;= 40;     IF ([.E294] &lt;= 1.5; 10;     IF ([.E294] &lt;= 2.5; 16;     IF ([.E294] &lt;= 4; 25;     IF ([.E294] &lt;= 6; 35; 50))));  &quot;Way too heavy&quot; ))))))))); &quot;&quot;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пр ‘4’, вых</text:p>
          </table:table-cell>
          <table:covered-table-cell/>
          <table:covered-table-cell table:number-columns-repeated="2" table:style-name="ce19"/>
          <table:covered-table-cell table:formula="of:=IF(ISNUMBER([.E295]); [.E29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96]); [.E296]+Buffer; &quot;&quot;)">
            <text:p/>
          </table:table-cell>
          <table:table-cell table:formula="of:=IF(ISNUMBER([.D296]); IF ([.D296] &lt;= 1;     IF ([.E296] &lt;= 7; 1;     IF ([.E296] &lt;= 10; 1.5;     IF ([.E296] &lt;= 17; 2.5;     IF ([.E296] &lt;= 28; 4;     IF ([.E296] &lt;= 42; 6; 10)))));  IF ([.D296] &lt;= 2;     IF ([.E296] &lt;= 1.5; 1;     IF ([.E296] &lt;= 5; 1.5;     IF ([.E296] &lt;= 8.5; 2.5;     IF ([.E296] &lt;= 14; 4;     IF ([.E296] &lt;= 21; 6; 10)))));  IF ([.D296] &lt;= 4;     IF ([.E296] &lt;= 1.5; 1;     IF ([.E296] &lt;= 2.5; 1.5;     IF ([.E296] &lt;= 4; 2.5;     IF ([.E296] &lt;= 7; 4;     IF ([.E296] &lt;= 10.5; 6; 10)))));  IF ([.D296] &lt;= 6;     IF ([.E296] &lt;= 1.5; 1.5;     IF ([.E296] &lt;= 2.5; 2.5;     IF ([.E296] &lt;= 4.5; 4;     IF ([.E296] &lt;= 7; 6; 10))));  IF ([.D296] &lt;= 10;     IF ([.E296] &lt;= 1.5; 2.5;     IF ([.E296] &lt;= 2.5; 4;     IF ([.E296] &lt;= 4; 6;     IF ([.E296] &lt;= 7; 10;     IF ([.E296] &lt;= 10.5; 16;     IF ([.E296] &lt;= 17.5; 25;     IF ([.E296] &lt;= 24; 35; 50)))))));  IF ([.D296] &lt;= 15;     IF ([.E296] &lt;= 1; 2.5;     IF ([.E296] &lt;= 1.5; 4;     IF ([.E296] &lt;= 2.5; 6;     IF ([.E296] &lt;= 4.5; 10;     IF ([.E296] &lt;= 7; 16;     IF ([.E296] &lt;= 11.5; 25;     IF ([.E296] &lt;= 16; 35; 50)))))));  IF ([.D296] &lt;= 25;     IF ([.E296] &lt;= 1; 4;     IF ([.E296] &lt;= 1.5; 6;     IF ([.E296] &lt;= 2.5; 10;     IF ([.E296] &lt;= 4; 16;     IF ([.E296] &lt;= 7; 25;     IF ([.E296] &lt;= 9.5; 35; 50))))));  IF ([.D296] &lt;= 30;     IF ([.E296] &lt;= 1; 6;     IF ([.E296] &lt;= 2; 10;     IF ([.E296] &lt;= 3.5; 16;     IF ([.E296] &lt;= 5.4; 25;     IF ([.E296] &lt;= 8; 35; 50)))));  IF ([.D296] &lt;= 40;     IF ([.E296] &lt;= 1.5; 10;     IF ([.E296] &lt;= 2.5; 16;     IF ([.E296] &lt;= 4; 25;     IF ([.E296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Выключатель сигнала торможения ‘2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Height+Len2" office:value-type="float" office:value="2.7" calcext:value-type="float" table:number-columns-spanned="1" table:number-rows-spanned="2">
            <text:p>2.70</text:p>
          </table:table-cell>
          <table:table-cell table:formula="of:=IF(ISNUMBER([.E297]); [.E297]+Buffer; &quot;&quot;)" office:value-type="float" office:value="3.2" calcext:value-type="float" table:number-columns-spanned="1" table:number-rows-spanned="2">
            <text:p>3.2</text:p>
          </table:table-cell>
          <table:table-cell table:formula="of:=IF(ISNUMBER([.D297]); IF ([.D297] &lt;= 1;     IF ([.E297] &lt;= 7; 1;     IF ([.E297] &lt;= 10; 1.5;     IF ([.E297] &lt;= 17; 2.5;     IF ([.E297] &lt;= 28; 4;     IF ([.E297] &lt;= 42; 6; 10)))));  IF ([.D297] &lt;= 2;     IF ([.E297] &lt;= 1.5; 1;     IF ([.E297] &lt;= 5; 1.5;     IF ([.E297] &lt;= 8.5; 2.5;     IF ([.E297] &lt;= 14; 4;     IF ([.E297] &lt;= 21; 6; 10)))));  IF ([.D297] &lt;= 4;     IF ([.E297] &lt;= 1.5; 1;     IF ([.E297] &lt;= 2.5; 1.5;     IF ([.E297] &lt;= 4; 2.5;     IF ([.E297] &lt;= 7; 4;     IF ([.E297] &lt;= 10.5; 6; 10)))));  IF ([.D297] &lt;= 6;     IF ([.E297] &lt;= 1.5; 1.5;     IF ([.E297] &lt;= 2.5; 2.5;     IF ([.E297] &lt;= 4.5; 4;     IF ([.E297] &lt;= 7; 6; 10))));  IF ([.D297] &lt;= 10;     IF ([.E297] &lt;= 1.5; 2.5;     IF ([.E297] &lt;= 2.5; 4;     IF ([.E297] &lt;= 4; 6;     IF ([.E297] &lt;= 7; 10;     IF ([.E297] &lt;= 10.5; 16;     IF ([.E297] &lt;= 17.5; 25;     IF ([.E297] &lt;= 24; 35; 50)))))));  IF ([.D297] &lt;= 15;     IF ([.E297] &lt;= 1; 2.5;     IF ([.E297] &lt;= 1.5; 4;     IF ([.E297] &lt;= 2.5; 6;     IF ([.E297] &lt;= 4.5; 10;     IF ([.E297] &lt;= 7; 16;     IF ([.E297] &lt;= 11.5; 25;     IF ([.E297] &lt;= 16; 35; 50)))))));  IF ([.D297] &lt;= 25;     IF ([.E297] &lt;= 1; 4;     IF ([.E297] &lt;= 1.5; 6;     IF ([.E297] &lt;= 2.5; 10;     IF ([.E297] &lt;= 4; 16;     IF ([.E297] &lt;= 7; 25;     IF ([.E297] &lt;= 9.5; 35; 50))))));  IF ([.D297] &lt;= 30;     IF ([.E297] &lt;= 1; 6;     IF ([.E297] &lt;= 2; 10;     IF ([.E297] &lt;= 3.5; 16;     IF ([.E297] &lt;= 5.4; 25;     IF ([.E297] &lt;= 8; 35; 50)))));  IF ([.D297] &lt;= 40;     IF ([.E297] &lt;= 1.5; 10;     IF ([.E297] &lt;= 2.5; 16;     IF ([.E297] &lt;= 4; 25;     IF ([.E297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На багажник к сигналам торможения и доп-сигналу торможения</text:p>
          </table:table-cell>
          <table:covered-table-cell/>
          <table:covered-table-cell table:number-columns-repeated="2" table:style-name="ce19"/>
          <table:covered-table-cell table:formula="of:=IF(ISNUMBER([.E298]); [.E29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299]); [.E299]+Buffer; &quot;&quot;)">
            <text:p/>
          </table:table-cell>
          <table:table-cell table:formula="of:=IF(ISNUMBER([.D299]); IF ([.D299] &lt;= 1;     IF ([.E299] &lt;= 7; 1;     IF ([.E299] &lt;= 10; 1.5;     IF ([.E299] &lt;= 17; 2.5;     IF ([.E299] &lt;= 28; 4;     IF ([.E299] &lt;= 42; 6; 10)))));  IF ([.D299] &lt;= 2;     IF ([.E299] &lt;= 1.5; 1;     IF ([.E299] &lt;= 5; 1.5;     IF ([.E299] &lt;= 8.5; 2.5;     IF ([.E299] &lt;= 14; 4;     IF ([.E299] &lt;= 21; 6; 10)))));  IF ([.D299] &lt;= 4;     IF ([.E299] &lt;= 1.5; 1;     IF ([.E299] &lt;= 2.5; 1.5;     IF ([.E299] &lt;= 4; 2.5;     IF ([.E299] &lt;= 7; 4;     IF ([.E299] &lt;= 10.5; 6; 10)))));  IF ([.D299] &lt;= 6;     IF ([.E299] &lt;= 1.5; 1.5;     IF ([.E299] &lt;= 2.5; 2.5;     IF ([.E299] &lt;= 4.5; 4;     IF ([.E299] &lt;= 7; 6; 10))));  IF ([.D299] &lt;= 10;     IF ([.E299] &lt;= 1.5; 2.5;     IF ([.E299] &lt;= 2.5; 4;     IF ([.E299] &lt;= 4; 6;     IF ([.E299] &lt;= 7; 10;     IF ([.E299] &lt;= 10.5; 16;     IF ([.E299] &lt;= 17.5; 25;     IF ([.E299] &lt;= 24; 35; 50)))))));  IF ([.D299] &lt;= 15;     IF ([.E299] &lt;= 1; 2.5;     IF ([.E299] &lt;= 1.5; 4;     IF ([.E299] &lt;= 2.5; 6;     IF ([.E299] &lt;= 4.5; 10;     IF ([.E299] &lt;= 7; 16;     IF ([.E299] &lt;= 11.5; 25;     IF ([.E299] &lt;= 16; 35; 50)))))));  IF ([.D299] &lt;= 25;     IF ([.E299] &lt;= 1; 4;     IF ([.E299] &lt;= 1.5; 6;     IF ([.E299] &lt;= 2.5; 10;     IF ([.E299] &lt;= 4; 16;     IF ([.E299] &lt;= 7; 25;     IF ([.E299] &lt;= 9.5; 35; 50))))));  IF ([.D299] &lt;= 30;     IF ([.E299] &lt;= 1; 6;     IF ([.E299] &lt;= 2; 10;     IF ([.E299] &lt;= 3.5; 16;     IF ([.E299] &lt;= 5.4; 25;     IF ([.E299] &lt;= 8; 35; 50)))));  IF ([.D299] &lt;= 40;     IF ([.E299] &lt;= 1.5; 10;     IF ([.E299] &lt;= 2.5; 16;     IF ([.E299] &lt;= 4; 25;     IF ([.E299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Выключатель звуковых сигналов ‘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300]); [.E300]+Buffer; &quot;&quot;)" office:value-type="float" office:value="1.5" calcext:value-type="float" table:number-columns-spanned="1" table:number-rows-spanned="2">
            <text:p>1.5</text:p>
          </table:table-cell>
          <table:table-cell table:formula="of:=IF(ISNUMBER([.D300]); IF ([.D300] &lt;= 1;     IF ([.E300] &lt;= 7; 1;     IF ([.E300] &lt;= 10; 1.5;     IF ([.E300] &lt;= 17; 2.5;     IF ([.E300] &lt;= 28; 4;     IF ([.E300] &lt;= 42; 6; 10)))));  IF ([.D300] &lt;= 2;     IF ([.E300] &lt;= 1.5; 1;     IF ([.E300] &lt;= 5; 1.5;     IF ([.E300] &lt;= 8.5; 2.5;     IF ([.E300] &lt;= 14; 4;     IF ([.E300] &lt;= 21; 6; 10)))));  IF ([.D300] &lt;= 4;     IF ([.E300] &lt;= 1.5; 1;     IF ([.E300] &lt;= 2.5; 1.5;     IF ([.E300] &lt;= 4; 2.5;     IF ([.E300] &lt;= 7; 4;     IF ([.E300] &lt;= 10.5; 6; 10)))));  IF ([.D300] &lt;= 6;     IF ([.E300] &lt;= 1.5; 1.5;     IF ([.E300] &lt;= 2.5; 2.5;     IF ([.E300] &lt;= 4.5; 4;     IF ([.E300] &lt;= 7; 6; 10))));  IF ([.D300] &lt;= 10;     IF ([.E300] &lt;= 1.5; 2.5;     IF ([.E300] &lt;= 2.5; 4;     IF ([.E300] &lt;= 4; 6;     IF ([.E300] &lt;= 7; 10;     IF ([.E300] &lt;= 10.5; 16;     IF ([.E300] &lt;= 17.5; 25;     IF ([.E300] &lt;= 24; 35; 50)))))));  IF ([.D300] &lt;= 15;     IF ([.E300] &lt;= 1; 2.5;     IF ([.E300] &lt;= 1.5; 4;     IF ([.E300] &lt;= 2.5; 6;     IF ([.E300] &lt;= 4.5; 10;     IF ([.E300] &lt;= 7; 16;     IF ([.E300] &lt;= 11.5; 25;     IF ([.E300] &lt;= 16; 35; 50)))))));  IF ([.D300] &lt;= 25;     IF ([.E300] &lt;= 1; 4;     IF ([.E300] &lt;= 1.5; 6;     IF ([.E300] &lt;= 2.5; 10;     IF ([.E300] &lt;= 4; 16;     IF ([.E300] &lt;= 7; 25;     IF ([.E300] &lt;= 9.5; 35; 50))))));  IF ([.D300] &lt;= 30;     IF ([.E300] &lt;= 1; 6;     IF ([.E300] &lt;= 2; 10;     IF ([.E300] &lt;= 3.5; 16;     IF ([.E300] &lt;= 5.4; 25;     IF ([.E300] &lt;= 8; 35; 50)))));  IF ([.D300] &lt;= 40;     IF ([.E300] &lt;= 1.5; 10;     IF ([.E300] &lt;= 2.5; 16;     IF ([.E300] &lt;= 4; 25;     IF ([.E300] &lt;= 6; 35; 50))));  &quot;Way too heavy&quot; ))))))))); &quot;&quot;)"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301]); [.E30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02]); [.E302]+Buffer; &quot;&quot;)">
            <text:p/>
          </table:table-cell>
          <table:table-cell table:formula="of:=IF(ISNUMBER([.D302]); IF ([.D302] &lt;= 1;     IF ([.E302] &lt;= 7; 1;     IF ([.E302] &lt;= 10; 1.5;     IF ([.E302] &lt;= 17; 2.5;     IF ([.E302] &lt;= 28; 4;     IF ([.E302] &lt;= 42; 6; 10)))));  IF ([.D302] &lt;= 2;     IF ([.E302] &lt;= 1.5; 1;     IF ([.E302] &lt;= 5; 1.5;     IF ([.E302] &lt;= 8.5; 2.5;     IF ([.E302] &lt;= 14; 4;     IF ([.E302] &lt;= 21; 6; 10)))));  IF ([.D302] &lt;= 4;     IF ([.E302] &lt;= 1.5; 1;     IF ([.E302] &lt;= 2.5; 1.5;     IF ([.E302] &lt;= 4; 2.5;     IF ([.E302] &lt;= 7; 4;     IF ([.E302] &lt;= 10.5; 6; 10)))));  IF ([.D302] &lt;= 6;     IF ([.E302] &lt;= 1.5; 1.5;     IF ([.E302] &lt;= 2.5; 2.5;     IF ([.E302] &lt;= 4.5; 4;     IF ([.E302] &lt;= 7; 6; 10))));  IF ([.D302] &lt;= 10;     IF ([.E302] &lt;= 1.5; 2.5;     IF ([.E302] &lt;= 2.5; 4;     IF ([.E302] &lt;= 4; 6;     IF ([.E302] &lt;= 7; 10;     IF ([.E302] &lt;= 10.5; 16;     IF ([.E302] &lt;= 17.5; 25;     IF ([.E302] &lt;= 24; 35; 50)))))));  IF ([.D302] &lt;= 15;     IF ([.E302] &lt;= 1; 2.5;     IF ([.E302] &lt;= 1.5; 4;     IF ([.E302] &lt;= 2.5; 6;     IF ([.E302] &lt;= 4.5; 10;     IF ([.E302] &lt;= 7; 16;     IF ([.E302] &lt;= 11.5; 25;     IF ([.E302] &lt;= 16; 35; 50)))))));  IF ([.D302] &lt;= 25;     IF ([.E302] &lt;= 1; 4;     IF ([.E302] &lt;= 1.5; 6;     IF ([.E302] &lt;= 2.5; 10;     IF ([.E302] &lt;= 4; 16;     IF ([.E302] &lt;= 7; 25;     IF ([.E302] &lt;= 9.5; 35; 50))))));  IF ([.D302] &lt;= 30;     IF ([.E302] &lt;= 1; 6;     IF ([.E302] &lt;= 2; 10;     IF ([.E302] &lt;= 3.5; 16;     IF ([.E302] &lt;= 5.4; 25;     IF ([.E302] &lt;= 8; 35; 50)))));  IF ([.D302] &lt;= 40;     IF ([.E302] &lt;= 1.5; 10;     IF ([.E302] &lt;= 2.5; 16;     IF ([.E302] &lt;= 4; 25;     IF ([.E302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ЦПС ‘3’</text:p>
          </table:table-cell>
          <table:table-cell office:value-type="string" calcext:value-type="string" table:number-columns-spanned="1" table:number-rows-spanned="3">
            <text:p>Синий</text:p>
          </table:table-cell>
          <table:table-cell table:style-name="ce19" office:value-type="float" office:value="20" calcext:value-type="float" table:number-columns-spanned="1" table:number-rows-spanned="3">
            <text:p>20.00</text:p>
          </table:table-cell>
          <table:table-cell table:style-name="ce19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formula="of:=IF(ISNUMBER([.E303]); [.E303]+Buffer; &quot;&quot;)" office:value-type="float" office:value="3.3" calcext:value-type="float" table:number-columns-spanned="1" table:number-rows-spanned="3">
            <text:p>3.3</text:p>
          </table:table-cell>
          <table:table-cell table:formula="of:=IF(ISNUMBER([.D303]); IF ([.D303] &lt;= 1;     IF ([.E303] &lt;= 7; 1;     IF ([.E303] &lt;= 10; 1.5;     IF ([.E303] &lt;= 17; 2.5;     IF ([.E303] &lt;= 28; 4;     IF ([.E303] &lt;= 42; 6; 10)))));  IF ([.D303] &lt;= 2;     IF ([.E303] &lt;= 1.5; 1;     IF ([.E303] &lt;= 5; 1.5;     IF ([.E303] &lt;= 8.5; 2.5;     IF ([.E303] &lt;= 14; 4;     IF ([.E303] &lt;= 21; 6; 10)))));  IF ([.D303] &lt;= 4;     IF ([.E303] &lt;= 1.5; 1;     IF ([.E303] &lt;= 2.5; 1.5;     IF ([.E303] &lt;= 4; 2.5;     IF ([.E303] &lt;= 7; 4;     IF ([.E303] &lt;= 10.5; 6; 10)))));  IF ([.D303] &lt;= 6;     IF ([.E303] &lt;= 1.5; 1.5;     IF ([.E303] &lt;= 2.5; 2.5;     IF ([.E303] &lt;= 4.5; 4;     IF ([.E303] &lt;= 7; 6; 10))));  IF ([.D303] &lt;= 10;     IF ([.E303] &lt;= 1.5; 2.5;     IF ([.E303] &lt;= 2.5; 4;     IF ([.E303] &lt;= 4; 6;     IF ([.E303] &lt;= 7; 10;     IF ([.E303] &lt;= 10.5; 16;     IF ([.E303] &lt;= 17.5; 25;     IF ([.E303] &lt;= 24; 35; 50)))))));  IF ([.D303] &lt;= 15;     IF ([.E303] &lt;= 1; 2.5;     IF ([.E303] &lt;= 1.5; 4;     IF ([.E303] &lt;= 2.5; 6;     IF ([.E303] &lt;= 4.5; 10;     IF ([.E303] &lt;= 7; 16;     IF ([.E303] &lt;= 11.5; 25;     IF ([.E303] &lt;= 16; 35; 50)))))));  IF ([.D303] &lt;= 25;     IF ([.E303] &lt;= 1; 4;     IF ([.E303] &lt;= 1.5; 6;     IF ([.E303] &lt;= 2.5; 10;     IF ([.E303] &lt;= 4; 16;     IF ([.E303] &lt;= 7; 25;     IF ([.E303] &lt;= 9.5; 35; 50))))));  IF ([.D303] &lt;= 30;     IF ([.E303] &lt;= 1; 6;     IF ([.E303] &lt;= 2; 10;     IF ([.E303] &lt;= 3.5; 16;     IF ([.E303] &lt;= 5.4; 25;     IF ([.E303] &lt;= 8; 35; 50)))));  IF ([.D303] &lt;= 40;     IF ([.E303] &lt;= 1.5; 10;     IF ([.E303] &lt;= 2.5; 16;     IF ([.E303] &lt;= 4; 25;     IF ([.E303] &lt;= 6; 35; 50))));  &quot;Way too heavy&quot; ))))))))); &quot;&quot;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пр ‘6’, вход</text:p>
          </table:table-cell>
          <table:covered-table-cell/>
          <table:covered-table-cell table:number-columns-repeated="2" table:style-name="ce19"/>
          <table:covered-table-cell table:formula="of:=IF(ISNUMBER([.E304]); [.E30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13’, вход</text:p>
          </table:table-cell>
          <table:covered-table-cell/>
          <table:covered-table-cell table:number-columns-repeated="2" table:style-name="ce19"/>
          <table:covered-table-cell table:formula="of:=IF(ISNUMBER([.E305]); [.E30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06]); [.E306]+Buffer; &quot;&quot;)">
            <text:p/>
          </table:table-cell>
          <table:table-cell table:formula="of:=IF(ISNUMBER([.D306]); IF ([.D306] &lt;= 1;     IF ([.E306] &lt;= 7; 1;     IF ([.E306] &lt;= 10; 1.5;     IF ([.E306] &lt;= 17; 2.5;     IF ([.E306] &lt;= 28; 4;     IF ([.E306] &lt;= 42; 6; 10)))));  IF ([.D306] &lt;= 2;     IF ([.E306] &lt;= 1.5; 1;     IF ([.E306] &lt;= 5; 1.5;     IF ([.E306] &lt;= 8.5; 2.5;     IF ([.E306] &lt;= 14; 4;     IF ([.E306] &lt;= 21; 6; 10)))));  IF ([.D306] &lt;= 4;     IF ([.E306] &lt;= 1.5; 1;     IF ([.E306] &lt;= 2.5; 1.5;     IF ([.E306] &lt;= 4; 2.5;     IF ([.E306] &lt;= 7; 4;     IF ([.E306] &lt;= 10.5; 6; 10)))));  IF ([.D306] &lt;= 6;     IF ([.E306] &lt;= 1.5; 1.5;     IF ([.E306] &lt;= 2.5; 2.5;     IF ([.E306] &lt;= 4.5; 4;     IF ([.E306] &lt;= 7; 6; 10))));  IF ([.D306] &lt;= 10;     IF ([.E306] &lt;= 1.5; 2.5;     IF ([.E306] &lt;= 2.5; 4;     IF ([.E306] &lt;= 4; 6;     IF ([.E306] &lt;= 7; 10;     IF ([.E306] &lt;= 10.5; 16;     IF ([.E306] &lt;= 17.5; 25;     IF ([.E306] &lt;= 24; 35; 50)))))));  IF ([.D306] &lt;= 15;     IF ([.E306] &lt;= 1; 2.5;     IF ([.E306] &lt;= 1.5; 4;     IF ([.E306] &lt;= 2.5; 6;     IF ([.E306] &lt;= 4.5; 10;     IF ([.E306] &lt;= 7; 16;     IF ([.E306] &lt;= 11.5; 25;     IF ([.E306] &lt;= 16; 35; 50)))))));  IF ([.D306] &lt;= 25;     IF ([.E306] &lt;= 1; 4;     IF ([.E306] &lt;= 1.5; 6;     IF ([.E306] &lt;= 2.5; 10;     IF ([.E306] &lt;= 4; 16;     IF ([.E306] &lt;= 7; 25;     IF ([.E306] &lt;= 9.5; 35; 50))))));  IF ([.D306] &lt;= 30;     IF ([.E306] &lt;= 1; 6;     IF ([.E306] &lt;= 2; 10;     IF ([.E306] &lt;= 3.5; 16;     IF ([.E306] &lt;= 5.4; 25;     IF ([.E306] &lt;= 8; 35; 50)))));  IF ([.D306] &lt;= 40;     IF ([.E306] &lt;= 1.5; 10;     IF ([.E306] &lt;= 2.5; 16;     IF ([.E306] &lt;= 4; 25;     IF ([.E306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0" office:value-type="string" calcext:value-type="string">
            <text:p>ЦПС ‘7’</text:p>
          </table:table-cell>
          <table:table-cell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formula="of:=IF(ISNUMBER([.E307]); [.E307]+Buffer; &quot;&quot;)" table:number-columns-spanned="1" table:number-rows-spanned="2">
            <text:p/>
          </table:table-cell>
          <table:table-cell table:formula="of:=IF(ISNUMBER([.D307]); IF ([.D307] &lt;= 1;     IF ([.E307] &lt;= 7; 1;     IF ([.E307] &lt;= 10; 1.5;     IF ([.E307] &lt;= 17; 2.5;     IF ([.E307] &lt;= 28; 4;     IF ([.E307] &lt;= 42; 6; 10)))));  IF ([.D307] &lt;= 2;     IF ([.E307] &lt;= 1.5; 1;     IF ([.E307] &lt;= 5; 1.5;     IF ([.E307] &lt;= 8.5; 2.5;     IF ([.E307] &lt;= 14; 4;     IF ([.E307] &lt;= 21; 6; 10)))));  IF ([.D307] &lt;= 4;     IF ([.E307] &lt;= 1.5; 1;     IF ([.E307] &lt;= 2.5; 1.5;     IF ([.E307] &lt;= 4; 2.5;     IF ([.E307] &lt;= 7; 4;     IF ([.E307] &lt;= 10.5; 6; 10)))));  IF ([.D307] &lt;= 6;     IF ([.E307] &lt;= 1.5; 1.5;     IF ([.E307] &lt;= 2.5; 2.5;     IF ([.E307] &lt;= 4.5; 4;     IF ([.E307] &lt;= 7; 6; 10))));  IF ([.D307] &lt;= 10;     IF ([.E307] &lt;= 1.5; 2.5;     IF ([.E307] &lt;= 2.5; 4;     IF ([.E307] &lt;= 4; 6;     IF ([.E307] &lt;= 7; 10;     IF ([.E307] &lt;= 10.5; 16;     IF ([.E307] &lt;= 17.5; 25;     IF ([.E307] &lt;= 24; 35; 50)))))));  IF ([.D307] &lt;= 15;     IF ([.E307] &lt;= 1; 2.5;     IF ([.E307] &lt;= 1.5; 4;     IF ([.E307] &lt;= 2.5; 6;     IF ([.E307] &lt;= 4.5; 10;     IF ([.E307] &lt;= 7; 16;     IF ([.E307] &lt;= 11.5; 25;     IF ([.E307] &lt;= 16; 35; 50)))))));  IF ([.D307] &lt;= 25;     IF ([.E307] &lt;= 1; 4;     IF ([.E307] &lt;= 1.5; 6;     IF ([.E307] &lt;= 2.5; 10;     IF ([.E307] &lt;= 4; 16;     IF ([.E307] &lt;= 7; 25;     IF ([.E307] &lt;= 9.5; 35; 50))))));  IF ([.D307] &lt;= 30;     IF ([.E307] &lt;= 1; 6;     IF ([.E307] &lt;= 2; 10;     IF ([.E307] &lt;= 3.5; 16;     IF ([.E307] &lt;= 5.4; 25;     IF ([.E307] &lt;= 8; 35; 50)))));  IF ([.D307] &lt;= 40;     IF ([.E307] &lt;= 1.5; 10;     IF ([.E307] &lt;= 2.5; 16;     IF ([.E307] &lt;= 4; 25;     IF ([.E307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2.7’</text:p>
          </table:table-cell>
          <table:covered-table-cell/>
          <table:covered-table-cell table:number-columns-repeated="2" table:style-name="ce19"/>
          <table:covered-table-cell table:formula="of:=IF(ISNUMBER([.E308]); [.E308]+Buffer; &quot;&quot;)">
            <text:p/>
          </table:covered-table-cell>
          <table:table-cell table:formula="of:=IF(ISNUMBER([.D308]); IF ([.D308] &lt;= 1;     IF ([.E308] &lt;= 7; 1;     IF ([.E308] &lt;= 10; 1.5;     IF ([.E308] &lt;= 17; 2.5;     IF ([.E308] &lt;= 28; 4;     IF ([.E308] &lt;= 42; 6; 10)))));  IF ([.D308] &lt;= 2;     IF ([.E308] &lt;= 1.5; 1;     IF ([.E308] &lt;= 5; 1.5;     IF ([.E308] &lt;= 8.5; 2.5;     IF ([.E308] &lt;= 14; 4;     IF ([.E308] &lt;= 21; 6; 10)))));  IF ([.D308] &lt;= 4;     IF ([.E308] &lt;= 1.5; 1;     IF ([.E308] &lt;= 2.5; 1.5;     IF ([.E308] &lt;= 4; 2.5;     IF ([.E308] &lt;= 7; 4;     IF ([.E308] &lt;= 10.5; 6; 10)))));  IF ([.D308] &lt;= 6;     IF ([.E308] &lt;= 1.5; 1.5;     IF ([.E308] &lt;= 2.5; 2.5;     IF ([.E308] &lt;= 4.5; 4;     IF ([.E308] &lt;= 7; 6; 10))));  IF ([.D308] &lt;= 10;     IF ([.E308] &lt;= 1.5; 2.5;     IF ([.E308] &lt;= 2.5; 4;     IF ([.E308] &lt;= 4; 6;     IF ([.E308] &lt;= 7; 10;     IF ([.E308] &lt;= 10.5; 16;     IF ([.E308] &lt;= 17.5; 25;     IF ([.E308] &lt;= 24; 35; 50)))))));  IF ([.D308] &lt;= 15;     IF ([.E308] &lt;= 1; 2.5;     IF ([.E308] &lt;= 1.5; 4;     IF ([.E308] &lt;= 2.5; 6;     IF ([.E308] &lt;= 4.5; 10;     IF ([.E308] &lt;= 7; 16;     IF ([.E308] &lt;= 11.5; 25;     IF ([.E308] &lt;= 16; 35; 50)))))));  IF ([.D308] &lt;= 25;     IF ([.E308] &lt;= 1; 4;     IF ([.E308] &lt;= 1.5; 6;     IF ([.E308] &lt;= 2.5; 10;     IF ([.E308] &lt;= 4; 16;     IF ([.E308] &lt;= 7; 25;     IF ([.E308] &lt;= 9.5; 35; 50))))));  IF ([.D308] &lt;= 30;     IF ([.E308] &lt;= 1; 6;     IF ([.E308] &lt;= 2; 10;     IF ([.E308] &lt;= 3.5; 16;     IF ([.E308] &lt;= 5.4; 25;     IF ([.E308] &lt;= 8; 35; 50)))));  IF ([.D308] &lt;= 40;     IF ([.E308] &lt;= 1.5; 10;     IF ([.E308] &lt;= 2.5; 16;     IF ([.E308] &lt;= 4; 25;     IF ([.E308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09]); [.E309]+Buffer; &quot;&quot;)">
            <text:p/>
          </table:table-cell>
          <table:table-cell table:formula="of:=IF(ISNUMBER([.D309]); IF ([.D309] &lt;= 1;     IF ([.E309] &lt;= 7; 1;     IF ([.E309] &lt;= 10; 1.5;     IF ([.E309] &lt;= 17; 2.5;     IF ([.E309] &lt;= 28; 4;     IF ([.E309] &lt;= 42; 6; 10)))));  IF ([.D309] &lt;= 2;     IF ([.E309] &lt;= 1.5; 1;     IF ([.E309] &lt;= 5; 1.5;     IF ([.E309] &lt;= 8.5; 2.5;     IF ([.E309] &lt;= 14; 4;     IF ([.E309] &lt;= 21; 6; 10)))));  IF ([.D309] &lt;= 4;     IF ([.E309] &lt;= 1.5; 1;     IF ([.E309] &lt;= 2.5; 1.5;     IF ([.E309] &lt;= 4; 2.5;     IF ([.E309] &lt;= 7; 4;     IF ([.E309] &lt;= 10.5; 6; 10)))));  IF ([.D309] &lt;= 6;     IF ([.E309] &lt;= 1.5; 1.5;     IF ([.E309] &lt;= 2.5; 2.5;     IF ([.E309] &lt;= 4.5; 4;     IF ([.E309] &lt;= 7; 6; 10))));  IF ([.D309] &lt;= 10;     IF ([.E309] &lt;= 1.5; 2.5;     IF ([.E309] &lt;= 2.5; 4;     IF ([.E309] &lt;= 4; 6;     IF ([.E309] &lt;= 7; 10;     IF ([.E309] &lt;= 10.5; 16;     IF ([.E309] &lt;= 17.5; 25;     IF ([.E309] &lt;= 24; 35; 50)))))));  IF ([.D309] &lt;= 15;     IF ([.E309] &lt;= 1; 2.5;     IF ([.E309] &lt;= 1.5; 4;     IF ([.E309] &lt;= 2.5; 6;     IF ([.E309] &lt;= 4.5; 10;     IF ([.E309] &lt;= 7; 16;     IF ([.E309] &lt;= 11.5; 25;     IF ([.E309] &lt;= 16; 35; 50)))))));  IF ([.D309] &lt;= 25;     IF ([.E309] &lt;= 1; 4;     IF ([.E309] &lt;= 1.5; 6;     IF ([.E309] &lt;= 2.5; 10;     IF ([.E309] &lt;= 4; 16;     IF ([.E309] &lt;= 7; 25;     IF ([.E309] &lt;= 9.5; 35; 50))))));  IF ([.D309] &lt;= 30;     IF ([.E309] &lt;= 1; 6;     IF ([.E309] &lt;= 2; 10;     IF ([.E309] &lt;= 3.5; 16;     IF ([.E309] &lt;= 5.4; 25;     IF ([.E309] &lt;= 8; 35; 50)))));  IF ([.D309] &lt;= 40;     IF ([.E309] &lt;= 1.5; 10;     IF ([.E309] &lt;= 2.5; 16;     IF ([.E309] &lt;= 4; 25;     IF ([.E309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ЦПС ‘8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19" office:value-type="float" office:value="15" calcext:value-type="float" table:number-columns-spanned="1" table:number-rows-spanned="3">
            <text:p>15.00</text:p>
          </table:table-cell>
          <table:table-cell table:style-name="ce19" table:formula="of:=TorpedoWidth+Width+TorpedoWidth+TorpedoWidth+Height+Len2" office:value-type="float" office:value="6" calcext:value-type="float" table:number-columns-spanned="1" table:number-rows-spanned="3">
            <text:p>6.00</text:p>
          </table:table-cell>
          <table:table-cell table:formula="of:=IF(ISNUMBER([.E310]); [.E310]+Buffer; &quot;&quot;)" office:value-type="float" office:value="6.5" calcext:value-type="float" table:number-columns-spanned="1" table:number-rows-spanned="3">
            <text:p>6.5</text:p>
          </table:table-cell>
          <table:table-cell table:formula="of:=IF(ISNUMBER([.D310]); IF ([.D310] &lt;= 1;     IF ([.E310] &lt;= 7; 1;     IF ([.E310] &lt;= 10; 1.5;     IF ([.E310] &lt;= 17; 2.5;     IF ([.E310] &lt;= 28; 4;     IF ([.E310] &lt;= 42; 6; 10)))));  IF ([.D310] &lt;= 2;     IF ([.E310] &lt;= 1.5; 1;     IF ([.E310] &lt;= 5; 1.5;     IF ([.E310] &lt;= 8.5; 2.5;     IF ([.E310] &lt;= 14; 4;     IF ([.E310] &lt;= 21; 6; 10)))));  IF ([.D310] &lt;= 4;     IF ([.E310] &lt;= 1.5; 1;     IF ([.E310] &lt;= 2.5; 1.5;     IF ([.E310] &lt;= 4; 2.5;     IF ([.E310] &lt;= 7; 4;     IF ([.E310] &lt;= 10.5; 6; 10)))));  IF ([.D310] &lt;= 6;     IF ([.E310] &lt;= 1.5; 1.5;     IF ([.E310] &lt;= 2.5; 2.5;     IF ([.E310] &lt;= 4.5; 4;     IF ([.E310] &lt;= 7; 6; 10))));  IF ([.D310] &lt;= 10;     IF ([.E310] &lt;= 1.5; 2.5;     IF ([.E310] &lt;= 2.5; 4;     IF ([.E310] &lt;= 4; 6;     IF ([.E310] &lt;= 7; 10;     IF ([.E310] &lt;= 10.5; 16;     IF ([.E310] &lt;= 17.5; 25;     IF ([.E310] &lt;= 24; 35; 50)))))));  IF ([.D310] &lt;= 15;     IF ([.E310] &lt;= 1; 2.5;     IF ([.E310] &lt;= 1.5; 4;     IF ([.E310] &lt;= 2.5; 6;     IF ([.E310] &lt;= 4.5; 10;     IF ([.E310] &lt;= 7; 16;     IF ([.E310] &lt;= 11.5; 25;     IF ([.E310] &lt;= 16; 35; 50)))))));  IF ([.D310] &lt;= 25;     IF ([.E310] &lt;= 1; 4;     IF ([.E310] &lt;= 1.5; 6;     IF ([.E310] &lt;= 2.5; 10;     IF ([.E310] &lt;= 4; 16;     IF ([.E310] &lt;= 7; 25;     IF ([.E310] &lt;= 9.5; 35; 50))))));  IF ([.D310] &lt;= 30;     IF ([.E310] &lt;= 1; 6;     IF ([.E310] &lt;= 2; 10;     IF ([.E310] &lt;= 3.5; 16;     IF ([.E310] &lt;= 5.4; 25;     IF ([.E310] &lt;= 8; 35; 50)))));  IF ([.D310] &lt;= 40;     IF ([.E310] &lt;= 1.5; 10;     IF ([.E310] &lt;= 2.5; 16;     IF ([.E310] &lt;= 4; 25;     IF ([.E310] &lt;= 6; 35; 50))));  &quot;Way too heavy&quot; ))))))))); &quot;&quot;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лев ‘12’, вых</text:p>
          </table:table-cell>
          <table:covered-table-cell/>
          <table:covered-table-cell table:number-columns-repeated="2" table:style-name="ce19"/>
          <table:covered-table-cell table:formula="of:=IF(ISNUMBER([.E311]); [.E31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На кабину к выключателям плафона</text:p>
          </table:table-cell>
          <table:covered-table-cell/>
          <table:covered-table-cell table:number-columns-repeated="2" table:style-name="ce19"/>
          <table:covered-table-cell table:formula="of:=IF(ISNUMBER([.E312]); [.E31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13]); [.E313]+Buffer; &quot;&quot;)">
            <text:p/>
          </table:table-cell>
          <table:table-cell table:formula="of:=IF(ISNUMBER([.D313]); IF ([.D313] &lt;= 1;     IF ([.E313] &lt;= 7; 1;     IF ([.E313] &lt;= 10; 1.5;     IF ([.E313] &lt;= 17; 2.5;     IF ([.E313] &lt;= 28; 4;     IF ([.E313] &lt;= 42; 6; 10)))));  IF ([.D313] &lt;= 2;     IF ([.E313] &lt;= 1.5; 1;     IF ([.E313] &lt;= 5; 1.5;     IF ([.E313] &lt;= 8.5; 2.5;     IF ([.E313] &lt;= 14; 4;     IF ([.E313] &lt;= 21; 6; 10)))));  IF ([.D313] &lt;= 4;     IF ([.E313] &lt;= 1.5; 1;     IF ([.E313] &lt;= 2.5; 1.5;     IF ([.E313] &lt;= 4; 2.5;     IF ([.E313] &lt;= 7; 4;     IF ([.E313] &lt;= 10.5; 6; 10)))));  IF ([.D313] &lt;= 6;     IF ([.E313] &lt;= 1.5; 1.5;     IF ([.E313] &lt;= 2.5; 2.5;     IF ([.E313] &lt;= 4.5; 4;     IF ([.E313] &lt;= 7; 6; 10))));  IF ([.D313] &lt;= 10;     IF ([.E313] &lt;= 1.5; 2.5;     IF ([.E313] &lt;= 2.5; 4;     IF ([.E313] &lt;= 4; 6;     IF ([.E313] &lt;= 7; 10;     IF ([.E313] &lt;= 10.5; 16;     IF ([.E313] &lt;= 17.5; 25;     IF ([.E313] &lt;= 24; 35; 50)))))));  IF ([.D313] &lt;= 15;     IF ([.E313] &lt;= 1; 2.5;     IF ([.E313] &lt;= 1.5; 4;     IF ([.E313] &lt;= 2.5; 6;     IF ([.E313] &lt;= 4.5; 10;     IF ([.E313] &lt;= 7; 16;     IF ([.E313] &lt;= 11.5; 25;     IF ([.E313] &lt;= 16; 35; 50)))))));  IF ([.D313] &lt;= 25;     IF ([.E313] &lt;= 1; 4;     IF ([.E313] &lt;= 1.5; 6;     IF ([.E313] &lt;= 2.5; 10;     IF ([.E313] &lt;= 4; 16;     IF ([.E313] &lt;= 7; 25;     IF ([.E313] &lt;= 9.5; 35; 50))))));  IF ([.D313] &lt;= 30;     IF ([.E313] &lt;= 1; 6;     IF ([.E313] &lt;= 2; 10;     IF ([.E313] &lt;= 3.5; 16;     IF ([.E313] &lt;= 5.4; 25;     IF ([.E313] &lt;= 8; 35; 50)))));  IF ([.D313] &lt;= 40;     IF ([.E313] &lt;= 1.5; 10;     IF ([.E313] &lt;= 2.5; 16;     IF ([.E313] &lt;= 4; 25;     IF ([.E313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ЦПС ‘9’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style-name="ce19" table:formula="of:=TorpedoWidth+Height+Len2" office:value-type="float" office:value="3.2" calcext:value-type="float" table:number-columns-spanned="1" table:number-rows-spanned="2">
            <text:p>3.20</text:p>
          </table:table-cell>
          <table:table-cell table:formula="of:=IF(ISNUMBER([.E314]); [.E314]+Buffer; &quot;&quot;)" office:value-type="float" office:value="3.7" calcext:value-type="float" table:number-columns-spanned="1" table:number-rows-spanned="2">
            <text:p>3.7</text:p>
          </table:table-cell>
          <table:table-cell table:formula="of:=IF(ISNUMBER([.D314]); IF ([.D314] &lt;= 1;     IF ([.E314] &lt;= 7; 1;     IF ([.E314] &lt;= 10; 1.5;     IF ([.E314] &lt;= 17; 2.5;     IF ([.E314] &lt;= 28; 4;     IF ([.E314] &lt;= 42; 6; 10)))));  IF ([.D314] &lt;= 2;     IF ([.E314] &lt;= 1.5; 1;     IF ([.E314] &lt;= 5; 1.5;     IF ([.E314] &lt;= 8.5; 2.5;     IF ([.E314] &lt;= 14; 4;     IF ([.E314] &lt;= 21; 6; 10)))));  IF ([.D314] &lt;= 4;     IF ([.E314] &lt;= 1.5; 1;     IF ([.E314] &lt;= 2.5; 1.5;     IF ([.E314] &lt;= 4; 2.5;     IF ([.E314] &lt;= 7; 4;     IF ([.E314] &lt;= 10.5; 6; 10)))));  IF ([.D314] &lt;= 6;     IF ([.E314] &lt;= 1.5; 1.5;     IF ([.E314] &lt;= 2.5; 2.5;     IF ([.E314] &lt;= 4.5; 4;     IF ([.E314] &lt;= 7; 6; 10))));  IF ([.D314] &lt;= 10;     IF ([.E314] &lt;= 1.5; 2.5;     IF ([.E314] &lt;= 2.5; 4;     IF ([.E314] &lt;= 4; 6;     IF ([.E314] &lt;= 7; 10;     IF ([.E314] &lt;= 10.5; 16;     IF ([.E314] &lt;= 17.5; 25;     IF ([.E314] &lt;= 24; 35; 50)))))));  IF ([.D314] &lt;= 15;     IF ([.E314] &lt;= 1; 2.5;     IF ([.E314] &lt;= 1.5; 4;     IF ([.E314] &lt;= 2.5; 6;     IF ([.E314] &lt;= 4.5; 10;     IF ([.E314] &lt;= 7; 16;     IF ([.E314] &lt;= 11.5; 25;     IF ([.E314] &lt;= 16; 35; 50)))))));  IF ([.D314] &lt;= 25;     IF ([.E314] &lt;= 1; 4;     IF ([.E314] &lt;= 1.5; 6;     IF ([.E314] &lt;= 2.5; 10;     IF ([.E314] &lt;= 4; 16;     IF ([.E314] &lt;= 7; 25;     IF ([.E314] &lt;= 9.5; 35; 50))))));  IF ([.D314] &lt;= 30;     IF ([.E314] &lt;= 1; 6;     IF ([.E314] &lt;= 2; 10;     IF ([.E314] &lt;= 3.5; 16;     IF ([.E314] &lt;= 5.4; 25;     IF ([.E314] &lt;= 8; 35; 50)))));  IF ([.D314] &lt;= 40;     IF ([.E314] &lt;= 1.5; 10;     IF ([.E314] &lt;= 2.5; 16;     IF ([.E314] &lt;= 4; 25;     IF ([.E314] &lt;= 6; 35; 50))));  &quot;Way too heavy&quot; ))))))))); &quot;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На кабину к плафону</text:p>
          </table:table-cell>
          <table:covered-table-cell/>
          <table:covered-table-cell table:number-columns-repeated="2" table:style-name="ce19"/>
          <table:covered-table-cell table:formula="of:=IF(ISNUMBER([.E315]); [.E31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16]); [.E316]+Buffer; &quot;&quot;)">
            <text:p/>
          </table:table-cell>
          <table:table-cell table:formula="of:=IF(ISNUMBER([.D316]); IF ([.D316] &lt;= 1;     IF ([.E316] &lt;= 7; 1;     IF ([.E316] &lt;= 10; 1.5;     IF ([.E316] &lt;= 17; 2.5;     IF ([.E316] &lt;= 28; 4;     IF ([.E316] &lt;= 42; 6; 10)))));  IF ([.D316] &lt;= 2;     IF ([.E316] &lt;= 1.5; 1;     IF ([.E316] &lt;= 5; 1.5;     IF ([.E316] &lt;= 8.5; 2.5;     IF ([.E316] &lt;= 14; 4;     IF ([.E316] &lt;= 21; 6; 10)))));  IF ([.D316] &lt;= 4;     IF ([.E316] &lt;= 1.5; 1;     IF ([.E316] &lt;= 2.5; 1.5;     IF ([.E316] &lt;= 4; 2.5;     IF ([.E316] &lt;= 7; 4;     IF ([.E316] &lt;= 10.5; 6; 10)))));  IF ([.D316] &lt;= 6;     IF ([.E316] &lt;= 1.5; 1.5;     IF ([.E316] &lt;= 2.5; 2.5;     IF ([.E316] &lt;= 4.5; 4;     IF ([.E316] &lt;= 7; 6; 10))));  IF ([.D316] &lt;= 10;     IF ([.E316] &lt;= 1.5; 2.5;     IF ([.E316] &lt;= 2.5; 4;     IF ([.E316] &lt;= 4; 6;     IF ([.E316] &lt;= 7; 10;     IF ([.E316] &lt;= 10.5; 16;     IF ([.E316] &lt;= 17.5; 25;     IF ([.E316] &lt;= 24; 35; 50)))))));  IF ([.D316] &lt;= 15;     IF ([.E316] &lt;= 1; 2.5;     IF ([.E316] &lt;= 1.5; 4;     IF ([.E316] &lt;= 2.5; 6;     IF ([.E316] &lt;= 4.5; 10;     IF ([.E316] &lt;= 7; 16;     IF ([.E316] &lt;= 11.5; 25;     IF ([.E316] &lt;= 16; 35; 50)))))));  IF ([.D316] &lt;= 25;     IF ([.E316] &lt;= 1; 4;     IF ([.E316] &lt;= 1.5; 6;     IF ([.E316] &lt;= 2.5; 10;     IF ([.E316] &lt;= 4; 16;     IF ([.E316] &lt;= 7; 25;     IF ([.E316] &lt;= 9.5; 35; 50))))));  IF ([.D316] &lt;= 30;     IF ([.E316] &lt;= 1; 6;     IF ([.E316] &lt;= 2; 10;     IF ([.E316] &lt;= 3.5; 16;     IF ([.E316] &lt;= 5.4; 25;     IF ([.E316] &lt;= 8; 35; 50)))));  IF ([.D316] &lt;= 40;     IF ([.E316] &lt;= 1.5; 10;     IF ([.E316] &lt;= 2.5; 16;     IF ([.E316] &lt;= 4; 25;     IF ([.E316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Переключатель обогрева заднего стекла ‘L’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19" office:value-type="float" office:value="15" calcext:value-type="float" table:number-columns-spanned="1" table:number-rows-spanned="2">
            <text:p>15.00</text:p>
          </table:table-cell>
          <table:table-cell table:style-name="ce19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17]); [.E317]+Buffer; &quot;&quot;)" office:value-type="float" office:value="3.3" calcext:value-type="float" table:number-columns-spanned="1" table:number-rows-spanned="2">
            <text:p>3.3</text:p>
          </table:table-cell>
          <table:table-cell table:formula="of:=IF(ISNUMBER([.D317]); IF ([.D317] &lt;= 1;     IF ([.E317] &lt;= 7; 1;     IF ([.E317] &lt;= 10; 1.5;     IF ([.E317] &lt;= 17; 2.5;     IF ([.E317] &lt;= 28; 4;     IF ([.E317] &lt;= 42; 6; 10)))));  IF ([.D317] &lt;= 2;     IF ([.E317] &lt;= 1.5; 1;     IF ([.E317] &lt;= 5; 1.5;     IF ([.E317] &lt;= 8.5; 2.5;     IF ([.E317] &lt;= 14; 4;     IF ([.E317] &lt;= 21; 6; 10)))));  IF ([.D317] &lt;= 4;     IF ([.E317] &lt;= 1.5; 1;     IF ([.E317] &lt;= 2.5; 1.5;     IF ([.E317] &lt;= 4; 2.5;     IF ([.E317] &lt;= 7; 4;     IF ([.E317] &lt;= 10.5; 6; 10)))));  IF ([.D317] &lt;= 6;     IF ([.E317] &lt;= 1.5; 1.5;     IF ([.E317] &lt;= 2.5; 2.5;     IF ([.E317] &lt;= 4.5; 4;     IF ([.E317] &lt;= 7; 6; 10))));  IF ([.D317] &lt;= 10;     IF ([.E317] &lt;= 1.5; 2.5;     IF ([.E317] &lt;= 2.5; 4;     IF ([.E317] &lt;= 4; 6;     IF ([.E317] &lt;= 7; 10;     IF ([.E317] &lt;= 10.5; 16;     IF ([.E317] &lt;= 17.5; 25;     IF ([.E317] &lt;= 24; 35; 50)))))));  IF ([.D317] &lt;= 15;     IF ([.E317] &lt;= 1; 2.5;     IF ([.E317] &lt;= 1.5; 4;     IF ([.E317] &lt;= 2.5; 6;     IF ([.E317] &lt;= 4.5; 10;     IF ([.E317] &lt;= 7; 16;     IF ([.E317] &lt;= 11.5; 25;     IF ([.E317] &lt;= 16; 35; 50)))))));  IF ([.D317] &lt;= 25;     IF ([.E317] &lt;= 1; 4;     IF ([.E317] &lt;= 1.5; 6;     IF ([.E317] &lt;= 2.5; 10;     IF ([.E317] &lt;= 4; 16;     IF ([.E317] &lt;= 7; 25;     IF ([.E317] &lt;= 9.5; 35; 50))))));  IF ([.D317] &lt;= 30;     IF ([.E317] &lt;= 1; 6;     IF ([.E317] &lt;= 2; 10;     IF ([.E317] &lt;= 3.5; 16;     IF ([.E317] &lt;= 5.4; 25;     IF ([.E317] &lt;= 8; 35; 50)))));  IF ([.D317] &lt;= 40;     IF ([.E317] &lt;= 1.5; 10;     IF ([.E317] &lt;= 2.5; 16;     IF ([.E317] &lt;= 4; 25;     IF ([.E317] &lt;= 6; 35; 50))));  &quot;Way too heavy&quot; ))))))))); &quot;&quot;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пр ‘2’, вых</text:p>
          </table:table-cell>
          <table:covered-table-cell/>
          <table:covered-table-cell table:number-columns-repeated="2" table:style-name="ce19"/>
          <table:covered-table-cell table:formula="of:=IF(ISNUMBER([.E318]); [.E31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19]); [.E319]+Buffer; &quot;&quot;)">
            <text:p/>
          </table:table-cell>
          <table:table-cell table:formula="of:=IF(ISNUMBER([.D319]); IF ([.D319] &lt;= 1;     IF ([.E319] &lt;= 7; 1;     IF ([.E319] &lt;= 10; 1.5;     IF ([.E319] &lt;= 17; 2.5;     IF ([.E319] &lt;= 28; 4;     IF ([.E319] &lt;= 42; 6; 10)))));  IF ([.D319] &lt;= 2;     IF ([.E319] &lt;= 1.5; 1;     IF ([.E319] &lt;= 5; 1.5;     IF ([.E319] &lt;= 8.5; 2.5;     IF ([.E319] &lt;= 14; 4;     IF ([.E319] &lt;= 21; 6; 10)))));  IF ([.D319] &lt;= 4;     IF ([.E319] &lt;= 1.5; 1;     IF ([.E319] &lt;= 2.5; 1.5;     IF ([.E319] &lt;= 4; 2.5;     IF ([.E319] &lt;= 7; 4;     IF ([.E319] &lt;= 10.5; 6; 10)))));  IF ([.D319] &lt;= 6;     IF ([.E319] &lt;= 1.5; 1.5;     IF ([.E319] &lt;= 2.5; 2.5;     IF ([.E319] &lt;= 4.5; 4;     IF ([.E319] &lt;= 7; 6; 10))));  IF ([.D319] &lt;= 10;     IF ([.E319] &lt;= 1.5; 2.5;     IF ([.E319] &lt;= 2.5; 4;     IF ([.E319] &lt;= 4; 6;     IF ([.E319] &lt;= 7; 10;     IF ([.E319] &lt;= 10.5; 16;     IF ([.E319] &lt;= 17.5; 25;     IF ([.E319] &lt;= 24; 35; 50)))))));  IF ([.D319] &lt;= 15;     IF ([.E319] &lt;= 1; 2.5;     IF ([.E319] &lt;= 1.5; 4;     IF ([.E319] &lt;= 2.5; 6;     IF ([.E319] &lt;= 4.5; 10;     IF ([.E319] &lt;= 7; 16;     IF ([.E319] &lt;= 11.5; 25;     IF ([.E319] &lt;= 16; 35; 50)))))));  IF ([.D319] &lt;= 25;     IF ([.E319] &lt;= 1; 4;     IF ([.E319] &lt;= 1.5; 6;     IF ([.E319] &lt;= 2.5; 10;     IF ([.E319] &lt;= 4; 16;     IF ([.E319] &lt;= 7; 25;     IF ([.E319] &lt;= 9.5; 35; 50))))));  IF ([.D319] &lt;= 30;     IF ([.E319] &lt;= 1; 6;     IF ([.E319] &lt;= 2; 10;     IF ([.E319] &lt;= 3.5; 16;     IF ([.E319] &lt;= 5.4; 25;     IF ([.E319] &lt;= 8; 35; 50)))));  IF ([.D319] &lt;= 40;     IF ([.E319] &lt;= 1.5; 10;     IF ([.E319] &lt;= 2.5; 16;     IF ([.E319] &lt;= 4; 25;     IF ([.E319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Переключатель обогрева заднего стекла ‘V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19" office:value-type="float" office:value="15" calcext:value-type="float" table:number-columns-spanned="1" table:number-rows-spanned="2">
            <text:p>15.00</text:p>
          </table:table-cell>
          <table:table-cell table:style-name="ce19"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320]); [.E320]+Buffer; &quot;&quot;)" office:value-type="float" office:value="1" calcext:value-type="float" table:number-columns-spanned="1" table:number-rows-spanned="2">
            <text:p>1</text:p>
          </table:table-cell>
          <table:table-cell table:formula="of:=IF(ISNUMBER([.D320]); IF ([.D320] &lt;= 1;     IF ([.E320] &lt;= 7; 1;     IF ([.E320] &lt;= 10; 1.5;     IF ([.E320] &lt;= 17; 2.5;     IF ([.E320] &lt;= 28; 4;     IF ([.E320] &lt;= 42; 6; 10)))));  IF ([.D320] &lt;= 2;     IF ([.E320] &lt;= 1.5; 1;     IF ([.E320] &lt;= 5; 1.5;     IF ([.E320] &lt;= 8.5; 2.5;     IF ([.E320] &lt;= 14; 4;     IF ([.E320] &lt;= 21; 6; 10)))));  IF ([.D320] &lt;= 4;     IF ([.E320] &lt;= 1.5; 1;     IF ([.E320] &lt;= 2.5; 1.5;     IF ([.E320] &lt;= 4; 2.5;     IF ([.E320] &lt;= 7; 4;     IF ([.E320] &lt;= 10.5; 6; 10)))));  IF ([.D320] &lt;= 6;     IF ([.E320] &lt;= 1.5; 1.5;     IF ([.E320] &lt;= 2.5; 2.5;     IF ([.E320] &lt;= 4.5; 4;     IF ([.E320] &lt;= 7; 6; 10))));  IF ([.D320] &lt;= 10;     IF ([.E320] &lt;= 1.5; 2.5;     IF ([.E320] &lt;= 2.5; 4;     IF ([.E320] &lt;= 4; 6;     IF ([.E320] &lt;= 7; 10;     IF ([.E320] &lt;= 10.5; 16;     IF ([.E320] &lt;= 17.5; 25;     IF ([.E320] &lt;= 24; 35; 50)))))));  IF ([.D320] &lt;= 15;     IF ([.E320] &lt;= 1; 2.5;     IF ([.E320] &lt;= 1.5; 4;     IF ([.E320] &lt;= 2.5; 6;     IF ([.E320] &lt;= 4.5; 10;     IF ([.E320] &lt;= 7; 16;     IF ([.E320] &lt;= 11.5; 25;     IF ([.E320] &lt;= 16; 35; 50)))))));  IF ([.D320] &lt;= 25;     IF ([.E320] &lt;= 1; 4;     IF ([.E320] &lt;= 1.5; 6;     IF ([.E320] &lt;= 2.5; 10;     IF ([.E320] &lt;= 4; 16;     IF ([.E320] &lt;= 7; 25;     IF ([.E320] &lt;= 9.5; 35; 50))))));  IF ([.D320] &lt;= 30;     IF ([.E320] &lt;= 1; 6;     IF ([.E320] &lt;= 2; 10;     IF ([.E320] &lt;= 3.5; 16;     IF ([.E320] &lt;= 5.4; 25;     IF ([.E320] &lt;= 8; 35; 50)))));  IF ([.D320] &lt;= 40;     IF ([.E320] &lt;= 1.5; 10;     IF ([.E320] &lt;= 2.5; 16;     IF ([.E320] &lt;= 4; 25;     IF ([.E320] &lt;= 6; 35; 50))));  &quot;Way too heavy&quot; ))))))))); &quot;&quot;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ереключатель обогрева заднего стекла ‘D’</text:p>
          </table:table-cell>
          <table:covered-table-cell/>
          <table:covered-table-cell table:number-columns-repeated="2" table:style-name="ce19"/>
          <table:covered-table-cell table:formula="of:=IF(ISNUMBER([.E321]); [.E32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22]); [.E322]+Buffer; &quot;&quot;)">
            <text:p/>
          </table:table-cell>
          <table:table-cell table:formula="of:=IF(ISNUMBER([.D322]); IF ([.D322] &lt;= 1;     IF ([.E322] &lt;= 7; 1;     IF ([.E322] &lt;= 10; 1.5;     IF ([.E322] &lt;= 17; 2.5;     IF ([.E322] &lt;= 28; 4;     IF ([.E322] &lt;= 42; 6; 10)))));  IF ([.D322] &lt;= 2;     IF ([.E322] &lt;= 1.5; 1;     IF ([.E322] &lt;= 5; 1.5;     IF ([.E322] &lt;= 8.5; 2.5;     IF ([.E322] &lt;= 14; 4;     IF ([.E322] &lt;= 21; 6; 10)))));  IF ([.D322] &lt;= 4;     IF ([.E322] &lt;= 1.5; 1;     IF ([.E322] &lt;= 2.5; 1.5;     IF ([.E322] &lt;= 4; 2.5;     IF ([.E322] &lt;= 7; 4;     IF ([.E322] &lt;= 10.5; 6; 10)))));  IF ([.D322] &lt;= 6;     IF ([.E322] &lt;= 1.5; 1.5;     IF ([.E322] &lt;= 2.5; 2.5;     IF ([.E322] &lt;= 4.5; 4;     IF ([.E322] &lt;= 7; 6; 10))));  IF ([.D322] &lt;= 10;     IF ([.E322] &lt;= 1.5; 2.5;     IF ([.E322] &lt;= 2.5; 4;     IF ([.E322] &lt;= 4; 6;     IF ([.E322] &lt;= 7; 10;     IF ([.E322] &lt;= 10.5; 16;     IF ([.E322] &lt;= 17.5; 25;     IF ([.E322] &lt;= 24; 35; 50)))))));  IF ([.D322] &lt;= 15;     IF ([.E322] &lt;= 1; 2.5;     IF ([.E322] &lt;= 1.5; 4;     IF ([.E322] &lt;= 2.5; 6;     IF ([.E322] &lt;= 4.5; 10;     IF ([.E322] &lt;= 7; 16;     IF ([.E322] &lt;= 11.5; 25;     IF ([.E322] &lt;= 16; 35; 50)))))));  IF ([.D322] &lt;= 25;     IF ([.E322] &lt;= 1; 4;     IF ([.E322] &lt;= 1.5; 6;     IF ([.E322] &lt;= 2.5; 10;     IF ([.E322] &lt;= 4; 16;     IF ([.E322] &lt;= 7; 25;     IF ([.E322] &lt;= 9.5; 35; 50))))));  IF ([.D322] &lt;= 30;     IF ([.E322] &lt;= 1; 6;     IF ([.E322] &lt;= 2; 10;     IF ([.E322] &lt;= 3.5; 16;     IF ([.E322] &lt;= 5.4; 25;     IF ([.E322] &lt;= 8; 35; 50)))));  IF ([.D322] &lt;= 40;     IF ([.E322] &lt;= 1.5; 10;     IF ([.E322] &lt;= 2.5; 16;     IF ([.E322] &lt;= 4; 25;     IF ([.E322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Переключатель обогрева заднего стекла ‘U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5" calcext:value-type="float" table:number-columns-spanned="1" table:number-rows-spanned="2">
            <text:p>15.00</text:p>
          </table:table-cell>
          <table:table-cell table:style-name="ce19"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323]); [.E323]+Buffer; &quot;&quot;)" office:value-type="float" office:value="1.5" calcext:value-type="float" table:number-columns-spanned="1" table:number-rows-spanned="2">
            <text:p>1.5</text:p>
          </table:table-cell>
          <table:table-cell table:formula="of:=IF(ISNUMBER([.D323]); IF ([.D323] &lt;= 1;     IF ([.E323] &lt;= 7; 1;     IF ([.E323] &lt;= 10; 1.5;     IF ([.E323] &lt;= 17; 2.5;     IF ([.E323] &lt;= 28; 4;     IF ([.E323] &lt;= 42; 6; 10)))));  IF ([.D323] &lt;= 2;     IF ([.E323] &lt;= 1.5; 1;     IF ([.E323] &lt;= 5; 1.5;     IF ([.E323] &lt;= 8.5; 2.5;     IF ([.E323] &lt;= 14; 4;     IF ([.E323] &lt;= 21; 6; 10)))));  IF ([.D323] &lt;= 4;     IF ([.E323] &lt;= 1.5; 1;     IF ([.E323] &lt;= 2.5; 1.5;     IF ([.E323] &lt;= 4; 2.5;     IF ([.E323] &lt;= 7; 4;     IF ([.E323] &lt;= 10.5; 6; 10)))));  IF ([.D323] &lt;= 6;     IF ([.E323] &lt;= 1.5; 1.5;     IF ([.E323] &lt;= 2.5; 2.5;     IF ([.E323] &lt;= 4.5; 4;     IF ([.E323] &lt;= 7; 6; 10))));  IF ([.D323] &lt;= 10;     IF ([.E323] &lt;= 1.5; 2.5;     IF ([.E323] &lt;= 2.5; 4;     IF ([.E323] &lt;= 4; 6;     IF ([.E323] &lt;= 7; 10;     IF ([.E323] &lt;= 10.5; 16;     IF ([.E323] &lt;= 17.5; 25;     IF ([.E323] &lt;= 24; 35; 50)))))));  IF ([.D323] &lt;= 15;     IF ([.E323] &lt;= 1; 2.5;     IF ([.E323] &lt;= 1.5; 4;     IF ([.E323] &lt;= 2.5; 6;     IF ([.E323] &lt;= 4.5; 10;     IF ([.E323] &lt;= 7; 16;     IF ([.E323] &lt;= 11.5; 25;     IF ([.E323] &lt;= 16; 35; 50)))))));  IF ([.D323] &lt;= 25;     IF ([.E323] &lt;= 1; 4;     IF ([.E323] &lt;= 1.5; 6;     IF ([.E323] &lt;= 2.5; 10;     IF ([.E323] &lt;= 4; 16;     IF ([.E323] &lt;= 7; 25;     IF ([.E323] &lt;= 9.5; 35; 50))))));  IF ([.D323] &lt;= 30;     IF ([.E323] &lt;= 1; 6;     IF ([.E323] &lt;= 2; 10;     IF ([.E323] &lt;= 3.5; 16;     IF ([.E323] &lt;= 5.4; 25;     IF ([.E323] &lt;= 8; 35; 50)))));  IF ([.D323] &lt;= 40;     IF ([.E323] &lt;= 1.5; 10;     IF ([.E323] &lt;= 2.5; 16;     IF ([.E323] &lt;= 4; 25;     IF ([.E323] &lt;= 6; 35; 50))));  &quot;Way too heavy&quot; ))))))))); &quot;&quot;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324]); [.E32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25]); [.E325]+Buffer; &quot;&quot;)">
            <text:p/>
          </table:table-cell>
          <table:table-cell table:formula="of:=IF(ISNUMBER([.D325]); IF ([.D325] &lt;= 1;     IF ([.E325] &lt;= 7; 1;     IF ([.E325] &lt;= 10; 1.5;     IF ([.E325] &lt;= 17; 2.5;     IF ([.E325] &lt;= 28; 4;     IF ([.E325] &lt;= 42; 6; 10)))));  IF ([.D325] &lt;= 2;     IF ([.E325] &lt;= 1.5; 1;     IF ([.E325] &lt;= 5; 1.5;     IF ([.E325] &lt;= 8.5; 2.5;     IF ([.E325] &lt;= 14; 4;     IF ([.E325] &lt;= 21; 6; 10)))));  IF ([.D325] &lt;= 4;     IF ([.E325] &lt;= 1.5; 1;     IF ([.E325] &lt;= 2.5; 1.5;     IF ([.E325] &lt;= 4; 2.5;     IF ([.E325] &lt;= 7; 4;     IF ([.E325] &lt;= 10.5; 6; 10)))));  IF ([.D325] &lt;= 6;     IF ([.E325] &lt;= 1.5; 1.5;     IF ([.E325] &lt;= 2.5; 2.5;     IF ([.E325] &lt;= 4.5; 4;     IF ([.E325] &lt;= 7; 6; 10))));  IF ([.D325] &lt;= 10;     IF ([.E325] &lt;= 1.5; 2.5;     IF ([.E325] &lt;= 2.5; 4;     IF ([.E325] &lt;= 4; 6;     IF ([.E325] &lt;= 7; 10;     IF ([.E325] &lt;= 10.5; 16;     IF ([.E325] &lt;= 17.5; 25;     IF ([.E325] &lt;= 24; 35; 50)))))));  IF ([.D325] &lt;= 15;     IF ([.E325] &lt;= 1; 2.5;     IF ([.E325] &lt;= 1.5; 4;     IF ([.E325] &lt;= 2.5; 6;     IF ([.E325] &lt;= 4.5; 10;     IF ([.E325] &lt;= 7; 16;     IF ([.E325] &lt;= 11.5; 25;     IF ([.E325] &lt;= 16; 35; 50)))))));  IF ([.D325] &lt;= 25;     IF ([.E325] &lt;= 1; 4;     IF ([.E325] &lt;= 1.5; 6;     IF ([.E325] &lt;= 2.5; 10;     IF ([.E325] &lt;= 4; 16;     IF ([.E325] &lt;= 7; 25;     IF ([.E325] &lt;= 9.5; 35; 50))))));  IF ([.D325] &lt;= 30;     IF ([.E325] &lt;= 1; 6;     IF ([.E325] &lt;= 2; 10;     IF ([.E325] &lt;= 3.5; 16;     IF ([.E325] &lt;= 5.4; 25;     IF ([.E325] &lt;= 8; 35; 50)))));  IF ([.D325] &lt;= 40;     IF ([.E325] &lt;= 1.5; 10;     IF ([.E325] &lt;= 2.5; 16;     IF ([.E325] &lt;= 4; 25;     IF ([.E325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Переключатель обогрева заднего стекла ‘I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9" office:value-type="float" office:value="15" calcext:value-type="float" table:number-columns-spanned="1" table:number-rows-spanned="2">
            <text:p>15.00</text:p>
          </table:table-cell>
          <table:table-cell table:style-name="ce19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formula="of:=IF(ISNUMBER([.E326]); [.E326]+Buffer; &quot;&quot;)" office:value-type="float" office:value="5.5" calcext:value-type="float" table:number-columns-spanned="1" table:number-rows-spanned="2">
            <text:p>5.5</text:p>
          </table:table-cell>
          <table:table-cell table:formula="of:=IF(ISNUMBER([.D326]); IF ([.D326] &lt;= 1;     IF ([.E326] &lt;= 7; 1;     IF ([.E326] &lt;= 10; 1.5;     IF ([.E326] &lt;= 17; 2.5;     IF ([.E326] &lt;= 28; 4;     IF ([.E326] &lt;= 42; 6; 10)))));  IF ([.D326] &lt;= 2;     IF ([.E326] &lt;= 1.5; 1;     IF ([.E326] &lt;= 5; 1.5;     IF ([.E326] &lt;= 8.5; 2.5;     IF ([.E326] &lt;= 14; 4;     IF ([.E326] &lt;= 21; 6; 10)))));  IF ([.D326] &lt;= 4;     IF ([.E326] &lt;= 1.5; 1;     IF ([.E326] &lt;= 2.5; 1.5;     IF ([.E326] &lt;= 4; 2.5;     IF ([.E326] &lt;= 7; 4;     IF ([.E326] &lt;= 10.5; 6; 10)))));  IF ([.D326] &lt;= 6;     IF ([.E326] &lt;= 1.5; 1.5;     IF ([.E326] &lt;= 2.5; 2.5;     IF ([.E326] &lt;= 4.5; 4;     IF ([.E326] &lt;= 7; 6; 10))));  IF ([.D326] &lt;= 10;     IF ([.E326] &lt;= 1.5; 2.5;     IF ([.E326] &lt;= 2.5; 4;     IF ([.E326] &lt;= 4; 6;     IF ([.E326] &lt;= 7; 10;     IF ([.E326] &lt;= 10.5; 16;     IF ([.E326] &lt;= 17.5; 25;     IF ([.E326] &lt;= 24; 35; 50)))))));  IF ([.D326] &lt;= 15;     IF ([.E326] &lt;= 1; 2.5;     IF ([.E326] &lt;= 1.5; 4;     IF ([.E326] &lt;= 2.5; 6;     IF ([.E326] &lt;= 4.5; 10;     IF ([.E326] &lt;= 7; 16;     IF ([.E326] &lt;= 11.5; 25;     IF ([.E326] &lt;= 16; 35; 50)))))));  IF ([.D326] &lt;= 25;     IF ([.E326] &lt;= 1; 4;     IF ([.E326] &lt;= 1.5; 6;     IF ([.E326] &lt;= 2.5; 10;     IF ([.E326] &lt;= 4; 16;     IF ([.E326] &lt;= 7; 25;     IF ([.E326] &lt;= 9.5; 35; 50))))));  IF ([.D326] &lt;= 30;     IF ([.E326] &lt;= 1; 6;     IF ([.E326] &lt;= 2; 10;     IF ([.E326] &lt;= 3.5; 16;     IF ([.E326] &lt;= 5.4; 25;     IF ([.E326] &lt;= 8; 35; 50)))));  IF ([.D326] &lt;= 40;     IF ([.E326] &lt;= 1.5; 10;     IF ([.E326] &lt;= 2.5; 16;     IF ([.E326] &lt;= 4; 25;     IF ([.E326] &lt;= 6; 35; 50))));  &quot;Way too heavy&quot; ))))))))); &quot;&quot;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На кабину к элементам обогрева заднего стекла ‘1’</text:p>
          </table:table-cell>
          <table:covered-table-cell/>
          <table:covered-table-cell table:number-columns-repeated="2" table:style-name="ce19"/>
          <table:covered-table-cell table:formula="of:=IF(ISNUMBER([.E327]); [.E32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28]); [.E328]+Buffer; &quot;&quot;)">
            <text:p/>
          </table:table-cell>
          <table:table-cell table:formula="of:=IF(ISNUMBER([.D328]); IF ([.D328] &lt;= 1;     IF ([.E328] &lt;= 7; 1;     IF ([.E328] &lt;= 10; 1.5;     IF ([.E328] &lt;= 17; 2.5;     IF ([.E328] &lt;= 28; 4;     IF ([.E328] &lt;= 42; 6; 10)))));  IF ([.D328] &lt;= 2;     IF ([.E328] &lt;= 1.5; 1;     IF ([.E328] &lt;= 5; 1.5;     IF ([.E328] &lt;= 8.5; 2.5;     IF ([.E328] &lt;= 14; 4;     IF ([.E328] &lt;= 21; 6; 10)))));  IF ([.D328] &lt;= 4;     IF ([.E328] &lt;= 1.5; 1;     IF ([.E328] &lt;= 2.5; 1.5;     IF ([.E328] &lt;= 4; 2.5;     IF ([.E328] &lt;= 7; 4;     IF ([.E328] &lt;= 10.5; 6; 10)))));  IF ([.D328] &lt;= 6;     IF ([.E328] &lt;= 1.5; 1.5;     IF ([.E328] &lt;= 2.5; 2.5;     IF ([.E328] &lt;= 4.5; 4;     IF ([.E328] &lt;= 7; 6; 10))));  IF ([.D328] &lt;= 10;     IF ([.E328] &lt;= 1.5; 2.5;     IF ([.E328] &lt;= 2.5; 4;     IF ([.E328] &lt;= 4; 6;     IF ([.E328] &lt;= 7; 10;     IF ([.E328] &lt;= 10.5; 16;     IF ([.E328] &lt;= 17.5; 25;     IF ([.E328] &lt;= 24; 35; 50)))))));  IF ([.D328] &lt;= 15;     IF ([.E328] &lt;= 1; 2.5;     IF ([.E328] &lt;= 1.5; 4;     IF ([.E328] &lt;= 2.5; 6;     IF ([.E328] &lt;= 4.5; 10;     IF ([.E328] &lt;= 7; 16;     IF ([.E328] &lt;= 11.5; 25;     IF ([.E328] &lt;= 16; 35; 50)))))));  IF ([.D328] &lt;= 25;     IF ([.E328] &lt;= 1; 4;     IF ([.E328] &lt;= 1.5; 6;     IF ([.E328] &lt;= 2.5; 10;     IF ([.E328] &lt;= 4; 16;     IF ([.E328] &lt;= 7; 25;     IF ([.E328] &lt;= 9.5; 35; 50))))));  IF ([.D328] &lt;= 30;     IF ([.E328] &lt;= 1; 6;     IF ([.E328] &lt;= 2; 10;     IF ([.E328] &lt;= 3.5; 16;     IF ([.E328] &lt;= 5.4; 25;     IF ([.E328] &lt;= 8; 35; 50)))));  IF ([.D328] &lt;= 40;     IF ([.E328] &lt;= 1.5; 10;     IF ([.E328] &lt;= 2.5; 16;     IF ([.E328] &lt;= 4; 25;     IF ([.E328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1.1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29]); [.E329]+Buffer; &quot;&quot;)" office:value-type="float" office:value="5.9" calcext:value-type="float" table:number-columns-spanned="1" table:number-rows-spanned="2">
            <text:p>5.9</text:p>
          </table:table-cell>
          <table:table-cell table:formula="of:=IF(ISNUMBER([.D329]); IF ([.D329] &lt;= 1;     IF ([.E329] &lt;= 7; 1;     IF ([.E329] &lt;= 10; 1.5;     IF ([.E329] &lt;= 17; 2.5;     IF ([.E329] &lt;= 28; 4;     IF ([.E329] &lt;= 42; 6; 10)))));  IF ([.D329] &lt;= 2;     IF ([.E329] &lt;= 1.5; 1;     IF ([.E329] &lt;= 5; 1.5;     IF ([.E329] &lt;= 8.5; 2.5;     IF ([.E329] &lt;= 14; 4;     IF ([.E329] &lt;= 21; 6; 10)))));  IF ([.D329] &lt;= 4;     IF ([.E329] &lt;= 1.5; 1;     IF ([.E329] &lt;= 2.5; 1.5;     IF ([.E329] &lt;= 4; 2.5;     IF ([.E329] &lt;= 7; 4;     IF ([.E329] &lt;= 10.5; 6; 10)))));  IF ([.D329] &lt;= 6;     IF ([.E329] &lt;= 1.5; 1.5;     IF ([.E329] &lt;= 2.5; 2.5;     IF ([.E329] &lt;= 4.5; 4;     IF ([.E329] &lt;= 7; 6; 10))));  IF ([.D329] &lt;= 10;     IF ([.E329] &lt;= 1.5; 2.5;     IF ([.E329] &lt;= 2.5; 4;     IF ([.E329] &lt;= 4; 6;     IF ([.E329] &lt;= 7; 10;     IF ([.E329] &lt;= 10.5; 16;     IF ([.E329] &lt;= 17.5; 25;     IF ([.E329] &lt;= 24; 35; 50)))))));  IF ([.D329] &lt;= 15;     IF ([.E329] &lt;= 1; 2.5;     IF ([.E329] &lt;= 1.5; 4;     IF ([.E329] &lt;= 2.5; 6;     IF ([.E329] &lt;= 4.5; 10;     IF ([.E329] &lt;= 7; 16;     IF ([.E329] &lt;= 11.5; 25;     IF ([.E329] &lt;= 16; 35; 50)))))));  IF ([.D329] &lt;= 25;     IF ([.E329] &lt;= 1; 4;     IF ([.E329] &lt;= 1.5; 6;     IF ([.E329] &lt;= 2.5; 10;     IF ([.E329] &lt;= 4; 16;     IF ([.E329] &lt;= 7; 25;     IF ([.E329] &lt;= 9.5; 35; 50))))));  IF ([.D329] &lt;= 30;     IF ([.E329] &lt;= 1; 6;     IF ([.E329] &lt;= 2; 10;     IF ([.E329] &lt;= 3.5; 16;     IF ([.E329] &lt;= 5.4; 25;     IF ([.E329] &lt;= 8; 35; 50)))));  IF ([.D329] &lt;= 40;     IF ([.E329] &lt;= 1.5; 10;     IF ([.E329] &lt;= 2.5; 16;     IF ([.E329] &lt;= 4; 25;     IF ([.E329] &lt;= 6; 35; 50))));  &quot;Way too heavy&quot; ))))))))); &quot;&quot;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Датчик t ОЖ</text:p>
          </table:table-cell>
          <table:covered-table-cell/>
          <table:covered-table-cell table:number-columns-repeated="2" table:style-name="ce19"/>
          <table:covered-table-cell table:formula="of:=IF(ISNUMBER([.E330]); [.E33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31]); [.E331]+Buffer; &quot;&quot;)">
            <text:p/>
          </table:table-cell>
          <table:table-cell table:formula="of:=IF(ISNUMBER([.D331]); IF ([.D331] &lt;= 1;     IF ([.E331] &lt;= 7; 1;     IF ([.E331] &lt;= 10; 1.5;     IF ([.E331] &lt;= 17; 2.5;     IF ([.E331] &lt;= 28; 4;     IF ([.E331] &lt;= 42; 6; 10)))));  IF ([.D331] &lt;= 2;     IF ([.E331] &lt;= 1.5; 1;     IF ([.E331] &lt;= 5; 1.5;     IF ([.E331] &lt;= 8.5; 2.5;     IF ([.E331] &lt;= 14; 4;     IF ([.E331] &lt;= 21; 6; 10)))));  IF ([.D331] &lt;= 4;     IF ([.E331] &lt;= 1.5; 1;     IF ([.E331] &lt;= 2.5; 1.5;     IF ([.E331] &lt;= 4; 2.5;     IF ([.E331] &lt;= 7; 4;     IF ([.E331] &lt;= 10.5; 6; 10)))));  IF ([.D331] &lt;= 6;     IF ([.E331] &lt;= 1.5; 1.5;     IF ([.E331] &lt;= 2.5; 2.5;     IF ([.E331] &lt;= 4.5; 4;     IF ([.E331] &lt;= 7; 6; 10))));  IF ([.D331] &lt;= 10;     IF ([.E331] &lt;= 1.5; 2.5;     IF ([.E331] &lt;= 2.5; 4;     IF ([.E331] &lt;= 4; 6;     IF ([.E331] &lt;= 7; 10;     IF ([.E331] &lt;= 10.5; 16;     IF ([.E331] &lt;= 17.5; 25;     IF ([.E331] &lt;= 24; 35; 50)))))));  IF ([.D331] &lt;= 15;     IF ([.E331] &lt;= 1; 2.5;     IF ([.E331] &lt;= 1.5; 4;     IF ([.E331] &lt;= 2.5; 6;     IF ([.E331] &lt;= 4.5; 10;     IF ([.E331] &lt;= 7; 16;     IF ([.E331] &lt;= 11.5; 25;     IF ([.E331] &lt;= 16; 35; 50)))))));  IF ([.D331] &lt;= 25;     IF ([.E331] &lt;= 1; 4;     IF ([.E331] &lt;= 1.5; 6;     IF ([.E331] &lt;= 2.5; 10;     IF ([.E331] &lt;= 4; 16;     IF ([.E331] &lt;= 7; 25;     IF ([.E331] &lt;= 9.5; 35; 50))))));  IF ([.D331] &lt;= 30;     IF ([.E331] &lt;= 1; 6;     IF ([.E331] &lt;= 2; 10;     IF ([.E331] &lt;= 3.5; 16;     IF ([.E331] &lt;= 5.4; 25;     IF ([.E331] &lt;= 8; 35; 50)))));  IF ([.D331] &lt;= 40;     IF ([.E331] &lt;= 1.5; 10;     IF ([.E331] &lt;= 2.5; 16;     IF ([.E331] &lt;= 4; 25;     IF ([.E331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1.2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32]); [.E332]+Buffer; &quot;&quot;)" office:value-type="float" office:value="5.9" calcext:value-type="float" table:number-columns-spanned="1" table:number-rows-spanned="2">
            <text:p>5.9</text:p>
          </table:table-cell>
          <table:table-cell table:formula="of:=IF(ISNUMBER([.D332]); IF ([.D332] &lt;= 1;     IF ([.E332] &lt;= 7; 1;     IF ([.E332] &lt;= 10; 1.5;     IF ([.E332] &lt;= 17; 2.5;     IF ([.E332] &lt;= 28; 4;     IF ([.E332] &lt;= 42; 6; 10)))));  IF ([.D332] &lt;= 2;     IF ([.E332] &lt;= 1.5; 1;     IF ([.E332] &lt;= 5; 1.5;     IF ([.E332] &lt;= 8.5; 2.5;     IF ([.E332] &lt;= 14; 4;     IF ([.E332] &lt;= 21; 6; 10)))));  IF ([.D332] &lt;= 4;     IF ([.E332] &lt;= 1.5; 1;     IF ([.E332] &lt;= 2.5; 1.5;     IF ([.E332] &lt;= 4; 2.5;     IF ([.E332] &lt;= 7; 4;     IF ([.E332] &lt;= 10.5; 6; 10)))));  IF ([.D332] &lt;= 6;     IF ([.E332] &lt;= 1.5; 1.5;     IF ([.E332] &lt;= 2.5; 2.5;     IF ([.E332] &lt;= 4.5; 4;     IF ([.E332] &lt;= 7; 6; 10))));  IF ([.D332] &lt;= 10;     IF ([.E332] &lt;= 1.5; 2.5;     IF ([.E332] &lt;= 2.5; 4;     IF ([.E332] &lt;= 4; 6;     IF ([.E332] &lt;= 7; 10;     IF ([.E332] &lt;= 10.5; 16;     IF ([.E332] &lt;= 17.5; 25;     IF ([.E332] &lt;= 24; 35; 50)))))));  IF ([.D332] &lt;= 15;     IF ([.E332] &lt;= 1; 2.5;     IF ([.E332] &lt;= 1.5; 4;     IF ([.E332] &lt;= 2.5; 6;     IF ([.E332] &lt;= 4.5; 10;     IF ([.E332] &lt;= 7; 16;     IF ([.E332] &lt;= 11.5; 25;     IF ([.E332] &lt;= 16; 35; 50)))))));  IF ([.D332] &lt;= 25;     IF ([.E332] &lt;= 1; 4;     IF ([.E332] &lt;= 1.5; 6;     IF ([.E332] &lt;= 2.5; 10;     IF ([.E332] &lt;= 4; 16;     IF ([.E332] &lt;= 7; 25;     IF ([.E332] &lt;= 9.5; 35; 50))))));  IF ([.D332] &lt;= 30;     IF ([.E332] &lt;= 1; 6;     IF ([.E332] &lt;= 2; 10;     IF ([.E332] &lt;= 3.5; 16;     IF ([.E332] &lt;= 5.4; 25;     IF ([.E332] &lt;= 8; 35; 50)))));  IF ([.D332] &lt;= 40;     IF ([.E332] &lt;= 1.5; 10;     IF ([.E332] &lt;= 2.5; 16;     IF ([.E332] &lt;= 4; 25;     IF ([.E332] &lt;= 6; 35; 50))));  &quot;Way too heavy&quot; ))))))))); &quot;&quot;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Датчик перегрева ОЖ</text:p>
          </table:table-cell>
          <table:covered-table-cell/>
          <table:covered-table-cell table:number-columns-repeated="2" table:style-name="ce19"/>
          <table:covered-table-cell table:formula="of:=IF(ISNUMBER([.E333]); [.E33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34]); [.E334]+Buffer; &quot;&quot;)">
            <text:p/>
          </table:table-cell>
          <table:table-cell table:formula="of:=IF(ISNUMBER([.D334]); IF ([.D334] &lt;= 1;     IF ([.E334] &lt;= 7; 1;     IF ([.E334] &lt;= 10; 1.5;     IF ([.E334] &lt;= 17; 2.5;     IF ([.E334] &lt;= 28; 4;     IF ([.E334] &lt;= 42; 6; 10)))));  IF ([.D334] &lt;= 2;     IF ([.E334] &lt;= 1.5; 1;     IF ([.E334] &lt;= 5; 1.5;     IF ([.E334] &lt;= 8.5; 2.5;     IF ([.E334] &lt;= 14; 4;     IF ([.E334] &lt;= 21; 6; 10)))));  IF ([.D334] &lt;= 4;     IF ([.E334] &lt;= 1.5; 1;     IF ([.E334] &lt;= 2.5; 1.5;     IF ([.E334] &lt;= 4; 2.5;     IF ([.E334] &lt;= 7; 4;     IF ([.E334] &lt;= 10.5; 6; 10)))));  IF ([.D334] &lt;= 6;     IF ([.E334] &lt;= 1.5; 1.5;     IF ([.E334] &lt;= 2.5; 2.5;     IF ([.E334] &lt;= 4.5; 4;     IF ([.E334] &lt;= 7; 6; 10))));  IF ([.D334] &lt;= 10;     IF ([.E334] &lt;= 1.5; 2.5;     IF ([.E334] &lt;= 2.5; 4;     IF ([.E334] &lt;= 4; 6;     IF ([.E334] &lt;= 7; 10;     IF ([.E334] &lt;= 10.5; 16;     IF ([.E334] &lt;= 17.5; 25;     IF ([.E334] &lt;= 24; 35; 50)))))));  IF ([.D334] &lt;= 15;     IF ([.E334] &lt;= 1; 2.5;     IF ([.E334] &lt;= 1.5; 4;     IF ([.E334] &lt;= 2.5; 6;     IF ([.E334] &lt;= 4.5; 10;     IF ([.E334] &lt;= 7; 16;     IF ([.E334] &lt;= 11.5; 25;     IF ([.E334] &lt;= 16; 35; 50)))))));  IF ([.D334] &lt;= 25;     IF ([.E334] &lt;= 1; 4;     IF ([.E334] &lt;= 1.5; 6;     IF ([.E334] &lt;= 2.5; 10;     IF ([.E334] &lt;= 4; 16;     IF ([.E334] &lt;= 7; 25;     IF ([.E334] &lt;= 9.5; 35; 50))))));  IF ([.D334] &lt;= 30;     IF ([.E334] &lt;= 1; 6;     IF ([.E334] &lt;= 2; 10;     IF ([.E334] &lt;= 3.5; 16;     IF ([.E334] &lt;= 5.4; 25;     IF ([.E334] &lt;= 8; 35; 50)))));  IF ([.D334] &lt;= 40;     IF ([.E334] &lt;= 1.5; 10;     IF ([.E334] &lt;= 2.5; 16;     IF ([.E334] &lt;= 4; 25;     IF ([.E334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1.3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35]); [.E335]+Buffer; &quot;&quot;)" office:value-type="float" office:value="5.9" calcext:value-type="float" table:number-columns-spanned="1" table:number-rows-spanned="2">
            <text:p>5.9</text:p>
          </table:table-cell>
          <table:table-cell table:formula="of:=IF(ISNUMBER([.D335]); IF ([.D335] &lt;= 1;     IF ([.E335] &lt;= 7; 1;     IF ([.E335] &lt;= 10; 1.5;     IF ([.E335] &lt;= 17; 2.5;     IF ([.E335] &lt;= 28; 4;     IF ([.E335] &lt;= 42; 6; 10)))));  IF ([.D335] &lt;= 2;     IF ([.E335] &lt;= 1.5; 1;     IF ([.E335] &lt;= 5; 1.5;     IF ([.E335] &lt;= 8.5; 2.5;     IF ([.E335] &lt;= 14; 4;     IF ([.E335] &lt;= 21; 6; 10)))));  IF ([.D335] &lt;= 4;     IF ([.E335] &lt;= 1.5; 1;     IF ([.E335] &lt;= 2.5; 1.5;     IF ([.E335] &lt;= 4; 2.5;     IF ([.E335] &lt;= 7; 4;     IF ([.E335] &lt;= 10.5; 6; 10)))));  IF ([.D335] &lt;= 6;     IF ([.E335] &lt;= 1.5; 1.5;     IF ([.E335] &lt;= 2.5; 2.5;     IF ([.E335] &lt;= 4.5; 4;     IF ([.E335] &lt;= 7; 6; 10))));  IF ([.D335] &lt;= 10;     IF ([.E335] &lt;= 1.5; 2.5;     IF ([.E335] &lt;= 2.5; 4;     IF ([.E335] &lt;= 4; 6;     IF ([.E335] &lt;= 7; 10;     IF ([.E335] &lt;= 10.5; 16;     IF ([.E335] &lt;= 17.5; 25;     IF ([.E335] &lt;= 24; 35; 50)))))));  IF ([.D335] &lt;= 15;     IF ([.E335] &lt;= 1; 2.5;     IF ([.E335] &lt;= 1.5; 4;     IF ([.E335] &lt;= 2.5; 6;     IF ([.E335] &lt;= 4.5; 10;     IF ([.E335] &lt;= 7; 16;     IF ([.E335] &lt;= 11.5; 25;     IF ([.E335] &lt;= 16; 35; 50)))))));  IF ([.D335] &lt;= 25;     IF ([.E335] &lt;= 1; 4;     IF ([.E335] &lt;= 1.5; 6;     IF ([.E335] &lt;= 2.5; 10;     IF ([.E335] &lt;= 4; 16;     IF ([.E335] &lt;= 7; 25;     IF ([.E335] &lt;= 9.5; 35; 50))))));  IF ([.D335] &lt;= 30;     IF ([.E335] &lt;= 1; 6;     IF ([.E335] &lt;= 2; 10;     IF ([.E335] &lt;= 3.5; 16;     IF ([.E335] &lt;= 5.4; 25;     IF ([.E335] &lt;= 8; 35; 50)))));  IF ([.D335] &lt;= 40;     IF ([.E335] &lt;= 1.5; 10;     IF ([.E335] &lt;= 2.5; 16;     IF ([.E335] &lt;= 4; 25;     IF ([.E335] &lt;= 6; 35; 50))));  &quot;Way too heavy&quot; ))))))))); &quot;&quot;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Датчик аварийного падения P масла</text:p>
          </table:table-cell>
          <table:covered-table-cell/>
          <table:covered-table-cell table:number-columns-repeated="2" table:style-name="ce19"/>
          <table:covered-table-cell table:formula="of:=IF(ISNUMBER([.E336]); [.E33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37]); [.E337]+Buffer; &quot;&quot;)">
            <text:p/>
          </table:table-cell>
          <table:table-cell table:formula="of:=IF(ISNUMBER([.D337]); IF ([.D337] &lt;= 1;     IF ([.E337] &lt;= 7; 1;     IF ([.E337] &lt;= 10; 1.5;     IF ([.E337] &lt;= 17; 2.5;     IF ([.E337] &lt;= 28; 4;     IF ([.E337] &lt;= 42; 6; 10)))));  IF ([.D337] &lt;= 2;     IF ([.E337] &lt;= 1.5; 1;     IF ([.E337] &lt;= 5; 1.5;     IF ([.E337] &lt;= 8.5; 2.5;     IF ([.E337] &lt;= 14; 4;     IF ([.E337] &lt;= 21; 6; 10)))));  IF ([.D337] &lt;= 4;     IF ([.E337] &lt;= 1.5; 1;     IF ([.E337] &lt;= 2.5; 1.5;     IF ([.E337] &lt;= 4; 2.5;     IF ([.E337] &lt;= 7; 4;     IF ([.E337] &lt;= 10.5; 6; 10)))));  IF ([.D337] &lt;= 6;     IF ([.E337] &lt;= 1.5; 1.5;     IF ([.E337] &lt;= 2.5; 2.5;     IF ([.E337] &lt;= 4.5; 4;     IF ([.E337] &lt;= 7; 6; 10))));  IF ([.D337] &lt;= 10;     IF ([.E337] &lt;= 1.5; 2.5;     IF ([.E337] &lt;= 2.5; 4;     IF ([.E337] &lt;= 4; 6;     IF ([.E337] &lt;= 7; 10;     IF ([.E337] &lt;= 10.5; 16;     IF ([.E337] &lt;= 17.5; 25;     IF ([.E337] &lt;= 24; 35; 50)))))));  IF ([.D337] &lt;= 15;     IF ([.E337] &lt;= 1; 2.5;     IF ([.E337] &lt;= 1.5; 4;     IF ([.E337] &lt;= 2.5; 6;     IF ([.E337] &lt;= 4.5; 10;     IF ([.E337] &lt;= 7; 16;     IF ([.E337] &lt;= 11.5; 25;     IF ([.E337] &lt;= 16; 35; 50)))))));  IF ([.D337] &lt;= 25;     IF ([.E337] &lt;= 1; 4;     IF ([.E337] &lt;= 1.5; 6;     IF ([.E337] &lt;= 2.5; 10;     IF ([.E337] &lt;= 4; 16;     IF ([.E337] &lt;= 7; 25;     IF ([.E337] &lt;= 9.5; 35; 50))))));  IF ([.D337] &lt;= 30;     IF ([.E337] &lt;= 1; 6;     IF ([.E337] &lt;= 2; 10;     IF ([.E337] &lt;= 3.5; 16;     IF ([.E337] &lt;= 5.4; 25;     IF ([.E337] &lt;= 8; 35; 50)))));  IF ([.D337] &lt;= 40;     IF ([.E337] &lt;= 1.5; 10;     IF ([.E337] &lt;= 2.5; 16;     IF ([.E337] &lt;= 4; 25;     IF ([.E337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1.4’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38]); [.E338]+Buffer; &quot;&quot;)" office:value-type="float" office:value="5.9" calcext:value-type="float" table:number-columns-spanned="1" table:number-rows-spanned="2">
            <text:p>5.9</text:p>
          </table:table-cell>
          <table:table-cell table:formula="of:=IF(ISNUMBER([.D338]); IF ([.D338] &lt;= 1;     IF ([.E338] &lt;= 7; 1;     IF ([.E338] &lt;= 10; 1.5;     IF ([.E338] &lt;= 17; 2.5;     IF ([.E338] &lt;= 28; 4;     IF ([.E338] &lt;= 42; 6; 10)))));  IF ([.D338] &lt;= 2;     IF ([.E338] &lt;= 1.5; 1;     IF ([.E338] &lt;= 5; 1.5;     IF ([.E338] &lt;= 8.5; 2.5;     IF ([.E338] &lt;= 14; 4;     IF ([.E338] &lt;= 21; 6; 10)))));  IF ([.D338] &lt;= 4;     IF ([.E338] &lt;= 1.5; 1;     IF ([.E338] &lt;= 2.5; 1.5;     IF ([.E338] &lt;= 4; 2.5;     IF ([.E338] &lt;= 7; 4;     IF ([.E338] &lt;= 10.5; 6; 10)))));  IF ([.D338] &lt;= 6;     IF ([.E338] &lt;= 1.5; 1.5;     IF ([.E338] &lt;= 2.5; 2.5;     IF ([.E338] &lt;= 4.5; 4;     IF ([.E338] &lt;= 7; 6; 10))));  IF ([.D338] &lt;= 10;     IF ([.E338] &lt;= 1.5; 2.5;     IF ([.E338] &lt;= 2.5; 4;     IF ([.E338] &lt;= 4; 6;     IF ([.E338] &lt;= 7; 10;     IF ([.E338] &lt;= 10.5; 16;     IF ([.E338] &lt;= 17.5; 25;     IF ([.E338] &lt;= 24; 35; 50)))))));  IF ([.D338] &lt;= 15;     IF ([.E338] &lt;= 1; 2.5;     IF ([.E338] &lt;= 1.5; 4;     IF ([.E338] &lt;= 2.5; 6;     IF ([.E338] &lt;= 4.5; 10;     IF ([.E338] &lt;= 7; 16;     IF ([.E338] &lt;= 11.5; 25;     IF ([.E338] &lt;= 16; 35; 50)))))));  IF ([.D338] &lt;= 25;     IF ([.E338] &lt;= 1; 4;     IF ([.E338] &lt;= 1.5; 6;     IF ([.E338] &lt;= 2.5; 10;     IF ([.E338] &lt;= 4; 16;     IF ([.E338] &lt;= 7; 25;     IF ([.E338] &lt;= 9.5; 35; 50))))));  IF ([.D338] &lt;= 30;     IF ([.E338] &lt;= 1; 6;     IF ([.E338] &lt;= 2; 10;     IF ([.E338] &lt;= 3.5; 16;     IF ([.E338] &lt;= 5.4; 25;     IF ([.E338] &lt;= 8; 35; 50)))));  IF ([.D338] &lt;= 40;     IF ([.E338] &lt;= 1.5; 10;     IF ([.E338] &lt;= 2.5; 16;     IF ([.E338] &lt;= 4; 25;     IF ([.E338] &lt;= 6; 35; 50))));  &quot;Way too heavy&quot; ))))))))); &quot;&quot;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Датчик P масла</text:p>
          </table:table-cell>
          <table:covered-table-cell/>
          <table:covered-table-cell table:number-columns-repeated="2" table:style-name="ce19"/>
          <table:covered-table-cell table:formula="of:=IF(ISNUMBER([.E339]); [.E33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40]); [.E340]+Buffer; &quot;&quot;)">
            <text:p/>
          </table:table-cell>
          <table:table-cell table:formula="of:=IF(ISNUMBER([.D340]); IF ([.D340] &lt;= 1;     IF ([.E340] &lt;= 7; 1;     IF ([.E340] &lt;= 10; 1.5;     IF ([.E340] &lt;= 17; 2.5;     IF ([.E340] &lt;= 28; 4;     IF ([.E340] &lt;= 42; 6; 10)))));  IF ([.D340] &lt;= 2;     IF ([.E340] &lt;= 1.5; 1;     IF ([.E340] &lt;= 5; 1.5;     IF ([.E340] &lt;= 8.5; 2.5;     IF ([.E340] &lt;= 14; 4;     IF ([.E340] &lt;= 21; 6; 10)))));  IF ([.D340] &lt;= 4;     IF ([.E340] &lt;= 1.5; 1;     IF ([.E340] &lt;= 2.5; 1.5;     IF ([.E340] &lt;= 4; 2.5;     IF ([.E340] &lt;= 7; 4;     IF ([.E340] &lt;= 10.5; 6; 10)))));  IF ([.D340] &lt;= 6;     IF ([.E340] &lt;= 1.5; 1.5;     IF ([.E340] &lt;= 2.5; 2.5;     IF ([.E340] &lt;= 4.5; 4;     IF ([.E340] &lt;= 7; 6; 10))));  IF ([.D340] &lt;= 10;     IF ([.E340] &lt;= 1.5; 2.5;     IF ([.E340] &lt;= 2.5; 4;     IF ([.E340] &lt;= 4; 6;     IF ([.E340] &lt;= 7; 10;     IF ([.E340] &lt;= 10.5; 16;     IF ([.E340] &lt;= 17.5; 25;     IF ([.E340] &lt;= 24; 35; 50)))))));  IF ([.D340] &lt;= 15;     IF ([.E340] &lt;= 1; 2.5;     IF ([.E340] &lt;= 1.5; 4;     IF ([.E340] &lt;= 2.5; 6;     IF ([.E340] &lt;= 4.5; 10;     IF ([.E340] &lt;= 7; 16;     IF ([.E340] &lt;= 11.5; 25;     IF ([.E340] &lt;= 16; 35; 50)))))));  IF ([.D340] &lt;= 25;     IF ([.E340] &lt;= 1; 4;     IF ([.E340] &lt;= 1.5; 6;     IF ([.E340] &lt;= 2.5; 10;     IF ([.E340] &lt;= 4; 16;     IF ([.E340] &lt;= 7; 25;     IF ([.E340] &lt;= 9.5; 35; 50))))));  IF ([.D340] &lt;= 30;     IF ([.E340] &lt;= 1; 6;     IF ([.E340] &lt;= 2; 10;     IF ([.E340] &lt;= 3.5; 16;     IF ([.E340] &lt;= 5.4; 25;     IF ([.E340] &lt;= 8; 35; 50)))));  IF ([.D340] &lt;= 40;     IF ([.E340] &lt;= 1.5; 10;     IF ([.E340] &lt;= 2.5; 16;     IF ([.E340] &lt;= 4; 25;     IF ([.E340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1.5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formula="of:=IF(ISNUMBER([.E341]); [.E341]+Buffer; &quot;&quot;)" office:value-type="float" office:value="4.6" calcext:value-type="float" table:number-columns-spanned="1" table:number-rows-spanned="2">
            <text:p>4.6</text:p>
          </table:table-cell>
          <table:table-cell table:formula="of:=IF(ISNUMBER([.D341]); IF ([.D341] &lt;= 1;     IF ([.E341] &lt;= 7; 1;     IF ([.E341] &lt;= 10; 1.5;     IF ([.E341] &lt;= 17; 2.5;     IF ([.E341] &lt;= 28; 4;     IF ([.E341] &lt;= 42; 6; 10)))));  IF ([.D341] &lt;= 2;     IF ([.E341] &lt;= 1.5; 1;     IF ([.E341] &lt;= 5; 1.5;     IF ([.E341] &lt;= 8.5; 2.5;     IF ([.E341] &lt;= 14; 4;     IF ([.E341] &lt;= 21; 6; 10)))));  IF ([.D341] &lt;= 4;     IF ([.E341] &lt;= 1.5; 1;     IF ([.E341] &lt;= 2.5; 1.5;     IF ([.E341] &lt;= 4; 2.5;     IF ([.E341] &lt;= 7; 4;     IF ([.E341] &lt;= 10.5; 6; 10)))));  IF ([.D341] &lt;= 6;     IF ([.E341] &lt;= 1.5; 1.5;     IF ([.E341] &lt;= 2.5; 2.5;     IF ([.E341] &lt;= 4.5; 4;     IF ([.E341] &lt;= 7; 6; 10))));  IF ([.D341] &lt;= 10;     IF ([.E341] &lt;= 1.5; 2.5;     IF ([.E341] &lt;= 2.5; 4;     IF ([.E341] &lt;= 4; 6;     IF ([.E341] &lt;= 7; 10;     IF ([.E341] &lt;= 10.5; 16;     IF ([.E341] &lt;= 17.5; 25;     IF ([.E341] &lt;= 24; 35; 50)))))));  IF ([.D341] &lt;= 15;     IF ([.E341] &lt;= 1; 2.5;     IF ([.E341] &lt;= 1.5; 4;     IF ([.E341] &lt;= 2.5; 6;     IF ([.E341] &lt;= 4.5; 10;     IF ([.E341] &lt;= 7; 16;     IF ([.E341] &lt;= 11.5; 25;     IF ([.E341] &lt;= 16; 35; 50)))))));  IF ([.D341] &lt;= 25;     IF ([.E341] &lt;= 1; 4;     IF ([.E341] &lt;= 1.5; 6;     IF ([.E341] &lt;= 2.5; 10;     IF ([.E341] &lt;= 4; 16;     IF ([.E341] &lt;= 7; 25;     IF ([.E341] &lt;= 9.5; 35; 50))))));  IF ([.D341] &lt;= 30;     IF ([.E341] &lt;= 1; 6;     IF ([.E341] &lt;= 2; 10;     IF ([.E341] &lt;= 3.5; 16;     IF ([.E341] &lt;= 5.4; 25;     IF ([.E341] &lt;= 8; 35; 50)))));  IF ([.D341] &lt;= 40;     IF ([.E341] &lt;= 1.5; 10;     IF ([.E341] &lt;= 2.5; 16;     IF ([.E341] &lt;= 4; 25;     IF ([.E341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На багажник к дачику указателя уровня топлива</text:p>
          </table:table-cell>
          <table:covered-table-cell/>
          <table:covered-table-cell table:number-columns-repeated="2" table:style-name="ce19"/>
          <table:covered-table-cell table:formula="of:=IF(ISNUMBER([.E342]); [.E34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43]); [.E343]+Buffer; &quot;&quot;)">
            <text:p/>
          </table:table-cell>
          <table:table-cell table:formula="of:=IF(ISNUMBER([.D343]); IF ([.D343] &lt;= 1;     IF ([.E343] &lt;= 7; 1;     IF ([.E343] &lt;= 10; 1.5;     IF ([.E343] &lt;= 17; 2.5;     IF ([.E343] &lt;= 28; 4;     IF ([.E343] &lt;= 42; 6; 10)))));  IF ([.D343] &lt;= 2;     IF ([.E343] &lt;= 1.5; 1;     IF ([.E343] &lt;= 5; 1.5;     IF ([.E343] &lt;= 8.5; 2.5;     IF ([.E343] &lt;= 14; 4;     IF ([.E343] &lt;= 21; 6; 10)))));  IF ([.D343] &lt;= 4;     IF ([.E343] &lt;= 1.5; 1;     IF ([.E343] &lt;= 2.5; 1.5;     IF ([.E343] &lt;= 4; 2.5;     IF ([.E343] &lt;= 7; 4;     IF ([.E343] &lt;= 10.5; 6; 10)))));  IF ([.D343] &lt;= 6;     IF ([.E343] &lt;= 1.5; 1.5;     IF ([.E343] &lt;= 2.5; 2.5;     IF ([.E343] &lt;= 4.5; 4;     IF ([.E343] &lt;= 7; 6; 10))));  IF ([.D343] &lt;= 10;     IF ([.E343] &lt;= 1.5; 2.5;     IF ([.E343] &lt;= 2.5; 4;     IF ([.E343] &lt;= 4; 6;     IF ([.E343] &lt;= 7; 10;     IF ([.E343] &lt;= 10.5; 16;     IF ([.E343] &lt;= 17.5; 25;     IF ([.E343] &lt;= 24; 35; 50)))))));  IF ([.D343] &lt;= 15;     IF ([.E343] &lt;= 1; 2.5;     IF ([.E343] &lt;= 1.5; 4;     IF ([.E343] &lt;= 2.5; 6;     IF ([.E343] &lt;= 4.5; 10;     IF ([.E343] &lt;= 7; 16;     IF ([.E343] &lt;= 11.5; 25;     IF ([.E343] &lt;= 16; 35; 50)))))));  IF ([.D343] &lt;= 25;     IF ([.E343] &lt;= 1; 4;     IF ([.E343] &lt;= 1.5; 6;     IF ([.E343] &lt;= 2.5; 10;     IF ([.E343] &lt;= 4; 16;     IF ([.E343] &lt;= 7; 25;     IF ([.E343] &lt;= 9.5; 35; 50))))));  IF ([.D343] &lt;= 30;     IF ([.E343] &lt;= 1; 6;     IF ([.E343] &lt;= 2; 10;     IF ([.E343] &lt;= 3.5; 16;     IF ([.E343] &lt;= 5.4; 25;     IF ([.E343] &lt;= 8; 35; 50)))));  IF ([.D343] &lt;= 40;     IF ([.E343] &lt;= 1.5; 10;     IF ([.E343] &lt;= 2.5; 16;     IF ([.E343] &lt;= 4; 25;     IF ([.E343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1.6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formula="of:=IF(ISNUMBER([.E344]); [.E344]+Buffer; &quot;&quot;)" office:value-type="float" office:value="4.6" calcext:value-type="float" table:number-columns-spanned="1" table:number-rows-spanned="2">
            <text:p>4.6</text:p>
          </table:table-cell>
          <table:table-cell table:formula="of:=IF(ISNUMBER([.D344]); IF ([.D344] &lt;= 1;     IF ([.E344] &lt;= 7; 1;     IF ([.E344] &lt;= 10; 1.5;     IF ([.E344] &lt;= 17; 2.5;     IF ([.E344] &lt;= 28; 4;     IF ([.E344] &lt;= 42; 6; 10)))));  IF ([.D344] &lt;= 2;     IF ([.E344] &lt;= 1.5; 1;     IF ([.E344] &lt;= 5; 1.5;     IF ([.E344] &lt;= 8.5; 2.5;     IF ([.E344] &lt;= 14; 4;     IF ([.E344] &lt;= 21; 6; 10)))));  IF ([.D344] &lt;= 4;     IF ([.E344] &lt;= 1.5; 1;     IF ([.E344] &lt;= 2.5; 1.5;     IF ([.E344] &lt;= 4; 2.5;     IF ([.E344] &lt;= 7; 4;     IF ([.E344] &lt;= 10.5; 6; 10)))));  IF ([.D344] &lt;= 6;     IF ([.E344] &lt;= 1.5; 1.5;     IF ([.E344] &lt;= 2.5; 2.5;     IF ([.E344] &lt;= 4.5; 4;     IF ([.E344] &lt;= 7; 6; 10))));  IF ([.D344] &lt;= 10;     IF ([.E344] &lt;= 1.5; 2.5;     IF ([.E344] &lt;= 2.5; 4;     IF ([.E344] &lt;= 4; 6;     IF ([.E344] &lt;= 7; 10;     IF ([.E344] &lt;= 10.5; 16;     IF ([.E344] &lt;= 17.5; 25;     IF ([.E344] &lt;= 24; 35; 50)))))));  IF ([.D344] &lt;= 15;     IF ([.E344] &lt;= 1; 2.5;     IF ([.E344] &lt;= 1.5; 4;     IF ([.E344] &lt;= 2.5; 6;     IF ([.E344] &lt;= 4.5; 10;     IF ([.E344] &lt;= 7; 16;     IF ([.E344] &lt;= 11.5; 25;     IF ([.E344] &lt;= 16; 35; 50)))))));  IF ([.D344] &lt;= 25;     IF ([.E344] &lt;= 1; 4;     IF ([.E344] &lt;= 1.5; 6;     IF ([.E344] &lt;= 2.5; 10;     IF ([.E344] &lt;= 4; 16;     IF ([.E344] &lt;= 7; 25;     IF ([.E344] &lt;= 9.5; 35; 50))))));  IF ([.D344] &lt;= 30;     IF ([.E344] &lt;= 1; 6;     IF ([.E344] &lt;= 2; 10;     IF ([.E344] &lt;= 3.5; 16;     IF ([.E344] &lt;= 5.4; 25;     IF ([.E344] &lt;= 8; 35; 50)))));  IF ([.D344] &lt;= 40;     IF ([.E344] &lt;= 1.5; 10;     IF ([.E344] &lt;= 2.5; 16;     IF ([.E344] &lt;= 4; 25;     IF ([.E344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На багажник к дачику указателя уровня топлива (лампочка)</text:p>
          </table:table-cell>
          <table:covered-table-cell/>
          <table:covered-table-cell table:number-columns-repeated="2" table:style-name="ce19"/>
          <table:covered-table-cell table:formula="of:=IF(ISNUMBER([.E345]); [.E34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46]); [.E346]+Buffer; &quot;&quot;)">
            <text:p/>
          </table:table-cell>
          <table:table-cell table:formula="of:=IF(ISNUMBER([.D346]); IF ([.D346] &lt;= 1;     IF ([.E346] &lt;= 7; 1;     IF ([.E346] &lt;= 10; 1.5;     IF ([.E346] &lt;= 17; 2.5;     IF ([.E346] &lt;= 28; 4;     IF ([.E346] &lt;= 42; 6; 10)))));  IF ([.D346] &lt;= 2;     IF ([.E346] &lt;= 1.5; 1;     IF ([.E346] &lt;= 5; 1.5;     IF ([.E346] &lt;= 8.5; 2.5;     IF ([.E346] &lt;= 14; 4;     IF ([.E346] &lt;= 21; 6; 10)))));  IF ([.D346] &lt;= 4;     IF ([.E346] &lt;= 1.5; 1;     IF ([.E346] &lt;= 2.5; 1.5;     IF ([.E346] &lt;= 4; 2.5;     IF ([.E346] &lt;= 7; 4;     IF ([.E346] &lt;= 10.5; 6; 10)))));  IF ([.D346] &lt;= 6;     IF ([.E346] &lt;= 1.5; 1.5;     IF ([.E346] &lt;= 2.5; 2.5;     IF ([.E346] &lt;= 4.5; 4;     IF ([.E346] &lt;= 7; 6; 10))));  IF ([.D346] &lt;= 10;     IF ([.E346] &lt;= 1.5; 2.5;     IF ([.E346] &lt;= 2.5; 4;     IF ([.E346] &lt;= 4; 6;     IF ([.E346] &lt;= 7; 10;     IF ([.E346] &lt;= 10.5; 16;     IF ([.E346] &lt;= 17.5; 25;     IF ([.E346] &lt;= 24; 35; 50)))))));  IF ([.D346] &lt;= 15;     IF ([.E346] &lt;= 1; 2.5;     IF ([.E346] &lt;= 1.5; 4;     IF ([.E346] &lt;= 2.5; 6;     IF ([.E346] &lt;= 4.5; 10;     IF ([.E346] &lt;= 7; 16;     IF ([.E346] &lt;= 11.5; 25;     IF ([.E346] &lt;= 16; 35; 50)))))));  IF ([.D346] &lt;= 25;     IF ([.E346] &lt;= 1; 4;     IF ([.E346] &lt;= 1.5; 6;     IF ([.E346] &lt;= 2.5; 10;     IF ([.E346] &lt;= 4; 16;     IF ([.E346] &lt;= 7; 25;     IF ([.E346] &lt;= 9.5; 35; 50))))));  IF ([.D346] &lt;= 30;     IF ([.E346] &lt;= 1; 6;     IF ([.E346] &lt;= 2; 10;     IF ([.E346] &lt;= 3.5; 16;     IF ([.E346] &lt;= 5.4; 25;     IF ([.E346] &lt;= 8; 35; 50)))));  IF ([.D346] &lt;= 40;     IF ([.E346] &lt;= 1.5; 10;     IF ([.E346] &lt;= 2.5; 16;     IF ([.E346] &lt;= 4; 25;     IF ([.E346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1.11’</text:p>
          </table:table-cell>
          <table:table-cell office:value-type="string" calcext:value-type="string" table:number-columns-spanned="1" table:number-rows-spanned="2">
            <text:p>Бел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47]); [.E347]+Buffer; &quot;&quot;)" office:value-type="float" office:value="3.3" calcext:value-type="float" table:number-columns-spanned="1" table:number-rows-spanned="2">
            <text:p>3.3</text:p>
          </table:table-cell>
          <table:table-cell table:formula="of:=IF(ISNUMBER([.D347]); IF ([.D347] &lt;= 1;     IF ([.E347] &lt;= 7; 1;     IF ([.E347] &lt;= 10; 1.5;     IF ([.E347] &lt;= 17; 2.5;     IF ([.E347] &lt;= 28; 4;     IF ([.E347] &lt;= 42; 6; 10)))));  IF ([.D347] &lt;= 2;     IF ([.E347] &lt;= 1.5; 1;     IF ([.E347] &lt;= 5; 1.5;     IF ([.E347] &lt;= 8.5; 2.5;     IF ([.E347] &lt;= 14; 4;     IF ([.E347] &lt;= 21; 6; 10)))));  IF ([.D347] &lt;= 4;     IF ([.E347] &lt;= 1.5; 1;     IF ([.E347] &lt;= 2.5; 1.5;     IF ([.E347] &lt;= 4; 2.5;     IF ([.E347] &lt;= 7; 4;     IF ([.E347] &lt;= 10.5; 6; 10)))));  IF ([.D347] &lt;= 6;     IF ([.E347] &lt;= 1.5; 1.5;     IF ([.E347] &lt;= 2.5; 2.5;     IF ([.E347] &lt;= 4.5; 4;     IF ([.E347] &lt;= 7; 6; 10))));  IF ([.D347] &lt;= 10;     IF ([.E347] &lt;= 1.5; 2.5;     IF ([.E347] &lt;= 2.5; 4;     IF ([.E347] &lt;= 4; 6;     IF ([.E347] &lt;= 7; 10;     IF ([.E347] &lt;= 10.5; 16;     IF ([.E347] &lt;= 17.5; 25;     IF ([.E347] &lt;= 24; 35; 50)))))));  IF ([.D347] &lt;= 15;     IF ([.E347] &lt;= 1; 2.5;     IF ([.E347] &lt;= 1.5; 4;     IF ([.E347] &lt;= 2.5; 6;     IF ([.E347] &lt;= 4.5; 10;     IF ([.E347] &lt;= 7; 16;     IF ([.E347] &lt;= 11.5; 25;     IF ([.E347] &lt;= 16; 35; 50)))))));  IF ([.D347] &lt;= 25;     IF ([.E347] &lt;= 1; 4;     IF ([.E347] &lt;= 1.5; 6;     IF ([.E347] &lt;= 2.5; 10;     IF ([.E347] &lt;= 4; 16;     IF ([.E347] &lt;= 7; 25;     IF ([.E347] &lt;= 9.5; 35; 50))))));  IF ([.D347] &lt;= 30;     IF ([.E347] &lt;= 1; 6;     IF ([.E347] &lt;= 2; 10;     IF ([.E347] &lt;= 3.5; 16;     IF ([.E347] &lt;= 5.4; 25;     IF ([.E347] &lt;= 8; 35; 50)))));  IF ([.D347] &lt;= 40;     IF ([.E347] &lt;= 1.5; 10;     IF ([.E347] &lt;= 2.5; 16;     IF ([.E347] &lt;= 4; 25;     IF ([.E347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Реле контрольных ламп ‘87’</text:p>
          </table:table-cell>
          <table:covered-table-cell table:number-columns-repeated="2"/>
          <table:covered-table-cell table:style-name="Default"/>
          <table:covered-table-cell table:formula="of:=IF(ISNUMBER([.E348]); [.E34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style-name="ce9"/>
          <table:table-cell/>
          <table:table-cell table:formula="of:=IF(ISNUMBER([.E349]); [.E349]+Buffer; &quot;&quot;)">
            <text:p/>
          </table:table-cell>
          <table:table-cell table:formula="of:=IF(ISNUMBER([.D349]); IF ([.D349] &lt;= 1;     IF ([.E349] &lt;= 7; 1;     IF ([.E349] &lt;= 10; 1.5;     IF ([.E349] &lt;= 17; 2.5;     IF ([.E349] &lt;= 28; 4;     IF ([.E349] &lt;= 42; 6; 10)))));  IF ([.D349] &lt;= 2;     IF ([.E349] &lt;= 1.5; 1;     IF ([.E349] &lt;= 5; 1.5;     IF ([.E349] &lt;= 8.5; 2.5;     IF ([.E349] &lt;= 14; 4;     IF ([.E349] &lt;= 21; 6; 10)))));  IF ([.D349] &lt;= 4;     IF ([.E349] &lt;= 1.5; 1;     IF ([.E349] &lt;= 2.5; 1.5;     IF ([.E349] &lt;= 4; 2.5;     IF ([.E349] &lt;= 7; 4;     IF ([.E349] &lt;= 10.5; 6; 10)))));  IF ([.D349] &lt;= 6;     IF ([.E349] &lt;= 1.5; 1.5;     IF ([.E349] &lt;= 2.5; 2.5;     IF ([.E349] &lt;= 4.5; 4;     IF ([.E349] &lt;= 7; 6; 10))));  IF ([.D349] &lt;= 10;     IF ([.E349] &lt;= 1.5; 2.5;     IF ([.E349] &lt;= 2.5; 4;     IF ([.E349] &lt;= 4; 6;     IF ([.E349] &lt;= 7; 10;     IF ([.E349] &lt;= 10.5; 16;     IF ([.E349] &lt;= 17.5; 25;     IF ([.E349] &lt;= 24; 35; 50)))))));  IF ([.D349] &lt;= 15;     IF ([.E349] &lt;= 1; 2.5;     IF ([.E349] &lt;= 1.5; 4;     IF ([.E349] &lt;= 2.5; 6;     IF ([.E349] &lt;= 4.5; 10;     IF ([.E349] &lt;= 7; 16;     IF ([.E349] &lt;= 11.5; 25;     IF ([.E349] &lt;= 16; 35; 50)))))));  IF ([.D349] &lt;= 25;     IF ([.E349] &lt;= 1; 4;     IF ([.E349] &lt;= 1.5; 6;     IF ([.E349] &lt;= 2.5; 10;     IF ([.E349] &lt;= 4; 16;     IF ([.E349] &lt;= 7; 25;     IF ([.E349] &lt;= 9.5; 35; 50))))));  IF ([.D349] &lt;= 30;     IF ([.E349] &lt;= 1; 6;     IF ([.E349] &lt;= 2; 10;     IF ([.E349] &lt;= 3.5; 16;     IF ([.E349] &lt;= 5.4; 25;     IF ([.E349] &lt;= 8; 35; 50)))));  IF ([.D349] &lt;= 40;     IF ([.E349] &lt;= 1.5; 10;     IF ([.E349] &lt;= 2.5; 16;     IF ([.E349] &lt;= 4; 25;     IF ([.E349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2.2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formula="of:=IF(ISNUMBER([.E350]); [.E350]+Buffer; &quot;&quot;)" office:value-type="float" office:value="1.5" calcext:value-type="float" table:number-columns-spanned="1" table:number-rows-spanned="2">
            <text:p>1.5</text:p>
          </table:table-cell>
          <table:table-cell table:formula="of:=IF(ISNUMBER([.D350]); IF ([.D350] &lt;= 1;     IF ([.E350] &lt;= 7; 1;     IF ([.E350] &lt;= 10; 1.5;     IF ([.E350] &lt;= 17; 2.5;     IF ([.E350] &lt;= 28; 4;     IF ([.E350] &lt;= 42; 6; 10)))));  IF ([.D350] &lt;= 2;     IF ([.E350] &lt;= 1.5; 1;     IF ([.E350] &lt;= 5; 1.5;     IF ([.E350] &lt;= 8.5; 2.5;     IF ([.E350] &lt;= 14; 4;     IF ([.E350] &lt;= 21; 6; 10)))));  IF ([.D350] &lt;= 4;     IF ([.E350] &lt;= 1.5; 1;     IF ([.E350] &lt;= 2.5; 1.5;     IF ([.E350] &lt;= 4; 2.5;     IF ([.E350] &lt;= 7; 4;     IF ([.E350] &lt;= 10.5; 6; 10)))));  IF ([.D350] &lt;= 6;     IF ([.E350] &lt;= 1.5; 1.5;     IF ([.E350] &lt;= 2.5; 2.5;     IF ([.E350] &lt;= 4.5; 4;     IF ([.E350] &lt;= 7; 6; 10))));  IF ([.D350] &lt;= 10;     IF ([.E350] &lt;= 1.5; 2.5;     IF ([.E350] &lt;= 2.5; 4;     IF ([.E350] &lt;= 4; 6;     IF ([.E350] &lt;= 7; 10;     IF ([.E350] &lt;= 10.5; 16;     IF ([.E350] &lt;= 17.5; 25;     IF ([.E350] &lt;= 24; 35; 50)))))));  IF ([.D350] &lt;= 15;     IF ([.E350] &lt;= 1; 2.5;     IF ([.E350] &lt;= 1.5; 4;     IF ([.E350] &lt;= 2.5; 6;     IF ([.E350] &lt;= 4.5; 10;     IF ([.E350] &lt;= 7; 16;     IF ([.E350] &lt;= 11.5; 25;     IF ([.E350] &lt;= 16; 35; 50)))))));  IF ([.D350] &lt;= 25;     IF ([.E350] &lt;= 1; 4;     IF ([.E350] &lt;= 1.5; 6;     IF ([.E350] &lt;= 2.5; 10;     IF ([.E350] &lt;= 4; 16;     IF ([.E350] &lt;= 7; 25;     IF ([.E350] &lt;= 9.5; 35; 50))))));  IF ([.D350] &lt;= 30;     IF ([.E350] &lt;= 1; 6;     IF ([.E350] &lt;= 2; 10;     IF ([.E350] &lt;= 3.5; 16;     IF ([.E350] &lt;= 5.4; 25;     IF ([.E350] &lt;= 8; 35; 50)))));  IF ([.D350] &lt;= 40;     IF ([.E350] &lt;= 1.5; 10;     IF ([.E350] &lt;= 2.5; 16;     IF ([.E350] &lt;= 4; 25;     IF ([.E350] &lt;= 6; 35; 50))));  &quot;Way too heavy&quot; ))))))))); &quot;&quot;)"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3’</text:p>
          </table:table-cell>
          <table:covered-table-cell/>
          <table:covered-table-cell table:number-columns-repeated="2" table:style-name="ce19"/>
          <table:covered-table-cell table:formula="of:=IF(ISNUMBER([.E351]); [.E35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52]); [.E352]+Buffer; &quot;&quot;)">
            <text:p/>
          </table:table-cell>
          <table:table-cell table:formula="of:=IF(ISNUMBER([.D352]); IF ([.D352] &lt;= 1;     IF ([.E352] &lt;= 7; 1;     IF ([.E352] &lt;= 10; 1.5;     IF ([.E352] &lt;= 17; 2.5;     IF ([.E352] &lt;= 28; 4;     IF ([.E352] &lt;= 42; 6; 10)))));  IF ([.D352] &lt;= 2;     IF ([.E352] &lt;= 1.5; 1;     IF ([.E352] &lt;= 5; 1.5;     IF ([.E352] &lt;= 8.5; 2.5;     IF ([.E352] &lt;= 14; 4;     IF ([.E352] &lt;= 21; 6; 10)))));  IF ([.D352] &lt;= 4;     IF ([.E352] &lt;= 1.5; 1;     IF ([.E352] &lt;= 2.5; 1.5;     IF ([.E352] &lt;= 4; 2.5;     IF ([.E352] &lt;= 7; 4;     IF ([.E352] &lt;= 10.5; 6; 10)))));  IF ([.D352] &lt;= 6;     IF ([.E352] &lt;= 1.5; 1.5;     IF ([.E352] &lt;= 2.5; 2.5;     IF ([.E352] &lt;= 4.5; 4;     IF ([.E352] &lt;= 7; 6; 10))));  IF ([.D352] &lt;= 10;     IF ([.E352] &lt;= 1.5; 2.5;     IF ([.E352] &lt;= 2.5; 4;     IF ([.E352] &lt;= 4; 6;     IF ([.E352] &lt;= 7; 10;     IF ([.E352] &lt;= 10.5; 16;     IF ([.E352] &lt;= 17.5; 25;     IF ([.E352] &lt;= 24; 35; 50)))))));  IF ([.D352] &lt;= 15;     IF ([.E352] &lt;= 1; 2.5;     IF ([.E352] &lt;= 1.5; 4;     IF ([.E352] &lt;= 2.5; 6;     IF ([.E352] &lt;= 4.5; 10;     IF ([.E352] &lt;= 7; 16;     IF ([.E352] &lt;= 11.5; 25;     IF ([.E352] &lt;= 16; 35; 50)))))));  IF ([.D352] &lt;= 25;     IF ([.E352] &lt;= 1; 4;     IF ([.E352] &lt;= 1.5; 6;     IF ([.E352] &lt;= 2.5; 10;     IF ([.E352] &lt;= 4; 16;     IF ([.E352] &lt;= 7; 25;     IF ([.E352] &lt;= 9.5; 35; 50))))));  IF ([.D352] &lt;= 30;     IF ([.E352] &lt;= 1; 6;     IF ([.E352] &lt;= 2; 10;     IF ([.E352] &lt;= 3.5; 16;     IF ([.E352] &lt;= 5.4; 25;     IF ([.E352] &lt;= 8; 35; 50)))));  IF ([.D352] &lt;= 40;     IF ([.E352] &lt;= 1.5; 10;     IF ([.E352] &lt;= 2.5; 16;     IF ([.E352] &lt;= 4; 25;     IF ([.E352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2.3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formula="of:=IF(ISNUMBER([.E353]); [.E353]+Buffer; &quot;&quot;)" office:value-type="float" office:value="1.5" calcext:value-type="float" table:number-columns-spanned="1" table:number-rows-spanned="2">
            <text:p>1.5</text:p>
          </table:table-cell>
          <table:table-cell table:formula="of:=IF(ISNUMBER([.D353]); IF ([.D353] &lt;= 1;     IF ([.E353] &lt;= 7; 1;     IF ([.E353] &lt;= 10; 1.5;     IF ([.E353] &lt;= 17; 2.5;     IF ([.E353] &lt;= 28; 4;     IF ([.E353] &lt;= 42; 6; 10)))));  IF ([.D353] &lt;= 2;     IF ([.E353] &lt;= 1.5; 1;     IF ([.E353] &lt;= 5; 1.5;     IF ([.E353] &lt;= 8.5; 2.5;     IF ([.E353] &lt;= 14; 4;     IF ([.E353] &lt;= 21; 6; 10)))));  IF ([.D353] &lt;= 4;     IF ([.E353] &lt;= 1.5; 1;     IF ([.E353] &lt;= 2.5; 1.5;     IF ([.E353] &lt;= 4; 2.5;     IF ([.E353] &lt;= 7; 4;     IF ([.E353] &lt;= 10.5; 6; 10)))));  IF ([.D353] &lt;= 6;     IF ([.E353] &lt;= 1.5; 1.5;     IF ([.E353] &lt;= 2.5; 2.5;     IF ([.E353] &lt;= 4.5; 4;     IF ([.E353] &lt;= 7; 6; 10))));  IF ([.D353] &lt;= 10;     IF ([.E353] &lt;= 1.5; 2.5;     IF ([.E353] &lt;= 2.5; 4;     IF ([.E353] &lt;= 4; 6;     IF ([.E353] &lt;= 7; 10;     IF ([.E353] &lt;= 10.5; 16;     IF ([.E353] &lt;= 17.5; 25;     IF ([.E353] &lt;= 24; 35; 50)))))));  IF ([.D353] &lt;= 15;     IF ([.E353] &lt;= 1; 2.5;     IF ([.E353] &lt;= 1.5; 4;     IF ([.E353] &lt;= 2.5; 6;     IF ([.E353] &lt;= 4.5; 10;     IF ([.E353] &lt;= 7; 16;     IF ([.E353] &lt;= 11.5; 25;     IF ([.E353] &lt;= 16; 35; 50)))))));  IF ([.D353] &lt;= 25;     IF ([.E353] &lt;= 1; 4;     IF ([.E353] &lt;= 1.5; 6;     IF ([.E353] &lt;= 2.5; 10;     IF ([.E353] &lt;= 4; 16;     IF ([.E353] &lt;= 7; 25;     IF ([.E353] &lt;= 9.5; 35; 50))))));  IF ([.D353] &lt;= 30;     IF ([.E353] &lt;= 1; 6;     IF ([.E353] &lt;= 2; 10;     IF ([.E353] &lt;= 3.5; 16;     IF ([.E353] &lt;= 5.4; 25;     IF ([.E353] &lt;= 8; 35; 50)))));  IF ([.D353] &lt;= 40;     IF ([.E353] &lt;= 1.5; 10;     IF ([.E353] &lt;= 2.5; 16;     IF ([.E353] &lt;= 4; 25;     IF ([.E353] &lt;= 6; 35; 50))));  &quot;Way too heavy&quot; ))))))))); &quot;&quot;)"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2’</text:p>
          </table:table-cell>
          <table:covered-table-cell/>
          <table:covered-table-cell table:number-columns-repeated="2" table:style-name="ce19"/>
          <table:covered-table-cell table:formula="of:=IF(ISNUMBER([.E354]); [.E35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55]); [.E355]+Buffer; &quot;&quot;)">
            <text:p/>
          </table:table-cell>
          <table:table-cell table:formula="of:=IF(ISNUMBER([.D355]); IF ([.D355] &lt;= 1;     IF ([.E355] &lt;= 7; 1;     IF ([.E355] &lt;= 10; 1.5;     IF ([.E355] &lt;= 17; 2.5;     IF ([.E355] &lt;= 28; 4;     IF ([.E355] &lt;= 42; 6; 10)))));  IF ([.D355] &lt;= 2;     IF ([.E355] &lt;= 1.5; 1;     IF ([.E355] &lt;= 5; 1.5;     IF ([.E355] &lt;= 8.5; 2.5;     IF ([.E355] &lt;= 14; 4;     IF ([.E355] &lt;= 21; 6; 10)))));  IF ([.D355] &lt;= 4;     IF ([.E355] &lt;= 1.5; 1;     IF ([.E355] &lt;= 2.5; 1.5;     IF ([.E355] &lt;= 4; 2.5;     IF ([.E355] &lt;= 7; 4;     IF ([.E355] &lt;= 10.5; 6; 10)))));  IF ([.D355] &lt;= 6;     IF ([.E355] &lt;= 1.5; 1.5;     IF ([.E355] &lt;= 2.5; 2.5;     IF ([.E355] &lt;= 4.5; 4;     IF ([.E355] &lt;= 7; 6; 10))));  IF ([.D355] &lt;= 10;     IF ([.E355] &lt;= 1.5; 2.5;     IF ([.E355] &lt;= 2.5; 4;     IF ([.E355] &lt;= 4; 6;     IF ([.E355] &lt;= 7; 10;     IF ([.E355] &lt;= 10.5; 16;     IF ([.E355] &lt;= 17.5; 25;     IF ([.E355] &lt;= 24; 35; 50)))))));  IF ([.D355] &lt;= 15;     IF ([.E355] &lt;= 1; 2.5;     IF ([.E355] &lt;= 1.5; 4;     IF ([.E355] &lt;= 2.5; 6;     IF ([.E355] &lt;= 4.5; 10;     IF ([.E355] &lt;= 7; 16;     IF ([.E355] &lt;= 11.5; 25;     IF ([.E355] &lt;= 16; 35; 50)))))));  IF ([.D355] &lt;= 25;     IF ([.E355] &lt;= 1; 4;     IF ([.E355] &lt;= 1.5; 6;     IF ([.E355] &lt;= 2.5; 10;     IF ([.E355] &lt;= 4; 16;     IF ([.E355] &lt;= 7; 25;     IF ([.E355] &lt;= 9.5; 35; 50))))));  IF ([.D355] &lt;= 30;     IF ([.E355] &lt;= 1; 6;     IF ([.E355] &lt;= 2; 10;     IF ([.E355] &lt;= 3.5; 16;     IF ([.E355] &lt;= 5.4; 25;     IF ([.E355] &lt;= 8; 35; 50)))));  IF ([.D355] &lt;= 40;     IF ([.E355] &lt;= 1.5; 10;     IF ([.E355] &lt;= 2.5; 16;     IF ([.E355] &lt;= 4; 25;     IF ([.E355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2.4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Width/2+Height+Len2+Width/2" office:value-type="float" office:value="5" calcext:value-type="float" table:number-columns-spanned="1" table:number-rows-spanned="2">
            <text:p>5.00</text:p>
          </table:table-cell>
          <table:table-cell table:formula="of:=IF(ISNUMBER([.E356]); [.E356]+Buffer; &quot;&quot;)" office:value-type="float" office:value="5.5" calcext:value-type="float" table:number-columns-spanned="1" table:number-rows-spanned="2">
            <text:p>5.5</text:p>
          </table:table-cell>
          <table:table-cell table:formula="of:=IF(ISNUMBER([.D356]); IF ([.D356] &lt;= 1;     IF ([.E356] &lt;= 7; 1;     IF ([.E356] &lt;= 10; 1.5;     IF ([.E356] &lt;= 17; 2.5;     IF ([.E356] &lt;= 28; 4;     IF ([.E356] &lt;= 42; 6; 10)))));  IF ([.D356] &lt;= 2;     IF ([.E356] &lt;= 1.5; 1;     IF ([.E356] &lt;= 5; 1.5;     IF ([.E356] &lt;= 8.5; 2.5;     IF ([.E356] &lt;= 14; 4;     IF ([.E356] &lt;= 21; 6; 10)))));  IF ([.D356] &lt;= 4;     IF ([.E356] &lt;= 1.5; 1;     IF ([.E356] &lt;= 2.5; 1.5;     IF ([.E356] &lt;= 4; 2.5;     IF ([.E356] &lt;= 7; 4;     IF ([.E356] &lt;= 10.5; 6; 10)))));  IF ([.D356] &lt;= 6;     IF ([.E356] &lt;= 1.5; 1.5;     IF ([.E356] &lt;= 2.5; 2.5;     IF ([.E356] &lt;= 4.5; 4;     IF ([.E356] &lt;= 7; 6; 10))));  IF ([.D356] &lt;= 10;     IF ([.E356] &lt;= 1.5; 2.5;     IF ([.E356] &lt;= 2.5; 4;     IF ([.E356] &lt;= 4; 6;     IF ([.E356] &lt;= 7; 10;     IF ([.E356] &lt;= 10.5; 16;     IF ([.E356] &lt;= 17.5; 25;     IF ([.E356] &lt;= 24; 35; 50)))))));  IF ([.D356] &lt;= 15;     IF ([.E356] &lt;= 1; 2.5;     IF ([.E356] &lt;= 1.5; 4;     IF ([.E356] &lt;= 2.5; 6;     IF ([.E356] &lt;= 4.5; 10;     IF ([.E356] &lt;= 7; 16;     IF ([.E356] &lt;= 11.5; 25;     IF ([.E356] &lt;= 16; 35; 50)))))));  IF ([.D356] &lt;= 25;     IF ([.E356] &lt;= 1; 4;     IF ([.E356] &lt;= 1.5; 6;     IF ([.E356] &lt;= 2.5; 10;     IF ([.E356] &lt;= 4; 16;     IF ([.E356] &lt;= 7; 25;     IF ([.E356] &lt;= 9.5; 35; 50))))));  IF ([.D356] &lt;= 30;     IF ([.E356] &lt;= 1; 6;     IF ([.E356] &lt;= 2; 10;     IF ([.E356] &lt;= 3.5; 16;     IF ([.E356] &lt;= 5.4; 25;     IF ([.E356] &lt;= 8; 35; 50)))));  IF ([.D356] &lt;= 40;     IF ([.E356] &lt;= 1.5; 10;     IF ([.E356] &lt;= 2.5; 16;     IF ([.E356] &lt;= 4; 25;     IF ([.E356] &lt;= 6; 35; 50))));  &quot;Way too heavy&quot; ))))))))); &quot;&quot;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Выключатель индикатора ручного тормоза ‘2’</text:p>
          </table:table-cell>
          <table:covered-table-cell/>
          <table:covered-table-cell table:number-columns-repeated="2" table:style-name="ce19"/>
          <table:covered-table-cell table:formula="of:=IF(ISNUMBER([.E357]); [.E35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58]); [.E358]+Buffer; &quot;&quot;)">
            <text:p/>
          </table:table-cell>
          <table:table-cell table:formula="of:=IF(ISNUMBER([.D358]); IF ([.D358] &lt;= 1;     IF ([.E358] &lt;= 7; 1;     IF ([.E358] &lt;= 10; 1.5;     IF ([.E358] &lt;= 17; 2.5;     IF ([.E358] &lt;= 28; 4;     IF ([.E358] &lt;= 42; 6; 10)))));  IF ([.D358] &lt;= 2;     IF ([.E358] &lt;= 1.5; 1;     IF ([.E358] &lt;= 5; 1.5;     IF ([.E358] &lt;= 8.5; 2.5;     IF ([.E358] &lt;= 14; 4;     IF ([.E358] &lt;= 21; 6; 10)))));  IF ([.D358] &lt;= 4;     IF ([.E358] &lt;= 1.5; 1;     IF ([.E358] &lt;= 2.5; 1.5;     IF ([.E358] &lt;= 4; 2.5;     IF ([.E358] &lt;= 7; 4;     IF ([.E358] &lt;= 10.5; 6; 10)))));  IF ([.D358] &lt;= 6;     IF ([.E358] &lt;= 1.5; 1.5;     IF ([.E358] &lt;= 2.5; 2.5;     IF ([.E358] &lt;= 4.5; 4;     IF ([.E358] &lt;= 7; 6; 10))));  IF ([.D358] &lt;= 10;     IF ([.E358] &lt;= 1.5; 2.5;     IF ([.E358] &lt;= 2.5; 4;     IF ([.E358] &lt;= 4; 6;     IF ([.E358] &lt;= 7; 10;     IF ([.E358] &lt;= 10.5; 16;     IF ([.E358] &lt;= 17.5; 25;     IF ([.E358] &lt;= 24; 35; 50)))))));  IF ([.D358] &lt;= 15;     IF ([.E358] &lt;= 1; 2.5;     IF ([.E358] &lt;= 1.5; 4;     IF ([.E358] &lt;= 2.5; 6;     IF ([.E358] &lt;= 4.5; 10;     IF ([.E358] &lt;= 7; 16;     IF ([.E358] &lt;= 11.5; 25;     IF ([.E358] &lt;= 16; 35; 50)))))));  IF ([.D358] &lt;= 25;     IF ([.E358] &lt;= 1; 4;     IF ([.E358] &lt;= 1.5; 6;     IF ([.E358] &lt;= 2.5; 10;     IF ([.E358] &lt;= 4; 16;     IF ([.E358] &lt;= 7; 25;     IF ([.E358] &lt;= 9.5; 35; 50))))));  IF ([.D358] &lt;= 30;     IF ([.E358] &lt;= 1; 6;     IF ([.E358] &lt;= 2; 10;     IF ([.E358] &lt;= 3.5; 16;     IF ([.E358] &lt;= 5.4; 25;     IF ([.E358] &lt;= 8; 35; 50)))));  IF ([.D358] &lt;= 40;     IF ([.E358] &lt;= 1.5; 10;     IF ([.E358] &lt;= 2.5; 16;     IF ([.E358] &lt;= 4; 25;     IF ([.E358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2.5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59]); [.E359]+Buffer; &quot;&quot;)" office:value-type="float" office:value="3.3" calcext:value-type="float" table:number-columns-spanned="1" table:number-rows-spanned="2">
            <text:p>3.3</text:p>
          </table:table-cell>
          <table:table-cell table:formula="of:=IF(ISNUMBER([.D359]); IF ([.D359] &lt;= 1;     IF ([.E359] &lt;= 7; 1;     IF ([.E359] &lt;= 10; 1.5;     IF ([.E359] &lt;= 17; 2.5;     IF ([.E359] &lt;= 28; 4;     IF ([.E359] &lt;= 42; 6; 10)))));  IF ([.D359] &lt;= 2;     IF ([.E359] &lt;= 1.5; 1;     IF ([.E359] &lt;= 5; 1.5;     IF ([.E359] &lt;= 8.5; 2.5;     IF ([.E359] &lt;= 14; 4;     IF ([.E359] &lt;= 21; 6; 10)))));  IF ([.D359] &lt;= 4;     IF ([.E359] &lt;= 1.5; 1;     IF ([.E359] &lt;= 2.5; 1.5;     IF ([.E359] &lt;= 4; 2.5;     IF ([.E359] &lt;= 7; 4;     IF ([.E359] &lt;= 10.5; 6; 10)))));  IF ([.D359] &lt;= 6;     IF ([.E359] &lt;= 1.5; 1.5;     IF ([.E359] &lt;= 2.5; 2.5;     IF ([.E359] &lt;= 4.5; 4;     IF ([.E359] &lt;= 7; 6; 10))));  IF ([.D359] &lt;= 10;     IF ([.E359] &lt;= 1.5; 2.5;     IF ([.E359] &lt;= 2.5; 4;     IF ([.E359] &lt;= 4; 6;     IF ([.E359] &lt;= 7; 10;     IF ([.E359] &lt;= 10.5; 16;     IF ([.E359] &lt;= 17.5; 25;     IF ([.E359] &lt;= 24; 35; 50)))))));  IF ([.D359] &lt;= 15;     IF ([.E359] &lt;= 1; 2.5;     IF ([.E359] &lt;= 1.5; 4;     IF ([.E359] &lt;= 2.5; 6;     IF ([.E359] &lt;= 4.5; 10;     IF ([.E359] &lt;= 7; 16;     IF ([.E359] &lt;= 11.5; 25;     IF ([.E359] &lt;= 16; 35; 50)))))));  IF ([.D359] &lt;= 25;     IF ([.E359] &lt;= 1; 4;     IF ([.E359] &lt;= 1.5; 6;     IF ([.E359] &lt;= 2.5; 10;     IF ([.E359] &lt;= 4; 16;     IF ([.E359] &lt;= 7; 25;     IF ([.E359] &lt;= 9.5; 35; 50))))));  IF ([.D359] &lt;= 30;     IF ([.E359] &lt;= 1; 6;     IF ([.E359] &lt;= 2; 10;     IF ([.E359] &lt;= 3.5; 16;     IF ([.E359] &lt;= 5.4; 25;     IF ([.E359] &lt;= 8; 35; 50)))));  IF ([.D359] &lt;= 40;     IF ([.E359] &lt;= 1.5; 10;     IF ([.E359] &lt;= 2.5; 16;     IF ([.E359] &lt;= 4; 25;     IF ([.E359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лев ‘3’, вых</text:p>
          </table:table-cell>
          <table:covered-table-cell/>
          <table:covered-table-cell table:number-columns-repeated="2" table:style-name="ce19"/>
          <table:covered-table-cell table:formula="of:=IF(ISNUMBER([.E360]); [.E36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61]); [.E361]+Buffer; &quot;&quot;)">
            <text:p/>
          </table:table-cell>
          <table:table-cell table:formula="of:=IF(ISNUMBER([.D361]); IF ([.D361] &lt;= 1;     IF ([.E361] &lt;= 7; 1;     IF ([.E361] &lt;= 10; 1.5;     IF ([.E361] &lt;= 17; 2.5;     IF ([.E361] &lt;= 28; 4;     IF ([.E361] &lt;= 42; 6; 10)))));  IF ([.D361] &lt;= 2;     IF ([.E361] &lt;= 1.5; 1;     IF ([.E361] &lt;= 5; 1.5;     IF ([.E361] &lt;= 8.5; 2.5;     IF ([.E361] &lt;= 14; 4;     IF ([.E361] &lt;= 21; 6; 10)))));  IF ([.D361] &lt;= 4;     IF ([.E361] &lt;= 1.5; 1;     IF ([.E361] &lt;= 2.5; 1.5;     IF ([.E361] &lt;= 4; 2.5;     IF ([.E361] &lt;= 7; 4;     IF ([.E361] &lt;= 10.5; 6; 10)))));  IF ([.D361] &lt;= 6;     IF ([.E361] &lt;= 1.5; 1.5;     IF ([.E361] &lt;= 2.5; 2.5;     IF ([.E361] &lt;= 4.5; 4;     IF ([.E361] &lt;= 7; 6; 10))));  IF ([.D361] &lt;= 10;     IF ([.E361] &lt;= 1.5; 2.5;     IF ([.E361] &lt;= 2.5; 4;     IF ([.E361] &lt;= 4; 6;     IF ([.E361] &lt;= 7; 10;     IF ([.E361] &lt;= 10.5; 16;     IF ([.E361] &lt;= 17.5; 25;     IF ([.E361] &lt;= 24; 35; 50)))))));  IF ([.D361] &lt;= 15;     IF ([.E361] &lt;= 1; 2.5;     IF ([.E361] &lt;= 1.5; 4;     IF ([.E361] &lt;= 2.5; 6;     IF ([.E361] &lt;= 4.5; 10;     IF ([.E361] &lt;= 7; 16;     IF ([.E361] &lt;= 11.5; 25;     IF ([.E361] &lt;= 16; 35; 50)))))));  IF ([.D361] &lt;= 25;     IF ([.E361] &lt;= 1; 4;     IF ([.E361] &lt;= 1.5; 6;     IF ([.E361] &lt;= 2.5; 10;     IF ([.E361] &lt;= 4; 16;     IF ([.E361] &lt;= 7; 25;     IF ([.E361] &lt;= 9.5; 35; 50))))));  IF ([.D361] &lt;= 30;     IF ([.E361] &lt;= 1; 6;     IF ([.E361] &lt;= 2; 10;     IF ([.E361] &lt;= 3.5; 16;     IF ([.E361] &lt;= 5.4; 25;     IF ([.E361] &lt;= 8; 35; 50)))));  IF ([.D361] &lt;= 40;     IF ([.E361] &lt;= 1.5; 10;     IF ([.E361] &lt;= 2.5; 16;     IF ([.E361] &lt;= 4; 25;     IF ([.E361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2.7’</text:p>
          </table:table-cell>
          <table:table-cell office:value-type="string" calcext:value-type="string" table:number-columns-spanned="1" table:number-rows-spanned="2">
            <text:p>Розов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formula="of:=IF(ISNUMBER([.E362]); [.E362]+Buffer; &quot;&quot;)" office:value-type="float" office:value="2" calcext:value-type="float" table:number-columns-spanned="1" table:number-rows-spanned="2">
            <text:p>2</text:p>
          </table:table-cell>
          <table:table-cell table:formula="of:=IF(ISNUMBER([.D362]); IF ([.D362] &lt;= 1;     IF ([.E362] &lt;= 7; 1;     IF ([.E362] &lt;= 10; 1.5;     IF ([.E362] &lt;= 17; 2.5;     IF ([.E362] &lt;= 28; 4;     IF ([.E362] &lt;= 42; 6; 10)))));  IF ([.D362] &lt;= 2;     IF ([.E362] &lt;= 1.5; 1;     IF ([.E362] &lt;= 5; 1.5;     IF ([.E362] &lt;= 8.5; 2.5;     IF ([.E362] &lt;= 14; 4;     IF ([.E362] &lt;= 21; 6; 10)))));  IF ([.D362] &lt;= 4;     IF ([.E362] &lt;= 1.5; 1;     IF ([.E362] &lt;= 2.5; 1.5;     IF ([.E362] &lt;= 4; 2.5;     IF ([.E362] &lt;= 7; 4;     IF ([.E362] &lt;= 10.5; 6; 10)))));  IF ([.D362] &lt;= 6;     IF ([.E362] &lt;= 1.5; 1.5;     IF ([.E362] &lt;= 2.5; 2.5;     IF ([.E362] &lt;= 4.5; 4;     IF ([.E362] &lt;= 7; 6; 10))));  IF ([.D362] &lt;= 10;     IF ([.E362] &lt;= 1.5; 2.5;     IF ([.E362] &lt;= 2.5; 4;     IF ([.E362] &lt;= 4; 6;     IF ([.E362] &lt;= 7; 10;     IF ([.E362] &lt;= 10.5; 16;     IF ([.E362] &lt;= 17.5; 25;     IF ([.E362] &lt;= 24; 35; 50)))))));  IF ([.D362] &lt;= 15;     IF ([.E362] &lt;= 1; 2.5;     IF ([.E362] &lt;= 1.5; 4;     IF ([.E362] &lt;= 2.5; 6;     IF ([.E362] &lt;= 4.5; 10;     IF ([.E362] &lt;= 7; 16;     IF ([.E362] &lt;= 11.5; 25;     IF ([.E362] &lt;= 16; 35; 50)))))));  IF ([.D362] &lt;= 25;     IF ([.E362] &lt;= 1; 4;     IF ([.E362] &lt;= 1.5; 6;     IF ([.E362] &lt;= 2.5; 10;     IF ([.E362] &lt;= 4; 16;     IF ([.E362] &lt;= 7; 25;     IF ([.E362] &lt;= 9.5; 35; 50))))));  IF ([.D362] &lt;= 30;     IF ([.E362] &lt;= 1; 6;     IF ([.E362] &lt;= 2; 10;     IF ([.E362] &lt;= 3.5; 16;     IF ([.E362] &lt;= 5.4; 25;     IF ([.E362] &lt;= 8; 35; 50)))));  IF ([.D362] &lt;= 40;     IF ([.E362] &lt;= 1.5; 10;     IF ([.E362] &lt;= 2.5; 16;     IF ([.E362] &lt;= 4; 25;     IF ([.E362] &lt;= 6; 35; 50))));  &quot;Way too heavy&quot; ))))))))); &quot;&quot;)"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ЦПС ‘7’</text:p>
          </table:table-cell>
          <table:covered-table-cell/>
          <table:covered-table-cell table:number-columns-repeated="2" table:style-name="ce19"/>
          <table:covered-table-cell table:formula="of:=IF(ISNUMBER([.E363]); [.E36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64]); [.E364]+Buffer; &quot;&quot;)">
            <text:p/>
          </table:table-cell>
          <table:table-cell table:formula="of:=IF(ISNUMBER([.D364]); IF ([.D364] &lt;= 1;     IF ([.E364] &lt;= 7; 1;     IF ([.E364] &lt;= 10; 1.5;     IF ([.E364] &lt;= 17; 2.5;     IF ([.E364] &lt;= 28; 4;     IF ([.E364] &lt;= 42; 6; 10)))));  IF ([.D364] &lt;= 2;     IF ([.E364] &lt;= 1.5; 1;     IF ([.E364] &lt;= 5; 1.5;     IF ([.E364] &lt;= 8.5; 2.5;     IF ([.E364] &lt;= 14; 4;     IF ([.E364] &lt;= 21; 6; 10)))));  IF ([.D364] &lt;= 4;     IF ([.E364] &lt;= 1.5; 1;     IF ([.E364] &lt;= 2.5; 1.5;     IF ([.E364] &lt;= 4; 2.5;     IF ([.E364] &lt;= 7; 4;     IF ([.E364] &lt;= 10.5; 6; 10)))));  IF ([.D364] &lt;= 6;     IF ([.E364] &lt;= 1.5; 1.5;     IF ([.E364] &lt;= 2.5; 2.5;     IF ([.E364] &lt;= 4.5; 4;     IF ([.E364] &lt;= 7; 6; 10))));  IF ([.D364] &lt;= 10;     IF ([.E364] &lt;= 1.5; 2.5;     IF ([.E364] &lt;= 2.5; 4;     IF ([.E364] &lt;= 4; 6;     IF ([.E364] &lt;= 7; 10;     IF ([.E364] &lt;= 10.5; 16;     IF ([.E364] &lt;= 17.5; 25;     IF ([.E364] &lt;= 24; 35; 50)))))));  IF ([.D364] &lt;= 15;     IF ([.E364] &lt;= 1; 2.5;     IF ([.E364] &lt;= 1.5; 4;     IF ([.E364] &lt;= 2.5; 6;     IF ([.E364] &lt;= 4.5; 10;     IF ([.E364] &lt;= 7; 16;     IF ([.E364] &lt;= 11.5; 25;     IF ([.E364] &lt;= 16; 35; 50)))))));  IF ([.D364] &lt;= 25;     IF ([.E364] &lt;= 1; 4;     IF ([.E364] &lt;= 1.5; 6;     IF ([.E364] &lt;= 2.5; 10;     IF ([.E364] &lt;= 4; 16;     IF ([.E364] &lt;= 7; 25;     IF ([.E364] &lt;= 9.5; 35; 50))))));  IF ([.D364] &lt;= 30;     IF ([.E364] &lt;= 1; 6;     IF ([.E364] &lt;= 2; 10;     IF ([.E364] &lt;= 3.5; 16;     IF ([.E364] &lt;= 5.4; 25;     IF ([.E364] &lt;= 8; 35; 50)))));  IF ([.D364] &lt;= 40;     IF ([.E364] &lt;= 1.5; 10;     IF ([.E364] &lt;= 2.5; 16;     IF ([.E364] &lt;= 4; 25;     IF ([.E364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2.8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65]); [.E365]+Buffer; &quot;&quot;)" office:value-type="float" office:value="3.3" calcext:value-type="float" table:number-columns-spanned="1" table:number-rows-spanned="2">
            <text:p>3.3</text:p>
          </table:table-cell>
          <table:table-cell table:formula="of:=IF(ISNUMBER([.D365]); IF ([.D365] &lt;= 1;     IF ([.E365] &lt;= 7; 1;     IF ([.E365] &lt;= 10; 1.5;     IF ([.E365] &lt;= 17; 2.5;     IF ([.E365] &lt;= 28; 4;     IF ([.E365] &lt;= 42; 6; 10)))));  IF ([.D365] &lt;= 2;     IF ([.E365] &lt;= 1.5; 1;     IF ([.E365] &lt;= 5; 1.5;     IF ([.E365] &lt;= 8.5; 2.5;     IF ([.E365] &lt;= 14; 4;     IF ([.E365] &lt;= 21; 6; 10)))));  IF ([.D365] &lt;= 4;     IF ([.E365] &lt;= 1.5; 1;     IF ([.E365] &lt;= 2.5; 1.5;     IF ([.E365] &lt;= 4; 2.5;     IF ([.E365] &lt;= 7; 4;     IF ([.E365] &lt;= 10.5; 6; 10)))));  IF ([.D365] &lt;= 6;     IF ([.E365] &lt;= 1.5; 1.5;     IF ([.E365] &lt;= 2.5; 2.5;     IF ([.E365] &lt;= 4.5; 4;     IF ([.E365] &lt;= 7; 6; 10))));  IF ([.D365] &lt;= 10;     IF ([.E365] &lt;= 1.5; 2.5;     IF ([.E365] &lt;= 2.5; 4;     IF ([.E365] &lt;= 4; 6;     IF ([.E365] &lt;= 7; 10;     IF ([.E365] &lt;= 10.5; 16;     IF ([.E365] &lt;= 17.5; 25;     IF ([.E365] &lt;= 24; 35; 50)))))));  IF ([.D365] &lt;= 15;     IF ([.E365] &lt;= 1; 2.5;     IF ([.E365] &lt;= 1.5; 4;     IF ([.E365] &lt;= 2.5; 6;     IF ([.E365] &lt;= 4.5; 10;     IF ([.E365] &lt;= 7; 16;     IF ([.E365] &lt;= 11.5; 25;     IF ([.E365] &lt;= 16; 35; 50)))))));  IF ([.D365] &lt;= 25;     IF ([.E365] &lt;= 1; 4;     IF ([.E365] &lt;= 1.5; 6;     IF ([.E365] &lt;= 2.5; 10;     IF ([.E365] &lt;= 4; 16;     IF ([.E365] &lt;= 7; 25;     IF ([.E365] &lt;= 9.5; 35; 50))))));  IF ([.D365] &lt;= 30;     IF ([.E365] &lt;= 1; 6;     IF ([.E365] &lt;= 2; 10;     IF ([.E365] &lt;= 3.5; 16;     IF ([.E365] &lt;= 5.4; 25;     IF ([.E365] &lt;= 8; 35; 50)))));  IF ([.D365] &lt;= 40;     IF ([.E365] &lt;= 1.5; 10;     IF ([.E365] &lt;= 2.5; 16;     IF ([.E365] &lt;= 4; 25;     IF ([.E365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пр ‘6’, вых</text:p>
          </table:table-cell>
          <table:covered-table-cell/>
          <table:covered-table-cell table:number-columns-repeated="2" table:style-name="ce19"/>
          <table:covered-table-cell table:formula="of:=IF(ISNUMBER([.E366]); [.E36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67]); [.E367]+Buffer; &quot;&quot;)">
            <text:p/>
          </table:table-cell>
          <table:table-cell table:formula="of:=IF(ISNUMBER([.D367]); IF ([.D367] &lt;= 1;     IF ([.E367] &lt;= 7; 1;     IF ([.E367] &lt;= 10; 1.5;     IF ([.E367] &lt;= 17; 2.5;     IF ([.E367] &lt;= 28; 4;     IF ([.E367] &lt;= 42; 6; 10)))));  IF ([.D367] &lt;= 2;     IF ([.E367] &lt;= 1.5; 1;     IF ([.E367] &lt;= 5; 1.5;     IF ([.E367] &lt;= 8.5; 2.5;     IF ([.E367] &lt;= 14; 4;     IF ([.E367] &lt;= 21; 6; 10)))));  IF ([.D367] &lt;= 4;     IF ([.E367] &lt;= 1.5; 1;     IF ([.E367] &lt;= 2.5; 1.5;     IF ([.E367] &lt;= 4; 2.5;     IF ([.E367] &lt;= 7; 4;     IF ([.E367] &lt;= 10.5; 6; 10)))));  IF ([.D367] &lt;= 6;     IF ([.E367] &lt;= 1.5; 1.5;     IF ([.E367] &lt;= 2.5; 2.5;     IF ([.E367] &lt;= 4.5; 4;     IF ([.E367] &lt;= 7; 6; 10))));  IF ([.D367] &lt;= 10;     IF ([.E367] &lt;= 1.5; 2.5;     IF ([.E367] &lt;= 2.5; 4;     IF ([.E367] &lt;= 4; 6;     IF ([.E367] &lt;= 7; 10;     IF ([.E367] &lt;= 10.5; 16;     IF ([.E367] &lt;= 17.5; 25;     IF ([.E367] &lt;= 24; 35; 50)))))));  IF ([.D367] &lt;= 15;     IF ([.E367] &lt;= 1; 2.5;     IF ([.E367] &lt;= 1.5; 4;     IF ([.E367] &lt;= 2.5; 6;     IF ([.E367] &lt;= 4.5; 10;     IF ([.E367] &lt;= 7; 16;     IF ([.E367] &lt;= 11.5; 25;     IF ([.E367] &lt;= 16; 35; 50)))))));  IF ([.D367] &lt;= 25;     IF ([.E367] &lt;= 1; 4;     IF ([.E367] &lt;= 1.5; 6;     IF ([.E367] &lt;= 2.5; 10;     IF ([.E367] &lt;= 4; 16;     IF ([.E367] &lt;= 7; 25;     IF ([.E367] &lt;= 9.5; 35; 50))))));  IF ([.D367] &lt;= 30;     IF ([.E367] &lt;= 1; 6;     IF ([.E367] &lt;= 2; 10;     IF ([.E367] &lt;= 3.5; 16;     IF ([.E367] &lt;= 5.4; 25;     IF ([.E367] &lt;= 8; 35; 50)))));  IF ([.D367] &lt;= 40;     IF ([.E367] &lt;= 1.5; 10;     IF ([.E367] &lt;= 2.5; 16;     IF ([.E367] &lt;= 4; 25;     IF ([.E367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3.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368]); [.E368]+Buffer; &quot;&quot;)" office:value-type="float" office:value="1.5" calcext:value-type="float" table:number-columns-spanned="1" table:number-rows-spanned="2">
            <text:p>1.5</text:p>
          </table:table-cell>
          <table:table-cell table:formula="of:=IF(ISNUMBER([.D368]); IF ([.D368] &lt;= 1;     IF ([.E368] &lt;= 7; 1;     IF ([.E368] &lt;= 10; 1.5;     IF ([.E368] &lt;= 17; 2.5;     IF ([.E368] &lt;= 28; 4;     IF ([.E368] &lt;= 42; 6; 10)))));  IF ([.D368] &lt;= 2;     IF ([.E368] &lt;= 1.5; 1;     IF ([.E368] &lt;= 5; 1.5;     IF ([.E368] &lt;= 8.5; 2.5;     IF ([.E368] &lt;= 14; 4;     IF ([.E368] &lt;= 21; 6; 10)))));  IF ([.D368] &lt;= 4;     IF ([.E368] &lt;= 1.5; 1;     IF ([.E368] &lt;= 2.5; 1.5;     IF ([.E368] &lt;= 4; 2.5;     IF ([.E368] &lt;= 7; 4;     IF ([.E368] &lt;= 10.5; 6; 10)))));  IF ([.D368] &lt;= 6;     IF ([.E368] &lt;= 1.5; 1.5;     IF ([.E368] &lt;= 2.5; 2.5;     IF ([.E368] &lt;= 4.5; 4;     IF ([.E368] &lt;= 7; 6; 10))));  IF ([.D368] &lt;= 10;     IF ([.E368] &lt;= 1.5; 2.5;     IF ([.E368] &lt;= 2.5; 4;     IF ([.E368] &lt;= 4; 6;     IF ([.E368] &lt;= 7; 10;     IF ([.E368] &lt;= 10.5; 16;     IF ([.E368] &lt;= 17.5; 25;     IF ([.E368] &lt;= 24; 35; 50)))))));  IF ([.D368] &lt;= 15;     IF ([.E368] &lt;= 1; 2.5;     IF ([.E368] &lt;= 1.5; 4;     IF ([.E368] &lt;= 2.5; 6;     IF ([.E368] &lt;= 4.5; 10;     IF ([.E368] &lt;= 7; 16;     IF ([.E368] &lt;= 11.5; 25;     IF ([.E368] &lt;= 16; 35; 50)))))));  IF ([.D368] &lt;= 25;     IF ([.E368] &lt;= 1; 4;     IF ([.E368] &lt;= 1.5; 6;     IF ([.E368] &lt;= 2.5; 10;     IF ([.E368] &lt;= 4; 16;     IF ([.E368] &lt;= 7; 25;     IF ([.E368] &lt;= 9.5; 35; 50))))));  IF ([.D368] &lt;= 30;     IF ([.E368] &lt;= 1; 6;     IF ([.E368] &lt;= 2; 10;     IF ([.E368] &lt;= 3.5; 16;     IF ([.E368] &lt;= 5.4; 25;     IF ([.E368] &lt;= 8; 35; 50)))));  IF ([.D368] &lt;= 40;     IF ([.E368] &lt;= 1.5; 10;     IF ([.E368] &lt;= 2.5; 16;     IF ([.E368] &lt;= 4; 25;     IF ([.E368] &lt;= 6; 35; 50))));  &quot;Way too heavy&quot; ))))))))); &quot;&quot;)"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369]); [.E36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70]); [.E370]+Buffer; &quot;&quot;)">
            <text:p/>
          </table:table-cell>
          <table:table-cell table:formula="of:=IF(ISNUMBER([.D370]); IF ([.D370] &lt;= 1;     IF ([.E370] &lt;= 7; 1;     IF ([.E370] &lt;= 10; 1.5;     IF ([.E370] &lt;= 17; 2.5;     IF ([.E370] &lt;= 28; 4;     IF ([.E370] &lt;= 42; 6; 10)))));  IF ([.D370] &lt;= 2;     IF ([.E370] &lt;= 1.5; 1;     IF ([.E370] &lt;= 5; 1.5;     IF ([.E370] &lt;= 8.5; 2.5;     IF ([.E370] &lt;= 14; 4;     IF ([.E370] &lt;= 21; 6; 10)))));  IF ([.D370] &lt;= 4;     IF ([.E370] &lt;= 1.5; 1;     IF ([.E370] &lt;= 2.5; 1.5;     IF ([.E370] &lt;= 4; 2.5;     IF ([.E370] &lt;= 7; 4;     IF ([.E370] &lt;= 10.5; 6; 10)))));  IF ([.D370] &lt;= 6;     IF ([.E370] &lt;= 1.5; 1.5;     IF ([.E370] &lt;= 2.5; 2.5;     IF ([.E370] &lt;= 4.5; 4;     IF ([.E370] &lt;= 7; 6; 10))));  IF ([.D370] &lt;= 10;     IF ([.E370] &lt;= 1.5; 2.5;     IF ([.E370] &lt;= 2.5; 4;     IF ([.E370] &lt;= 4; 6;     IF ([.E370] &lt;= 7; 10;     IF ([.E370] &lt;= 10.5; 16;     IF ([.E370] &lt;= 17.5; 25;     IF ([.E370] &lt;= 24; 35; 50)))))));  IF ([.D370] &lt;= 15;     IF ([.E370] &lt;= 1; 2.5;     IF ([.E370] &lt;= 1.5; 4;     IF ([.E370] &lt;= 2.5; 6;     IF ([.E370] &lt;= 4.5; 10;     IF ([.E370] &lt;= 7; 16;     IF ([.E370] &lt;= 11.5; 25;     IF ([.E370] &lt;= 16; 35; 50)))))));  IF ([.D370] &lt;= 25;     IF ([.E370] &lt;= 1; 4;     IF ([.E370] &lt;= 1.5; 6;     IF ([.E370] &lt;= 2.5; 10;     IF ([.E370] &lt;= 4; 16;     IF ([.E370] &lt;= 7; 25;     IF ([.E370] &lt;= 9.5; 35; 50))))));  IF ([.D370] &lt;= 30;     IF ([.E370] &lt;= 1; 6;     IF ([.E370] &lt;= 2; 10;     IF ([.E370] &lt;= 3.5; 16;     IF ([.E370] &lt;= 5.4; 25;     IF ([.E370] &lt;= 8; 35; 50)))));  IF ([.D370] &lt;= 40;     IF ([.E370] &lt;= 1.5; 10;     IF ([.E370] &lt;= 2.5; 16;     IF ([.E370] &lt;= 4; 25;     IF ([.E370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3.2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19" office:value-type="float" office:value="5" calcext:value-type="float" table:number-columns-spanned="1" table:number-rows-spanned="3">
            <text:p>5.00</text:p>
          </table:table-cell>
          <table:table-cell table:style-name="ce19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formula="of:=IF(ISNUMBER([.E371]); [.E371]+Buffer; &quot;&quot;)" office:value-type="float" office:value="3.3" calcext:value-type="float" table:number-columns-spanned="1" table:number-rows-spanned="3">
            <text:p>3.3</text:p>
          </table:table-cell>
          <table:table-cell table:formula="of:=IF(ISNUMBER([.D371]); IF ([.D371] &lt;= 1;     IF ([.E371] &lt;= 7; 1;     IF ([.E371] &lt;= 10; 1.5;     IF ([.E371] &lt;= 17; 2.5;     IF ([.E371] &lt;= 28; 4;     IF ([.E371] &lt;= 42; 6; 10)))));  IF ([.D371] &lt;= 2;     IF ([.E371] &lt;= 1.5; 1;     IF ([.E371] &lt;= 5; 1.5;     IF ([.E371] &lt;= 8.5; 2.5;     IF ([.E371] &lt;= 14; 4;     IF ([.E371] &lt;= 21; 6; 10)))));  IF ([.D371] &lt;= 4;     IF ([.E371] &lt;= 1.5; 1;     IF ([.E371] &lt;= 2.5; 1.5;     IF ([.E371] &lt;= 4; 2.5;     IF ([.E371] &lt;= 7; 4;     IF ([.E371] &lt;= 10.5; 6; 10)))));  IF ([.D371] &lt;= 6;     IF ([.E371] &lt;= 1.5; 1.5;     IF ([.E371] &lt;= 2.5; 2.5;     IF ([.E371] &lt;= 4.5; 4;     IF ([.E371] &lt;= 7; 6; 10))));  IF ([.D371] &lt;= 10;     IF ([.E371] &lt;= 1.5; 2.5;     IF ([.E371] &lt;= 2.5; 4;     IF ([.E371] &lt;= 4; 6;     IF ([.E371] &lt;= 7; 10;     IF ([.E371] &lt;= 10.5; 16;     IF ([.E371] &lt;= 17.5; 25;     IF ([.E371] &lt;= 24; 35; 50)))))));  IF ([.D371] &lt;= 15;     IF ([.E371] &lt;= 1; 2.5;     IF ([.E371] &lt;= 1.5; 4;     IF ([.E371] &lt;= 2.5; 6;     IF ([.E371] &lt;= 4.5; 10;     IF ([.E371] &lt;= 7; 16;     IF ([.E371] &lt;= 11.5; 25;     IF ([.E371] &lt;= 16; 35; 50)))))));  IF ([.D371] &lt;= 25;     IF ([.E371] &lt;= 1; 4;     IF ([.E371] &lt;= 1.5; 6;     IF ([.E371] &lt;= 2.5; 10;     IF ([.E371] &lt;= 4; 16;     IF ([.E371] &lt;= 7; 25;     IF ([.E371] &lt;= 9.5; 35; 50))))));  IF ([.D371] &lt;= 30;     IF ([.E371] &lt;= 1; 6;     IF ([.E371] &lt;= 2; 10;     IF ([.E371] &lt;= 3.5; 16;     IF ([.E371] &lt;= 5.4; 25;     IF ([.E371] &lt;= 8; 35; 50)))));  IF ([.D371] &lt;= 40;     IF ([.E371] &lt;= 1.5; 10;     IF ([.E371] &lt;= 2.5; 16;     IF ([.E371] &lt;= 4; 25;     IF ([.E371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Индикаторная доска ‘XP3.8’</text:p>
          </table:table-cell>
          <table:covered-table-cell/>
          <table:covered-table-cell table:number-columns-repeated="2" table:style-name="ce19"/>
          <table:covered-table-cell table:formula="of:=IF(ISNUMBER([.E372]); [.E37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3’, вых</text:p>
          </table:table-cell>
          <table:covered-table-cell/>
          <table:covered-table-cell table:number-columns-repeated="2" table:style-name="ce19"/>
          <table:covered-table-cell table:formula="of:=IF(ISNUMBER([.E373]); [.E37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74]); [.E374]+Buffer; &quot;&quot;)">
            <text:p/>
          </table:table-cell>
          <table:table-cell table:formula="of:=IF(ISNUMBER([.D374]); IF ([.D374] &lt;= 1;     IF ([.E374] &lt;= 7; 1;     IF ([.E374] &lt;= 10; 1.5;     IF ([.E374] &lt;= 17; 2.5;     IF ([.E374] &lt;= 28; 4;     IF ([.E374] &lt;= 42; 6; 10)))));  IF ([.D374] &lt;= 2;     IF ([.E374] &lt;= 1.5; 1;     IF ([.E374] &lt;= 5; 1.5;     IF ([.E374] &lt;= 8.5; 2.5;     IF ([.E374] &lt;= 14; 4;     IF ([.E374] &lt;= 21; 6; 10)))));  IF ([.D374] &lt;= 4;     IF ([.E374] &lt;= 1.5; 1;     IF ([.E374] &lt;= 2.5; 1.5;     IF ([.E374] &lt;= 4; 2.5;     IF ([.E374] &lt;= 7; 4;     IF ([.E374] &lt;= 10.5; 6; 10)))));  IF ([.D374] &lt;= 6;     IF ([.E374] &lt;= 1.5; 1.5;     IF ([.E374] &lt;= 2.5; 2.5;     IF ([.E374] &lt;= 4.5; 4;     IF ([.E374] &lt;= 7; 6; 10))));  IF ([.D374] &lt;= 10;     IF ([.E374] &lt;= 1.5; 2.5;     IF ([.E374] &lt;= 2.5; 4;     IF ([.E374] &lt;= 4; 6;     IF ([.E374] &lt;= 7; 10;     IF ([.E374] &lt;= 10.5; 16;     IF ([.E374] &lt;= 17.5; 25;     IF ([.E374] &lt;= 24; 35; 50)))))));  IF ([.D374] &lt;= 15;     IF ([.E374] &lt;= 1; 2.5;     IF ([.E374] &lt;= 1.5; 4;     IF ([.E374] &lt;= 2.5; 6;     IF ([.E374] &lt;= 4.5; 10;     IF ([.E374] &lt;= 7; 16;     IF ([.E374] &lt;= 11.5; 25;     IF ([.E374] &lt;= 16; 35; 50)))))));  IF ([.D374] &lt;= 25;     IF ([.E374] &lt;= 1; 4;     IF ([.E374] &lt;= 1.5; 6;     IF ([.E374] &lt;= 2.5; 10;     IF ([.E374] &lt;= 4; 16;     IF ([.E374] &lt;= 7; 25;     IF ([.E374] &lt;= 9.5; 35; 50))))));  IF ([.D374] &lt;= 30;     IF ([.E374] &lt;= 1; 6;     IF ([.E374] &lt;= 2; 10;     IF ([.E374] &lt;= 3.5; 16;     IF ([.E374] &lt;= 5.4; 25;     IF ([.E374] &lt;= 8; 35; 50)))));  IF ([.D374] &lt;= 40;     IF ([.E374] &lt;= 1.5; 10;     IF ([.E374] &lt;= 2.5; 16;     IF ([.E374] &lt;= 4; 25;     IF ([.E374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3.3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375]); [.E375]+Buffer; &quot;&quot;)" office:value-type="float" office:value="1.5" calcext:value-type="float" table:number-columns-spanned="1" table:number-rows-spanned="2">
            <text:p>1.5</text:p>
          </table:table-cell>
          <table:table-cell table:formula="of:=IF(ISNUMBER([.D375]); IF ([.D375] &lt;= 1;     IF ([.E375] &lt;= 7; 1;     IF ([.E375] &lt;= 10; 1.5;     IF ([.E375] &lt;= 17; 2.5;     IF ([.E375] &lt;= 28; 4;     IF ([.E375] &lt;= 42; 6; 10)))));  IF ([.D375] &lt;= 2;     IF ([.E375] &lt;= 1.5; 1;     IF ([.E375] &lt;= 5; 1.5;     IF ([.E375] &lt;= 8.5; 2.5;     IF ([.E375] &lt;= 14; 4;     IF ([.E375] &lt;= 21; 6; 10)))));  IF ([.D375] &lt;= 4;     IF ([.E375] &lt;= 1.5; 1;     IF ([.E375] &lt;= 2.5; 1.5;     IF ([.E375] &lt;= 4; 2.5;     IF ([.E375] &lt;= 7; 4;     IF ([.E375] &lt;= 10.5; 6; 10)))));  IF ([.D375] &lt;= 6;     IF ([.E375] &lt;= 1.5; 1.5;     IF ([.E375] &lt;= 2.5; 2.5;     IF ([.E375] &lt;= 4.5; 4;     IF ([.E375] &lt;= 7; 6; 10))));  IF ([.D375] &lt;= 10;     IF ([.E375] &lt;= 1.5; 2.5;     IF ([.E375] &lt;= 2.5; 4;     IF ([.E375] &lt;= 4; 6;     IF ([.E375] &lt;= 7; 10;     IF ([.E375] &lt;= 10.5; 16;     IF ([.E375] &lt;= 17.5; 25;     IF ([.E375] &lt;= 24; 35; 50)))))));  IF ([.D375] &lt;= 15;     IF ([.E375] &lt;= 1; 2.5;     IF ([.E375] &lt;= 1.5; 4;     IF ([.E375] &lt;= 2.5; 6;     IF ([.E375] &lt;= 4.5; 10;     IF ([.E375] &lt;= 7; 16;     IF ([.E375] &lt;= 11.5; 25;     IF ([.E375] &lt;= 16; 35; 50)))))));  IF ([.D375] &lt;= 25;     IF ([.E375] &lt;= 1; 4;     IF ([.E375] &lt;= 1.5; 6;     IF ([.E375] &lt;= 2.5; 10;     IF ([.E375] &lt;= 4; 16;     IF ([.E375] &lt;= 7; 25;     IF ([.E375] &lt;= 9.5; 35; 50))))));  IF ([.D375] &lt;= 30;     IF ([.E375] &lt;= 1; 6;     IF ([.E375] &lt;= 2; 10;     IF ([.E375] &lt;= 3.5; 16;     IF ([.E375] &lt;= 5.4; 25;     IF ([.E375] &lt;= 8; 35; 50)))));  IF ([.D375] &lt;= 40;     IF ([.E375] &lt;= 1.5; 10;     IF ([.E375] &lt;= 2.5; 16;     IF ([.E375] &lt;= 4; 25;     IF ([.E375] &lt;= 6; 35; 50))));  &quot;Way too heavy&quot; ))))))))); &quot;&quot;)"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number-columns-repeated="2" table:style-name="ce19"/>
          <table:covered-table-cell table:formula="of:=IF(ISNUMBER([.E376]); [.E37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77]); [.E377]+Buffer; &quot;&quot;)">
            <text:p/>
          </table:table-cell>
          <table:table-cell table:formula="of:=IF(ISNUMBER([.D377]); IF ([.D377] &lt;= 1;     IF ([.E377] &lt;= 7; 1;     IF ([.E377] &lt;= 10; 1.5;     IF ([.E377] &lt;= 17; 2.5;     IF ([.E377] &lt;= 28; 4;     IF ([.E377] &lt;= 42; 6; 10)))));  IF ([.D377] &lt;= 2;     IF ([.E377] &lt;= 1.5; 1;     IF ([.E377] &lt;= 5; 1.5;     IF ([.E377] &lt;= 8.5; 2.5;     IF ([.E377] &lt;= 14; 4;     IF ([.E377] &lt;= 21; 6; 10)))));  IF ([.D377] &lt;= 4;     IF ([.E377] &lt;= 1.5; 1;     IF ([.E377] &lt;= 2.5; 1.5;     IF ([.E377] &lt;= 4; 2.5;     IF ([.E377] &lt;= 7; 4;     IF ([.E377] &lt;= 10.5; 6; 10)))));  IF ([.D377] &lt;= 6;     IF ([.E377] &lt;= 1.5; 1.5;     IF ([.E377] &lt;= 2.5; 2.5;     IF ([.E377] &lt;= 4.5; 4;     IF ([.E377] &lt;= 7; 6; 10))));  IF ([.D377] &lt;= 10;     IF ([.E377] &lt;= 1.5; 2.5;     IF ([.E377] &lt;= 2.5; 4;     IF ([.E377] &lt;= 4; 6;     IF ([.E377] &lt;= 7; 10;     IF ([.E377] &lt;= 10.5; 16;     IF ([.E377] &lt;= 17.5; 25;     IF ([.E377] &lt;= 24; 35; 50)))))));  IF ([.D377] &lt;= 15;     IF ([.E377] &lt;= 1; 2.5;     IF ([.E377] &lt;= 1.5; 4;     IF ([.E377] &lt;= 2.5; 6;     IF ([.E377] &lt;= 4.5; 10;     IF ([.E377] &lt;= 7; 16;     IF ([.E377] &lt;= 11.5; 25;     IF ([.E377] &lt;= 16; 35; 50)))))));  IF ([.D377] &lt;= 25;     IF ([.E377] &lt;= 1; 4;     IF ([.E377] &lt;= 1.5; 6;     IF ([.E377] &lt;= 2.5; 10;     IF ([.E377] &lt;= 4; 16;     IF ([.E377] &lt;= 7; 25;     IF ([.E377] &lt;= 9.5; 35; 50))))));  IF ([.D377] &lt;= 30;     IF ([.E377] &lt;= 1; 6;     IF ([.E377] &lt;= 2; 10;     IF ([.E377] &lt;= 3.5; 16;     IF ([.E377] &lt;= 5.4; 25;     IF ([.E377] &lt;= 8; 35; 50)))));  IF ([.D377] &lt;= 40;     IF ([.E377] &lt;= 1.5; 10;     IF ([.E377] &lt;= 2.5; 16;     IF ([.E377] &lt;= 4; 25;     IF ([.E377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3.5’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Width+Height" office:value-type="float" office:value="2.8" calcext:value-type="float" table:number-columns-spanned="1" table:number-rows-spanned="2">
            <text:p>2.80</text:p>
          </table:table-cell>
          <table:table-cell table:formula="of:=IF(ISNUMBER([.E378]); [.E378]+Buffer; &quot;&quot;)" office:value-type="float" office:value="3.3" calcext:value-type="float" table:number-columns-spanned="1" table:number-rows-spanned="2">
            <text:p>3.3</text:p>
          </table:table-cell>
          <table:table-cell table:formula="of:=IF(ISNUMBER([.D378]); IF ([.D378] &lt;= 1;     IF ([.E378] &lt;= 7; 1;     IF ([.E378] &lt;= 10; 1.5;     IF ([.E378] &lt;= 17; 2.5;     IF ([.E378] &lt;= 28; 4;     IF ([.E378] &lt;= 42; 6; 10)))));  IF ([.D378] &lt;= 2;     IF ([.E378] &lt;= 1.5; 1;     IF ([.E378] &lt;= 5; 1.5;     IF ([.E378] &lt;= 8.5; 2.5;     IF ([.E378] &lt;= 14; 4;     IF ([.E378] &lt;= 21; 6; 10)))));  IF ([.D378] &lt;= 4;     IF ([.E378] &lt;= 1.5; 1;     IF ([.E378] &lt;= 2.5; 1.5;     IF ([.E378] &lt;= 4; 2.5;     IF ([.E378] &lt;= 7; 4;     IF ([.E378] &lt;= 10.5; 6; 10)))));  IF ([.D378] &lt;= 6;     IF ([.E378] &lt;= 1.5; 1.5;     IF ([.E378] &lt;= 2.5; 2.5;     IF ([.E378] &lt;= 4.5; 4;     IF ([.E378] &lt;= 7; 6; 10))));  IF ([.D378] &lt;= 10;     IF ([.E378] &lt;= 1.5; 2.5;     IF ([.E378] &lt;= 2.5; 4;     IF ([.E378] &lt;= 4; 6;     IF ([.E378] &lt;= 7; 10;     IF ([.E378] &lt;= 10.5; 16;     IF ([.E378] &lt;= 17.5; 25;     IF ([.E378] &lt;= 24; 35; 50)))))));  IF ([.D378] &lt;= 15;     IF ([.E378] &lt;= 1; 2.5;     IF ([.E378] &lt;= 1.5; 4;     IF ([.E378] &lt;= 2.5; 6;     IF ([.E378] &lt;= 4.5; 10;     IF ([.E378] &lt;= 7; 16;     IF ([.E378] &lt;= 11.5; 25;     IF ([.E378] &lt;= 16; 35; 50)))))));  IF ([.D378] &lt;= 25;     IF ([.E378] &lt;= 1; 4;     IF ([.E378] &lt;= 1.5; 6;     IF ([.E378] &lt;= 2.5; 10;     IF ([.E378] &lt;= 4; 16;     IF ([.E378] &lt;= 7; 25;     IF ([.E378] &lt;= 9.5; 35; 50))))));  IF ([.D378] &lt;= 30;     IF ([.E378] &lt;= 1; 6;     IF ([.E378] &lt;= 2; 10;     IF ([.E378] &lt;= 3.5; 16;     IF ([.E378] &lt;= 5.4; 25;     IF ([.E378] &lt;= 8; 35; 50)))));  IF ([.D378] &lt;= 40;     IF ([.E378] &lt;= 1.5; 10;     IF ([.E378] &lt;= 2.5; 16;     IF ([.E378] &lt;= 4; 25;     IF ([.E378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На ЭБУ к тахометру</text:p>
          </table:table-cell>
          <table:covered-table-cell/>
          <table:covered-table-cell table:number-columns-repeated="2" table:style-name="ce19"/>
          <table:covered-table-cell table:formula="of:=IF(ISNUMBER([.E379]); [.E37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80]); [.E380]+Buffer; &quot;&quot;)">
            <text:p/>
          </table:table-cell>
          <table:table-cell table:formula="of:=IF(ISNUMBER([.D380]); IF ([.D380] &lt;= 1;     IF ([.E380] &lt;= 7; 1;     IF ([.E380] &lt;= 10; 1.5;     IF ([.E380] &lt;= 17; 2.5;     IF ([.E380] &lt;= 28; 4;     IF ([.E380] &lt;= 42; 6; 10)))));  IF ([.D380] &lt;= 2;     IF ([.E380] &lt;= 1.5; 1;     IF ([.E380] &lt;= 5; 1.5;     IF ([.E380] &lt;= 8.5; 2.5;     IF ([.E380] &lt;= 14; 4;     IF ([.E380] &lt;= 21; 6; 10)))));  IF ([.D380] &lt;= 4;     IF ([.E380] &lt;= 1.5; 1;     IF ([.E380] &lt;= 2.5; 1.5;     IF ([.E380] &lt;= 4; 2.5;     IF ([.E380] &lt;= 7; 4;     IF ([.E380] &lt;= 10.5; 6; 10)))));  IF ([.D380] &lt;= 6;     IF ([.E380] &lt;= 1.5; 1.5;     IF ([.E380] &lt;= 2.5; 2.5;     IF ([.E380] &lt;= 4.5; 4;     IF ([.E380] &lt;= 7; 6; 10))));  IF ([.D380] &lt;= 10;     IF ([.E380] &lt;= 1.5; 2.5;     IF ([.E380] &lt;= 2.5; 4;     IF ([.E380] &lt;= 4; 6;     IF ([.E380] &lt;= 7; 10;     IF ([.E380] &lt;= 10.5; 16;     IF ([.E380] &lt;= 17.5; 25;     IF ([.E380] &lt;= 24; 35; 50)))))));  IF ([.D380] &lt;= 15;     IF ([.E380] &lt;= 1; 2.5;     IF ([.E380] &lt;= 1.5; 4;     IF ([.E380] &lt;= 2.5; 6;     IF ([.E380] &lt;= 4.5; 10;     IF ([.E380] &lt;= 7; 16;     IF ([.E380] &lt;= 11.5; 25;     IF ([.E380] &lt;= 16; 35; 50)))))));  IF ([.D380] &lt;= 25;     IF ([.E380] &lt;= 1; 4;     IF ([.E380] &lt;= 1.5; 6;     IF ([.E380] &lt;= 2.5; 10;     IF ([.E380] &lt;= 4; 16;     IF ([.E380] &lt;= 7; 25;     IF ([.E380] &lt;= 9.5; 35; 50))))));  IF ([.D380] &lt;= 30;     IF ([.E380] &lt;= 1; 6;     IF ([.E380] &lt;= 2; 10;     IF ([.E380] &lt;= 3.5; 16;     IF ([.E380] &lt;= 5.4; 25;     IF ([.E380] &lt;= 8; 35; 50)))));  IF ([.D380] &lt;= 40;     IF ([.E380] &lt;= 1.5; 10;     IF ([.E380] &lt;= 2.5; 16;     IF ([.E380] &lt;= 4; 25;     IF ([.E380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3.7’</text:p>
          </table:table-cell>
          <table:table-cell office:value-type="string" calcext:value-type="string" table:number-columns-spanned="1" table:number-rows-spanned="2">
            <text:p>Розов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formula="of:=IF(ISNUMBER([.E381]); [.E381]+Buffer; &quot;&quot;)" office:value-type="float" office:value="5.85" calcext:value-type="float" table:number-columns-spanned="1" table:number-rows-spanned="2">
            <text:p>5.85</text:p>
          </table:table-cell>
          <table:table-cell table:formula="of:=IF(ISNUMBER([.D381]); IF ([.D381] &lt;= 1;     IF ([.E381] &lt;= 7; 1;     IF ([.E381] &lt;= 10; 1.5;     IF ([.E381] &lt;= 17; 2.5;     IF ([.E381] &lt;= 28; 4;     IF ([.E381] &lt;= 42; 6; 10)))));  IF ([.D381] &lt;= 2;     IF ([.E381] &lt;= 1.5; 1;     IF ([.E381] &lt;= 5; 1.5;     IF ([.E381] &lt;= 8.5; 2.5;     IF ([.E381] &lt;= 14; 4;     IF ([.E381] &lt;= 21; 6; 10)))));  IF ([.D381] &lt;= 4;     IF ([.E381] &lt;= 1.5; 1;     IF ([.E381] &lt;= 2.5; 1.5;     IF ([.E381] &lt;= 4; 2.5;     IF ([.E381] &lt;= 7; 4;     IF ([.E381] &lt;= 10.5; 6; 10)))));  IF ([.D381] &lt;= 6;     IF ([.E381] &lt;= 1.5; 1.5;     IF ([.E381] &lt;= 2.5; 2.5;     IF ([.E381] &lt;= 4.5; 4;     IF ([.E381] &lt;= 7; 6; 10))));  IF ([.D381] &lt;= 10;     IF ([.E381] &lt;= 1.5; 2.5;     IF ([.E381] &lt;= 2.5; 4;     IF ([.E381] &lt;= 4; 6;     IF ([.E381] &lt;= 7; 10;     IF ([.E381] &lt;= 10.5; 16;     IF ([.E381] &lt;= 17.5; 25;     IF ([.E381] &lt;= 24; 35; 50)))))));  IF ([.D381] &lt;= 15;     IF ([.E381] &lt;= 1; 2.5;     IF ([.E381] &lt;= 1.5; 4;     IF ([.E381] &lt;= 2.5; 6;     IF ([.E381] &lt;= 4.5; 10;     IF ([.E381] &lt;= 7; 16;     IF ([.E381] &lt;= 11.5; 25;     IF ([.E381] &lt;= 16; 35; 50)))))));  IF ([.D381] &lt;= 25;     IF ([.E381] &lt;= 1; 4;     IF ([.E381] &lt;= 1.5; 6;     IF ([.E381] &lt;= 2.5; 10;     IF ([.E381] &lt;= 4; 16;     IF ([.E381] &lt;= 7; 25;     IF ([.E381] &lt;= 9.5; 35; 50))))));  IF ([.D381] &lt;= 30;     IF ([.E381] &lt;= 1; 6;     IF ([.E381] &lt;= 2; 10;     IF ([.E381] &lt;= 3.5; 16;     IF ([.E381] &lt;= 5.4; 25;     IF ([.E381] &lt;= 8; 35; 50)))));  IF ([.D381] &lt;= 40;     IF ([.E381] &lt;= 1.5; 10;     IF ([.E381] &lt;= 2.5; 16;     IF ([.E381] &lt;= 4; 25;     IF ([.E381] &lt;= 6; 35; 50))));  &quot;Way too heavy&quot; ))))))))); &quot;&quot;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Генератор ‘D’</text:p>
          </table:table-cell>
          <table:covered-table-cell/>
          <table:covered-table-cell table:number-columns-repeated="2" table:style-name="ce19"/>
          <table:covered-table-cell table:formula="of:=IF(ISNUMBER([.E382]); [.E38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83]); [.E383]+Buffer; &quot;&quot;)">
            <text:p/>
          </table:table-cell>
          <table:table-cell table:formula="of:=IF(ISNUMBER([.D383]); IF ([.D383] &lt;= 1;     IF ([.E383] &lt;= 7; 1;     IF ([.E383] &lt;= 10; 1.5;     IF ([.E383] &lt;= 17; 2.5;     IF ([.E383] &lt;= 28; 4;     IF ([.E383] &lt;= 42; 6; 10)))));  IF ([.D383] &lt;= 2;     IF ([.E383] &lt;= 1.5; 1;     IF ([.E383] &lt;= 5; 1.5;     IF ([.E383] &lt;= 8.5; 2.5;     IF ([.E383] &lt;= 14; 4;     IF ([.E383] &lt;= 21; 6; 10)))));  IF ([.D383] &lt;= 4;     IF ([.E383] &lt;= 1.5; 1;     IF ([.E383] &lt;= 2.5; 1.5;     IF ([.E383] &lt;= 4; 2.5;     IF ([.E383] &lt;= 7; 4;     IF ([.E383] &lt;= 10.5; 6; 10)))));  IF ([.D383] &lt;= 6;     IF ([.E383] &lt;= 1.5; 1.5;     IF ([.E383] &lt;= 2.5; 2.5;     IF ([.E383] &lt;= 4.5; 4;     IF ([.E383] &lt;= 7; 6; 10))));  IF ([.D383] &lt;= 10;     IF ([.E383] &lt;= 1.5; 2.5;     IF ([.E383] &lt;= 2.5; 4;     IF ([.E383] &lt;= 4; 6;     IF ([.E383] &lt;= 7; 10;     IF ([.E383] &lt;= 10.5; 16;     IF ([.E383] &lt;= 17.5; 25;     IF ([.E383] &lt;= 24; 35; 50)))))));  IF ([.D383] &lt;= 15;     IF ([.E383] &lt;= 1; 2.5;     IF ([.E383] &lt;= 1.5; 4;     IF ([.E383] &lt;= 2.5; 6;     IF ([.E383] &lt;= 4.5; 10;     IF ([.E383] &lt;= 7; 16;     IF ([.E383] &lt;= 11.5; 25;     IF ([.E383] &lt;= 16; 35; 50)))))));  IF ([.D383] &lt;= 25;     IF ([.E383] &lt;= 1; 4;     IF ([.E383] &lt;= 1.5; 6;     IF ([.E383] &lt;= 2.5; 10;     IF ([.E383] &lt;= 4; 16;     IF ([.E383] &lt;= 7; 25;     IF ([.E383] &lt;= 9.5; 35; 50))))));  IF ([.D383] &lt;= 30;     IF ([.E383] &lt;= 1; 6;     IF ([.E383] &lt;= 2; 10;     IF ([.E383] &lt;= 3.5; 16;     IF ([.E383] &lt;= 5.4; 25;     IF ([.E383] &lt;= 8; 35; 50)))));  IF ([.D383] &lt;= 40;     IF ([.E383] &lt;= 1.5; 10;     IF ([.E383] &lt;= 2.5; 16;     IF ([.E383] &lt;= 4; 25;     IF ([.E383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3.9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Width/2+Len1/2+Width/2" office:value-type="float" office:value="2.95" calcext:value-type="float" table:number-columns-spanned="1" table:number-rows-spanned="2">
            <text:p>2.95</text:p>
          </table:table-cell>
          <table:table-cell table:formula="of:=IF(ISNUMBER([.E384]); [.E384]+Buffer; &quot;&quot;)" office:value-type="float" office:value="3.45" calcext:value-type="float" table:number-columns-spanned="1" table:number-rows-spanned="2">
            <text:p>3.45</text:p>
          </table:table-cell>
          <table:table-cell table:formula="of:=IF(ISNUMBER([.D384]); IF ([.D384] &lt;= 1;     IF ([.E384] &lt;= 7; 1;     IF ([.E384] &lt;= 10; 1.5;     IF ([.E384] &lt;= 17; 2.5;     IF ([.E384] &lt;= 28; 4;     IF ([.E384] &lt;= 42; 6; 10)))));  IF ([.D384] &lt;= 2;     IF ([.E384] &lt;= 1.5; 1;     IF ([.E384] &lt;= 5; 1.5;     IF ([.E384] &lt;= 8.5; 2.5;     IF ([.E384] &lt;= 14; 4;     IF ([.E384] &lt;= 21; 6; 10)))));  IF ([.D384] &lt;= 4;     IF ([.E384] &lt;= 1.5; 1;     IF ([.E384] &lt;= 2.5; 1.5;     IF ([.E384] &lt;= 4; 2.5;     IF ([.E384] &lt;= 7; 4;     IF ([.E384] &lt;= 10.5; 6; 10)))));  IF ([.D384] &lt;= 6;     IF ([.E384] &lt;= 1.5; 1.5;     IF ([.E384] &lt;= 2.5; 2.5;     IF ([.E384] &lt;= 4.5; 4;     IF ([.E384] &lt;= 7; 6; 10))));  IF ([.D384] &lt;= 10;     IF ([.E384] &lt;= 1.5; 2.5;     IF ([.E384] &lt;= 2.5; 4;     IF ([.E384] &lt;= 4; 6;     IF ([.E384] &lt;= 7; 10;     IF ([.E384] &lt;= 10.5; 16;     IF ([.E384] &lt;= 17.5; 25;     IF ([.E384] &lt;= 24; 35; 50)))))));  IF ([.D384] &lt;= 15;     IF ([.E384] &lt;= 1; 2.5;     IF ([.E384] &lt;= 1.5; 4;     IF ([.E384] &lt;= 2.5; 6;     IF ([.E384] &lt;= 4.5; 10;     IF ([.E384] &lt;= 7; 16;     IF ([.E384] &lt;= 11.5; 25;     IF ([.E384] &lt;= 16; 35; 50)))))));  IF ([.D384] &lt;= 25;     IF ([.E384] &lt;= 1; 4;     IF ([.E384] &lt;= 1.5; 6;     IF ([.E384] &lt;= 2.5; 10;     IF ([.E384] &lt;= 4; 16;     IF ([.E384] &lt;= 7; 25;     IF ([.E384] &lt;= 9.5; 35; 50))))));  IF ([.D384] &lt;= 30;     IF ([.E384] &lt;= 1; 6;     IF ([.E384] &lt;= 2; 10;     IF ([.E384] &lt;= 3.5; 16;     IF ([.E384] &lt;= 5.4; 25;     IF ([.E384] &lt;= 8; 35; 50)))));  IF ([.D384] &lt;= 40;     IF ([.E384] &lt;= 1.5; 10;     IF ([.E384] &lt;= 2.5; 16;     IF ([.E384] &lt;= 4; 25;     IF ([.E384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table:style-name="ce4" office:value-type="string" calcext:value-type="string">
            <text:p>Датчик аварийного падения уровня тормозной жидкости ‘1’</text:p>
          </table:table-cell>
          <table:covered-table-cell/>
          <table:covered-table-cell table:number-columns-repeated="2" table:style-name="ce19"/>
          <table:covered-table-cell table:formula="of:=IF(ISNUMBER([.E385]); [.E38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86]); [.E386]+Buffer; &quot;&quot;)">
            <text:p/>
          </table:table-cell>
          <table:table-cell table:formula="of:=IF(ISNUMBER([.D386]); IF ([.D386] &lt;= 1;     IF ([.E386] &lt;= 7; 1;     IF ([.E386] &lt;= 10; 1.5;     IF ([.E386] &lt;= 17; 2.5;     IF ([.E386] &lt;= 28; 4;     IF ([.E386] &lt;= 42; 6; 10)))));  IF ([.D386] &lt;= 2;     IF ([.E386] &lt;= 1.5; 1;     IF ([.E386] &lt;= 5; 1.5;     IF ([.E386] &lt;= 8.5; 2.5;     IF ([.E386] &lt;= 14; 4;     IF ([.E386] &lt;= 21; 6; 10)))));  IF ([.D386] &lt;= 4;     IF ([.E386] &lt;= 1.5; 1;     IF ([.E386] &lt;= 2.5; 1.5;     IF ([.E386] &lt;= 4; 2.5;     IF ([.E386] &lt;= 7; 4;     IF ([.E386] &lt;= 10.5; 6; 10)))));  IF ([.D386] &lt;= 6;     IF ([.E386] &lt;= 1.5; 1.5;     IF ([.E386] &lt;= 2.5; 2.5;     IF ([.E386] &lt;= 4.5; 4;     IF ([.E386] &lt;= 7; 6; 10))));  IF ([.D386] &lt;= 10;     IF ([.E386] &lt;= 1.5; 2.5;     IF ([.E386] &lt;= 2.5; 4;     IF ([.E386] &lt;= 4; 6;     IF ([.E386] &lt;= 7; 10;     IF ([.E386] &lt;= 10.5; 16;     IF ([.E386] &lt;= 17.5; 25;     IF ([.E386] &lt;= 24; 35; 50)))))));  IF ([.D386] &lt;= 15;     IF ([.E386] &lt;= 1; 2.5;     IF ([.E386] &lt;= 1.5; 4;     IF ([.E386] &lt;= 2.5; 6;     IF ([.E386] &lt;= 4.5; 10;     IF ([.E386] &lt;= 7; 16;     IF ([.E386] &lt;= 11.5; 25;     IF ([.E386] &lt;= 16; 35; 50)))))));  IF ([.D386] &lt;= 25;     IF ([.E386] &lt;= 1; 4;     IF ([.E386] &lt;= 1.5; 6;     IF ([.E386] &lt;= 2.5; 10;     IF ([.E386] &lt;= 4; 16;     IF ([.E386] &lt;= 7; 25;     IF ([.E386] &lt;= 9.5; 35; 50))))));  IF ([.D386] &lt;= 30;     IF ([.E386] &lt;= 1; 6;     IF ([.E386] &lt;= 2; 10;     IF ([.E386] &lt;= 3.5; 16;     IF ([.E386] &lt;= 5.4; 25;     IF ([.E386] &lt;= 8; 35; 50)))));  IF ([.D386] &lt;= 40;     IF ([.E386] &lt;= 1.5; 10;     IF ([.E386] &lt;= 2.5; 16;     IF ([.E386] &lt;= 4; 25;     IF ([.E386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3.10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+Width/2+Width/2+Height" office:value-type="float" office:value="2.8" calcext:value-type="float" table:number-columns-spanned="1" table:number-rows-spanned="2">
            <text:p>2.80</text:p>
          </table:table-cell>
          <table:table-cell table:formula="of:=IF(ISNUMBER([.E387]); [.E387]+Buffer; &quot;&quot;)" office:value-type="float" office:value="3.3" calcext:value-type="float" table:number-columns-spanned="1" table:number-rows-spanned="2">
            <text:p>3.3</text:p>
          </table:table-cell>
          <table:table-cell table:formula="of:=IF(ISNUMBER([.D387]); IF ([.D387] &lt;= 1;     IF ([.E387] &lt;= 7; 1;     IF ([.E387] &lt;= 10; 1.5;     IF ([.E387] &lt;= 17; 2.5;     IF ([.E387] &lt;= 28; 4;     IF ([.E387] &lt;= 42; 6; 10)))));  IF ([.D387] &lt;= 2;     IF ([.E387] &lt;= 1.5; 1;     IF ([.E387] &lt;= 5; 1.5;     IF ([.E387] &lt;= 8.5; 2.5;     IF ([.E387] &lt;= 14; 4;     IF ([.E387] &lt;= 21; 6; 10)))));  IF ([.D387] &lt;= 4;     IF ([.E387] &lt;= 1.5; 1;     IF ([.E387] &lt;= 2.5; 1.5;     IF ([.E387] &lt;= 4; 2.5;     IF ([.E387] &lt;= 7; 4;     IF ([.E387] &lt;= 10.5; 6; 10)))));  IF ([.D387] &lt;= 6;     IF ([.E387] &lt;= 1.5; 1.5;     IF ([.E387] &lt;= 2.5; 2.5;     IF ([.E387] &lt;= 4.5; 4;     IF ([.E387] &lt;= 7; 6; 10))));  IF ([.D387] &lt;= 10;     IF ([.E387] &lt;= 1.5; 2.5;     IF ([.E387] &lt;= 2.5; 4;     IF ([.E387] &lt;= 4; 6;     IF ([.E387] &lt;= 7; 10;     IF ([.E387] &lt;= 10.5; 16;     IF ([.E387] &lt;= 17.5; 25;     IF ([.E387] &lt;= 24; 35; 50)))))));  IF ([.D387] &lt;= 15;     IF ([.E387] &lt;= 1; 2.5;     IF ([.E387] &lt;= 1.5; 4;     IF ([.E387] &lt;= 2.5; 6;     IF ([.E387] &lt;= 4.5; 10;     IF ([.E387] &lt;= 7; 16;     IF ([.E387] &lt;= 11.5; 25;     IF ([.E387] &lt;= 16; 35; 50)))))));  IF ([.D387] &lt;= 25;     IF ([.E387] &lt;= 1; 4;     IF ([.E387] &lt;= 1.5; 6;     IF ([.E387] &lt;= 2.5; 10;     IF ([.E387] &lt;= 4; 16;     IF ([.E387] &lt;= 7; 25;     IF ([.E387] &lt;= 9.5; 35; 50))))));  IF ([.D387] &lt;= 30;     IF ([.E387] &lt;= 1; 6;     IF ([.E387] &lt;= 2; 10;     IF ([.E387] &lt;= 3.5; 16;     IF ([.E387] &lt;= 5.4; 25;     IF ([.E387] &lt;= 8; 35; 50)))));  IF ([.D387] &lt;= 40;     IF ([.E387] &lt;= 1.5; 10;     IF ([.E387] &lt;= 2.5; 16;     IF ([.E387] &lt;= 4; 25;     IF ([.E387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Датчик спидометра ‘2’</text:p>
          </table:table-cell>
          <table:covered-table-cell/>
          <table:covered-table-cell table:number-columns-repeated="2" table:style-name="ce19"/>
          <table:covered-table-cell table:formula="of:=IF(ISNUMBER([.E388]); [.E38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89]); [.E389]+Buffer; &quot;&quot;)">
            <text:p/>
          </table:table-cell>
          <table:table-cell table:formula="of:=IF(ISNUMBER([.D389]); IF ([.D389] &lt;= 1;     IF ([.E389] &lt;= 7; 1;     IF ([.E389] &lt;= 10; 1.5;     IF ([.E389] &lt;= 17; 2.5;     IF ([.E389] &lt;= 28; 4;     IF ([.E389] &lt;= 42; 6; 10)))));  IF ([.D389] &lt;= 2;     IF ([.E389] &lt;= 1.5; 1;     IF ([.E389] &lt;= 5; 1.5;     IF ([.E389] &lt;= 8.5; 2.5;     IF ([.E389] &lt;= 14; 4;     IF ([.E389] &lt;= 21; 6; 10)))));  IF ([.D389] &lt;= 4;     IF ([.E389] &lt;= 1.5; 1;     IF ([.E389] &lt;= 2.5; 1.5;     IF ([.E389] &lt;= 4; 2.5;     IF ([.E389] &lt;= 7; 4;     IF ([.E389] &lt;= 10.5; 6; 10)))));  IF ([.D389] &lt;= 6;     IF ([.E389] &lt;= 1.5; 1.5;     IF ([.E389] &lt;= 2.5; 2.5;     IF ([.E389] &lt;= 4.5; 4;     IF ([.E389] &lt;= 7; 6; 10))));  IF ([.D389] &lt;= 10;     IF ([.E389] &lt;= 1.5; 2.5;     IF ([.E389] &lt;= 2.5; 4;     IF ([.E389] &lt;= 4; 6;     IF ([.E389] &lt;= 7; 10;     IF ([.E389] &lt;= 10.5; 16;     IF ([.E389] &lt;= 17.5; 25;     IF ([.E389] &lt;= 24; 35; 50)))))));  IF ([.D389] &lt;= 15;     IF ([.E389] &lt;= 1; 2.5;     IF ([.E389] &lt;= 1.5; 4;     IF ([.E389] &lt;= 2.5; 6;     IF ([.E389] &lt;= 4.5; 10;     IF ([.E389] &lt;= 7; 16;     IF ([.E389] &lt;= 11.5; 25;     IF ([.E389] &lt;= 16; 35; 50)))))));  IF ([.D389] &lt;= 25;     IF ([.E389] &lt;= 1; 4;     IF ([.E389] &lt;= 1.5; 6;     IF ([.E389] &lt;= 2.5; 10;     IF ([.E389] &lt;= 4; 16;     IF ([.E389] &lt;= 7; 25;     IF ([.E389] &lt;= 9.5; 35; 50))))));  IF ([.D389] &lt;= 30;     IF ([.E389] &lt;= 1; 6;     IF ([.E389] &lt;= 2; 10;     IF ([.E389] &lt;= 3.5; 16;     IF ([.E389] &lt;= 5.4; 25;     IF ([.E389] &lt;= 8; 35; 50)))));  IF ([.D389] &lt;= 40;     IF ([.E389] &lt;= 1.5; 10;     IF ([.E389] &lt;= 2.5; 16;     IF ([.E389] &lt;= 4; 25;     IF ([.E389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table-cell table:number-columns-spanned="6" table:number-rows-spanned="1"/>
          <table:covered-table-cell table:number-columns-repeated="2"/>
          <table:covered-table-cell table:number-columns-repeated="2" table:style-name="ce19"/>
          <table:covered-table-cell table:formula="of:=IF(ISNUMBER([.E390]); [.E390]+Buffer; &quot;&quot;)">
            <text:p/>
          </table:covered-table-cell>
          <table:table-cell table:formula="of:=IF(ISNUMBER([.D390]); IF ([.D390] &lt;= 1;     IF ([.E390] &lt;= 7; 1;     IF ([.E390] &lt;= 10; 1.5;     IF ([.E390] &lt;= 17; 2.5;     IF ([.E390] &lt;= 28; 4;     IF ([.E390] &lt;= 42; 6; 10)))));  IF ([.D390] &lt;= 2;     IF ([.E390] &lt;= 1.5; 1;     IF ([.E390] &lt;= 5; 1.5;     IF ([.E390] &lt;= 8.5; 2.5;     IF ([.E390] &lt;= 14; 4;     IF ([.E390] &lt;= 21; 6; 10)))));  IF ([.D390] &lt;= 4;     IF ([.E390] &lt;= 1.5; 1;     IF ([.E390] &lt;= 2.5; 1.5;     IF ([.E390] &lt;= 4; 2.5;     IF ([.E390] &lt;= 7; 4;     IF ([.E390] &lt;= 10.5; 6; 10)))));  IF ([.D390] &lt;= 6;     IF ([.E390] &lt;= 1.5; 1.5;     IF ([.E390] &lt;= 2.5; 2.5;     IF ([.E390] &lt;= 4.5; 4;     IF ([.E390] &lt;= 7; 6; 10))));  IF ([.D390] &lt;= 10;     IF ([.E390] &lt;= 1.5; 2.5;     IF ([.E390] &lt;= 2.5; 4;     IF ([.E390] &lt;= 4; 6;     IF ([.E390] &lt;= 7; 10;     IF ([.E390] &lt;= 10.5; 16;     IF ([.E390] &lt;= 17.5; 25;     IF ([.E390] &lt;= 24; 35; 50)))))));  IF ([.D390] &lt;= 15;     IF ([.E390] &lt;= 1; 2.5;     IF ([.E390] &lt;= 1.5; 4;     IF ([.E390] &lt;= 2.5; 6;     IF ([.E390] &lt;= 4.5; 10;     IF ([.E390] &lt;= 7; 16;     IF ([.E390] &lt;= 11.5; 25;     IF ([.E390] &lt;= 16; 35; 50)))))));  IF ([.D390] &lt;= 25;     IF ([.E390] &lt;= 1; 4;     IF ([.E390] &lt;= 1.5; 6;     IF ([.E390] &lt;= 2.5; 10;     IF ([.E390] &lt;= 4; 16;     IF ([.E390] &lt;= 7; 25;     IF ([.E390] &lt;= 9.5; 35; 50))))));  IF ([.D390] &lt;= 30;     IF ([.E390] &lt;= 1; 6;     IF ([.E390] &lt;= 2; 10;     IF ([.E390] &lt;= 3.5; 16;     IF ([.E390] &lt;= 5.4; 25;     IF ([.E390] &lt;= 8; 35; 50)))));  IF ([.D390] &lt;= 40;     IF ([.E390] &lt;= 1.5; 10;     IF ([.E390] &lt;= 2.5; 16;     IF ([.E390] &lt;= 4; 25;     IF ([.E390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1" table:number-rows-spanned="14">
            <text:p>Антенна</text:p>
          </table:table-cell>
          <table:table-cell table:number-columns-repeated="2"/>
          <table:table-cell table:style-name="ce9"/>
          <table:table-cell/>
          <table:table-cell table:formula="of:=IF(ISNUMBER([.E391]); [.E391]+Buffer; &quot;&quot;)">
            <text:p/>
          </table:table-cell>
          <table:table-cell table:formula="of:=IF(ISNUMBER([.D391]); IF ([.D391] &lt;= 1;     IF ([.E391] &lt;= 7; 1;     IF ([.E391] &lt;= 10; 1.5;     IF ([.E391] &lt;= 17; 2.5;     IF ([.E391] &lt;= 28; 4;     IF ([.E391] &lt;= 42; 6; 10)))));  IF ([.D391] &lt;= 2;     IF ([.E391] &lt;= 1.5; 1;     IF ([.E391] &lt;= 5; 1.5;     IF ([.E391] &lt;= 8.5; 2.5;     IF ([.E391] &lt;= 14; 4;     IF ([.E391] &lt;= 21; 6; 10)))));  IF ([.D391] &lt;= 4;     IF ([.E391] &lt;= 1.5; 1;     IF ([.E391] &lt;= 2.5; 1.5;     IF ([.E391] &lt;= 4; 2.5;     IF ([.E391] &lt;= 7; 4;     IF ([.E391] &lt;= 10.5; 6; 10)))));  IF ([.D391] &lt;= 6;     IF ([.E391] &lt;= 1.5; 1.5;     IF ([.E391] &lt;= 2.5; 2.5;     IF ([.E391] &lt;= 4.5; 4;     IF ([.E391] &lt;= 7; 6; 10))));  IF ([.D391] &lt;= 10;     IF ([.E391] &lt;= 1.5; 2.5;     IF ([.E391] &lt;= 2.5; 4;     IF ([.E391] &lt;= 4; 6;     IF ([.E391] &lt;= 7; 10;     IF ([.E391] &lt;= 10.5; 16;     IF ([.E391] &lt;= 17.5; 25;     IF ([.E391] &lt;= 24; 35; 50)))))));  IF ([.D391] &lt;= 15;     IF ([.E391] &lt;= 1; 2.5;     IF ([.E391] &lt;= 1.5; 4;     IF ([.E391] &lt;= 2.5; 6;     IF ([.E391] &lt;= 4.5; 10;     IF ([.E391] &lt;= 7; 16;     IF ([.E391] &lt;= 11.5; 25;     IF ([.E391] &lt;= 16; 35; 50)))))));  IF ([.D391] &lt;= 25;     IF ([.E391] &lt;= 1; 4;     IF ([.E391] &lt;= 1.5; 6;     IF ([.E391] &lt;= 2.5; 10;     IF ([.E391] &lt;= 4; 16;     IF ([.E391] &lt;= 7; 25;     IF ([.E391] &lt;= 9.5; 35; 50))))));  IF ([.D391] &lt;= 30;     IF ([.E391] &lt;= 1; 6;     IF ([.E391] &lt;= 2; 10;     IF ([.E391] &lt;= 3.5; 16;     IF ([.E391] &lt;= 5.4; 25;     IF ([.E391] &lt;= 8; 35; 50)))));  IF ([.D391] &lt;= 40;     IF ([.E391] &lt;= 1.5; 10;     IF ([.E391] &lt;= 2.5; 16;     IF ([.E391] &lt;= 4; 25;     IF ([.E391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Переключатель антенны ‘H’</text:p>
          </table:table-cell>
          <table:table-cell table:style-name="ce19" office:value-type="string" calcext:value-type="string" table:number-columns-spanned="1" table:number-rows-spanned="3">
            <text:p>Чёрный</text:p>
          </table:table-cell>
          <table:table-cell table:style-name="ce19" office:value-type="float" office:value="10" calcext:value-type="float" table:number-columns-spanned="1" table:number-rows-spanned="3">
            <text:p>10.00</text:p>
          </table:table-cell>
          <table:table-cell table:style-name="ce19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formula="of:=IF(ISNUMBER([.E392]); [.E392]+Buffer; &quot;&quot;)" office:value-type="float" office:value="2.9" calcext:value-type="float" table:number-columns-spanned="1" table:number-rows-spanned="3">
            <text:p>2.9</text:p>
          </table:table-cell>
          <table:table-cell table:formula="of:=IF(ISNUMBER([.D392]); IF ([.D392] &lt;= 1;     IF ([.E392] &lt;= 7; 1;     IF ([.E392] &lt;= 10; 1.5;     IF ([.E392] &lt;= 17; 2.5;     IF ([.E392] &lt;= 28; 4;     IF ([.E392] &lt;= 42; 6; 10)))));  IF ([.D392] &lt;= 2;     IF ([.E392] &lt;= 1.5; 1;     IF ([.E392] &lt;= 5; 1.5;     IF ([.E392] &lt;= 8.5; 2.5;     IF ([.E392] &lt;= 14; 4;     IF ([.E392] &lt;= 21; 6; 10)))));  IF ([.D392] &lt;= 4;     IF ([.E392] &lt;= 1.5; 1;     IF ([.E392] &lt;= 2.5; 1.5;     IF ([.E392] &lt;= 4; 2.5;     IF ([.E392] &lt;= 7; 4;     IF ([.E392] &lt;= 10.5; 6; 10)))));  IF ([.D392] &lt;= 6;     IF ([.E392] &lt;= 1.5; 1.5;     IF ([.E392] &lt;= 2.5; 2.5;     IF ([.E392] &lt;= 4.5; 4;     IF ([.E392] &lt;= 7; 6; 10))));  IF ([.D392] &lt;= 10;     IF ([.E392] &lt;= 1.5; 2.5;     IF ([.E392] &lt;= 2.5; 4;     IF ([.E392] &lt;= 4; 6;     IF ([.E392] &lt;= 7; 10;     IF ([.E392] &lt;= 10.5; 16;     IF ([.E392] &lt;= 17.5; 25;     IF ([.E392] &lt;= 24; 35; 50)))))));  IF ([.D392] &lt;= 15;     IF ([.E392] &lt;= 1; 2.5;     IF ([.E392] &lt;= 1.5; 4;     IF ([.E392] &lt;= 2.5; 6;     IF ([.E392] &lt;= 4.5; 10;     IF ([.E392] &lt;= 7; 16;     IF ([.E392] &lt;= 11.5; 25;     IF ([.E392] &lt;= 16; 35; 50)))))));  IF ([.D392] &lt;= 25;     IF ([.E392] &lt;= 1; 4;     IF ([.E392] &lt;= 1.5; 6;     IF ([.E392] &lt;= 2.5; 10;     IF ([.E392] &lt;= 4; 16;     IF ([.E392] &lt;= 7; 25;     IF ([.E392] &lt;= 9.5; 35; 50))))));  IF ([.D392] &lt;= 30;     IF ([.E392] &lt;= 1; 6;     IF ([.E392] &lt;= 2; 10;     IF ([.E392] &lt;= 3.5; 16;     IF ([.E392] &lt;= 5.4; 25;     IF ([.E392] &lt;= 8; 35; 50)))));  IF ([.D392] &lt;= 40;     IF ([.E392] &lt;= 1.5; 10;     IF ([.E392] &lt;= 2.5; 16;     IF ([.E392] &lt;= 4; 25;     IF ([.E392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ереключатель антенны ‘S’</text:p>
          </table:table-cell>
          <table:covered-table-cell table:number-columns-repeated="3" table:style-name="ce19"/>
          <table:covered-table-cell table:formula="of:=IF(ISNUMBER([.E393]); [.E39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отор антенны ‘1’</text:p>
          </table:table-cell>
          <table:covered-table-cell table:number-columns-repeated="3" table:style-name="ce19"/>
          <table:covered-table-cell table:formula="of:=IF(ISNUMBER([.E394]); [.E39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95]); [.E395]+Buffer; &quot;&quot;)">
            <text:p/>
          </table:table-cell>
          <table:table-cell table:formula="of:=IF(ISNUMBER([.D395]); IF ([.D395] &lt;= 1;     IF ([.E395] &lt;= 7; 1;     IF ([.E395] &lt;= 10; 1.5;     IF ([.E395] &lt;= 17; 2.5;     IF ([.E395] &lt;= 28; 4;     IF ([.E395] &lt;= 42; 6; 10)))));  IF ([.D395] &lt;= 2;     IF ([.E395] &lt;= 1.5; 1;     IF ([.E395] &lt;= 5; 1.5;     IF ([.E395] &lt;= 8.5; 2.5;     IF ([.E395] &lt;= 14; 4;     IF ([.E395] &lt;= 21; 6; 10)))));  IF ([.D395] &lt;= 4;     IF ([.E395] &lt;= 1.5; 1;     IF ([.E395] &lt;= 2.5; 1.5;     IF ([.E395] &lt;= 4; 2.5;     IF ([.E395] &lt;= 7; 4;     IF ([.E395] &lt;= 10.5; 6; 10)))));  IF ([.D395] &lt;= 6;     IF ([.E395] &lt;= 1.5; 1.5;     IF ([.E395] &lt;= 2.5; 2.5;     IF ([.E395] &lt;= 4.5; 4;     IF ([.E395] &lt;= 7; 6; 10))));  IF ([.D395] &lt;= 10;     IF ([.E395] &lt;= 1.5; 2.5;     IF ([.E395] &lt;= 2.5; 4;     IF ([.E395] &lt;= 4; 6;     IF ([.E395] &lt;= 7; 10;     IF ([.E395] &lt;= 10.5; 16;     IF ([.E395] &lt;= 17.5; 25;     IF ([.E395] &lt;= 24; 35; 50)))))));  IF ([.D395] &lt;= 15;     IF ([.E395] &lt;= 1; 2.5;     IF ([.E395] &lt;= 1.5; 4;     IF ([.E395] &lt;= 2.5; 6;     IF ([.E395] &lt;= 4.5; 10;     IF ([.E395] &lt;= 7; 16;     IF ([.E395] &lt;= 11.5; 25;     IF ([.E395] &lt;= 16; 35; 50)))))));  IF ([.D395] &lt;= 25;     IF ([.E395] &lt;= 1; 4;     IF ([.E395] &lt;= 1.5; 6;     IF ([.E395] &lt;= 2.5; 10;     IF ([.E395] &lt;= 4; 16;     IF ([.E395] &lt;= 7; 25;     IF ([.E395] &lt;= 9.5; 35; 50))))));  IF ([.D395] &lt;= 30;     IF ([.E395] &lt;= 1; 6;     IF ([.E395] &lt;= 2; 10;     IF ([.E395] &lt;= 3.5; 16;     IF ([.E395] &lt;= 5.4; 25;     IF ([.E395] &lt;= 8; 35; 50)))));  IF ([.D395] &lt;= 40;     IF ([.E395] &lt;= 1.5; 10;     IF ([.E395] &lt;= 2.5; 16;     IF ([.E395] &lt;= 4; 25;     IF ([.E395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Переключатель антенны ‘L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0" calcext:value-type="float" table:number-columns-spanned="1" table:number-rows-spanned="2">
            <text:p>10.00</text:p>
          </table:table-cell>
          <table:table-cell table:style-name="Default" table:formula="of:=TorpedoWidth+Height" office:value-type="float" office:value="1" calcext:value-type="float" table:number-columns-spanned="1" table:number-rows-spanned="2">
            <text:p>1</text:p>
          </table:table-cell>
          <table:table-cell table:formula="of:=IF(ISNUMBER([.E396]); [.E396]+Buffer; &quot;&quot;)" office:value-type="float" office:value="1.5" calcext:value-type="float" table:number-columns-spanned="1" table:number-rows-spanned="2">
            <text:p>1.5</text:p>
          </table:table-cell>
          <table:table-cell table:formula="of:=IF(ISNUMBER([.D396]); IF ([.D396] &lt;= 1;     IF ([.E396] &lt;= 7; 1;     IF ([.E396] &lt;= 10; 1.5;     IF ([.E396] &lt;= 17; 2.5;     IF ([.E396] &lt;= 28; 4;     IF ([.E396] &lt;= 42; 6; 10)))));  IF ([.D396] &lt;= 2;     IF ([.E396] &lt;= 1.5; 1;     IF ([.E396] &lt;= 5; 1.5;     IF ([.E396] &lt;= 8.5; 2.5;     IF ([.E396] &lt;= 14; 4;     IF ([.E396] &lt;= 21; 6; 10)))));  IF ([.D396] &lt;= 4;     IF ([.E396] &lt;= 1.5; 1;     IF ([.E396] &lt;= 2.5; 1.5;     IF ([.E396] &lt;= 4; 2.5;     IF ([.E396] &lt;= 7; 4;     IF ([.E396] &lt;= 10.5; 6; 10)))));  IF ([.D396] &lt;= 6;     IF ([.E396] &lt;= 1.5; 1.5;     IF ([.E396] &lt;= 2.5; 2.5;     IF ([.E396] &lt;= 4.5; 4;     IF ([.E396] &lt;= 7; 6; 10))));  IF ([.D396] &lt;= 10;     IF ([.E396] &lt;= 1.5; 2.5;     IF ([.E396] &lt;= 2.5; 4;     IF ([.E396] &lt;= 4; 6;     IF ([.E396] &lt;= 7; 10;     IF ([.E396] &lt;= 10.5; 16;     IF ([.E396] &lt;= 17.5; 25;     IF ([.E396] &lt;= 24; 35; 50)))))));  IF ([.D396] &lt;= 15;     IF ([.E396] &lt;= 1; 2.5;     IF ([.E396] &lt;= 1.5; 4;     IF ([.E396] &lt;= 2.5; 6;     IF ([.E396] &lt;= 4.5; 10;     IF ([.E396] &lt;= 7; 16;     IF ([.E396] &lt;= 11.5; 25;     IF ([.E396] &lt;= 16; 35; 50)))))));  IF ([.D396] &lt;= 25;     IF ([.E396] &lt;= 1; 4;     IF ([.E396] &lt;= 1.5; 6;     IF ([.E396] &lt;= 2.5; 10;     IF ([.E396] &lt;= 4; 16;     IF ([.E396] &lt;= 7; 25;     IF ([.E396] &lt;= 9.5; 35; 50))))));  IF ([.D396] &lt;= 30;     IF ([.E396] &lt;= 1; 6;     IF ([.E396] &lt;= 2; 10;     IF ([.E396] &lt;= 3.5; 16;     IF ([.E396] &lt;= 5.4; 25;     IF ([.E396] &lt;= 8; 35; 50)))));  IF ([.D396] &lt;= 40;     IF ([.E396] &lt;= 1.5; 10;     IF ([.E396] &lt;= 2.5; 16;     IF ([.E396] &lt;= 4; 25;     IF ([.E396] &lt;= 6; 35; 50))));  &quot;Way too heavy&quot; ))))))))); &quot;&quot;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9"/>
          <table:covered-table-cell table:style-name="Default"/>
          <table:covered-table-cell table:formula="of:=IF(ISNUMBER([.E397]); [.E39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398]); [.E398]+Buffer; &quot;&quot;)">
            <text:p/>
          </table:table-cell>
          <table:table-cell table:formula="of:=IF(ISNUMBER([.D398]); IF ([.D398] &lt;= 1;     IF ([.E398] &lt;= 7; 1;     IF ([.E398] &lt;= 10; 1.5;     IF ([.E398] &lt;= 17; 2.5;     IF ([.E398] &lt;= 28; 4;     IF ([.E398] &lt;= 42; 6; 10)))));  IF ([.D398] &lt;= 2;     IF ([.E398] &lt;= 1.5; 1;     IF ([.E398] &lt;= 5; 1.5;     IF ([.E398] &lt;= 8.5; 2.5;     IF ([.E398] &lt;= 14; 4;     IF ([.E398] &lt;= 21; 6; 10)))));  IF ([.D398] &lt;= 4;     IF ([.E398] &lt;= 1.5; 1;     IF ([.E398] &lt;= 2.5; 1.5;     IF ([.E398] &lt;= 4; 2.5;     IF ([.E398] &lt;= 7; 4;     IF ([.E398] &lt;= 10.5; 6; 10)))));  IF ([.D398] &lt;= 6;     IF ([.E398] &lt;= 1.5; 1.5;     IF ([.E398] &lt;= 2.5; 2.5;     IF ([.E398] &lt;= 4.5; 4;     IF ([.E398] &lt;= 7; 6; 10))));  IF ([.D398] &lt;= 10;     IF ([.E398] &lt;= 1.5; 2.5;     IF ([.E398] &lt;= 2.5; 4;     IF ([.E398] &lt;= 4; 6;     IF ([.E398] &lt;= 7; 10;     IF ([.E398] &lt;= 10.5; 16;     IF ([.E398] &lt;= 17.5; 25;     IF ([.E398] &lt;= 24; 35; 50)))))));  IF ([.D398] &lt;= 15;     IF ([.E398] &lt;= 1; 2.5;     IF ([.E398] &lt;= 1.5; 4;     IF ([.E398] &lt;= 2.5; 6;     IF ([.E398] &lt;= 4.5; 10;     IF ([.E398] &lt;= 7; 16;     IF ([.E398] &lt;= 11.5; 25;     IF ([.E398] &lt;= 16; 35; 50)))))));  IF ([.D398] &lt;= 25;     IF ([.E398] &lt;= 1; 4;     IF ([.E398] &lt;= 1.5; 6;     IF ([.E398] &lt;= 2.5; 10;     IF ([.E398] &lt;= 4; 16;     IF ([.E398] &lt;= 7; 25;     IF ([.E398] &lt;= 9.5; 35; 50))))));  IF ([.D398] &lt;= 30;     IF ([.E398] &lt;= 1; 6;     IF ([.E398] &lt;= 2; 10;     IF ([.E398] &lt;= 3.5; 16;     IF ([.E398] &lt;= 5.4; 25;     IF ([.E398] &lt;= 8; 35; 50)))));  IF ([.D398] &lt;= 40;     IF ([.E398] &lt;= 1.5; 10;     IF ([.E398] &lt;= 2.5; 16;     IF ([.E398] &lt;= 4; 25;     IF ([.E398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Переключатель антенны ‘T’</text:p>
          </table:table-cell>
          <table:table-cell table:style-name="ce19" office:value-type="string" calcext:value-type="string" table:number-columns-spanned="1" table:number-rows-spanned="3">
            <text:p>Чёрный</text:p>
          </table:table-cell>
          <table:table-cell table:style-name="ce19" office:value-type="float" office:value="10" calcext:value-type="float" table:number-columns-spanned="1" table:number-rows-spanned="3">
            <text:p>10.00</text:p>
          </table:table-cell>
          <table:table-cell table:style-name="ce19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formula="of:=IF(ISNUMBER([.E399]); [.E399]+Buffer; &quot;&quot;)" office:value-type="float" office:value="2.9" calcext:value-type="float" table:number-columns-spanned="1" table:number-rows-spanned="3">
            <text:p>2.9</text:p>
          </table:table-cell>
          <table:table-cell table:formula="of:=IF(ISNUMBER([.D399]); IF ([.D399] &lt;= 1;     IF ([.E399] &lt;= 7; 1;     IF ([.E399] &lt;= 10; 1.5;     IF ([.E399] &lt;= 17; 2.5;     IF ([.E399] &lt;= 28; 4;     IF ([.E399] &lt;= 42; 6; 10)))));  IF ([.D399] &lt;= 2;     IF ([.E399] &lt;= 1.5; 1;     IF ([.E399] &lt;= 5; 1.5;     IF ([.E399] &lt;= 8.5; 2.5;     IF ([.E399] &lt;= 14; 4;     IF ([.E399] &lt;= 21; 6; 10)))));  IF ([.D399] &lt;= 4;     IF ([.E399] &lt;= 1.5; 1;     IF ([.E399] &lt;= 2.5; 1.5;     IF ([.E399] &lt;= 4; 2.5;     IF ([.E399] &lt;= 7; 4;     IF ([.E399] &lt;= 10.5; 6; 10)))));  IF ([.D399] &lt;= 6;     IF ([.E399] &lt;= 1.5; 1.5;     IF ([.E399] &lt;= 2.5; 2.5;     IF ([.E399] &lt;= 4.5; 4;     IF ([.E399] &lt;= 7; 6; 10))));  IF ([.D399] &lt;= 10;     IF ([.E399] &lt;= 1.5; 2.5;     IF ([.E399] &lt;= 2.5; 4;     IF ([.E399] &lt;= 4; 6;     IF ([.E399] &lt;= 7; 10;     IF ([.E399] &lt;= 10.5; 16;     IF ([.E399] &lt;= 17.5; 25;     IF ([.E399] &lt;= 24; 35; 50)))))));  IF ([.D399] &lt;= 15;     IF ([.E399] &lt;= 1; 2.5;     IF ([.E399] &lt;= 1.5; 4;     IF ([.E399] &lt;= 2.5; 6;     IF ([.E399] &lt;= 4.5; 10;     IF ([.E399] &lt;= 7; 16;     IF ([.E399] &lt;= 11.5; 25;     IF ([.E399] &lt;= 16; 35; 50)))))));  IF ([.D399] &lt;= 25;     IF ([.E399] &lt;= 1; 4;     IF ([.E399] &lt;= 1.5; 6;     IF ([.E399] &lt;= 2.5; 10;     IF ([.E399] &lt;= 4; 16;     IF ([.E399] &lt;= 7; 25;     IF ([.E399] &lt;= 9.5; 35; 50))))));  IF ([.D399] &lt;= 30;     IF ([.E399] &lt;= 1; 6;     IF ([.E399] &lt;= 2; 10;     IF ([.E399] &lt;= 3.5; 16;     IF ([.E399] &lt;= 5.4; 25;     IF ([.E399] &lt;= 8; 35; 50)))));  IF ([.D399] &lt;= 40;     IF ([.E399] &lt;= 1.5; 10;     IF ([.E399] &lt;= 2.5; 16;     IF ([.E399] &lt;= 4; 25;     IF ([.E399] &lt;= 6; 35; 50))));  &quot;Way too heavy&quot; ))))))))); &quot;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ереключатель антенны ‘U’</text:p>
          </table:table-cell>
          <table:covered-table-cell table:number-columns-repeated="3" table:style-name="ce19"/>
          <table:covered-table-cell table:formula="of:=IF(ISNUMBER([.E400]); [.E40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отор антенны ‘2’</text:p>
          </table:table-cell>
          <table:covered-table-cell table:number-columns-repeated="3" table:style-name="ce19"/>
          <table:covered-table-cell table:formula="of:=IF(ISNUMBER([.E401]); [.E40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number-columns-repeated="2" table:style-name="ce19"/>
          <table:table-cell table:formula="of:=IF(ISNUMBER([.E402]); [.E402]+Buffer; &quot;&quot;)">
            <text:p/>
          </table:table-cell>
          <table:table-cell table:formula="of:=IF(ISNUMBER([.D402]); IF ([.D402] &lt;= 1;     IF ([.E402] &lt;= 7; 1;     IF ([.E402] &lt;= 10; 1.5;     IF ([.E402] &lt;= 17; 2.5;     IF ([.E402] &lt;= 28; 4;     IF ([.E402] &lt;= 42; 6; 10)))));  IF ([.D402] &lt;= 2;     IF ([.E402] &lt;= 1.5; 1;     IF ([.E402] &lt;= 5; 1.5;     IF ([.E402] &lt;= 8.5; 2.5;     IF ([.E402] &lt;= 14; 4;     IF ([.E402] &lt;= 21; 6; 10)))));  IF ([.D402] &lt;= 4;     IF ([.E402] &lt;= 1.5; 1;     IF ([.E402] &lt;= 2.5; 1.5;     IF ([.E402] &lt;= 4; 2.5;     IF ([.E402] &lt;= 7; 4;     IF ([.E402] &lt;= 10.5; 6; 10)))));  IF ([.D402] &lt;= 6;     IF ([.E402] &lt;= 1.5; 1.5;     IF ([.E402] &lt;= 2.5; 2.5;     IF ([.E402] &lt;= 4.5; 4;     IF ([.E402] &lt;= 7; 6; 10))));  IF ([.D402] &lt;= 10;     IF ([.E402] &lt;= 1.5; 2.5;     IF ([.E402] &lt;= 2.5; 4;     IF ([.E402] &lt;= 4; 6;     IF ([.E402] &lt;= 7; 10;     IF ([.E402] &lt;= 10.5; 16;     IF ([.E402] &lt;= 17.5; 25;     IF ([.E402] &lt;= 24; 35; 50)))))));  IF ([.D402] &lt;= 15;     IF ([.E402] &lt;= 1; 2.5;     IF ([.E402] &lt;= 1.5; 4;     IF ([.E402] &lt;= 2.5; 6;     IF ([.E402] &lt;= 4.5; 10;     IF ([.E402] &lt;= 7; 16;     IF ([.E402] &lt;= 11.5; 25;     IF ([.E402] &lt;= 16; 35; 50)))))));  IF ([.D402] &lt;= 25;     IF ([.E402] &lt;= 1; 4;     IF ([.E402] &lt;= 1.5; 6;     IF ([.E402] &lt;= 2.5; 10;     IF ([.E402] &lt;= 4; 16;     IF ([.E402] &lt;= 7; 25;     IF ([.E402] &lt;= 9.5; 35; 50))))));  IF ([.D402] &lt;= 30;     IF ([.E402] &lt;= 1; 6;     IF ([.E402] &lt;= 2; 10;     IF ([.E402] &lt;= 3.5; 16;     IF ([.E402] &lt;= 5.4; 25;     IF ([.E402] &lt;= 8; 35; 50)))));  IF ([.D402] &lt;= 40;     IF ([.E402] &lt;= 1.5; 10;     IF ([.E402] &lt;= 2.5; 16;     IF ([.E402] &lt;= 4; 25;     IF ([.E402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/>
          <table:table-cell table:style-name="ce2" office:value-type="string" calcext:value-type="string">
            <text:p>Переключатель антенны ‘I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0" calcext:value-type="float" table:number-columns-spanned="1" table:number-rows-spanned="2">
            <text:p>10.00</text:p>
          </table:table-cell>
          <table:table-cell table:style-name="Default" table:formula="of:=TorpedoWidth+Width+TorpedoWidth" office:value-type="float" office:value="2.8" calcext:value-type="float" table:number-columns-spanned="1" table:number-rows-spanned="2">
            <text:p>2.8</text:p>
          </table:table-cell>
          <table:table-cell table:formula="of:=IF(ISNUMBER([.E403]); [.E403]+Buffer; &quot;&quot;)" office:value-type="float" office:value="3.3" calcext:value-type="float" table:number-columns-spanned="1" table:number-rows-spanned="2">
            <text:p>3.3</text:p>
          </table:table-cell>
          <table:table-cell table:formula="of:=IF(ISNUMBER([.D403]); IF ([.D403] &lt;= 1;     IF ([.E403] &lt;= 7; 1;     IF ([.E403] &lt;= 10; 1.5;     IF ([.E403] &lt;= 17; 2.5;     IF ([.E403] &lt;= 28; 4;     IF ([.E403] &lt;= 42; 6; 10)))));  IF ([.D403] &lt;= 2;     IF ([.E403] &lt;= 1.5; 1;     IF ([.E403] &lt;= 5; 1.5;     IF ([.E403] &lt;= 8.5; 2.5;     IF ([.E403] &lt;= 14; 4;     IF ([.E403] &lt;= 21; 6; 10)))));  IF ([.D403] &lt;= 4;     IF ([.E403] &lt;= 1.5; 1;     IF ([.E403] &lt;= 2.5; 1.5;     IF ([.E403] &lt;= 4; 2.5;     IF ([.E403] &lt;= 7; 4;     IF ([.E403] &lt;= 10.5; 6; 10)))));  IF ([.D403] &lt;= 6;     IF ([.E403] &lt;= 1.5; 1.5;     IF ([.E403] &lt;= 2.5; 2.5;     IF ([.E403] &lt;= 4.5; 4;     IF ([.E403] &lt;= 7; 6; 10))));  IF ([.D403] &lt;= 10;     IF ([.E403] &lt;= 1.5; 2.5;     IF ([.E403] &lt;= 2.5; 4;     IF ([.E403] &lt;= 4; 6;     IF ([.E403] &lt;= 7; 10;     IF ([.E403] &lt;= 10.5; 16;     IF ([.E403] &lt;= 17.5; 25;     IF ([.E403] &lt;= 24; 35; 50)))))));  IF ([.D403] &lt;= 15;     IF ([.E403] &lt;= 1; 2.5;     IF ([.E403] &lt;= 1.5; 4;     IF ([.E403] &lt;= 2.5; 6;     IF ([.E403] &lt;= 4.5; 10;     IF ([.E403] &lt;= 7; 16;     IF ([.E403] &lt;= 11.5; 25;     IF ([.E403] &lt;= 16; 35; 50)))))));  IF ([.D403] &lt;= 25;     IF ([.E403] &lt;= 1; 4;     IF ([.E403] &lt;= 1.5; 6;     IF ([.E403] &lt;= 2.5; 10;     IF ([.E403] &lt;= 4; 16;     IF ([.E403] &lt;= 7; 25;     IF ([.E403] &lt;= 9.5; 35; 50))))));  IF ([.D403] &lt;= 30;     IF ([.E403] &lt;= 1; 6;     IF ([.E403] &lt;= 2; 10;     IF ([.E403] &lt;= 3.5; 16;     IF ([.E403] &lt;= 5.4; 25;     IF ([.E403] &lt;= 8; 35; 50)))));  IF ([.D403] &lt;= 40;     IF ([.E403] &lt;= 1.5; 10;     IF ([.E403] &lt;= 2.5; 16;     IF ([.E403] &lt;= 4; 25;     IF ([.E403] &lt;= 6; 35; 50))));  &quot;Way too heavy&quot; ))))))))); &quot;&quot;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Пред пр ‘10’, вых</text:p>
          </table:table-cell>
          <table:covered-table-cell/>
          <table:covered-table-cell table:style-name="ce19"/>
          <table:covered-table-cell table:style-name="Default"/>
          <table:covered-table-cell table:formula="of:=IF(ISNUMBER([.E404]); [.E404]+Buffer; &quot;&quot;)">
            <text:p/>
          </table:covered-table-cell>
          <table:table-cell table:number-columns-repeated="1018"/>
        </table:table-row>
        <table:table-row table:style-name="ro1">
          <table:table-cell/>
          <table:table-cell table:number-columns-spanned="4" table:number-rows-spanned="1"/>
          <table:covered-table-cell table:number-columns-repeated="2"/>
          <table:covered-table-cell table:style-name="ce19"/>
          <table:table-cell/>
          <table:table-cell table:formula="of:=IF(ISNUMBER([.D405]); IF ([.D405] &lt;= 1;     IF ([.E405] &lt;= 7; 1;     IF ([.E405] &lt;= 10; 1.5;     IF ([.E405] &lt;= 17; 2.5;     IF ([.E405] &lt;= 28; 4;     IF ([.E405] &lt;= 42; 6; 10)))));  IF ([.D405] &lt;= 2;     IF ([.E405] &lt;= 1.5; 1;     IF ([.E405] &lt;= 5; 1.5;     IF ([.E405] &lt;= 8.5; 2.5;     IF ([.E405] &lt;= 14; 4;     IF ([.E405] &lt;= 21; 6; 10)))));  IF ([.D405] &lt;= 4;     IF ([.E405] &lt;= 1.5; 1;     IF ([.E405] &lt;= 2.5; 1.5;     IF ([.E405] &lt;= 4; 2.5;     IF ([.E405] &lt;= 7; 4;     IF ([.E405] &lt;= 10.5; 6; 10)))));  IF ([.D405] &lt;= 6;     IF ([.E405] &lt;= 1.5; 1.5;     IF ([.E405] &lt;= 2.5; 2.5;     IF ([.E405] &lt;= 4.5; 4;     IF ([.E405] &lt;= 7; 6; 10))));  IF ([.D405] &lt;= 10;     IF ([.E405] &lt;= 1.5; 2.5;     IF ([.E405] &lt;= 2.5; 4;     IF ([.E405] &lt;= 4; 6;     IF ([.E405] &lt;= 7; 10;     IF ([.E405] &lt;= 10.5; 16;     IF ([.E405] &lt;= 17.5; 25;     IF ([.E405] &lt;= 24; 35; 50)))))));  IF ([.D405] &lt;= 15;     IF ([.E405] &lt;= 1; 2.5;     IF ([.E405] &lt;= 1.5; 4;     IF ([.E405] &lt;= 2.5; 6;     IF ([.E405] &lt;= 4.5; 10;     IF ([.E405] &lt;= 7; 16;     IF ([.E405] &lt;= 11.5; 25;     IF ([.E405] &lt;= 16; 35; 50)))))));  IF ([.D405] &lt;= 25;     IF ([.E405] &lt;= 1; 4;     IF ([.E405] &lt;= 1.5; 6;     IF ([.E405] &lt;= 2.5; 10;     IF ([.E405] &lt;= 4; 16;     IF ([.E405] &lt;= 7; 25;     IF ([.E405] &lt;= 9.5; 35; 50))))));  IF ([.D405] &lt;= 30;     IF ([.E405] &lt;= 1; 6;     IF ([.E405] &lt;= 2; 10;     IF ([.E405] &lt;= 3.5; 16;     IF ([.E405] &lt;= 5.4; 25;     IF ([.E405] &lt;= 8; 35; 50)))));  IF ([.D405] &lt;= 40;     IF ([.E405] &lt;= 1.5; 10;     IF ([.E405] &lt;= 2.5; 16;     IF ([.E405] &lt;= 4; 25;     IF ([.E405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table-cell table:number-columns-spanned="6" table:number-rows-spanned="1"/>
          <table:covered-table-cell table:number-columns-repeated="3"/>
          <table:covered-table-cell table:style-name="ce19"/>
          <table:covered-table-cell/>
          <table:table-cell table:formula="of:=IF(ISNUMBER([.D406]); IF ([.D406] &lt;= 1;     IF ([.E406] &lt;= 7; 1;     IF ([.E406] &lt;= 10; 1.5;     IF ([.E406] &lt;= 17; 2.5;     IF ([.E406] &lt;= 28; 4;     IF ([.E406] &lt;= 42; 6; 10)))));  IF ([.D406] &lt;= 2;     IF ([.E406] &lt;= 1.5; 1;     IF ([.E406] &lt;= 5; 1.5;     IF ([.E406] &lt;= 8.5; 2.5;     IF ([.E406] &lt;= 14; 4;     IF ([.E406] &lt;= 21; 6; 10)))));  IF ([.D406] &lt;= 4;     IF ([.E406] &lt;= 1.5; 1;     IF ([.E406] &lt;= 2.5; 1.5;     IF ([.E406] &lt;= 4; 2.5;     IF ([.E406] &lt;= 7; 4;     IF ([.E406] &lt;= 10.5; 6; 10)))));  IF ([.D406] &lt;= 6;     IF ([.E406] &lt;= 1.5; 1.5;     IF ([.E406] &lt;= 2.5; 2.5;     IF ([.E406] &lt;= 4.5; 4;     IF ([.E406] &lt;= 7; 6; 10))));  IF ([.D406] &lt;= 10;     IF ([.E406] &lt;= 1.5; 2.5;     IF ([.E406] &lt;= 2.5; 4;     IF ([.E406] &lt;= 4; 6;     IF ([.E406] &lt;= 7; 10;     IF ([.E406] &lt;= 10.5; 16;     IF ([.E406] &lt;= 17.5; 25;     IF ([.E406] &lt;= 24; 35; 50)))))));  IF ([.D406] &lt;= 15;     IF ([.E406] &lt;= 1; 2.5;     IF ([.E406] &lt;= 1.5; 4;     IF ([.E406] &lt;= 2.5; 6;     IF ([.E406] &lt;= 4.5; 10;     IF ([.E406] &lt;= 7; 16;     IF ([.E406] &lt;= 11.5; 25;     IF ([.E406] &lt;= 16; 35; 50)))))));  IF ([.D406] &lt;= 25;     IF ([.E406] &lt;= 1; 4;     IF ([.E406] &lt;= 1.5; 6;     IF ([.E406] &lt;= 2.5; 10;     IF ([.E406] &lt;= 4; 16;     IF ([.E406] &lt;= 7; 25;     IF ([.E406] &lt;= 9.5; 35; 50))))));  IF ([.D406] &lt;= 30;     IF ([.E406] &lt;= 1; 6;     IF ([.E406] &lt;= 2; 10;     IF ([.E406] &lt;= 3.5; 16;     IF ([.E406] &lt;= 5.4; 25;     IF ([.E406] &lt;= 8; 35; 50)))));  IF ([.D406] &lt;= 40;     IF ([.E406] &lt;= 1.5; 10;     IF ([.E406] &lt;= 2.5; 16;     IF ([.E406] &lt;= 4; 25;     IF ([.E406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1" table:number-rows-spanned="20">
            <text:p>ПТФ Передние</text:p>
          </table:table-cell>
          <table:table-cell table:number-columns-repeated="5"/>
          <table:table-cell table:formula="of:=IF(ISNUMBER([.D407]); IF ([.D407] &lt;= 1;     IF ([.E407] &lt;= 7; 1;     IF ([.E407] &lt;= 10; 1.5;     IF ([.E407] &lt;= 17; 2.5;     IF ([.E407] &lt;= 28; 4;     IF ([.E407] &lt;= 42; 6; 10)))));  IF ([.D407] &lt;= 2;     IF ([.E407] &lt;= 1.5; 1;     IF ([.E407] &lt;= 5; 1.5;     IF ([.E407] &lt;= 8.5; 2.5;     IF ([.E407] &lt;= 14; 4;     IF ([.E407] &lt;= 21; 6; 10)))));  IF ([.D407] &lt;= 4;     IF ([.E407] &lt;= 1.5; 1;     IF ([.E407] &lt;= 2.5; 1.5;     IF ([.E407] &lt;= 4; 2.5;     IF ([.E407] &lt;= 7; 4;     IF ([.E407] &lt;= 10.5; 6; 10)))));  IF ([.D407] &lt;= 6;     IF ([.E407] &lt;= 1.5; 1.5;     IF ([.E407] &lt;= 2.5; 2.5;     IF ([.E407] &lt;= 4.5; 4;     IF ([.E407] &lt;= 7; 6; 10))));  IF ([.D407] &lt;= 10;     IF ([.E407] &lt;= 1.5; 2.5;     IF ([.E407] &lt;= 2.5; 4;     IF ([.E407] &lt;= 4; 6;     IF ([.E407] &lt;= 7; 10;     IF ([.E407] &lt;= 10.5; 16;     IF ([.E407] &lt;= 17.5; 25;     IF ([.E407] &lt;= 24; 35; 50)))))));  IF ([.D407] &lt;= 15;     IF ([.E407] &lt;= 1; 2.5;     IF ([.E407] &lt;= 1.5; 4;     IF ([.E407] &lt;= 2.5; 6;     IF ([.E407] &lt;= 4.5; 10;     IF ([.E407] &lt;= 7; 16;     IF ([.E407] &lt;= 11.5; 25;     IF ([.E407] &lt;= 16; 35; 50)))))));  IF ([.D407] &lt;= 25;     IF ([.E407] &lt;= 1; 4;     IF ([.E407] &lt;= 1.5; 6;     IF ([.E407] &lt;= 2.5; 10;     IF ([.E407] &lt;= 4; 16;     IF ([.E407] &lt;= 7; 25;     IF ([.E407] &lt;= 9.5; 35; 50))))));  IF ([.D407] &lt;= 30;     IF ([.E407] &lt;= 1; 6;     IF ([.E407] &lt;= 2; 10;     IF ([.E407] &lt;= 3.5; 16;     IF ([.E407] &lt;= 5.4; 25;     IF ([.E407] &lt;= 8; 35; 50)))));  IF ([.D407] &lt;= 40;     IF ([.E407] &lt;= 1.5; 10;     IF ([.E407] &lt;= 2.5; 16;     IF ([.E407] &lt;= 4; 25;     IF ([.E407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 table:style-name="ce24"/>
          <table:table-cell table:style-name="ce2" office:value-type="string" calcext:value-type="string">
            <text:p>Выключатель ПТФ ‘H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ce19"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408]); [.E408]+Buffer; &quot;&quot;)" office:value-type="float" office:value="1" calcext:value-type="float" table:number-columns-spanned="1" table:number-rows-spanned="2">
            <text:p>1</text:p>
          </table:table-cell>
          <table:table-cell table:formula="of:=IF(ISNUMBER([.D408]); IF ([.D408] &lt;= 1;     IF ([.E408] &lt;= 7; 1;     IF ([.E408] &lt;= 10; 1.5;     IF ([.E408] &lt;= 17; 2.5;     IF ([.E408] &lt;= 28; 4;     IF ([.E408] &lt;= 42; 6; 10)))));  IF ([.D408] &lt;= 2;     IF ([.E408] &lt;= 1.5; 1;     IF ([.E408] &lt;= 5; 1.5;     IF ([.E408] &lt;= 8.5; 2.5;     IF ([.E408] &lt;= 14; 4;     IF ([.E408] &lt;= 21; 6; 10)))));  IF ([.D408] &lt;= 4;     IF ([.E408] &lt;= 1.5; 1;     IF ([.E408] &lt;= 2.5; 1.5;     IF ([.E408] &lt;= 4; 2.5;     IF ([.E408] &lt;= 7; 4;     IF ([.E408] &lt;= 10.5; 6; 10)))));  IF ([.D408] &lt;= 6;     IF ([.E408] &lt;= 1.5; 1.5;     IF ([.E408] &lt;= 2.5; 2.5;     IF ([.E408] &lt;= 4.5; 4;     IF ([.E408] &lt;= 7; 6; 10))));  IF ([.D408] &lt;= 10;     IF ([.E408] &lt;= 1.5; 2.5;     IF ([.E408] &lt;= 2.5; 4;     IF ([.E408] &lt;= 4; 6;     IF ([.E408] &lt;= 7; 10;     IF ([.E408] &lt;= 10.5; 16;     IF ([.E408] &lt;= 17.5; 25;     IF ([.E408] &lt;= 24; 35; 50)))))));  IF ([.D408] &lt;= 15;     IF ([.E408] &lt;= 1; 2.5;     IF ([.E408] &lt;= 1.5; 4;     IF ([.E408] &lt;= 2.5; 6;     IF ([.E408] &lt;= 4.5; 10;     IF ([.E408] &lt;= 7; 16;     IF ([.E408] &lt;= 11.5; 25;     IF ([.E408] &lt;= 16; 35; 50)))))));  IF ([.D408] &lt;= 25;     IF ([.E408] &lt;= 1; 4;     IF ([.E408] &lt;= 1.5; 6;     IF ([.E408] &lt;= 2.5; 10;     IF ([.E408] &lt;= 4; 16;     IF ([.E408] &lt;= 7; 25;     IF ([.E408] &lt;= 9.5; 35; 50))))));  IF ([.D408] &lt;= 30;     IF ([.E408] &lt;= 1; 6;     IF ([.E408] &lt;= 2; 10;     IF ([.E408] &lt;= 3.5; 16;     IF ([.E408] &lt;= 5.4; 25;     IF ([.E408] &lt;= 8; 35; 50)))));  IF ([.D408] &lt;= 40;     IF ([.E408] &lt;= 1.5; 10;     IF ([.E408] &lt;= 2.5; 16;     IF ([.E408] &lt;= 4; 25;     IF ([.E408] &lt;= 6; 35; 50))));  &quot;Way too heavy&quot; ))))))))); &quot;&quot;)"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covered-table-cell table:style-name="ce24"/>
          <table:table-cell office:value-type="string" calcext:value-type="string">
            <text:p>Реле ПТФ ‘86’</text:p>
          </table:table-cell>
          <table:covered-table-cell table:number-columns-repeated="2"/>
          <table:covered-table-cell table:style-name="Default"/>
          <table:covered-table-cell/>
          <table:table-cell table:number-columns-repeated="1018"/>
        </table:table-row>
        <table:table-row table:style-name="ro1">
          <table:covered-table-cell table:style-name="ce24"/>
          <table:table-cell table:number-columns-spanned="4" table:number-rows-spanned="1"/>
          <table:covered-table-cell table:number-columns-repeated="2"/>
          <table:covered-table-cell table:style-name="ce19"/>
          <table:table-cell table:formula="of:=IF(ISNUMBER([.E410]); [.E410]+Buffer; &quot;&quot;)">
            <text:p/>
          </table:table-cell>
          <table:table-cell table:formula="of:=IF(ISNUMBER([.D410]); IF ([.D410] &lt;= 1;     IF ([.E410] &lt;= 7; 1;     IF ([.E410] &lt;= 10; 1.5;     IF ([.E410] &lt;= 17; 2.5;     IF ([.E410] &lt;= 28; 4;     IF ([.E410] &lt;= 42; 6; 10)))));  IF ([.D410] &lt;= 2;     IF ([.E410] &lt;= 1.5; 1;     IF ([.E410] &lt;= 5; 1.5;     IF ([.E410] &lt;= 8.5; 2.5;     IF ([.E410] &lt;= 14; 4;     IF ([.E410] &lt;= 21; 6; 10)))));  IF ([.D410] &lt;= 4;     IF ([.E410] &lt;= 1.5; 1;     IF ([.E410] &lt;= 2.5; 1.5;     IF ([.E410] &lt;= 4; 2.5;     IF ([.E410] &lt;= 7; 4;     IF ([.E410] &lt;= 10.5; 6; 10)))));  IF ([.D410] &lt;= 6;     IF ([.E410] &lt;= 1.5; 1.5;     IF ([.E410] &lt;= 2.5; 2.5;     IF ([.E410] &lt;= 4.5; 4;     IF ([.E410] &lt;= 7; 6; 10))));  IF ([.D410] &lt;= 10;     IF ([.E410] &lt;= 1.5; 2.5;     IF ([.E410] &lt;= 2.5; 4;     IF ([.E410] &lt;= 4; 6;     IF ([.E410] &lt;= 7; 10;     IF ([.E410] &lt;= 10.5; 16;     IF ([.E410] &lt;= 17.5; 25;     IF ([.E410] &lt;= 24; 35; 50)))))));  IF ([.D410] &lt;= 15;     IF ([.E410] &lt;= 1; 2.5;     IF ([.E410] &lt;= 1.5; 4;     IF ([.E410] &lt;= 2.5; 6;     IF ([.E410] &lt;= 4.5; 10;     IF ([.E410] &lt;= 7; 16;     IF ([.E410] &lt;= 11.5; 25;     IF ([.E410] &lt;= 16; 35; 50)))))));  IF ([.D410] &lt;= 25;     IF ([.E410] &lt;= 1; 4;     IF ([.E410] &lt;= 1.5; 6;     IF ([.E410] &lt;= 2.5; 10;     IF ([.E410] &lt;= 4; 16;     IF ([.E410] &lt;= 7; 25;     IF ([.E410] &lt;= 9.5; 35; 50))))));  IF ([.D410] &lt;= 30;     IF ([.E410] &lt;= 1; 6;     IF ([.E410] &lt;= 2; 10;     IF ([.E410] &lt;= 3.5; 16;     IF ([.E410] &lt;= 5.4; 25;     IF ([.E410] &lt;= 8; 35; 50)))));  IF ([.D410] &lt;= 40;     IF ([.E410] &lt;= 1.5; 10;     IF ([.E410] &lt;= 2.5; 16;     IF ([.E410] &lt;= 4; 25;     IF ([.E410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 table:style-name="ce24"/>
          <table:table-cell table:style-name="ce2" office:value-type="string" calcext:value-type="string">
            <text:p>Выключатель ПТФ ‘L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Default" table:formula="of:=TorpedoWidth+Width/2+Height+TorpedoWidth" office:value-type="float" office:value="2.4" calcext:value-type="float" table:number-columns-spanned="1" table:number-rows-spanned="2">
            <text:p>2.4</text:p>
          </table:table-cell>
          <table:table-cell table:formula="of:=IF(ISNUMBER([.E411]); [.E411]+Buffer; &quot;&quot;)" office:value-type="float" office:value="2.9" calcext:value-type="float" table:number-columns-spanned="1" table:number-rows-spanned="2">
            <text:p>2.9</text:p>
          </table:table-cell>
          <table:table-cell table:formula="of:=IF(ISNUMBER([.D411]); IF ([.D411] &lt;= 1;     IF ([.E411] &lt;= 7; 1;     IF ([.E411] &lt;= 10; 1.5;     IF ([.E411] &lt;= 17; 2.5;     IF ([.E411] &lt;= 28; 4;     IF ([.E411] &lt;= 42; 6; 10)))));  IF ([.D411] &lt;= 2;     IF ([.E411] &lt;= 1.5; 1;     IF ([.E411] &lt;= 5; 1.5;     IF ([.E411] &lt;= 8.5; 2.5;     IF ([.E411] &lt;= 14; 4;     IF ([.E411] &lt;= 21; 6; 10)))));  IF ([.D411] &lt;= 4;     IF ([.E411] &lt;= 1.5; 1;     IF ([.E411] &lt;= 2.5; 1.5;     IF ([.E411] &lt;= 4; 2.5;     IF ([.E411] &lt;= 7; 4;     IF ([.E411] &lt;= 10.5; 6; 10)))));  IF ([.D411] &lt;= 6;     IF ([.E411] &lt;= 1.5; 1.5;     IF ([.E411] &lt;= 2.5; 2.5;     IF ([.E411] &lt;= 4.5; 4;     IF ([.E411] &lt;= 7; 6; 10))));  IF ([.D411] &lt;= 10;     IF ([.E411] &lt;= 1.5; 2.5;     IF ([.E411] &lt;= 2.5; 4;     IF ([.E411] &lt;= 4; 6;     IF ([.E411] &lt;= 7; 10;     IF ([.E411] &lt;= 10.5; 16;     IF ([.E411] &lt;= 17.5; 25;     IF ([.E411] &lt;= 24; 35; 50)))))));  IF ([.D411] &lt;= 15;     IF ([.E411] &lt;= 1; 2.5;     IF ([.E411] &lt;= 1.5; 4;     IF ([.E411] &lt;= 2.5; 6;     IF ([.E411] &lt;= 4.5; 10;     IF ([.E411] &lt;= 7; 16;     IF ([.E411] &lt;= 11.5; 25;     IF ([.E411] &lt;= 16; 35; 50)))))));  IF ([.D411] &lt;= 25;     IF ([.E411] &lt;= 1; 4;     IF ([.E411] &lt;= 1.5; 6;     IF ([.E411] &lt;= 2.5; 10;     IF ([.E411] &lt;= 4; 16;     IF ([.E411] &lt;= 7; 25;     IF ([.E411] &lt;= 9.5; 35; 50))))));  IF ([.D411] &lt;= 30;     IF ([.E411] &lt;= 1; 6;     IF ([.E411] &lt;= 2; 10;     IF ([.E411] &lt;= 3.5; 16;     IF ([.E411] &lt;= 5.4; 25;     IF ([.E411] &lt;= 8; 35; 50)))));  IF ([.D411] &lt;= 40;     IF ([.E411] &lt;= 1.5; 10;     IF ([.E411] &lt;= 2.5; 16;     IF ([.E411] &lt;= 4; 25;     IF ([.E411] &lt;= 6; 35; 50))));  &quot;Way too heavy&quot; ))))))))); &quot;&quot;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covered-table-cell table:style-name="ce24"/>
          <table:table-cell office:value-type="string" calcext:value-type="string">
            <text:p>Пред пр ‘6’, вых</text:p>
          </table:table-cell>
          <table:covered-table-cell table:number-columns-repeated="2"/>
          <table:covered-table-cell table:style-name="Default"/>
          <table:covered-table-cell/>
          <table:table-cell table:number-columns-repeated="1018"/>
        </table:table-row>
        <table:table-row table:style-name="ro1">
          <table:covered-table-cell table:style-name="ce24"/>
          <table:table-cell table:style-name="ce18" table:number-columns-spanned="4" table:number-rows-spanned="1"/>
          <table:covered-table-cell table:number-columns-repeated="2" table:style-name="ce18"/>
          <table:covered-table-cell table:style-name="ce27"/>
          <table:table-cell table:formula="of:=IF(ISNUMBER([.E413]); [.E413]+Buffer; &quot;&quot;)">
            <text:p/>
          </table:table-cell>
          <table:table-cell table:formula="of:=IF(ISNUMBER([.D413]); IF ([.D413] &lt;= 1;     IF ([.E413] &lt;= 7; 1;     IF ([.E413] &lt;= 10; 1.5;     IF ([.E413] &lt;= 17; 2.5;     IF ([.E413] &lt;= 28; 4;     IF ([.E413] &lt;= 42; 6; 10)))));  IF ([.D413] &lt;= 2;     IF ([.E413] &lt;= 1.5; 1;     IF ([.E413] &lt;= 5; 1.5;     IF ([.E413] &lt;= 8.5; 2.5;     IF ([.E413] &lt;= 14; 4;     IF ([.E413] &lt;= 21; 6; 10)))));  IF ([.D413] &lt;= 4;     IF ([.E413] &lt;= 1.5; 1;     IF ([.E413] &lt;= 2.5; 1.5;     IF ([.E413] &lt;= 4; 2.5;     IF ([.E413] &lt;= 7; 4;     IF ([.E413] &lt;= 10.5; 6; 10)))));  IF ([.D413] &lt;= 6;     IF ([.E413] &lt;= 1.5; 1.5;     IF ([.E413] &lt;= 2.5; 2.5;     IF ([.E413] &lt;= 4.5; 4;     IF ([.E413] &lt;= 7; 6; 10))));  IF ([.D413] &lt;= 10;     IF ([.E413] &lt;= 1.5; 2.5;     IF ([.E413] &lt;= 2.5; 4;     IF ([.E413] &lt;= 4; 6;     IF ([.E413] &lt;= 7; 10;     IF ([.E413] &lt;= 10.5; 16;     IF ([.E413] &lt;= 17.5; 25;     IF ([.E413] &lt;= 24; 35; 50)))))));  IF ([.D413] &lt;= 15;     IF ([.E413] &lt;= 1; 2.5;     IF ([.E413] &lt;= 1.5; 4;     IF ([.E413] &lt;= 2.5; 6;     IF ([.E413] &lt;= 4.5; 10;     IF ([.E413] &lt;= 7; 16;     IF ([.E413] &lt;= 11.5; 25;     IF ([.E413] &lt;= 16; 35; 50)))))));  IF ([.D413] &lt;= 25;     IF ([.E413] &lt;= 1; 4;     IF ([.E413] &lt;= 1.5; 6;     IF ([.E413] &lt;= 2.5; 10;     IF ([.E413] &lt;= 4; 16;     IF ([.E413] &lt;= 7; 25;     IF ([.E413] &lt;= 9.5; 35; 50))))));  IF ([.D413] &lt;= 30;     IF ([.E413] &lt;= 1; 6;     IF ([.E413] &lt;= 2; 10;     IF ([.E413] &lt;= 3.5; 16;     IF ([.E413] &lt;= 5.4; 25;     IF ([.E413] &lt;= 8; 35; 50)))));  IF ([.D413] &lt;= 40;     IF ([.E413] &lt;= 1.5; 10;     IF ([.E413] &lt;= 2.5; 16;     IF ([.E413] &lt;= 4; 25;     IF ([.E413] &lt;= 6; 35; 50))));  &quot;Way too heavy&quot; ))))))))); &quot;&quot;)">
            <text:p/>
          </table:table-cell>
          <table:table-cell table:style-name="ce7" table:number-columns-repeated="1017"/>
        </table:table-row>
        <table:table-row table:style-name="ro1">
          <table:covered-table-cell table:style-name="ce24"/>
          <table:table-cell table:style-name="ce2" office:value-type="string" calcext:value-type="string">
            <text:p>Выключатель ПТФ ‘лампа-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1" calcext:value-type="float" table:number-columns-spanned="1" table:number-rows-spanned="2">
            <text:p>1.00</text:p>
          </table:table-cell>
          <table:table-cell table:style-name="Default" table:formula="of:=TorpedoWidth+Height" office:value-type="float" office:value="1" calcext:value-type="float" table:number-columns-spanned="1" table:number-rows-spanned="2">
            <text:p>1</text:p>
          </table:table-cell>
          <table:table-cell table:formula="of:=IF(ISNUMBER([.E414]); [.E414]+Buffer; &quot;&quot;)" office:value-type="float" office:value="1.5" calcext:value-type="float" table:number-columns-spanned="1" table:number-rows-spanned="2">
            <text:p>1.5</text:p>
          </table:table-cell>
          <table:table-cell table:formula="of:=IF(ISNUMBER([.D414]); IF ([.D414] &lt;= 1;     IF ([.E414] &lt;= 7; 1;     IF ([.E414] &lt;= 10; 1.5;     IF ([.E414] &lt;= 17; 2.5;     IF ([.E414] &lt;= 28; 4;     IF ([.E414] &lt;= 42; 6; 10)))));  IF ([.D414] &lt;= 2;     IF ([.E414] &lt;= 1.5; 1;     IF ([.E414] &lt;= 5; 1.5;     IF ([.E414] &lt;= 8.5; 2.5;     IF ([.E414] &lt;= 14; 4;     IF ([.E414] &lt;= 21; 6; 10)))));  IF ([.D414] &lt;= 4;     IF ([.E414] &lt;= 1.5; 1;     IF ([.E414] &lt;= 2.5; 1.5;     IF ([.E414] &lt;= 4; 2.5;     IF ([.E414] &lt;= 7; 4;     IF ([.E414] &lt;= 10.5; 6; 10)))));  IF ([.D414] &lt;= 6;     IF ([.E414] &lt;= 1.5; 1.5;     IF ([.E414] &lt;= 2.5; 2.5;     IF ([.E414] &lt;= 4.5; 4;     IF ([.E414] &lt;= 7; 6; 10))));  IF ([.D414] &lt;= 10;     IF ([.E414] &lt;= 1.5; 2.5;     IF ([.E414] &lt;= 2.5; 4;     IF ([.E414] &lt;= 4; 6;     IF ([.E414] &lt;= 7; 10;     IF ([.E414] &lt;= 10.5; 16;     IF ([.E414] &lt;= 17.5; 25;     IF ([.E414] &lt;= 24; 35; 50)))))));  IF ([.D414] &lt;= 15;     IF ([.E414] &lt;= 1; 2.5;     IF ([.E414] &lt;= 1.5; 4;     IF ([.E414] &lt;= 2.5; 6;     IF ([.E414] &lt;= 4.5; 10;     IF ([.E414] &lt;= 7; 16;     IF ([.E414] &lt;= 11.5; 25;     IF ([.E414] &lt;= 16; 35; 50)))))));  IF ([.D414] &lt;= 25;     IF ([.E414] &lt;= 1; 4;     IF ([.E414] &lt;= 1.5; 6;     IF ([.E414] &lt;= 2.5; 10;     IF ([.E414] &lt;= 4; 16;     IF ([.E414] &lt;= 7; 25;     IF ([.E414] &lt;= 9.5; 35; 50))))));  IF ([.D414] &lt;= 30;     IF ([.E414] &lt;= 1; 6;     IF ([.E414] &lt;= 2; 10;     IF ([.E414] &lt;= 3.5; 16;     IF ([.E414] &lt;= 5.4; 25;     IF ([.E414] &lt;= 8; 35; 50)))));  IF ([.D414] &lt;= 40;     IF ([.E414] &lt;= 1.5; 10;     IF ([.E414] &lt;= 2.5; 16;     IF ([.E414] &lt;= 4; 25;     IF ([.E414] &lt;= 6; 35; 50))));  &quot;Way too heavy&quot; ))))))))); &quot;&quot;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24"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Default"/>
          <table:covered-table-cell/>
          <table:table-cell table:number-columns-repeated="1018"/>
        </table:table-row>
        <table:table-row table:style-name="ro1">
          <table:covered-table-cell table:style-name="ce24"/>
          <table:table-cell table:number-columns-spanned="4" table:number-rows-spanned="1"/>
          <table:covered-table-cell table:number-columns-repeated="2"/>
          <table:covered-table-cell table:style-name="ce19"/>
          <table:table-cell table:formula="of:=IF(ISNUMBER([.E416]); [.E416]+Buffer; &quot;&quot;)">
            <text:p/>
          </table:table-cell>
          <table:table-cell table:formula="of:=IF(ISNUMBER([.D416]); IF ([.D416] &lt;= 1;     IF ([.E416] &lt;= 7; 1;     IF ([.E416] &lt;= 10; 1.5;     IF ([.E416] &lt;= 17; 2.5;     IF ([.E416] &lt;= 28; 4;     IF ([.E416] &lt;= 42; 6; 10)))));  IF ([.D416] &lt;= 2;     IF ([.E416] &lt;= 1.5; 1;     IF ([.E416] &lt;= 5; 1.5;     IF ([.E416] &lt;= 8.5; 2.5;     IF ([.E416] &lt;= 14; 4;     IF ([.E416] &lt;= 21; 6; 10)))));  IF ([.D416] &lt;= 4;     IF ([.E416] &lt;= 1.5; 1;     IF ([.E416] &lt;= 2.5; 1.5;     IF ([.E416] &lt;= 4; 2.5;     IF ([.E416] &lt;= 7; 4;     IF ([.E416] &lt;= 10.5; 6; 10)))));  IF ([.D416] &lt;= 6;     IF ([.E416] &lt;= 1.5; 1.5;     IF ([.E416] &lt;= 2.5; 2.5;     IF ([.E416] &lt;= 4.5; 4;     IF ([.E416] &lt;= 7; 6; 10))));  IF ([.D416] &lt;= 10;     IF ([.E416] &lt;= 1.5; 2.5;     IF ([.E416] &lt;= 2.5; 4;     IF ([.E416] &lt;= 4; 6;     IF ([.E416] &lt;= 7; 10;     IF ([.E416] &lt;= 10.5; 16;     IF ([.E416] &lt;= 17.5; 25;     IF ([.E416] &lt;= 24; 35; 50)))))));  IF ([.D416] &lt;= 15;     IF ([.E416] &lt;= 1; 2.5;     IF ([.E416] &lt;= 1.5; 4;     IF ([.E416] &lt;= 2.5; 6;     IF ([.E416] &lt;= 4.5; 10;     IF ([.E416] &lt;= 7; 16;     IF ([.E416] &lt;= 11.5; 25;     IF ([.E416] &lt;= 16; 35; 50)))))));  IF ([.D416] &lt;= 25;     IF ([.E416] &lt;= 1; 4;     IF ([.E416] &lt;= 1.5; 6;     IF ([.E416] &lt;= 2.5; 10;     IF ([.E416] &lt;= 4; 16;     IF ([.E416] &lt;= 7; 25;     IF ([.E416] &lt;= 9.5; 35; 50))))));  IF ([.D416] &lt;= 30;     IF ([.E416] &lt;= 1; 6;     IF ([.E416] &lt;= 2; 10;     IF ([.E416] &lt;= 3.5; 16;     IF ([.E416] &lt;= 5.4; 25;     IF ([.E416] &lt;= 8; 35; 50)))));  IF ([.D416] &lt;= 40;     IF ([.E416] &lt;= 1.5; 10;     IF ([.E416] &lt;= 2.5; 16;     IF ([.E416] &lt;= 4; 25;     IF ([.E416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 table:style-name="ce24"/>
          <table:table-cell table:style-name="ce2" office:value-type="string" calcext:value-type="string">
            <text:p>Реле ПТФ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9" office:value-type="float" office:value="5" calcext:value-type="float" table:number-columns-spanned="1" table:number-rows-spanned="2">
            <text:p>5.00</text:p>
          </table:table-cell>
          <table:table-cell table:style-name="Default" table:formula="of:=TorpedoWidth+Height" office:value-type="float" office:value="1" calcext:value-type="float" table:number-columns-spanned="1" table:number-rows-spanned="2">
            <text:p>1</text:p>
          </table:table-cell>
          <table:table-cell table:formula="of:=IF(ISNUMBER([.E417]); [.E417]+Buffer; &quot;&quot;)" office:value-type="float" office:value="1.5" calcext:value-type="float" table:number-columns-spanned="1" table:number-rows-spanned="2">
            <text:p>1.5</text:p>
          </table:table-cell>
          <table:table-cell table:formula="of:=IF(ISNUMBER([.D417]); IF ([.D417] &lt;= 1;     IF ([.E417] &lt;= 7; 1;     IF ([.E417] &lt;= 10; 1.5;     IF ([.E417] &lt;= 17; 2.5;     IF ([.E417] &lt;= 28; 4;     IF ([.E417] &lt;= 42; 6; 10)))));  IF ([.D417] &lt;= 2;     IF ([.E417] &lt;= 1.5; 1;     IF ([.E417] &lt;= 5; 1.5;     IF ([.E417] &lt;= 8.5; 2.5;     IF ([.E417] &lt;= 14; 4;     IF ([.E417] &lt;= 21; 6; 10)))));  IF ([.D417] &lt;= 4;     IF ([.E417] &lt;= 1.5; 1;     IF ([.E417] &lt;= 2.5; 1.5;     IF ([.E417] &lt;= 4; 2.5;     IF ([.E417] &lt;= 7; 4;     IF ([.E417] &lt;= 10.5; 6; 10)))));  IF ([.D417] &lt;= 6;     IF ([.E417] &lt;= 1.5; 1.5;     IF ([.E417] &lt;= 2.5; 2.5;     IF ([.E417] &lt;= 4.5; 4;     IF ([.E417] &lt;= 7; 6; 10))));  IF ([.D417] &lt;= 10;     IF ([.E417] &lt;= 1.5; 2.5;     IF ([.E417] &lt;= 2.5; 4;     IF ([.E417] &lt;= 4; 6;     IF ([.E417] &lt;= 7; 10;     IF ([.E417] &lt;= 10.5; 16;     IF ([.E417] &lt;= 17.5; 25;     IF ([.E417] &lt;= 24; 35; 50)))))));  IF ([.D417] &lt;= 15;     IF ([.E417] &lt;= 1; 2.5;     IF ([.E417] &lt;= 1.5; 4;     IF ([.E417] &lt;= 2.5; 6;     IF ([.E417] &lt;= 4.5; 10;     IF ([.E417] &lt;= 7; 16;     IF ([.E417] &lt;= 11.5; 25;     IF ([.E417] &lt;= 16; 35; 50)))))));  IF ([.D417] &lt;= 25;     IF ([.E417] &lt;= 1; 4;     IF ([.E417] &lt;= 1.5; 6;     IF ([.E417] &lt;= 2.5; 10;     IF ([.E417] &lt;= 4; 16;     IF ([.E417] &lt;= 7; 25;     IF ([.E417] &lt;= 9.5; 35; 50))))));  IF ([.D417] &lt;= 30;     IF ([.E417] &lt;= 1; 6;     IF ([.E417] &lt;= 2; 10;     IF ([.E417] &lt;= 3.5; 16;     IF ([.E417] &lt;= 5.4; 25;     IF ([.E417] &lt;= 8; 35; 50)))));  IF ([.D417] &lt;= 40;     IF ([.E417] &lt;= 1.5; 10;     IF ([.E417] &lt;= 2.5; 16;     IF ([.E417] &lt;= 4; 25;     IF ([.E417] &lt;= 6; 35; 50))));  &quot;Way too heavy&quot; ))))))))); &quot;&quot;)"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covered-table-cell table:style-name="ce24"/>
          <table:table-cell office:value-type="string" calcext:value-type="string">
            <text:p>Масса</text:p>
          </table:table-cell>
          <table:covered-table-cell table:number-columns-repeated="2"/>
          <table:covered-table-cell table:style-name="Default"/>
          <table:covered-table-cell/>
          <table:table-cell table:number-columns-repeated="1018"/>
        </table:table-row>
        <table:table-row table:style-name="ro1">
          <table:covered-table-cell table:style-name="ce24"/>
          <table:table-cell table:number-columns-spanned="4" table:number-rows-spanned="1"/>
          <table:covered-table-cell table:number-columns-repeated="2"/>
          <table:covered-table-cell table:style-name="ce19"/>
          <table:table-cell table:formula="of:=IF(ISNUMBER([.E419]); [.E419]+Buffer; &quot;&quot;)">
            <text:p/>
          </table:table-cell>
          <table:table-cell table:formula="of:=IF(ISNUMBER([.D419]); IF ([.D419] &lt;= 1;     IF ([.E419] &lt;= 7; 1;     IF ([.E419] &lt;= 10; 1.5;     IF ([.E419] &lt;= 17; 2.5;     IF ([.E419] &lt;= 28; 4;     IF ([.E419] &lt;= 42; 6; 10)))));  IF ([.D419] &lt;= 2;     IF ([.E419] &lt;= 1.5; 1;     IF ([.E419] &lt;= 5; 1.5;     IF ([.E419] &lt;= 8.5; 2.5;     IF ([.E419] &lt;= 14; 4;     IF ([.E419] &lt;= 21; 6; 10)))));  IF ([.D419] &lt;= 4;     IF ([.E419] &lt;= 1.5; 1;     IF ([.E419] &lt;= 2.5; 1.5;     IF ([.E419] &lt;= 4; 2.5;     IF ([.E419] &lt;= 7; 4;     IF ([.E419] &lt;= 10.5; 6; 10)))));  IF ([.D419] &lt;= 6;     IF ([.E419] &lt;= 1.5; 1.5;     IF ([.E419] &lt;= 2.5; 2.5;     IF ([.E419] &lt;= 4.5; 4;     IF ([.E419] &lt;= 7; 6; 10))));  IF ([.D419] &lt;= 10;     IF ([.E419] &lt;= 1.5; 2.5;     IF ([.E419] &lt;= 2.5; 4;     IF ([.E419] &lt;= 4; 6;     IF ([.E419] &lt;= 7; 10;     IF ([.E419] &lt;= 10.5; 16;     IF ([.E419] &lt;= 17.5; 25;     IF ([.E419] &lt;= 24; 35; 50)))))));  IF ([.D419] &lt;= 15;     IF ([.E419] &lt;= 1; 2.5;     IF ([.E419] &lt;= 1.5; 4;     IF ([.E419] &lt;= 2.5; 6;     IF ([.E419] &lt;= 4.5; 10;     IF ([.E419] &lt;= 7; 16;     IF ([.E419] &lt;= 11.5; 25;     IF ([.E419] &lt;= 16; 35; 50)))))));  IF ([.D419] &lt;= 25;     IF ([.E419] &lt;= 1; 4;     IF ([.E419] &lt;= 1.5; 6;     IF ([.E419] &lt;= 2.5; 10;     IF ([.E419] &lt;= 4; 16;     IF ([.E419] &lt;= 7; 25;     IF ([.E419] &lt;= 9.5; 35; 50))))));  IF ([.D419] &lt;= 30;     IF ([.E419] &lt;= 1; 6;     IF ([.E419] &lt;= 2; 10;     IF ([.E419] &lt;= 3.5; 16;     IF ([.E419] &lt;= 5.4; 25;     IF ([.E419] &lt;= 8; 35; 50)))));  IF ([.D419] &lt;= 40;     IF ([.E419] &lt;= 1.5; 10;     IF ([.E419] &lt;= 2.5; 16;     IF ([.E419] &lt;= 4; 25;     IF ([.E419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 table:style-name="ce24"/>
          <table:table-cell table:style-name="ce2" office:value-type="string" calcext:value-type="string">
            <text:p>Реле ПТФ ‘30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19" office:value-type="float" office:value="10" calcext:value-type="float" table:number-columns-spanned="1" table:number-rows-spanned="2">
            <text:p>10.00</text:p>
          </table:table-cell>
          <table:table-cell table:style-name="ce19"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420]); [.E420]+Buffer; &quot;&quot;)" office:value-type="float" office:value="1" calcext:value-type="float" table:number-columns-spanned="1" table:number-rows-spanned="2">
            <text:p>1</text:p>
          </table:table-cell>
          <table:table-cell table:formula="of:=IF(ISNUMBER([.D420]); IF ([.D420] &lt;= 1;     IF ([.E420] &lt;= 7; 1;     IF ([.E420] &lt;= 10; 1.5;     IF ([.E420] &lt;= 17; 2.5;     IF ([.E420] &lt;= 28; 4;     IF ([.E420] &lt;= 42; 6; 10)))));  IF ([.D420] &lt;= 2;     IF ([.E420] &lt;= 1.5; 1;     IF ([.E420] &lt;= 5; 1.5;     IF ([.E420] &lt;= 8.5; 2.5;     IF ([.E420] &lt;= 14; 4;     IF ([.E420] &lt;= 21; 6; 10)))));  IF ([.D420] &lt;= 4;     IF ([.E420] &lt;= 1.5; 1;     IF ([.E420] &lt;= 2.5; 1.5;     IF ([.E420] &lt;= 4; 2.5;     IF ([.E420] &lt;= 7; 4;     IF ([.E420] &lt;= 10.5; 6; 10)))));  IF ([.D420] &lt;= 6;     IF ([.E420] &lt;= 1.5; 1.5;     IF ([.E420] &lt;= 2.5; 2.5;     IF ([.E420] &lt;= 4.5; 4;     IF ([.E420] &lt;= 7; 6; 10))));  IF ([.D420] &lt;= 10;     IF ([.E420] &lt;= 1.5; 2.5;     IF ([.E420] &lt;= 2.5; 4;     IF ([.E420] &lt;= 4; 6;     IF ([.E420] &lt;= 7; 10;     IF ([.E420] &lt;= 10.5; 16;     IF ([.E420] &lt;= 17.5; 25;     IF ([.E420] &lt;= 24; 35; 50)))))));  IF ([.D420] &lt;= 15;     IF ([.E420] &lt;= 1; 2.5;     IF ([.E420] &lt;= 1.5; 4;     IF ([.E420] &lt;= 2.5; 6;     IF ([.E420] &lt;= 4.5; 10;     IF ([.E420] &lt;= 7; 16;     IF ([.E420] &lt;= 11.5; 25;     IF ([.E420] &lt;= 16; 35; 50)))))));  IF ([.D420] &lt;= 25;     IF ([.E420] &lt;= 1; 4;     IF ([.E420] &lt;= 1.5; 6;     IF ([.E420] &lt;= 2.5; 10;     IF ([.E420] &lt;= 4; 16;     IF ([.E420] &lt;= 7; 25;     IF ([.E420] &lt;= 9.5; 35; 50))))));  IF ([.D420] &lt;= 30;     IF ([.E420] &lt;= 1; 6;     IF ([.E420] &lt;= 2; 10;     IF ([.E420] &lt;= 3.5; 16;     IF ([.E420] &lt;= 5.4; 25;     IF ([.E420] &lt;= 8; 35; 50)))));  IF ([.D420] &lt;= 40;     IF ([.E420] &lt;= 1.5; 10;     IF ([.E420] &lt;= 2.5; 16;     IF ([.E420] &lt;= 4; 25;     IF ([.E420] &lt;= 6; 35; 50))));  &quot;Way too heavy&quot; ))))))))); &quot;&quot;)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covered-table-cell table:style-name="ce24"/>
          <table:table-cell office:value-type="string" calcext:value-type="string">
            <text:p>Пред пр ‘1’, вых</text:p>
          </table:table-cell>
          <table:covered-table-cell table:number-columns-repeated="2"/>
          <table:covered-table-cell table:style-name="Default"/>
          <table:covered-table-cell/>
          <table:table-cell table:number-columns-repeated="1018"/>
        </table:table-row>
        <table:table-row table:style-name="ro1">
          <table:covered-table-cell table:style-name="ce24"/>
          <table:table-cell table:number-columns-spanned="4" table:number-rows-spanned="1"/>
          <table:covered-table-cell table:number-columns-repeated="2"/>
          <table:covered-table-cell table:style-name="ce19"/>
          <table:table-cell table:formula="of:=IF(ISNUMBER([.E422]); [.E422]+Buffer; &quot;&quot;)">
            <text:p/>
          </table:table-cell>
          <table:table-cell table:formula="of:=IF(ISNUMBER([.D422]); IF ([.D422] &lt;= 1;     IF ([.E422] &lt;= 7; 1;     IF ([.E422] &lt;= 10; 1.5;     IF ([.E422] &lt;= 17; 2.5;     IF ([.E422] &lt;= 28; 4;     IF ([.E422] &lt;= 42; 6; 10)))));  IF ([.D422] &lt;= 2;     IF ([.E422] &lt;= 1.5; 1;     IF ([.E422] &lt;= 5; 1.5;     IF ([.E422] &lt;= 8.5; 2.5;     IF ([.E422] &lt;= 14; 4;     IF ([.E422] &lt;= 21; 6; 10)))));  IF ([.D422] &lt;= 4;     IF ([.E422] &lt;= 1.5; 1;     IF ([.E422] &lt;= 2.5; 1.5;     IF ([.E422] &lt;= 4; 2.5;     IF ([.E422] &lt;= 7; 4;     IF ([.E422] &lt;= 10.5; 6; 10)))));  IF ([.D422] &lt;= 6;     IF ([.E422] &lt;= 1.5; 1.5;     IF ([.E422] &lt;= 2.5; 2.5;     IF ([.E422] &lt;= 4.5; 4;     IF ([.E422] &lt;= 7; 6; 10))));  IF ([.D422] &lt;= 10;     IF ([.E422] &lt;= 1.5; 2.5;     IF ([.E422] &lt;= 2.5; 4;     IF ([.E422] &lt;= 4; 6;     IF ([.E422] &lt;= 7; 10;     IF ([.E422] &lt;= 10.5; 16;     IF ([.E422] &lt;= 17.5; 25;     IF ([.E422] &lt;= 24; 35; 50)))))));  IF ([.D422] &lt;= 15;     IF ([.E422] &lt;= 1; 2.5;     IF ([.E422] &lt;= 1.5; 4;     IF ([.E422] &lt;= 2.5; 6;     IF ([.E422] &lt;= 4.5; 10;     IF ([.E422] &lt;= 7; 16;     IF ([.E422] &lt;= 11.5; 25;     IF ([.E422] &lt;= 16; 35; 50)))))));  IF ([.D422] &lt;= 25;     IF ([.E422] &lt;= 1; 4;     IF ([.E422] &lt;= 1.5; 6;     IF ([.E422] &lt;= 2.5; 10;     IF ([.E422] &lt;= 4; 16;     IF ([.E422] &lt;= 7; 25;     IF ([.E422] &lt;= 9.5; 35; 50))))));  IF ([.D422] &lt;= 30;     IF ([.E422] &lt;= 1; 6;     IF ([.E422] &lt;= 2; 10;     IF ([.E422] &lt;= 3.5; 16;     IF ([.E422] &lt;= 5.4; 25;     IF ([.E422] &lt;= 8; 35; 50)))));  IF ([.D422] &lt;= 40;     IF ([.E422] &lt;= 1.5; 10;     IF ([.E422] &lt;= 2.5; 16;     IF ([.E422] &lt;= 4; 25;     IF ([.E422] &lt;= 6; 35; 50))));  &quot;Way too heavy&quot; ))))))))); &quot;&quot;)">
            <text:p/>
          </table:table-cell>
          <table:table-cell table:number-columns-repeated="1017"/>
        </table:table-row>
        <table:table-row table:style-name="ro1">
          <table:covered-table-cell table:style-name="ce24"/>
          <table:table-cell table:style-name="ce2" office:value-type="string" calcext:value-type="string">
            <text:p>Реле ПТФ ‘87’</text:p>
          </table:table-cell>
          <table:table-cell office:value-type="string" calcext:value-type="string" table:number-columns-spanned="1" table:number-rows-spanned="4">
            <text:p>Фиолетовый</text:p>
          </table:table-cell>
          <table:table-cell table:style-name="ce19" office:value-type="float" office:value="10" calcext:value-type="float" table:number-columns-spanned="1" table:number-rows-spanned="4">
            <text:p>10.00</text:p>
          </table:table-cell>
          <table:table-cell table:style-name="Default" table:formula="of:=TorpedoWidth+Width+Len1+Width" office:value-type="float" office:value="5.4" calcext:value-type="float" table:number-columns-spanned="1" table:number-rows-spanned="4">
            <text:p>5.4</text:p>
          </table:table-cell>
          <table:table-cell table:formula="of:=IF(ISNUMBER([.E423]); [.E423]+Buffer; &quot;&quot;)" office:value-type="float" office:value="5.9" calcext:value-type="float" table:number-columns-spanned="1" table:number-rows-spanned="4">
            <text:p>5.9</text:p>
          </table:table-cell>
          <table:table-cell table:formula="of:=IF(ISNUMBER([.D423]); IF ([.D423] &lt;= 1;     IF ([.E423] &lt;= 7; 1;     IF ([.E423] &lt;= 10; 1.5;     IF ([.E423] &lt;= 17; 2.5;     IF ([.E423] &lt;= 28; 4;     IF ([.E423] &lt;= 42; 6; 10)))));  IF ([.D423] &lt;= 2;     IF ([.E423] &lt;= 1.5; 1;     IF ([.E423] &lt;= 5; 1.5;     IF ([.E423] &lt;= 8.5; 2.5;     IF ([.E423] &lt;= 14; 4;     IF ([.E423] &lt;= 21; 6; 10)))));  IF ([.D423] &lt;= 4;     IF ([.E423] &lt;= 1.5; 1;     IF ([.E423] &lt;= 2.5; 1.5;     IF ([.E423] &lt;= 4; 2.5;     IF ([.E423] &lt;= 7; 4;     IF ([.E423] &lt;= 10.5; 6; 10)))));  IF ([.D423] &lt;= 6;     IF ([.E423] &lt;= 1.5; 1.5;     IF ([.E423] &lt;= 2.5; 2.5;     IF ([.E423] &lt;= 4.5; 4;     IF ([.E423] &lt;= 7; 6; 10))));  IF ([.D423] &lt;= 10;     IF ([.E423] &lt;= 1.5; 2.5;     IF ([.E423] &lt;= 2.5; 4;     IF ([.E423] &lt;= 4; 6;     IF ([.E423] &lt;= 7; 10;     IF ([.E423] &lt;= 10.5; 16;     IF ([.E423] &lt;= 17.5; 25;     IF ([.E423] &lt;= 24; 35; 50)))))));  IF ([.D423] &lt;= 15;     IF ([.E423] &lt;= 1; 2.5;     IF ([.E423] &lt;= 1.5; 4;     IF ([.E423] &lt;= 2.5; 6;     IF ([.E423] &lt;= 4.5; 10;     IF ([.E423] &lt;= 7; 16;     IF ([.E423] &lt;= 11.5; 25;     IF ([.E423] &lt;= 16; 35; 50)))))));  IF ([.D423] &lt;= 25;     IF ([.E423] &lt;= 1; 4;     IF ([.E423] &lt;= 1.5; 6;     IF ([.E423] &lt;= 2.5; 10;     IF ([.E423] &lt;= 4; 16;     IF ([.E423] &lt;= 7; 25;     IF ([.E423] &lt;= 9.5; 35; 50))))));  IF ([.D423] &lt;= 30;     IF ([.E423] &lt;= 1; 6;     IF ([.E423] &lt;= 2; 10;     IF ([.E423] &lt;= 3.5; 16;     IF ([.E423] &lt;= 5.4; 25;     IF ([.E423] &lt;= 8; 35; 50)))));  IF ([.D423] &lt;= 40;     IF ([.E423] &lt;= 1.5; 10;     IF ([.E423] &lt;= 2.5; 16;     IF ([.E423] &lt;= 4; 25;     IF ([.E423] &lt;= 6; 35; 50))));  &quot;Way too heavy&quot; ))))))))); &quot;&quot;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covered-table-cell table:style-name="ce24"/>
          <table:table-cell office:value-type="string" calcext:value-type="string">
            <text:p>Выключатель ПТФ ‘лампа-2’</text:p>
          </table:table-cell>
          <table:covered-table-cell table:number-columns-repeated="2"/>
          <table:covered-table-cell table:style-name="Default"/>
          <table:covered-table-cell/>
          <table:table-cell table:number-columns-repeated="1018"/>
        </table:table-row>
        <table:table-row table:style-name="ro1">
          <table:covered-table-cell table:style-name="ce24"/>
          <table:table-cell office:value-type="string" calcext:value-type="string">
            <text:p>ПТФ левая</text:p>
          </table:table-cell>
          <table:covered-table-cell table:number-columns-repeated="2"/>
          <table:covered-table-cell table:style-name="Default"/>
          <table:covered-table-cell/>
          <table:table-cell table:number-columns-repeated="1018"/>
        </table:table-row>
        <table:table-row table:style-name="ro1">
          <table:covered-table-cell table:style-name="ce24"/>
          <table:table-cell office:value-type="string" calcext:value-type="string">
            <text:p>ПТФ правая</text:p>
          </table:table-cell>
          <table:covered-table-cell table:number-columns-repeated="2"/>
          <table:covered-table-cell table:style-name="Default"/>
          <table:covered-table-cell/>
          <table:table-cell table:number-columns-repeated="1018"/>
        </table:table-row>
        <table:table-row table:style-name="ro1" table:number-rows-repeated="10481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ring" table:style-name="ta1">
        <table:table-column table:style-name="co7" table:default-cell-style-name="Default"/>
        <table:table-row table:style-name="ro1">
          <table:table-cell/>
        </table:table-row>
      </table:table>
      <table:table table:name="Variables and notions" table:style-name="ta1">
        <table:table-column table:style-name="co8" table:default-cell-style-name="Default"/>
        <table:table-column table:style-name="co9" table:default-cell-style-name="ce19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 table:number-columns-spanned="7" table:number-rows-spanned="1">
            <text:p>Блок реле находится рядом с блоком предохранителей в кабине, у верха торпеды. Реле стартера остаётся на месте.</text:p>
          </table:table-cell>
          <table:covered-table-cell table:style-name="Default"/>
          <table:covered-table-cell table:number-columns-repeated="5"/>
        </table:table-row>
        <table:table-row table:style-name="ro1">
          <table:table-cell office:value-type="string" calcext:value-type="string">
            <text:p>Датчик спидометра и выключатель света заднего хода – берём от колодки под капотом.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Название размера</text:p>
          </table:table-cell>
          <table:table-cell table:style-name="ce24" office:value-type="string" calcext:value-type="string">
            <text:p>Длина, м</text:p>
          </table:table-cell>
          <table:table-cell table:style-name="ce24" office:value-type="string" calcext:value-type="string">
            <text:p>Обозначение</text:p>
          </table:table-cell>
          <table:table-cell table:number-columns-repeated="2"/>
          <table:table-cell table:style-name="ce24" office:value-type="string" calcext:value-type="string">
            <text:p>Обозначения в цепях</text:p>
          </table:table-cell>
          <table:table-cell table:style-name="ce24" office:value-type="string" calcext:value-type="string">
            <text:p>Значение</text:p>
          </table:table-cell>
        </table:table-row>
        <table:table-row table:style-name="ro1">
          <table:table-cell office:value-type="string" calcext:value-type="string">
            <text:p>Длина капота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Len1</text:p>
          </table:table-cell>
          <table:table-cell table:number-columns-repeated="2"/>
          <table:table-cell office:value-type="string" calcext:value-type="string">
            <text:p>На X к Y</text:p>
          </table:table-cell>
          <table:table-cell office:value-type="string" calcext:value-type="string">
            <text:p>Уходит на колодку, которая стыкуется с косой X (капот/кабина/багажник), провод уходит к потребителю Y</text:p>
          </table:table-cell>
        </table:table-row>
        <table:table-row table:style-name="ro1">
          <table:table-cell office:value-type="string" calcext:value-type="string">
            <text:p>Длина кабины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Len2</text:p>
          </table:table-cell>
          <table:table-cell table:number-columns-repeated="2"/>
          <table:table-cell office:value-type="string" calcext:value-type="string">
            <text:p>X ‘Y’</text:p>
          </table:table-cell>
          <table:table-cell office:value-type="string" calcext:value-type="string">
            <text:p>потребитель/реле/переключатель X, контакт Y</text:p>
          </table:table-cell>
        </table:table-row>
        <table:table-row table:style-name="ro1">
          <table:table-cell office:value-type="string" calcext:value-type="string">
            <text:p>Длина багажника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Len3</text:p>
          </table:table-cell>
          <table:table-cell table:number-columns-repeated="2"/>
          <table:table-cell office:value-type="string" calcext:value-type="string">
            <text:p>БПР ‘шина’</text:p>
          </table:table-cell>
          <table:table-cell office:value-type="string" calcext:value-type="string">
            <text:p>шпилька общей шины предохранителей блока предохранителей под капотом</text:p>
          </table:table-cell>
        </table:table-row>
        <table:table-row table:style-name="ro1">
          <table:table-cell office:value-type="string" calcext:value-type="string">
            <text:p>Ширина кузова</text:p>
          </table:table-cell>
          <table:table-cell office:value-type="float" office:value="1.8" calcext:value-type="float">
            <text:p>1.80</text:p>
          </table:table-cell>
          <table:table-cell office:value-type="string" calcext:value-type="string">
            <text:p>Width</text:p>
          </table:table-cell>
          <table:table-cell table:number-columns-repeated="2"/>
          <table:table-cell office:value-type="string" calcext:value-type="string">
            <text:p>БПР ‘X А’</text:p>
          </table:table-cell>
          <table:table-cell office:value-type="string" calcext:value-type="string">
            <text:p>шпилька предохранителя на X Ампер в блоке предохранителей под капотом</text:p>
          </table:table-cell>
        </table:table-row>
        <table:table-row table:style-name="ro1">
          <table:table-cell table:style-name="ce39" office:value-type="string" calcext:value-type="string">
            <text:p>Высота общая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Height</text:p>
          </table:table-cell>
          <table:table-cell table:number-columns-repeated="2"/>
          <table:table-cell office:value-type="string" calcext:value-type="string">
            <text:p>Пред X ‘Y’, Z</text:p>
          </table:table-cell>
          <table:table-cell office:value-type="string" calcext:value-type="string">
            <text:p>Блок предохранителей X (лев/прав), номер ‘Y’, контакт Z (вход/выход)</text:p>
          </table:table-cell>
        </table:table-row>
        <table:table-row table:style-name="ro1">
          <table:table-cell office:value-type="string" calcext:value-type="string">
            <text:p>Загиб провода</text:p>
          </table:table-cell>
          <table:table-cell table:style-name="Default" office:value-type="float" office:value="0.05" calcext:value-type="float">
            <text:p>0.05</text:p>
          </table:table-cell>
          <table:table-cell office:value-type="string" calcext:value-type="string">
            <text:p>Cor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лина провода вглубь торпеды (вдоль кузова)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TorpedoWid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апас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Buffer</text:p>
          </table:table-cell>
          <table:table-cell table:number-columns-repeated="4"/>
        </table:table-row>
      </table:table>
      <table:table table:name="Endpoints (incl. mid- ones)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9"/>
        <table:table-row table:style-name="ro1">
          <table:table-cell table:style-name="ce24" office:value-type="string" calcext:value-type="string" table:number-columns-spanned="3" table:number-rows-spanned="1">
            <text:p>Конечные потребители/источники</text:p>
          </table:table-cell>
          <table:covered-table-cell table:number-columns-repeated="2"/>
          <table:table-cell table:style-name="ce24" office:value-type="string" calcext:value-type="string">
            <text:p>Принадлежность косе</text:p>
          </table:table-cell>
        </table:table-row>
        <table:table-row table:style-name="ro1">
          <table:table-cell table:number-columns-spanned="1" table:number-rows-spanned="29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ce40"/>
        </table:table-row>
        <table:table-row table:style-name="ro1">
          <table:covered-table-cell/>
          <table:table-cell table:number-columns-spanned="1" table:number-rows-spanned="13"/>
          <table:table-cell office:value-type="string" calcext:value-type="string">
            <text:p>Головная фар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ТФ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овторитель поворот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уфта компрессора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ентилятор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Клаксоны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подкапотный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Генерато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Насос омывай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АКБ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Н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БП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9"/>
          <table:table-cell office:value-type="string" calcext:value-type="string">
            <text:p>Индикаторная доск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икуриватель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лафон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Лампа шкатул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печки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Обогрев заднего стекла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атафон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ополнительный сигнал торможения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Блок предохранителей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4"/>
          <table:table-cell office:value-type="string" calcext:value-type="string">
            <text:p>Фонарь задний на крыле (Л+П)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задний на крышке багажника (Л+П)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номерного знака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в багажнике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table-cell table:style-name="ce24" office:value-type="string" calcext:value-type="string" table:number-columns-spanned="3" table:number-rows-spanned="1">
            <text:p>Реле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7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3"/>
          <table:table-cell office:value-type="string" calcext:value-type="string">
            <text:p>Реле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вентилятора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муфты компрессора кондиционера</text:p>
          </table:table-cell>
          <table:table-cell table:style-name="ce41"/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Реле старте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ворников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клаксон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ерыватель поворот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аль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ближ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ПТФ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контрольных ламп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table-cell table:style-name="ce24" office:value-type="string" calcext:value-type="string" table:number-columns-spanned="3" table:number-rows-spanned="1">
            <text:p>Датчик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2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7"/>
          <table:table-cell office:value-type="string" calcext:value-type="string">
            <text:p>Датчик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t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перегрева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включения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спидомет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уровня тормозной жидкост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Датчик уровня топлива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table-cell table:style-name="ce24" office:value-type="string" calcext:value-type="string" table:number-columns-spanned="3" table:number-rows-spanned="1">
            <text:p>Кнопки/переключател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25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Выключатель света заднего ход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20"/>
          <table:table-cell office:value-type="string" calcext:value-type="string">
            <text:p>Выключатель зажига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аварийной сигнализаци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индикатора ручного тормоз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ечки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поворотников и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двор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нагревателей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ТФ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сигнала тормож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вуковых сигнал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ЦПС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лафона (дверь) – 2 шт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антенны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ЭСП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обогрева сидений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фар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кондиционера</text:p>
          </table:table-cell>
          <table:table-cell table:style-name="ce41"/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</table:table>
      <table:table table:name="Distinct wiring harness" table:style-name="ta1"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4" office:value-type="string" calcext:value-type="string">
            <text:p>Отдельные косы</text:p>
          </table:table-cell>
          <table:table-cell/>
        </table:table-row>
        <table:table-row table:style-name="ro1">
          <table:table-cell table:style-name="ce31" office:value-type="string" calcext:value-type="string">
            <text:p>Антенна</text:p>
          </table:table-cell>
          <table:table-cell/>
        </table:table-row>
        <table:table-row table:style-name="ro1">
          <table:table-cell office:value-type="string" calcext:value-type="string">
            <text:p>Дворники</text:p>
          </table:table-cell>
          <table:table-cell/>
        </table:table-row>
        <table:table-row table:style-name="ro1">
          <table:table-cell office:value-type="string" calcext:value-type="string">
            <text:p>Корректоры фар</text:p>
          </table:table-cell>
          <table:table-cell/>
        </table:table-row>
        <table:table-row table:style-name="ro1">
          <table:table-cell office:value-type="string" calcext:value-type="string">
            <text:p>Подогрев сидений</text:p>
          </table:table-cell>
          <table:table-cell/>
        </table:table-row>
        <table:table-row table:style-name="ro1">
          <table:table-cell office:value-type="string" calcext:value-type="string">
            <text:p>Колонки</text:p>
          </table:table-cell>
          <table:table-cell/>
        </table:table-row>
        <table:table-row table:style-name="ro1">
          <table:table-cell office:value-type="string" calcext:value-type="string">
            <text:p>Регулировка и подогрев зеркал</text:p>
          </table:table-cell>
          <table:table-cell/>
        </table:table-row>
        <table:table-row table:style-name="ro1">
          <table:table-cell office:value-type="string" calcext:value-type="string">
            <text:p>ЭСП</text:p>
          </table:table-cell>
          <table:table-cell/>
        </table:table-row>
        <table:table-row table:style-name="ro1">
          <table:table-cell office:value-type="string" calcext:value-type="string">
            <text:p>ЭБН</text:p>
          </table:table-cell>
          <table:table-cell/>
        </table:table-row>
        <table:table-row table:style-name="ro1">
          <table:table-cell office:value-type="string" calcext:value-type="string">
            <text:p>Кондиционер + вентилятор печки</text:p>
          </table:table-cell>
          <table:table-cell/>
        </table:table-row>
        <table:table-row table:style-name="ro1">
          <table:table-cell table:style-name="ce31" office:value-type="string" calcext:value-type="string">
            <text:p>ПТФ (передние)</text:p>
          </table:table-cell>
          <table:table-cell/>
        </table:table-row>
        <table:table-row table:style-name="ro1">
          <table:table-cell office:value-type="string" calcext:value-type="string">
            <text:p>Стартер (силовые провода)</text:p>
          </table:table-cell>
          <table:table-cell/>
        </table:table-row>
      </table:table>
      <table:named-expressions>
        <table:named-range table:name="Buffer" table:base-cell-address="$'Variables and notions'.$B$3" table:cell-range-address="$'Variables and notions'.$B$12"/>
        <table:named-range table:name="Corner" table:base-cell-address="$'Variables and notions'.$B$3" table:cell-range-address="$'Variables and notions'.$B$10"/>
        <table:named-range table:name="Height" table:base-cell-address="$'Variables and notions'.$B$3" table:cell-range-address="$'Variables and notions'.$B$9"/>
        <table:named-range table:name="Len1" table:base-cell-address="$'Variables and notions'.$B$3" table:cell-range-address="$'Variables and notions'.$B$5"/>
        <table:named-range table:name="Len2" table:base-cell-address="$'Variables and notions'.$B$3" table:cell-range-address="$'Variables and notions'.$B$6"/>
        <table:named-range table:name="Len3" table:base-cell-address="$'Variables and notions'.$B$3" table:cell-range-address="$'Variables and notions'.$B$7"/>
        <table:named-range table:name="TorpedoWidth" table:base-cell-address="$'Variables and notions'.$B$3" table:cell-range-address="$'Variables and notions'.$B$11"/>
        <table:named-range table:name="Width" table:base-cell-address="$'Variables and notions'.$B$3" table:cell-range-address="$'Variables and notions'.$B$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9">00/00/0000</text:date>, <text:time style:data-style-name="N2" text:time-value="21:02:31.369036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3:52:16.824220390</meta:creation-date>
    <dc:date>2023-04-29T23:37:27.679993222</dc:date>
    <meta:editing-duration>PT16H7M18S</meta:editing-duration>
    <meta:editing-cycles>604</meta:editing-cycles>
    <meta:generator>LibreOffice/7.1.8.1$Linux_X86_64 LibreOffice_project/10$Build-1</meta:generator>
    <meta:document-statistic meta:table-count="5" meta:cell-count="1506" meta:object-count="0"/>
  </office:meta>
</office:document-meta>
</file>